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&quot;docs-Martian Mono&quot;" svg:font-family="'&quot;docs-Martian Mono&quot;'"/>
    <style:font-face style:name="Arial" svg:font-family="Arial"/>
    <style:font-face style:name="Comfortaa" svg:font-family="Comfortaa"/>
    <style:font-face style:name="Cutive Mono" svg:font-family="'Cutive Mono'"/>
    <style:font-face style:name="Dosis" svg:font-family="Dosis"/>
    <style:font-face style:name="Google Sans Mono" svg:font-family="'Google Sans Mono'"/>
    <style:font-face style:name="Impact" svg:font-family="Impact"/>
    <style:font-face style:name="Lexend" svg:font-family="Lexend"/>
    <style:font-face style:name="Lobster" svg:font-family="Lobster"/>
    <style:font-face style:name="Major Mono Display" svg:font-family="'Major Mono Display'"/>
    <style:font-face style:name="Martian Mono" svg:font-family="'Martian Mono'"/>
    <style:font-face style:name="Overpass Mono" svg:font-family="'Overpass Mono'"/>
    <style:font-face style:name="Pacifico" svg:font-family="Pacifico"/>
    <style:font-face style:name="Roboto Mono" svg:font-family="'Roboto Mono'"/>
    <style:font-face style:name="Shadows Into Light" svg:font-family="'Shadows Into Light'"/>
    <style:font-face style:name="Spectral" svg:font-family="Spectral"/>
    <style:font-face style:name="Ubuntu Mono" svg:font-family="'Ubuntu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.65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174.36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170.84pt"/>
    </style:style>
    <style:style style:name="co8" style:family="table-column">
      <style:table-column-properties fo:break-before="auto" style:column-width="97.94pt"/>
    </style:style>
    <style:style style:name="co9" style:family="table-column">
      <style:table-column-properties fo:break-before="auto" style:column-width="4.14pt"/>
    </style:style>
    <style:style style:name="co10" style:family="table-column">
      <style:table-column-properties fo:break-before="auto" style:column-width="138.9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13.89pt"/>
    </style:style>
    <style:style style:name="co13" style:family="table-column">
      <style:table-column-properties fo:break-before="auto" style:column-width="200.69pt"/>
    </style:style>
    <style:style style:name="co14" style:family="table-column">
      <style:table-column-properties fo:break-before="auto" style:column-width="120.84pt"/>
    </style:style>
    <style:style style:name="co15" style:family="table-column">
      <style:table-column-properties fo:break-before="auto" style:column-width="35.46pt"/>
    </style:style>
    <style:style style:name="co16" style:family="table-column">
      <style:table-column-properties fo:break-before="auto" style:column-width="367.4pt"/>
    </style:style>
    <style:style style:name="co17" style:family="table-column">
      <style:table-column-properties fo:break-before="auto" style:column-width="52.1pt"/>
    </style:style>
    <style:style style:name="co18" style:family="table-column">
      <style:table-column-properties fo:break-before="auto" style:column-width="180.54pt"/>
    </style:style>
    <style:style style:name="co19" style:family="table-column">
      <style:table-column-properties fo:break-before="auto" style:column-width="113.19pt"/>
    </style:style>
    <style:style style:name="co20" style:family="table-column">
      <style:table-column-properties fo:break-before="auto" style:column-width="72.26pt"/>
    </style:style>
    <style:style style:name="co21" style:family="table-column">
      <style:table-column-properties fo:break-before="auto" style:column-width="20.86pt"/>
    </style:style>
    <style:style style:name="co22" style:family="table-column">
      <style:table-column-properties fo:break-before="auto" style:column-width="177.79pt"/>
    </style:style>
    <style:style style:name="co23" style:family="table-column">
      <style:table-column-properties fo:break-before="auto" style:column-width="42.41pt"/>
    </style:style>
    <style:style style:name="co24" style:family="table-column">
      <style:table-column-properties fo:break-before="auto" style:column-width="36.79pt"/>
    </style:style>
    <style:style style:name="co25" style:family="table-column">
      <style:table-column-properties fo:break-before="auto" style:column-width="86.85pt"/>
    </style:style>
    <style:style style:name="co26" style:family="table-column">
      <style:table-column-properties fo:break-before="auto" style:column-width="6.94pt"/>
    </style:style>
    <style:style style:name="co27" style:family="table-column">
      <style:table-column-properties fo:break-before="auto" style:column-width="15.99pt"/>
    </style:style>
    <style:style style:name="co28" style:family="table-column">
      <style:table-column-properties fo:break-before="auto" style:column-width="67.41pt"/>
    </style:style>
    <style:style style:name="co29" style:family="table-column">
      <style:table-column-properties fo:break-before="auto" style:column-width="26.39pt"/>
    </style:style>
    <style:style style:name="co30" style:family="table-column">
      <style:table-column-properties fo:break-before="auto" style:column-width="98.59pt"/>
    </style:style>
    <style:style style:name="co31" style:family="table-column">
      <style:table-column-properties fo:break-before="auto" style:column-width="23.61pt"/>
    </style:style>
    <style:style style:name="co32" style:family="table-column">
      <style:table-column-properties fo:break-before="auto" style:column-width="129.91pt"/>
    </style:style>
    <style:style style:name="co33" style:family="table-column">
      <style:table-column-properties fo:break-before="auto" style:column-width="83.34pt"/>
    </style:style>
    <style:style style:name="co34" style:family="table-column">
      <style:table-column-properties fo:break-before="auto" style:column-width="77.1pt"/>
    </style:style>
    <style:style style:name="co35" style:family="table-column">
      <style:table-column-properties fo:break-before="auto" style:column-width="107.66pt"/>
    </style:style>
    <style:style style:name="co36" style:family="table-column">
      <style:table-column-properties fo:break-before="auto" style:column-width="75pt"/>
    </style:style>
    <style:style style:name="co37" style:family="table-column">
      <style:table-column-properties fo:break-before="auto" style:column-width="143.74pt"/>
    </style:style>
    <style:style style:name="co38" style:family="table-column">
      <style:table-column-properties fo:break-before="auto" style:column-width="39.6pt"/>
    </style:style>
    <style:style style:name="co39" style:family="table-column">
      <style:table-column-properties fo:break-before="auto" style:column-width="50pt"/>
    </style:style>
    <style:style style:name="co40" style:family="table-column">
      <style:table-column-properties fo:break-before="auto" style:column-width="56.24pt"/>
    </style:style>
    <style:style style:name="co41" style:family="table-column">
      <style:table-column-properties fo:break-before="auto" style:column-width="79.14pt"/>
    </style:style>
    <style:style style:name="co42" style:family="table-column">
      <style:table-column-properties fo:break-before="auto" style:column-width="78.49pt"/>
    </style:style>
    <style:style style:name="co43" style:family="table-column">
      <style:table-column-properties fo:break-before="auto" style:column-width="18.74pt"/>
    </style:style>
    <style:style style:name="co44" style:family="table-column">
      <style:table-column-properties fo:break-before="auto" style:column-width="59.75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9.5pt" fo:break-before="auto" style:use-optimal-row-height="false"/>
    </style:style>
    <style:style style:name="ta1" style:family="table" style:master-page-name="PageStyle_5f__5f_tub_5f_">
      <style:table-properties table:display="true" style:writing-mode="lr-tb"/>
    </style:style>
    <style:style style:name="ta2" style:family="table" style:master-page-name="PageStyle_5f__5f_tea_5f_">
      <style:table-properties table:display="true" style:writing-mode="lr-tb"/>
    </style:style>
    <style:style style:name="ta3" style:family="table" style:master-page-name="PageStyle_5f__5f_town_5f_">
      <style:table-properties table:display="true" style:writing-mode="lr-tb"/>
    </style:style>
    <style:style style:name="ta4" style:family="table" style:master-page-name="PageStyle_5f__5f_toy_5f_">
      <style:table-properties table:display="true" style:writing-mode="lr-tb"/>
    </style:style>
    <style:style style:name="ta5" style:family="table" style:master-page-name="PageStyle_5f__5f_tip_5f_">
      <style:table-properties table:display="true" style:writing-mode="lr-tb"/>
    </style:style>
    <style:style style:name="ta6" style:family="table" style:master-page-name="PageStyle_5f__5f_toast_5f_">
      <style:table-properties table:display="true" style:writing-mode="lr-tb"/>
    </style:style>
    <style:style style:name="ta7" style:family="table" style:master-page-name="PageStyle_5f__5f_time_5f_">
      <style:table-properties table:display="true" style:writing-mode="lr-tb"/>
    </style:style>
    <style:style style:name="ta8" style:family="table" style:master-page-name="PageStyle_5f__5f_team_5f_">
      <style:table-properties table:display="true" style:writing-mode="lr-tb"/>
    </style:style>
    <style:style style:name="ta9" style:family="table" style:master-page-name="PageStyle_5f__5f_tap_5f_">
      <style:table-properties table:display="true" style:writing-mode="lr-tb"/>
    </style:style>
    <style:style style:name="ta10" style:family="table" style:master-page-name="PageStyle_5f__5f_touch_5f_">
      <style:table-properties table:display="true" style:writing-mode="lr-tb"/>
    </style:style>
    <style:style style:name="ta11" style:family="table" style:master-page-name="PageStyle_5f__5f_type_5f_">
      <style:table-properties table:display="true" style:writing-mode="lr-tb"/>
    </style:style>
    <style:style style:name="ta12" style:family="table" style:master-page-name="PageStyle_5f__5f_tool_5f_">
      <style:table-properties table:display="true" style:writing-mode="lr-tb"/>
    </style:style>
    <style:style style:name="ta13" style:family="table" style:master-page-name="PageStyle_5f__5f_try_5f_">
      <style:table-properties table:display="true" style:writing-mode="lr-tb"/>
    </style:style>
    <style:style style:name="ta14" style:family="table" style:master-page-name="PageStyle_5f__5f_tree_5f_">
      <style:table-properties table:display="true" style:writing-mode="lr-tb"/>
    </style:style>
    <style:style style:name="ta15" style:family="table" style:master-page-name="PageStyle_5f__5f_tunnel_5f_">
      <style:table-properties table:display="true" style:writing-mode="lr-tb"/>
    </style:style>
    <style:style style:name="ta16" style:family="table" style:master-page-name="PageStyle_5f__5f_toss_5f_">
      <style:table-properties table:display="true" style:writing-mode="lr-tb"/>
    </style:style>
    <style:style style:name="ta17" style:family="table" style:master-page-name="PageStyle_5f_Balance">
      <style:table-properties table:display="true" style:writing-mode="lr-tb"/>
    </style:style>
    <style:style style:name="ta18" style:family="table" style:master-page-name="PageStyle_5f_Currency">
      <style:table-properties table:display="true" style:writing-mode="lr-tb"/>
    </style:style>
    <style:style style:name="ta19" style:family="table" style:master-page-name="PageStyle_5f_Sheet2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e69138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e69138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ffff" fo:background-color="#e69138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93c47d" fo:background-color="#ffe599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7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omfortaa" fo:font-size="15pt" fo:font-style="normal" fo:text-shadow="none" style:text-underline-style="none" fo:font-weight="bold" style:font-size-asian="15pt" style:font-style-asian="normal" style:font-weight-asian="bold" style:font-name-complex="Comfortaa" style:font-size-complex="15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omfortaa" fo:font-size="15pt" fo:font-style="normal" fo:text-shadow="none" style:text-underline-style="none" fo:font-weight="bold" style:font-size-asian="15pt" style:font-style-asian="normal" style:font-weight-asian="bold" style:font-name-complex="Comfortaa" style:font-size-complex="15pt" style:font-style-complex="normal" style:font-weight-complex="bold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omfortaa" fo:font-size="15pt" fo:font-style="normal" fo:text-shadow="none" style:text-underline-style="none" fo:font-weight="bold" style:font-size-asian="15pt" style:font-style-asian="normal" style:font-weight-asian="bold" style:font-name-complex="Comfortaa" style:font-size-complex="15pt" style:font-style-complex="normal" style:font-weight-complex="bold"/>
    </style:style>
    <style:style style:name="ce11" style:family="table-cell" style:parent-style-name="Default">
      <style:table-cell-properties fo:border-bottom="2.49pt solid #93c47d" fo:background-color="#ffe599" style:diagonal-bl-tr="none" style:diagonal-tl-br="none" style:text-align-source="fix" style:repeat-content="false" fo:wrap-option="no-wrap" fo:border-left="2.49pt solid #00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omfortaa" fo:font-size="10pt" fo:font-style="normal" fo:text-shadow="none" style:text-underline-style="none" fo:font-weight="bold" style:font-size-asian="10pt" style:font-style-asian="normal" style:font-weight-asian="bold" style:font-name-complex="Comfortaa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omfortaa" fo:font-size="15pt" fo:font-style="normal" fo:text-shadow="none" style:text-underline-style="none" fo:font-weight="bold" style:font-size-asian="15pt" style:font-style-asian="normal" style:font-weight-asian="bold" style:font-name-complex="Comfortaa" style:font-size-complex="15pt" style:font-style-complex="normal" style:font-weight-complex="bold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omfortaa" fo:font-size="15pt" fo:font-style="normal" fo:text-shadow="none" style:text-underline-style="none" fo:font-weight="bold" style:font-size-asian="15pt" style:font-style-asian="normal" style:font-weight-asian="bold" style:font-name-complex="Comfortaa" style:font-size-complex="15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omfortaa" fo:font-size="15pt" fo:font-style="normal" fo:text-shadow="none" style:text-underline-style="none" fo:font-weight="bold" style:font-size-asian="15pt" style:font-style-asian="normal" style:font-weight-asian="bold" style:font-name-complex="Comfortaa" style:font-size-complex="15pt" style:font-style-complex="normal" style:font-weight-complex="bold"/>
    </style:style>
    <style:style style:name="ce15" style:family="table-cell" style:parent-style-name="Default">
      <style:table-cell-properties fo:border-bottom="2.49pt solid #93c47d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omfortaa" fo:font-size="10pt" fo:font-style="normal" fo:text-shadow="none" style:text-underline-style="none" fo:font-weight="bold" style:font-size-asian="10pt" style:font-style-asian="normal" style:font-weight-asian="bold" style:font-name-complex="Comfortaa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93c47d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Dosis" fo:font-size="13pt" fo:font-style="normal" fo:text-shadow="none" style:text-underline-style="none" fo:font-weight="bold" style:font-size-asian="13pt" style:font-style-asian="normal" style:font-weight-asian="bold" style:font-name-complex="Dosis" style:font-size-complex="13pt" style:font-style-complex="normal" style:font-weight-complex="bold"/>
    </style:style>
    <style:style style:name="ce1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sis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sis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sis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fo:border-bottom="2.49pt solid #93c47d" fo:background-color="#274e1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Dosis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6pt" fo:font-style="italic" fo:text-shadow="none" style:text-underline-style="none" fo:font-weight="normal" style:font-size-asian="16pt" style:font-style-asian="italic" style:font-weight-asian="normal" style:font-name-complex="Impact" style:font-size-complex="16pt" style:font-style-complex="italic" style:font-weight-complex="normal"/>
    </style:style>
    <style:style style:name="ce2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6pt" fo:font-style="italic" fo:text-shadow="none" style:text-underline-style="none" fo:font-weight="normal" style:font-size-asian="16pt" style:font-style-asian="italic" style:font-weight-asian="normal" style:font-name-complex="Impact" style:font-size-complex="16pt" style:font-style-complex="italic" style:font-weight-complex="normal"/>
    </style:style>
    <style:style style:name="ce2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7pt" fo:font-style="italic" fo:text-shadow="none" style:text-underline-style="none" fo:font-weight="normal" style:font-size-asian="17pt" style:font-style-asian="italic" style:font-weight-asian="normal" style:font-name-complex="Impact" style:font-size-complex="17pt" style:font-style-complex="italic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6pt" fo:font-style="italic" fo:text-shadow="none" style:text-underline-style="none" fo:font-weight="normal" style:font-size-asian="16pt" style:font-style-asian="italic" style:font-weight-asian="normal" style:font-name-complex="Impact" style:font-size-complex="16pt" style:font-style-complex="italic" style:font-weight-complex="normal"/>
    </style:style>
    <style:style style:name="ce26" style:family="table-cell" style:parent-style-name="Default">
      <style:table-cell-properties fo:border-bottom="2.49pt solid #93c47d" fo:background-color="#274e1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exend" fo:font-size="10pt" fo:font-style="italic" fo:text-shadow="none" style:text-underline-style="none" fo:font-weight="normal" style:font-size-asian="10pt" style:font-style-asian="italic" style:font-weight-asian="normal" style:font-name-complex="Lexend" style:font-size-complex="10pt" style:font-style-complex="italic" style:font-weight-complex="normal"/>
    </style:style>
    <style:style style:name="ce27" style:family="table-cell" style:parent-style-name="Default">
      <style:table-cell-properties fo:border-bottom="none" fo:background-color="#3c7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3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32" style:family="table-cell" style:parent-style-name="Default">
      <style:table-cell-properties fo:border-bottom="2.49pt solid #93c47d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cc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3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39" style:family="table-cell" style:parent-style-name="Default">
      <style:table-cell-properties fo:border-bottom="2.49pt solid #d5a6bd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4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background-color="#674ea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fo:border-bottom="2.49pt solid #d5a6bd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46" style:family="table-cell" style:parent-style-name="Default">
      <style:table-cell-properties fo:border-bottom="2.49pt solid #93c47d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utive Mono" fo:font-size="10pt" fo:font-style="normal" fo:text-shadow="none" style:text-underline-style="none" fo:font-weight="normal" style:font-size-asian="10pt" style:font-style-asian="normal" style:font-weight-asian="normal" style:font-name-complex="Cutive Mono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11pt" fo:font-style="normal" fo:text-shadow="none" style:text-underline-style="none" fo:font-weight="normal" style:font-size-asian="11pt" style:font-style-asian="normal" style:font-weight-asian="normal" style:font-name-complex="Overpass Mono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11pt" fo:font-style="normal" fo:text-shadow="none" style:text-underline-style="none" fo:font-weight="normal" style:font-size-asian="11pt" style:font-style-asian="normal" style:font-weight-asian="normal" style:font-name-complex="Overpass Mono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11pt" fo:font-style="normal" fo:text-shadow="none" style:text-underline-style="none" fo:font-weight="normal" style:font-size-asian="11pt" style:font-style-asian="normal" style:font-weight-asian="normal" style:font-name-complex="Overpass Mono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93c47d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11pt" fo:font-style="normal" fo:text-shadow="none" style:text-underline-style="none" fo:font-weight="normal" style:font-size-asian="11pt" style:font-style-asian="normal" style:font-weight-asian="normal" style:font-name-complex="Overpass Mono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8pt" fo:font-style="italic" fo:text-shadow="none" style:text-underline-style="none" fo:font-weight="normal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8pt" fo:font-style="italic" fo:text-shadow="none" style:text-underline-style="none" fo:font-weight="normal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8pt" fo:font-style="italic" fo:text-shadow="none" style:text-underline-style="none" fo:font-weight="normal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ce56" style:family="table-cell" style:parent-style-name="Default">
      <style:table-cell-properties fo:border-bottom="2.49pt solid #93c47d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8pt" fo:font-style="italic" fo:text-shadow="none" style:text-underline-style="none" fo:font-weight="normal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ce57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8pt" fo:font-style="italic" fo:text-shadow="none" style:text-underline-style="none" fo:font-weight="normal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ce61" style:family="table-cell" style:parent-style-name="Default">
      <style:table-cell-properties fo:border-bottom="2.49pt solid #93c47d" fo:background-color="#07376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8pt" fo:font-style="italic" fo:text-shadow="none" style:text-underline-style="none" fo:font-weight="normal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ce6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fo:border-bottom="2.49pt solid #d5a6bd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66" style:family="table-cell" style:parent-style-name="Default">
      <style:table-cell-properties fo:border-bottom="2.49pt solid #93c47d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10pt" fo:font-style="normal" fo:text-shadow="none" style:text-underline-style="none" fo:font-weight="normal" style:font-size-asian="10pt" style:font-style-asian="normal" style:font-weight-asian="normal" style:font-name-complex="Cutive Mono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6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7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fortaa" fo:font-size="15pt" fo:font-style="normal" fo:text-shadow="none" style:text-underline-style="none" fo:font-weight="normal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ce72" style:family="table-cell" style:parent-style-name="Default">
      <style:table-cell-properties fo:background-color="#93c47d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Dosis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7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name-complex="Ubuntu Mono" style:font-size-complex="9pt" style:font-style-complex="normal" style:font-weight-complex="bold"/>
    </style:style>
    <style:style style:name="ce7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name-complex="Ubuntu Mono" style:font-size-complex="9pt" style:font-style-complex="normal" style:font-weight-complex="bold"/>
    </style:style>
    <style:style style:name="ce75" style:family="table-cell" style:parent-style-name="Default">
      <style:table-cell-properties fo:border-bottom="2.49pt solid #93c47d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name-complex="Ubuntu Mono" style:font-size-complex="9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Shadows Into Light" fo:font-size="16pt" fo:font-style="normal" fo:text-shadow="none" style:text-underline-style="none" fo:font-weight="bold" style:font-size-asian="16pt" style:font-style-asian="normal" style:font-weight-asian="bold" style:font-name-complex="Shadows Into Light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Shadows Into Light" fo:font-size="17pt" fo:font-style="normal" fo:text-shadow="none" style:text-underline-style="none" fo:font-weight="bold" style:font-size-asian="17pt" style:font-style-asian="normal" style:font-weight-asian="bold" style:font-name-complex="Shadows Into Light" style:font-size-complex="17pt" style:font-style-complex="normal" style:font-weight-complex="bold"/>
    </style:style>
    <style:style style:name="ce7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Shadows Into Light" fo:font-size="17pt" fo:font-style="normal" fo:text-shadow="none" style:text-underline-style="none" fo:font-weight="bold" style:font-size-asian="17pt" style:font-style-asian="normal" style:font-weight-asian="bold" style:font-name-complex="Shadows Into Light" style:font-size-complex="17pt" style:font-style-complex="normal" style:font-weight-complex="bold"/>
    </style:style>
    <style:style style:name="ce79" style:family="table-cell" style:parent-style-name="Default">
      <style:table-cell-properties fo:border-bottom="2.49pt solid #93c47d" fo:background-color="#ffe599" style:diagonal-bl-tr="none" style:diagonal-tl-br="none" style:text-align-source="fix" style:repeat-content="false" fo:wrap-option="no-wrap" fo:border-left="none" style:direction="ltr" fo:border-right="2.49pt solid #00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Shadows Into Light" fo:font-size="9pt" fo:font-style="normal" fo:text-shadow="none" style:text-underline-style="none" fo:font-weight="bold" style:font-size-asian="9pt" style:font-style-asian="normal" style:font-weight-asian="bold" style:font-name-complex="Shadows Into Light" style:font-size-complex="9pt" style:font-style-complex="normal" style:font-weight-complex="bold"/>
    </style:style>
    <style:style style:name="ce80" style:family="table-cell" style:parent-style-name="Default">
      <style:table-cell-properties fo:border-bottom="none" fo:background-color="#e69138" style:diagonal-bl-tr="none" style:diagonal-tl-br="none" style:text-align-source="fix" style:repeat-content="false" fo:wrap-option="no-wrap" fo:border-left="none" style:direction="ltr" fo:border-right="2.49pt solid #93c47d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e69138" style:diagonal-bl-tr="none" style:diagonal-tl-br="none" style:text-align-source="fix" style:repeat-content="false" fo:wrap-option="no-wrap" fo:border-left="none" style:direction="ltr" fo:border-right="2.49pt solid #93c47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ffff" fo:background-color="#e69138" style:diagonal-bl-tr="none" style:diagonal-tl-br="none" style:text-align-source="fix" style:repeat-content="false" fo:wrap-option="no-wrap" fo:border-left="none" style:direction="ltr" fo:border-right="2.49pt solid #93c47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93c47d" fo:background-color="#ffe599" style:diagonal-bl-tr="none" style:diagonal-tl-br="none" style:text-align-source="fix" style:repeat-content="false" fo:wrap-option="no-wrap" fo:border-left="none" style:direction="ltr" fo:border-right="2.49pt solid #93c47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ffffff" fo:background-color="#000000" style:diagonal-bl-tr="none" style:diagonal-tl-br="none" style:text-align-source="value-type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pectral" fo:font-size="9pt" fo:font-style="normal" fo:text-shadow="none" style:text-underline-style="none" fo:font-weight="normal" style:font-size-asian="9pt" style:font-style-asian="normal" style:font-weight-asian="normal" style:font-name-complex="Spectral" style:font-size-complex="9pt" style:font-style-complex="normal" style:font-weight-complex="normal"/>
    </style:style>
    <style:style style:name="ce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normal" fo:text-shadow="none" style:text-underline-style="none" fo:font-weight="normal" style:font-size-asian="9pt" style:font-style-asian="normal" style:font-weight-asian="normal" style:font-name-complex="Cutive Mono" style:font-size-complex="9pt" style:font-style-complex="normal" style:font-weight-complex="normal"/>
    </style:style>
    <style:style style:name="ce8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utive Mono" fo:font-size="12pt" fo:font-style="normal" fo:text-shadow="none" style:text-underline-style="none" fo:font-weight="bold" style:font-size-asian="12pt" style:font-style-asian="normal" style:font-weight-asian="bold" style:font-name-complex="Cutive Mono" style:font-size-complex="12pt" style:font-style-complex="normal" style:font-weight-complex="bold"/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utive Mono" fo:font-size="16pt" fo:font-style="normal" fo:text-shadow="none" style:text-underline-style="none" fo:font-weight="normal" style:font-size-asian="16pt" style:font-style-asian="normal" style:font-weight-asian="normal" style:font-name-complex="Cutive Mono" style:font-size-complex="16pt" style:font-style-complex="normal" style:font-weight-complex="normal"/>
    </style:style>
    <style:style style:name="ce9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obster" fo:font-size="14pt" fo:font-style="normal" fo:text-shadow="none" style:text-underline-style="none" fo:font-weight="normal" style:font-size-asian="14pt" style:font-style-asian="normal" style:font-weight-asian="normal" style:font-name-complex="Lobster" style:font-size-complex="14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obster" fo:font-size="14pt" fo:font-style="normal" fo:text-shadow="none" style:text-underline-style="none" fo:font-weight="normal" style:font-size-asian="14pt" style:font-style-asian="normal" style:font-weight-asian="normal" style:font-name-complex="Lobster" style:font-size-complex="14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5pt" fo:font-style="normal" fo:text-shadow="none" style:text-underline-style="none" fo:font-weight="normal" style:font-size-asian="15pt" style:font-style-asian="normal" style:font-weight-asian="normal" style:font-name-complex="Impact" style:font-size-complex="15pt" style:font-style-complex="normal" style:font-weight-complex="normal"/>
    </style:style>
    <style:style style:name="ce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6pt" fo:font-style="normal" fo:text-shadow="none" style:text-underline-style="none" fo:font-weight="normal" style:font-size-asian="16pt" style:font-style-asian="normal" style:font-weight-asian="normal" style:font-name-complex="Impact" style:font-size-complex="16pt" style:font-style-complex="normal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normal" style:font-size-asian="11pt" style:font-style-asian="normal" style:font-weight-asian="normal" style:font-name-complex="Major Mono Display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2pt" fo:font-style="normal" fo:text-shadow="none" style:text-underline-style="none" fo:font-weight="normal" style:font-size-asian="12pt" style:font-style-asian="normal" style:font-weight-asian="normal" style:font-name-complex="Major Mono Display" style:font-size-complex="12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5pt" fo:font-style="normal" fo:text-shadow="none" style:text-underline-style="none" fo:font-weight="normal" style:font-size-asian="15pt" style:font-style-asian="normal" style:font-weight-asian="normal" style:font-name-complex="Major Mono Display" style:font-size-complex="15pt" style:font-style-complex="normal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12pt" fo:font-style="normal" fo:text-shadow="none" style:text-underline-style="none" fo:font-weight="normal" style:font-size-asian="12pt" style:font-style-asian="normal" style:font-weight-asian="normal" style:font-name-complex="Pacifico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13pt" fo:font-style="normal" fo:text-shadow="none" style:text-underline-style="none" fo:font-weight="normal" style:font-size-asian="13pt" style:font-style-asian="normal" style:font-weight-asian="normal" style:font-name-complex="Pacifico" style:font-size-complex="13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12pt" fo:font-style="normal" fo:text-shadow="none" style:text-underline-style="none" fo:font-weight="normal" style:font-size-asian="12pt" style:font-style-asian="normal" style:font-weight-asian="normal" style:font-name-complex="Pacifico" style:font-size-complex="12pt" style:font-style-complex="normal" style:font-weight-complex="normal"/>
    </style:style>
    <style:style style:name="ce104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no-wrap" fo:border-left="2.49pt solid #ffffff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pectral" fo:font-size="9pt" fo:font-style="normal" fo:text-shadow="none" style:text-underline-style="none" fo:font-weight="normal" style:font-size-asian="9pt" style:font-style-asian="normal" style:font-weight-asian="normal" style:font-name-complex="Spectral" style:font-size-complex="9pt" style:font-style-complex="normal" style:font-weight-complex="normal"/>
    </style:style>
    <style:style style:name="ce105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pectral" fo:font-size="9pt" fo:font-style="normal" fo:text-shadow="none" style:text-underline-style="none" fo:font-weight="normal" style:font-size-asian="9pt" style:font-style-asian="normal" style:font-weight-asian="normal" style:font-name-complex="Spectral" style:font-size-complex="9pt" style:font-style-complex="normal" style:font-weight-complex="normal"/>
    </style:style>
    <style:style style:name="ce106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pectr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Spectral" style:font-size-complex="9pt" style:font-style-complex="normal" style:font-weight-complex="normal"/>
    </style:style>
    <style:style style:name="ce107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2.49pt solid #ffffff" style:direction="ltr" fo:border-right="1.76pt solid #000000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pectral" fo:font-size="9pt" fo:font-style="normal" fo:text-shadow="none" style:text-underline-style="none" fo:font-weight="normal" style:font-size-asian="9pt" style:font-style-asian="normal" style:font-weight-asian="normal" style:font-name-complex="Spectral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16" style:family="table-cell" style:parent-style-name="Default">
      <style:table-cell-properties fo:background-color="#cc0000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3c78d8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ackground-color="#674ea7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6aa84f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e69138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73763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274e13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93c47d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3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3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4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4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normal" style:font-size-asian="8pt" style:font-style-asian="normal" style:font-weight-asian="normal" style:font-name-complex="Martian Mono" style:font-size-complex="8pt" style:font-style-complex="normal" style:font-weight-complex="normal"/>
    </style:style>
    <style:style style:name="ce14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ffffff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5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1.76pt solid #ffffff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8pt" fo:font-style="normal" fo:text-shadow="none" style:text-underline-style="none" fo:font-weight="normal" style:font-size-asian="8pt" style:font-style-asian="normal" style:font-weight-asian="normal" style:font-name-complex="Ubuntu Mono" style:font-size-complex="8pt" style:font-style-complex="normal" style:font-weight-complex="normal"/>
    </style:style>
    <style:style style:name="ce15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osis" fo:font-size="11pt" fo:font-style="normal" fo:text-shadow="none" style:text-underline-style="none" fo:font-weight="normal" style:font-size-asian="11pt" style:font-style-asian="normal" style:font-weight-asian="normal" style:font-name-complex="Dosis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osis" fo:font-size="11pt" fo:font-style="normal" fo:text-shadow="none" style:text-underline-style="none" fo:font-weight="normal" style:font-size-asian="11pt" style:font-style-asian="normal" style:font-weight-asian="normal" style:font-name-complex="Dosis" style:font-size-complex="11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osis" fo:font-size="11pt" fo:font-style="normal" fo:text-shadow="none" style:text-underline-style="none" fo:font-weight="normal" style:font-size-asian="11pt" style:font-style-asian="normal" style:font-weight-asian="normal" style:font-name-complex="Dosis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11pt" fo:font-style="normal" fo:text-shadow="none" style:text-underline-style="none" fo:font-weight="normal" style:font-size-asian="11pt" style:font-style-asian="normal" style:font-weight-asian="normal" style:font-name-complex="Overpass Mono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11pt" fo:font-style="normal" fo:text-shadow="none" style:text-underline-style="none" fo:font-weight="normal" style:font-size-asian="11pt" style:font-style-asian="normal" style:font-weight-asian="normal" style:font-name-complex="Overpass Mono" style:font-size-complex="11pt" style:font-style-complex="normal" style:font-weight-complex="normal"/>
    </style:style>
    <style:style style:name="ce15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11pt" fo:font-style="normal" fo:text-shadow="none" style:text-underline-style="none" fo:font-weight="normal" style:font-size-asian="11pt" style:font-style-asian="normal" style:font-weight-asian="normal" style:font-name-complex="Overpass Mono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osis" fo:font-size="11pt" fo:font-style="normal" fo:text-shadow="none" style:text-underline-style="none" fo:font-weight="normal" style:font-size-asian="11pt" style:font-style-asian="normal" style:font-weight-asian="normal" style:font-name-complex="Dosis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osis" fo:font-size="11pt" fo:font-style="normal" fo:text-shadow="none" style:text-underline-style="none" fo:font-weight="normal" style:font-size-asian="11pt" style:font-style-asian="normal" style:font-weight-asian="normal" style:font-name-complex="Dosis" style:font-size-complex="11pt" style:font-style-complex="normal" style:font-weight-complex="normal"/>
    </style:style>
    <style:style style:name="ce16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osis" fo:font-size="11pt" fo:font-style="normal" fo:text-shadow="none" style:text-underline-style="none" fo:font-weight="normal" style:font-size-asian="11pt" style:font-style-asian="normal" style:font-weight-asian="normal" style:font-name-complex="Dosis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oogle Sans Mono" fo:font-size="11pt" fo:font-style="normal" fo:text-shadow="none" style:text-underline-style="none" fo:font-weight="bold" style:font-size-asian="11pt" style:font-style-asian="normal" style:font-weight-asian="bold" style:font-name-complex="Google Sans Mono" style:font-size-complex="11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hadows Into Light" fo:font-size="13pt" fo:font-style="normal" fo:text-shadow="none" style:text-underline-style="none" fo:font-weight="normal" style:font-size-asian="13pt" style:font-style-asian="normal" style:font-weight-asian="normal" style:font-name-complex="Shadows Into Light" style:font-size-complex="13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Shadows Into Light" fo:font-size="16pt" fo:font-style="normal" fo:text-shadow="none" style:text-underline-style="none" fo:font-weight="bold" style:font-size-asian="16pt" style:font-style-asian="normal" style:font-weight-asian="bold" style:font-name-complex="Shadows Into Light" style:font-size-complex="16pt" style:font-style-complex="normal" style:font-weight-complex="bold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Shadows Into Light" fo:font-size="16pt" fo:font-style="normal" fo:text-shadow="none" style:text-underline-style="none" fo:font-weight="bold" style:font-size-asian="16pt" style:font-style-asian="normal" style:font-weight-asian="bold" style:font-name-complex="Shadows Into Light" style:font-size-complex="16pt" style:font-style-complex="normal" style:font-weight-complex="bold"/>
    </style:style>
    <style:style style:name="ce167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 Mono" fo:font-size="6pt" fo:font-style="normal" fo:text-shadow="none" style:text-underline-style="none" fo:font-weight="normal" style:font-size-asian="6pt" style:font-style-asian="normal" style:font-weight-asian="normal" style:font-name-complex="Ubuntu Mono" style:font-size-complex="6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hadows Into Light" fo:font-size="13pt" fo:font-style="normal" fo:text-shadow="none" style:text-underline-style="none" fo:font-weight="normal" style:font-size-asian="13pt" style:font-style-asian="normal" style:font-weight-asian="normal" style:font-name-complex="Shadows Into Light" style:font-size-complex="13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osis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osis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bold" style:font-size-asian="11pt" style:font-style-asian="normal" style:font-weight-asian="bold" style:font-name-complex="Impact" style:font-size-complex="11pt" style:font-style-complex="normal" style:font-weight-complex="bold"/>
    </style:style>
    <style:style style:name="ce1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bold" style:font-size-asian="11pt" style:font-style-asian="normal" style:font-weight-asian="bold" style:font-name-complex="Impact" style:font-size-complex="11pt" style:font-style-complex="normal" style:font-weight-complex="bold"/>
    </style:style>
    <style:style style:name="ce17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bold" style:font-size-asian="11pt" style:font-style-asian="normal" style:font-weight-asian="bold" style:font-name-complex="Impact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17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9pt" fo:font-style="normal" fo:text-shadow="none" style:text-underline-style="none" fo:font-weight="normal" style:font-size-asian="9pt" style:font-style-asian="normal" style:font-weight-asian="normal" style:font-name-complex="Impact" style:font-size-complex="9pt" style:font-style-complex="normal" style:font-weight-complex="normal"/>
    </style:style>
    <style:style style:name="ce1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9pt" fo:font-style="normal" fo:text-shadow="none" style:text-underline-style="none" fo:font-weight="normal" style:font-size-asian="9pt" style:font-style-asian="normal" style:font-weight-asian="normal" style:font-name-complex="Impact" style:font-size-complex="9pt" style:font-style-complex="normal" style:font-weight-complex="normal"/>
    </style:style>
    <style:style style:name="ce180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9pt" fo:font-style="normal" fo:text-shadow="none" style:text-underline-style="none" fo:font-weight="normal" style:font-size-asian="9pt" style:font-style-asian="normal" style:font-weight-asian="normal" style:font-name-complex="Impact" style:font-size-complex="9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9pt" fo:font-style="normal" fo:text-shadow="none" style:text-underline-style="none" fo:font-weight="normal" style:font-size-asian="9pt" style:font-style-asian="normal" style:font-weight-asian="normal" style:font-name-complex="Comfortaa" style:font-size-complex="9pt" style:font-style-complex="normal" style:font-weight-complex="normal"/>
    </style:style>
    <style:style style:name="ce1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9pt" fo:font-style="normal" fo:text-shadow="none" style:text-underline-style="none" fo:font-weight="normal" style:font-size-asian="9pt" style:font-style-asian="normal" style:font-weight-asian="normal" style:font-name-complex="Comfortaa" style:font-size-complex="9pt" style:font-style-complex="normal" style:font-weight-complex="normal"/>
    </style:style>
    <style:style style:name="ce185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9pt" fo:font-style="normal" fo:text-shadow="none" style:text-underline-style="none" fo:font-weight="normal" style:font-size-asian="9pt" style:font-style-asian="normal" style:font-weight-asian="normal" style:font-name-complex="Comfortaa" style:font-size-complex="9pt" style:font-style-complex="normal" style:font-weight-complex="normal"/>
    </style:style>
    <style:style style:name="ce1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9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190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9pt" fo:font-style="normal" fo:text-shadow="none" style:text-underline-style="none" fo:font-weight="normal" style:font-size-asian="9pt" style:font-style-asian="normal" style:font-weight-asian="normal" style:font-name-complex="Impact" style:font-size-complex="9pt" style:font-style-complex="normal" style:font-weight-complex="normal"/>
    </style:style>
    <style:style style:name="ce1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9pt" fo:font-style="normal" fo:text-shadow="none" style:text-underline-style="none" fo:font-weight="normal" style:font-size-asian="9pt" style:font-style-asian="normal" style:font-weight-asian="normal" style:font-name-complex="Impact" style:font-size-complex="9pt" style:font-style-complex="normal" style:font-weight-complex="normal"/>
    </style:style>
    <style:style style:name="ce195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9pt" fo:font-style="normal" fo:text-shadow="none" style:text-underline-style="none" fo:font-weight="normal" style:font-size-asian="9pt" style:font-style-asian="normal" style:font-weight-asian="normal" style:font-name-complex="Impact" style:font-size-complex="9pt" style:font-style-complex="normal" style:font-weight-complex="normal"/>
    </style:style>
    <style:style style:name="ce19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9pt" fo:font-style="normal" fo:text-shadow="none" style:text-underline-style="none" fo:font-weight="normal" style:font-size-asian="9pt" style:font-style-asian="normal" style:font-weight-asian="normal" style:font-name-complex="Martian Mono" style:font-size-complex="9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9pt" fo:font-style="normal" fo:text-shadow="none" style:text-underline-style="none" fo:font-weight="bold" style:font-size-asian="9pt" style:font-style-asian="normal" style:font-weight-asian="bold" style:font-name-complex="Martian Mono" style:font-size-complex="9pt" style:font-style-complex="normal" style:font-weight-complex="bold"/>
    </style:style>
    <style:style style:name="ce198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6pt" fo:font-style="normal" fo:text-shadow="none" style:text-underline-style="none" fo:font-weight="normal" style:font-size-asian="6pt" style:font-style-asian="normal" style:font-weight-asian="normal" style:font-name-complex="Martian Mono" style:font-size-complex="6pt" style:font-style-complex="normal" style:font-weight-complex="normal"/>
    </style:style>
    <style:style style:name="ce19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0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1" style:family="table-cell" style:parent-style-name="Default">
      <style:table-cell-properties fo:background-color="#cc0000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2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3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6pt" fo:font-style="normal" fo:text-shadow="none" style:text-underline-style="none" fo:font-weight="normal" style:font-size-asian="6pt" style:font-style-asian="normal" style:font-weight-asian="normal" style:font-name-complex="Martian Mono" style:font-size-complex="6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8" style:family="table-cell" style:parent-style-name="Default">
      <style:table-cell-properties fo:background-color="#f1c232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09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5" style:family="table-cell" style:parent-style-name="Default">
      <style:table-cell-properties fo:background-color="#3c78d8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6" style:family="table-cell" style:parent-style-name="Default">
      <style:table-cell-properties fo:background-color="#674ea7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7" style:family="table-cell" style:parent-style-name="Default">
      <style:table-cell-properties fo:background-color="#6aa84f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8" style:family="table-cell" style:parent-style-name="Default">
      <style:table-cell-properties fo:background-color="#e69138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19" style:family="table-cell" style:parent-style-name="Default">
      <style:table-cell-properties fo:background-color="#073763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20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22" style:family="table-cell" style:parent-style-name="Default">
      <style:table-cell-properties fo:background-color="#274e13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23" style:family="table-cell" style:parent-style-name="Default">
      <style:table-cell-properties fo:background-color="#93c47d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2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26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6pt" fo:font-style="normal" fo:text-shadow="none" style:text-underline-style="none" fo:font-weight="normal" style:font-size-asian="6pt" style:font-style-asian="normal" style:font-weight-asian="normal" style:font-name-complex="Martian Mono" style:font-size-complex="6pt" style:font-style-complex="normal" style:font-weight-complex="normal"/>
    </style:style>
    <style:style style:name="ce22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28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1.76pt double-thin #93c47d" style:border-line-width="0.51pt 0.74pt 0.51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30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3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32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7pt" fo:font-style="normal" fo:text-shadow="none" style:text-underline-style="none" fo:font-weight="bold" style:font-size-asian="7pt" style:font-style-asian="normal" style:font-weight-asian="bold" style:font-name-complex="Roboto Mono" style:font-size-complex="7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3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5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8pt" fo:font-style="normal" fo:text-shadow="none" style:text-underline-style="none" fo:font-weight="normal" style:font-size-asian="8pt" style:font-style-asian="normal" style:font-weight-asian="normal" style:font-name-complex="Impact" style:font-size-complex="8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mpact" fo:font-size="11pt" fo:font-style="normal" fo:text-shadow="none" style:text-underline-style="none" fo:font-weight="normal" style:font-size-asian="11pt" style:font-style-asian="normal" style:font-weight-asian="normal" style:font-name-complex="Impact" style:font-size-complex="11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6pt" fo:font-style="normal" fo:text-shadow="none" style:text-underline-style="none" fo:font-weight="normal" style:font-size-asian="6pt" style:font-style-asian="normal" style:font-weight-asian="normal" style:font-name-complex="Martian Mono" style:font-size-complex="6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artian Mono" fo:font-size="6pt" fo:font-style="normal" fo:text-shadow="none" style:text-underline-style="none" fo:font-weight="normal" style:font-size-asian="6pt" style:font-style-asian="normal" style:font-weight-asian="normal" style:font-name-complex="Martian Mono" style:font-size-complex="6pt" style:font-style-complex="normal" style:font-weight-complex="normal"/>
    </style:style>
    <style:style style:name="ce2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Martian Mono&quot;" fo:font-size="6pt" fo:font-style="normal" fo:text-shadow="none" style:text-underline-style="none" fo:font-weight="normal" style:font-size-asian="6pt" style:font-style-asian="normal" style:font-weight-asian="normal" style:font-name-complex="&quot;docs-Martian Mono&quot;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tub_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number-columns-repeated="996" table:default-cell-style-name="Default"/>
        <table:table-row table:style-name="ro1">
          <table:table-cell table:style-name="ce1" table:number-columns-repeated="13"/>
          <table:table-cell table:style-name="ce40"/>
          <table:table-cell table:style-name="ce1" table:number-columns-repeated="5"/>
          <table:table-cell table:style-name="ce40"/>
          <table:table-cell table:style-name="ce1" table:number-columns-repeated="8"/>
          <table:table-cell table:number-columns-repeated="996"/>
        </table:table-row>
        <table:table-row table:style-name="ro2">
          <table:table-cell table:style-name="ce1"/>
          <table:table-cell table:style-name="ce2"/>
          <table:table-cell table:style-name="ce7" table:number-columns-repeated="7"/>
          <table:table-cell table:style-name="ce16" table:number-columns-repeated="2"/>
          <table:table-cell table:style-name="ce27"/>
          <table:table-cell table:style-name="ce34"/>
          <table:table-cell table:style-name="ce41"/>
          <table:table-cell table:style-name="ce47"/>
          <table:table-cell table:style-name="ce52"/>
          <table:table-cell table:style-name="ce57"/>
          <table:table-cell table:style-name="ce52"/>
          <table:table-cell table:style-name="ce47"/>
          <table:table-cell table:style-name="ce41"/>
          <table:table-cell table:style-name="ce34"/>
          <table:table-cell table:style-name="ce27"/>
          <table:table-cell table:style-name="ce16" table:number-columns-repeated="2"/>
          <table:table-cell table:style-name="ce7" table:number-columns-repeated="2"/>
          <table:table-cell table:style-name="ce80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8" office:value-type="string" calcext:value-type="string">
            <text:p>t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r</text:p>
          </table:table-cell>
          <table:table-cell table:style-name="ce17" office:value-type="string" calcext:value-type="string">
            <text:p>~&lt;signal&gt;</text:p>
          </table:table-cell>
          <table:table-cell table:style-name="ce22" office:value-type="float" office:value="5047" calcext:value-type="float">
            <text:p>5047</text:p>
          </table:table-cell>
          <table:table-cell table:style-name="ce28" office:value-type="float" office:value="47" calcext:value-type="float">
            <text:p>47</text:p>
          </table:table-cell>
          <table:table-cell table:style-name="ce35" office:value-type="string" calcext:value-type="string">
            <text:p>First Section</text:p>
          </table:table-cell>
          <table:table-cell table:style-name="ce42" office:value-type="string" calcext:value-type="string">
            <text:p>.a</text:p>
          </table:table-cell>
          <table:table-cell table:style-name="ce48" office:value-type="string" calcext:value-type="string">
            <text:p>thoughOption50</text:p>
          </table:table-cell>
          <table:table-cell table:style-name="ce53" office:value-type="string" calcext:value-type="string">
            <text:p>dev.messagename</text:p>
          </table:table-cell>
          <table:table-cell table:style-name="ce58"/>
          <table:table-cell table:style-name="ce53" office:value-type="string" calcext:value-type="string">
            <text:p>dev.entershow</text:p>
          </table:table-cell>
          <table:table-cell table:style-name="ce48" office:value-type="string" calcext:value-type="string">
            <text:p>headWheels42</text:p>
          </table:table-cell>
          <table:table-cell table:style-name="ce62" office:value-type="string" calcext:value-type="string">
            <text:p>.b</text:p>
          </table:table-cell>
          <table:table-cell table:style-name="ce35" office:value-type="string" calcext:value-type="string">
            <text:p>Third Particle</text:p>
          </table:table-cell>
          <table:table-cell table:style-name="ce68" office:value-type="float" office:value="48" calcext:value-type="float">
            <text:p>48</text:p>
          </table:table-cell>
          <table:table-cell table:style-name="ce22" office:value-type="float" office:value="4248" calcext:value-type="float">
            <text:p>4248</text:p>
          </table:table-cell>
          <table:table-cell table:style-name="ce72" office:value-type="string" calcext:value-type="string">
            <text:p>~&lt;task&gt;</text:p>
          </table:table-cell>
          <table:table-cell table:style-name="ce73" office:value-type="string" calcext:value-type="string">
            <text:p>GNU General Public License v3.0</text:p>
          </table:table-cell>
          <table:table-cell table:style-name="ce76" office:value-type="string" calcext:value-type="string">
            <text:p>Bracket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64" calcext:value-type="float">
            <text:p>164</text:p>
          </table:table-cell>
          <table:table-cell table:style-name="ce18" office:value-type="string" calcext:value-type="string">
            <text:p>~&lt;jungle&gt;</text:p>
          </table:table-cell>
          <table:table-cell table:style-name="ce23" office:value-type="float" office:value="4963" calcext:value-type="float">
            <text:p>4963</text:p>
          </table:table-cell>
          <table:table-cell table:style-name="ce29" office:value-type="float" office:value="63" calcext:value-type="float">
            <text:p>63</text:p>
          </table:table-cell>
          <table:table-cell table:style-name="ce36" office:value-type="string" calcext:value-type="string">
            <text:p>Modern Solution</text:p>
          </table:table-cell>
          <table:table-cell table:style-name="ce43" office:value-type="string" calcext:value-type="string">
            <text:p>1.1</text:p>
          </table:table-cell>
          <table:table-cell table:style-name="ce48" office:value-type="string" calcext:value-type="string">
            <text:p>proFashions49</text:p>
          </table:table-cell>
          <table:table-cell table:style-name="ce53" office:value-type="string" calcext:value-type="string">
            <text:p>dev.drinkorganic</text:p>
          </table:table-cell>
          <table:table-cell table:style-name="ce59"/>
          <table:table-cell table:style-name="ce53" office:value-type="string" calcext:value-type="string">
            <text:p>dev.proveinvert</text:p>
          </table:table-cell>
          <table:table-cell table:style-name="ce48" office:value-type="string" calcext:value-type="string">
            <text:p>noTitle29</text:p>
          </table:table-cell>
          <table:table-cell table:style-name="ce63" office:value-type="string" calcext:value-type="string">
            <text:p>1.2</text:p>
          </table:table-cell>
          <table:table-cell table:style-name="ce67" office:value-type="string" calcext:value-type="string">
            <text:p>Cloud Computer</text:p>
          </table:table-cell>
          <table:table-cell table:style-name="ce69" office:value-type="float" office:value="56" calcext:value-type="float">
            <text:p>56</text:p>
          </table:table-cell>
          <table:table-cell table:style-name="ce23" office:value-type="float" office:value="2956" calcext:value-type="float">
            <text:p>2956</text:p>
          </table:table-cell>
          <table:table-cell table:style-name="ce19" office:value-type="string" calcext:value-type="string">
            <text:p>~&lt;entrepreneur&gt;</text:p>
          </table:table-cell>
          <table:table-cell table:style-name="ce74"/>
          <table:table-cell table:style-name="ce77" office:value-type="string" calcext:value-type="string">
            <text:p>Equal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65" calcext:value-type="float">
            <text:p>165</text:p>
          </table:table-cell>
          <table:table-cell table:style-name="ce19" office:value-type="string" calcext:value-type="string">
            <text:p>~&lt;coach&gt;</text:p>
          </table:table-cell>
          <table:table-cell table:style-name="ce23" office:value-type="float" office:value="5864" calcext:value-type="float">
            <text:p>5864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string" calcext:value-type="string">
            <text:p>Housing Industry</text:p>
          </table:table-cell>
          <table:table-cell table:style-name="ce44" office:value-type="string" calcext:value-type="string">
            <text:p>2.1</text:p>
          </table:table-cell>
          <table:table-cell table:style-name="ce49" office:value-type="string" calcext:value-type="string">
            <text:p>cupSlateNumber58</text:p>
          </table:table-cell>
          <table:table-cell table:style-name="ce54" office:value-type="string" calcext:value-type="string">
            <text:p>dev.quickfire</text:p>
          </table:table-cell>
          <table:table-cell table:style-name="ce60"/>
          <table:table-cell table:style-name="ce54" office:value-type="string" calcext:value-type="string">
            <text:p>dev.openroot</text:p>
          </table:table-cell>
          <table:table-cell table:style-name="ce49" office:value-type="string" calcext:value-type="string">
            <text:p>gripRightButton55</text:p>
          </table:table-cell>
          <table:table-cell table:style-name="ce64" office:value-type="string" calcext:value-type="string">
            <text:p>2.2</text:p>
          </table:table-cell>
          <table:table-cell table:style-name="ce38" office:value-type="string" calcext:value-type="string">
            <text:p>Computer Assignment</text:p>
          </table:table-cell>
          <table:table-cell table:style-name="ce70" office:value-type="float" office:value="73" calcext:value-type="float">
            <text:p>73</text:p>
          </table:table-cell>
          <table:table-cell table:style-name="ce23" office:value-type="float" office:value="5573" calcext:value-type="float">
            <text:p>5573</text:p>
          </table:table-cell>
          <table:table-cell table:style-name="ce19" office:value-type="string" calcext:value-type="string">
            <text:p>~&lt;master&gt;</text:p>
          </table:table-cell>
          <table:table-cell table:style-name="ce74" office:value-type="string" calcext:value-type="string">
            <text:p>Mozilla Public License 2.0</text:p>
          </table:table-cell>
          <table:table-cell table:style-name="ce77" office:value-type="string" calcext:value-type="string">
            <text:p>Static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0" calcext:value-type="float">
            <text:p>1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14" calcext:value-type="float">
            <text:p>114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66" calcext:value-type="float">
            <text:p>166</text:p>
          </table:table-cell>
          <table:table-cell table:style-name="ce19" office:value-type="string" calcext:value-type="string">
            <text:p>~&lt;matter&gt;</text:p>
          </table:table-cell>
          <table:table-cell table:style-name="ce23" office:value-type="float" office:value="6654" calcext:value-type="float">
            <text:p>6654</text:p>
          </table:table-cell>
          <table:table-cell table:style-name="ce30" office:value-type="float" office:value="54" calcext:value-type="float">
            <text:p>54</text:p>
          </table:table-cell>
          <table:table-cell table:style-name="ce37" office:value-type="string" calcext:value-type="string">
            <text:p>Research Science</text:p>
          </table:table-cell>
          <table:table-cell table:style-name="ce44" office:value-type="string" calcext:value-type="string">
            <text:p>3.1</text:p>
          </table:table-cell>
          <table:table-cell table:style-name="ce49" office:value-type="string" calcext:value-type="string">
            <text:p>mathematicalMatter66</text:p>
          </table:table-cell>
          <table:table-cell table:style-name="ce54" office:value-type="string" calcext:value-type="string">
            <text:p>dev.rankodd</text:p>
          </table:table-cell>
          <table:table-cell table:style-name="ce60"/>
          <table:table-cell table:style-name="ce54" office:value-type="string" calcext:value-type="string">
            <text:p>dev.primefold</text:p>
          </table:table-cell>
          <table:table-cell table:style-name="ce49" office:value-type="string" calcext:value-type="string">
            <text:p>pocketAccount51</text:p>
          </table:table-cell>
          <table:table-cell table:style-name="ce64" office:value-type="string" calcext:value-type="string">
            <text:p>3.2</text:p>
          </table:table-cell>
          <table:table-cell table:style-name="ce38" office:value-type="string" calcext:value-type="string">
            <text:p>Minimum Technology</text:p>
          </table:table-cell>
          <table:table-cell table:style-name="ce70" office:value-type="float" office:value="75" calcext:value-type="float">
            <text:p>75</text:p>
          </table:table-cell>
          <table:table-cell table:style-name="ce23" office:value-type="float" office:value="5175" calcext:value-type="float">
            <text:p>5175</text:p>
          </table:table-cell>
          <table:table-cell table:style-name="ce19" office:value-type="string" calcext:value-type="string">
            <text:p>~&lt;account&gt;</text:p>
          </table:table-cell>
          <table:table-cell table:style-name="ce74" office:value-type="string" calcext:value-type="string">
            <text:p>The Unlicense</text:p>
          </table:table-cell>
          <table:table-cell table:style-name="ce77" office:value-type="string" calcext:value-type="string">
            <text:p>Doubt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67" calcext:value-type="float">
            <text:p>167</text:p>
          </table:table-cell>
          <table:table-cell table:style-name="ce19" office:value-type="string" calcext:value-type="string">
            <text:p>~&lt;rapid&gt;</text:p>
          </table:table-cell>
          <table:table-cell table:style-name="ce23" office:value-type="float" office:value="8164" calcext:value-type="float">
            <text:p>8164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string" calcext:value-type="string">
            <text:p>Create Advertisement</text:p>
          </table:table-cell>
          <table:table-cell table:style-name="ce44" office:value-type="string" calcext:value-type="string">
            <text:p>4.1</text:p>
          </table:table-cell>
          <table:table-cell table:style-name="ce49" office:value-type="string" calcext:value-type="string">
            <text:p>notNecessarilyADream81</text:p>
          </table:table-cell>
          <table:table-cell table:style-name="ce54" office:value-type="string" calcext:value-type="string">
            <text:p>dev.drinkorganic</text:p>
          </table:table-cell>
          <table:table-cell table:style-name="ce60"/>
          <table:table-cell table:style-name="ce54" office:value-type="string" calcext:value-type="string">
            <text:p>dev.proveinvert</text:p>
          </table:table-cell>
          <table:table-cell table:style-name="ce49" office:value-type="string" calcext:value-type="string">
            <text:p>stepTwoSuccess60</text:p>
          </table:table-cell>
          <table:table-cell table:style-name="ce64" office:value-type="string" calcext:value-type="string">
            <text:p>4.2</text:p>
          </table:table-cell>
          <table:table-cell table:style-name="ce38" office:value-type="string" calcext:value-type="string">
            <text:p>Innovative Idea</text:p>
          </table:table-cell>
          <table:table-cell table:style-name="ce70" office:value-type="float" office:value="46" calcext:value-type="float">
            <text:p>46</text:p>
          </table:table-cell>
          <table:table-cell table:style-name="ce23" office:value-type="float" office:value="6046" calcext:value-type="float">
            <text:p>6046</text:p>
          </table:table-cell>
          <table:table-cell table:style-name="ce19" office:value-type="string" calcext:value-type="string">
            <text:p>~&lt;process&gt;</text:p>
          </table:table-cell>
          <table:table-cell table:style-name="ce74"/>
          <table:table-cell table:style-name="ce77" office:value-type="string" calcext:value-type="string">
            <text:p>Main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2" calcext:value-type="float">
            <text:p>1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16" calcext:value-type="float">
            <text:p>116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68" calcext:value-type="float">
            <text:p>168</text:p>
          </table:table-cell>
          <table:table-cell table:style-name="ce19" office:value-type="string" calcext:value-type="string">
            <text:p>~&lt;library&gt;</text:p>
          </table:table-cell>
          <table:table-cell table:style-name="ce23" office:value-type="float" office:value="3370" calcext:value-type="float">
            <text:p>3370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string" calcext:value-type="string">
            <text:p>Company Formation</text:p>
          </table:table-cell>
          <table:table-cell table:style-name="ce44" office:value-type="string" calcext:value-type="string">
            <text:p>5.1</text:p>
          </table:table-cell>
          <table:table-cell table:style-name="ce49" office:value-type="string" calcext:value-type="string">
            <text:p>sortByMe33</text:p>
          </table:table-cell>
          <table:table-cell table:style-name="ce54" office:value-type="string" calcext:value-type="string">
            <text:p>dev.drinkorganic</text:p>
          </table:table-cell>
          <table:table-cell table:style-name="ce60"/>
          <table:table-cell table:style-name="ce54" office:value-type="string" calcext:value-type="string">
            <text:p>dev.proveinvert</text:p>
          </table:table-cell>
          <table:table-cell table:style-name="ce49" office:value-type="string" calcext:value-type="string">
            <text:p>bringNow34</text:p>
          </table:table-cell>
          <table:table-cell table:style-name="ce64" office:value-type="string" calcext:value-type="string">
            <text:p>5.2</text:p>
          </table:table-cell>
          <table:table-cell table:style-name="ce38" office:value-type="string" calcext:value-type="string">
            <text:p>Capital Investment</text:p>
          </table:table-cell>
          <table:table-cell table:style-name="ce70" office:value-type="float" office:value="64" calcext:value-type="float">
            <text:p>64</text:p>
          </table:table-cell>
          <table:table-cell table:style-name="ce23" office:value-type="float" office:value="3464" calcext:value-type="float">
            <text:p>3464</text:p>
          </table:table-cell>
          <table:table-cell table:style-name="ce19" office:value-type="string" calcext:value-type="string">
            <text:p>~&lt;program&gt;</text:p>
          </table:table-cell>
          <table:table-cell table:style-name="ce74" office:value-type="string" calcext:value-type="string">
            <text:p>Eclipse Public License 2.0</text:p>
          </table:table-cell>
          <table:table-cell table:style-name="ce77" office:value-type="string" calcext:value-type="string">
            <text:p>Text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3" calcext:value-type="float">
            <text:p>13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69" calcext:value-type="float">
            <text:p>169</text:p>
          </table:table-cell>
          <table:table-cell table:style-name="ce19" office:value-type="string" calcext:value-type="string">
            <text:p>~&lt;finance&gt;</text:p>
          </table:table-cell>
          <table:table-cell table:style-name="ce23" office:value-type="float" office:value="3458" calcext:value-type="float">
            <text:p>3458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string" calcext:value-type="string">
            <text:p>Resource Manager</text:p>
          </table:table-cell>
          <table:table-cell table:style-name="ce44" office:value-type="string" calcext:value-type="string">
            <text:p>6.1</text:p>
          </table:table-cell>
          <table:table-cell table:style-name="ce49" office:value-type="string" calcext:value-type="string">
            <text:p>iThinkCave34</text:p>
          </table:table-cell>
          <table:table-cell table:style-name="ce54" office:value-type="string" calcext:value-type="string">
            <text:p>dev.quickfire</text:p>
          </table:table-cell>
          <table:table-cell table:style-name="ce60"/>
          <table:table-cell table:style-name="ce54" office:value-type="string" calcext:value-type="string">
            <text:p>dev.openroot</text:p>
          </table:table-cell>
          <table:table-cell table:style-name="ce49" office:value-type="string" calcext:value-type="string">
            <text:p>iCanCreate33</text:p>
          </table:table-cell>
          <table:table-cell table:style-name="ce64" office:value-type="string" calcext:value-type="string">
            <text:p>6.2</text:p>
          </table:table-cell>
          <table:table-cell table:style-name="ce38" office:value-type="string" calcext:value-type="string">
            <text:p>Business Dealing</text:p>
          </table:table-cell>
          <table:table-cell table:style-name="ce70" office:value-type="float" office:value="60" calcext:value-type="float">
            <text:p>60</text:p>
          </table:table-cell>
          <table:table-cell table:style-name="ce23" office:value-type="float" office:value="3360" calcext:value-type="float">
            <text:p>3360</text:p>
          </table:table-cell>
          <table:table-cell table:style-name="ce19" office:value-type="string" calcext:value-type="string">
            <text:p>~&lt;magazine&gt;</text:p>
          </table:table-cell>
          <table:table-cell table:style-name="ce74" office:value-type="string" calcext:value-type="string">
            <text:p>MIT License</text:p>
          </table:table-cell>
          <table:table-cell table:style-name="ce77" office:value-type="string" calcext:value-type="string">
            <text:p>Able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4" calcext:value-type="float">
            <text:p>1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18" calcext:value-type="float">
            <text:p>118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70" calcext:value-type="float">
            <text:p>170</text:p>
          </table:table-cell>
          <table:table-cell table:style-name="ce19" office:value-type="string" calcext:value-type="string">
            <text:p>~&lt;format&gt;</text:p>
          </table:table-cell>
          <table:table-cell table:style-name="ce23" office:value-type="float" office:value="2629" calcext:value-type="float">
            <text:p>2629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string" calcext:value-type="string">
            <text:p>New Game</text:p>
          </table:table-cell>
          <table:table-cell table:style-name="ce44" office:value-type="string" calcext:value-type="string">
            <text:p>7.1</text:p>
          </table:table-cell>
          <table:table-cell table:style-name="ce49" office:value-type="string" calcext:value-type="string">
            <text:p>cyanIDE26</text:p>
          </table:table-cell>
          <table:table-cell table:style-name="ce54" office:value-type="string" calcext:value-type="string">
            <text:p>dev.rankodd</text:p>
          </table:table-cell>
          <table:table-cell table:style-name="ce60"/>
          <table:table-cell table:style-name="ce54" office:value-type="string" calcext:value-type="string">
            <text:p>dev.primefold</text:p>
          </table:table-cell>
          <table:table-cell table:style-name="ce49" office:value-type="string" calcext:value-type="string">
            <text:p>receptionIST45</text:p>
          </table:table-cell>
          <table:table-cell table:style-name="ce64" office:value-type="string" calcext:value-type="string">
            <text:p>7.2</text:p>
          </table:table-cell>
          <table:table-cell table:style-name="ce38" office:value-type="string" calcext:value-type="string">
            <text:p>Dash Board</text:p>
          </table:table-cell>
          <table:table-cell table:style-name="ce70" office:value-type="float" office:value="32" calcext:value-type="float">
            <text:p>32</text:p>
          </table:table-cell>
          <table:table-cell table:style-name="ce23" office:value-type="float" office:value="4532" calcext:value-type="float">
            <text:p>4532</text:p>
          </table:table-cell>
          <table:table-cell table:style-name="ce19" office:value-type="string" calcext:value-type="string">
            <text:p>~&lt;skill&gt;</text:p>
          </table:table-cell>
          <table:table-cell table:style-name="ce74"/>
          <table:table-cell table:style-name="ce77" office:value-type="string" calcext:value-type="string">
            <text:p>See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5" calcext:value-type="float">
            <text:p>15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71" calcext:value-type="float">
            <text:p>171</text:p>
          </table:table-cell>
          <table:table-cell table:style-name="ce19"/>
          <table:table-cell table:style-name="ce23" office:value-type="float" office:value="5838" calcext:value-type="float">
            <text:p>5838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string" calcext:value-type="string">
            <text:p>Tiffin Time</text:p>
          </table:table-cell>
          <table:table-cell table:style-name="ce44" office:value-type="string" calcext:value-type="string">
            <text:p>8.1</text:p>
          </table:table-cell>
          <table:table-cell table:style-name="ce49" office:value-type="string" calcext:value-type="string">
            <text:p>doItAllRedeemed58</text:p>
          </table:table-cell>
          <table:table-cell table:style-name="ce54" office:value-type="string" calcext:value-type="string">
            <text:p>dev.crosssum</text:p>
          </table:table-cell>
          <table:table-cell table:style-name="ce60"/>
          <table:table-cell table:style-name="ce54" office:value-type="string" calcext:value-type="string">
            <text:p>dev.rendernoon</text:p>
          </table:table-cell>
          <table:table-cell table:style-name="ce49" office:value-type="string" calcext:value-type="string">
            <text:p>byTheFormerMedal65</text:p>
          </table:table-cell>
          <table:table-cell table:style-name="ce64" office:value-type="string" calcext:value-type="string">
            <text:p>8.2</text:p>
          </table:table-cell>
          <table:table-cell table:style-name="ce38" office:value-type="string" calcext:value-type="string">
            <text:p>Book Keeping</text:p>
          </table:table-cell>
          <table:table-cell table:style-name="ce70" office:value-type="float" office:value="44" calcext:value-type="float">
            <text:p>44</text:p>
          </table:table-cell>
          <table:table-cell table:style-name="ce23" office:value-type="float" office:value="6544" calcext:value-type="float">
            <text:p>6544</text:p>
          </table:table-cell>
          <table:table-cell table:style-name="ce19"/>
          <table:table-cell table:style-name="ce74"/>
          <table:table-cell table:style-name="ce77" office:value-type="string" calcext:value-type="string">
            <text:p>An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20" calcext:value-type="float">
            <text:p>120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72" calcext:value-type="float">
            <text:p>172</text:p>
          </table:table-cell>
          <table:table-cell table:style-name="ce19"/>
          <table:table-cell table:style-name="ce23" office:value-type="float" office:value="4346" calcext:value-type="float">
            <text:p>4346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string" calcext:value-type="string">
            <text:p>Public Place</text:p>
          </table:table-cell>
          <table:table-cell table:style-name="ce44" office:value-type="string" calcext:value-type="string">
            <text:p>9.1</text:p>
          </table:table-cell>
          <table:table-cell table:style-name="ce49" office:value-type="string" calcext:value-type="string">
            <text:p>budBusBucket43</text:p>
          </table:table-cell>
          <table:table-cell table:style-name="ce54" office:value-type="string" calcext:value-type="string">
            <text:p>dev.crosssum</text:p>
          </table:table-cell>
          <table:table-cell table:style-name="ce60"/>
          <table:table-cell table:style-name="ce54" office:value-type="string" calcext:value-type="string">
            <text:p>dev.rendernoon</text:p>
          </table:table-cell>
          <table:table-cell table:style-name="ce49" office:value-type="string" calcext:value-type="string">
            <text:p>stickerBalance52</text:p>
          </table:table-cell>
          <table:table-cell table:style-name="ce64" office:value-type="string" calcext:value-type="string">
            <text:p>9.2</text:p>
          </table:table-cell>
          <table:table-cell table:style-name="ce38" office:value-type="string" calcext:value-type="string">
            <text:p>Commodity Market</text:p>
          </table:table-cell>
          <table:table-cell table:style-name="ce70" office:value-type="float" office:value="61" calcext:value-type="float">
            <text:p>61</text:p>
          </table:table-cell>
          <table:table-cell table:style-name="ce23" office:value-type="float" office:value="5261" calcext:value-type="float">
            <text:p>5261</text:p>
          </table:table-cell>
          <table:table-cell table:style-name="ce19"/>
          <table:table-cell table:style-name="ce74"/>
          <table:table-cell table:style-name="ce77" office:value-type="string" calcext:value-type="string">
            <text:p>Pi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7" calcext:value-type="float">
            <text:p>1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73" calcext:value-type="float">
            <text:p>173</text:p>
          </table:table-cell>
          <table:table-cell table:style-name="ce19"/>
          <table:table-cell table:style-name="ce23" office:value-type="float" office:value="3841" calcext:value-type="float">
            <text:p>3841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string" calcext:value-type="string">
            <text:p>Note Exchange</text:p>
          </table:table-cell>
          <table:table-cell table:style-name="ce44" office:value-type="string" calcext:value-type="string">
            <text:p>10.1</text:p>
          </table:table-cell>
          <table:table-cell table:style-name="ce49" office:value-type="string" calcext:value-type="string">
            <text:p>eyeExamineE38</text:p>
          </table:table-cell>
          <table:table-cell table:style-name="ce54" office:value-type="string" calcext:value-type="string">
            <text:p>dev.crosssum</text:p>
          </table:table-cell>
          <table:table-cell table:style-name="ce60"/>
          <table:table-cell table:style-name="ce54" office:value-type="string" calcext:value-type="string">
            <text:p>dev.rendernoon</text:p>
          </table:table-cell>
          <table:table-cell table:style-name="ce49" office:value-type="string" calcext:value-type="string">
            <text:p>mealBoat31</text:p>
          </table:table-cell>
          <table:table-cell table:style-name="ce64" office:value-type="string" calcext:value-type="string">
            <text:p>10.2</text:p>
          </table:table-cell>
          <table:table-cell table:style-name="ce38" office:value-type="string" calcext:value-type="string">
            <text:p>Secure Energy</text:p>
          </table:table-cell>
          <table:table-cell table:style-name="ce70" office:value-type="float" office:value="47" calcext:value-type="float">
            <text:p>47</text:p>
          </table:table-cell>
          <table:table-cell table:style-name="ce23" office:value-type="float" office:value="3147" calcext:value-type="float">
            <text:p>3147</text:p>
          </table:table-cell>
          <table:table-cell table:style-name="ce19"/>
          <table:table-cell table:style-name="ce74"/>
          <table:table-cell table:style-name="ce77" office:value-type="string" calcext:value-type="string">
            <text:p>Arc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22" calcext:value-type="float">
            <text:p>122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74" calcext:value-type="float">
            <text:p>174</text:p>
          </table:table-cell>
          <table:table-cell table:style-name="ce19"/>
          <table:table-cell table:style-name="ce23" office:value-type="float" office:value="4651" calcext:value-type="float">
            <text:p>4651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string" calcext:value-type="string">
            <text:p>Home Ceremony</text:p>
          </table:table-cell>
          <table:table-cell table:style-name="ce44" office:value-type="string" calcext:value-type="string">
            <text:p>11.1</text:p>
          </table:table-cell>
          <table:table-cell table:style-name="ce49" office:value-type="string" calcext:value-type="string">
            <text:p>noMoreRole46</text:p>
          </table:table-cell>
          <table:table-cell table:style-name="ce54" office:value-type="string" calcext:value-type="string">
            <text:p>dev.crosssum</text:p>
          </table:table-cell>
          <table:table-cell table:style-name="ce60"/>
          <table:table-cell table:style-name="ce54" office:value-type="string" calcext:value-type="string">
            <text:p>dev.rendernoon</text:p>
          </table:table-cell>
          <table:table-cell table:style-name="ce49" office:value-type="string" calcext:value-type="string">
            <text:p>ourGrandsCape51</text:p>
          </table:table-cell>
          <table:table-cell table:style-name="ce64" office:value-type="string" calcext:value-type="string">
            <text:p>11.2</text:p>
          </table:table-cell>
          <table:table-cell table:style-name="ce38" office:value-type="string" calcext:value-type="string">
            <text:p>Health Grid</text:p>
          </table:table-cell>
          <table:table-cell table:style-name="ce70" office:value-type="float" office:value="37" calcext:value-type="float">
            <text:p>37</text:p>
          </table:table-cell>
          <table:table-cell table:style-name="ce23" office:value-type="float" office:value="5137" calcext:value-type="float">
            <text:p>5137</text:p>
          </table:table-cell>
          <table:table-cell table:style-name="ce19"/>
          <table:table-cell table:style-name="ce74"/>
          <table:table-cell table:style-name="ce77" office:value-type="string" calcext:value-type="string">
            <text:p>Go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75" calcext:value-type="float">
            <text:p>175</text:p>
          </table:table-cell>
          <table:table-cell table:style-name="ce19"/>
          <table:table-cell table:style-name="ce23" office:value-type="float" office:value="9327" calcext:value-type="float">
            <text:p>9327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string" calcext:value-type="string">
            <text:p>So Sure</text:p>
          </table:table-cell>
          <table:table-cell table:style-name="ce44" office:value-type="string" calcext:value-type="string">
            <text:p>12.1</text:p>
          </table:table-cell>
          <table:table-cell table:style-name="ce49" office:value-type="string" calcext:value-type="string">
            <text:p>leafOfCorianderRecipient93</text:p>
          </table:table-cell>
          <table:table-cell table:style-name="ce54" office:value-type="string" calcext:value-type="string">
            <text:p>dev.crosssum</text:p>
          </table:table-cell>
          <table:table-cell table:style-name="ce60"/>
          <table:table-cell table:style-name="ce54" office:value-type="string" calcext:value-type="string">
            <text:p>dev.rendernoon</text:p>
          </table:table-cell>
          <table:table-cell table:style-name="ce49" office:value-type="string" calcext:value-type="string">
            <text:p>baseMadeForFlute64</text:p>
          </table:table-cell>
          <table:table-cell table:style-name="ce64" office:value-type="string" calcext:value-type="string">
            <text:p>12.2</text:p>
          </table:table-cell>
          <table:table-cell table:style-name="ce38" office:value-type="string" calcext:value-type="string">
            <text:p>Call Me</text:p>
          </table:table-cell>
          <table:table-cell table:style-name="ce70" office:value-type="float" office:value="28" calcext:value-type="float">
            <text:p>28</text:p>
          </table:table-cell>
          <table:table-cell table:style-name="ce23" office:value-type="float" office:value="6428" calcext:value-type="float">
            <text:p>6428</text:p>
          </table:table-cell>
          <table:table-cell table:style-name="ce19"/>
          <table:table-cell table:style-name="ce74"/>
          <table:table-cell table:style-name="ce77" office:value-type="string" calcext:value-type="string">
            <text:p>With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24" calcext:value-type="float">
            <text:p>124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76" calcext:value-type="float">
            <text:p>176</text:p>
          </table:table-cell>
          <table:table-cell table:style-name="ce19"/>
          <table:table-cell table:style-name="ce23" office:value-type="float" office:value="8657" calcext:value-type="float">
            <text:p>8657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string" calcext:value-type="string">
            <text:p>Metallic Period</text:p>
          </table:table-cell>
          <table:table-cell table:style-name="ce44" office:value-type="string" calcext:value-type="string">
            <text:p>13.1</text:p>
          </table:table-cell>
          <table:table-cell table:style-name="ce49" office:value-type="string" calcext:value-type="string">
            <text:p>autonomousChartLetter86</text:p>
          </table:table-cell>
          <table:table-cell table:style-name="ce54" office:value-type="string" calcext:value-type="string">
            <text:p>dev.crosssum</text:p>
          </table:table-cell>
          <table:table-cell table:style-name="ce60"/>
          <table:table-cell table:style-name="ce54" office:value-type="string" calcext:value-type="string">
            <text:p>dev.rendernoon</text:p>
          </table:table-cell>
          <table:table-cell table:style-name="ce49" office:value-type="string" calcext:value-type="string">
            <text:p>castOffPrescription77</text:p>
          </table:table-cell>
          <table:table-cell table:style-name="ce64" office:value-type="string" calcext:value-type="string">
            <text:p>13.2</text:p>
          </table:table-cell>
          <table:table-cell table:style-name="ce38" office:value-type="string" calcext:value-type="string">
            <text:p>Lock Travel</text:p>
          </table:table-cell>
          <table:table-cell table:style-name="ce70" office:value-type="float" office:value="42" calcext:value-type="float">
            <text:p>42</text:p>
          </table:table-cell>
          <table:table-cell table:style-name="ce23" office:value-type="float" office:value="7742" calcext:value-type="float">
            <text:p>7742</text:p>
          </table:table-cell>
          <table:table-cell table:style-name="ce19"/>
          <table:table-cell table:style-name="ce74"/>
          <table:table-cell table:style-name="ce77" office:value-type="string" calcext:value-type="string">
            <text:p>The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77" calcext:value-type="float">
            <text:p>177</text:p>
          </table:table-cell>
          <table:table-cell table:style-name="ce19"/>
          <table:table-cell table:style-name="ce23" office:value-type="float" office:value="5657" calcext:value-type="float">
            <text:p>5657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string" calcext:value-type="string">
            <text:p>Smart Canonical</text:p>
          </table:table-cell>
          <table:table-cell table:style-name="ce44" office:value-type="string" calcext:value-type="string">
            <text:p>14.1</text:p>
          </table:table-cell>
          <table:table-cell table:style-name="ce49" office:value-type="string" calcext:value-type="string">
            <text:p>voiceAsLanguage56</text:p>
          </table:table-cell>
          <table:table-cell table:style-name="ce54" office:value-type="string" calcext:value-type="string">
            <text:p>dev.crosssum</text:p>
          </table:table-cell>
          <table:table-cell table:style-name="ce60"/>
          <table:table-cell table:style-name="ce54" office:value-type="string" calcext:value-type="string">
            <text:p>dev.rendernoon</text:p>
          </table:table-cell>
          <table:table-cell table:style-name="ce49" office:value-type="string" calcext:value-type="string">
            <text:p>capWhenSideWise62</text:p>
          </table:table-cell>
          <table:table-cell table:style-name="ce64" office:value-type="string" calcext:value-type="string">
            <text:p>14.2</text:p>
          </table:table-cell>
          <table:table-cell table:style-name="ce38" office:value-type="string" calcext:value-type="string">
            <text:p>Crop Service</text:p>
          </table:table-cell>
          <table:table-cell table:style-name="ce70" office:value-type="float" office:value="40" calcext:value-type="float">
            <text:p>40</text:p>
          </table:table-cell>
          <table:table-cell table:style-name="ce23" office:value-type="float" office:value="6240" calcext:value-type="float">
            <text:p>6240</text:p>
          </table:table-cell>
          <table:table-cell table:style-name="ce19"/>
          <table:table-cell table:style-name="ce74"/>
          <table:table-cell table:style-name="ce77" office:value-type="string" calcext:value-type="string">
            <text:p>Hit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26" calcext:value-type="float">
            <text:p>126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178" calcext:value-type="float">
            <text:p>178</text:p>
          </table:table-cell>
          <table:table-cell table:style-name="ce19"/>
          <table:table-cell table:style-name="ce23" office:value-type="float" office:value="7554" calcext:value-type="float">
            <text:p>7554</text:p>
          </table:table-cell>
          <table:table-cell table:style-name="ce30" office:value-type="float" office:value="54" calcext:value-type="float">
            <text:p>54</text:p>
          </table:table-cell>
          <table:table-cell table:style-name="ce37" office:value-type="string" calcext:value-type="string">
            <text:p>Virtual System</text:p>
          </table:table-cell>
          <table:table-cell table:style-name="ce44" office:value-type="string" calcext:value-type="string">
            <text:p>15.1</text:p>
          </table:table-cell>
          <table:table-cell table:style-name="ce49" office:value-type="string" calcext:value-type="string">
            <text:p>whatIsHappeningHere75</text:p>
          </table:table-cell>
          <table:table-cell table:style-name="ce54" office:value-type="string" calcext:value-type="string">
            <text:p>dev.candidnetwork</text:p>
          </table:table-cell>
          <table:table-cell table:style-name="ce60"/>
          <table:table-cell table:style-name="ce54" office:value-type="string" calcext:value-type="string">
            <text:p>dev.reprisefear</text:p>
          </table:table-cell>
          <table:table-cell table:style-name="ce49" office:value-type="string" calcext:value-type="string">
            <text:p>triedToSayThere55</text:p>
          </table:table-cell>
          <table:table-cell table:style-name="ce64" office:value-type="string" calcext:value-type="string">
            <text:p>15.2</text:p>
          </table:table-cell>
          <table:table-cell table:style-name="ce38" office:value-type="string" calcext:value-type="string">
            <text:p>Artificial Satellite</text:p>
          </table:table-cell>
          <table:table-cell table:style-name="ce70" office:value-type="float" office:value="74" calcext:value-type="float">
            <text:p>74</text:p>
          </table:table-cell>
          <table:table-cell table:style-name="ce23" office:value-type="float" office:value="5574" calcext:value-type="float">
            <text:p>5574</text:p>
          </table:table-cell>
          <table:table-cell table:style-name="ce19"/>
          <table:table-cell table:style-name="ce74"/>
          <table:table-cell table:style-name="ce77" office:value-type="string" calcext:value-type="string">
            <text:p>Much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3" calcext:value-type="float">
            <text:p>23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79" calcext:value-type="float">
            <text:p>179</text:p>
          </table:table-cell>
          <table:table-cell table:style-name="ce19"/>
          <table:table-cell table:style-name="ce23" office:value-type="float" office:value="5031" calcext:value-type="float">
            <text:p>5031</text:p>
          </table:table-cell>
          <table:table-cell table:style-name="ce30" office:value-type="float" office:value="31" calcext:value-type="float">
            <text:p>31</text:p>
          </table:table-cell>
          <table:table-cell table:style-name="ce37" office:value-type="string" calcext:value-type="string">
            <text:p>Scratch It</text:p>
          </table:table-cell>
          <table:table-cell table:style-name="ce44" office:value-type="string" calcext:value-type="string">
            <text:p>16.1</text:p>
          </table:table-cell>
          <table:table-cell table:style-name="ce49" office:value-type="string" calcext:value-type="string">
            <text:p>buyBluetooth50</text:p>
          </table:table-cell>
          <table:table-cell table:style-name="ce54" office:value-type="string" calcext:value-type="string">
            <text:p>dev.candidnetwork</text:p>
          </table:table-cell>
          <table:table-cell table:style-name="ce60"/>
          <table:table-cell table:style-name="ce54" office:value-type="string" calcext:value-type="string">
            <text:p>dev.reprisefear</text:p>
          </table:table-cell>
          <table:table-cell table:style-name="ce49" office:value-type="string" calcext:value-type="string">
            <text:p>cardboardCycle52</text:p>
          </table:table-cell>
          <table:table-cell table:style-name="ce64" office:value-type="string" calcext:value-type="string">
            <text:p>16.2</text:p>
          </table:table-cell>
          <table:table-cell table:style-name="ce38" office:value-type="string" calcext:value-type="string">
            <text:p>Pin Number</text:p>
          </table:table-cell>
          <table:table-cell table:style-name="ce70" office:value-type="float" office:value="37" calcext:value-type="float">
            <text:p>37</text:p>
          </table:table-cell>
          <table:table-cell table:style-name="ce23" office:value-type="float" office:value="5237" calcext:value-type="float">
            <text:p>5237</text:p>
          </table:table-cell>
          <table:table-cell table:style-name="ce19"/>
          <table:table-cell table:style-name="ce74"/>
          <table:table-cell table:style-name="ce77" office:value-type="string" calcext:value-type="string">
            <text:p>Row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28" calcext:value-type="float">
            <text:p>128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80" calcext:value-type="float">
            <text:p>180</text:p>
          </table:table-cell>
          <table:table-cell table:style-name="ce19"/>
          <table:table-cell table:style-name="ce23" office:value-type="float" office:value="6449" calcext:value-type="float">
            <text:p>6449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string" calcext:value-type="string">
            <text:p>Buffer Setting</text:p>
          </table:table-cell>
          <table:table-cell table:style-name="ce44" office:value-type="string" calcext:value-type="string">
            <text:p>17.1</text:p>
          </table:table-cell>
          <table:table-cell table:style-name="ce49" office:value-type="string" calcext:value-type="string">
            <text:p>spyOrganization64</text:p>
          </table:table-cell>
          <table:table-cell table:style-name="ce54" office:value-type="string" calcext:value-type="string">
            <text:p>dev.candidnetwork</text:p>
          </table:table-cell>
          <table:table-cell table:style-name="ce60"/>
          <table:table-cell table:style-name="ce54" office:value-type="string" calcext:value-type="string">
            <text:p>dev.reprisefear</text:p>
          </table:table-cell>
          <table:table-cell table:style-name="ce49" office:value-type="string" calcext:value-type="string">
            <text:p>tripTransform54</text:p>
          </table:table-cell>
          <table:table-cell table:style-name="ce64" office:value-type="string" calcext:value-type="string">
            <text:p>17.2</text:p>
          </table:table-cell>
          <table:table-cell table:style-name="ce38" office:value-type="string" calcext:value-type="string">
            <text:p>Prepare League</text:p>
          </table:table-cell>
          <table:table-cell table:style-name="ce70" office:value-type="float" office:value="51" calcext:value-type="float">
            <text:p>51</text:p>
          </table:table-cell>
          <table:table-cell table:style-name="ce23" office:value-type="float" office:value="5451" calcext:value-type="float">
            <text:p>5451</text:p>
          </table:table-cell>
          <table:table-cell table:style-name="ce19"/>
          <table:table-cell table:style-name="ce74"/>
          <table:table-cell table:style-name="ce77" office:value-type="string" calcext:value-type="string">
            <text:p>Boom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5" calcext:value-type="float">
            <text:p>25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81" calcext:value-type="float">
            <text:p>181</text:p>
          </table:table-cell>
          <table:table-cell table:style-name="ce19"/>
          <table:table-cell table:style-name="ce23" office:value-type="float" office:value="6124" calcext:value-type="float">
            <text:p>6124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string" calcext:value-type="string">
            <text:p>Pea Nut</text:p>
          </table:table-cell>
          <table:table-cell table:style-name="ce44" office:value-type="string" calcext:value-type="string">
            <text:p>18.1</text:p>
          </table:table-cell>
          <table:table-cell table:style-name="ce49" office:value-type="string" calcext:value-type="string">
            <text:p>haveATableSimple61</text:p>
          </table:table-cell>
          <table:table-cell table:style-name="ce54" office:value-type="string" calcext:value-type="string">
            <text:p>dev.candidnetwork</text:p>
          </table:table-cell>
          <table:table-cell table:style-name="ce60"/>
          <table:table-cell table:style-name="ce54" office:value-type="string" calcext:value-type="string">
            <text:p>dev.reprisefear</text:p>
          </table:table-cell>
          <table:table-cell table:style-name="ce49" office:value-type="string" calcext:value-type="string">
            <text:p>matrixDuality49</text:p>
          </table:table-cell>
          <table:table-cell table:style-name="ce64" office:value-type="string" calcext:value-type="string">
            <text:p>18.2</text:p>
          </table:table-cell>
          <table:table-cell table:style-name="ce38" office:value-type="string" calcext:value-type="string">
            <text:p>Water Melon</text:p>
          </table:table-cell>
          <table:table-cell table:style-name="ce70" office:value-type="float" office:value="45" calcext:value-type="float">
            <text:p>45</text:p>
          </table:table-cell>
          <table:table-cell table:style-name="ce23" office:value-type="float" office:value="4945" calcext:value-type="float">
            <text:p>4945</text:p>
          </table:table-cell>
          <table:table-cell table:style-name="ce19"/>
          <table:table-cell table:style-name="ce74"/>
          <table:table-cell table:style-name="ce77" office:value-type="string" calcext:value-type="string">
            <text:p>Lime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30" calcext:value-type="float">
            <text:p>130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182" calcext:value-type="float">
            <text:p>182</text:p>
          </table:table-cell>
          <table:table-cell table:style-name="ce19"/>
          <table:table-cell table:style-name="ce23" office:value-type="float" office:value="5450" calcext:value-type="float">
            <text:p>5450</text:p>
          </table:table-cell>
          <table:table-cell table:style-name="ce30" office:value-type="float" office:value="50" calcext:value-type="float">
            <text:p>50</text:p>
          </table:table-cell>
          <table:table-cell table:style-name="ce38" office:value-type="string" calcext:value-type="string">
            <text:p>Local Venture</text:p>
          </table:table-cell>
          <table:table-cell table:style-name="ce44" office:value-type="string" calcext:value-type="string">
            <text:p>19.1</text:p>
          </table:table-cell>
          <table:table-cell table:style-name="ce49" office:value-type="string" calcext:value-type="string">
            <text:p>livesInHeritage54</text:p>
          </table:table-cell>
          <table:table-cell table:style-name="ce54" office:value-type="string" calcext:value-type="string">
            <text:p>dev.candidnetwork</text:p>
          </table:table-cell>
          <table:table-cell table:style-name="ce60"/>
          <table:table-cell table:style-name="ce54" office:value-type="string" calcext:value-type="string">
            <text:p>dev.reprisefear</text:p>
          </table:table-cell>
          <table:table-cell table:style-name="ce49" office:value-type="string" calcext:value-type="string">
            <text:p>betterArchiveAvailable73</text:p>
          </table:table-cell>
          <table:table-cell table:style-name="ce64" office:value-type="string" calcext:value-type="string">
            <text:p>19.2</text:p>
          </table:table-cell>
          <table:table-cell table:style-name="ce38" office:value-type="string" calcext:value-type="string">
            <text:p>Previous Language</text:p>
          </table:table-cell>
          <table:table-cell table:style-name="ce70" office:value-type="float" office:value="64" calcext:value-type="float">
            <text:p>64</text:p>
          </table:table-cell>
          <table:table-cell table:style-name="ce23" office:value-type="float" office:value="7364" calcext:value-type="float">
            <text:p>7364</text:p>
          </table:table-cell>
          <table:table-cell table:style-name="ce19"/>
          <table:table-cell table:style-name="ce74"/>
          <table:table-cell table:style-name="ce77" office:value-type="string" calcext:value-type="string">
            <text:p>Pice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7" calcext:value-type="float">
            <text:p>27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83" calcext:value-type="float">
            <text:p>183</text:p>
          </table:table-cell>
          <table:table-cell table:style-name="ce19"/>
          <table:table-cell table:style-name="ce23" office:value-type="float" office:value="8855" calcext:value-type="float">
            <text:p>8855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string" calcext:value-type="string">
            <text:p>Computer Study</text:p>
          </table:table-cell>
          <table:table-cell table:style-name="ce44" office:value-type="string" calcext:value-type="string">
            <text:p>20.1</text:p>
          </table:table-cell>
          <table:table-cell table:style-name="ce49" office:value-type="string" calcext:value-type="string">
            <text:p>premiumOnlyIncognito88</text:p>
          </table:table-cell>
          <table:table-cell table:style-name="ce54" office:value-type="string" calcext:value-type="string">
            <text:p>dev.candidnetwork</text:p>
          </table:table-cell>
          <table:table-cell table:style-name="ce60"/>
          <table:table-cell table:style-name="ce54" office:value-type="string" calcext:value-type="string">
            <text:p>dev.reprisefear</text:p>
          </table:table-cell>
          <table:table-cell table:style-name="ce49" office:value-type="string" calcext:value-type="string">
            <text:p>neverFindBlock55</text:p>
          </table:table-cell>
          <table:table-cell table:style-name="ce64" office:value-type="string" calcext:value-type="string">
            <text:p>20.2</text:p>
          </table:table-cell>
          <table:table-cell table:style-name="ce38" office:value-type="string" calcext:value-type="string">
            <text:p>Original Stream</text:p>
          </table:table-cell>
          <table:table-cell table:style-name="ce70" office:value-type="float" office:value="56" calcext:value-type="float">
            <text:p>56</text:p>
          </table:table-cell>
          <table:table-cell table:style-name="ce23" office:value-type="float" office:value="5556" calcext:value-type="float">
            <text:p>5556</text:p>
          </table:table-cell>
          <table:table-cell table:style-name="ce19"/>
          <table:table-cell table:style-name="ce74"/>
          <table:table-cell table:style-name="ce77" office:value-type="string" calcext:value-type="string">
            <text:p>Act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8" calcext:value-type="float">
            <text:p>28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32" calcext:value-type="float">
            <text:p>132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84" calcext:value-type="float">
            <text:p>184</text:p>
          </table:table-cell>
          <table:table-cell table:style-name="ce19"/>
          <table:table-cell table:style-name="ce23" office:value-type="float" office:value="5842" calcext:value-type="float">
            <text:p>5842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string" calcext:value-type="string">
            <text:p>Self Patent</text:p>
          </table:table-cell>
          <table:table-cell table:style-name="ce44" office:value-type="string" calcext:value-type="string">
            <text:p>21.1</text:p>
          </table:table-cell>
          <table:table-cell table:style-name="ce49" office:value-type="string" calcext:value-type="string">
            <text:p>anUninteresting58</text:p>
          </table:table-cell>
          <table:table-cell table:style-name="ce54" office:value-type="string" calcext:value-type="string">
            <text:p>dev.candidnetwork</text:p>
          </table:table-cell>
          <table:table-cell table:style-name="ce60"/>
          <table:table-cell table:style-name="ce54" office:value-type="string" calcext:value-type="string">
            <text:p>dev.reprisefear</text:p>
          </table:table-cell>
          <table:table-cell table:style-name="ce49" office:value-type="string" calcext:value-type="string">
            <text:p>somewhereMention68</text:p>
          </table:table-cell>
          <table:table-cell table:style-name="ce64" office:value-type="string" calcext:value-type="string">
            <text:p>21.2</text:p>
          </table:table-cell>
          <table:table-cell table:style-name="ce38" office:value-type="string" calcext:value-type="string">
            <text:p>Fresh Logic</text:p>
          </table:table-cell>
          <table:table-cell table:style-name="ce70" office:value-type="float" office:value="42" calcext:value-type="float">
            <text:p>42</text:p>
          </table:table-cell>
          <table:table-cell table:style-name="ce23" office:value-type="float" office:value="6842" calcext:value-type="float">
            <text:p>6842</text:p>
          </table:table-cell>
          <table:table-cell table:style-name="ce19"/>
          <table:table-cell table:style-name="ce74"/>
          <table:table-cell table:style-name="ce77" office:value-type="string" calcext:value-type="string">
            <text:p>Set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29" calcext:value-type="float">
            <text:p>2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85" calcext:value-type="float">
            <text:p>185</text:p>
          </table:table-cell>
          <table:table-cell table:style-name="ce19"/>
          <table:table-cell table:style-name="ce23" office:value-type="float" office:value="9136" calcext:value-type="float">
            <text:p>9136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string" calcext:value-type="string">
            <text:p>Mini Score</text:p>
          </table:table-cell>
          <table:table-cell table:style-name="ce44" office:value-type="string" calcext:value-type="string">
            <text:p>22.1</text:p>
          </table:table-cell>
          <table:table-cell table:style-name="ce49" office:value-type="string" calcext:value-type="string">
            <text:p>thisCompulsorySubject91</text:p>
          </table:table-cell>
          <table:table-cell table:style-name="ce54" office:value-type="string" calcext:value-type="string">
            <text:p>dev.artattach</text:p>
          </table:table-cell>
          <table:table-cell table:style-name="ce60"/>
          <table:table-cell table:style-name="ce54" office:value-type="string" calcext:value-type="string">
            <text:p>dev.programbase</text:p>
          </table:table-cell>
          <table:table-cell table:style-name="ce49" office:value-type="string" calcext:value-type="string">
            <text:p>personalHistoryEditor88</text:p>
          </table:table-cell>
          <table:table-cell table:style-name="ce64" office:value-type="string" calcext:value-type="string">
            <text:p>22.2</text:p>
          </table:table-cell>
          <table:table-cell table:style-name="ce38" office:value-type="string" calcext:value-type="string">
            <text:p>The Border</text:p>
          </table:table-cell>
          <table:table-cell table:style-name="ce70" office:value-type="float" office:value="31" calcext:value-type="float">
            <text:p>31</text:p>
          </table:table-cell>
          <table:table-cell table:style-name="ce23" office:value-type="float" office:value="8831" calcext:value-type="float">
            <text:p>8831</text:p>
          </table:table-cell>
          <table:table-cell table:style-name="ce19"/>
          <table:table-cell table:style-name="ce74"/>
          <table:table-cell table:style-name="ce77" office:value-type="string" calcext:value-type="string">
            <text:p>Tap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30" calcext:value-type="float">
            <text:p>3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34" calcext:value-type="float">
            <text:p>134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86" calcext:value-type="float">
            <text:p>186</text:p>
          </table:table-cell>
          <table:table-cell table:style-name="ce19"/>
          <table:table-cell table:style-name="ce23" office:value-type="float" office:value="3735" calcext:value-type="float">
            <text:p>3735</text:p>
          </table:table-cell>
          <table:table-cell table:style-name="ce30" office:value-type="float" office:value="35" calcext:value-type="float">
            <text:p>35</text:p>
          </table:table-cell>
          <table:table-cell table:style-name="ce37" office:value-type="string" calcext:value-type="string">
            <text:p>Pass Book</text:p>
          </table:table-cell>
          <table:table-cell table:style-name="ce44" office:value-type="string" calcext:value-type="string">
            <text:p>23.1</text:p>
          </table:table-cell>
          <table:table-cell table:style-name="ce49" office:value-type="string" calcext:value-type="string">
            <text:p>seekGender37</text:p>
          </table:table-cell>
          <table:table-cell table:style-name="ce54" office:value-type="string" calcext:value-type="string">
            <text:p>dev.artattach</text:p>
          </table:table-cell>
          <table:table-cell table:style-name="ce60"/>
          <table:table-cell table:style-name="ce54" office:value-type="string" calcext:value-type="string">
            <text:p>dev.programbase</text:p>
          </table:table-cell>
          <table:table-cell table:style-name="ce49" office:value-type="string" calcext:value-type="string">
            <text:p>sueVerbose37</text:p>
          </table:table-cell>
          <table:table-cell table:style-name="ce64" office:value-type="string" calcext:value-type="string">
            <text:p>23.2</text:p>
          </table:table-cell>
          <table:table-cell table:style-name="ce38" office:value-type="string" calcext:value-type="string">
            <text:p>Short Series</text:p>
          </table:table-cell>
          <table:table-cell table:style-name="ce70" office:value-type="float" office:value="44" calcext:value-type="float">
            <text:p>44</text:p>
          </table:table-cell>
          <table:table-cell table:style-name="ce23" office:value-type="float" office:value="3744" calcext:value-type="float">
            <text:p>3744</text:p>
          </table:table-cell>
          <table:table-cell table:style-name="ce19"/>
          <table:table-cell table:style-name="ce74"/>
          <table:table-cell table:style-name="ce77" office:value-type="string" calcext:value-type="string">
            <text:p>Minus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31" calcext:value-type="float">
            <text:p>31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87" calcext:value-type="float">
            <text:p>187</text:p>
          </table:table-cell>
          <table:table-cell table:style-name="ce19"/>
          <table:table-cell table:style-name="ce23" office:value-type="float" office:value="7253" calcext:value-type="float">
            <text:p>7253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string" calcext:value-type="string">
            <text:p>Write Analytic</text:p>
          </table:table-cell>
          <table:table-cell table:style-name="ce44" office:value-type="string" calcext:value-type="string">
            <text:p>24.1</text:p>
          </table:table-cell>
          <table:table-cell table:style-name="ce49" office:value-type="string" calcext:value-type="string">
            <text:p>territoryDifference72</text:p>
          </table:table-cell>
          <table:table-cell table:style-name="ce54" office:value-type="string" calcext:value-type="string">
            <text:p>dev.artattach</text:p>
          </table:table-cell>
          <table:table-cell table:style-name="ce60"/>
          <table:table-cell table:style-name="ce54" office:value-type="string" calcext:value-type="string">
            <text:p>dev.programbase</text:p>
          </table:table-cell>
          <table:table-cell table:style-name="ce49" office:value-type="string" calcext:value-type="string">
            <text:p>encryptTexture51</text:p>
          </table:table-cell>
          <table:table-cell table:style-name="ce64" office:value-type="string" calcext:value-type="string">
            <text:p>24.2</text:p>
          </table:table-cell>
          <table:table-cell table:style-name="ce38" office:value-type="string" calcext:value-type="string">
            <text:p>Read Record</text:p>
          </table:table-cell>
          <table:table-cell table:style-name="ce70" office:value-type="float" office:value="35" calcext:value-type="float">
            <text:p>35</text:p>
          </table:table-cell>
          <table:table-cell table:style-name="ce23" office:value-type="float" office:value="5135" calcext:value-type="float">
            <text:p>5135</text:p>
          </table:table-cell>
          <table:table-cell table:style-name="ce19"/>
          <table:table-cell table:style-name="ce74"/>
          <table:table-cell table:style-name="ce77" office:value-type="string" calcext:value-type="string">
            <text:p>Plus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6" calcext:value-type="float">
            <text:p>136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88" calcext:value-type="float">
            <text:p>188</text:p>
          </table:table-cell>
          <table:table-cell table:style-name="ce19"/>
          <table:table-cell table:style-name="ce24" office:value-type="float" office:value="1084" calcext:value-type="float">
            <text:p>1084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string" calcext:value-type="string">
            <text:p>Port Insider</text:p>
          </table:table-cell>
          <table:table-cell table:style-name="ce44" office:value-type="string" calcext:value-type="string">
            <text:p>25.1</text:p>
          </table:table-cell>
          <table:table-cell table:style-name="ce49" office:value-type="string" calcext:value-type="string">
            <text:p>miscellaneousAccessibility108</text:p>
          </table:table-cell>
          <table:table-cell table:style-name="ce54" office:value-type="string" calcext:value-type="string">
            <text:p>dev.artattach</text:p>
          </table:table-cell>
          <table:table-cell table:style-name="ce60"/>
          <table:table-cell table:style-name="ce54" office:value-type="string" calcext:value-type="string">
            <text:p>dev.programbase</text:p>
          </table:table-cell>
          <table:table-cell table:style-name="ce49" office:value-type="string" calcext:value-type="string">
            <text:p>facialInterpretForm76</text:p>
          </table:table-cell>
          <table:table-cell table:style-name="ce64" office:value-type="string" calcext:value-type="string">
            <text:p>25.2</text:p>
          </table:table-cell>
          <table:table-cell table:style-name="ce38" office:value-type="string" calcext:value-type="string">
            <text:p>Design Hobbyist</text:p>
          </table:table-cell>
          <table:table-cell table:style-name="ce70" office:value-type="float" office:value="52" calcext:value-type="float">
            <text:p>52</text:p>
          </table:table-cell>
          <table:table-cell table:style-name="ce23" office:value-type="float" office:value="7652" calcext:value-type="float">
            <text:p>7652</text:p>
          </table:table-cell>
          <table:table-cell table:style-name="ce19"/>
          <table:table-cell table:style-name="ce74"/>
          <table:table-cell table:style-name="ce77" office:value-type="string" calcext:value-type="string">
            <text:p>T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 office:value-type="float" office:value="33" calcext:value-type="float">
            <text:p>33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89" calcext:value-type="float">
            <text:p>189</text:p>
          </table:table-cell>
          <table:table-cell table:style-name="ce19"/>
          <table:table-cell table:style-name="ce23" office:value-type="float" office:value="4342" calcext:value-type="float">
            <text:p>4342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string" calcext:value-type="string">
            <text:p>Let Politic</text:p>
          </table:table-cell>
          <table:table-cell table:style-name="ce44" office:value-type="string" calcext:value-type="string">
            <text:p>26.1</text:p>
          </table:table-cell>
          <table:table-cell table:style-name="ce49" office:value-type="string" calcext:value-type="string">
            <text:p>micaPlating43</text:p>
          </table:table-cell>
          <table:table-cell table:style-name="ce54" office:value-type="string" calcext:value-type="string">
            <text:p>dev.artattach</text:p>
          </table:table-cell>
          <table:table-cell table:style-name="ce60"/>
          <table:table-cell table:style-name="ce54" office:value-type="string" calcext:value-type="string">
            <text:p>dev.programbase</text:p>
          </table:table-cell>
          <table:table-cell table:style-name="ce49" office:value-type="string" calcext:value-type="string">
            <text:p>adjacentCalculus66</text:p>
          </table:table-cell>
          <table:table-cell table:style-name="ce64" office:value-type="string" calcext:value-type="string">
            <text:p>26.2</text:p>
          </table:table-cell>
          <table:table-cell table:style-name="ce38" office:value-type="string" calcext:value-type="string">
            <text:p>Lease Product</text:p>
          </table:table-cell>
          <table:table-cell table:style-name="ce70" office:value-type="float" office:value="49" calcext:value-type="float">
            <text:p>49</text:p>
          </table:table-cell>
          <table:table-cell table:style-name="ce23" office:value-type="float" office:value="6649" calcext:value-type="float">
            <text:p>6649</text:p>
          </table:table-cell>
          <table:table-cell table:style-name="ce19"/>
          <table:table-cell table:style-name="ce74"/>
          <table:table-cell table:style-name="ce77" office:value-type="string" calcext:value-type="string">
            <text:p>Off</text:p>
          </table:table-cell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4"/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20"/>
          <table:table-cell table:style-name="ce25" office:value-type="float" office:value="4143" calcext:value-type="float">
            <text:p>4143</text:p>
          </table:table-cell>
          <table:table-cell table:style-name="ce31" office:value-type="float" office:value="43" calcext:value-type="float">
            <text:p>43</text:p>
          </table:table-cell>
          <table:table-cell table:style-name="ce39" office:value-type="string" calcext:value-type="string">
            <text:p>Unit Version</text:p>
          </table:table-cell>
          <table:table-cell table:style-name="ce45" office:value-type="string" calcext:value-type="string">
            <text:p>.1</text:p>
          </table:table-cell>
          <table:table-cell table:style-name="ce50" office:value-type="string" calcext:value-type="string">
            <text:p>catSynapse41</text:p>
          </table:table-cell>
          <table:table-cell table:style-name="ce55" office:value-type="string" calcext:value-type="string">
            <text:p>dev.verbinitial</text:p>
          </table:table-cell>
          <table:table-cell table:style-name="ce55"/>
          <table:table-cell table:style-name="ce55" office:value-type="string" calcext:value-type="string">
            <text:p>dev.verbinitial</text:p>
          </table:table-cell>
          <table:table-cell table:style-name="ce50" office:value-type="string" calcext:value-type="string">
            <text:p>kitControl43</text:p>
          </table:table-cell>
          <table:table-cell table:style-name="ce65" office:value-type="string" calcext:value-type="string">
            <text:p>.2</text:p>
          </table:table-cell>
          <table:table-cell table:style-name="ce39" office:value-type="string" calcext:value-type="string">
            <text:p>Optimum Use</text:p>
          </table:table-cell>
          <table:table-cell table:style-name="ce71" office:value-type="float" office:value="44" calcext:value-type="float">
            <text:p>44</text:p>
          </table:table-cell>
          <table:table-cell table:style-name="ce25" office:value-type="float" office:value="4344" calcext:value-type="float">
            <text:p>4344</text:p>
          </table:table-cell>
          <table:table-cell table:style-name="ce20"/>
          <table:table-cell table:style-name="ce74"/>
          <table:table-cell table:style-name="ce78" office:value-type="string" calcext:value-type="string">
            <text:p>Wish</text:p>
          </table:table-cell>
          <table:table-cell table:style-name="ce8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5"/>
          <table:table-cell table:style-name="ce11" office:value-type="string" calcext:value-type="string">
            <text:p>@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&amp;</text:p>
          </table:table-cell>
          <table:table-cell table:style-name="ce15" office:value-type="string" calcext:value-type="string">
            <text:p>!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#</text:p>
          </table:table-cell>
          <table:table-cell table:style-name="ce21" office:value-type="string" calcext:value-type="string">
            <text:p>~&lt;benchmark&gt;</text:p>
          </table:table-cell>
          <table:table-cell table:style-name="ce26" office:value-type="float" office:value="2978" calcext:value-type="float">
            <text:p>297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string" calcext:value-type="string">
            <text:p>Vocabulary Assistance</text:p>
          </table:table-cell>
          <table:table-cell table:style-name="ce46" office:value-type="string" calcext:value-type="string">
            <text:p>\</text:p>
          </table:table-cell>
          <table:table-cell table:style-name="ce51" office:value-type="string" calcext:value-type="string">
            <text:p>whichIs29</text:p>
          </table:table-cell>
          <table:table-cell table:style-name="ce56" office:value-type="string" calcext:value-type="string">
            <text:p>dev.bitstationary</text:p>
          </table:table-cell>
          <table:table-cell table:style-name="ce61"/>
          <table:table-cell table:style-name="ce56" office:value-type="string" calcext:value-type="string">
            <text:p>dev.bitstationary</text:p>
          </table:table-cell>
          <table:table-cell table:style-name="ce51" office:value-type="string" calcext:value-type="string">
            <text:p>whichIs29</text:p>
          </table:table-cell>
          <table:table-cell table:style-name="ce66" office:value-type="string" calcext:value-type="string">
            <text:p>\</text:p>
          </table:table-cell>
          <table:table-cell table:style-name="ce32" office:value-type="string" calcext:value-type="string">
            <text:p>Vocabulary Assistance</text:p>
          </table:table-cell>
          <table:table-cell table:style-name="ce32" office:value-type="float" office:value="78" calcext:value-type="float">
            <text:p>78</text:p>
          </table:table-cell>
          <table:table-cell table:style-name="ce26" office:value-type="float" office:value="2978" calcext:value-type="float">
            <text:p>2978</text:p>
          </table:table-cell>
          <table:table-cell table:style-name="ce21" office:value-type="string" calcext:value-type="string">
            <text:p>~&lt;benchmark&gt;</text:p>
          </table:table-cell>
          <table:table-cell table:style-name="ce75" office:value-type="string" calcext:value-type="string">
            <text:p>Apache License 2.0</text:p>
          </table:table-cell>
          <table:table-cell table:style-name="ce79" office:value-type="string" calcext:value-type="string">
            <text:p>L I N E</text:p>
          </table:table-cell>
          <table:table-cell table:style-name="ce83"/>
          <table:table-cell table:style-name="ce1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0"/>
          <table:table-cell table:style-name="ce33" table:number-columns-repeated="4"/>
          <table:table-cell table:style-name="ce54" table:number-columns-repeated="3"/>
          <table:table-cell table:style-name="ce33" table:number-columns-repeated="4"/>
          <table:table-cell table:style-name="ce6" table:number-columns-repeated="2"/>
          <table:table-cell table:style-name="ce1" table:number-columns-repeated="4"/>
          <table:table-cell table:number-columns-repeated="99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ea_" table:style-name="ta2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1" table:number-columns-repeated="1015" table:default-cell-style-name="Default"/>
        <table:table-row table:style-name="ro1">
          <table:table-cell table:style-name="ce84"/>
          <table:table-cell table:style-name="ce86"/>
          <table:table-cell table:style-name="ce89"/>
          <table:table-cell table:style-name="ce92"/>
          <table:table-cell table:style-name="ce89"/>
          <table:table-cell table:style-name="ce97"/>
          <table:table-cell table:style-name="ce101"/>
          <table:table-cell table:style-name="ce104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thoughOption50</text:p>
          </table:table-cell>
          <table:table-cell table:style-name="ce93" office:value-type="string" calcext:value-type="string">
            <text:p>First Section</text:p>
          </table:table-cell>
          <table:table-cell table:style-name="ce95" office:value-type="float" office:value="5047" calcext:value-type="float">
            <text:p>5047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" calcext:value-type="float">
            <text:p>2</text:p>
          </table:table-cell>
          <table:table-cell table:style-name="ce90" office:value-type="string" calcext:value-type="string">
            <text:p>proFashions49</text:p>
          </table:table-cell>
          <table:table-cell table:style-name="ce93" office:value-type="string" calcext:value-type="string">
            <text:p>Modern Solution</text:p>
          </table:table-cell>
          <table:table-cell table:style-name="ce95" office:value-type="float" office:value="4963" calcext:value-type="float">
            <text:p>4963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" calcext:value-type="float">
            <text:p>3</text:p>
          </table:table-cell>
          <table:table-cell table:style-name="ce90" office:value-type="string" calcext:value-type="string">
            <text:p>cupSlateNumber58</text:p>
          </table:table-cell>
          <table:table-cell table:style-name="ce93" office:value-type="string" calcext:value-type="string">
            <text:p>Housing Industry</text:p>
          </table:table-cell>
          <table:table-cell table:style-name="ce95" office:value-type="float" office:value="5864" calcext:value-type="float">
            <text:p>5864</text:p>
          </table:table-cell>
          <table:table-cell table:style-name="ce98" office:value-type="string" calcext:value-type="string">
            <text:p>Housing With Industries. [86|8086-8000]</text:p>
          </table:table-cell>
          <table:table-cell table:style-name="ce102" office:value-type="string" calcext:value-type="string">
            <text:p>print.php</text:p>
          </table:table-cell>
          <table:table-cell table:style-name="ce106" office:value-type="string" calcext:value-type="string">
            <text:p><text:a xlink:href="https://github.com/openroot/cupSlateNumber58" xlink:type="simple">https://github.com/openroot/cupSlateNumber58</text:a>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" calcext:value-type="float">
            <text:p>4</text:p>
          </table:table-cell>
          <table:table-cell table:style-name="ce90" office:value-type="string" calcext:value-type="string">
            <text:p>mathematicalMatter66</text:p>
          </table:table-cell>
          <table:table-cell table:style-name="ce93" office:value-type="string" calcext:value-type="string">
            <text:p>Research Science</text:p>
          </table:table-cell>
          <table:table-cell table:style-name="ce95" office:value-type="float" office:value="6654" calcext:value-type="float">
            <text:p>6654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" calcext:value-type="float">
            <text:p>5</text:p>
          </table:table-cell>
          <table:table-cell table:style-name="ce90" office:value-type="string" calcext:value-type="string">
            <text:p>notNecessarilyADream81</text:p>
          </table:table-cell>
          <table:table-cell table:style-name="ce93" office:value-type="string" calcext:value-type="string">
            <text:p>Create Advertisement</text:p>
          </table:table-cell>
          <table:table-cell table:style-name="ce95" office:value-type="float" office:value="8164" calcext:value-type="float">
            <text:p>8164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6" calcext:value-type="float">
            <text:p>6</text:p>
          </table:table-cell>
          <table:table-cell table:style-name="ce90" office:value-type="string" calcext:value-type="string">
            <text:p>sortByMe33</text:p>
          </table:table-cell>
          <table:table-cell table:style-name="ce93" office:value-type="string" calcext:value-type="string">
            <text:p>Company Formation</text:p>
          </table:table-cell>
          <table:table-cell table:style-name="ce95" office:value-type="float" office:value="3370" calcext:value-type="float">
            <text:p>3370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7" calcext:value-type="float">
            <text:p>7</text:p>
          </table:table-cell>
          <table:table-cell table:style-name="ce90" office:value-type="string" calcext:value-type="string">
            <text:p>iThinkCave34</text:p>
          </table:table-cell>
          <table:table-cell table:style-name="ce93" office:value-type="string" calcext:value-type="string">
            <text:p>Resource Manager</text:p>
          </table:table-cell>
          <table:table-cell table:style-name="ce95" office:value-type="float" office:value="3458" calcext:value-type="float">
            <text:p>3458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8" calcext:value-type="float">
            <text:p>8</text:p>
          </table:table-cell>
          <table:table-cell table:style-name="ce90" office:value-type="string" calcext:value-type="string">
            <text:p>cyanIDE26</text:p>
          </table:table-cell>
          <table:table-cell table:style-name="ce93" office:value-type="string" calcext:value-type="string">
            <text:p>New Game</text:p>
          </table:table-cell>
          <table:table-cell table:style-name="ce95" office:value-type="float" office:value="2629" calcext:value-type="float">
            <text:p>2629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9" calcext:value-type="float">
            <text:p>9</text:p>
          </table:table-cell>
          <table:table-cell table:style-name="ce90" office:value-type="string" calcext:value-type="string">
            <text:p>doItAllRedeemed58</text:p>
          </table:table-cell>
          <table:table-cell table:style-name="ce93" office:value-type="string" calcext:value-type="string">
            <text:p>Tiffin Time</text:p>
          </table:table-cell>
          <table:table-cell table:style-name="ce95" office:value-type="float" office:value="5838" calcext:value-type="float">
            <text:p>5838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0" calcext:value-type="float">
            <text:p>10</text:p>
          </table:table-cell>
          <table:table-cell table:style-name="ce90" office:value-type="string" calcext:value-type="string">
            <text:p>budBusBucket43</text:p>
          </table:table-cell>
          <table:table-cell table:style-name="ce93" office:value-type="string" calcext:value-type="string">
            <text:p>Public Place</text:p>
          </table:table-cell>
          <table:table-cell table:style-name="ce95" office:value-type="float" office:value="4346" calcext:value-type="float">
            <text:p>4346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1" calcext:value-type="float">
            <text:p>11</text:p>
          </table:table-cell>
          <table:table-cell table:style-name="ce90" office:value-type="string" calcext:value-type="string">
            <text:p>eyeExamineE38</text:p>
          </table:table-cell>
          <table:table-cell table:style-name="ce93" office:value-type="string" calcext:value-type="string">
            <text:p>Note Exchange</text:p>
          </table:table-cell>
          <table:table-cell table:style-name="ce95" office:value-type="float" office:value="3841" calcext:value-type="float">
            <text:p>3841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2" calcext:value-type="float">
            <text:p>12</text:p>
          </table:table-cell>
          <table:table-cell table:style-name="ce90" office:value-type="string" calcext:value-type="string">
            <text:p>noMoreRole46</text:p>
          </table:table-cell>
          <table:table-cell table:style-name="ce93" office:value-type="string" calcext:value-type="string">
            <text:p>Home Ceremony</text:p>
          </table:table-cell>
          <table:table-cell table:style-name="ce95" office:value-type="float" office:value="4651" calcext:value-type="float">
            <text:p>4651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3" calcext:value-type="float">
            <text:p>13</text:p>
          </table:table-cell>
          <table:table-cell table:style-name="ce90" office:value-type="string" calcext:value-type="string">
            <text:p>leafOfCorianderRecipient93</text:p>
          </table:table-cell>
          <table:table-cell table:style-name="ce93" office:value-type="string" calcext:value-type="string">
            <text:p>So Sure</text:p>
          </table:table-cell>
          <table:table-cell table:style-name="ce95" office:value-type="float" office:value="9327" calcext:value-type="float">
            <text:p>9327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4" calcext:value-type="float">
            <text:p>14</text:p>
          </table:table-cell>
          <table:table-cell table:style-name="ce90" office:value-type="string" calcext:value-type="string">
            <text:p>autonomousChartLetter86</text:p>
          </table:table-cell>
          <table:table-cell table:style-name="ce93" office:value-type="string" calcext:value-type="string">
            <text:p>Metallic Period</text:p>
          </table:table-cell>
          <table:table-cell table:style-name="ce95" office:value-type="float" office:value="8657" calcext:value-type="float">
            <text:p>8657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5" calcext:value-type="float">
            <text:p>15</text:p>
          </table:table-cell>
          <table:table-cell table:style-name="ce90" office:value-type="string" calcext:value-type="string">
            <text:p>voiceAsLanguage56</text:p>
          </table:table-cell>
          <table:table-cell table:style-name="ce93" office:value-type="string" calcext:value-type="string">
            <text:p>Smart Canonical</text:p>
          </table:table-cell>
          <table:table-cell table:style-name="ce95" office:value-type="float" office:value="5657" calcext:value-type="float">
            <text:p>5657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6" calcext:value-type="float">
            <text:p>16</text:p>
          </table:table-cell>
          <table:table-cell table:style-name="ce90" office:value-type="string" calcext:value-type="string">
            <text:p>whatIsHappeningHere75</text:p>
          </table:table-cell>
          <table:table-cell table:style-name="ce93" office:value-type="string" calcext:value-type="string">
            <text:p>Virtual System</text:p>
          </table:table-cell>
          <table:table-cell table:style-name="ce95" office:value-type="float" office:value="7554" calcext:value-type="float">
            <text:p>7554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7" calcext:value-type="float">
            <text:p>17</text:p>
          </table:table-cell>
          <table:table-cell table:style-name="ce90" office:value-type="string" calcext:value-type="string">
            <text:p>buyBluetooth50</text:p>
          </table:table-cell>
          <table:table-cell table:style-name="ce93" office:value-type="string" calcext:value-type="string">
            <text:p>Scratch It</text:p>
          </table:table-cell>
          <table:table-cell table:style-name="ce95" office:value-type="float" office:value="5031" calcext:value-type="float">
            <text:p>5031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8" calcext:value-type="float">
            <text:p>18</text:p>
          </table:table-cell>
          <table:table-cell table:style-name="ce90" office:value-type="string" calcext:value-type="string">
            <text:p>spyOrganization64</text:p>
          </table:table-cell>
          <table:table-cell table:style-name="ce93" office:value-type="string" calcext:value-type="string">
            <text:p>Buffer Setting</text:p>
          </table:table-cell>
          <table:table-cell table:style-name="ce95" office:value-type="float" office:value="6449" calcext:value-type="float">
            <text:p>6449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19" calcext:value-type="float">
            <text:p>19</text:p>
          </table:table-cell>
          <table:table-cell table:style-name="ce90" office:value-type="string" calcext:value-type="string">
            <text:p>haveATableSimple61</text:p>
          </table:table-cell>
          <table:table-cell table:style-name="ce93" office:value-type="string" calcext:value-type="string">
            <text:p>Pea Nut</text:p>
          </table:table-cell>
          <table:table-cell table:style-name="ce95" office:value-type="float" office:value="6124" calcext:value-type="float">
            <text:p>6124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0" calcext:value-type="float">
            <text:p>20</text:p>
          </table:table-cell>
          <table:table-cell table:style-name="ce90" office:value-type="string" calcext:value-type="string">
            <text:p>livesInHeritage54</text:p>
          </table:table-cell>
          <table:table-cell table:style-name="ce93" office:value-type="string" calcext:value-type="string">
            <text:p>Local Venture</text:p>
          </table:table-cell>
          <table:table-cell table:style-name="ce95" office:value-type="float" office:value="5450" calcext:value-type="float">
            <text:p>5450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1" calcext:value-type="float">
            <text:p>21</text:p>
          </table:table-cell>
          <table:table-cell table:style-name="ce90" office:value-type="string" calcext:value-type="string">
            <text:p>premiumOnlyIncognito88</text:p>
          </table:table-cell>
          <table:table-cell table:style-name="ce93" office:value-type="string" calcext:value-type="string">
            <text:p>Computer Study</text:p>
          </table:table-cell>
          <table:table-cell table:style-name="ce95" office:value-type="float" office:value="8855" calcext:value-type="float">
            <text:p>8855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2" calcext:value-type="float">
            <text:p>22</text:p>
          </table:table-cell>
          <table:table-cell table:style-name="ce90" office:value-type="string" calcext:value-type="string">
            <text:p>anUninteresting58</text:p>
          </table:table-cell>
          <table:table-cell table:style-name="ce93" office:value-type="string" calcext:value-type="string">
            <text:p>Self Patent</text:p>
          </table:table-cell>
          <table:table-cell table:style-name="ce95" office:value-type="float" office:value="5842" calcext:value-type="float">
            <text:p>5842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3" calcext:value-type="float">
            <text:p>23</text:p>
          </table:table-cell>
          <table:table-cell table:style-name="ce90" office:value-type="string" calcext:value-type="string">
            <text:p>thisCompulsorySubject91</text:p>
          </table:table-cell>
          <table:table-cell table:style-name="ce93" office:value-type="string" calcext:value-type="string">
            <text:p>Mini Score</text:p>
          </table:table-cell>
          <table:table-cell table:style-name="ce95" office:value-type="float" office:value="9136" calcext:value-type="float">
            <text:p>9136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4" calcext:value-type="float">
            <text:p>24</text:p>
          </table:table-cell>
          <table:table-cell table:style-name="ce90" office:value-type="string" calcext:value-type="string">
            <text:p>seekGender37</text:p>
          </table:table-cell>
          <table:table-cell table:style-name="ce93" office:value-type="string" calcext:value-type="string">
            <text:p>Pass Book</text:p>
          </table:table-cell>
          <table:table-cell table:style-name="ce95" office:value-type="float" office:value="3735" calcext:value-type="float">
            <text:p>3735</text:p>
          </table:table-cell>
          <table:table-cell table:style-name="ce98" office:value-type="string" calcext:value-type="string">
            <text:p>Pass the first step. [64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5" calcext:value-type="float">
            <text:p>25</text:p>
          </table:table-cell>
          <table:table-cell table:style-name="ce90" office:value-type="string" calcext:value-type="string">
            <text:p>territoryDifference72</text:p>
          </table:table-cell>
          <table:table-cell table:style-name="ce93" office:value-type="string" calcext:value-type="string">
            <text:p>Write Analytic</text:p>
          </table:table-cell>
          <table:table-cell table:style-name="ce95" office:value-type="float" office:value="7253" calcext:value-type="float">
            <text:p>7253</text:p>
          </table:table-cell>
          <table:table-cell table:style-name="ce99" office:value-type="string" calcext:value-type="string">
            <text:p>Jobs seeks 50% sitting time. [77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6" calcext:value-type="float">
            <text:p>26</text:p>
          </table:table-cell>
          <table:table-cell table:style-name="ce90" office:value-type="string" calcext:value-type="string">
            <text:p>miscellaneousAccessibility108</text:p>
          </table:table-cell>
          <table:table-cell table:style-name="ce93" office:value-type="string" calcext:value-type="string">
            <text:p>Port Insider</text:p>
          </table:table-cell>
          <table:table-cell table:style-name="ce95" office:value-type="float" office:value="1084" calcext:value-type="float">
            <text:p>1084</text:p>
          </table:table-cell>
          <table:table-cell table:style-name="ce98" office:value-type="string" calcext:value-type="string">
            <text:p>Threshold of birth wishes. [91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7" calcext:value-type="float">
            <text:p>27</text:p>
          </table:table-cell>
          <table:table-cell table:style-name="ce90" office:value-type="string" calcext:value-type="string">
            <text:p>micaPlating43</text:p>
          </table:table-cell>
          <table:table-cell table:style-name="ce93" office:value-type="string" calcext:value-type="string">
            <text:p>Let Politic</text:p>
          </table:table-cell>
          <table:table-cell table:style-name="ce95" office:value-type="float" office:value="4342" calcext:value-type="float">
            <text:p>4342</text:p>
          </table:table-cell>
          <table:table-cell table:style-name="ce99" office:value-type="string" calcext:value-type="string">
            <text:p>The power of trees. [62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8" calcext:value-type="float">
            <text:p>28</text:p>
          </table:table-cell>
          <table:table-cell table:style-name="ce90" office:value-type="string" calcext:value-type="string">
            <text:p>catSynapse41</text:p>
          </table:table-cell>
          <table:table-cell table:style-name="ce93" office:value-type="string" calcext:value-type="string">
            <text:p>Unit Version</text:p>
          </table:table-cell>
          <table:table-cell table:style-name="ce95" office:value-type="float" office:value="4143" calcext:value-type="float">
            <text:p>4143</text:p>
          </table:table-cell>
          <table:table-cell table:style-name="ce98" office:value-type="string" calcext:value-type="string">
            <text:p>Resolve regular problems. [94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29" calcext:value-type="float">
            <text:p>29</text:p>
          </table:table-cell>
          <table:table-cell table:style-name="ce90" office:value-type="string" calcext:value-type="string">
            <text:p>headWheels42</text:p>
          </table:table-cell>
          <table:table-cell table:style-name="ce93" office:value-type="string" calcext:value-type="string">
            <text:p>Third Particle</text:p>
          </table:table-cell>
          <table:table-cell table:style-name="ce95" office:value-type="float" office:value="4248" calcext:value-type="float">
            <text:p>4248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0" calcext:value-type="float">
            <text:p>30</text:p>
          </table:table-cell>
          <table:table-cell table:style-name="ce90" office:value-type="string" calcext:value-type="string">
            <text:p>noTitle29</text:p>
          </table:table-cell>
          <table:table-cell table:style-name="ce93" office:value-type="string" calcext:value-type="string">
            <text:p>Cloud Computer</text:p>
          </table:table-cell>
          <table:table-cell table:style-name="ce95" office:value-type="float" office:value="2956" calcext:value-type="float">
            <text:p>2956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1" calcext:value-type="float">
            <text:p>31</text:p>
          </table:table-cell>
          <table:table-cell table:style-name="ce90" office:value-type="string" calcext:value-type="string">
            <text:p>gripRightButton55</text:p>
          </table:table-cell>
          <table:table-cell table:style-name="ce93" office:value-type="string" calcext:value-type="string">
            <text:p>Computer Assignment</text:p>
          </table:table-cell>
          <table:table-cell table:style-name="ce95" office:value-type="float" office:value="5573" calcext:value-type="float">
            <text:p>5573</text:p>
          </table:table-cell>
          <table:table-cell table:style-name="ce98" office:value-type="string" calcext:value-type="string">
            <text:p>Computer So Assignments. [88|1988-1900]</text:p>
          </table:table-cell>
          <table:table-cell table:style-name="ce102" office:value-type="string" calcext:value-type="string">
            <text:p>home.php</text:p>
          </table:table-cell>
          <table:table-cell table:style-name="ce106" office:value-type="string" calcext:value-type="string">
            <text:p><text:a xlink:href="https://github.com/openroot/gripRightButton55" xlink:type="simple">https://github.com/openroot/gripRightButton55</text:a>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2" calcext:value-type="float">
            <text:p>32</text:p>
          </table:table-cell>
          <table:table-cell table:style-name="ce90" office:value-type="string" calcext:value-type="string">
            <text:p>pocketAccount51</text:p>
          </table:table-cell>
          <table:table-cell table:style-name="ce93" office:value-type="string" calcext:value-type="string">
            <text:p>Minimum Technology</text:p>
          </table:table-cell>
          <table:table-cell table:style-name="ce95" office:value-type="float" office:value="5175" calcext:value-type="float">
            <text:p>5175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3" calcext:value-type="float">
            <text:p>33</text:p>
          </table:table-cell>
          <table:table-cell table:style-name="ce90" office:value-type="string" calcext:value-type="string">
            <text:p>stepTwoSuccess60</text:p>
          </table:table-cell>
          <table:table-cell table:style-name="ce93" office:value-type="string" calcext:value-type="string">
            <text:p>Innovative Idea</text:p>
          </table:table-cell>
          <table:table-cell table:style-name="ce95" office:value-type="float" office:value="6046" calcext:value-type="float">
            <text:p>6046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4" calcext:value-type="float">
            <text:p>34</text:p>
          </table:table-cell>
          <table:table-cell table:style-name="ce90" office:value-type="string" calcext:value-type="string">
            <text:p>bringNow34</text:p>
          </table:table-cell>
          <table:table-cell table:style-name="ce93" office:value-type="string" calcext:value-type="string">
            <text:p>Capital Investment</text:p>
          </table:table-cell>
          <table:table-cell table:style-name="ce95" office:value-type="float" office:value="3464" calcext:value-type="float">
            <text:p>3464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5" calcext:value-type="float">
            <text:p>35</text:p>
          </table:table-cell>
          <table:table-cell table:style-name="ce90" office:value-type="string" calcext:value-type="string">
            <text:p>iCanCreate33</text:p>
          </table:table-cell>
          <table:table-cell table:style-name="ce93" office:value-type="string" calcext:value-type="string">
            <text:p>Business Dealing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6" calcext:value-type="float">
            <text:p>36</text:p>
          </table:table-cell>
          <table:table-cell table:style-name="ce90" office:value-type="string" calcext:value-type="string">
            <text:p>receptionIST45</text:p>
          </table:table-cell>
          <table:table-cell table:style-name="ce93" office:value-type="string" calcext:value-type="string">
            <text:p>Dash Board</text:p>
          </table:table-cell>
          <table:table-cell table:style-name="ce95" office:value-type="float" office:value="4532" calcext:value-type="float">
            <text:p>4532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7" calcext:value-type="float">
            <text:p>37</text:p>
          </table:table-cell>
          <table:table-cell table:style-name="ce90" office:value-type="string" calcext:value-type="string">
            <text:p>byTheFormerMedal65</text:p>
          </table:table-cell>
          <table:table-cell table:style-name="ce93" office:value-type="string" calcext:value-type="string">
            <text:p>Book Keeping</text:p>
          </table:table-cell>
          <table:table-cell table:style-name="ce95" office:value-type="float" office:value="6544" calcext:value-type="float">
            <text:p>6544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8" calcext:value-type="float">
            <text:p>38</text:p>
          </table:table-cell>
          <table:table-cell table:style-name="ce90" office:value-type="string" calcext:value-type="string">
            <text:p>stickerBalance52</text:p>
          </table:table-cell>
          <table:table-cell table:style-name="ce93" office:value-type="string" calcext:value-type="string">
            <text:p>Commodity Market</text:p>
          </table:table-cell>
          <table:table-cell table:style-name="ce95" office:value-type="float" office:value="5261" calcext:value-type="float">
            <text:p>5261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39" calcext:value-type="float">
            <text:p>39</text:p>
          </table:table-cell>
          <table:table-cell table:style-name="ce90" office:value-type="string" calcext:value-type="string">
            <text:p>mealBoat31</text:p>
          </table:table-cell>
          <table:table-cell table:style-name="ce93" office:value-type="string" calcext:value-type="string">
            <text:p>Secure Energy</text:p>
          </table:table-cell>
          <table:table-cell table:style-name="ce95" office:value-type="float" office:value="3147" calcext:value-type="float">
            <text:p>3147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0" calcext:value-type="float">
            <text:p>40</text:p>
          </table:table-cell>
          <table:table-cell table:style-name="ce90" office:value-type="string" calcext:value-type="string">
            <text:p>ourGrandsCape51</text:p>
          </table:table-cell>
          <table:table-cell table:style-name="ce93" office:value-type="string" calcext:value-type="string">
            <text:p>Health Grid</text:p>
          </table:table-cell>
          <table:table-cell table:style-name="ce95" office:value-type="float" office:value="5137" calcext:value-type="float">
            <text:p>5137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1" calcext:value-type="float">
            <text:p>41</text:p>
          </table:table-cell>
          <table:table-cell table:style-name="ce90" office:value-type="string" calcext:value-type="string">
            <text:p>baseMadeForFlute64</text:p>
          </table:table-cell>
          <table:table-cell table:style-name="ce93" office:value-type="string" calcext:value-type="string">
            <text:p>Call Me</text:p>
          </table:table-cell>
          <table:table-cell table:style-name="ce95" office:value-type="float" office:value="6428" calcext:value-type="float">
            <text:p>6428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2" calcext:value-type="float">
            <text:p>42</text:p>
          </table:table-cell>
          <table:table-cell table:style-name="ce90" office:value-type="string" calcext:value-type="string">
            <text:p>castOffPrescription77</text:p>
          </table:table-cell>
          <table:table-cell table:style-name="ce93" office:value-type="string" calcext:value-type="string">
            <text:p>Lock Travel</text:p>
          </table:table-cell>
          <table:table-cell table:style-name="ce95" office:value-type="float" office:value="7742" calcext:value-type="float">
            <text:p>7742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3" calcext:value-type="float">
            <text:p>43</text:p>
          </table:table-cell>
          <table:table-cell table:style-name="ce90" office:value-type="string" calcext:value-type="string">
            <text:p>capWhenSideWise62</text:p>
          </table:table-cell>
          <table:table-cell table:style-name="ce93" office:value-type="string" calcext:value-type="string">
            <text:p>Crop Service</text:p>
          </table:table-cell>
          <table:table-cell table:style-name="ce95" office:value-type="float" office:value="6240" calcext:value-type="float">
            <text:p>6240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4" calcext:value-type="float">
            <text:p>44</text:p>
          </table:table-cell>
          <table:table-cell table:style-name="ce90" office:value-type="string" calcext:value-type="string">
            <text:p>triedToSayThere55</text:p>
          </table:table-cell>
          <table:table-cell table:style-name="ce93" office:value-type="string" calcext:value-type="string">
            <text:p>Artificial Satellite</text:p>
          </table:table-cell>
          <table:table-cell table:style-name="ce95" office:value-type="float" office:value="5574" calcext:value-type="float">
            <text:p>5574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5" calcext:value-type="float">
            <text:p>45</text:p>
          </table:table-cell>
          <table:table-cell table:style-name="ce90" office:value-type="string" calcext:value-type="string">
            <text:p>cardboardCycle52</text:p>
          </table:table-cell>
          <table:table-cell table:style-name="ce93" office:value-type="string" calcext:value-type="string">
            <text:p>Pin Number</text:p>
          </table:table-cell>
          <table:table-cell table:style-name="ce95" office:value-type="float" office:value="5237" calcext:value-type="float">
            <text:p>5237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6" calcext:value-type="float">
            <text:p>46</text:p>
          </table:table-cell>
          <table:table-cell table:style-name="ce90" office:value-type="string" calcext:value-type="string">
            <text:p>tripTransform54</text:p>
          </table:table-cell>
          <table:table-cell table:style-name="ce93" office:value-type="string" calcext:value-type="string">
            <text:p>Prepare League</text:p>
          </table:table-cell>
          <table:table-cell table:style-name="ce95" office:value-type="float" office:value="5451" calcext:value-type="float">
            <text:p>5451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7" calcext:value-type="float">
            <text:p>47</text:p>
          </table:table-cell>
          <table:table-cell table:style-name="ce90" office:value-type="string" calcext:value-type="string">
            <text:p>matrixDuality49</text:p>
          </table:table-cell>
          <table:table-cell table:style-name="ce93" office:value-type="string" calcext:value-type="string">
            <text:p>Water Melon</text:p>
          </table:table-cell>
          <table:table-cell table:style-name="ce95" office:value-type="float" office:value="4945" calcext:value-type="float">
            <text:p>4945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8" calcext:value-type="float">
            <text:p>48</text:p>
          </table:table-cell>
          <table:table-cell table:style-name="ce90" office:value-type="string" calcext:value-type="string">
            <text:p>betterArchiveAvailable73</text:p>
          </table:table-cell>
          <table:table-cell table:style-name="ce93" office:value-type="string" calcext:value-type="string">
            <text:p>Previous Language</text:p>
          </table:table-cell>
          <table:table-cell table:style-name="ce95" office:value-type="float" office:value="7364" calcext:value-type="float">
            <text:p>7364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49" calcext:value-type="float">
            <text:p>49</text:p>
          </table:table-cell>
          <table:table-cell table:style-name="ce90" office:value-type="string" calcext:value-type="string">
            <text:p>neverFindBlock55</text:p>
          </table:table-cell>
          <table:table-cell table:style-name="ce93" office:value-type="string" calcext:value-type="string">
            <text:p>Original Stream</text:p>
          </table:table-cell>
          <table:table-cell table:style-name="ce95" office:value-type="float" office:value="5556" calcext:value-type="float">
            <text:p>5556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0" calcext:value-type="float">
            <text:p>50</text:p>
          </table:table-cell>
          <table:table-cell table:style-name="ce90" office:value-type="string" calcext:value-type="string">
            <text:p>somewhereMention68</text:p>
          </table:table-cell>
          <table:table-cell table:style-name="ce93" office:value-type="string" calcext:value-type="string">
            <text:p>Fresh Logic</text:p>
          </table:table-cell>
          <table:table-cell table:style-name="ce95" office:value-type="float" office:value="6842" calcext:value-type="float">
            <text:p>6842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1" calcext:value-type="float">
            <text:p>51</text:p>
          </table:table-cell>
          <table:table-cell table:style-name="ce90" office:value-type="string" calcext:value-type="string">
            <text:p>personalHistoryEditor88</text:p>
          </table:table-cell>
          <table:table-cell table:style-name="ce93" office:value-type="string" calcext:value-type="string">
            <text:p>The Border</text:p>
          </table:table-cell>
          <table:table-cell table:style-name="ce95" office:value-type="float" office:value="8831" calcext:value-type="float">
            <text:p>8831</text:p>
          </table:table-cell>
          <table:table-cell table:style-name="ce98"/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2" calcext:value-type="float">
            <text:p>52</text:p>
          </table:table-cell>
          <table:table-cell table:style-name="ce90" office:value-type="string" calcext:value-type="string">
            <text:p>sueVerbose37</text:p>
          </table:table-cell>
          <table:table-cell table:style-name="ce93" office:value-type="string" calcext:value-type="string">
            <text:p>Short Series</text:p>
          </table:table-cell>
          <table:table-cell table:style-name="ce95" office:value-type="float" office:value="3744" calcext:value-type="float">
            <text:p>3744</text:p>
          </table:table-cell>
          <table:table-cell table:style-name="ce98" office:value-type="string" calcext:value-type="string">
            <text:p>Super massive powers. [77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3" calcext:value-type="float">
            <text:p>53</text:p>
          </table:table-cell>
          <table:table-cell table:style-name="ce90" office:value-type="string" calcext:value-type="string">
            <text:p>encryptTexture51</text:p>
          </table:table-cell>
          <table:table-cell table:style-name="ce93" office:value-type="string" calcext:value-type="string">
            <text:p>Read Record</text:p>
          </table:table-cell>
          <table:table-cell table:style-name="ce95" office:value-type="float" office:value="5135" calcext:value-type="float">
            <text:p>5135</text:p>
          </table:table-cell>
          <table:table-cell table:style-name="ce99" office:value-type="string" calcext:value-type="string">
            <text:p>Collect all information. [94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4" calcext:value-type="float">
            <text:p>54</text:p>
          </table:table-cell>
          <table:table-cell table:style-name="ce90" office:value-type="string" calcext:value-type="string">
            <text:p>facialInterpretForm76</text:p>
          </table:table-cell>
          <table:table-cell table:style-name="ce93" office:value-type="string" calcext:value-type="string">
            <text:p>Design Hobbyist</text:p>
          </table:table-cell>
          <table:table-cell table:style-name="ce95" office:value-type="float" office:value="7652" calcext:value-type="float">
            <text:p>7652</text:p>
          </table:table-cell>
          <table:table-cell table:style-name="ce98" office:value-type="string" calcext:value-type="string">
            <text:p>Daily thought test topics. [87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5" calcext:value-type="float">
            <text:p>55</text:p>
          </table:table-cell>
          <table:table-cell table:style-name="ce90" office:value-type="string" calcext:value-type="string">
            <text:p>adjacentCalculus66</text:p>
          </table:table-cell>
          <table:table-cell table:style-name="ce93" office:value-type="string" calcext:value-type="string">
            <text:p>Lease Product</text:p>
          </table:table-cell>
          <table:table-cell table:style-name="ce95" office:value-type="float" office:value="6649" calcext:value-type="float">
            <text:p>6649</text:p>
          </table:table-cell>
          <table:table-cell table:style-name="ce98" office:value-type="string" calcext:value-type="string">
            <text:p>Remote special things. [75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6" calcext:value-type="float">
            <text:p>56</text:p>
          </table:table-cell>
          <table:table-cell table:style-name="ce90" office:value-type="string" calcext:value-type="string">
            <text:p>kitControl43</text:p>
          </table:table-cell>
          <table:table-cell table:style-name="ce93" office:value-type="string" calcext:value-type="string">
            <text:p>Optimum Use</text:p>
          </table:table-cell>
          <table:table-cell table:style-name="ce95" office:value-type="float" office:value="4344" calcext:value-type="float">
            <text:p>4344</text:p>
          </table:table-cell>
          <table:table-cell table:style-name="ce98" office:value-type="string" calcext:value-type="string">
            <text:p>Individual innovative formulas. [110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5">
          <table:table-cell table:style-name="ce84"/>
          <table:table-cell table:style-name="ce87" office:value-type="float" office:value="57" calcext:value-type="float">
            <text:p>57</text:p>
          </table:table-cell>
          <table:table-cell table:style-name="ce90" office:value-type="string" calcext:value-type="string">
            <text:p>whichIs29</text:p>
          </table:table-cell>
          <table:table-cell table:style-name="ce93" office:value-type="string" calcext:value-type="string">
            <text:p>Vocabulary Assistance</text:p>
          </table:table-cell>
          <table:table-cell table:style-name="ce95" office:value-type="float" office:value="2978" calcext:value-type="float">
            <text:p>2978</text:p>
          </table:table-cell>
          <table:table-cell table:style-name="ce98" office:value-type="string" calcext:value-type="string">
            <text:p>Parallel worlds for development. [128|2056-1928]</text:p>
          </table:table-cell>
          <table:table-cell table:style-name="ce102"/>
          <table:table-cell table:style-name="ce105"/>
          <table:table-cell table:style-name="ce1"/>
          <table:table-cell table:number-columns-repeated="1015"/>
        </table:table-row>
        <table:table-row table:style-name="ro1">
          <table:table-cell table:style-name="ce85"/>
          <table:table-cell table:style-name="ce88"/>
          <table:table-cell table:style-name="ce91"/>
          <table:table-cell table:style-name="ce94"/>
          <table:table-cell table:style-name="ce96"/>
          <table:table-cell table:style-name="ce100"/>
          <table:table-cell table:style-name="ce103"/>
          <table:table-cell table:style-name="ce107"/>
          <table:table-cell table:style-name="ce1"/>
          <table:table-cell table:number-columns-repeated="1015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own_" table:style-name="ta3">
        <table:table-column table:style-name="co1" table:default-cell-style-name="Default"/>
        <table:table-column table:style-name="co11" table:number-columns-repeated="16" table:default-cell-style-name="Default"/>
        <table:table-column table:style-name="co1" table:default-cell-style-name="Default"/>
        <table:table-column table:style-name="co11" table:number-columns-repeated="1006" table:default-cell-style-name="Default"/>
        <table:table-row table:style-name="ro1">
          <table:table-cell table:style-name="ce108" table:number-columns-repeated="16"/>
          <table:table-cell table:style-name="ce111"/>
          <table:table-cell table:style-name="ce33"/>
          <table:table-cell table:number-columns-repeated="1006"/>
        </table:table-row>
        <table:table-row table:style-name="ro5">
          <table:table-cell table:style-name="ce108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33"/>
          <table:table-cell table:number-columns-repeated="1006"/>
        </table:table-row>
        <table:table-row table:style-name="ro5">
          <table:table-cell table:style-name="ce108"/>
          <table:table-cell table:style-name="ce110" office:value-type="string" calcext:value-type="string">
            <text:p>It</text:p>
          </table:table-cell>
          <table:table-cell table:style-name="ce110" office:value-type="string" calcext:value-type="string">
            <text:p>must</text:p>
          </table:table-cell>
          <table:table-cell table:style-name="ce110" office:value-type="string" calcext:value-type="string">
            <text:p>have</text:p>
          </table:table-cell>
          <table:table-cell table:style-name="ce110" office:value-type="string" calcext:value-type="string">
            <text:p>these</text:p>
          </table:table-cell>
          <table:table-cell table:style-name="ce110" office:value-type="string" calcext:value-type="string">
            <text:p>or</text:p>
          </table:table-cell>
          <table:table-cell table:style-name="ce110" office:value-type="string" calcext:value-type="string">
            <text:p>more</text:p>
          </table:table-cell>
          <table:table-cell table:style-name="ce110" office:value-type="string" calcext:value-type="string">
            <text:p>than</text:p>
          </table:table-cell>
          <table:table-cell table:style-name="ce110" office:value-type="string" calcext:value-type="string">
            <text:p>these</text:p>
          </table:table-cell>
          <table:table-cell table:style-name="ce110" office:value-type="string" calcext:value-type="string">
            <text:p>countable</text:p>
          </table:table-cell>
          <table:table-cell table:style-name="ce110" office:value-type="string" calcext:value-type="string">
            <text:p>segments</text:p>
          </table:table-cell>
          <table:table-cell table:style-name="ce110" office:value-type="string" calcext:value-type="string">
            <text:p>where</text:p>
          </table:table-cell>
          <table:table-cell table:style-name="ce110" office:value-type="string" calcext:value-type="string">
            <text:p>it</text:p>
          </table:table-cell>
          <table:table-cell table:style-name="ce110" office:value-type="string" calcext:value-type="string">
            <text:p>gets</text:p>
          </table:table-cell>
          <table:table-cell table:style-name="ce110" office:value-type="string" calcext:value-type="string">
            <text:p>enough</text:p>
          </table:table-cell>
          <table:table-cell table:style-name="ce110" office:value-type="string" calcext:value-type="string">
            <text:p>flexibility</text:p>
          </table:table-cell>
          <table:table-cell table:style-name="ce113" office:value-type="string" calcext:value-type="string">
            <text:p>.</text:p>
          </table:table-cell>
          <table:table-cell table:style-name="ce33"/>
          <table:table-cell table:number-columns-repeated="1006"/>
        </table:table-row>
        <table:table-row table:style-name="ro1">
          <table:table-cell table:style-name="ce1" table:number-columns-repeated="18"/>
          <table:table-cell table:number-columns-repeated="1006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oy_" table:style-name="ta4">
        <table:table-column table:style-name="co1" table:default-cell-style-name="Default"/>
        <table:table-column table:style-name="co11" table:number-columns-repeated="16" table:default-cell-style-name="Default"/>
        <table:table-column table:style-name="co1" table:default-cell-style-name="Default"/>
        <table:table-column table:style-name="co11" table:number-columns-repeated="1006" table:default-cell-style-name="Default"/>
        <table:table-row table:style-name="ro1">
          <table:table-cell table:style-name="ce33" table:number-columns-repeated="17"/>
          <table:table-cell table:style-name="ce1"/>
          <table:table-cell table:number-columns-repeated="1006"/>
        </table:table-row>
        <table:table-row table:style-name="ro4">
          <table:table-cell table:style-name="ce114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33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style-name="ce124"/>
          <table:table-cell table:style-name="ce125"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31" office:value-type="float" office:value="16" calcext:value-type="float">
            <text:p>16</text:p>
          </table:table-cell>
          <table:table-cell table:style-name="ce1"/>
          <table:table-cell table:number-columns-repeated="1006"/>
        </table:table-row>
        <table:table-row table:style-name="ro1">
          <table:table-cell table:style-name="ce1" table:number-columns-repeated="18"/>
          <table:table-cell table:number-columns-repeated="1006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ip_" table:style-name="ta5">
        <table:table-column table:style-name="co1" table:default-cell-style-name="Default"/>
        <table:table-column table:style-name="co19" table:number-columns-repeated="16" table:default-cell-style-name="Default"/>
        <table:table-column table:style-name="co1" table:default-cell-style-name="Default"/>
        <table:table-column table:style-name="co11" table:number-columns-repeated="1006" table:default-cell-style-name="Default"/>
        <table:table-row table:style-name="ro1">
          <table:table-cell table:style-name="ce132" table:number-columns-repeated="18"/>
          <table:table-cell table:number-columns-repeated="1006"/>
        </table:table-row>
        <table:table-row table:style-name="ro5">
          <table:table-cell table:style-name="ce132"/>
          <table:table-cell table:style-name="ce133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46" office:value-type="float" office:value="16" calcext:value-type="float">
            <text:p>16</text:p>
          </table:table-cell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3" office:value-type="string" calcext:value-type="string">
            <text:p>dev.verbinitial</text:p>
          </table:table-cell>
          <table:table-cell table:style-name="ce139" office:value-type="string" calcext:value-type="string">
            <text:p>dev.programbase</text:p>
          </table:table-cell>
          <table:table-cell table:style-name="ce139" office:value-type="string" calcext:value-type="string">
            <text:p>dev.proveinvert</text:p>
          </table:table-cell>
          <table:table-cell table:style-name="ce139" office:value-type="string" calcext:value-type="string">
            <text:p>dev.rankodd</text:p>
          </table:table-cell>
          <table:table-cell table:style-name="ce139" office:value-type="string" calcext:value-type="string">
            <text:p>dev.artattach</text:p>
          </table:table-cell>
          <table:table-cell table:style-name="ce139" office:value-type="string" calcext:value-type="string">
            <text:p>dev.rendernoon</text:p>
          </table:table-cell>
          <table:table-cell table:style-name="ce139" office:value-type="string" calcext:value-type="string">
            <text:p>dev.candidnetwork</text:p>
          </table:table-cell>
          <table:table-cell table:style-name="ce139" office:value-type="string" calcext:value-type="string">
            <text:p>dev.drinkorganic</text:p>
          </table:table-cell>
          <table:table-cell table:style-name="ce139" office:value-type="string" calcext:value-type="string">
            <text:p>dev.openroot</text:p>
          </table:table-cell>
          <table:table-cell table:style-name="ce139" office:value-type="string" calcext:value-type="string">
            <text:p>dev.crosssum</text:p>
          </table:table-cell>
          <table:table-cell table:style-name="ce139" office:value-type="string" calcext:value-type="string">
            <text:p>dev.primefold</text:p>
          </table:table-cell>
          <table:table-cell table:style-name="ce139" office:value-type="string" calcext:value-type="string">
            <text:p>dev.reprisefear</text:p>
          </table:table-cell>
          <table:table-cell table:style-name="ce139" office:value-type="string" calcext:value-type="string">
            <text:p>dev.quickfire</text:p>
          </table:table-cell>
          <table:table-cell table:style-name="ce139" office:value-type="string" calcext:value-type="string">
            <text:p>dev.entershow</text:p>
          </table:table-cell>
          <table:table-cell table:style-name="ce139" office:value-type="string" calcext:value-type="string">
            <text:p>dev.messagename</text:p>
          </table:table-cell>
          <table:table-cell table:style-name="ce146" office:value-type="string" calcext:value-type="string">
            <text:p>dev.bitstationary</text:p>
          </table:table-cell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4"/>
          <table:table-cell table:style-name="ce140" table:number-columns-repeated="13"/>
          <table:table-cell table:style-name="ce145"/>
          <table:table-cell table:style-name="ce147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5" office:value-type="string" calcext:value-type="string">
            <text:p>.1</text:p>
          </table:table-cell>
          <table:table-cell table:style-name="ce141" office:value-type="string" calcext:value-type="string">
            <text:p>22.2</text:p>
          </table:table-cell>
          <table:table-cell table:style-name="ce141" office:value-type="string" calcext:value-type="string">
            <text:p>1.2</text:p>
          </table:table-cell>
          <table:table-cell table:style-name="ce141" office:value-type="string" calcext:value-type="string">
            <text:p>3.1</text:p>
          </table:table-cell>
          <table:table-cell table:style-name="ce141" office:value-type="string" calcext:value-type="string">
            <text:p>22.1</text:p>
          </table:table-cell>
          <table:table-cell table:style-name="ce141" office:value-type="string" calcext:value-type="string">
            <text:p>8.2</text:p>
          </table:table-cell>
          <table:table-cell table:style-name="ce141" office:value-type="string" calcext:value-type="string">
            <text:p>15.1</text:p>
          </table:table-cell>
          <table:table-cell table:style-name="ce141" office:value-type="string" calcext:value-type="string">
            <text:p>1.1</text:p>
          </table:table-cell>
          <table:table-cell table:style-name="ce141" office:value-type="string" calcext:value-type="string">
            <text:p>2.2</text:p>
          </table:table-cell>
          <table:table-cell table:style-name="ce141" office:value-type="string" calcext:value-type="string">
            <text:p>8.1</text:p>
          </table:table-cell>
          <table:table-cell table:style-name="ce141" office:value-type="string" calcext:value-type="string">
            <text:p>3.2</text:p>
          </table:table-cell>
          <table:table-cell table:style-name="ce141" office:value-type="string" calcext:value-type="string">
            <text:p>15.2</text:p>
          </table:table-cell>
          <table:table-cell table:style-name="ce141" office:value-type="string" calcext:value-type="string">
            <text:p>2.1</text:p>
          </table:table-cell>
          <table:table-cell table:style-name="ce141" office:value-type="string" calcext:value-type="string">
            <text:p>.b</text:p>
          </table:table-cell>
          <table:table-cell table:style-name="ce141" office:value-type="string" calcext:value-type="string">
            <text:p>.a</text:p>
          </table:table-cell>
          <table:table-cell table:style-name="ce148" office:value-type="string" calcext:value-type="string">
            <text:p>\</text:p>
          </table:table-cell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6" office:value-type="string" calcext:value-type="string">
            <text:p>catSynapse41</text:p>
          </table:table-cell>
          <table:table-cell table:style-name="ce142" office:value-type="string" calcext:value-type="string">
            <text:p>personalHistoryEditor88</text:p>
          </table:table-cell>
          <table:table-cell table:style-name="ce142" office:value-type="string" calcext:value-type="string">
            <text:p>noTitle29</text:p>
          </table:table-cell>
          <table:table-cell table:style-name="ce142" office:value-type="string" calcext:value-type="string">
            <text:p>mathematicalMatter66</text:p>
          </table:table-cell>
          <table:table-cell table:style-name="ce142" office:value-type="string" calcext:value-type="string">
            <text:p>thisCompulsorySubject91</text:p>
          </table:table-cell>
          <table:table-cell table:style-name="ce142" office:value-type="string" calcext:value-type="string">
            <text:p>byTheFormerMedal65</text:p>
          </table:table-cell>
          <table:table-cell table:style-name="ce142" office:value-type="string" calcext:value-type="string">
            <text:p>whatIsHappeningHere75</text:p>
          </table:table-cell>
          <table:table-cell table:style-name="ce142" office:value-type="string" calcext:value-type="string">
            <text:p>proFashions49</text:p>
          </table:table-cell>
          <table:table-cell table:style-name="ce142" office:value-type="string" calcext:value-type="string">
            <text:p>gripRightButton55</text:p>
          </table:table-cell>
          <table:table-cell table:style-name="ce142" office:value-type="string" calcext:value-type="string">
            <text:p>doItAllRedeemed58</text:p>
          </table:table-cell>
          <table:table-cell table:style-name="ce142" office:value-type="string" calcext:value-type="string">
            <text:p>pocketAccount51</text:p>
          </table:table-cell>
          <table:table-cell table:style-name="ce142" office:value-type="string" calcext:value-type="string">
            <text:p>triedToSayThere55</text:p>
          </table:table-cell>
          <table:table-cell table:style-name="ce142" office:value-type="string" calcext:value-type="string">
            <text:p>cupSlateNumber58</text:p>
          </table:table-cell>
          <table:table-cell table:style-name="ce142" office:value-type="string" calcext:value-type="string">
            <text:p>headWheels42</text:p>
          </table:table-cell>
          <table:table-cell table:style-name="ce142" office:value-type="string" calcext:value-type="string">
            <text:p>thoughOption50</text:p>
          </table:table-cell>
          <table:table-cell table:style-name="ce148" office:value-type="string" calcext:value-type="string">
            <text:p>whichIs29</text:p>
          </table:table-cell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4"/>
          <table:table-cell table:style-name="ce140" table:number-columns-repeated="14"/>
          <table:table-cell table:style-name="ce147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5" office:value-type="string" calcext:value-type="string">
            <text:p>.2</text:p>
          </table:table-cell>
          <table:table-cell table:style-name="ce141" office:value-type="string" calcext:value-type="string">
            <text:p>23.2</text:p>
          </table:table-cell>
          <table:table-cell table:style-name="ce141" office:value-type="string" calcext:value-type="string">
            <text:p>4.2</text:p>
          </table:table-cell>
          <table:table-cell table:style-name="ce141" office:value-type="string" calcext:value-type="string">
            <text:p>7.1</text:p>
          </table:table-cell>
          <table:table-cell table:style-name="ce141" office:value-type="string" calcext:value-type="string">
            <text:p>23.1</text:p>
          </table:table-cell>
          <table:table-cell table:style-name="ce141" office:value-type="string" calcext:value-type="string">
            <text:p>9.2</text:p>
          </table:table-cell>
          <table:table-cell table:style-name="ce141" office:value-type="string" calcext:value-type="string">
            <text:p>16.1</text:p>
          </table:table-cell>
          <table:table-cell table:style-name="ce141" office:value-type="string" calcext:value-type="string">
            <text:p>4.1</text:p>
          </table:table-cell>
          <table:table-cell table:style-name="ce141" office:value-type="string" calcext:value-type="string">
            <text:p>6.2</text:p>
          </table:table-cell>
          <table:table-cell table:style-name="ce141" office:value-type="string" calcext:value-type="string">
            <text:p>9.1</text:p>
          </table:table-cell>
          <table:table-cell table:style-name="ce141" office:value-type="string" calcext:value-type="string">
            <text:p>7.2</text:p>
          </table:table-cell>
          <table:table-cell table:style-name="ce141" office:value-type="string" calcext:value-type="string">
            <text:p>16.2</text:p>
          </table:table-cell>
          <table:table-cell table:style-name="ce141" office:value-type="string" calcext:value-type="string">
            <text:p>6.1</text:p>
          </table:table-cell>
          <table:table-cell table:style-name="ce142" table:number-columns-repeated="2"/>
          <table:table-cell table:style-name="ce149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6" office:value-type="string" calcext:value-type="string">
            <text:p>kitControl43</text:p>
          </table:table-cell>
          <table:table-cell table:style-name="ce142" office:value-type="string" calcext:value-type="string">
            <text:p>sueVerbose37</text:p>
          </table:table-cell>
          <table:table-cell table:style-name="ce142" office:value-type="string" calcext:value-type="string">
            <text:p>stepTwoSuccess60</text:p>
          </table:table-cell>
          <table:table-cell table:style-name="ce142" office:value-type="string" calcext:value-type="string">
            <text:p>cyanIDE26</text:p>
          </table:table-cell>
          <table:table-cell table:style-name="ce142" office:value-type="string" calcext:value-type="string">
            <text:p>seekGender37</text:p>
          </table:table-cell>
          <table:table-cell table:style-name="ce142" office:value-type="string" calcext:value-type="string">
            <text:p>stickerBalance52</text:p>
          </table:table-cell>
          <table:table-cell table:style-name="ce142" office:value-type="string" calcext:value-type="string">
            <text:p>buyBluetooth50</text:p>
          </table:table-cell>
          <table:table-cell table:style-name="ce142" office:value-type="string" calcext:value-type="string">
            <text:p>notNecessarilyADream81</text:p>
          </table:table-cell>
          <table:table-cell table:style-name="ce142" office:value-type="string" calcext:value-type="string">
            <text:p>iCanCreate33</text:p>
          </table:table-cell>
          <table:table-cell table:style-name="ce142" office:value-type="string" calcext:value-type="string">
            <text:p>budBusBucket43</text:p>
          </table:table-cell>
          <table:table-cell table:style-name="ce142" office:value-type="string" calcext:value-type="string">
            <text:p>receptionIST45</text:p>
          </table:table-cell>
          <table:table-cell table:style-name="ce142" office:value-type="string" calcext:value-type="string">
            <text:p>cardboardCycle52</text:p>
          </table:table-cell>
          <table:table-cell table:style-name="ce142" office:value-type="string" calcext:value-type="string">
            <text:p>iThinkCave34</text:p>
          </table:table-cell>
          <table:table-cell table:style-name="ce142" table:number-columns-repeated="2"/>
          <table:table-cell table:style-name="ce149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4"/>
          <table:table-cell table:style-name="ce140" table:number-columns-repeated="7"/>
          <table:table-cell table:style-name="ce143"/>
          <table:table-cell table:style-name="ce140"/>
          <table:table-cell table:style-name="ce143"/>
          <table:table-cell table:style-name="ce140" table:number-columns-repeated="4"/>
          <table:table-cell table:style-name="ce147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6"/>
          <table:table-cell table:style-name="ce141" office:value-type="string" calcext:value-type="string">
            <text:p>24.2</text:p>
          </table:table-cell>
          <table:table-cell table:style-name="ce141" office:value-type="string" calcext:value-type="string">
            <text:p>5.2</text:p>
          </table:table-cell>
          <table:table-cell table:style-name="ce142"/>
          <table:table-cell table:style-name="ce141" office:value-type="string" calcext:value-type="string">
            <text:p>24.1</text:p>
          </table:table-cell>
          <table:table-cell table:style-name="ce141" office:value-type="string" calcext:value-type="string">
            <text:p>10.2</text:p>
          </table:table-cell>
          <table:table-cell table:style-name="ce141" office:value-type="string" calcext:value-type="string">
            <text:p>17.1</text:p>
          </table:table-cell>
          <table:table-cell table:style-name="ce141" office:value-type="string" calcext:value-type="string">
            <text:p>5.1</text:p>
          </table:table-cell>
          <table:table-cell table:style-name="ce142"/>
          <table:table-cell table:style-name="ce141" office:value-type="string" calcext:value-type="string">
            <text:p>10.1</text:p>
          </table:table-cell>
          <table:table-cell table:style-name="ce142"/>
          <table:table-cell table:style-name="ce141" office:value-type="string" calcext:value-type="string">
            <text:p>17.2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6"/>
          <table:table-cell table:style-name="ce142" office:value-type="string" calcext:value-type="string">
            <text:p>encryptTexture51</text:p>
          </table:table-cell>
          <table:table-cell table:style-name="ce142" office:value-type="string" calcext:value-type="string">
            <text:p>bringNow34</text:p>
          </table:table-cell>
          <table:table-cell table:style-name="ce142"/>
          <table:table-cell table:style-name="ce142" office:value-type="string" calcext:value-type="string">
            <text:p>territoryDifference72</text:p>
          </table:table-cell>
          <table:table-cell table:style-name="ce142" office:value-type="string" calcext:value-type="string">
            <text:p>mealBoat31</text:p>
          </table:table-cell>
          <table:table-cell table:style-name="ce142" office:value-type="string" calcext:value-type="string">
            <text:p>spyOrganization64</text:p>
          </table:table-cell>
          <table:table-cell table:style-name="ce142" office:value-type="string" calcext:value-type="string">
            <text:p>sortByMe33</text:p>
          </table:table-cell>
          <table:table-cell table:style-name="ce142"/>
          <table:table-cell table:style-name="ce142" office:value-type="string" calcext:value-type="string">
            <text:p>eyeExamineE38</text:p>
          </table:table-cell>
          <table:table-cell table:style-name="ce142"/>
          <table:table-cell table:style-name="ce142" office:value-type="string" calcext:value-type="string">
            <text:p>tripTransform54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4"/>
          <table:table-cell table:style-name="ce140" table:number-columns-repeated="14"/>
          <table:table-cell table:style-name="ce147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6"/>
          <table:table-cell table:style-name="ce141" office:value-type="string" calcext:value-type="string">
            <text:p>25.2</text:p>
          </table:table-cell>
          <table:table-cell table:style-name="ce142" table:number-columns-repeated="2"/>
          <table:table-cell table:style-name="ce141" office:value-type="string" calcext:value-type="string">
            <text:p>25.1</text:p>
          </table:table-cell>
          <table:table-cell table:style-name="ce141" office:value-type="string" calcext:value-type="string">
            <text:p>11.2</text:p>
          </table:table-cell>
          <table:table-cell table:style-name="ce141" office:value-type="string" calcext:value-type="string">
            <text:p>18.1</text:p>
          </table:table-cell>
          <table:table-cell table:style-name="ce142" table:number-columns-repeated="2"/>
          <table:table-cell table:style-name="ce141" office:value-type="string" calcext:value-type="string">
            <text:p>11.1</text:p>
          </table:table-cell>
          <table:table-cell table:style-name="ce142"/>
          <table:table-cell table:style-name="ce141" office:value-type="string" calcext:value-type="string">
            <text:p>18.2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6"/>
          <table:table-cell table:style-name="ce142" office:value-type="string" calcext:value-type="string">
            <text:p>facialInterpretForm76</text:p>
          </table:table-cell>
          <table:table-cell table:style-name="ce142" table:number-columns-repeated="2"/>
          <table:table-cell table:style-name="ce142" office:value-type="string" calcext:value-type="string">
            <text:p>miscellaneousAccessibility108</text:p>
          </table:table-cell>
          <table:table-cell table:style-name="ce142" office:value-type="string" calcext:value-type="string">
            <text:p>ourGrandsCape51</text:p>
          </table:table-cell>
          <table:table-cell table:style-name="ce142" office:value-type="string" calcext:value-type="string">
            <text:p>haveATableSimple61</text:p>
          </table:table-cell>
          <table:table-cell table:style-name="ce142" table:number-columns-repeated="2"/>
          <table:table-cell table:style-name="ce142" office:value-type="string" calcext:value-type="string">
            <text:p>noMoreRole46</text:p>
          </table:table-cell>
          <table:table-cell table:style-name="ce142"/>
          <table:table-cell table:style-name="ce142" office:value-type="string" calcext:value-type="string">
            <text:p>matrixDuality49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4"/>
          <table:table-cell table:style-name="ce140" table:number-columns-repeated="3"/>
          <table:table-cell table:style-name="ce143"/>
          <table:table-cell table:style-name="ce140" table:number-columns-repeated="10"/>
          <table:table-cell table:style-name="ce150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6"/>
          <table:table-cell table:style-name="ce141" office:value-type="string" calcext:value-type="string">
            <text:p>26.2</text:p>
          </table:table-cell>
          <table:table-cell table:style-name="ce142" table:number-columns-repeated="2"/>
          <table:table-cell table:style-name="ce141" office:value-type="string" calcext:value-type="string">
            <text:p>26.1</text:p>
          </table:table-cell>
          <table:table-cell table:style-name="ce141" office:value-type="string" calcext:value-type="string">
            <text:p>12.2</text:p>
          </table:table-cell>
          <table:table-cell table:style-name="ce141" office:value-type="string" calcext:value-type="string">
            <text:p>19.1</text:p>
          </table:table-cell>
          <table:table-cell table:style-name="ce142" table:number-columns-repeated="2"/>
          <table:table-cell table:style-name="ce141" office:value-type="string" calcext:value-type="string">
            <text:p>12.1</text:p>
          </table:table-cell>
          <table:table-cell table:style-name="ce142"/>
          <table:table-cell table:style-name="ce141" office:value-type="string" calcext:value-type="string">
            <text:p>19.2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7"/>
          <table:table-cell table:style-name="ce142" office:value-type="string" calcext:value-type="string">
            <text:p>adjacentCalculus66</text:p>
          </table:table-cell>
          <table:table-cell table:style-name="ce142" table:number-columns-repeated="2"/>
          <table:table-cell table:style-name="ce142" office:value-type="string" calcext:value-type="string">
            <text:p>micaPlating43</text:p>
          </table:table-cell>
          <table:table-cell table:style-name="ce142" office:value-type="string" calcext:value-type="string">
            <text:p>baseMadeForFlute64</text:p>
          </table:table-cell>
          <table:table-cell table:style-name="ce142" office:value-type="string" calcext:value-type="string">
            <text:p>livesInHeritage54</text:p>
          </table:table-cell>
          <table:table-cell table:style-name="ce142" table:number-columns-repeated="2"/>
          <table:table-cell table:style-name="ce142" office:value-type="string" calcext:value-type="string">
            <text:p>leafOfCorianderRecipient93</text:p>
          </table:table-cell>
          <table:table-cell table:style-name="ce142"/>
          <table:table-cell table:style-name="ce142" office:value-type="string" calcext:value-type="string">
            <text:p>betterArchiveAvailable73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8"/>
          <table:table-cell table:style-name="ce143"/>
          <table:table-cell table:style-name="ce140" table:number-columns-repeated="2"/>
          <table:table-cell table:style-name="ce143" table:number-columns-repeated="3"/>
          <table:table-cell table:style-name="ce140" table:number-columns-repeated="8"/>
          <table:table-cell table:style-name="ce147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7"/>
          <table:table-cell table:style-name="ce144"/>
          <table:table-cell table:style-name="ce142" table:number-columns-repeated="3"/>
          <table:table-cell table:style-name="ce141" office:value-type="string" calcext:value-type="string">
            <text:p>13.2</text:p>
          </table:table-cell>
          <table:table-cell table:style-name="ce141" office:value-type="string" calcext:value-type="string">
            <text:p>20.1</text:p>
          </table:table-cell>
          <table:table-cell table:style-name="ce142" table:number-columns-repeated="2"/>
          <table:table-cell table:style-name="ce141" office:value-type="string" calcext:value-type="string">
            <text:p>13.1</text:p>
          </table:table-cell>
          <table:table-cell table:style-name="ce142"/>
          <table:table-cell table:style-name="ce141" office:value-type="string" calcext:value-type="string">
            <text:p>20.2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7"/>
          <table:table-cell table:style-name="ce144"/>
          <table:table-cell table:style-name="ce142" table:number-columns-repeated="3"/>
          <table:table-cell table:style-name="ce142" office:value-type="string" calcext:value-type="string">
            <text:p>castOffPrescription77</text:p>
          </table:table-cell>
          <table:table-cell table:style-name="ce142" office:value-type="string" calcext:value-type="string">
            <text:p>premiumOnlyIncognito88</text:p>
          </table:table-cell>
          <table:table-cell table:style-name="ce142" table:number-columns-repeated="2"/>
          <table:table-cell table:style-name="ce142" office:value-type="string" calcext:value-type="string">
            <text:p>autonomousChartLetter86</text:p>
          </table:table-cell>
          <table:table-cell table:style-name="ce142"/>
          <table:table-cell table:style-name="ce142" office:value-type="string" calcext:value-type="string">
            <text:p>neverFindBlock55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8"/>
          <table:table-cell table:style-name="ce143"/>
          <table:table-cell table:style-name="ce140" table:number-columns-repeated="3"/>
          <table:table-cell table:style-name="ce143" table:number-columns-repeated="2"/>
          <table:table-cell table:style-name="ce140" table:number-columns-repeated="8"/>
          <table:table-cell table:style-name="ce147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7"/>
          <table:table-cell table:style-name="ce144"/>
          <table:table-cell table:style-name="ce142" table:number-columns-repeated="3"/>
          <table:table-cell table:style-name="ce141" office:value-type="string" calcext:value-type="string">
            <text:p>14.2</text:p>
          </table:table-cell>
          <table:table-cell table:style-name="ce141" office:value-type="string" calcext:value-type="string">
            <text:p>21.1</text:p>
          </table:table-cell>
          <table:table-cell table:style-name="ce142" table:number-columns-repeated="2"/>
          <table:table-cell table:style-name="ce141" office:value-type="string" calcext:value-type="string">
            <text:p>14.1</text:p>
          </table:table-cell>
          <table:table-cell table:style-name="ce142"/>
          <table:table-cell table:style-name="ce141" office:value-type="string" calcext:value-type="string">
            <text:p>21.2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5">
          <table:table-cell table:style-name="ce132"/>
          <table:table-cell table:style-name="ce137"/>
          <table:table-cell table:style-name="ce144"/>
          <table:table-cell table:style-name="ce142" table:number-columns-repeated="3"/>
          <table:table-cell table:style-name="ce142" office:value-type="string" calcext:value-type="string">
            <text:p>capWhenSideWise62</text:p>
          </table:table-cell>
          <table:table-cell table:style-name="ce142" office:value-type="string" calcext:value-type="string">
            <text:p>anUninteresting58</text:p>
          </table:table-cell>
          <table:table-cell table:style-name="ce142" table:number-columns-repeated="2"/>
          <table:table-cell table:style-name="ce142" office:value-type="string" calcext:value-type="string">
            <text:p>voiceAsLanguage56</text:p>
          </table:table-cell>
          <table:table-cell table:style-name="ce142"/>
          <table:table-cell table:style-name="ce142" office:value-type="string" calcext:value-type="string">
            <text:p>somewhereMention68</text:p>
          </table:table-cell>
          <table:table-cell table:style-name="ce142" table:number-columns-repeated="3"/>
          <table:table-cell table:style-name="ce148"/>
          <table:table-cell table:style-name="ce132"/>
          <table:table-cell table:number-columns-repeated="1006"/>
        </table:table-row>
        <table:table-row table:style-name="ro1">
          <table:table-cell table:style-name="ce132"/>
          <table:table-cell table:style-name="ce84" table:number-columns-repeated="2"/>
          <table:table-cell table:style-name="ce132" table:number-columns-repeated="3"/>
          <table:table-cell table:style-name="ce84" table:number-columns-repeated="2"/>
          <table:table-cell table:style-name="ce132" table:number-columns-repeated="10"/>
          <table:table-cell table:number-columns-repeated="1006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oast_" table:style-name="ta6">
        <table:table-column table:style-name="co1" table:default-cell-style-name="Default"/>
        <table:table-column table:style-name="co20" table:default-cell-style-name="Default"/>
        <table:table-column table:style-name="co21" table:number-columns-repeated="7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1" table:number-columns-repeated="1013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5">
          <table:table-cell table:style-name="ce151"/>
          <table:table-cell table:style-name="ce153" office:value-type="string" calcext:value-type="string">
            <text:p>dev.messagename</text:p>
          </table:table-cell>
          <table:table-cell table:style-name="ce156" office:value-type="string" calcext:value-type="string">
            <text:p>t</text:p>
          </table:table-cell>
          <table:table-cell table:style-name="ce156" office:value-type="string" calcext:value-type="string">
            <text:p>a</text:p>
          </table:table-cell>
          <table:table-cell table:style-name="ce156" office:value-type="string" calcext:value-type="string">
            <text:p>p</text:p>
          </table:table-cell>
          <table:table-cell table:style-name="ce156" office:value-type="string" calcext:value-type="string">
            <text:p>a</text:p>
          </table:table-cell>
          <table:table-cell table:style-name="ce156" office:value-type="string" calcext:value-type="string">
            <text:p>d</text:p>
          </table:table-cell>
          <table:table-cell table:style-name="ce156" office:value-type="string" calcext:value-type="string">
            <text:p>e</text:p>
          </table:table-cell>
          <table:table-cell table:style-name="ce156" office:value-type="string" calcext:value-type="string">
            <text:p>r</text:p>
          </table:table-cell>
          <table:table-cell table:style-name="ce159" office:value-type="string" calcext:value-type="string">
            <text:p>dev.entershow</text:p>
          </table:table-cell>
          <table:table-cell table:style-name="ce151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drinkorganic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112" calcext:value-type="float">
            <text:p>112</text:p>
          </table:table-cell>
          <table:table-cell table:style-name="ce157" office:value-type="float" office:value="138" calcext:value-type="float">
            <text:p>138</text:p>
          </table:table-cell>
          <table:table-cell table:style-name="ce157" office:value-type="float" office:value="164" calcext:value-type="float">
            <text:p>164</text:p>
          </table:table-cell>
          <table:table-cell table:style-name="ce160" office:value-type="string" calcext:value-type="string">
            <text:p>dev.proveinvert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quickfire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61" calcext:value-type="float">
            <text:p>61</text:p>
          </table:table-cell>
          <table:table-cell table:style-name="ce157" office:value-type="float" office:value="87" calcext:value-type="float">
            <text:p>87</text:p>
          </table:table-cell>
          <table:table-cell table:style-name="ce157" office:value-type="float" office:value="113" calcext:value-type="float">
            <text:p>113</text:p>
          </table:table-cell>
          <table:table-cell table:style-name="ce157" office:value-type="float" office:value="139" calcext:value-type="float">
            <text:p>139</text:p>
          </table:table-cell>
          <table:table-cell table:style-name="ce157" office:value-type="float" office:value="165" calcext:value-type="float">
            <text:p>165</text:p>
          </table:table-cell>
          <table:table-cell table:style-name="ce160" office:value-type="string" calcext:value-type="string">
            <text:p>dev.openroot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rankodd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36" calcext:value-type="float">
            <text:p>36</text:p>
          </table:table-cell>
          <table:table-cell table:style-name="ce157" office:value-type="float" office:value="62" calcext:value-type="float">
            <text:p>62</text:p>
          </table:table-cell>
          <table:table-cell table:style-name="ce157" office:value-type="float" office:value="88" calcext:value-type="float">
            <text:p>88</text:p>
          </table:table-cell>
          <table:table-cell table:style-name="ce157" office:value-type="float" office:value="114" calcext:value-type="float">
            <text:p>114</text:p>
          </table:table-cell>
          <table:table-cell table:style-name="ce157" office:value-type="float" office:value="140" calcext:value-type="float">
            <text:p>140</text:p>
          </table:table-cell>
          <table:table-cell table:style-name="ce157" office:value-type="float" office:value="166" calcext:value-type="float">
            <text:p>166</text:p>
          </table:table-cell>
          <table:table-cell table:style-name="ce160" office:value-type="string" calcext:value-type="string">
            <text:p>dev.primefold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drinkorganic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37" calcext:value-type="float">
            <text:p>37</text:p>
          </table:table-cell>
          <table:table-cell table:style-name="ce157" office:value-type="float" office:value="63" calcext:value-type="float">
            <text:p>63</text:p>
          </table:table-cell>
          <table:table-cell table:style-name="ce157" office:value-type="float" office:value="89" calcext:value-type="float">
            <text:p>89</text:p>
          </table:table-cell>
          <table:table-cell table:style-name="ce157" office:value-type="float" office:value="115" calcext:value-type="float">
            <text:p>115</text:p>
          </table:table-cell>
          <table:table-cell table:style-name="ce157" office:value-type="float" office:value="141" calcext:value-type="float">
            <text:p>141</text:p>
          </table:table-cell>
          <table:table-cell table:style-name="ce157" office:value-type="float" office:value="167" calcext:value-type="float">
            <text:p>167</text:p>
          </table:table-cell>
          <table:table-cell table:style-name="ce160" office:value-type="string" calcext:value-type="string">
            <text:p>dev.proveinvert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drinkorganic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38" calcext:value-type="float">
            <text:p>38</text:p>
          </table:table-cell>
          <table:table-cell table:style-name="ce157" office:value-type="float" office:value="64" calcext:value-type="float">
            <text:p>64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float" office:value="116" calcext:value-type="float">
            <text:p>116</text:p>
          </table:table-cell>
          <table:table-cell table:style-name="ce157" office:value-type="float" office:value="142" calcext:value-type="float">
            <text:p>142</text:p>
          </table:table-cell>
          <table:table-cell table:style-name="ce157" office:value-type="float" office:value="168" calcext:value-type="float">
            <text:p>168</text:p>
          </table:table-cell>
          <table:table-cell table:style-name="ce160" office:value-type="string" calcext:value-type="string">
            <text:p>dev.proveinvert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quickfire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39" calcext:value-type="float">
            <text:p>39</text:p>
          </table:table-cell>
          <table:table-cell table:style-name="ce157" office:value-type="float" office:value="65" calcext:value-type="float">
            <text:p>65</text:p>
          </table:table-cell>
          <table:table-cell table:style-name="ce157" office:value-type="float" office:value="91" calcext:value-type="float">
            <text:p>91</text:p>
          </table:table-cell>
          <table:table-cell table:style-name="ce157" office:value-type="float" office:value="117" calcext:value-type="float">
            <text:p>117</text:p>
          </table:table-cell>
          <table:table-cell table:style-name="ce157" office:value-type="float" office:value="143" calcext:value-type="float">
            <text:p>143</text:p>
          </table:table-cell>
          <table:table-cell table:style-name="ce157" office:value-type="float" office:value="169" calcext:value-type="float">
            <text:p>169</text:p>
          </table:table-cell>
          <table:table-cell table:style-name="ce160" office:value-type="string" calcext:value-type="string">
            <text:p>dev.openroot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rankodd</text:p>
          </table:table-cell>
          <table:table-cell table:style-name="ce157" office:value-type="float" office:value="14" calcext:value-type="float">
            <text:p>14</text:p>
          </table:table-cell>
          <table:table-cell table:style-name="ce157" office:value-type="float" office:value="40" calcext:value-type="float">
            <text:p>40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92" calcext:value-type="float">
            <text:p>92</text:p>
          </table:table-cell>
          <table:table-cell table:style-name="ce157" office:value-type="float" office:value="118" calcext:value-type="float">
            <text:p>118</text:p>
          </table:table-cell>
          <table:table-cell table:style-name="ce157" office:value-type="float" office:value="144" calcext:value-type="float">
            <text:p>144</text:p>
          </table:table-cell>
          <table:table-cell table:style-name="ce157" office:value-type="float" office:value="170" calcext:value-type="float">
            <text:p>170</text:p>
          </table:table-cell>
          <table:table-cell table:style-name="ce160" office:value-type="string" calcext:value-type="string">
            <text:p>dev.primefold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rosssum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41" calcext:value-type="float">
            <text:p>41</text:p>
          </table:table-cell>
          <table:table-cell table:style-name="ce157" office:value-type="float" office:value="67" calcext:value-type="float">
            <text:p>67</text:p>
          </table:table-cell>
          <table:table-cell table:style-name="ce157" office:value-type="float" office:value="93" calcext:value-type="float">
            <text:p>93</text:p>
          </table:table-cell>
          <table:table-cell table:style-name="ce157" office:value-type="float" office:value="119" calcext:value-type="float">
            <text:p>119</text:p>
          </table:table-cell>
          <table:table-cell table:style-name="ce157" office:value-type="float" office:value="145" calcext:value-type="float">
            <text:p>145</text:p>
          </table:table-cell>
          <table:table-cell table:style-name="ce157" office:value-type="float" office:value="171" calcext:value-type="float">
            <text:p>171</text:p>
          </table:table-cell>
          <table:table-cell table:style-name="ce160" office:value-type="string" calcext:value-type="string">
            <text:p>dev.rendernoon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rosssum</text:p>
          </table:table-cell>
          <table:table-cell table:style-name="ce157" office:value-type="float" office:value="16" calcext:value-type="float">
            <text:p>16</text:p>
          </table:table-cell>
          <table:table-cell table:style-name="ce157" office:value-type="float" office:value="42" calcext:value-type="float">
            <text:p>42</text:p>
          </table:table-cell>
          <table:table-cell table:style-name="ce157" office:value-type="float" office:value="68" calcext:value-type="float">
            <text:p>68</text:p>
          </table:table-cell>
          <table:table-cell table:style-name="ce157" office:value-type="float" office:value="94" calcext:value-type="float">
            <text:p>94</text:p>
          </table:table-cell>
          <table:table-cell table:style-name="ce157" office:value-type="float" office:value="120" calcext:value-type="float">
            <text:p>120</text:p>
          </table:table-cell>
          <table:table-cell table:style-name="ce157" office:value-type="float" office:value="146" calcext:value-type="float">
            <text:p>146</text:p>
          </table:table-cell>
          <table:table-cell table:style-name="ce157" office:value-type="float" office:value="172" calcext:value-type="float">
            <text:p>172</text:p>
          </table:table-cell>
          <table:table-cell table:style-name="ce160" office:value-type="string" calcext:value-type="string">
            <text:p>dev.rendernoon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rosssum</text:p>
          </table:table-cell>
          <table:table-cell table:style-name="ce157" office:value-type="float" office:value="17" calcext:value-type="float">
            <text:p>17</text:p>
          </table:table-cell>
          <table:table-cell table:style-name="ce157" office:value-type="float" office:value="43" calcext:value-type="float">
            <text:p>43</text:p>
          </table:table-cell>
          <table:table-cell table:style-name="ce157" office:value-type="float" office:value="69" calcext:value-type="float">
            <text:p>69</text:p>
          </table:table-cell>
          <table:table-cell table:style-name="ce157" office:value-type="float" office:value="95" calcext:value-type="float">
            <text:p>95</text:p>
          </table:table-cell>
          <table:table-cell table:style-name="ce157" office:value-type="float" office:value="121" calcext:value-type="float">
            <text:p>121</text:p>
          </table:table-cell>
          <table:table-cell table:style-name="ce157" office:value-type="float" office:value="147" calcext:value-type="float">
            <text:p>147</text:p>
          </table:table-cell>
          <table:table-cell table:style-name="ce157" office:value-type="float" office:value="173" calcext:value-type="float">
            <text:p>173</text:p>
          </table:table-cell>
          <table:table-cell table:style-name="ce160" office:value-type="string" calcext:value-type="string">
            <text:p>dev.rendernoon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rosssum</text:p>
          </table:table-cell>
          <table:table-cell table:style-name="ce157" office:value-type="float" office:value="18" calcext:value-type="float">
            <text:p>18</text:p>
          </table:table-cell>
          <table:table-cell table:style-name="ce157" office:value-type="float" office:value="44" calcext:value-type="float">
            <text:p>44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122" calcext:value-type="float">
            <text:p>122</text:p>
          </table:table-cell>
          <table:table-cell table:style-name="ce157" office:value-type="float" office:value="148" calcext:value-type="float">
            <text:p>148</text:p>
          </table:table-cell>
          <table:table-cell table:style-name="ce157" office:value-type="float" office:value="174" calcext:value-type="float">
            <text:p>174</text:p>
          </table:table-cell>
          <table:table-cell table:style-name="ce160" office:value-type="string" calcext:value-type="string">
            <text:p>dev.rendernoon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rosssum</text:p>
          </table:table-cell>
          <table:table-cell table:style-name="ce157" office:value-type="float" office:value="19" calcext:value-type="float">
            <text:p>19</text:p>
          </table:table-cell>
          <table:table-cell table:style-name="ce157" office:value-type="float" office:value="45" calcext:value-type="float">
            <text:p>45</text:p>
          </table:table-cell>
          <table:table-cell table:style-name="ce157" office:value-type="float" office:value="71" calcext:value-type="float">
            <text:p>71</text:p>
          </table:table-cell>
          <table:table-cell table:style-name="ce157" office:value-type="float" office:value="97" calcext:value-type="float">
            <text:p>97</text:p>
          </table:table-cell>
          <table:table-cell table:style-name="ce157" office:value-type="float" office:value="123" calcext:value-type="float">
            <text:p>123</text:p>
          </table:table-cell>
          <table:table-cell table:style-name="ce157" office:value-type="float" office:value="149" calcext:value-type="float">
            <text:p>149</text:p>
          </table:table-cell>
          <table:table-cell table:style-name="ce157" office:value-type="float" office:value="175" calcext:value-type="float">
            <text:p>175</text:p>
          </table:table-cell>
          <table:table-cell table:style-name="ce160" office:value-type="string" calcext:value-type="string">
            <text:p>dev.rendernoon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rosssum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office:value-type="float" office:value="46" calcext:value-type="float">
            <text:p>46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98" calcext:value-type="float">
            <text:p>98</text:p>
          </table:table-cell>
          <table:table-cell table:style-name="ce157" office:value-type="float" office:value="124" calcext:value-type="float">
            <text:p>124</text:p>
          </table:table-cell>
          <table:table-cell table:style-name="ce157" office:value-type="float" office:value="150" calcext:value-type="float">
            <text:p>150</text:p>
          </table:table-cell>
          <table:table-cell table:style-name="ce157" office:value-type="float" office:value="176" calcext:value-type="float">
            <text:p>176</text:p>
          </table:table-cell>
          <table:table-cell table:style-name="ce160" office:value-type="string" calcext:value-type="string">
            <text:p>dev.rendernoon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rosssum</text:p>
          </table:table-cell>
          <table:table-cell table:style-name="ce157" office:value-type="float" office:value="21" calcext:value-type="float">
            <text:p>21</text:p>
          </table:table-cell>
          <table:table-cell table:style-name="ce157" office:value-type="float" office:value="47" calcext:value-type="float">
            <text:p>47</text:p>
          </table:table-cell>
          <table:table-cell table:style-name="ce157" office:value-type="float" office:value="73" calcext:value-type="float">
            <text:p>73</text:p>
          </table:table-cell>
          <table:table-cell table:style-name="ce157" office:value-type="float" office:value="99" calcext:value-type="float">
            <text:p>99</text:p>
          </table:table-cell>
          <table:table-cell table:style-name="ce157" office:value-type="float" office:value="125" calcext:value-type="float">
            <text:p>125</text:p>
          </table:table-cell>
          <table:table-cell table:style-name="ce157" office:value-type="float" office:value="151" calcext:value-type="float">
            <text:p>151</text:p>
          </table:table-cell>
          <table:table-cell table:style-name="ce157" office:value-type="float" office:value="177" calcext:value-type="float">
            <text:p>177</text:p>
          </table:table-cell>
          <table:table-cell table:style-name="ce160" office:value-type="string" calcext:value-type="string">
            <text:p>dev.rendernoon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andidnetwork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48" calcext:value-type="float">
            <text:p>48</text:p>
          </table:table-cell>
          <table:table-cell table:style-name="ce157" office:value-type="float" office:value="74" calcext:value-type="float">
            <text:p>74</text:p>
          </table:table-cell>
          <table:table-cell table:style-name="ce157" office:value-type="float" office:value="100" calcext:value-type="float">
            <text:p>100</text:p>
          </table:table-cell>
          <table:table-cell table:style-name="ce157" office:value-type="float" office:value="126" calcext:value-type="float">
            <text:p>126</text:p>
          </table:table-cell>
          <table:table-cell table:style-name="ce157" office:value-type="float" office:value="152" calcext:value-type="float">
            <text:p>152</text:p>
          </table:table-cell>
          <table:table-cell table:style-name="ce157" office:value-type="float" office:value="178" calcext:value-type="float">
            <text:p>178</text:p>
          </table:table-cell>
          <table:table-cell table:style-name="ce160" office:value-type="string" calcext:value-type="string">
            <text:p>dev.reprisefear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andidnetwork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49" calcext:value-type="float">
            <text:p>49</text:p>
          </table:table-cell>
          <table:table-cell table:style-name="ce157" office:value-type="float" office:value="75" calcext:value-type="float">
            <text:p>75</text:p>
          </table:table-cell>
          <table:table-cell table:style-name="ce157" office:value-type="float" office:value="101" calcext:value-type="float">
            <text:p>101</text:p>
          </table:table-cell>
          <table:table-cell table:style-name="ce157" office:value-type="float" office:value="127" calcext:value-type="float">
            <text:p>127</text:p>
          </table:table-cell>
          <table:table-cell table:style-name="ce157" office:value-type="float" office:value="153" calcext:value-type="float">
            <text:p>153</text:p>
          </table:table-cell>
          <table:table-cell table:style-name="ce157" office:value-type="float" office:value="179" calcext:value-type="float">
            <text:p>179</text:p>
          </table:table-cell>
          <table:table-cell table:style-name="ce160" office:value-type="string" calcext:value-type="string">
            <text:p>dev.reprisefear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andidnetwork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float" office:value="76" calcext:value-type="float">
            <text:p>76</text:p>
          </table:table-cell>
          <table:table-cell table:style-name="ce157" office:value-type="float" office:value="102" calcext:value-type="float">
            <text:p>102</text:p>
          </table:table-cell>
          <table:table-cell table:style-name="ce157" office:value-type="float" office:value="128" calcext:value-type="float">
            <text:p>128</text:p>
          </table:table-cell>
          <table:table-cell table:style-name="ce157" office:value-type="float" office:value="154" calcext:value-type="float">
            <text:p>154</text:p>
          </table:table-cell>
          <table:table-cell table:style-name="ce157" office:value-type="float" office:value="180" calcext:value-type="float">
            <text:p>180</text:p>
          </table:table-cell>
          <table:table-cell table:style-name="ce160" office:value-type="string" calcext:value-type="string">
            <text:p>dev.reprisefear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andidnetwork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51" calcext:value-type="float">
            <text:p>51</text:p>
          </table:table-cell>
          <table:table-cell table:style-name="ce157" office:value-type="float" office:value="77" calcext:value-type="float">
            <text:p>77</text:p>
          </table:table-cell>
          <table:table-cell table:style-name="ce157" office:value-type="float" office:value="103" calcext:value-type="float">
            <text:p>103</text:p>
          </table:table-cell>
          <table:table-cell table:style-name="ce157" office:value-type="float" office:value="129" calcext:value-type="float">
            <text:p>129</text:p>
          </table:table-cell>
          <table:table-cell table:style-name="ce157" office:value-type="float" office:value="155" calcext:value-type="float">
            <text:p>155</text:p>
          </table:table-cell>
          <table:table-cell table:style-name="ce157" office:value-type="float" office:value="181" calcext:value-type="float">
            <text:p>181</text:p>
          </table:table-cell>
          <table:table-cell table:style-name="ce160" office:value-type="string" calcext:value-type="string">
            <text:p>dev.reprisefear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andidnetwork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52" calcext:value-type="float">
            <text:p>52</text:p>
          </table:table-cell>
          <table:table-cell table:style-name="ce157" office:value-type="float" office:value="78" calcext:value-type="float">
            <text:p>78</text:p>
          </table:table-cell>
          <table:table-cell table:style-name="ce157" office:value-type="float" office:value="104" calcext:value-type="float">
            <text:p>104</text:p>
          </table:table-cell>
          <table:table-cell table:style-name="ce157" office:value-type="float" office:value="130" calcext:value-type="float">
            <text:p>130</text:p>
          </table:table-cell>
          <table:table-cell table:style-name="ce157" office:value-type="float" office:value="156" calcext:value-type="float">
            <text:p>156</text:p>
          </table:table-cell>
          <table:table-cell table:style-name="ce157" office:value-type="float" office:value="182" calcext:value-type="float">
            <text:p>182</text:p>
          </table:table-cell>
          <table:table-cell table:style-name="ce160" office:value-type="string" calcext:value-type="string">
            <text:p>dev.reprisefear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andidnetwork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53" calcext:value-type="float">
            <text:p>53</text:p>
          </table:table-cell>
          <table:table-cell table:style-name="ce157" office:value-type="float" office:value="79" calcext:value-type="float">
            <text:p>79</text:p>
          </table:table-cell>
          <table:table-cell table:style-name="ce157" office:value-type="float" office:value="105" calcext:value-type="float">
            <text:p>105</text:p>
          </table:table-cell>
          <table:table-cell table:style-name="ce157" office:value-type="float" office:value="131" calcext:value-type="float">
            <text:p>131</text:p>
          </table:table-cell>
          <table:table-cell table:style-name="ce157" office:value-type="float" office:value="157" calcext:value-type="float">
            <text:p>157</text:p>
          </table:table-cell>
          <table:table-cell table:style-name="ce157" office:value-type="float" office:value="183" calcext:value-type="float">
            <text:p>183</text:p>
          </table:table-cell>
          <table:table-cell table:style-name="ce160" office:value-type="string" calcext:value-type="string">
            <text:p>dev.reprisefear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candidnetwork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54" calcext:value-type="float">
            <text:p>54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float" office:value="106" calcext:value-type="float">
            <text:p>106</text:p>
          </table:table-cell>
          <table:table-cell table:style-name="ce157" office:value-type="float" office:value="132" calcext:value-type="float">
            <text:p>132</text:p>
          </table:table-cell>
          <table:table-cell table:style-name="ce157" office:value-type="float" office:value="158" calcext:value-type="float">
            <text:p>158</text:p>
          </table:table-cell>
          <table:table-cell table:style-name="ce157" office:value-type="float" office:value="184" calcext:value-type="float">
            <text:p>184</text:p>
          </table:table-cell>
          <table:table-cell table:style-name="ce160" office:value-type="string" calcext:value-type="string">
            <text:p>dev.reprisefear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artattach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55" calcext:value-type="float">
            <text:p>55</text:p>
          </table:table-cell>
          <table:table-cell table:style-name="ce157" office:value-type="float" office:value="81" calcext:value-type="float">
            <text:p>81</text:p>
          </table:table-cell>
          <table:table-cell table:style-name="ce157" office:value-type="float" office:value="107" calcext:value-type="float">
            <text:p>107</text:p>
          </table:table-cell>
          <table:table-cell table:style-name="ce157" office:value-type="float" office:value="133" calcext:value-type="float">
            <text:p>133</text:p>
          </table:table-cell>
          <table:table-cell table:style-name="ce157" office:value-type="float" office:value="159" calcext:value-type="float">
            <text:p>159</text:p>
          </table:table-cell>
          <table:table-cell table:style-name="ce157" office:value-type="float" office:value="185" calcext:value-type="float">
            <text:p>185</text:p>
          </table:table-cell>
          <table:table-cell table:style-name="ce160" office:value-type="string" calcext:value-type="string">
            <text:p>dev.programbase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artattach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56" calcext:value-type="float">
            <text:p>56</text:p>
          </table:table-cell>
          <table:table-cell table:style-name="ce157" office:value-type="float" office:value="82" calcext:value-type="float">
            <text:p>82</text:p>
          </table:table-cell>
          <table:table-cell table:style-name="ce157" office:value-type="float" office:value="108" calcext:value-type="float">
            <text:p>108</text:p>
          </table:table-cell>
          <table:table-cell table:style-name="ce157" office:value-type="float" office:value="134" calcext:value-type="float">
            <text:p>134</text:p>
          </table:table-cell>
          <table:table-cell table:style-name="ce157" office:value-type="float" office:value="160" calcext:value-type="float">
            <text:p>160</text:p>
          </table:table-cell>
          <table:table-cell table:style-name="ce157" office:value-type="float" office:value="186" calcext:value-type="float">
            <text:p>186</text:p>
          </table:table-cell>
          <table:table-cell table:style-name="ce160" office:value-type="string" calcext:value-type="string">
            <text:p>dev.programbase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artattach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83" calcext:value-type="float">
            <text:p>83</text:p>
          </table:table-cell>
          <table:table-cell table:style-name="ce157" office:value-type="float" office:value="109" calcext:value-type="float">
            <text:p>109</text:p>
          </table:table-cell>
          <table:table-cell table:style-name="ce157" office:value-type="float" office:value="135" calcext:value-type="float">
            <text:p>135</text:p>
          </table:table-cell>
          <table:table-cell table:style-name="ce157" office:value-type="float" office:value="161" calcext:value-type="float">
            <text:p>161</text:p>
          </table:table-cell>
          <table:table-cell table:style-name="ce157" office:value-type="float" office:value="187" calcext:value-type="float">
            <text:p>187</text:p>
          </table:table-cell>
          <table:table-cell table:style-name="ce160" office:value-type="string" calcext:value-type="string">
            <text:p>dev.programbase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artattach</text:p>
          </table:table-cell>
          <table:table-cell table:style-name="ce157" office:value-type="float" office:value="32" calcext:value-type="float">
            <text:p>32</text:p>
          </table:table-cell>
          <table:table-cell table:style-name="ce157" office:value-type="float" office:value="58" calcext:value-type="float">
            <text:p>58</text:p>
          </table:table-cell>
          <table:table-cell table:style-name="ce157" office:value-type="float" office:value="84" calcext:value-type="float">
            <text:p>84</text:p>
          </table:table-cell>
          <table:table-cell table:style-name="ce157" office:value-type="float" office:value="110" calcext:value-type="float">
            <text:p>110</text:p>
          </table:table-cell>
          <table:table-cell table:style-name="ce157" office:value-type="float" office:value="136" calcext:value-type="float">
            <text:p>136</text:p>
          </table:table-cell>
          <table:table-cell table:style-name="ce157" office:value-type="float" office:value="162" calcext:value-type="float">
            <text:p>162</text:p>
          </table:table-cell>
          <table:table-cell table:style-name="ce157" office:value-type="float" office:value="188" calcext:value-type="float">
            <text:p>188</text:p>
          </table:table-cell>
          <table:table-cell table:style-name="ce160" office:value-type="string" calcext:value-type="string">
            <text:p>dev.programbase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artattach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59" calcext:value-type="float">
            <text:p>59</text:p>
          </table:table-cell>
          <table:table-cell table:style-name="ce157" office:value-type="float" office:value="85" calcext:value-type="float">
            <text:p>85</text:p>
          </table:table-cell>
          <table:table-cell table:style-name="ce157" office:value-type="float" office:value="111" calcext:value-type="float">
            <text:p>111</text:p>
          </table:table-cell>
          <table:table-cell table:style-name="ce157" office:value-type="float" office:value="137" calcext:value-type="float">
            <text:p>137</text:p>
          </table:table-cell>
          <table:table-cell table:style-name="ce157" office:value-type="float" office:value="163" calcext:value-type="float">
            <text:p>163</text:p>
          </table:table-cell>
          <table:table-cell table:style-name="ce157" office:value-type="float" office:value="189" calcext:value-type="float">
            <text:p>189</text:p>
          </table:table-cell>
          <table:table-cell table:style-name="ce160" office:value-type="string" calcext:value-type="string">
            <text:p>dev.programbase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84"/>
          <table:table-cell table:style-name="ce154" office:value-type="string" calcext:value-type="string">
            <text:p>dev.verbinitial</text:p>
          </table:table-cell>
          <table:table-cell table:style-name="ce157" office:value-type="string" calcext:value-type="string">
            <text:p>a</text:p>
          </table:table-cell>
          <table:table-cell table:style-name="ce157" office:value-type="string" calcext:value-type="string">
            <text:p>b</text:p>
          </table:table-cell>
          <table:table-cell table:style-name="ce157" office:value-type="string" calcext:value-type="string">
            <text:p>c</text:p>
          </table:table-cell>
          <table:table-cell table:style-name="ce157" office:value-type="string" calcext:value-type="string">
            <text:p>d</text:p>
          </table:table-cell>
          <table:table-cell table:style-name="ce157" office:value-type="string" calcext:value-type="string">
            <text:p>e</text:p>
          </table:table-cell>
          <table:table-cell table:style-name="ce157" office:value-type="string" calcext:value-type="string">
            <text:p>f</text:p>
          </table:table-cell>
          <table:table-cell table:style-name="ce157" office:value-type="string" calcext:value-type="string">
            <text:p>g</text:p>
          </table:table-cell>
          <table:table-cell table:style-name="ce160" office:value-type="string" calcext:value-type="string">
            <text:p>dev.verbinitial</text:p>
          </table:table-cell>
          <table:table-cell table:style-name="ce84"/>
          <table:table-cell table:number-columns-repeated="1013"/>
        </table:table-row>
        <table:table-row table:style-name="ro5">
          <table:table-cell table:style-name="ce152"/>
          <table:table-cell table:style-name="ce155" office:value-type="string" calcext:value-type="string">
            <text:p>dev.bitstationary</text:p>
          </table:table-cell>
          <table:table-cell table:style-name="ce158" office:value-type="string" calcext:value-type="string">
            <text:p>@</text:p>
          </table:table-cell>
          <table:table-cell table:style-name="ce158" office:value-type="string" calcext:value-type="string">
            <text:p>?</text:p>
          </table:table-cell>
          <table:table-cell table:style-name="ce158" office:value-type="string" calcext:value-type="string">
            <text:p>&amp;</text:p>
          </table:table-cell>
          <table:table-cell table:style-name="ce158" office:value-type="string" calcext:value-type="string">
            <text:p>!</text:p>
          </table:table-cell>
          <table:table-cell table:style-name="ce158" office:value-type="string" calcext:value-type="string">
            <text:p>%</text:p>
          </table:table-cell>
          <table:table-cell table:style-name="ce158" office:value-type="string" calcext:value-type="string">
            <text:p>;</text:p>
          </table:table-cell>
          <table:table-cell table:style-name="ce158" office:value-type="string" calcext:value-type="string">
            <text:p>#</text:p>
          </table:table-cell>
          <table:table-cell table:style-name="ce161" office:value-type="string" calcext:value-type="string">
            <text:p>dev.bitstationary</text:p>
          </table:table-cell>
          <table:table-cell table:style-name="ce152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ime_" table:style-name="ta7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1" table:number-columns-repeated="1020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5">
          <table:table-cell table:style-name="ce1"/>
          <table:table-cell table:style-name="ce162" office:value-type="string" calcext:value-type="string">
            <text:p>GNU General Public License v3.0</text:p>
          </table:table-cell>
          <table:table-cell table:style-name="ce163" office:value-type="string" calcext:value-type="string">
            <text:p>Bracket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Equal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 office:value-type="string" calcext:value-type="string">
            <text:p>Mozilla Public License 2.0</text:p>
          </table:table-cell>
          <table:table-cell table:style-name="ce163" office:value-type="string" calcext:value-type="string">
            <text:p>Static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 office:value-type="string" calcext:value-type="string">
            <text:p>The Unlicense</text:p>
          </table:table-cell>
          <table:table-cell table:style-name="ce163" office:value-type="string" calcext:value-type="string">
            <text:p>Doubt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Main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 office:value-type="string" calcext:value-type="string">
            <text:p>Eclipse Public License 2.0</text:p>
          </table:table-cell>
          <table:table-cell table:style-name="ce163" office:value-type="string" calcext:value-type="string">
            <text:p>Text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 office:value-type="string" calcext:value-type="string">
            <text:p>MIT License</text:p>
          </table:table-cell>
          <table:table-cell table:style-name="ce163" office:value-type="string" calcext:value-type="string">
            <text:p>Able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See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An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Pi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Arc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Go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With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The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Hit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Much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Row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Boom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Lime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Pice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Act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Set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Tap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Minus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Plus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T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Off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/>
          <table:table-cell table:style-name="ce163" office:value-type="string" calcext:value-type="string">
            <text:p>Wish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62" office:value-type="string" calcext:value-type="string">
            <text:p>Apache License 2.0</text:p>
          </table:table-cell>
          <table:table-cell table:style-name="ce163" office:value-type="string" calcext:value-type="string">
            <text:p>L I N 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eam_" table:style-name="ta8">
        <table:table-column table:style-name="co1" table:default-cell-style-name="Default"/>
        <table:table-column table:style-name="co11" table:number-columns-repeated="16" table:default-cell-style-name="Default"/>
        <table:table-column table:style-name="co1" table:default-cell-style-name="Default"/>
        <table:table-column table:style-name="co11" table:number-columns-repeated="1006" table:default-cell-style-name="Default"/>
        <table:table-row table:style-name="ro1">
          <table:table-cell table:style-name="ce33" table:number-columns-repeated="18"/>
          <table:table-cell table:number-columns-repeated="1006"/>
        </table:table-row>
        <table:table-row table:style-name="ro4">
          <table:table-cell table:style-name="ce114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14"/>
          <table:table-cell table:number-columns-repeated="1006"/>
        </table:table-row>
        <table:table-row table:style-name="ro4">
          <table:table-cell table:style-name="ce33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style-name="ce124"/>
          <table:table-cell table:style-name="ce125"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64"/>
          <table:table-cell table:style-name="ce33"/>
          <table:table-cell table:number-columns-repeated="1006"/>
        </table:table-row>
        <table:table-row table:style-name="ro5">
          <table:table-cell table:style-name="ce33"/>
          <table:table-cell table:style-name="ce109" office:value-type="string" calcext:value-type="string">
            <text:p>#CC0000</text:p>
          </table:table-cell>
          <table:table-cell table:style-name="ce109" office:value-type="string" calcext:value-type="string">
            <text:p>#F1C232</text:p>
          </table:table-cell>
          <table:table-cell table:style-name="ce109" office:value-type="string" calcext:value-type="string">
            <text:p>#000000</text:p>
          </table:table-cell>
          <table:table-cell table:style-name="ce109" office:value-type="string" calcext:value-type="string">
            <text:p>#666666</text:p>
          </table:table-cell>
          <table:table-cell table:style-name="ce109" office:value-type="string" calcext:value-type="string">
            <text:p>#FFFFFF</text:p>
          </table:table-cell>
          <table:table-cell table:style-name="ce109" office:value-type="string" calcext:value-type="string">
            <text:p>#3C78D8</text:p>
          </table:table-cell>
          <table:table-cell table:style-name="ce109" office:value-type="string" calcext:value-type="string">
            <text:p>#674EA7</text:p>
          </table:table-cell>
          <table:table-cell table:style-name="ce109" office:value-type="string" calcext:value-type="string">
            <text:p>#6AA84F</text:p>
          </table:table-cell>
          <table:table-cell table:style-name="ce109" office:value-type="string" calcext:value-type="string">
            <text:p>#E69138</text:p>
          </table:table-cell>
          <table:table-cell table:style-name="ce109" office:value-type="string" calcext:value-type="string">
            <text:p>#073763</text:p>
          </table:table-cell>
          <table:table-cell table:style-name="ce109" office:value-type="string" calcext:value-type="string">
            <text:p>#D5A6BD</text:p>
          </table:table-cell>
          <table:table-cell table:style-name="ce109" office:value-type="string" calcext:value-type="string">
            <text:p>#00FFFF</text:p>
          </table:table-cell>
          <table:table-cell table:style-name="ce109" office:value-type="string" calcext:value-type="string">
            <text:p>#274E13</text:p>
          </table:table-cell>
          <table:table-cell table:style-name="ce109" office:value-type="string" calcext:value-type="string">
            <text:p>#93C47D</text:p>
          </table:table-cell>
          <table:table-cell table:style-name="ce109" office:value-type="string" calcext:value-type="string">
            <text:p>#FFE599</text:p>
          </table:table-cell>
          <table:table-cell table:style-name="ce109" office:value-type="string" calcext:value-type="string">
            <text:p>#FFFFFF00</text:p>
          </table:table-cell>
          <table:table-cell table:style-name="ce33"/>
          <table:table-cell table:number-columns-repeated="1006"/>
        </table:table-row>
        <table:table-row table:style-name="ro1">
          <table:table-cell table:style-name="ce33" table:number-columns-repeated="18"/>
          <table:table-cell table:number-columns-repeated="1006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ap_" table:style-name="ta9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number-columns-repeated="996" table:default-cell-style-name="Default"/>
        <table:table-row table:style-name="ro1">
          <table:table-cell table:style-name="ce1" table:number-columns-repeated="13"/>
          <table:table-cell table:style-name="ce40"/>
          <table:table-cell table:style-name="ce1" table:number-columns-repeated="5"/>
          <table:table-cell table:style-name="ce40"/>
          <table:table-cell table:style-name="ce1" table:number-columns-repeated="8"/>
          <table:table-cell table:number-columns-repeated="996"/>
        </table:table-row>
        <table:table-row table:style-name="ro2">
          <table:table-cell table:style-name="ce1"/>
          <table:table-cell table:style-name="ce2"/>
          <table:table-cell table:style-name="ce7" table:number-columns-repeated="7"/>
          <table:table-cell table:style-name="ce16" table:number-columns-repeated="2"/>
          <table:table-cell table:style-name="ce27"/>
          <table:table-cell table:style-name="ce34"/>
          <table:table-cell table:style-name="ce41"/>
          <table:table-cell table:style-name="ce47"/>
          <table:table-cell table:style-name="ce52"/>
          <table:table-cell table:style-name="ce57"/>
          <table:table-cell table:style-name="ce52"/>
          <table:table-cell table:style-name="ce47"/>
          <table:table-cell table:style-name="ce41"/>
          <table:table-cell table:style-name="ce34"/>
          <table:table-cell table:style-name="ce27"/>
          <table:table-cell table:style-name="ce16" table:number-columns-repeated="2"/>
          <table:table-cell table:style-name="ce7" table:number-columns-repeated="2"/>
          <table:table-cell table:style-name="ce80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8"/>
          <table:table-cell table:style-name="ce12" table:number-columns-repeated="6"/>
          <table:table-cell table:style-name="ce17"/>
          <table:table-cell table:style-name="ce22"/>
          <table:table-cell table:style-name="ce28"/>
          <table:table-cell table:style-name="ce35"/>
          <table:table-cell table:style-name="ce42"/>
          <table:table-cell table:style-name="ce48"/>
          <table:table-cell table:style-name="ce53"/>
          <table:table-cell table:style-name="ce58"/>
          <table:table-cell table:style-name="ce53"/>
          <table:table-cell table:style-name="ce48"/>
          <table:table-cell table:style-name="ce62"/>
          <table:table-cell table:style-name="ce35"/>
          <table:table-cell table:style-name="ce68"/>
          <table:table-cell table:style-name="ce22"/>
          <table:table-cell table:style-name="ce17"/>
          <table:table-cell table:style-name="ce73"/>
          <table:table-cell table:style-name="ce76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29"/>
          <table:table-cell table:style-name="ce36"/>
          <table:table-cell table:style-name="ce43"/>
          <table:table-cell table:style-name="ce48"/>
          <table:table-cell table:style-name="ce53"/>
          <table:table-cell table:style-name="ce59"/>
          <table:table-cell table:style-name="ce53"/>
          <table:table-cell table:style-name="ce48"/>
          <table:table-cell table:style-name="ce63"/>
          <table:table-cell table:style-name="ce67"/>
          <table:table-cell table:style-name="ce69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8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/>
          <table:table-cell table:style-name="ce44"/>
          <table:table-cell table:style-name="ce49"/>
          <table:table-cell table:style-name="ce54"/>
          <table:table-cell table:style-name="ce60"/>
          <table:table-cell table:style-name="ce54"/>
          <table:table-cell table:style-name="ce49"/>
          <table:table-cell table:style-name="ce64"/>
          <table:table-cell table:style-name="ce38"/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4"/>
          <table:table-cell table:style-name="ce10"/>
          <table:table-cell table:style-name="ce14" table:number-columns-repeated="6"/>
          <table:table-cell table:style-name="ce20"/>
          <table:table-cell table:style-name="ce25"/>
          <table:table-cell table:style-name="ce31"/>
          <table:table-cell table:style-name="ce39"/>
          <table:table-cell table:style-name="ce45"/>
          <table:table-cell table:style-name="ce50"/>
          <table:table-cell table:style-name="ce55" table:number-columns-repeated="3"/>
          <table:table-cell table:style-name="ce50"/>
          <table:table-cell table:style-name="ce65"/>
          <table:table-cell table:style-name="ce39"/>
          <table:table-cell table:style-name="ce71"/>
          <table:table-cell table:style-name="ce25"/>
          <table:table-cell table:style-name="ce20"/>
          <table:table-cell table:style-name="ce74"/>
          <table:table-cell table:style-name="ce166"/>
          <table:table-cell table:style-name="ce8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5"/>
          <table:table-cell table:style-name="ce11"/>
          <table:table-cell table:style-name="ce15" table:number-columns-repeated="6"/>
          <table:table-cell table:style-name="ce21"/>
          <table:table-cell table:style-name="ce26"/>
          <table:table-cell table:style-name="ce32" table:number-columns-repeated="2"/>
          <table:table-cell table:style-name="ce46"/>
          <table:table-cell table:style-name="ce51"/>
          <table:table-cell table:style-name="ce56"/>
          <table:table-cell table:style-name="ce61"/>
          <table:table-cell table:style-name="ce56"/>
          <table:table-cell table:style-name="ce51"/>
          <table:table-cell table:style-name="ce66"/>
          <table:table-cell table:style-name="ce32" table:number-columns-repeated="2"/>
          <table:table-cell table:style-name="ce26"/>
          <table:table-cell table:style-name="ce21"/>
          <table:table-cell table:style-name="ce75"/>
          <table:table-cell table:style-name="ce79"/>
          <table:table-cell table:style-name="ce83"/>
          <table:table-cell table:style-name="ce1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0"/>
          <table:table-cell table:style-name="ce33" table:number-columns-repeated="4"/>
          <table:table-cell table:style-name="ce54" table:number-columns-repeated="3"/>
          <table:table-cell table:style-name="ce33" table:number-columns-repeated="4"/>
          <table:table-cell table:style-name="ce6" table:number-columns-repeated="2"/>
          <table:table-cell table:style-name="ce1" table:number-columns-repeated="4"/>
          <table:table-cell table:number-columns-repeated="99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ouch_" table:style-name="ta10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number-columns-repeated="996" table:default-cell-style-name="Default"/>
        <table:table-row table:style-name="ro1">
          <table:table-cell table:style-name="ce1" table:number-columns-repeated="13"/>
          <table:table-cell table:style-name="ce40"/>
          <table:table-cell table:style-name="ce1" table:number-columns-repeated="5"/>
          <table:table-cell table:style-name="ce40"/>
          <table:table-cell table:style-name="ce1" table:number-columns-repeated="8"/>
          <table:table-cell table:number-columns-repeated="996"/>
        </table:table-row>
        <table:table-row table:style-name="ro2">
          <table:table-cell table:style-name="ce1"/>
          <table:table-cell table:style-name="ce2"/>
          <table:table-cell table:style-name="ce7" table:number-columns-repeated="7"/>
          <table:table-cell table:style-name="ce16" table:number-columns-repeated="2"/>
          <table:table-cell table:style-name="ce27"/>
          <table:table-cell table:style-name="ce34"/>
          <table:table-cell table:style-name="ce41"/>
          <table:table-cell table:style-name="ce47"/>
          <table:table-cell table:style-name="ce52"/>
          <table:table-cell table:style-name="ce57"/>
          <table:table-cell table:style-name="ce52"/>
          <table:table-cell table:style-name="ce47"/>
          <table:table-cell table:style-name="ce41"/>
          <table:table-cell table:style-name="ce34"/>
          <table:table-cell table:style-name="ce27"/>
          <table:table-cell table:style-name="ce16" table:number-columns-repeated="2"/>
          <table:table-cell table:style-name="ce167"/>
          <table:table-cell table:style-name="ce7"/>
          <table:table-cell table:style-name="ce80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8"/>
          <table:table-cell table:style-name="ce12" table:number-columns-repeated="6"/>
          <table:table-cell table:style-name="ce17"/>
          <table:table-cell table:style-name="ce22"/>
          <table:table-cell table:style-name="ce28"/>
          <table:table-cell table:style-name="ce35" office:value-type="string" calcext:value-type="string">
            <text:p>Secondary</text:p>
          </table:table-cell>
          <table:table-cell table:style-name="ce42"/>
          <table:table-cell table:style-name="ce48" office:value-type="string" calcext:value-type="string">
            <text:p>Primary</text:p>
          </table:table-cell>
          <table:table-cell table:style-name="ce53"/>
          <table:table-cell table:style-name="ce58"/>
          <table:table-cell table:style-name="ce53"/>
          <table:table-cell table:style-name="ce48" office:value-type="string" calcext:value-type="string">
            <text:p>Primary</text:p>
          </table:table-cell>
          <table:table-cell table:style-name="ce62"/>
          <table:table-cell table:style-name="ce35" office:value-type="string" calcext:value-type="string">
            <text:p>Secondary</text:p>
          </table:table-cell>
          <table:table-cell table:style-name="ce68"/>
          <table:table-cell table:style-name="ce22"/>
          <table:table-cell table:style-name="ce17"/>
          <table:table-cell table:style-name="ce73"/>
          <table:table-cell table:style-name="ce76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29"/>
          <table:table-cell table:style-name="ce36" office:value-type="string" calcext:value-type="string">
            <text:p>Secondary</text:p>
          </table:table-cell>
          <table:table-cell table:style-name="ce43"/>
          <table:table-cell table:style-name="ce48" office:value-type="string" calcext:value-type="string">
            <text:p>Primary</text:p>
          </table:table-cell>
          <table:table-cell table:style-name="ce53"/>
          <table:table-cell table:style-name="ce59"/>
          <table:table-cell table:style-name="ce53"/>
          <table:table-cell table:style-name="ce48" office:value-type="string" calcext:value-type="string">
            <text:p>Primary</text:p>
          </table:table-cell>
          <table:table-cell table:style-name="ce63"/>
          <table:table-cell table:style-name="ce67" office:value-type="string" calcext:value-type="string">
            <text:p>Secondary</text:p>
          </table:table-cell>
          <table:table-cell table:style-name="ce69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4"/>
          <table:table-cell table:style-name="ce14" table:number-columns-repeated="2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3"/>
          <table:table-cell table:style-name="ce9"/>
          <table:table-cell table:style-name="ce13" table:number-columns-repeated="6"/>
          <table:table-cell table:style-name="ce19"/>
          <table:table-cell table:style-name="ce23"/>
          <table:table-cell table:style-name="ce30"/>
          <table:table-cell table:style-name="ce37" office:value-type="string" calcext:value-type="string">
            <text:p>Secondary</text:p>
          </table:table-cell>
          <table:table-cell table:style-name="ce44"/>
          <table:table-cell table:style-name="ce49" office:value-type="string" calcext:value-type="string">
            <text:p>Primary</text:p>
          </table:table-cell>
          <table:table-cell table:style-name="ce54"/>
          <table:table-cell table:style-name="ce60"/>
          <table:table-cell table:style-name="ce54"/>
          <table:table-cell table:style-name="ce49" office:value-type="string" calcext:value-type="string">
            <text:p>Primary</text:p>
          </table:table-cell>
          <table:table-cell table:style-name="ce64"/>
          <table:table-cell table:style-name="ce38" office:value-type="string" calcext:value-type="string">
            <text:p>Secondary</text:p>
          </table:table-cell>
          <table:table-cell table:style-name="ce70"/>
          <table:table-cell table:style-name="ce23"/>
          <table:table-cell table:style-name="ce19"/>
          <table:table-cell table:style-name="ce74"/>
          <table:table-cell table:style-name="ce165"/>
          <table:table-cell table:style-name="ce81"/>
          <table:table-cell table:style-name="ce1"/>
          <table:table-cell table:number-columns-repeated="996"/>
        </table:table-row>
        <table:table-row table:style-name="ro3">
          <table:table-cell table:style-name="ce1"/>
          <table:table-cell table:style-name="ce4"/>
          <table:table-cell table:style-name="ce10"/>
          <table:table-cell table:style-name="ce14" table:number-columns-repeated="6"/>
          <table:table-cell table:style-name="ce20"/>
          <table:table-cell table:style-name="ce25"/>
          <table:table-cell table:style-name="ce31"/>
          <table:table-cell table:style-name="ce37" office:value-type="string" calcext:value-type="string">
            <text:p>Secondary</text:p>
          </table:table-cell>
          <table:table-cell table:style-name="ce45"/>
          <table:table-cell table:style-name="ce50" office:value-type="string" calcext:value-type="string">
            <text:p>Primary</text:p>
          </table:table-cell>
          <table:table-cell table:style-name="ce55" table:number-columns-repeated="3"/>
          <table:table-cell table:style-name="ce50" office:value-type="string" calcext:value-type="string">
            <text:p>Primary</text:p>
          </table:table-cell>
          <table:table-cell table:style-name="ce65"/>
          <table:table-cell table:style-name="ce39" office:value-type="string" calcext:value-type="string">
            <text:p>Secondary</text:p>
          </table:table-cell>
          <table:table-cell table:style-name="ce71"/>
          <table:table-cell table:style-name="ce25"/>
          <table:table-cell table:style-name="ce20"/>
          <table:table-cell table:style-name="ce74"/>
          <table:table-cell table:style-name="ce166"/>
          <table:table-cell table:style-name="ce8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5"/>
          <table:table-cell table:style-name="ce11"/>
          <table:table-cell table:style-name="ce15" table:number-columns-repeated="6"/>
          <table:table-cell table:style-name="ce21"/>
          <table:table-cell table:style-name="ce26"/>
          <table:table-cell table:style-name="ce32"/>
          <table:table-cell table:style-name="ce32" office:value-type="string" calcext:value-type="string">
            <text:p>Secondary</text:p>
          </table:table-cell>
          <table:table-cell table:style-name="ce46"/>
          <table:table-cell table:style-name="ce51" office:value-type="string" calcext:value-type="string">
            <text:p>Primary</text:p>
          </table:table-cell>
          <table:table-cell table:style-name="ce56"/>
          <table:table-cell table:style-name="ce61"/>
          <table:table-cell table:style-name="ce56"/>
          <table:table-cell table:style-name="ce51" office:value-type="string" calcext:value-type="string">
            <text:p>Primary</text:p>
          </table:table-cell>
          <table:table-cell table:style-name="ce66"/>
          <table:table-cell table:style-name="ce32" office:value-type="string" calcext:value-type="string">
            <text:p>Secondary</text:p>
          </table:table-cell>
          <table:table-cell table:style-name="ce32"/>
          <table:table-cell table:style-name="ce26"/>
          <table:table-cell table:style-name="ce21"/>
          <table:table-cell table:style-name="ce75"/>
          <table:table-cell table:style-name="ce79"/>
          <table:table-cell table:style-name="ce83"/>
          <table:table-cell table:style-name="ce1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0"/>
          <table:table-cell table:style-name="ce33" table:number-columns-repeated="4"/>
          <table:table-cell table:style-name="ce54" table:number-columns-repeated="3"/>
          <table:table-cell table:style-name="ce33" table:number-columns-repeated="4"/>
          <table:table-cell table:style-name="ce6" table:number-columns-repeated="2"/>
          <table:table-cell table:style-name="ce1" table:number-columns-repeated="4"/>
          <table:table-cell table:number-columns-repeated="99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ype_" table:style-name="ta11">
        <table:table-column table:style-name="co1" table:default-cell-style-name="Default"/>
        <table:table-column table:style-name="co11" table:number-columns-repeated="16" table:default-cell-style-name="Default"/>
        <table:table-column table:style-name="co1" table:default-cell-style-name="Default"/>
        <table:table-column table:style-name="co11" table:number-columns-repeated="1006" table:default-cell-style-name="Default"/>
        <table:table-row table:style-name="ro1">
          <table:table-cell table:style-name="ce108" table:number-columns-repeated="16"/>
          <table:table-cell table:style-name="ce111"/>
          <table:table-cell table:style-name="ce108"/>
          <table:table-cell table:number-columns-repeated="1006"/>
        </table:table-row>
        <table:table-row table:style-name="ro5">
          <table:table-cell table:style-name="ce108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08"/>
          <table:table-cell table:number-columns-repeated="1006"/>
        </table:table-row>
        <table:table-row table:style-name="ro5">
          <table:table-cell table:style-name="ce108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style-name="ce124"/>
          <table:table-cell table:style-name="ce125"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31" office:value-type="float" office:value="16" calcext:value-type="float">
            <text:p>16</text:p>
          </table:table-cell>
          <table:table-cell table:style-name="ce108"/>
          <table:table-cell table:number-columns-repeated="1006"/>
        </table:table-row>
        <table:table-row table:style-name="ro5">
          <table:table-cell table:style-name="ce108"/>
          <table:table-cell table:style-name="ce109" office:value-type="string" calcext:value-type="string">
            <text:p>_tub_</text:p>
          </table:table-cell>
          <table:table-cell table:style-name="ce109" office:value-type="string" calcext:value-type="string">
            <text:p>_tea_</text:p>
          </table:table-cell>
          <table:table-cell table:style-name="ce109" office:value-type="string" calcext:value-type="string">
            <text:p>_town_</text:p>
          </table:table-cell>
          <table:table-cell table:style-name="ce109" office:value-type="string" calcext:value-type="string">
            <text:p>_toy_</text:p>
          </table:table-cell>
          <table:table-cell table:style-name="ce109" office:value-type="string" calcext:value-type="string">
            <text:p>_tip_</text:p>
          </table:table-cell>
          <table:table-cell table:style-name="ce109" office:value-type="string" calcext:value-type="string">
            <text:p>_toast_</text:p>
          </table:table-cell>
          <table:table-cell table:style-name="ce109" office:value-type="string" calcext:value-type="string">
            <text:p>_time_</text:p>
          </table:table-cell>
          <table:table-cell table:style-name="ce109" office:value-type="string" calcext:value-type="string">
            <text:p>_team_</text:p>
          </table:table-cell>
          <table:table-cell table:style-name="ce109" office:value-type="string" calcext:value-type="string">
            <text:p>_tap_</text:p>
          </table:table-cell>
          <table:table-cell table:style-name="ce109" office:value-type="string" calcext:value-type="string">
            <text:p>_touch_</text:p>
          </table:table-cell>
          <table:table-cell table:style-name="ce109" office:value-type="string" calcext:value-type="string">
            <text:p>_type_</text:p>
          </table:table-cell>
          <table:table-cell table:style-name="ce109" office:value-type="string" calcext:value-type="string">
            <text:p>_tool_</text:p>
          </table:table-cell>
          <table:table-cell table:style-name="ce109" office:value-type="string" calcext:value-type="string">
            <text:p>_try_</text:p>
          </table:table-cell>
          <table:table-cell table:style-name="ce109" office:value-type="string" calcext:value-type="string">
            <text:p>_tree_</text:p>
          </table:table-cell>
          <table:table-cell table:style-name="ce109" office:value-type="string" calcext:value-type="string">
            <text:p>_tunnel_</text:p>
          </table:table-cell>
          <table:table-cell table:style-name="ce109" office:value-type="string" calcext:value-type="string">
            <text:p>_toss_</text:p>
          </table:table-cell>
          <table:table-cell table:style-name="ce108"/>
          <table:table-cell table:number-columns-repeated="1006"/>
        </table:table-row>
        <table:table-row table:style-name="ro5">
          <table:table-cell table:style-name="ce108"/>
          <table:table-cell table:style-name="ce110" office:value-type="string" calcext:value-type="string">
            <text:p>It</text:p>
          </table:table-cell>
          <table:table-cell table:style-name="ce110" office:value-type="string" calcext:value-type="string">
            <text:p>must</text:p>
          </table:table-cell>
          <table:table-cell table:style-name="ce110" office:value-type="string" calcext:value-type="string">
            <text:p>have</text:p>
          </table:table-cell>
          <table:table-cell table:style-name="ce110" office:value-type="string" calcext:value-type="string">
            <text:p>these</text:p>
          </table:table-cell>
          <table:table-cell table:style-name="ce110" office:value-type="string" calcext:value-type="string">
            <text:p>or</text:p>
          </table:table-cell>
          <table:table-cell table:style-name="ce110" office:value-type="string" calcext:value-type="string">
            <text:p>more</text:p>
          </table:table-cell>
          <table:table-cell table:style-name="ce110" office:value-type="string" calcext:value-type="string">
            <text:p>than</text:p>
          </table:table-cell>
          <table:table-cell table:style-name="ce110" office:value-type="string" calcext:value-type="string">
            <text:p>these</text:p>
          </table:table-cell>
          <table:table-cell table:style-name="ce110" office:value-type="string" calcext:value-type="string">
            <text:p>countable</text:p>
          </table:table-cell>
          <table:table-cell table:style-name="ce110" office:value-type="string" calcext:value-type="string">
            <text:p>segments</text:p>
          </table:table-cell>
          <table:table-cell table:style-name="ce110" office:value-type="string" calcext:value-type="string">
            <text:p>where</text:p>
          </table:table-cell>
          <table:table-cell table:style-name="ce110" office:value-type="string" calcext:value-type="string">
            <text:p>it</text:p>
          </table:table-cell>
          <table:table-cell table:style-name="ce110" office:value-type="string" calcext:value-type="string">
            <text:p>gets</text:p>
          </table:table-cell>
          <table:table-cell table:style-name="ce110" office:value-type="string" calcext:value-type="string">
            <text:p>enough</text:p>
          </table:table-cell>
          <table:table-cell table:style-name="ce110" office:value-type="string" calcext:value-type="string">
            <text:p>flexibility</text:p>
          </table:table-cell>
          <table:table-cell table:style-name="ce113" office:value-type="string" calcext:value-type="string">
            <text:p>.</text:p>
          </table:table-cell>
          <table:table-cell table:style-name="ce108"/>
          <table:table-cell table:number-columns-repeated="1006"/>
        </table:table-row>
        <table:table-row table:style-name="ro1">
          <table:table-cell table:style-name="ce108" table:number-columns-repeated="18"/>
          <table:table-cell table:number-columns-repeated="1006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ool_" table:style-name="ta12">
        <table:table-column table:style-name="co11" table:number-columns-repeated="1024" table:default-cell-style-name="Default"/>
        <table:table-row table:style-name="ro5" table:number-rows-repeated="1000">
          <table:table-cell table:style-name="ce1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ry_" table:style-name="ta13">
        <table:table-column table:style-name="co1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1" table:number-columns-repeated="1019" table:default-cell-style-name="Default"/>
        <table:table-row table:style-name="ro1">
          <table:table-cell table:style-name="ce84" table:number-columns-repeated="5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Bracket</text:p>
          </table:table-cell>
          <table:table-cell table:style-name="ce169" office:value-type="string" calcext:value-type="string">
            <text:p>~&lt;signal&gt;</text:p>
          </table:table-cell>
          <table:table-cell table:style-name="ce170" office:value-type="string" calcext:value-type="string">
            <text:p>~&lt;task&gt;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Equal</text:p>
          </table:table-cell>
          <table:table-cell table:style-name="ce169" office:value-type="string" calcext:value-type="string">
            <text:p>~&lt;jungle&gt;</text:p>
          </table:table-cell>
          <table:table-cell table:style-name="ce170" office:value-type="string" calcext:value-type="string">
            <text:p>~&lt;entrepreneur&gt;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Static</text:p>
          </table:table-cell>
          <table:table-cell table:style-name="ce169" office:value-type="string" calcext:value-type="string">
            <text:p>~&lt;coach&gt;</text:p>
          </table:table-cell>
          <table:table-cell table:style-name="ce170" office:value-type="string" calcext:value-type="string">
            <text:p>~&lt;master&gt;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Doubt</text:p>
          </table:table-cell>
          <table:table-cell table:style-name="ce169" office:value-type="string" calcext:value-type="string">
            <text:p>~&lt;matter&gt;</text:p>
          </table:table-cell>
          <table:table-cell table:style-name="ce170" office:value-type="string" calcext:value-type="string">
            <text:p>~&lt;account&gt;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Main</text:p>
          </table:table-cell>
          <table:table-cell table:style-name="ce169" office:value-type="string" calcext:value-type="string">
            <text:p>~&lt;rapid&gt;</text:p>
          </table:table-cell>
          <table:table-cell table:style-name="ce170" office:value-type="string" calcext:value-type="string">
            <text:p>~&lt;process&gt;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Text</text:p>
          </table:table-cell>
          <table:table-cell table:style-name="ce169" office:value-type="string" calcext:value-type="string">
            <text:p>~&lt;library&gt;</text:p>
          </table:table-cell>
          <table:table-cell table:style-name="ce170" office:value-type="string" calcext:value-type="string">
            <text:p>~&lt;program&gt;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Able</text:p>
          </table:table-cell>
          <table:table-cell table:style-name="ce169" office:value-type="string" calcext:value-type="string">
            <text:p>~&lt;finance&gt;</text:p>
          </table:table-cell>
          <table:table-cell table:style-name="ce170" office:value-type="string" calcext:value-type="string">
            <text:p>~&lt;magazine&gt;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See</text:p>
          </table:table-cell>
          <table:table-cell table:style-name="ce169" office:value-type="string" calcext:value-type="string">
            <text:p>~&lt;format&gt;</text:p>
          </table:table-cell>
          <table:table-cell table:style-name="ce170" office:value-type="string" calcext:value-type="string">
            <text:p>~&lt;skill&gt;</text:p>
          </table:table-cell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An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Pi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Arc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Go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With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The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Hit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Much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Row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Boom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Lime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Pice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Act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Set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Tap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Minus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Plus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T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Off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Wish</text:p>
          </table:table-cell>
          <table:table-cell table:style-name="ce169"/>
          <table:table-cell table:style-name="ce170"/>
          <table:table-cell table:style-name="ce1"/>
          <table:table-cell table:number-columns-repeated="1019"/>
        </table:table-row>
        <table:table-row table:style-name="ro5">
          <table:table-cell table:style-name="ce1"/>
          <table:table-cell table:style-name="ce168" office:value-type="string" calcext:value-type="string">
            <text:p>L I N E</text:p>
          </table:table-cell>
          <table:table-cell table:style-name="ce169" office:value-type="string" calcext:value-type="string">
            <text:p>~&lt;benchmark&gt;</text:p>
          </table:table-cell>
          <table:table-cell table:style-name="ce170" office:value-type="string" calcext:value-type="string">
            <text:p>~&lt;benchmark&gt;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84" table:number-columns-repeated="5"/>
          <table:table-cell table:number-columns-repeated="1019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ree_" table:style-name="ta14">
        <table:table-column table:style-name="co1" table:default-cell-style-name="Default"/>
        <table:table-column table:style-name="co27" table:number-columns-repeated="3" table:default-cell-style-name="Default"/>
        <table:table-column table:style-name="co21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1" table:number-columns-repeated="998" table:default-cell-style-name="Default"/>
        <table:table-row table:style-name="ro1">
          <table:table-cell table:style-name="ce1" table:number-columns-repeated="12"/>
          <table:table-cell table:style-name="ce40"/>
          <table:table-cell table:style-name="ce1" table:number-columns-repeated="5"/>
          <table:table-cell table:style-name="ce40"/>
          <table:table-cell table:style-name="ce1" table:number-columns-repeated="7"/>
          <table:table-cell table:number-columns-repeated="998"/>
        </table:table-row>
        <table:table-row table:style-name="ro5"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~&lt;signal&gt;</text:p>
          </table:table-cell>
          <table:table-cell table:style-name="ce1" office:value-type="float" office:value="5047" calcext:value-type="float">
            <text:p>504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First Section</text:p>
          </table:table-cell>
          <table:table-cell table:style-name="ce40" office:value-type="string" calcext:value-type="string">
            <text:p>.a</text:p>
          </table:table-cell>
          <table:table-cell table:style-name="ce1" office:value-type="string" calcext:value-type="string">
            <text:p>thoughOption50</text:p>
          </table:table-cell>
          <table:table-cell table:style-name="ce1" office:value-type="string" calcext:value-type="string">
            <text:p>dev.messagename</text:p>
          </table:table-cell>
          <table:table-cell table:style-name="ce1"/>
          <table:table-cell table:style-name="ce1" office:value-type="string" calcext:value-type="string">
            <text:p>dev.entershow</text:p>
          </table:table-cell>
          <table:table-cell table:style-name="ce1" office:value-type="string" calcext:value-type="string">
            <text:p>headWheels42</text:p>
          </table:table-cell>
          <table:table-cell table:style-name="ce40" office:value-type="string" calcext:value-type="string">
            <text:p>.b</text:p>
          </table:table-cell>
          <table:table-cell table:style-name="ce1" office:value-type="string" calcext:value-type="string">
            <text:p>Third Partic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48" calcext:value-type="float">
            <text:p>4248</text:p>
          </table:table-cell>
          <table:table-cell table:style-name="ce1" office:value-type="string" calcext:value-type="string">
            <text:p>~&lt;task&gt;</text:p>
          </table:table-cell>
          <table:table-cell table:style-name="ce1" office:value-type="string" calcext:value-type="string">
            <text:p>GNU General Public License v3.0</text:p>
          </table:table-cell>
          <table:table-cell table:style-name="ce1" office:value-type="string" calcext:value-type="string">
            <text:p>Bracket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~&lt;jungle&gt;</text:p>
          </table:table-cell>
          <table:table-cell table:style-name="ce1" office:value-type="float" office:value="4963" calcext:value-type="float">
            <text:p>496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Modern Solution</text:p>
          </table:table-cell>
          <table:table-cell table:style-name="ce40" office:value-type="string" calcext:value-type="string">
            <text:p>1.1</text:p>
          </table:table-cell>
          <table:table-cell table:style-name="ce1" office:value-type="string" calcext:value-type="string">
            <text:p>proFashions49</text:p>
          </table:table-cell>
          <table:table-cell table:style-name="ce1" office:value-type="string" calcext:value-type="string">
            <text:p>dev.drinkorganic</text:p>
          </table:table-cell>
          <table:table-cell table:style-name="ce1"/>
          <table:table-cell table:style-name="ce1" office:value-type="string" calcext:value-type="string">
            <text:p>dev.proveinvert</text:p>
          </table:table-cell>
          <table:table-cell table:style-name="ce1" office:value-type="string" calcext:value-type="string">
            <text:p>noTitle29</text:p>
          </table:table-cell>
          <table:table-cell table:style-name="ce40" office:value-type="string" calcext:value-type="string">
            <text:p>1.2</text:p>
          </table:table-cell>
          <table:table-cell table:style-name="ce1" office:value-type="string" calcext:value-type="string">
            <text:p>Cloud Computer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56" calcext:value-type="float">
            <text:p>2956</text:p>
          </table:table-cell>
          <table:table-cell table:style-name="ce1" office:value-type="string" calcext:value-type="string">
            <text:p>~&lt;entrepreneur&gt;</text:p>
          </table:table-cell>
          <table:table-cell table:style-name="ce1"/>
          <table:table-cell table:style-name="ce1" office:value-type="string" calcext:value-type="string">
            <text:p>Equal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~&lt;coach&gt;</text:p>
          </table:table-cell>
          <table:table-cell table:style-name="ce1" office:value-type="float" office:value="5864" calcext:value-type="float">
            <text:p>586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Housing Industry</text:p>
          </table:table-cell>
          <table:table-cell table:style-name="ce40" office:value-type="string" calcext:value-type="string">
            <text:p>2.1</text:p>
          </table:table-cell>
          <table:table-cell table:style-name="ce1" office:value-type="string" calcext:value-type="string">
            <text:p>cupSlateNumber58</text:p>
          </table:table-cell>
          <table:table-cell table:style-name="ce1" office:value-type="string" calcext:value-type="string">
            <text:p>dev.quickfire</text:p>
          </table:table-cell>
          <table:table-cell table:style-name="ce1"/>
          <table:table-cell table:style-name="ce1" office:value-type="string" calcext:value-type="string">
            <text:p>dev.openroot</text:p>
          </table:table-cell>
          <table:table-cell table:style-name="ce1" office:value-type="string" calcext:value-type="string">
            <text:p>gripRightButton55</text:p>
          </table:table-cell>
          <table:table-cell table:style-name="ce40" office:value-type="string" calcext:value-type="string">
            <text:p>2.2</text:p>
          </table:table-cell>
          <table:table-cell table:style-name="ce1" office:value-type="string" calcext:value-type="string">
            <text:p>Computer Assignment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573" calcext:value-type="float">
            <text:p>5573</text:p>
          </table:table-cell>
          <table:table-cell table:style-name="ce1" office:value-type="string" calcext:value-type="string">
            <text:p>~&lt;master&gt;</text:p>
          </table:table-cell>
          <table:table-cell table:style-name="ce1" office:value-type="string" calcext:value-type="string">
            <text:p>Mozilla Public License 2.0</text:p>
          </table:table-cell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~&lt;matter&gt;</text:p>
          </table:table-cell>
          <table:table-cell table:style-name="ce1" office:value-type="float" office:value="6654" calcext:value-type="float">
            <text:p>665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esearch Science</text:p>
          </table:table-cell>
          <table:table-cell table:style-name="ce40" office:value-type="string" calcext:value-type="string">
            <text:p>3.1</text:p>
          </table:table-cell>
          <table:table-cell table:style-name="ce1" office:value-type="string" calcext:value-type="string">
            <text:p>mathematicalMatter66</text:p>
          </table:table-cell>
          <table:table-cell table:style-name="ce1" office:value-type="string" calcext:value-type="string">
            <text:p>dev.rankodd</text:p>
          </table:table-cell>
          <table:table-cell table:style-name="ce1"/>
          <table:table-cell table:style-name="ce1" office:value-type="string" calcext:value-type="string">
            <text:p>dev.primefold</text:p>
          </table:table-cell>
          <table:table-cell table:style-name="ce1" office:value-type="string" calcext:value-type="string">
            <text:p>pocketAccount51</text:p>
          </table:table-cell>
          <table:table-cell table:style-name="ce40" office:value-type="string" calcext:value-type="string">
            <text:p>3.2</text:p>
          </table:table-cell>
          <table:table-cell table:style-name="ce1" office:value-type="string" calcext:value-type="string">
            <text:p>Minimum Technology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175" calcext:value-type="float">
            <text:p>5175</text:p>
          </table:table-cell>
          <table:table-cell table:style-name="ce1" office:value-type="string" calcext:value-type="string">
            <text:p>~&lt;account&gt;</text:p>
          </table:table-cell>
          <table:table-cell table:style-name="ce1" office:value-type="string" calcext:value-type="string">
            <text:p>The Unlicense</text:p>
          </table:table-cell>
          <table:table-cell table:style-name="ce1" office:value-type="string" calcext:value-type="string">
            <text:p>Doubt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~&lt;rapid&gt;</text:p>
          </table:table-cell>
          <table:table-cell table:style-name="ce1" office:value-type="float" office:value="8164" calcext:value-type="float">
            <text:p>816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Create Advertisement</text:p>
          </table:table-cell>
          <table:table-cell table:style-name="ce40" office:value-type="string" calcext:value-type="string">
            <text:p>4.1</text:p>
          </table:table-cell>
          <table:table-cell table:style-name="ce1" office:value-type="string" calcext:value-type="string">
            <text:p>notNecessarilyADream81</text:p>
          </table:table-cell>
          <table:table-cell table:style-name="ce1" office:value-type="string" calcext:value-type="string">
            <text:p>dev.drinkorganic</text:p>
          </table:table-cell>
          <table:table-cell table:style-name="ce1"/>
          <table:table-cell table:style-name="ce1" office:value-type="string" calcext:value-type="string">
            <text:p>dev.proveinvert</text:p>
          </table:table-cell>
          <table:table-cell table:style-name="ce1" office:value-type="string" calcext:value-type="string">
            <text:p>stepTwoSuccess60</text:p>
          </table:table-cell>
          <table:table-cell table:style-name="ce40" office:value-type="string" calcext:value-type="string">
            <text:p>4.2</text:p>
          </table:table-cell>
          <table:table-cell table:style-name="ce1" office:value-type="string" calcext:value-type="string">
            <text:p>Innovative Ide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046" calcext:value-type="float">
            <text:p>6046</text:p>
          </table:table-cell>
          <table:table-cell table:style-name="ce1" office:value-type="string" calcext:value-type="string">
            <text:p>~&lt;process&gt;</text:p>
          </table:table-cell>
          <table:table-cell table:style-name="ce1"/>
          <table:table-cell table:style-name="ce1" office:value-type="string" calcext:value-type="string">
            <text:p>Main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~&lt;library&gt;</text:p>
          </table:table-cell>
          <table:table-cell table:style-name="ce1" office:value-type="float" office:value="3370" calcext:value-type="float">
            <text:p>337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Company Formation</text:p>
          </table:table-cell>
          <table:table-cell table:style-name="ce40" office:value-type="string" calcext:value-type="string">
            <text:p>5.1</text:p>
          </table:table-cell>
          <table:table-cell table:style-name="ce1" office:value-type="string" calcext:value-type="string">
            <text:p>sortByMe33</text:p>
          </table:table-cell>
          <table:table-cell table:style-name="ce1" office:value-type="string" calcext:value-type="string">
            <text:p>dev.drinkorganic</text:p>
          </table:table-cell>
          <table:table-cell table:style-name="ce1"/>
          <table:table-cell table:style-name="ce1" office:value-type="string" calcext:value-type="string">
            <text:p>dev.proveinvert</text:p>
          </table:table-cell>
          <table:table-cell table:style-name="ce1" office:value-type="string" calcext:value-type="string">
            <text:p>bringNow34</text:p>
          </table:table-cell>
          <table:table-cell table:style-name="ce40" office:value-type="string" calcext:value-type="string">
            <text:p>5.2</text:p>
          </table:table-cell>
          <table:table-cell table:style-name="ce1" office:value-type="string" calcext:value-type="string">
            <text:p>Capital Investmen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64" calcext:value-type="float">
            <text:p>3464</text:p>
          </table:table-cell>
          <table:table-cell table:style-name="ce1" office:value-type="string" calcext:value-type="string">
            <text:p>~&lt;program&gt;</text:p>
          </table:table-cell>
          <table:table-cell table:style-name="ce1" office:value-type="string" calcext:value-type="string">
            <text:p>Eclipse Public License 2.0</text:p>
          </table:table-cell>
          <table:table-cell table:style-name="ce1" office:value-type="string" calcext:value-type="string">
            <text:p>Text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~&lt;finance&gt;</text:p>
          </table:table-cell>
          <table:table-cell table:style-name="ce1" office:value-type="float" office:value="3458" calcext:value-type="float">
            <text:p>345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Resource Manager</text:p>
          </table:table-cell>
          <table:table-cell table:style-name="ce40" office:value-type="string" calcext:value-type="string">
            <text:p>6.1</text:p>
          </table:table-cell>
          <table:table-cell table:style-name="ce1" office:value-type="string" calcext:value-type="string">
            <text:p>iThinkCave34</text:p>
          </table:table-cell>
          <table:table-cell table:style-name="ce1" office:value-type="string" calcext:value-type="string">
            <text:p>dev.quickfire</text:p>
          </table:table-cell>
          <table:table-cell table:style-name="ce1"/>
          <table:table-cell table:style-name="ce1" office:value-type="string" calcext:value-type="string">
            <text:p>dev.openroot</text:p>
          </table:table-cell>
          <table:table-cell table:style-name="ce1" office:value-type="string" calcext:value-type="string">
            <text:p>iCanCreate33</text:p>
          </table:table-cell>
          <table:table-cell table:style-name="ce40" office:value-type="string" calcext:value-type="string">
            <text:p>6.2</text:p>
          </table:table-cell>
          <table:table-cell table:style-name="ce1" office:value-type="string" calcext:value-type="string">
            <text:p>Business Dealing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string" calcext:value-type="string">
            <text:p>~&lt;magazine&gt;</text:p>
          </table:table-cell>
          <table:table-cell table:style-name="ce1" office:value-type="string" calcext:value-type="string">
            <text:p>MIT License</text:p>
          </table:table-cell>
          <table:table-cell table:style-name="ce1" office:value-type="string" calcext:value-type="string">
            <text:p>Able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~&lt;format&gt;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ew Game</text:p>
          </table:table-cell>
          <table:table-cell table:style-name="ce40" office:value-type="string" calcext:value-type="string">
            <text:p>7.1</text:p>
          </table:table-cell>
          <table:table-cell table:style-name="ce1" office:value-type="string" calcext:value-type="string">
            <text:p>cyanIDE26</text:p>
          </table:table-cell>
          <table:table-cell table:style-name="ce1" office:value-type="string" calcext:value-type="string">
            <text:p>dev.rankodd</text:p>
          </table:table-cell>
          <table:table-cell table:style-name="ce1"/>
          <table:table-cell table:style-name="ce1" office:value-type="string" calcext:value-type="string">
            <text:p>dev.primefold</text:p>
          </table:table-cell>
          <table:table-cell table:style-name="ce1" office:value-type="string" calcext:value-type="string">
            <text:p>receptionIST45</text:p>
          </table:table-cell>
          <table:table-cell table:style-name="ce40" office:value-type="string" calcext:value-type="string">
            <text:p>7.2</text:p>
          </table:table-cell>
          <table:table-cell table:style-name="ce1" office:value-type="string" calcext:value-type="string">
            <text:p>Dash Board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32" calcext:value-type="float">
            <text:p>4532</text:p>
          </table:table-cell>
          <table:table-cell table:style-name="ce1" office:value-type="string" calcext:value-type="string">
            <text:p>~&lt;skill&gt;</text:p>
          </table:table-cell>
          <table:table-cell table:style-name="ce1"/>
          <table:table-cell table:style-name="ce1" office:value-type="string" calcext:value-type="string">
            <text:p>See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71" calcext:value-type="float">
            <text:p>171</text:p>
          </table:table-cell>
          <table:table-cell table:style-name="ce1"/>
          <table:table-cell table:style-name="ce1" office:value-type="float" office:value="5838" calcext:value-type="float">
            <text:p>583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Tiffin Time</text:p>
          </table:table-cell>
          <table:table-cell table:style-name="ce40" office:value-type="string" calcext:value-type="string">
            <text:p>8.1</text:p>
          </table:table-cell>
          <table:table-cell table:style-name="ce1" office:value-type="string" calcext:value-type="string">
            <text:p>doItAllRedeemed58</text:p>
          </table:table-cell>
          <table:table-cell table:style-name="ce1" office:value-type="string" calcext:value-type="string">
            <text:p>dev.crosssum</text:p>
          </table:table-cell>
          <table:table-cell table:style-name="ce1"/>
          <table:table-cell table:style-name="ce1" office:value-type="string" calcext:value-type="string">
            <text:p>dev.rendernoon</text:p>
          </table:table-cell>
          <table:table-cell table:style-name="ce1" office:value-type="string" calcext:value-type="string">
            <text:p>byTheFormerMedal65</text:p>
          </table:table-cell>
          <table:table-cell table:style-name="ce40" office:value-type="string" calcext:value-type="string">
            <text:p>8.2</text:p>
          </table:table-cell>
          <table:table-cell table:style-name="ce1" office:value-type="string" calcext:value-type="string">
            <text:p>Book Keeping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44" calcext:value-type="float">
            <text:p>6544</text:p>
          </table:table-cell>
          <table:table-cell table:style-name="ce1" table:number-columns-repeated="2"/>
          <table:table-cell table:style-name="ce1" office:value-type="string" calcext:value-type="string">
            <text:p>An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72" calcext:value-type="float">
            <text:p>172</text:p>
          </table:table-cell>
          <table:table-cell table:style-name="ce1"/>
          <table:table-cell table:style-name="ce1" office:value-type="float" office:value="4346" calcext:value-type="float">
            <text:p>43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ublic Place</text:p>
          </table:table-cell>
          <table:table-cell table:style-name="ce40" office:value-type="string" calcext:value-type="string">
            <text:p>9.1</text:p>
          </table:table-cell>
          <table:table-cell table:style-name="ce1" office:value-type="string" calcext:value-type="string">
            <text:p>budBusBucket43</text:p>
          </table:table-cell>
          <table:table-cell table:style-name="ce1" office:value-type="string" calcext:value-type="string">
            <text:p>dev.crosssum</text:p>
          </table:table-cell>
          <table:table-cell table:style-name="ce1"/>
          <table:table-cell table:style-name="ce1" office:value-type="string" calcext:value-type="string">
            <text:p>dev.rendernoon</text:p>
          </table:table-cell>
          <table:table-cell table:style-name="ce1" office:value-type="string" calcext:value-type="string">
            <text:p>stickerBalance52</text:p>
          </table:table-cell>
          <table:table-cell table:style-name="ce40" office:value-type="string" calcext:value-type="string">
            <text:p>9.2</text:p>
          </table:table-cell>
          <table:table-cell table:style-name="ce1" office:value-type="string" calcext:value-type="string">
            <text:p>Commodity Market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261" calcext:value-type="float">
            <text:p>5261</text:p>
          </table:table-cell>
          <table:table-cell table:style-name="ce1" table:number-columns-repeated="2"/>
          <table:table-cell table:style-name="ce1" office:value-type="string" calcext:value-type="string">
            <text:p>Pi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73" calcext:value-type="float">
            <text:p>173</text:p>
          </table:table-cell>
          <table:table-cell table:style-name="ce1"/>
          <table:table-cell table:style-name="ce1" office:value-type="float" office:value="3841" calcext:value-type="float">
            <text:p>384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te Exchange</text:p>
          </table:table-cell>
          <table:table-cell table:style-name="ce40" office:value-type="string" calcext:value-type="string">
            <text:p>10.1</text:p>
          </table:table-cell>
          <table:table-cell table:style-name="ce1" office:value-type="string" calcext:value-type="string">
            <text:p>eyeExamineE38</text:p>
          </table:table-cell>
          <table:table-cell table:style-name="ce1" office:value-type="string" calcext:value-type="string">
            <text:p>dev.crosssum</text:p>
          </table:table-cell>
          <table:table-cell table:style-name="ce1"/>
          <table:table-cell table:style-name="ce1" office:value-type="string" calcext:value-type="string">
            <text:p>dev.rendernoon</text:p>
          </table:table-cell>
          <table:table-cell table:style-name="ce1" office:value-type="string" calcext:value-type="string">
            <text:p>mealBoat31</text:p>
          </table:table-cell>
          <table:table-cell table:style-name="ce40" office:value-type="string" calcext:value-type="string">
            <text:p>10.2</text:p>
          </table:table-cell>
          <table:table-cell table:style-name="ce1" office:value-type="string" calcext:value-type="string">
            <text:p>Secure Energy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147" calcext:value-type="float">
            <text:p>3147</text:p>
          </table:table-cell>
          <table:table-cell table:style-name="ce1" table:number-columns-repeated="2"/>
          <table:table-cell table:style-name="ce1" office:value-type="string" calcext:value-type="string">
            <text:p>Arc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4" calcext:value-type="float">
            <text:p>174</text:p>
          </table:table-cell>
          <table:table-cell table:style-name="ce1"/>
          <table:table-cell table:style-name="ce1" office:value-type="float" office:value="4651" calcext:value-type="float">
            <text:p>465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Home Ceremony</text:p>
          </table:table-cell>
          <table:table-cell table:style-name="ce40" office:value-type="string" calcext:value-type="string">
            <text:p>11.1</text:p>
          </table:table-cell>
          <table:table-cell table:style-name="ce1" office:value-type="string" calcext:value-type="string">
            <text:p>noMoreRole46</text:p>
          </table:table-cell>
          <table:table-cell table:style-name="ce1" office:value-type="string" calcext:value-type="string">
            <text:p>dev.crosssum</text:p>
          </table:table-cell>
          <table:table-cell table:style-name="ce1"/>
          <table:table-cell table:style-name="ce1" office:value-type="string" calcext:value-type="string">
            <text:p>dev.rendernoon</text:p>
          </table:table-cell>
          <table:table-cell table:style-name="ce1" office:value-type="string" calcext:value-type="string">
            <text:p>ourGrandsCape51</text:p>
          </table:table-cell>
          <table:table-cell table:style-name="ce40" office:value-type="string" calcext:value-type="string">
            <text:p>11.2</text:p>
          </table:table-cell>
          <table:table-cell table:style-name="ce1" office:value-type="string" calcext:value-type="string">
            <text:p>Health Grid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137" calcext:value-type="float">
            <text:p>5137</text:p>
          </table:table-cell>
          <table:table-cell table:style-name="ce1" table:number-columns-repeated="2"/>
          <table:table-cell table:style-name="ce1" office:value-type="string" calcext:value-type="string">
            <text:p>Go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75" calcext:value-type="float">
            <text:p>175</text:p>
          </table:table-cell>
          <table:table-cell table:style-name="ce1"/>
          <table:table-cell table:style-name="ce1" office:value-type="float" office:value="9327" calcext:value-type="float">
            <text:p>93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o Sure</text:p>
          </table:table-cell>
          <table:table-cell table:style-name="ce40" office:value-type="string" calcext:value-type="string">
            <text:p>12.1</text:p>
          </table:table-cell>
          <table:table-cell table:style-name="ce1" office:value-type="string" calcext:value-type="string">
            <text:p>leafOfCorianderRecipient93</text:p>
          </table:table-cell>
          <table:table-cell table:style-name="ce1" office:value-type="string" calcext:value-type="string">
            <text:p>dev.crosssum</text:p>
          </table:table-cell>
          <table:table-cell table:style-name="ce1"/>
          <table:table-cell table:style-name="ce1" office:value-type="string" calcext:value-type="string">
            <text:p>dev.rendernoon</text:p>
          </table:table-cell>
          <table:table-cell table:style-name="ce1" office:value-type="string" calcext:value-type="string">
            <text:p>baseMadeForFlute64</text:p>
          </table:table-cell>
          <table:table-cell table:style-name="ce40" office:value-type="string" calcext:value-type="string">
            <text:p>12.2</text:p>
          </table:table-cell>
          <table:table-cell table:style-name="ce1" office:value-type="string" calcext:value-type="string">
            <text:p>Call M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428" calcext:value-type="float">
            <text:p>6428</text:p>
          </table:table-cell>
          <table:table-cell table:style-name="ce1" table:number-columns-repeated="2"/>
          <table:table-cell table:style-name="ce1" office:value-type="string" calcext:value-type="string">
            <text:p>With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76" calcext:value-type="float">
            <text:p>176</text:p>
          </table:table-cell>
          <table:table-cell table:style-name="ce1"/>
          <table:table-cell table:style-name="ce1" office:value-type="float" office:value="8657" calcext:value-type="float">
            <text:p>865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Metallic Period</text:p>
          </table:table-cell>
          <table:table-cell table:style-name="ce40" office:value-type="string" calcext:value-type="string">
            <text:p>13.1</text:p>
          </table:table-cell>
          <table:table-cell table:style-name="ce1" office:value-type="string" calcext:value-type="string">
            <text:p>autonomousChartLetter86</text:p>
          </table:table-cell>
          <table:table-cell table:style-name="ce1" office:value-type="string" calcext:value-type="string">
            <text:p>dev.crosssum</text:p>
          </table:table-cell>
          <table:table-cell table:style-name="ce1"/>
          <table:table-cell table:style-name="ce1" office:value-type="string" calcext:value-type="string">
            <text:p>dev.rendernoon</text:p>
          </table:table-cell>
          <table:table-cell table:style-name="ce1" office:value-type="string" calcext:value-type="string">
            <text:p>castOffPrescription77</text:p>
          </table:table-cell>
          <table:table-cell table:style-name="ce40" office:value-type="string" calcext:value-type="string">
            <text:p>13.2</text:p>
          </table:table-cell>
          <table:table-cell table:style-name="ce1" office:value-type="string" calcext:value-type="string">
            <text:p>Lock Travel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742" calcext:value-type="float">
            <text:p>7742</text:p>
          </table:table-cell>
          <table:table-cell table:style-name="ce1" table:number-columns-repeated="2"/>
          <table:table-cell table:style-name="ce1" office:value-type="string" calcext:value-type="string">
            <text:p>The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77" calcext:value-type="float">
            <text:p>177</text:p>
          </table:table-cell>
          <table:table-cell table:style-name="ce1"/>
          <table:table-cell table:style-name="ce1" office:value-type="float" office:value="5657" calcext:value-type="float">
            <text:p>565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mart Canonical</text:p>
          </table:table-cell>
          <table:table-cell table:style-name="ce40" office:value-type="string" calcext:value-type="string">
            <text:p>14.1</text:p>
          </table:table-cell>
          <table:table-cell table:style-name="ce1" office:value-type="string" calcext:value-type="string">
            <text:p>voiceAsLanguage56</text:p>
          </table:table-cell>
          <table:table-cell table:style-name="ce1" office:value-type="string" calcext:value-type="string">
            <text:p>dev.crosssum</text:p>
          </table:table-cell>
          <table:table-cell table:style-name="ce1"/>
          <table:table-cell table:style-name="ce1" office:value-type="string" calcext:value-type="string">
            <text:p>dev.rendernoon</text:p>
          </table:table-cell>
          <table:table-cell table:style-name="ce1" office:value-type="string" calcext:value-type="string">
            <text:p>capWhenSideWise62</text:p>
          </table:table-cell>
          <table:table-cell table:style-name="ce40" office:value-type="string" calcext:value-type="string">
            <text:p>14.2</text:p>
          </table:table-cell>
          <table:table-cell table:style-name="ce1" office:value-type="string" calcext:value-type="string">
            <text:p>Crop Servic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table:number-columns-repeated="2"/>
          <table:table-cell table:style-name="ce1" office:value-type="string" calcext:value-type="string">
            <text:p>Hit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78" calcext:value-type="float">
            <text:p>178</text:p>
          </table:table-cell>
          <table:table-cell table:style-name="ce1"/>
          <table:table-cell table:style-name="ce1" office:value-type="float" office:value="7554" calcext:value-type="float">
            <text:p>755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Virtual System</text:p>
          </table:table-cell>
          <table:table-cell table:style-name="ce40" office:value-type="string" calcext:value-type="string">
            <text:p>15.1</text:p>
          </table:table-cell>
          <table:table-cell table:style-name="ce1" office:value-type="string" calcext:value-type="string">
            <text:p>whatIsHappeningHere75</text:p>
          </table:table-cell>
          <table:table-cell table:style-name="ce1" office:value-type="string" calcext:value-type="string">
            <text:p>dev.candidnetwork</text:p>
          </table:table-cell>
          <table:table-cell table:style-name="ce1"/>
          <table:table-cell table:style-name="ce1" office:value-type="string" calcext:value-type="string">
            <text:p>dev.reprisefear</text:p>
          </table:table-cell>
          <table:table-cell table:style-name="ce1" office:value-type="string" calcext:value-type="string">
            <text:p>triedToSayThere55</text:p>
          </table:table-cell>
          <table:table-cell table:style-name="ce40" office:value-type="string" calcext:value-type="string">
            <text:p>15.2</text:p>
          </table:table-cell>
          <table:table-cell table:style-name="ce1" office:value-type="string" calcext:value-type="string">
            <text:p>Artificial Satellit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574" calcext:value-type="float">
            <text:p>5574</text:p>
          </table:table-cell>
          <table:table-cell table:style-name="ce1" table:number-columns-repeated="2"/>
          <table:table-cell table:style-name="ce1" office:value-type="string" calcext:value-type="string">
            <text:p>Much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79" calcext:value-type="float">
            <text:p>179</text:p>
          </table:table-cell>
          <table:table-cell table:style-name="ce1"/>
          <table:table-cell table:style-name="ce1" office:value-type="float" office:value="5031" calcext:value-type="float">
            <text:p>50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cratch It</text:p>
          </table:table-cell>
          <table:table-cell table:style-name="ce40" office:value-type="string" calcext:value-type="string">
            <text:p>16.1</text:p>
          </table:table-cell>
          <table:table-cell table:style-name="ce1" office:value-type="string" calcext:value-type="string">
            <text:p>buyBluetooth50</text:p>
          </table:table-cell>
          <table:table-cell table:style-name="ce1" office:value-type="string" calcext:value-type="string">
            <text:p>dev.candidnetwork</text:p>
          </table:table-cell>
          <table:table-cell table:style-name="ce1"/>
          <table:table-cell table:style-name="ce1" office:value-type="string" calcext:value-type="string">
            <text:p>dev.reprisefear</text:p>
          </table:table-cell>
          <table:table-cell table:style-name="ce1" office:value-type="string" calcext:value-type="string">
            <text:p>cardboardCycle52</text:p>
          </table:table-cell>
          <table:table-cell table:style-name="ce40" office:value-type="string" calcext:value-type="string">
            <text:p>16.2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237" calcext:value-type="float">
            <text:p>5237</text:p>
          </table:table-cell>
          <table:table-cell table:style-name="ce1" table:number-columns-repeated="2"/>
          <table:table-cell table:style-name="ce1" office:value-type="string" calcext:value-type="string">
            <text:p>Row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table:style-name="ce1" office:value-type="float" office:value="6449" calcext:value-type="float">
            <text:p>644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uffer Setting</text:p>
          </table:table-cell>
          <table:table-cell table:style-name="ce40" office:value-type="string" calcext:value-type="string">
            <text:p>17.1</text:p>
          </table:table-cell>
          <table:table-cell table:style-name="ce1" office:value-type="string" calcext:value-type="string">
            <text:p>spyOrganization64</text:p>
          </table:table-cell>
          <table:table-cell table:style-name="ce1" office:value-type="string" calcext:value-type="string">
            <text:p>dev.candidnetwork</text:p>
          </table:table-cell>
          <table:table-cell table:style-name="ce1"/>
          <table:table-cell table:style-name="ce1" office:value-type="string" calcext:value-type="string">
            <text:p>dev.reprisefear</text:p>
          </table:table-cell>
          <table:table-cell table:style-name="ce1" office:value-type="string" calcext:value-type="string">
            <text:p>tripTransform54</text:p>
          </table:table-cell>
          <table:table-cell table:style-name="ce40" office:value-type="string" calcext:value-type="string">
            <text:p>17.2</text:p>
          </table:table-cell>
          <table:table-cell table:style-name="ce1" office:value-type="string" calcext:value-type="string">
            <text:p>Prepare Leagu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51" calcext:value-type="float">
            <text:p>5451</text:p>
          </table:table-cell>
          <table:table-cell table:style-name="ce1" table:number-columns-repeated="2"/>
          <table:table-cell table:style-name="ce1" office:value-type="string" calcext:value-type="string">
            <text:p>Boom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81" calcext:value-type="float">
            <text:p>181</text:p>
          </table:table-cell>
          <table:table-cell table:style-name="ce1"/>
          <table:table-cell table:style-name="ce1" office:value-type="float" office:value="6124" calcext:value-type="float">
            <text:p>61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ea Nut</text:p>
          </table:table-cell>
          <table:table-cell table:style-name="ce40" office:value-type="string" calcext:value-type="string">
            <text:p>18.1</text:p>
          </table:table-cell>
          <table:table-cell table:style-name="ce1" office:value-type="string" calcext:value-type="string">
            <text:p>haveATableSimple61</text:p>
          </table:table-cell>
          <table:table-cell table:style-name="ce1" office:value-type="string" calcext:value-type="string">
            <text:p>dev.candidnetwork</text:p>
          </table:table-cell>
          <table:table-cell table:style-name="ce1"/>
          <table:table-cell table:style-name="ce1" office:value-type="string" calcext:value-type="string">
            <text:p>dev.reprisefear</text:p>
          </table:table-cell>
          <table:table-cell table:style-name="ce1" office:value-type="string" calcext:value-type="string">
            <text:p>matrixDuality49</text:p>
          </table:table-cell>
          <table:table-cell table:style-name="ce40" office:value-type="string" calcext:value-type="string">
            <text:p>18.2</text:p>
          </table:table-cell>
          <table:table-cell table:style-name="ce1" office:value-type="string" calcext:value-type="string">
            <text:p>Water Melon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45" calcext:value-type="float">
            <text:p>4945</text:p>
          </table:table-cell>
          <table:table-cell table:style-name="ce1" table:number-columns-repeated="2"/>
          <table:table-cell table:style-name="ce1" office:value-type="string" calcext:value-type="string">
            <text:p>Lime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82" calcext:value-type="float">
            <text:p>182</text:p>
          </table:table-cell>
          <table:table-cell table:style-name="ce1"/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cal Venture</text:p>
          </table:table-cell>
          <table:table-cell table:style-name="ce40" office:value-type="string" calcext:value-type="string">
            <text:p>19.1</text:p>
          </table:table-cell>
          <table:table-cell table:style-name="ce1" office:value-type="string" calcext:value-type="string">
            <text:p>livesInHeritage54</text:p>
          </table:table-cell>
          <table:table-cell table:style-name="ce1" office:value-type="string" calcext:value-type="string">
            <text:p>dev.candidnetwork</text:p>
          </table:table-cell>
          <table:table-cell table:style-name="ce1"/>
          <table:table-cell table:style-name="ce1" office:value-type="string" calcext:value-type="string">
            <text:p>dev.reprisefear</text:p>
          </table:table-cell>
          <table:table-cell table:style-name="ce1" office:value-type="string" calcext:value-type="string">
            <text:p>betterArchiveAvailable73</text:p>
          </table:table-cell>
          <table:table-cell table:style-name="ce40" office:value-type="string" calcext:value-type="string">
            <text:p>19.2</text:p>
          </table:table-cell>
          <table:table-cell table:style-name="ce1" office:value-type="string" calcext:value-type="string">
            <text:p>Previous Languag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64" calcext:value-type="float">
            <text:p>7364</text:p>
          </table:table-cell>
          <table:table-cell table:style-name="ce1" table:number-columns-repeated="2"/>
          <table:table-cell table:style-name="ce1" office:value-type="string" calcext:value-type="string">
            <text:p>Pice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83" calcext:value-type="float">
            <text:p>183</text:p>
          </table:table-cell>
          <table:table-cell table:style-name="ce1"/>
          <table:table-cell table:style-name="ce1" office:value-type="float" office:value="8855" calcext:value-type="float">
            <text:p>88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omputer Study</text:p>
          </table:table-cell>
          <table:table-cell table:style-name="ce40" office:value-type="string" calcext:value-type="string">
            <text:p>20.1</text:p>
          </table:table-cell>
          <table:table-cell table:style-name="ce1" office:value-type="string" calcext:value-type="string">
            <text:p>premiumOnlyIncognito88</text:p>
          </table:table-cell>
          <table:table-cell table:style-name="ce1" office:value-type="string" calcext:value-type="string">
            <text:p>dev.candidnetwork</text:p>
          </table:table-cell>
          <table:table-cell table:style-name="ce1"/>
          <table:table-cell table:style-name="ce1" office:value-type="string" calcext:value-type="string">
            <text:p>dev.reprisefear</text:p>
          </table:table-cell>
          <table:table-cell table:style-name="ce1" office:value-type="string" calcext:value-type="string">
            <text:p>neverFindBlock55</text:p>
          </table:table-cell>
          <table:table-cell table:style-name="ce40" office:value-type="string" calcext:value-type="string">
            <text:p>20.2</text:p>
          </table:table-cell>
          <table:table-cell table:style-name="ce1" office:value-type="string" calcext:value-type="string">
            <text:p>Original Stream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56" calcext:value-type="float">
            <text:p>5556</text:p>
          </table:table-cell>
          <table:table-cell table:style-name="ce1" table:number-columns-repeated="2"/>
          <table:table-cell table:style-name="ce1" office:value-type="string" calcext:value-type="string">
            <text:p>Act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84" calcext:value-type="float">
            <text:p>184</text:p>
          </table:table-cell>
          <table:table-cell table:style-name="ce1"/>
          <table:table-cell table:style-name="ce1" office:value-type="float" office:value="5842" calcext:value-type="float">
            <text:p>58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elf Patent</text:p>
          </table:table-cell>
          <table:table-cell table:style-name="ce40" office:value-type="string" calcext:value-type="string">
            <text:p>21.1</text:p>
          </table:table-cell>
          <table:table-cell table:style-name="ce1" office:value-type="string" calcext:value-type="string">
            <text:p>anUninteresting58</text:p>
          </table:table-cell>
          <table:table-cell table:style-name="ce1" office:value-type="string" calcext:value-type="string">
            <text:p>dev.candidnetwork</text:p>
          </table:table-cell>
          <table:table-cell table:style-name="ce1"/>
          <table:table-cell table:style-name="ce1" office:value-type="string" calcext:value-type="string">
            <text:p>dev.reprisefear</text:p>
          </table:table-cell>
          <table:table-cell table:style-name="ce1" office:value-type="string" calcext:value-type="string">
            <text:p>somewhereMention68</text:p>
          </table:table-cell>
          <table:table-cell table:style-name="ce40" office:value-type="string" calcext:value-type="string">
            <text:p>21.2</text:p>
          </table:table-cell>
          <table:table-cell table:style-name="ce1" office:value-type="string" calcext:value-type="string">
            <text:p>Fresh Logi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842" calcext:value-type="float">
            <text:p>6842</text:p>
          </table:table-cell>
          <table:table-cell table:style-name="ce1" table:number-columns-repeated="2"/>
          <table:table-cell table:style-name="ce1" office:value-type="string" calcext:value-type="string">
            <text:p>Set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85" calcext:value-type="float">
            <text:p>185</text:p>
          </table:table-cell>
          <table:table-cell table:style-name="ce1"/>
          <table:table-cell table:style-name="ce1" office:value-type="float" office:value="9136" calcext:value-type="float">
            <text:p>91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ini Score</text:p>
          </table:table-cell>
          <table:table-cell table:style-name="ce40" office:value-type="string" calcext:value-type="string">
            <text:p>22.1</text:p>
          </table:table-cell>
          <table:table-cell table:style-name="ce1" office:value-type="string" calcext:value-type="string">
            <text:p>thisCompulsorySubject91</text:p>
          </table:table-cell>
          <table:table-cell table:style-name="ce1" office:value-type="string" calcext:value-type="string">
            <text:p>dev.artattach</text:p>
          </table:table-cell>
          <table:table-cell table:style-name="ce1"/>
          <table:table-cell table:style-name="ce1" office:value-type="string" calcext:value-type="string">
            <text:p>dev.programbase</text:p>
          </table:table-cell>
          <table:table-cell table:style-name="ce1" office:value-type="string" calcext:value-type="string">
            <text:p>personalHistoryEditor88</text:p>
          </table:table-cell>
          <table:table-cell table:style-name="ce40" office:value-type="string" calcext:value-type="string">
            <text:p>22.2</text:p>
          </table:table-cell>
          <table:table-cell table:style-name="ce1" office:value-type="string" calcext:value-type="string">
            <text:p>The Border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831" calcext:value-type="float">
            <text:p>8831</text:p>
          </table:table-cell>
          <table:table-cell table:style-name="ce1" table:number-columns-repeated="2"/>
          <table:table-cell table:style-name="ce1" office:value-type="string" calcext:value-type="string">
            <text:p>Tap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86" calcext:value-type="float">
            <text:p>186</text:p>
          </table:table-cell>
          <table:table-cell table:style-name="ce1"/>
          <table:table-cell table:style-name="ce1" office:value-type="float" office:value="3735" calcext:value-type="float">
            <text:p>373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ass Book</text:p>
          </table:table-cell>
          <table:table-cell table:style-name="ce40" office:value-type="string" calcext:value-type="string">
            <text:p>23.1</text:p>
          </table:table-cell>
          <table:table-cell table:style-name="ce1" office:value-type="string" calcext:value-type="string">
            <text:p>seekGender37</text:p>
          </table:table-cell>
          <table:table-cell table:style-name="ce1" office:value-type="string" calcext:value-type="string">
            <text:p>dev.artattach</text:p>
          </table:table-cell>
          <table:table-cell table:style-name="ce1"/>
          <table:table-cell table:style-name="ce1" office:value-type="string" calcext:value-type="string">
            <text:p>dev.programbase</text:p>
          </table:table-cell>
          <table:table-cell table:style-name="ce1" office:value-type="string" calcext:value-type="string">
            <text:p>sueVerbose37</text:p>
          </table:table-cell>
          <table:table-cell table:style-name="ce40" office:value-type="string" calcext:value-type="string">
            <text:p>23.2</text:p>
          </table:table-cell>
          <table:table-cell table:style-name="ce1" office:value-type="string" calcext:value-type="string">
            <text:p>Short Series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44" calcext:value-type="float">
            <text:p>3744</text:p>
          </table:table-cell>
          <table:table-cell table:style-name="ce1" table:number-columns-repeated="2"/>
          <table:table-cell table:style-name="ce1" office:value-type="string" calcext:value-type="string">
            <text:p>Minus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87" calcext:value-type="float">
            <text:p>187</text:p>
          </table:table-cell>
          <table:table-cell table:style-name="ce1"/>
          <table:table-cell table:style-name="ce1" office:value-type="float" office:value="7253" calcext:value-type="float">
            <text:p>725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Write Analytic</text:p>
          </table:table-cell>
          <table:table-cell table:style-name="ce40" office:value-type="string" calcext:value-type="string">
            <text:p>24.1</text:p>
          </table:table-cell>
          <table:table-cell table:style-name="ce1" office:value-type="string" calcext:value-type="string">
            <text:p>territoryDifference72</text:p>
          </table:table-cell>
          <table:table-cell table:style-name="ce1" office:value-type="string" calcext:value-type="string">
            <text:p>dev.artattach</text:p>
          </table:table-cell>
          <table:table-cell table:style-name="ce1"/>
          <table:table-cell table:style-name="ce1" office:value-type="string" calcext:value-type="string">
            <text:p>dev.programbase</text:p>
          </table:table-cell>
          <table:table-cell table:style-name="ce1" office:value-type="string" calcext:value-type="string">
            <text:p>encryptTexture51</text:p>
          </table:table-cell>
          <table:table-cell table:style-name="ce40" office:value-type="string" calcext:value-type="string">
            <text:p>24.2</text:p>
          </table:table-cell>
          <table:table-cell table:style-name="ce1" office:value-type="string" calcext:value-type="string">
            <text:p>Read Record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35" calcext:value-type="float">
            <text:p>5135</text:p>
          </table:table-cell>
          <table:table-cell table:style-name="ce1" table:number-columns-repeated="2"/>
          <table:table-cell table:style-name="ce1" office:value-type="string" calcext:value-type="string">
            <text:p>Plus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88" calcext:value-type="float">
            <text:p>188</text:p>
          </table:table-cell>
          <table:table-cell table:style-name="ce1"/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ort Insider</text:p>
          </table:table-cell>
          <table:table-cell table:style-name="ce40" office:value-type="string" calcext:value-type="string">
            <text:p>25.1</text:p>
          </table:table-cell>
          <table:table-cell table:style-name="ce1" office:value-type="string" calcext:value-type="string">
            <text:p>miscellaneousAccessibility108</text:p>
          </table:table-cell>
          <table:table-cell table:style-name="ce1" office:value-type="string" calcext:value-type="string">
            <text:p>dev.artattach</text:p>
          </table:table-cell>
          <table:table-cell table:style-name="ce1"/>
          <table:table-cell table:style-name="ce1" office:value-type="string" calcext:value-type="string">
            <text:p>dev.programbase</text:p>
          </table:table-cell>
          <table:table-cell table:style-name="ce1" office:value-type="string" calcext:value-type="string">
            <text:p>facialInterpretForm76</text:p>
          </table:table-cell>
          <table:table-cell table:style-name="ce40" office:value-type="string" calcext:value-type="string">
            <text:p>25.2</text:p>
          </table:table-cell>
          <table:table-cell table:style-name="ce1" office:value-type="string" calcext:value-type="string">
            <text:p>Design Hobbyist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652" calcext:value-type="float">
            <text:p>7652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89" calcext:value-type="float">
            <text:p>189</text:p>
          </table:table-cell>
          <table:table-cell table:style-name="ce1"/>
          <table:table-cell table:style-name="ce1" office:value-type="float" office:value="4342" calcext:value-type="float">
            <text:p>43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et Politic</text:p>
          </table:table-cell>
          <table:table-cell table:style-name="ce40" office:value-type="string" calcext:value-type="string">
            <text:p>26.1</text:p>
          </table:table-cell>
          <table:table-cell table:style-name="ce1" office:value-type="string" calcext:value-type="string">
            <text:p>micaPlating43</text:p>
          </table:table-cell>
          <table:table-cell table:style-name="ce1" office:value-type="string" calcext:value-type="string">
            <text:p>dev.artattach</text:p>
          </table:table-cell>
          <table:table-cell table:style-name="ce1"/>
          <table:table-cell table:style-name="ce1" office:value-type="string" calcext:value-type="string">
            <text:p>dev.programbase</text:p>
          </table:table-cell>
          <table:table-cell table:style-name="ce1" office:value-type="string" calcext:value-type="string">
            <text:p>adjacentCalculus66</text:p>
          </table:table-cell>
          <table:table-cell table:style-name="ce40" office:value-type="string" calcext:value-type="string">
            <text:p>26.2</text:p>
          </table:table-cell>
          <table:table-cell table:style-name="ce1" office:value-type="string" calcext:value-type="string">
            <text:p>Lease Product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649" calcext:value-type="float">
            <text:p>6649</text:p>
          </table:table-cell>
          <table:table-cell table:style-name="ce1" table:number-columns-repeated="2"/>
          <table:table-cell table:style-name="ce1" office:value-type="string" calcext:value-type="string">
            <text:p>Off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float" office:value="4143" calcext:value-type="float">
            <text:p>414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Unit Version</text:p>
          </table:table-cell>
          <table:table-cell table:style-name="ce40" office:value-type="string" calcext:value-type="string">
            <text:p>.1</text:p>
          </table:table-cell>
          <table:table-cell table:style-name="ce1" office:value-type="string" calcext:value-type="string">
            <text:p>catSynapse41</text:p>
          </table:table-cell>
          <table:table-cell table:style-name="ce1" office:value-type="string" calcext:value-type="string">
            <text:p>dev.verbinitial</text:p>
          </table:table-cell>
          <table:table-cell table:style-name="ce1"/>
          <table:table-cell table:style-name="ce1" office:value-type="string" calcext:value-type="string">
            <text:p>dev.verbinitial</text:p>
          </table:table-cell>
          <table:table-cell table:style-name="ce1" office:value-type="string" calcext:value-type="string">
            <text:p>kitControl43</text:p>
          </table:table-cell>
          <table:table-cell table:style-name="ce40" office:value-type="string" calcext:value-type="string">
            <text:p>.2</text:p>
          </table:table-cell>
          <table:table-cell table:style-name="ce1" office:value-type="string" calcext:value-type="string">
            <text:p>Optimum Us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44" calcext:value-type="float">
            <text:p>4344</text:p>
          </table:table-cell>
          <table:table-cell table:style-name="ce1" table:number-columns-repeated="2"/>
          <table:table-cell table:style-name="ce1" office:value-type="string" calcext:value-type="string">
            <text:p>Wish</text:p>
          </table:table-cell>
          <table:table-cell table:style-name="ce1"/>
          <table:table-cell table:number-columns-repeated="998"/>
        </table:table-row>
        <table:table-row table:style-name="ro5">
          <table:table-cell table:style-name="ce1"/>
          <table:table-cell table:style-name="ce1" office:value-type="string" calcext:value-type="string">
            <text:p>@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~&lt;benchmark&gt;</text:p>
          </table:table-cell>
          <table:table-cell table:style-name="ce1" office:value-type="float" office:value="2978" calcext:value-type="float">
            <text:p>29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Vocabulary Assistance</text:p>
          </table:table-cell>
          <table:table-cell table:style-name="ce1" office:value-type="string" calcext:value-type="string">
            <text:p>\</text:p>
          </table:table-cell>
          <table:table-cell table:style-name="ce1" office:value-type="string" calcext:value-type="string">
            <text:p>whichIs29</text:p>
          </table:table-cell>
          <table:table-cell table:style-name="ce1" office:value-type="string" calcext:value-type="string">
            <text:p>dev.bitstationary</text:p>
          </table:table-cell>
          <table:table-cell table:style-name="ce1"/>
          <table:table-cell table:style-name="ce1" office:value-type="string" calcext:value-type="string">
            <text:p>dev.bitstationary</text:p>
          </table:table-cell>
          <table:table-cell table:style-name="ce1" office:value-type="string" calcext:value-type="string">
            <text:p>whichIs29</text:p>
          </table:table-cell>
          <table:table-cell table:style-name="ce1" office:value-type="string" calcext:value-type="string">
            <text:p>\</text:p>
          </table:table-cell>
          <table:table-cell table:style-name="ce1" office:value-type="string" calcext:value-type="string">
            <text:p>Vocabulary Assistanc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978" calcext:value-type="float">
            <text:p>2978</text:p>
          </table:table-cell>
          <table:table-cell table:style-name="ce1" office:value-type="string" calcext:value-type="string">
            <text:p>~&lt;benchmark&gt;</text:p>
          </table:table-cell>
          <table:table-cell table:style-name="ce1" office:value-type="string" calcext:value-type="string">
            <text:p>Apache License 2.0</text:p>
          </table:table-cell>
          <table:table-cell table:style-name="ce1" office:value-type="string" calcext:value-type="string">
            <text:p>L I N E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unnel_" table:style-name="ta15"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1" table:number-columns-repeated="1016" table:default-cell-style-name="Default"/>
        <table:table-row table:style-name="ro1">
          <table:table-cell table:style-name="ce1" table:number-columns-repeated="2"/>
          <table:table-cell table:style-name="ce33" table:number-columns-repeated="5"/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1"/>
          <table:table-cell table:style-name="ce176" office:value-type="float" office:value="5047" calcext:value-type="float">
            <text:p>5047</text:p>
          </table:table-cell>
          <table:table-cell table:style-name="ce181" office:value-type="float" office:value="47" calcext:value-type="float">
            <text:p>47</text:p>
          </table:table-cell>
          <table:table-cell table:style-name="ce186"/>
          <table:table-cell table:style-name="ce181" office:value-type="float" office:value="48" calcext:value-type="float">
            <text:p>48</text:p>
          </table:table-cell>
          <table:table-cell table:style-name="ce191" office:value-type="float" office:value="4248" calcext:value-type="float">
            <text:p>4248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4963" calcext:value-type="float">
            <text:p>4963</text:p>
          </table:table-cell>
          <table:table-cell table:style-name="ce182" office:value-type="float" office:value="63" calcext:value-type="float">
            <text:p>63</text:p>
          </table:table-cell>
          <table:table-cell table:style-name="ce186"/>
          <table:table-cell table:style-name="ce182" office:value-type="float" office:value="56" calcext:value-type="float">
            <text:p>56</text:p>
          </table:table-cell>
          <table:table-cell table:style-name="ce192" office:value-type="float" office:value="2956" calcext:value-type="float">
            <text:p>2956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5864" calcext:value-type="float">
            <text:p>5864</text:p>
          </table:table-cell>
          <table:table-cell table:style-name="ce182" office:value-type="float" office:value="64" calcext:value-type="float">
            <text:p>64</text:p>
          </table:table-cell>
          <table:table-cell table:style-name="ce186"/>
          <table:table-cell table:style-name="ce182" office:value-type="float" office:value="73" calcext:value-type="float">
            <text:p>73</text:p>
          </table:table-cell>
          <table:table-cell table:style-name="ce192" office:value-type="float" office:value="5573" calcext:value-type="float">
            <text:p>5573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6654" calcext:value-type="float">
            <text:p>6654</text:p>
          </table:table-cell>
          <table:table-cell table:style-name="ce182" office:value-type="float" office:value="54" calcext:value-type="float">
            <text:p>54</text:p>
          </table:table-cell>
          <table:table-cell table:style-name="ce186"/>
          <table:table-cell table:style-name="ce182" office:value-type="float" office:value="75" calcext:value-type="float">
            <text:p>75</text:p>
          </table:table-cell>
          <table:table-cell table:style-name="ce192" office:value-type="float" office:value="5175" calcext:value-type="float">
            <text:p>5175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8164" calcext:value-type="float">
            <text:p>8164</text:p>
          </table:table-cell>
          <table:table-cell table:style-name="ce182" office:value-type="float" office:value="64" calcext:value-type="float">
            <text:p>64</text:p>
          </table:table-cell>
          <table:table-cell table:style-name="ce186"/>
          <table:table-cell table:style-name="ce182" office:value-type="float" office:value="46" calcext:value-type="float">
            <text:p>46</text:p>
          </table:table-cell>
          <table:table-cell table:style-name="ce192" office:value-type="float" office:value="6046" calcext:value-type="float">
            <text:p>6046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3370" calcext:value-type="float">
            <text:p>3370</text:p>
          </table:table-cell>
          <table:table-cell table:style-name="ce182" office:value-type="float" office:value="70" calcext:value-type="float">
            <text:p>70</text:p>
          </table:table-cell>
          <table:table-cell table:style-name="ce186"/>
          <table:table-cell table:style-name="ce182" office:value-type="float" office:value="64" calcext:value-type="float">
            <text:p>64</text:p>
          </table:table-cell>
          <table:table-cell table:style-name="ce192" office:value-type="float" office:value="3464" calcext:value-type="float">
            <text:p>3464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3458" calcext:value-type="float">
            <text:p>3458</text:p>
          </table:table-cell>
          <table:table-cell table:style-name="ce182" office:value-type="float" office:value="58" calcext:value-type="float">
            <text:p>58</text:p>
          </table:table-cell>
          <table:table-cell table:style-name="ce186"/>
          <table:table-cell table:style-name="ce182" office:value-type="float" office:value="60" calcext:value-type="float">
            <text:p>60</text:p>
          </table:table-cell>
          <table:table-cell table:style-name="ce192" office:value-type="float" office:value="3360" calcext:value-type="float">
            <text:p>3360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2629" calcext:value-type="float">
            <text:p>2629</text:p>
          </table:table-cell>
          <table:table-cell table:style-name="ce182" office:value-type="float" office:value="29" calcext:value-type="float">
            <text:p>29</text:p>
          </table:table-cell>
          <table:table-cell table:style-name="ce186"/>
          <table:table-cell table:style-name="ce182" office:value-type="float" office:value="32" calcext:value-type="float">
            <text:p>32</text:p>
          </table:table-cell>
          <table:table-cell table:style-name="ce192" office:value-type="float" office:value="4532" calcext:value-type="float">
            <text:p>4532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5838" calcext:value-type="float">
            <text:p>5838</text:p>
          </table:table-cell>
          <table:table-cell table:style-name="ce182" office:value-type="float" office:value="38" calcext:value-type="float">
            <text:p>38</text:p>
          </table:table-cell>
          <table:table-cell table:style-name="ce186"/>
          <table:table-cell table:style-name="ce182" office:value-type="float" office:value="44" calcext:value-type="float">
            <text:p>44</text:p>
          </table:table-cell>
          <table:table-cell table:style-name="ce192" office:value-type="float" office:value="6544" calcext:value-type="float">
            <text:p>6544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4346" calcext:value-type="float">
            <text:p>4346</text:p>
          </table:table-cell>
          <table:table-cell table:style-name="ce182" office:value-type="float" office:value="46" calcext:value-type="float">
            <text:p>46</text:p>
          </table:table-cell>
          <table:table-cell table:style-name="ce186"/>
          <table:table-cell table:style-name="ce182" office:value-type="float" office:value="61" calcext:value-type="float">
            <text:p>61</text:p>
          </table:table-cell>
          <table:table-cell table:style-name="ce192" office:value-type="float" office:value="5261" calcext:value-type="float">
            <text:p>5261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3841" calcext:value-type="float">
            <text:p>3841</text:p>
          </table:table-cell>
          <table:table-cell table:style-name="ce182" office:value-type="float" office:value="41" calcext:value-type="float">
            <text:p>41</text:p>
          </table:table-cell>
          <table:table-cell table:style-name="ce186"/>
          <table:table-cell table:style-name="ce182" office:value-type="float" office:value="47" calcext:value-type="float">
            <text:p>47</text:p>
          </table:table-cell>
          <table:table-cell table:style-name="ce192" office:value-type="float" office:value="3147" calcext:value-type="float">
            <text:p>3147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4651" calcext:value-type="float">
            <text:p>4651</text:p>
          </table:table-cell>
          <table:table-cell table:style-name="ce182" office:value-type="float" office:value="51" calcext:value-type="float">
            <text:p>51</text:p>
          </table:table-cell>
          <table:table-cell table:style-name="ce186"/>
          <table:table-cell table:style-name="ce182" office:value-type="float" office:value="37" calcext:value-type="float">
            <text:p>37</text:p>
          </table:table-cell>
          <table:table-cell table:style-name="ce192" office:value-type="float" office:value="5137" calcext:value-type="float">
            <text:p>5137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9327" calcext:value-type="float">
            <text:p>9327</text:p>
          </table:table-cell>
          <table:table-cell table:style-name="ce182" office:value-type="float" office:value="27" calcext:value-type="float">
            <text:p>27</text:p>
          </table:table-cell>
          <table:table-cell table:style-name="ce186"/>
          <table:table-cell table:style-name="ce182" office:value-type="float" office:value="28" calcext:value-type="float">
            <text:p>28</text:p>
          </table:table-cell>
          <table:table-cell table:style-name="ce192" office:value-type="float" office:value="6428" calcext:value-type="float">
            <text:p>6428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8657" calcext:value-type="float">
            <text:p>8657</text:p>
          </table:table-cell>
          <table:table-cell table:style-name="ce182" office:value-type="float" office:value="57" calcext:value-type="float">
            <text:p>57</text:p>
          </table:table-cell>
          <table:table-cell table:style-name="ce186"/>
          <table:table-cell table:style-name="ce182" office:value-type="float" office:value="42" calcext:value-type="float">
            <text:p>42</text:p>
          </table:table-cell>
          <table:table-cell table:style-name="ce192" office:value-type="float" office:value="7742" calcext:value-type="float">
            <text:p>7742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5657" calcext:value-type="float">
            <text:p>5657</text:p>
          </table:table-cell>
          <table:table-cell table:style-name="ce182" office:value-type="float" office:value="57" calcext:value-type="float">
            <text:p>57</text:p>
          </table:table-cell>
          <table:table-cell table:style-name="ce186"/>
          <table:table-cell table:style-name="ce182" office:value-type="float" office:value="40" calcext:value-type="float">
            <text:p>40</text:p>
          </table:table-cell>
          <table:table-cell table:style-name="ce192" office:value-type="float" office:value="6240" calcext:value-type="float">
            <text:p>6240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7554" calcext:value-type="float">
            <text:p>7554</text:p>
          </table:table-cell>
          <table:table-cell table:style-name="ce182" office:value-type="float" office:value="54" calcext:value-type="float">
            <text:p>54</text:p>
          </table:table-cell>
          <table:table-cell table:style-name="ce186"/>
          <table:table-cell table:style-name="ce182" office:value-type="float" office:value="74" calcext:value-type="float">
            <text:p>74</text:p>
          </table:table-cell>
          <table:table-cell table:style-name="ce192" office:value-type="float" office:value="5574" calcext:value-type="float">
            <text:p>5574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5031" calcext:value-type="float">
            <text:p>5031</text:p>
          </table:table-cell>
          <table:table-cell table:style-name="ce182" office:value-type="float" office:value="31" calcext:value-type="float">
            <text:p>31</text:p>
          </table:table-cell>
          <table:table-cell table:style-name="ce186"/>
          <table:table-cell table:style-name="ce182" office:value-type="float" office:value="37" calcext:value-type="float">
            <text:p>37</text:p>
          </table:table-cell>
          <table:table-cell table:style-name="ce192" office:value-type="float" office:value="5237" calcext:value-type="float">
            <text:p>5237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6449" calcext:value-type="float">
            <text:p>6449</text:p>
          </table:table-cell>
          <table:table-cell table:style-name="ce182" office:value-type="float" office:value="49" calcext:value-type="float">
            <text:p>49</text:p>
          </table:table-cell>
          <table:table-cell table:style-name="ce186"/>
          <table:table-cell table:style-name="ce182" office:value-type="float" office:value="51" calcext:value-type="float">
            <text:p>51</text:p>
          </table:table-cell>
          <table:table-cell table:style-name="ce192" office:value-type="float" office:value="5451" calcext:value-type="float">
            <text:p>5451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6124" calcext:value-type="float">
            <text:p>6124</text:p>
          </table:table-cell>
          <table:table-cell table:style-name="ce182" office:value-type="float" office:value="24" calcext:value-type="float">
            <text:p>24</text:p>
          </table:table-cell>
          <table:table-cell table:style-name="ce186"/>
          <table:table-cell table:style-name="ce182" office:value-type="float" office:value="45" calcext:value-type="float">
            <text:p>45</text:p>
          </table:table-cell>
          <table:table-cell table:style-name="ce192" office:value-type="float" office:value="4945" calcext:value-type="float">
            <text:p>4945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5450" calcext:value-type="float">
            <text:p>5450</text:p>
          </table:table-cell>
          <table:table-cell table:style-name="ce182" office:value-type="float" office:value="50" calcext:value-type="float">
            <text:p>50</text:p>
          </table:table-cell>
          <table:table-cell table:style-name="ce186"/>
          <table:table-cell table:style-name="ce182" office:value-type="float" office:value="64" calcext:value-type="float">
            <text:p>64</text:p>
          </table:table-cell>
          <table:table-cell table:style-name="ce192" office:value-type="float" office:value="7364" calcext:value-type="float">
            <text:p>7364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8855" calcext:value-type="float">
            <text:p>8855</text:p>
          </table:table-cell>
          <table:table-cell table:style-name="ce182" office:value-type="float" office:value="55" calcext:value-type="float">
            <text:p>55</text:p>
          </table:table-cell>
          <table:table-cell table:style-name="ce186"/>
          <table:table-cell table:style-name="ce182" office:value-type="float" office:value="56" calcext:value-type="float">
            <text:p>56</text:p>
          </table:table-cell>
          <table:table-cell table:style-name="ce192" office:value-type="float" office:value="5556" calcext:value-type="float">
            <text:p>5556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5842" calcext:value-type="float">
            <text:p>5842</text:p>
          </table:table-cell>
          <table:table-cell table:style-name="ce182" office:value-type="float" office:value="42" calcext:value-type="float">
            <text:p>42</text:p>
          </table:table-cell>
          <table:table-cell table:style-name="ce186"/>
          <table:table-cell table:style-name="ce182" office:value-type="float" office:value="42" calcext:value-type="float">
            <text:p>42</text:p>
          </table:table-cell>
          <table:table-cell table:style-name="ce192" office:value-type="float" office:value="6842" calcext:value-type="float">
            <text:p>6842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9136" calcext:value-type="float">
            <text:p>9136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 table:style-name="ce182" office:value-type="float" office:value="31" calcext:value-type="float">
            <text:p>31</text:p>
          </table:table-cell>
          <table:table-cell table:style-name="ce192" office:value-type="float" office:value="8831" calcext:value-type="float">
            <text:p>8831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3735" calcext:value-type="float">
            <text:p>3735</text:p>
          </table:table-cell>
          <table:table-cell table:style-name="ce182" office:value-type="float" office:value="35" calcext:value-type="float">
            <text:p>35</text:p>
          </table:table-cell>
          <table:table-cell table:style-name="ce186"/>
          <table:table-cell table:style-name="ce182" office:value-type="float" office:value="44" calcext:value-type="float">
            <text:p>44</text:p>
          </table:table-cell>
          <table:table-cell table:style-name="ce192" office:value-type="float" office:value="3744" calcext:value-type="float">
            <text:p>3744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7253" calcext:value-type="float">
            <text:p>7253</text:p>
          </table:table-cell>
          <table:table-cell table:style-name="ce182" office:value-type="float" office:value="53" calcext:value-type="float">
            <text:p>53</text:p>
          </table:table-cell>
          <table:table-cell table:style-name="ce186"/>
          <table:table-cell table:style-name="ce182" office:value-type="float" office:value="35" calcext:value-type="float">
            <text:p>35</text:p>
          </table:table-cell>
          <table:table-cell table:style-name="ce192" office:value-type="float" office:value="5135" calcext:value-type="float">
            <text:p>5135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1084" calcext:value-type="float">
            <text:p>1084</text:p>
          </table:table-cell>
          <table:table-cell table:style-name="ce182" office:value-type="float" office:value="43" calcext:value-type="float">
            <text:p>43</text:p>
          </table:table-cell>
          <table:table-cell table:style-name="ce186"/>
          <table:table-cell table:style-name="ce182" office:value-type="float" office:value="52" calcext:value-type="float">
            <text:p>52</text:p>
          </table:table-cell>
          <table:table-cell table:style-name="ce192" office:value-type="float" office:value="7652" calcext:value-type="float">
            <text:p>7652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4342" calcext:value-type="float">
            <text:p>4342</text:p>
          </table:table-cell>
          <table:table-cell table:style-name="ce182" office:value-type="float" office:value="42" calcext:value-type="float">
            <text:p>42</text:p>
          </table:table-cell>
          <table:table-cell table:style-name="ce186"/>
          <table:table-cell table:style-name="ce182" office:value-type="float" office:value="49" calcext:value-type="float">
            <text:p>49</text:p>
          </table:table-cell>
          <table:table-cell table:style-name="ce192" office:value-type="float" office:value="6649" calcext:value-type="float">
            <text:p>6649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4143" calcext:value-type="float">
            <text:p>4143</text:p>
          </table:table-cell>
          <table:table-cell table:style-name="ce182" office:value-type="float" office:value="43" calcext:value-type="float">
            <text:p>43</text:p>
          </table:table-cell>
          <table:table-cell table:style-name="ce186"/>
          <table:table-cell table:style-name="ce182" office:value-type="float" office:value="44" calcext:value-type="float">
            <text:p>44</text:p>
          </table:table-cell>
          <table:table-cell table:style-name="ce192" office:value-type="float" office:value="4344" calcext:value-type="float">
            <text:p>4344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2"/>
          <table:table-cell table:style-name="ce177" office:value-type="float" office:value="2978" calcext:value-type="float">
            <text:p>2978</text:p>
          </table:table-cell>
          <table:table-cell table:style-name="ce182" office:value-type="float" office:value="78" calcext:value-type="float">
            <text:p>78</text:p>
          </table:table-cell>
          <table:table-cell table:style-name="ce187"/>
          <table:table-cell table:style-name="ce182" office:value-type="float" office:value="78" calcext:value-type="float">
            <text:p>78</text:p>
          </table:table-cell>
          <table:table-cell table:style-name="ce192" office:value-type="float" office:value="2978" calcext:value-type="float">
            <text:p>2978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3" office:value-type="string" calcext:value-type="string">
            <text:p>Sum</text:p>
          </table:table-cell>
          <table:table-cell table:style-name="ce178" table:formula="of:=SUM([.C2:.C30])" office:value-type="float" office:value="160442" calcext:value-type="float">
            <text:p>160442</text:p>
          </table:table-cell>
          <table:table-cell table:style-name="ce183" table:formula="of:=SUM([.D2:.D30])" office:value-type="float" office:value="1401" calcext:value-type="float">
            <text:p>1401</text:p>
          </table:table-cell>
          <table:table-cell table:style-name="ce188"/>
          <table:table-cell table:style-name="ce183" table:formula="of:=SUM([.F2:.F30])" office:value-type="float" office:value="1455" calcext:value-type="float">
            <text:p>1455</text:p>
          </table:table-cell>
          <table:table-cell table:style-name="ce193" table:formula="of:=SUM([.G2:.G30])" office:value-type="float" office:value="156155" calcext:value-type="float">
            <text:p>156155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4" office:value-type="string" calcext:value-type="string">
            <text:p>Average</text:p>
          </table:table-cell>
          <table:table-cell table:style-name="ce179" table:formula="of:=AVERAGE([.C2:.C30])" office:value-type="float" office:value="5532.48275862069" calcext:value-type="float">
            <text:p>5532.48275862069</text:p>
          </table:table-cell>
          <table:table-cell table:style-name="ce184" table:formula="of:=AVERAGE([.D2:.D30])" office:value-type="float" office:value="48.3103448275862" calcext:value-type="float">
            <text:p>48.3103448275862</text:p>
          </table:table-cell>
          <table:table-cell table:style-name="ce189"/>
          <table:table-cell table:style-name="ce184" table:formula="of:=AVERAGE([.F2:.F30])" office:value-type="float" office:value="50.1724137931034" calcext:value-type="float">
            <text:p>50.1724137931034</text:p>
          </table:table-cell>
          <table:table-cell table:style-name="ce194" table:formula="of:=AVERAGE([.G2:.G30])" office:value-type="float" office:value="5384.65517241379" calcext:value-type="float">
            <text:p>5384.65517241379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3" office:value-type="string" calcext:value-type="string">
            <text:p>Max</text:p>
          </table:table-cell>
          <table:table-cell table:style-name="ce179" table:formula="of:=MAX([.C2:.C30])" office:value-type="float" office:value="9327" calcext:value-type="float">
            <text:p>9327</text:p>
          </table:table-cell>
          <table:table-cell table:style-name="ce184" table:formula="of:=MAX([.D2:.D30])" office:value-type="float" office:value="78" calcext:value-type="float">
            <text:p>78</text:p>
          </table:table-cell>
          <table:table-cell table:style-name="ce190"/>
          <table:table-cell table:style-name="ce184" table:formula="of:=MAX([.F2:.F30])" office:value-type="float" office:value="78" calcext:value-type="float">
            <text:p>78</text:p>
          </table:table-cell>
          <table:table-cell table:style-name="ce194" table:formula="of:=MAX([.G2:.G30])" office:value-type="float" office:value="8831" calcext:value-type="float">
            <text:p>8831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175" office:value-type="string" calcext:value-type="string">
            <text:p>Min</text:p>
          </table:table-cell>
          <table:table-cell table:style-name="ce180" table:formula="of:=MIN([.C2:.C30])" office:value-type="float" office:value="1084" calcext:value-type="float">
            <text:p>1084</text:p>
          </table:table-cell>
          <table:table-cell table:style-name="ce185" table:formula="of:=MIN([.D2:.D30])" office:value-type="float" office:value="24" calcext:value-type="float">
            <text:p>24</text:p>
          </table:table-cell>
          <table:table-cell table:style-name="ce190"/>
          <table:table-cell table:style-name="ce185" table:formula="of:=MIN([.F2:.F30])" office:value-type="float" office:value="28" calcext:value-type="float">
            <text:p>28</text:p>
          </table:table-cell>
          <table:table-cell table:style-name="ce195" table:formula="of:=MIN([.G2:.G30])" office:value-type="float" office:value="2956" calcext:value-type="float">
            <text:p>295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33" table:number-columns-repeated="5"/>
          <table:table-cell table:style-name="ce1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toss_" table:style-name="ta16">
        <table:table-column table:style-name="co1" table:default-cell-style-name="Default"/>
        <table:table-column table:style-name="co41" table:number-columns-repeated="16" table:default-cell-style-name="Default"/>
        <table:table-column table:style-name="co1" table:default-cell-style-name="Default"/>
        <table:table-column table:style-name="co11" table:number-columns-repeated="1006" table:default-cell-style-name="Default"/>
        <table:table-row table:style-name="ro5">
          <table:table-cell table:style-name="ce1"/>
          <table:table-cell table:style-name="ce196" office:value-type="string" calcext:value-type="string">
            <text:p>It</text:p>
          </table:table-cell>
          <table:table-cell table:style-name="ce196" office:value-type="string" calcext:value-type="string">
            <text:p>must</text:p>
          </table:table-cell>
          <table:table-cell table:style-name="ce196" office:value-type="string" calcext:value-type="string">
            <text:p>have</text:p>
          </table:table-cell>
          <table:table-cell table:style-name="ce196" office:value-type="string" calcext:value-type="string">
            <text:p>these</text:p>
          </table:table-cell>
          <table:table-cell table:style-name="ce196" office:value-type="string" calcext:value-type="string">
            <text:p>or</text:p>
          </table:table-cell>
          <table:table-cell table:style-name="ce196" office:value-type="string" calcext:value-type="string">
            <text:p>more</text:p>
          </table:table-cell>
          <table:table-cell table:style-name="ce196" office:value-type="string" calcext:value-type="string">
            <text:p>than</text:p>
          </table:table-cell>
          <table:table-cell table:style-name="ce196" office:value-type="string" calcext:value-type="string">
            <text:p>these</text:p>
          </table:table-cell>
          <table:table-cell table:style-name="ce196" office:value-type="string" calcext:value-type="string">
            <text:p>countable</text:p>
          </table:table-cell>
          <table:table-cell table:style-name="ce196" office:value-type="string" calcext:value-type="string">
            <text:p>segments</text:p>
          </table:table-cell>
          <table:table-cell table:style-name="ce196" office:value-type="string" calcext:value-type="string">
            <text:p>where</text:p>
          </table:table-cell>
          <table:table-cell table:style-name="ce196" office:value-type="string" calcext:value-type="string">
            <text:p>it</text:p>
          </table:table-cell>
          <table:table-cell table:style-name="ce196" office:value-type="string" calcext:value-type="string">
            <text:p>gets</text:p>
          </table:table-cell>
          <table:table-cell table:style-name="ce196" office:value-type="string" calcext:value-type="string">
            <text:p>enough</text:p>
          </table:table-cell>
          <table:table-cell table:style-name="ce196" office:value-type="string" calcext:value-type="string">
            <text:p>flexibility</text:p>
          </table:table-cell>
          <table:table-cell table:style-name="ce196" office:value-type="string" calcext:value-type="string">
            <text:p>.</text:p>
          </table:table-cell>
          <table:table-cell table:style-name="ce233"/>
          <table:table-cell table:number-columns-repeated="1006"/>
        </table:table-row>
        <table:table-row table:style-name="ro5">
          <table:table-cell table:style-name="ce1"/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11" calcext:value-type="float">
            <text:p>11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4" calcext:value-type="float">
            <text:p>14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16" calcext:value-type="float">
            <text:p>16</text:p>
          </table:table-cell>
          <table:table-cell table:style-name="ce233"/>
          <table:table-cell table:number-columns-repeated="1006"/>
        </table:table-row>
        <table:table-row table:style-name="ro5" table:number-rows-repeated="3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whichIs29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tub_</text:p>
          </table:table-cell>
          <table:table-cell table:style-name="ce205" office:value-type="string" calcext:value-type="string">
            <text:p>_tea_</text:p>
          </table:table-cell>
          <table:table-cell table:style-name="ce205" office:value-type="string" calcext:value-type="string">
            <text:p>_town_</text:p>
          </table:table-cell>
          <table:table-cell table:style-name="ce205" office:value-type="string" calcext:value-type="string">
            <text:p>_toy_</text:p>
          </table:table-cell>
          <table:table-cell table:style-name="ce205" office:value-type="string" calcext:value-type="string">
            <text:p>_tip_</text:p>
          </table:table-cell>
          <table:table-cell table:style-name="ce205" office:value-type="string" calcext:value-type="string">
            <text:p>_toast_</text:p>
          </table:table-cell>
          <table:table-cell table:style-name="ce205" office:value-type="string" calcext:value-type="string">
            <text:p>_time_</text:p>
          </table:table-cell>
          <table:table-cell table:style-name="ce205" office:value-type="string" calcext:value-type="string">
            <text:p>_team_</text:p>
          </table:table-cell>
          <table:table-cell table:style-name="ce205" office:value-type="string" calcext:value-type="string">
            <text:p>_tap_</text:p>
          </table:table-cell>
          <table:table-cell table:style-name="ce205" office:value-type="string" calcext:value-type="string">
            <text:p>_touch_</text:p>
          </table:table-cell>
          <table:table-cell table:style-name="ce205" office:value-type="string" calcext:value-type="string">
            <text:p>_type_</text:p>
          </table:table-cell>
          <table:table-cell table:style-name="ce205" office:value-type="string" calcext:value-type="string">
            <text:p>_tool_</text:p>
          </table:table-cell>
          <table:table-cell table:style-name="ce205" office:value-type="string" calcext:value-type="string">
            <text:p>_try_</text:p>
          </table:table-cell>
          <table:table-cell table:style-name="ce205" office:value-type="string" calcext:value-type="string">
            <text:p>_tree_</text:p>
          </table:table-cell>
          <table:table-cell table:style-name="ce205" office:value-type="string" calcext:value-type="string">
            <text:p>_tunnel_</text:p>
          </table:table-cell>
          <table:table-cell table:style-name="ce226" office:value-type="string" calcext:value-type="string">
            <text:p>_toss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199" office:value-type="float" office:value="1" calcext:value-type="float">
            <text:p>1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9" calcext:value-type="float">
            <text:p>9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float" office:value="14" calcext:value-type="float">
            <text:p>14</text:p>
          </table:table-cell>
          <table:table-cell table:style-name="ce206" office:value-type="float" office:value="15" calcext:value-type="float">
            <text:p>15</text:p>
          </table:table-cell>
          <table:table-cell table:style-name="ce227" office:value-type="float" office:value="16" calcext:value-type="float">
            <text:p>16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0" office:value-type="string" calcext:value-type="string">
            <text:p>It</text:p>
          </table:table-cell>
          <table:table-cell table:style-name="ce207" office:value-type="string" calcext:value-type="string">
            <text:p>must</text:p>
          </table:table-cell>
          <table:table-cell table:style-name="ce207" office:value-type="string" calcext:value-type="string">
            <text:p>have</text:p>
          </table:table-cell>
          <table:table-cell table:style-name="ce207" office:value-type="string" calcext:value-type="string">
            <text:p>these</text:p>
          </table:table-cell>
          <table:table-cell table:style-name="ce207" office:value-type="string" calcext:value-type="string">
            <text:p>or</text:p>
          </table:table-cell>
          <table:table-cell table:style-name="ce207" office:value-type="string" calcext:value-type="string">
            <text:p>more</text:p>
          </table:table-cell>
          <table:table-cell table:style-name="ce207" office:value-type="string" calcext:value-type="string">
            <text:p>than</text:p>
          </table:table-cell>
          <table:table-cell table:style-name="ce207" office:value-type="string" calcext:value-type="string">
            <text:p>these</text:p>
          </table:table-cell>
          <table:table-cell table:style-name="ce207" office:value-type="string" calcext:value-type="string">
            <text:p>countable</text:p>
          </table:table-cell>
          <table:table-cell table:style-name="ce207" office:value-type="string" calcext:value-type="string">
            <text:p>segments</text:p>
          </table:table-cell>
          <table:table-cell table:style-name="ce207" office:value-type="string" calcext:value-type="string">
            <text:p>where</text:p>
          </table:table-cell>
          <table:table-cell table:style-name="ce207" office:value-type="string" calcext:value-type="string">
            <text:p>it</text:p>
          </table:table-cell>
          <table:table-cell table:style-name="ce207" office:value-type="string" calcext:value-type="string">
            <text:p>gets</text:p>
          </table:table-cell>
          <table:table-cell table:style-name="ce207" office:value-type="string" calcext:value-type="string">
            <text:p>enough</text:p>
          </table:table-cell>
          <table:table-cell table:style-name="ce207" office:value-type="string" calcext:value-type="string">
            <text:p>flexibility</text:p>
          </table:table-cell>
          <table:table-cell table:style-name="ce228" office:value-type="string" calcext:value-type="string">
            <text:p>.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1"/>
          <table:table-cell table:style-name="ce208"/>
          <table:table-cell table:style-name="ce212"/>
          <table:table-cell table:style-name="ce213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9" office:value-type="float" office:value="16" calcext:value-type="float">
            <text:p>16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0" office:value-type="string" calcext:value-type="string">
            <text:p>#CC0000</text:p>
          </table:table-cell>
          <table:table-cell table:style-name="ce207" office:value-type="string" calcext:value-type="string">
            <text:p>#F1C232</text:p>
          </table:table-cell>
          <table:table-cell table:style-name="ce207" office:value-type="string" calcext:value-type="string">
            <text:p>#000000</text:p>
          </table:table-cell>
          <table:table-cell table:style-name="ce207" office:value-type="string" calcext:value-type="string">
            <text:p>#666666</text:p>
          </table:table-cell>
          <table:table-cell table:style-name="ce207" office:value-type="string" calcext:value-type="string">
            <text:p>#FFFFFF</text:p>
          </table:table-cell>
          <table:table-cell table:style-name="ce207" office:value-type="string" calcext:value-type="string">
            <text:p>#3C78D8</text:p>
          </table:table-cell>
          <table:table-cell table:style-name="ce207" office:value-type="string" calcext:value-type="string">
            <text:p>#674EA7</text:p>
          </table:table-cell>
          <table:table-cell table:style-name="ce207" office:value-type="string" calcext:value-type="string">
            <text:p>#6AA84F</text:p>
          </table:table-cell>
          <table:table-cell table:style-name="ce207" office:value-type="string" calcext:value-type="string">
            <text:p>#E69138</text:p>
          </table:table-cell>
          <table:table-cell table:style-name="ce207" office:value-type="string" calcext:value-type="string">
            <text:p>#073763</text:p>
          </table:table-cell>
          <table:table-cell table:style-name="ce207" office:value-type="string" calcext:value-type="string">
            <text:p>#D5A6BD</text:p>
          </table:table-cell>
          <table:table-cell table:style-name="ce207" office:value-type="string" calcext:value-type="string">
            <text:p>#00FFFF</text:p>
          </table:table-cell>
          <table:table-cell table:style-name="ce207" office:value-type="string" calcext:value-type="string">
            <text:p>#274E13</text:p>
          </table:table-cell>
          <table:table-cell table:style-name="ce207" office:value-type="string" calcext:value-type="string">
            <text:p>#93C47D</text:p>
          </table:table-cell>
          <table:table-cell table:style-name="ce207" office:value-type="string" calcext:value-type="string">
            <text:p>#FFE599</text:p>
          </table:table-cell>
          <table:table-cell table:style-name="ce228" office:value-type="string" calcext:value-type="string">
            <text:p>#FFFFFF00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2" office:value-type="string" calcext:value-type="string">
            <text:p>dev.verbinitial</text:p>
          </table:table-cell>
          <table:table-cell table:style-name="ce209" office:value-type="string" calcext:value-type="string">
            <text:p>dev.programbase</text:p>
          </table:table-cell>
          <table:table-cell table:style-name="ce209" office:value-type="string" calcext:value-type="string">
            <text:p>dev.proveinvert</text:p>
          </table:table-cell>
          <table:table-cell table:style-name="ce209" office:value-type="string" calcext:value-type="string">
            <text:p>dev.rankodd</text:p>
          </table:table-cell>
          <table:table-cell table:style-name="ce209" office:value-type="string" calcext:value-type="string">
            <text:p>dev.artattach</text:p>
          </table:table-cell>
          <table:table-cell table:style-name="ce209" office:value-type="string" calcext:value-type="string">
            <text:p>dev.rendernoon</text:p>
          </table:table-cell>
          <table:table-cell table:style-name="ce209" office:value-type="string" calcext:value-type="string">
            <text:p>dev.candidnetwork</text:p>
          </table:table-cell>
          <table:table-cell table:style-name="ce209" office:value-type="string" calcext:value-type="string">
            <text:p>dev.drinkorganic</text:p>
          </table:table-cell>
          <table:table-cell table:style-name="ce209" office:value-type="string" calcext:value-type="string">
            <text:p>dev.openroot</text:p>
          </table:table-cell>
          <table:table-cell table:style-name="ce209" office:value-type="string" calcext:value-type="string">
            <text:p>dev.crosssum</text:p>
          </table:table-cell>
          <table:table-cell table:style-name="ce209" office:value-type="string" calcext:value-type="string">
            <text:p>dev.primefold</text:p>
          </table:table-cell>
          <table:table-cell table:style-name="ce209" office:value-type="string" calcext:value-type="string">
            <text:p>dev.reprisefear</text:p>
          </table:table-cell>
          <table:table-cell table:style-name="ce209" office:value-type="string" calcext:value-type="string">
            <text:p>dev.quickfire</text:p>
          </table:table-cell>
          <table:table-cell table:style-name="ce209" office:value-type="string" calcext:value-type="string">
            <text:p>dev.entershow</text:p>
          </table:table-cell>
          <table:table-cell table:style-name="ce209" office:value-type="string" calcext:value-type="string">
            <text:p>dev.messagename</text:p>
          </table:table-cell>
          <table:table-cell table:style-name="ce230" office:value-type="string" calcext:value-type="string">
            <text:p>dev.bitstationary</text:p>
          </table:table-cell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toss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Column 1_</text:p>
          </table:table-cell>
          <table:table-cell table:style-name="ce205" office:value-type="string" calcext:value-type="string">
            <text:p>_Column 2_</text:p>
          </table:table-cell>
          <table:table-cell table:style-name="ce205" office:value-type="string" calcext:value-type="string">
            <text:p>_Column 3_</text:p>
          </table:table-cell>
          <table:table-cell table:style-name="ce205" office:value-type="string" calcext:value-type="string">
            <text:p>_Column 4_</text:p>
          </table:table-cell>
          <table:table-cell table:style-name="ce205" office:value-type="string" calcext:value-type="string">
            <text:p>_Column 5_</text:p>
          </table:table-cell>
          <table:table-cell table:style-name="ce205" office:value-type="string" calcext:value-type="string">
            <text:p>_Column 6_</text:p>
          </table:table-cell>
          <table:table-cell table:style-name="ce205" office:value-type="string" calcext:value-type="string">
            <text:p>_Column 7_</text:p>
          </table:table-cell>
          <table:table-cell table:style-name="ce205" office:value-type="string" calcext:value-type="string">
            <text:p>_Column 8_</text:p>
          </table:table-cell>
          <table:table-cell table:style-name="ce205" office:value-type="string" calcext:value-type="string">
            <text:p>_Column 9_</text:p>
          </table:table-cell>
          <table:table-cell table:style-name="ce205" office:value-type="string" calcext:value-type="string">
            <text:p>_Column 10_</text:p>
          </table:table-cell>
          <table:table-cell table:style-name="ce205" office:value-type="string" calcext:value-type="string">
            <text:p>_Column 11_</text:p>
          </table:table-cell>
          <table:table-cell table:style-name="ce205" office:value-type="string" calcext:value-type="string">
            <text:p>_Column 12_</text:p>
          </table:table-cell>
          <table:table-cell table:style-name="ce205" office:value-type="string" calcext:value-type="string">
            <text:p>_Column 13_</text:p>
          </table:table-cell>
          <table:table-cell table:style-name="ce205" office:value-type="string" calcext:value-type="string">
            <text:p>_Column 14_</text:p>
          </table:table-cell>
          <table:table-cell table:style-name="ce205" office:value-type="string" calcext:value-type="string">
            <text:p>_Column 15_</text:p>
          </table:table-cell>
          <table:table-cell table:style-name="ce226" office:value-type="string" calcext:value-type="string">
            <text:p>_Column 16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199" office:value-type="float" office:value="1" calcext:value-type="float">
            <text:p>1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9" calcext:value-type="float">
            <text:p>9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float" office:value="14" calcext:value-type="float">
            <text:p>14</text:p>
          </table:table-cell>
          <table:table-cell table:style-name="ce206" office:value-type="float" office:value="15" calcext:value-type="float">
            <text:p>15</text:p>
          </table:table-cell>
          <table:table-cell table:style-name="ce227" office:value-type="string" calcext:value-type="string">
            <text:p>_spike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3" office:value-type="string" calcext:value-type="string">
            <text:p>A</text:p>
          </table:table-cell>
          <table:table-cell table:style-name="ce210" office:value-type="string" calcext:value-type="string">
            <text:p>B</text:p>
          </table:table-cell>
          <table:table-cell table:style-name="ce210" office:value-type="string" calcext:value-type="string">
            <text:p>C</text:p>
          </table:table-cell>
          <table:table-cell table:style-name="ce210" office:value-type="string" calcext:value-type="string">
            <text:p>D</text:p>
          </table:table-cell>
          <table:table-cell table:style-name="ce210" office:value-type="string" calcext:value-type="string">
            <text:p>E</text:p>
          </table:table-cell>
          <table:table-cell table:style-name="ce210" office:value-type="string" calcext:value-type="string">
            <text:p>F</text:p>
          </table:table-cell>
          <table:table-cell table:style-name="ce210" office:value-type="string" calcext:value-type="string">
            <text:p>G</text:p>
          </table:table-cell>
          <table:table-cell table:style-name="ce210" office:value-type="string" calcext:value-type="string">
            <text:p>H</text:p>
          </table:table-cell>
          <table:table-cell table:style-name="ce210" office:value-type="string" calcext:value-type="string">
            <text:p>I</text:p>
          </table:table-cell>
          <table:table-cell table:style-name="ce210" office:value-type="string" calcext:value-type="string">
            <text:p>J</text:p>
          </table:table-cell>
          <table:table-cell table:style-name="ce210" office:value-type="string" calcext:value-type="string">
            <text:p>K</text:p>
          </table:table-cell>
          <table:table-cell table:style-name="ce210" office:value-type="string" calcext:value-type="string">
            <text:p>L</text:p>
          </table:table-cell>
          <table:table-cell table:style-name="ce210" office:value-type="string" calcext:value-type="string">
            <text:p>M</text:p>
          </table:table-cell>
          <table:table-cell table:style-name="ce210" office:value-type="string" calcext:value-type="string">
            <text:p>N</text:p>
          </table:table-cell>
          <table:table-cell table:style-name="ce210" office:value-type="string" calcext:value-type="string">
            <text:p>O</text:p>
          </table:table-cell>
          <table:table-cell table:style-name="ce231" office:value-type="string" calcext:value-type="string">
            <text:p>_bulb_</text:p>
          </table:table-cell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Column 16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one_</text:p>
          </table:table-cell>
          <table:table-cell table:style-name="ce205" office:value-type="string" calcext:value-type="string">
            <text:p>_two_</text:p>
          </table:table-cell>
          <table:table-cell table:style-name="ce205" office:value-type="string" calcext:value-type="string">
            <text:p>_three_</text:p>
          </table:table-cell>
          <table:table-cell table:style-name="ce205" office:value-type="string" calcext:value-type="string">
            <text:p>_four_</text:p>
          </table:table-cell>
          <table:table-cell table:style-name="ce205" office:value-type="string" calcext:value-type="string">
            <text:p>_five_</text:p>
          </table:table-cell>
          <table:table-cell table:style-name="ce205" office:value-type="string" calcext:value-type="string">
            <text:p>_six_</text:p>
          </table:table-cell>
          <table:table-cell table:style-name="ce205" office:value-type="string" calcext:value-type="string">
            <text:p>_seven_</text:p>
          </table:table-cell>
          <table:table-cell table:style-name="ce205" office:value-type="string" calcext:value-type="string">
            <text:p>_eight_</text:p>
          </table:table-cell>
          <table:table-cell table:style-name="ce205" office:value-type="string" calcext:value-type="string">
            <text:p>_nine_</text:p>
          </table:table-cell>
          <table:table-cell table:style-name="ce205" office:value-type="string" calcext:value-type="string">
            <text:p>_ten_</text:p>
          </table:table-cell>
          <table:table-cell table:style-name="ce205" office:value-type="string" calcext:value-type="string">
            <text:p>_eleven_</text:p>
          </table:table-cell>
          <table:table-cell table:style-name="ce205" office:value-type="string" calcext:value-type="string">
            <text:p>_twelve_</text:p>
          </table:table-cell>
          <table:table-cell table:style-name="ce205" office:value-type="string" calcext:value-type="string">
            <text:p>_thirteen_</text:p>
          </table:table-cell>
          <table:table-cell table:style-name="ce205" office:value-type="string" calcext:value-type="string">
            <text:p>_fourteen_</text:p>
          </table:table-cell>
          <table:table-cell table:style-name="ce205" office:value-type="string" calcext:value-type="string">
            <text:p>_fifteen_</text:p>
          </table:table-cell>
          <table:table-cell table:style-name="ce226" office:value-type="string" calcext:value-type="string">
            <text:p>_sixteen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199" office:value-type="string" calcext:value-type="string">
            <text:p>_tub_</text:p>
          </table:table-cell>
          <table:table-cell table:style-name="ce206" office:value-type="string" calcext:value-type="string">
            <text:p>_tea_</text:p>
          </table:table-cell>
          <table:table-cell table:style-name="ce206" office:value-type="string" calcext:value-type="string">
            <text:p>_town_</text:p>
          </table:table-cell>
          <table:table-cell table:style-name="ce206" office:value-type="string" calcext:value-type="string">
            <text:p>_toy_</text:p>
          </table:table-cell>
          <table:table-cell table:style-name="ce206" office:value-type="string" calcext:value-type="string">
            <text:p>_tip_</text:p>
          </table:table-cell>
          <table:table-cell table:style-name="ce206" office:value-type="string" calcext:value-type="string">
            <text:p>_toast_</text:p>
          </table:table-cell>
          <table:table-cell table:style-name="ce206" office:value-type="string" calcext:value-type="string">
            <text:p>_time_</text:p>
          </table:table-cell>
          <table:table-cell table:style-name="ce206" office:value-type="string" calcext:value-type="string">
            <text:p>_team_</text:p>
          </table:table-cell>
          <table:table-cell table:style-name="ce206" office:value-type="string" calcext:value-type="string">
            <text:p>_tap_</text:p>
          </table:table-cell>
          <table:table-cell table:style-name="ce206" office:value-type="string" calcext:value-type="string">
            <text:p>_touch_</text:p>
          </table:table-cell>
          <table:table-cell table:style-name="ce206" office:value-type="string" calcext:value-type="string">
            <text:p>_type_</text:p>
          </table:table-cell>
          <table:table-cell table:style-name="ce206" office:value-type="string" calcext:value-type="string">
            <text:p>_tool_</text:p>
          </table:table-cell>
          <table:table-cell table:style-name="ce206" office:value-type="string" calcext:value-type="string">
            <text:p>_try_</text:p>
          </table:table-cell>
          <table:table-cell table:style-name="ce206" office:value-type="string" calcext:value-type="string">
            <text:p>_tree_</text:p>
          </table:table-cell>
          <table:table-cell table:style-name="ce206" office:value-type="string" calcext:value-type="string">
            <text:p>_tunnel_</text:p>
          </table:table-cell>
          <table:table-cell table:style-name="ce227" office:value-type="string" calcext:value-type="string">
            <text:p>_whichIs29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3" office:value-type="string" calcext:value-type="string">
            <text:p>_Column 1_</text:p>
          </table:table-cell>
          <table:table-cell table:style-name="ce210" office:value-type="string" calcext:value-type="string">
            <text:p>_Column 2_</text:p>
          </table:table-cell>
          <table:table-cell table:style-name="ce210" office:value-type="string" calcext:value-type="string">
            <text:p>_Column 3_</text:p>
          </table:table-cell>
          <table:table-cell table:style-name="ce210" office:value-type="string" calcext:value-type="string">
            <text:p>_Column 4_</text:p>
          </table:table-cell>
          <table:table-cell table:style-name="ce210" office:value-type="string" calcext:value-type="string">
            <text:p>_Column 5_</text:p>
          </table:table-cell>
          <table:table-cell table:style-name="ce210" office:value-type="string" calcext:value-type="string">
            <text:p>_Column 6_</text:p>
          </table:table-cell>
          <table:table-cell table:style-name="ce210" office:value-type="string" calcext:value-type="string">
            <text:p>_Column 7_</text:p>
          </table:table-cell>
          <table:table-cell table:style-name="ce210" office:value-type="string" calcext:value-type="string">
            <text:p>_Column 8_</text:p>
          </table:table-cell>
          <table:table-cell table:style-name="ce210" office:value-type="string" calcext:value-type="string">
            <text:p>_Column 9_</text:p>
          </table:table-cell>
          <table:table-cell table:style-name="ce210" office:value-type="string" calcext:value-type="string">
            <text:p>_Column 10_</text:p>
          </table:table-cell>
          <table:table-cell table:style-name="ce210" office:value-type="string" calcext:value-type="string">
            <text:p>_Column 11_</text:p>
          </table:table-cell>
          <table:table-cell table:style-name="ce210" office:value-type="string" calcext:value-type="string">
            <text:p>_Column 12_</text:p>
          </table:table-cell>
          <table:table-cell table:style-name="ce210" office:value-type="string" calcext:value-type="string">
            <text:p>_Column 13_</text:p>
          </table:table-cell>
          <table:table-cell table:style-name="ce210" office:value-type="string" calcext:value-type="string">
            <text:p>_Column 14_</text:p>
          </table:table-cell>
          <table:table-cell table:style-name="ce210" office:value-type="string" calcext:value-type="string">
            <text:p>_Column 15_</text:p>
          </table:table-cell>
          <table:table-cell table:style-name="ce231" office:value-type="string" calcext:value-type="string">
            <text:p>_toss_</text:p>
          </table:table-cell>
          <table:table-cell table:style-name="ce1"/>
          <table:table-cell table:number-columns-repeated="1006"/>
        </table:table-row>
        <table:table-row table:style-name="ro5" table:number-rows-repeated="3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spike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roll_</text:p>
          </table:table-cell>
          <table:table-cell table:style-name="ce205" office:value-type="string" calcext:value-type="string">
            <text:p>_run_</text:p>
          </table:table-cell>
          <table:table-cell table:style-name="ce205" office:value-type="string" calcext:value-type="string">
            <text:p>_rest_</text:p>
          </table:table-cell>
          <table:table-cell table:style-name="ce205" office:value-type="string" calcext:value-type="string">
            <text:p>_read_</text:p>
          </table:table-cell>
          <table:table-cell table:style-name="ce205" office:value-type="string" calcext:value-type="string">
            <text:p>_rate_</text:p>
          </table:table-cell>
          <table:table-cell table:style-name="ce205" office:value-type="string" calcext:value-type="string">
            <text:p>_ring_</text:p>
          </table:table-cell>
          <table:table-cell table:style-name="ce205" office:value-type="string" calcext:value-type="string">
            <text:p>_rose_</text:p>
          </table:table-cell>
          <table:table-cell table:style-name="ce205" office:value-type="string" calcext:value-type="string">
            <text:p>_real_</text:p>
          </table:table-cell>
          <table:table-cell table:style-name="ce205" office:value-type="string" calcext:value-type="string">
            <text:p>_road_</text:p>
          </table:table-cell>
          <table:table-cell table:style-name="ce205" office:value-type="string" calcext:value-type="string">
            <text:p>_risk_</text:p>
          </table:table-cell>
          <table:table-cell table:style-name="ce205" office:value-type="string" calcext:value-type="string">
            <text:p>_rent_</text:p>
          </table:table-cell>
          <table:table-cell table:style-name="ce205" office:value-type="string" calcext:value-type="string">
            <text:p>_rush_</text:p>
          </table:table-cell>
          <table:table-cell table:style-name="ce205" office:value-type="string" calcext:value-type="string">
            <text:p>_robot_</text:p>
          </table:table-cell>
          <table:table-cell table:style-name="ce205" office:value-type="string" calcext:value-type="string">
            <text:p>_row_</text:p>
          </table:table-cell>
          <table:table-cell table:style-name="ce205" office:value-type="string" calcext:value-type="string">
            <text:p>_ramp_</text:p>
          </table:table-cell>
          <table:table-cell table:style-name="ce226" office:value-type="string" calcext:value-type="string">
            <text:p>_rocket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rocket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sixteen_</text:p>
          </table:table-cell>
          <table:table-cell table:style-name="ce205" office:value-type="string" calcext:value-type="string">
            <text:p>_fifteen_</text:p>
          </table:table-cell>
          <table:table-cell table:style-name="ce205" office:value-type="string" calcext:value-type="string">
            <text:p>_fourteen_</text:p>
          </table:table-cell>
          <table:table-cell table:style-name="ce205" office:value-type="string" calcext:value-type="string">
            <text:p>_thirteen_</text:p>
          </table:table-cell>
          <table:table-cell table:style-name="ce205" office:value-type="string" calcext:value-type="string">
            <text:p>_twelve_</text:p>
          </table:table-cell>
          <table:table-cell table:style-name="ce205" office:value-type="string" calcext:value-type="string">
            <text:p>_eleven_</text:p>
          </table:table-cell>
          <table:table-cell table:style-name="ce205" office:value-type="string" calcext:value-type="string">
            <text:p>_ten_</text:p>
          </table:table-cell>
          <table:table-cell table:style-name="ce205" office:value-type="string" calcext:value-type="string">
            <text:p>_nine_</text:p>
          </table:table-cell>
          <table:table-cell table:style-name="ce205" office:value-type="string" calcext:value-type="string">
            <text:p>_eight_</text:p>
          </table:table-cell>
          <table:table-cell table:style-name="ce205" office:value-type="string" calcext:value-type="string">
            <text:p>_seven_</text:p>
          </table:table-cell>
          <table:table-cell table:style-name="ce205" office:value-type="string" calcext:value-type="string">
            <text:p>_six_</text:p>
          </table:table-cell>
          <table:table-cell table:style-name="ce205" office:value-type="string" calcext:value-type="string">
            <text:p>_five_</text:p>
          </table:table-cell>
          <table:table-cell table:style-name="ce205" office:value-type="string" calcext:value-type="string">
            <text:p>_four_</text:p>
          </table:table-cell>
          <table:table-cell table:style-name="ce205" office:value-type="string" calcext:value-type="string">
            <text:p>_three_</text:p>
          </table:table-cell>
          <table:table-cell table:style-name="ce205" office:value-type="string" calcext:value-type="string">
            <text:p>_two_</text:p>
          </table:table-cell>
          <table:table-cell table:style-name="ce226" office:value-type="string" calcext:value-type="string">
            <text:p>_one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one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warm_</text:p>
          </table:table-cell>
          <table:table-cell table:style-name="ce205" office:value-type="string" calcext:value-type="string">
            <text:p>_win_</text:p>
          </table:table-cell>
          <table:table-cell table:style-name="ce205" office:value-type="string" calcext:value-type="string">
            <text:p>_weight_</text:p>
          </table:table-cell>
          <table:table-cell table:style-name="ce205" office:value-type="string" calcext:value-type="string">
            <text:p>_wax_</text:p>
          </table:table-cell>
          <table:table-cell table:style-name="ce205" office:value-type="string" calcext:value-type="string">
            <text:p>_water_</text:p>
          </table:table-cell>
          <table:table-cell table:style-name="ce205" office:value-type="string" calcext:value-type="string">
            <text:p>_word_</text:p>
          </table:table-cell>
          <table:table-cell table:style-name="ce205" office:value-type="string" calcext:value-type="string">
            <text:p>_wall_</text:p>
          </table:table-cell>
          <table:table-cell table:style-name="ce205" office:value-type="string" calcext:value-type="string">
            <text:p>_wool_</text:p>
          </table:table-cell>
          <table:table-cell table:style-name="ce205" office:value-type="string" calcext:value-type="string">
            <text:p>_wealth_</text:p>
          </table:table-cell>
          <table:table-cell table:style-name="ce205" office:value-type="string" calcext:value-type="string">
            <text:p>_wake_</text:p>
          </table:table-cell>
          <table:table-cell table:style-name="ce205" office:value-type="string" calcext:value-type="string">
            <text:p>_width_</text:p>
          </table:table-cell>
          <table:table-cell table:style-name="ce205" office:value-type="string" calcext:value-type="string">
            <text:p>_week_</text:p>
          </table:table-cell>
          <table:table-cell table:style-name="ce205" office:value-type="string" calcext:value-type="string">
            <text:p>_weather_</text:p>
          </table:table-cell>
          <table:table-cell table:style-name="ce205" office:value-type="string" calcext:value-type="string">
            <text:p>_wood_</text:p>
          </table:table-cell>
          <table:table-cell table:style-name="ce205" office:value-type="string" calcext:value-type="string">
            <text:p>_wonder_</text:p>
          </table:table-cell>
          <table:table-cell table:style-name="ce226" office:value-type="string" calcext:value-type="string">
            <text:p>_wrinkle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wrinkle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machine_</text:p>
          </table:table-cell>
          <table:table-cell table:style-name="ce205" office:value-type="string" calcext:value-type="string">
            <text:p>_mathematics_</text:p>
          </table:table-cell>
          <table:table-cell table:style-name="ce205" office:value-type="string" calcext:value-type="string">
            <text:p>_mere_</text:p>
          </table:table-cell>
          <table:table-cell table:style-name="ce205" office:value-type="string" calcext:value-type="string">
            <text:p>_mask_</text:p>
          </table:table-cell>
          <table:table-cell table:style-name="ce205" office:value-type="string" calcext:value-type="string">
            <text:p>_mobile_</text:p>
          </table:table-cell>
          <table:table-cell table:style-name="ce205" office:value-type="string" calcext:value-type="string">
            <text:p>_mood_</text:p>
          </table:table-cell>
          <table:table-cell table:style-name="ce205" office:value-type="string" calcext:value-type="string">
            <text:p>_meet_</text:p>
          </table:table-cell>
          <table:table-cell table:style-name="ce205" office:value-type="string" calcext:value-type="string">
            <text:p>_map_</text:p>
          </table:table-cell>
          <table:table-cell table:style-name="ce205" office:value-type="string" calcext:value-type="string">
            <text:p>_motion_</text:p>
          </table:table-cell>
          <table:table-cell table:style-name="ce205" office:value-type="string" calcext:value-type="string">
            <text:p>_many_</text:p>
          </table:table-cell>
          <table:table-cell table:style-name="ce205" office:value-type="string" calcext:value-type="string">
            <text:p>_modern_</text:p>
          </table:table-cell>
          <table:table-cell table:style-name="ce205" office:value-type="string" calcext:value-type="string">
            <text:p>_match_</text:p>
          </table:table-cell>
          <table:table-cell table:style-name="ce205" office:value-type="string" calcext:value-type="string">
            <text:p>_memory_</text:p>
          </table:table-cell>
          <table:table-cell table:style-name="ce205" office:value-type="string" calcext:value-type="string">
            <text:p>_mono_</text:p>
          </table:table-cell>
          <table:table-cell table:style-name="ce205" office:value-type="string" calcext:value-type="string">
            <text:p>_module_</text:p>
          </table:table-cell>
          <table:table-cell table:style-name="ce226" office:value-type="string" calcext:value-type="string">
            <text:p>_mini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mini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high_</text:p>
          </table:table-cell>
          <table:table-cell table:style-name="ce205" office:value-type="string" calcext:value-type="string">
            <text:p>_how_</text:p>
          </table:table-cell>
          <table:table-cell table:style-name="ce205" office:value-type="string" calcext:value-type="string">
            <text:p>_hall_</text:p>
          </table:table-cell>
          <table:table-cell table:style-name="ce205" office:value-type="string" calcext:value-type="string">
            <text:p>_hill_</text:p>
          </table:table-cell>
          <table:table-cell table:style-name="ce205" office:value-type="string" calcext:value-type="string">
            <text:p>_hike_</text:p>
          </table:table-cell>
          <table:table-cell table:style-name="ce205" office:value-type="string" calcext:value-type="string">
            <text:p>_hit_</text:p>
          </table:table-cell>
          <table:table-cell table:style-name="ce205" office:value-type="string" calcext:value-type="string">
            <text:p>_hub_</text:p>
          </table:table-cell>
          <table:table-cell table:style-name="ce205" office:value-type="string" calcext:value-type="string">
            <text:p>_hat_</text:p>
          </table:table-cell>
          <table:table-cell table:style-name="ce205" office:value-type="string" calcext:value-type="string">
            <text:p>_half_</text:p>
          </table:table-cell>
          <table:table-cell table:style-name="ce205" office:value-type="string" calcext:value-type="string">
            <text:p>_hang_</text:p>
          </table:table-cell>
          <table:table-cell table:style-name="ce205" office:value-type="string" calcext:value-type="string">
            <text:p>_hip_</text:p>
          </table:table-cell>
          <table:table-cell table:style-name="ce205" office:value-type="string" calcext:value-type="string">
            <text:p>_hive_</text:p>
          </table:table-cell>
          <table:table-cell table:style-name="ce205" office:value-type="string" calcext:value-type="string">
            <text:p>_heavy_</text:p>
          </table:table-cell>
          <table:table-cell table:style-name="ce205" office:value-type="string" calcext:value-type="string">
            <text:p>_hydro_</text:p>
          </table:table-cell>
          <table:table-cell table:style-name="ce205" office:value-type="string" calcext:value-type="string">
            <text:p>_hence_</text:p>
          </table:table-cell>
          <table:table-cell table:style-name="ce226" office:value-type="string" calcext:value-type="string">
            <text:p>_hand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hand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nest_</text:p>
          </table:table-cell>
          <table:table-cell table:style-name="ce205" office:value-type="string" calcext:value-type="string">
            <text:p>_nil_</text:p>
          </table:table-cell>
          <table:table-cell table:style-name="ce205" office:value-type="string" calcext:value-type="string">
            <text:p>_nip_</text:p>
          </table:table-cell>
          <table:table-cell table:style-name="ce205" office:value-type="string" calcext:value-type="string">
            <text:p>_net_</text:p>
          </table:table-cell>
          <table:table-cell table:style-name="ce205" office:value-type="string" calcext:value-type="string">
            <text:p>_native_</text:p>
          </table:table-cell>
          <table:table-cell table:style-name="ce205" office:value-type="string" calcext:value-type="string">
            <text:p>_nature_</text:p>
          </table:table-cell>
          <table:table-cell table:style-name="ce205" office:value-type="string" calcext:value-type="string">
            <text:p>_not_</text:p>
          </table:table-cell>
          <table:table-cell table:style-name="ce205" office:value-type="string" calcext:value-type="string">
            <text:p>_neon_</text:p>
          </table:table-cell>
          <table:table-cell table:style-name="ce205" office:value-type="string" calcext:value-type="string">
            <text:p>_note_</text:p>
          </table:table-cell>
          <table:table-cell table:style-name="ce205" office:value-type="string" calcext:value-type="string">
            <text:p>_nor_</text:p>
          </table:table-cell>
          <table:table-cell table:style-name="ce205" office:value-type="string" calcext:value-type="string">
            <text:p>_naive_</text:p>
          </table:table-cell>
          <table:table-cell table:style-name="ce205" office:value-type="string" calcext:value-type="string">
            <text:p>_nice_</text:p>
          </table:table-cell>
          <table:table-cell table:style-name="ce205" office:value-type="string" calcext:value-type="string">
            <text:p>_now_</text:p>
          </table:table-cell>
          <table:table-cell table:style-name="ce205" office:value-type="string" calcext:value-type="string">
            <text:p>_nine_</text:p>
          </table:table-cell>
          <table:table-cell table:style-name="ce205" office:value-type="string" calcext:value-type="string">
            <text:p>_new_</text:p>
          </table:table-cell>
          <table:table-cell table:style-name="ce226" office:value-type="string" calcext:value-type="string">
            <text:p>_noun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name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dock_</text:p>
          </table:table-cell>
          <table:table-cell table:style-name="ce205" office:value-type="string" calcext:value-type="string">
            <text:p>_delay_</text:p>
          </table:table-cell>
          <table:table-cell table:style-name="ce205" office:value-type="string" calcext:value-type="string">
            <text:p>_desk_</text:p>
          </table:table-cell>
          <table:table-cell table:style-name="ce205" office:value-type="string" calcext:value-type="string">
            <text:p>_dash_</text:p>
          </table:table-cell>
          <table:table-cell table:style-name="ce205" office:value-type="string" calcext:value-type="string">
            <text:p>_domain_</text:p>
          </table:table-cell>
          <table:table-cell table:style-name="ce205" office:value-type="string" calcext:value-type="string">
            <text:p>_dot_</text:p>
          </table:table-cell>
          <table:table-cell table:style-name="ce205" office:value-type="string" calcext:value-type="string">
            <text:p>_dump_</text:p>
          </table:table-cell>
          <table:table-cell table:style-name="ce205" office:value-type="string" calcext:value-type="string">
            <text:p>_dye_</text:p>
          </table:table-cell>
          <table:table-cell table:style-name="ce205" office:value-type="string" calcext:value-type="string">
            <text:p>_drag_</text:p>
          </table:table-cell>
          <table:table-cell table:style-name="ce205" office:value-type="string" calcext:value-type="string">
            <text:p>_dim_</text:p>
          </table:table-cell>
          <table:table-cell table:style-name="ce205" office:value-type="string" calcext:value-type="string">
            <text:p>_daily_</text:p>
          </table:table-cell>
          <table:table-cell table:style-name="ce205" office:value-type="string" calcext:value-type="string">
            <text:p>_draft_</text:p>
          </table:table-cell>
          <table:table-cell table:style-name="ce205" office:value-type="string" calcext:value-type="string">
            <text:p>_dress_</text:p>
          </table:table-cell>
          <table:table-cell table:style-name="ce205" office:value-type="string" calcext:value-type="string">
            <text:p>_drama_</text:p>
          </table:table-cell>
          <table:table-cell table:style-name="ce205" office:value-type="string" calcext:value-type="string">
            <text:p>_date_</text:p>
          </table:table-cell>
          <table:table-cell table:style-name="ce226" office:value-type="string" calcext:value-type="string">
            <text:p>_door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door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unit_</text:p>
          </table:table-cell>
          <table:table-cell table:style-name="ce205" office:value-type="string" calcext:value-type="string">
            <text:p>_utter_</text:p>
          </table:table-cell>
          <table:table-cell table:style-name="ce205" office:value-type="string" calcext:value-type="string">
            <text:p>_utility_</text:p>
          </table:table-cell>
          <table:table-cell table:style-name="ce205" office:value-type="string" calcext:value-type="string">
            <text:p>_ultra_</text:p>
          </table:table-cell>
          <table:table-cell table:style-name="ce205" office:value-type="string" calcext:value-type="string">
            <text:p>_uric_</text:p>
          </table:table-cell>
          <table:table-cell table:style-name="ce205" office:value-type="string" calcext:value-type="string">
            <text:p>_ugh_</text:p>
          </table:table-cell>
          <table:table-cell table:style-name="ce205" office:value-type="string" calcext:value-type="string">
            <text:p>_unique_</text:p>
          </table:table-cell>
          <table:table-cell table:style-name="ce205" office:value-type="string" calcext:value-type="string">
            <text:p>_user_</text:p>
          </table:table-cell>
          <table:table-cell table:style-name="ce205" office:value-type="string" calcext:value-type="string">
            <text:p>_upper_</text:p>
          </table:table-cell>
          <table:table-cell table:style-name="ce205" office:value-type="string" calcext:value-type="string">
            <text:p>_um_</text:p>
          </table:table-cell>
          <table:table-cell table:style-name="ce205" office:value-type="string" calcext:value-type="string">
            <text:p>_ulcer_</text:p>
          </table:table-cell>
          <table:table-cell table:style-name="ce205" office:value-type="string" calcext:value-type="string">
            <text:p>_uranium_</text:p>
          </table:table-cell>
          <table:table-cell table:style-name="ce205" office:value-type="string" calcext:value-type="string">
            <text:p>_under_</text:p>
          </table:table-cell>
          <table:table-cell table:style-name="ce205" office:value-type="string" calcext:value-type="string">
            <text:p>_union_</text:p>
          </table:table-cell>
          <table:table-cell table:style-name="ce205" office:value-type="string" calcext:value-type="string">
            <text:p>_Urdu_</text:p>
          </table:table-cell>
          <table:table-cell table:style-name="ce226" office:value-type="string" calcext:value-type="string">
            <text:p>_up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up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cover_</text:p>
          </table:table-cell>
          <table:table-cell table:style-name="ce205" office:value-type="string" calcext:value-type="string">
            <text:p>_cave_</text:p>
          </table:table-cell>
          <table:table-cell table:style-name="ce205" office:value-type="string" calcext:value-type="string">
            <text:p>_crane_</text:p>
          </table:table-cell>
          <table:table-cell table:style-name="ce205" office:value-type="string" calcext:value-type="string">
            <text:p>_Cline_</text:p>
          </table:table-cell>
          <table:table-cell table:style-name="ce205" office:value-type="string" calcext:value-type="string">
            <text:p>_certain_</text:p>
          </table:table-cell>
          <table:table-cell table:style-name="ce205" office:value-type="string" calcext:value-type="string">
            <text:p>_cell_</text:p>
          </table:table-cell>
          <table:table-cell table:style-name="ce205" office:value-type="string" calcext:value-type="string">
            <text:p>_comma_</text:p>
          </table:table-cell>
          <table:table-cell table:style-name="ce205" office:value-type="string" calcext:value-type="string">
            <text:p>_cyan_</text:p>
          </table:table-cell>
          <table:table-cell table:style-name="ce205" office:value-type="string" calcext:value-type="string">
            <text:p>_cap_</text:p>
          </table:table-cell>
          <table:table-cell table:style-name="ce205" office:value-type="string" calcext:value-type="string">
            <text:p>_cage_</text:p>
          </table:table-cell>
          <table:table-cell table:style-name="ce205" office:value-type="string" calcext:value-type="string">
            <text:p>_compass_</text:p>
          </table:table-cell>
          <table:table-cell table:style-name="ce205" office:value-type="string" calcext:value-type="string">
            <text:p>_come_</text:p>
          </table:table-cell>
          <table:table-cell table:style-name="ce205" office:value-type="string" calcext:value-type="string">
            <text:p>_chain_</text:p>
          </table:table-cell>
          <table:table-cell table:style-name="ce205" office:value-type="string" calcext:value-type="string">
            <text:p>_case_</text:p>
          </table:table-cell>
          <table:table-cell table:style-name="ce205" office:value-type="string" calcext:value-type="string">
            <text:p>_cup_</text:p>
          </table:table-cell>
          <table:table-cell table:style-name="ce226" office:value-type="string" calcext:value-type="string">
            <text:p>_cash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 table:number-rows-repeated="3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bulb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procedure_</text:p>
          </table:table-cell>
          <table:table-cell table:style-name="ce205" office:value-type="string" calcext:value-type="string">
            <text:p>_decide_</text:p>
          </table:table-cell>
          <table:table-cell table:style-name="ce205" office:value-type="string" calcext:value-type="string">
            <text:p>_initiate_</text:p>
          </table:table-cell>
          <table:table-cell table:style-name="ce205" office:value-type="string" calcext:value-type="string">
            <text:p>_create_</text:p>
          </table:table-cell>
          <table:table-cell table:style-name="ce205" office:value-type="string" calcext:value-type="string">
            <text:p>_process_</text:p>
          </table:table-cell>
          <table:table-cell table:style-name="ce205" office:value-type="string" calcext:value-type="string">
            <text:p>_execute_</text:p>
          </table:table-cell>
          <table:table-cell table:style-name="ce205" office:value-type="string" calcext:value-type="string">
            <text:p>_switch_</text:p>
          </table:table-cell>
          <table:table-cell table:style-name="ce205" office:value-type="string" calcext:value-type="string">
            <text:p>_verify_</text:p>
          </table:table-cell>
          <table:table-cell table:style-name="ce205" office:value-type="string" calcext:value-type="string">
            <text:p>_feature_</text:p>
          </table:table-cell>
          <table:table-cell table:style-name="ce205" office:value-type="string" calcext:value-type="string">
            <text:p>_seize_</text:p>
          </table:table-cell>
          <table:table-cell table:style-name="ce205" office:value-type="string" calcext:value-type="string">
            <text:p>_mandatory_</text:p>
          </table:table-cell>
          <table:table-cell table:style-name="ce205" office:value-type="string" calcext:value-type="string">
            <text:p>_extra_</text:p>
          </table:table-cell>
          <table:table-cell table:style-name="ce205" office:value-type="string" calcext:value-type="string">
            <text:p>_device_</text:p>
          </table:table-cell>
          <table:table-cell table:style-name="ce205" office:value-type="string" calcext:value-type="string">
            <text:p>_system_</text:p>
          </table:table-cell>
          <table:table-cell table:style-name="ce205" office:value-type="string" calcext:value-type="string">
            <text:p>_use_</text:p>
          </table:table-cell>
          <table:table-cell table:style-name="ce226" office:value-type="string" calcext:value-type="string">
            <text:p>_office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office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operate_</text:p>
          </table:table-cell>
          <table:table-cell table:style-name="ce205" office:value-type="string" calcext:value-type="string">
            <text:p>_contain_</text:p>
          </table:table-cell>
          <table:table-cell table:style-name="ce205" office:value-type="string" calcext:value-type="string">
            <text:p>_slip_</text:p>
          </table:table-cell>
          <table:table-cell table:style-name="ce205" office:value-type="string" calcext:value-type="string">
            <text:p>_frame_</text:p>
          </table:table-cell>
          <table:table-cell table:style-name="ce205" office:value-type="string" calcext:value-type="string">
            <text:p>_theorem_</text:p>
          </table:table-cell>
          <table:table-cell table:style-name="ce205" office:value-type="string" calcext:value-type="string">
            <text:p>_wing_</text:p>
          </table:table-cell>
          <table:table-cell table:style-name="ce205" office:value-type="string" calcext:value-type="string">
            <text:p>_guide_</text:p>
          </table:table-cell>
          <table:table-cell table:style-name="ce205" office:value-type="string" calcext:value-type="string">
            <text:p>_board_</text:p>
          </table:table-cell>
          <table:table-cell table:style-name="ce205" office:value-type="string" calcext:value-type="string">
            <text:p>_page_</text:p>
          </table:table-cell>
          <table:table-cell table:style-name="ce205" office:value-type="string" calcext:value-type="string">
            <text:p>_traffic_</text:p>
          </table:table-cell>
          <table:table-cell table:style-name="ce205" office:value-type="string" calcext:value-type="string">
            <text:p>_whistle_</text:p>
          </table:table-cell>
          <table:table-cell table:style-name="ce205" office:value-type="string" calcext:value-type="string">
            <text:p>_prime_</text:p>
          </table:table-cell>
          <table:table-cell table:style-name="ce205" office:value-type="string" calcext:value-type="string">
            <text:p>_oven_</text:p>
          </table:table-cell>
          <table:table-cell table:style-name="ce205" office:value-type="string" calcext:value-type="string">
            <text:p>_lever_</text:p>
          </table:table-cell>
          <table:table-cell table:style-name="ce205" office:value-type="string" calcext:value-type="string">
            <text:p>_token_</text:p>
          </table:table-cell>
          <table:table-cell table:style-name="ce226" office:value-type="string" calcext:value-type="string">
            <text:p>_engine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engine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session_</text:p>
          </table:table-cell>
          <table:table-cell table:style-name="ce205" office:value-type="string" calcext:value-type="string">
            <text:p>_about_</text:p>
          </table:table-cell>
          <table:table-cell table:style-name="ce205" office:value-type="string" calcext:value-type="string">
            <text:p>_trip_</text:p>
          </table:table-cell>
          <table:table-cell table:style-name="ce205" office:value-type="string" calcext:value-type="string">
            <text:p>_asset_</text:p>
          </table:table-cell>
          <table:table-cell table:style-name="ce205" office:value-type="string" calcext:value-type="string">
            <text:p>_poly_</text:p>
          </table:table-cell>
          <table:table-cell table:style-name="ce205" office:value-type="string" calcext:value-type="string">
            <text:p>_origin_</text:p>
          </table:table-cell>
          <table:table-cell table:style-name="ce205" office:value-type="string" calcext:value-type="string">
            <text:p>_needle_</text:p>
          </table:table-cell>
          <table:table-cell table:style-name="ce205" office:value-type="string" calcext:value-type="string">
            <text:p>_point_</text:p>
          </table:table-cell>
          <table:table-cell table:style-name="ce205" office:value-type="string" calcext:value-type="string">
            <text:p>_base_</text:p>
          </table:table-cell>
          <table:table-cell table:style-name="ce205" office:value-type="string" calcext:value-type="string">
            <text:p>_check_</text:p>
          </table:table-cell>
          <table:table-cell table:style-name="ce205" office:value-type="string" calcext:value-type="string">
            <text:p>_break_</text:p>
          </table:table-cell>
          <table:table-cell table:style-name="ce205" office:value-type="string" calcext:value-type="string">
            <text:p>_state_</text:p>
          </table:table-cell>
          <table:table-cell table:style-name="ce205" office:value-type="string" calcext:value-type="string">
            <text:p>_burn_</text:p>
          </table:table-cell>
          <table:table-cell table:style-name="ce205" office:value-type="string" calcext:value-type="string">
            <text:p>_schedule_</text:p>
          </table:table-cell>
          <table:table-cell table:style-name="ce205" office:value-type="string" calcext:value-type="string">
            <text:p>_packet_</text:p>
          </table:table-cell>
          <table:table-cell table:style-name="ce226" office:value-type="string" calcext:value-type="string">
            <text:p>_degree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degree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drop_</text:p>
          </table:table-cell>
          <table:table-cell table:style-name="ce205" office:value-type="string" calcext:value-type="string">
            <text:p>_alumni_</text:p>
          </table:table-cell>
          <table:table-cell table:style-name="ce205" office:value-type="string" calcext:value-type="string">
            <text:p>_palette_</text:p>
          </table:table-cell>
          <table:table-cell table:style-name="ce205" office:value-type="string" calcext:value-type="string">
            <text:p>_belt_</text:p>
          </table:table-cell>
          <table:table-cell table:style-name="ce205" office:value-type="string" calcext:value-type="string">
            <text:p>_print_</text:p>
          </table:table-cell>
          <table:table-cell table:style-name="ce205" office:value-type="string" calcext:value-type="string">
            <text:p>_business_</text:p>
          </table:table-cell>
          <table:table-cell table:style-name="ce205" office:value-type="string" calcext:value-type="string">
            <text:p>_compare_</text:p>
          </table:table-cell>
          <table:table-cell table:style-name="ce205" office:value-type="string" calcext:value-type="string">
            <text:p>_shock_</text:p>
          </table:table-cell>
          <table:table-cell table:style-name="ce205" office:value-type="string" calcext:value-type="string">
            <text:p>_greet_</text:p>
          </table:table-cell>
          <table:table-cell table:style-name="ce205" office:value-type="string" calcext:value-type="string">
            <text:p>_fresh_</text:p>
          </table:table-cell>
          <table:table-cell table:style-name="ce205" office:value-type="string" calcext:value-type="string">
            <text:p>_rainbow_</text:p>
          </table:table-cell>
          <table:table-cell table:style-name="ce205" office:value-type="string" calcext:value-type="string">
            <text:p>_specimen_</text:p>
          </table:table-cell>
          <table:table-cell table:style-name="ce205" office:value-type="string" calcext:value-type="string">
            <text:p>_antenna_</text:p>
          </table:table-cell>
          <table:table-cell table:style-name="ce205" office:value-type="string" calcext:value-type="string">
            <text:p>_powder_</text:p>
          </table:table-cell>
          <table:table-cell table:style-name="ce205" office:value-type="string" calcext:value-type="string">
            <text:p>_current_</text:p>
          </table:table-cell>
          <table:table-cell table:style-name="ce226" office:value-type="string" calcext:value-type="string">
            <text:p>_language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language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turbo_</text:p>
          </table:table-cell>
          <table:table-cell table:style-name="ce205" office:value-type="string" calcext:value-type="string">
            <text:p>_sheet_</text:p>
          </table:table-cell>
          <table:table-cell table:style-name="ce205" office:value-type="string" calcext:value-type="string">
            <text:p>_cabinet_</text:p>
          </table:table-cell>
          <table:table-cell table:style-name="ce205" office:value-type="string" calcext:value-type="string">
            <text:p>_allergy_</text:p>
          </table:table-cell>
          <table:table-cell table:style-name="ce205" office:value-type="string" calcext:value-type="string">
            <text:p>_theme_</text:p>
          </table:table-cell>
          <table:table-cell table:style-name="ce205" office:value-type="string" calcext:value-type="string">
            <text:p>_tile_</text:p>
          </table:table-cell>
          <table:table-cell table:style-name="ce205" office:value-type="string" calcext:value-type="string">
            <text:p>_city_</text:p>
          </table:table-cell>
          <table:table-cell table:style-name="ce205" office:value-type="string" calcext:value-type="string">
            <text:p>_umbrella_</text:p>
          </table:table-cell>
          <table:table-cell table:style-name="ce205" office:value-type="string" calcext:value-type="string">
            <text:p>_vintage_</text:p>
          </table:table-cell>
          <table:table-cell table:style-name="ce205" office:value-type="string" calcext:value-type="string">
            <text:p>_port_</text:p>
          </table:table-cell>
          <table:table-cell table:style-name="ce205" office:value-type="string" calcext:value-type="string">
            <text:p>_trace_</text:p>
          </table:table-cell>
          <table:table-cell table:style-name="ce205" office:value-type="string" calcext:value-type="string">
            <text:p>_little_</text:p>
          </table:table-cell>
          <table:table-cell table:style-name="ce205" office:value-type="string" calcext:value-type="string">
            <text:p>_circuit_</text:p>
          </table:table-cell>
          <table:table-cell table:style-name="ce205" office:value-type="string" calcext:value-type="string">
            <text:p>_finite_</text:p>
          </table:table-cell>
          <table:table-cell table:style-name="ce205" office:value-type="string" calcext:value-type="string">
            <text:p>_filter_</text:p>
          </table:table-cell>
          <table:table-cell table:style-name="ce226" office:value-type="string" calcext:value-type="string">
            <text:p>_random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 office:value-type="string" calcext:value-type="string">
            <text:p>Server</text:p>
          </table:table-cell>
          <table:table-cell table:style-name="ce211" office:value-type="string" calcext:value-type="string">
            <text:p>Script</text:p>
          </table:table-cell>
          <table:table-cell table:style-name="ce211" office:value-type="string" calcext:value-type="string">
            <text:p>Assembly</text:p>
          </table:table-cell>
          <table:table-cell table:style-name="ce211" office:value-type="string" calcext:value-type="string">
            <text:p>Algorithm</text:p>
          </table:table-cell>
          <table:table-cell table:style-name="ce211" office:value-type="string" calcext:value-type="string">
            <text:p>Marketplace</text:p>
          </table:table-cell>
          <table:table-cell table:style-name="ce211" office:value-type="string" calcext:value-type="string">
            <text:p>Architecture</text:p>
          </table:table-cell>
          <table:table-cell table:style-name="ce211" office:value-type="string" calcext:value-type="string">
            <text:p>Application</text:p>
          </table:table-cell>
          <table:table-cell table:style-name="ce211" office:value-type="string" calcext:value-type="string">
            <text:p>Embed</text:p>
          </table:table-cell>
          <table:table-cell table:style-name="ce211" office:value-type="string" calcext:value-type="string">
            <text:p>Diagram</text:p>
          </table:table-cell>
          <table:table-cell table:style-name="ce211" office:value-type="string" calcext:value-type="string">
            <text:p>Instance</text:p>
          </table:table-cell>
          <table:table-cell table:style-name="ce211" office:value-type="string" calcext:value-type="string">
            <text:p>Query</text:p>
          </table:table-cell>
          <table:table-cell table:style-name="ce211" office:value-type="string" calcext:value-type="string">
            <text:p>Framework</text:p>
          </table:table-cell>
          <table:table-cell table:style-name="ce211" office:value-type="string" calcext:value-type="string">
            <text:p>Cloud</text:p>
          </table:table-cell>
          <table:table-cell table:style-name="ce211" office:value-type="string" calcext:value-type="string">
            <text:p>Database</text:p>
          </table:table-cell>
          <table:table-cell table:style-name="ce211" office:value-type="string" calcext:value-type="string">
            <text:p>Configure</text:p>
          </table:table-cell>
          <table:table-cell table:style-name="ce232" office:value-type="string" calcext:value-type="string">
            <text:p>Gate</text:p>
          </table:table-cell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random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cross_</text:p>
          </table:table-cell>
          <table:table-cell table:style-name="ce205" office:value-type="string" calcext:value-type="string">
            <text:p>_count_</text:p>
          </table:table-cell>
          <table:table-cell table:style-name="ce205" office:value-type="string" calcext:value-type="string">
            <text:p>_constant_</text:p>
          </table:table-cell>
          <table:table-cell table:style-name="ce205" office:value-type="string" calcext:value-type="string">
            <text:p>_click_</text:p>
          </table:table-cell>
          <table:table-cell table:style-name="ce205" office:value-type="string" calcext:value-type="string">
            <text:p>_cascade_</text:p>
          </table:table-cell>
          <table:table-cell table:style-name="ce205" office:value-type="string" calcext:value-type="string">
            <text:p>_calendar_</text:p>
          </table:table-cell>
          <table:table-cell table:style-name="ce205" office:value-type="string" calcext:value-type="string">
            <text:p>_column_</text:p>
          </table:table-cell>
          <table:table-cell table:style-name="ce205" office:value-type="string" calcext:value-type="string">
            <text:p>_curtain_</text:p>
          </table:table-cell>
          <table:table-cell table:style-name="ce205" office:value-type="string" calcext:value-type="string">
            <text:p>_crawl_</text:p>
          </table:table-cell>
          <table:table-cell table:style-name="ce205" office:value-type="string" calcext:value-type="string">
            <text:p>_clock_</text:p>
          </table:table-cell>
          <table:table-cell table:style-name="ce205" office:value-type="string" calcext:value-type="string">
            <text:p>_cast_</text:p>
          </table:table-cell>
          <table:table-cell table:style-name="ce205" office:value-type="string" calcext:value-type="string">
            <text:p>_compound_</text:p>
          </table:table-cell>
          <table:table-cell table:style-name="ce205" office:value-type="string" calcext:value-type="string">
            <text:p>_chat_</text:p>
          </table:table-cell>
          <table:table-cell table:style-name="ce205" office:value-type="string" calcext:value-type="string">
            <text:p>_chunk_</text:p>
          </table:table-cell>
          <table:table-cell table:style-name="ce205" office:value-type="string" calcext:value-type="string">
            <text:p>_choice_</text:p>
          </table:table-cell>
          <table:table-cell table:style-name="ce226" office:value-type="string" calcext:value-type="string">
            <text:p>_card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card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space_</text:p>
          </table:table-cell>
          <table:table-cell table:style-name="ce205" office:value-type="string" calcext:value-type="string">
            <text:p>_semester_</text:p>
          </table:table-cell>
          <table:table-cell table:style-name="ce205" office:value-type="string" calcext:value-type="string">
            <text:p>_setting_</text:p>
          </table:table-cell>
          <table:table-cell table:style-name="ce205" office:value-type="string" calcext:value-type="string">
            <text:p>_save_</text:p>
          </table:table-cell>
          <table:table-cell table:style-name="ce205" office:value-type="string" calcext:value-type="string">
            <text:p>_size_</text:p>
          </table:table-cell>
          <table:table-cell table:style-name="ce205" office:value-type="string" calcext:value-type="string">
            <text:p>_soap_</text:p>
          </table:table-cell>
          <table:table-cell table:style-name="ce205" office:value-type="string" calcext:value-type="string">
            <text:p>_span_</text:p>
          </table:table-cell>
          <table:table-cell table:style-name="ce205" office:value-type="string" calcext:value-type="string">
            <text:p>_scene_</text:p>
          </table:table-cell>
          <table:table-cell table:style-name="ce205" office:value-type="string" calcext:value-type="string">
            <text:p>_send_</text:p>
          </table:table-cell>
          <table:table-cell table:style-name="ce205" office:value-type="string" calcext:value-type="string">
            <text:p>_swap_</text:p>
          </table:table-cell>
          <table:table-cell table:style-name="ce205" office:value-type="string" calcext:value-type="string">
            <text:p>_sit_</text:p>
          </table:table-cell>
          <table:table-cell table:style-name="ce205" office:value-type="string" calcext:value-type="string">
            <text:p>_shape_</text:p>
          </table:table-cell>
          <table:table-cell table:style-name="ce205" office:value-type="string" calcext:value-type="string">
            <text:p>_squad_</text:p>
          </table:table-cell>
          <table:table-cell table:style-name="ce205" office:value-type="string" calcext:value-type="string">
            <text:p>_star_</text:p>
          </table:table-cell>
          <table:table-cell table:style-name="ce205" office:value-type="string" calcext:value-type="string">
            <text:p>_shield_</text:p>
          </table:table-cell>
          <table:table-cell table:style-name="ce226" office:value-type="string" calcext:value-type="string">
            <text:p>_sector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sector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socket_</text:p>
          </table:table-cell>
          <table:table-cell table:style-name="ce205" office:value-type="string" calcext:value-type="string">
            <text:p>_thermos_</text:p>
          </table:table-cell>
          <table:table-cell table:style-name="ce205" office:value-type="string" calcext:value-type="string">
            <text:p>_reason_</text:p>
          </table:table-cell>
          <table:table-cell table:style-name="ce205" office:value-type="string" calcext:value-type="string">
            <text:p>_letter_</text:p>
          </table:table-cell>
          <table:table-cell table:style-name="ce205" office:value-type="string" calcext:value-type="string">
            <text:p>_bright_</text:p>
          </table:table-cell>
          <table:table-cell table:style-name="ce205" office:value-type="string" calcext:value-type="string">
            <text:p>_say_</text:p>
          </table:table-cell>
          <table:table-cell table:style-name="ce205" office:value-type="string" calcext:value-type="string">
            <text:p>_expect_</text:p>
          </table:table-cell>
          <table:table-cell table:style-name="ce205" office:value-type="string" calcext:value-type="string">
            <text:p>_requirement_</text:p>
          </table:table-cell>
          <table:table-cell table:style-name="ce205" office:value-type="string" calcext:value-type="string">
            <text:p>_fair_</text:p>
          </table:table-cell>
          <table:table-cell table:style-name="ce205" office:value-type="string" calcext:value-type="string">
            <text:p>_friend_</text:p>
          </table:table-cell>
          <table:table-cell table:style-name="ce205" office:value-type="string" calcext:value-type="string">
            <text:p>_puzzle_</text:p>
          </table:table-cell>
          <table:table-cell table:style-name="ce205" office:value-type="string" calcext:value-type="string">
            <text:p>_combine_</text:p>
          </table:table-cell>
          <table:table-cell table:style-name="ce205" office:value-type="string" calcext:value-type="string">
            <text:p>_factor_</text:p>
          </table:table-cell>
          <table:table-cell table:style-name="ce205" office:value-type="string" calcext:value-type="string">
            <text:p>_feature_</text:p>
          </table:table-cell>
          <table:table-cell table:style-name="ce205" office:value-type="string" calcext:value-type="string">
            <text:p>_calm_</text:p>
          </table:table-cell>
          <table:table-cell table:style-name="ce226" office:value-type="string" calcext:value-type="string">
            <text:p>_job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>
          <table:table-cell table:style-name="ce1" table:number-columns-repeated="18"/>
          <table:table-cell table:number-columns-repeated="1006"/>
        </table:table-row>
        <table:table-row table:style-name="ro5">
          <table:table-cell table:style-name="ce1" table:number-columns-repeated="16"/>
          <table:table-cell table:style-name="ce225" office:value-type="string" calcext:value-type="string">
            <text:p>_job_</text:p>
          </table:table-cell>
          <table:table-cell table:style-name="ce1"/>
          <table:table-cell table:number-columns-repeated="1006"/>
        </table:table-row>
        <table:table-row table:style-name="ro4">
          <table:table-cell table:style-name="ce1"/>
          <table:table-cell table:style-name="ce198" office:value-type="string" calcext:value-type="string">
            <text:p>_shred_</text:p>
          </table:table-cell>
          <table:table-cell table:style-name="ce205" office:value-type="string" calcext:value-type="string">
            <text:p>_result_</text:p>
          </table:table-cell>
          <table:table-cell table:style-name="ce205" office:value-type="string" calcext:value-type="string">
            <text:p>_carbon_</text:p>
          </table:table-cell>
          <table:table-cell table:style-name="ce205" office:value-type="string" calcext:value-type="string">
            <text:p>_aware_</text:p>
          </table:table-cell>
          <table:table-cell table:style-name="ce205" office:value-type="string" calcext:value-type="string">
            <text:p>_triple_</text:p>
          </table:table-cell>
          <table:table-cell table:style-name="ce205" office:value-type="string" calcext:value-type="string">
            <text:p>_foul_</text:p>
          </table:table-cell>
          <table:table-cell table:style-name="ce205" office:value-type="string" calcext:value-type="string">
            <text:p>_member_</text:p>
          </table:table-cell>
          <table:table-cell table:style-name="ce205" office:value-type="string" calcext:value-type="string">
            <text:p>_slow_</text:p>
          </table:table-cell>
          <table:table-cell table:style-name="ce205" office:value-type="string" calcext:value-type="string">
            <text:p>_launch_</text:p>
          </table:table-cell>
          <table:table-cell table:style-name="ce205" office:value-type="string" calcext:value-type="string">
            <text:p>_cream_</text:p>
          </table:table-cell>
          <table:table-cell table:style-name="ce205" office:value-type="string" calcext:value-type="string">
            <text:p>_pile_</text:p>
          </table:table-cell>
          <table:table-cell table:style-name="ce205" office:value-type="string" calcext:value-type="string">
            <text:p>_kite_</text:p>
          </table:table-cell>
          <table:table-cell table:style-name="ce205" office:value-type="string" calcext:value-type="string">
            <text:p>_branch_</text:p>
          </table:table-cell>
          <table:table-cell table:style-name="ce205" office:value-type="string" calcext:value-type="string">
            <text:p>_tablet_</text:p>
          </table:table-cell>
          <table:table-cell table:style-name="ce205" office:value-type="string" calcext:value-type="string">
            <text:p>_command_</text:p>
          </table:table-cell>
          <table:table-cell table:style-name="ce226" office:value-type="string" calcext:value-type="string">
            <text:p>_target_</text:p>
          </table:table-cell>
          <table:table-cell table:style-name="ce1"/>
          <table:table-cell table:number-columns-repeated="1006"/>
        </table:table-row>
        <table:table-row table:style-name="ro6">
          <table:table-cell table:style-name="ce1"/>
          <table:table-cell table:style-name="ce204"/>
          <table:table-cell table:style-name="ce211" table:number-columns-repeated="14"/>
          <table:table-cell table:style-name="ce232"/>
          <table:table-cell table:style-name="ce1"/>
          <table:table-cell table:number-columns-repeated="1006"/>
        </table:table-row>
        <table:table-row table:style-name="ro5" table:number-rows-repeated="920">
          <table:table-cell table:style-name="ce1" table:number-columns-repeated="18"/>
          <table:table-cell table:number-columns-repeated="1006"/>
        </table:table-row>
        <table:table-row table:style-name="ro4" table:number-rows-repeated="1047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lance" table:style-name="ta17">
        <table:table-column table:style-name="co11" table:number-columns-repeated="1024" table:default-cell-style-name="Default"/>
        <table:table-row table:style-name="ro1">
          <table:table-cell table:style-name="ce234"/>
          <table:table-cell table:style-name="ce240" table:number-columns-repeated="107"/>
          <table:table-cell table:number-columns-repeated="916"/>
        </table:table-row>
        <table:table-row table:style-name="ro5">
          <table:table-cell table:style-name="ce235" office:value-type="string" calcext:value-type="string">
            <text:p>It</text:p>
          </table:table-cell>
          <table:table-cell table:style-name="ce241" office:value-type="string" calcext:value-type="string">
            <text:p>_whichIs29_</text:p>
          </table:table-cell>
          <table:table-cell table:style-name="ce246" office:value-type="string" calcext:value-type="string">
            <text:p>_tub_</text:p>
          </table:table-cell>
          <table:table-cell table:style-name="ce249" office:value-type="string" calcext:value-type="string">
            <text:p>_roll_</text:p>
          </table:table-cell>
          <table:table-cell table:style-name="ce249" office:value-type="string" calcext:value-type="string">
            <text:p>_sixteen_</text:p>
          </table:table-cell>
          <table:table-cell table:style-name="ce249" office:value-type="string" calcext:value-type="string">
            <text:p>_warm_</text:p>
          </table:table-cell>
          <table:table-cell table:style-name="ce249" office:value-type="string" calcext:value-type="string">
            <text:p>_machine_</text:p>
          </table:table-cell>
          <table:table-cell table:style-name="ce249" office:value-type="string" calcext:value-type="string">
            <text:p>_high_</text:p>
          </table:table-cell>
          <table:table-cell table:style-name="ce249" office:value-type="string" calcext:value-type="string">
            <text:p>_nest_</text:p>
          </table:table-cell>
          <table:table-cell table:style-name="ce249" office:value-type="string" calcext:value-type="string">
            <text:p>_dock_</text:p>
          </table:table-cell>
          <table:table-cell table:style-name="ce249" office:value-type="string" calcext:value-type="string">
            <text:p>_unit_</text:p>
          </table:table-cell>
          <table:table-cell table:style-name="ce246" office:value-type="string" calcext:value-type="string">
            <text:p>_cover_</text:p>
          </table:table-cell>
          <table:table-cell table:style-name="ce249" office:value-type="string" calcext:value-type="string">
            <text:p>_procedure_</text:p>
          </table:table-cell>
          <table:table-cell table:style-name="ce249" office:value-type="string" calcext:value-type="string">
            <text:p>_operate_</text:p>
          </table:table-cell>
          <table:table-cell table:style-name="ce249" office:value-type="string" calcext:value-type="string">
            <text:p>_session_</text:p>
          </table:table-cell>
          <table:table-cell table:style-name="ce249" office:value-type="string" calcext:value-type="string">
            <text:p>_drop_</text:p>
          </table:table-cell>
          <table:table-cell table:style-name="ce249" office:value-type="string" calcext:value-type="string">
            <text:p>_turbo_</text:p>
          </table:table-cell>
          <table:table-cell table:style-name="ce249" office:value-type="string" calcext:value-type="string">
            <text:p>_cross_</text:p>
          </table:table-cell>
          <table:table-cell table:style-name="ce249" office:value-type="string" calcext:value-type="string">
            <text:p>_space_</text:p>
          </table:table-cell>
          <table:table-cell table:style-name="ce249" office:value-type="string" calcext:value-type="string">
            <text:p>_socket_</text:p>
          </table:table-cell>
          <table:table-cell table:style-name="ce246" office:value-type="string" calcext:value-type="string">
            <text:p>_shred_</text:p>
          </table:table-cell>
          <table:table-cell table:style-name="ce246" office:value-type="string" calcext:value-type="string">
            <text:p>_key_</text:p>
          </table:table-cell>
          <table:table-cell table:style-name="ce246" office:value-type="string" calcext:value-type="string">
            <text:p>_main_</text:p>
          </table:table-cell>
          <table:table-cell table:style-name="ce246" office:value-type="string" calcext:value-type="string">
            <text:p>_electric_</text:p>
          </table:table-cell>
          <table:table-cell table:style-name="ce249" office:value-type="string" calcext:value-type="string">
            <text:p>_verb_</text:p>
          </table:table-cell>
          <table:table-cell table:style-name="ce249" office:value-type="string" calcext:value-type="string">
            <text:p>_tone_</text:p>
          </table:table-cell>
          <table:table-cell table:style-name="ce249" office:value-type="string" calcext:value-type="string">
            <text:p>_dialogue_</text:p>
          </table:table-cell>
          <table:table-cell table:style-name="ce249" office:value-type="string" calcext:value-type="string">
            <text:p>_rank_</text:p>
          </table:table-cell>
          <table:table-cell table:style-name="ce249" office:value-type="string" calcext:value-type="string">
            <text:p>_music_</text:p>
          </table:table-cell>
          <table:table-cell table:style-name="ce249" office:value-type="string" calcext:value-type="string">
            <text:p>_instrument_</text:p>
          </table:table-cell>
          <table:table-cell table:style-name="ce246" office:value-type="string" calcext:value-type="string">
            <text:p>_spring_</text:p>
          </table:table-cell>
          <table:table-cell table:style-name="ce246" office:value-type="string" calcext:value-type="string">
            <text:p>_encyclopaedia_</text:p>
          </table:table-cell>
          <table:table-cell table:style-name="ce249" office:value-type="string" calcext:value-type="string">
            <text:p>_kid_</text:p>
          </table:table-cell>
          <table:table-cell table:style-name="ce246" office:value-type="string" calcext:value-type="string">
            <text:p>_average_</text:p>
          </table:table-cell>
          <table:table-cell table:style-name="ce249" office:value-type="string" calcext:value-type="string">
            <text:p>_vent_</text:p>
          </table:table-cell>
          <table:table-cell table:style-name="ce249" office:value-type="string" calcext:value-type="string">
            <text:p>_lag_</text:p>
          </table:table-cell>
          <table:table-cell table:style-name="ce249" office:value-type="string" calcext:value-type="string">
            <text:p>_straight_</text:p>
          </table:table-cell>
          <table:table-cell table:style-name="ce249" office:value-type="string" calcext:value-type="string">
            <text:p>_fragment_</text:p>
          </table:table-cell>
          <table:table-cell table:style-name="ce246" office:value-type="string" calcext:value-type="string">
            <text:p>_border_</text:p>
          </table:table-cell>
          <table:table-cell table:style-name="ce246" office:value-type="string" calcext:value-type="string">
            <text:p>_massive_</text:p>
          </table:table-cell>
          <table:table-cell table:style-name="ce246" office:value-type="string" calcext:value-type="string">
            <text:p>_vanity_</text:p>
          </table:table-cell>
          <table:table-cell table:style-name="ce246" office:value-type="string" calcext:value-type="string">
            <text:p>_lyric_</text:p>
          </table:table-cell>
          <table:table-cell table:style-name="ce246" office:value-type="string" calcext:value-type="string">
            <text:p>_stay_</text:p>
          </table:table-cell>
          <table:table-cell table:style-name="ce249" office:value-type="string" calcext:value-type="string">
            <text:p>_eat_</text:p>
          </table:table-cell>
          <table:table-cell table:style-name="ce249" office:value-type="string" calcext:value-type="string">
            <text:p>_routine_</text:p>
          </table:table-cell>
          <table:table-cell table:style-name="ce249" office:value-type="string" calcext:value-type="string">
            <text:p>_inevitable_</text:p>
          </table:table-cell>
          <table:table-cell table:style-name="ce249" office:value-type="string" calcext:value-type="string">
            <text:p>_day_</text:p>
          </table:table-cell>
          <table:table-cell table:style-name="ce249" office:value-type="string" calcext:value-type="string">
            <text:p>_secure_</text:p>
          </table:table-cell>
          <table:table-cell table:style-name="ce249" office:value-type="string" calcext:value-type="string">
            <text:p>_fluid_</text:p>
          </table:table-cell>
          <table:table-cell table:style-name="ce249" office:value-type="string" calcext:value-type="string">
            <text:p>_earn_</text:p>
          </table:table-cell>
          <table:table-cell table:style-name="ce249" office:value-type="string" calcext:value-type="string">
            <text:p>_carrot_</text:p>
          </table:table-cell>
          <table:table-cell table:style-name="ce246" office:value-type="string" calcext:value-type="string">
            <text:p>_insect_</text:p>
          </table:table-cell>
          <table:table-cell table:style-name="ce249" office:value-type="string" calcext:value-type="string">
            <text:p>_HumptyDumpty_</text:p>
          </table:table-cell>
          <table:table-cell table:style-name="ce249" office:value-type="string" calcext:value-type="string">
            <text:p>_CoalIndia_</text:p>
          </table:table-cell>
          <table:table-cell table:style-name="ce249" office:value-type="string" calcext:value-type="string">
            <text:p>_IceCream_</text:p>
          </table:table-cell>
          <table:table-cell table:style-name="ce249" office:value-type="string" calcext:value-type="string">
            <text:p>_HillTop_</text:p>
          </table:table-cell>
          <table:table-cell table:style-name="ce249" office:value-type="string" calcext:value-type="string">
            <text:p>_PhotoGenic_</text:p>
          </table:table-cell>
          <table:table-cell table:style-name="ce249" office:value-type="string" calcext:value-type="string">
            <text:p>_BulletProof_</text:p>
          </table:table-cell>
          <table:table-cell table:style-name="ce249" office:value-type="string" calcext:value-type="string">
            <text:p>_SunFlower_</text:p>
          </table:table-cell>
          <table:table-cell table:style-name="ce249" office:value-type="string" calcext:value-type="string">
            <text:p>_VirtualWorld_</text:p>
          </table:table-cell>
          <table:table-cell table:style-name="ce249" office:value-type="string" calcext:value-type="string">
            <text:p>_RollCap_</text:p>
          </table:table-cell>
          <table:table-cell table:style-name="ce249" office:value-type="string" calcext:value-type="string">
            <text:p>_PassPass_</text:p>
          </table:table-cell>
          <table:table-cell table:style-name="ce249" office:value-type="string" calcext:value-type="string">
            <text:p>_MultiPlug_</text:p>
          </table:table-cell>
          <table:table-cell table:style-name="ce249" office:value-type="string" calcext:value-type="string">
            <text:p>_IceCube_</text:p>
          </table:table-cell>
          <table:table-cell table:style-name="ce249" office:value-type="string" calcext:value-type="string">
            <text:p>_DiscoJockey_</text:p>
          </table:table-cell>
          <table:table-cell table:style-name="ce249" office:value-type="string" calcext:value-type="string">
            <text:p>_HairFossil_</text:p>
          </table:table-cell>
          <table:table-cell table:style-name="ce249" office:value-type="string" calcext:value-type="string">
            <text:p>_AmateurTech_</text:p>
          </table:table-cell>
          <table:table-cell table:style-name="ce249" office:value-type="string" calcext:value-type="string">
            <text:p>_LoanAmount_</text:p>
          </table:table-cell>
          <table:table-cell table:style-name="ce249" office:value-type="string" calcext:value-type="string">
            <text:p>_NoseDrill_</text:p>
          </table:table-cell>
          <table:table-cell table:style-name="ce249" office:value-type="string" calcext:value-type="string">
            <text:p>_WristBand_</text:p>
          </table:table-cell>
          <table:table-cell table:style-name="ce249" office:value-type="string" calcext:value-type="string">
            <text:p>_MousePointer_</text:p>
          </table:table-cell>
          <table:table-cell table:style-name="ce249" office:value-type="string" calcext:value-type="string">
            <text:p>_NailPolish_</text:p>
          </table:table-cell>
          <table:table-cell table:style-name="ce249" office:value-type="string" calcext:value-type="string">
            <text:p>_ComeBack_</text:p>
          </table:table-cell>
          <table:table-cell table:style-name="ce249" office:value-type="string" calcext:value-type="string">
            <text:p>_ColourPaint_</text:p>
          </table:table-cell>
          <table:table-cell table:style-name="ce249" office:value-type="string" calcext:value-type="string">
            <text:p>_ShareMarket_</text:p>
          </table:table-cell>
          <table:table-cell table:style-name="ce249" office:value-type="string" calcext:value-type="string">
            <text:p>_StoryTeller_</text:p>
          </table:table-cell>
          <table:table-cell table:style-name="ce249" office:value-type="string" calcext:value-type="string">
            <text:p>_OnCount_</text:p>
          </table:table-cell>
          <table:table-cell table:style-name="ce249" office:value-type="string" calcext:value-type="string">
            <text:p>_SelfRepair_</text:p>
          </table:table-cell>
          <table:table-cell table:style-name="ce249" office:value-type="string" calcext:value-type="string">
            <text:p>_LiveDocument_</text:p>
          </table:table-cell>
          <table:table-cell table:style-name="ce249" office:value-type="string" calcext:value-type="string">
            <text:p>_NiceIdea_</text:p>
          </table:table-cell>
          <table:table-cell table:style-name="ce249" office:value-type="string" calcext:value-type="string">
            <text:p>_HearingAid_</text:p>
          </table:table-cell>
          <table:table-cell table:style-name="ce249" office:value-type="string" calcext:value-type="string">
            <text:p>_CoffeeMug_</text:p>
          </table:table-cell>
          <table:table-cell table:style-name="ce249" office:value-type="string" calcext:value-type="string">
            <text:p>_NewYear_</text:p>
          </table:table-cell>
          <table:table-cell table:style-name="ce246" office:value-type="string" calcext:value-type="string">
            <text:p>_ChitChat_</text:p>
          </table:table-cell>
          <table:table-cell table:style-name="ce246" office:value-type="string" calcext:value-type="string">
            <text:p>_early_</text:p>
          </table:table-cell>
          <table:table-cell table:style-name="ce246" office:value-type="string" calcext:value-type="string">
            <text:p>_balloon_</text:p>
          </table:table-cell>
          <table:table-cell table:style-name="ce258" office:value-type="string" calcext:value-type="string">
            <text:p>_concentrate_</text:p>
          </table:table-cell>
          <table:table-cell table:style-name="ce249" office:value-type="string" calcext:value-type="string">
            <text:p>_bond_</text:p>
          </table:table-cell>
          <table:table-cell table:style-name="ce249" office:value-type="string" calcext:value-type="string">
            <text:p>_happen_</text:p>
          </table:table-cell>
          <table:table-cell table:style-name="ce249" office:value-type="string" calcext:value-type="string">
            <text:p>_synthetic_</text:p>
          </table:table-cell>
          <table:table-cell table:style-name="ce249" office:value-type="string" calcext:value-type="string">
            <text:p>_quarter_</text:p>
          </table:table-cell>
          <table:table-cell table:style-name="ce249" office:value-type="string" calcext:value-type="string">
            <text:p>_shuffle_</text:p>
          </table:table-cell>
          <table:table-cell table:style-name="ce249" office:value-type="string" calcext:value-type="string">
            <text:p>_defence_</text:p>
          </table:table-cell>
          <table:table-cell table:style-name="ce249" office:value-type="string" calcext:value-type="string">
            <text:p>_justice_</text:p>
          </table:table-cell>
          <table:table-cell table:style-name="ce249" office:value-type="string" calcext:value-type="string">
            <text:p>_ideal_</text:p>
          </table:table-cell>
          <table:table-cell table:style-name="ce249" office:value-type="string" calcext:value-type="string">
            <text:p>_prohibit_</text:p>
          </table:table-cell>
          <table:table-cell table:style-name="ce249" office:value-type="string" calcext:value-type="string">
            <text:p>_glimpse_</text:p>
          </table:table-cell>
          <table:table-cell table:style-name="ce249" office:value-type="string" calcext:value-type="string">
            <text:p>_crave_</text:p>
          </table:table-cell>
          <table:table-cell table:style-name="ce249" office:value-type="string" calcext:value-type="string">
            <text:p>_pseudo_</text:p>
          </table:table-cell>
          <table:table-cell table:style-name="ce249" office:value-type="string" calcext:value-type="string">
            <text:p>_situation_</text:p>
          </table:table-cell>
          <table:table-cell table:style-name="ce249" office:value-type="string" calcext:value-type="string">
            <text:p>_crowd_</text:p>
          </table:table-cell>
          <table:table-cell table:style-name="ce249" office:value-type="string" calcext:value-type="string">
            <text:p>_cancel_</text:p>
          </table:table-cell>
          <table:table-cell table:style-name="ce246" office:value-type="string" calcext:value-type="string">
            <text:p>_smart_</text:p>
          </table:table-cell>
          <table:table-cell table:style-name="ce246" office:value-type="string" calcext:value-type="string">
            <text:p>_rack_</text:p>
          </table:table-cell>
          <table:table-cell table:style-name="ce246" office:value-type="string" calcext:value-type="string">
            <text:p>_influence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must</text:p>
          </table:table-cell>
          <table:table-cell table:style-name="ce242" office:value-type="string" calcext:value-type="string">
            <text:p>_dendrite_</text:p>
          </table:table-cell>
          <table:table-cell table:style-name="ce247" office:value-type="string" calcext:value-type="string">
            <text:p>_tea_</text:p>
          </table:table-cell>
          <table:table-cell table:style-name="ce240" office:value-type="string" calcext:value-type="string">
            <text:p>_run_</text:p>
          </table:table-cell>
          <table:table-cell table:style-name="ce240" office:value-type="string" calcext:value-type="string">
            <text:p>_fifteen_</text:p>
          </table:table-cell>
          <table:table-cell table:style-name="ce240" office:value-type="string" calcext:value-type="string">
            <text:p>_win_</text:p>
          </table:table-cell>
          <table:table-cell table:style-name="ce240" office:value-type="string" calcext:value-type="string">
            <text:p>_mathematics_</text:p>
          </table:table-cell>
          <table:table-cell table:style-name="ce240" office:value-type="string" calcext:value-type="string">
            <text:p>_how_</text:p>
          </table:table-cell>
          <table:table-cell table:style-name="ce240" office:value-type="string" calcext:value-type="string">
            <text:p>_nil_</text:p>
          </table:table-cell>
          <table:table-cell table:style-name="ce240" office:value-type="string" calcext:value-type="string">
            <text:p>_delay_</text:p>
          </table:table-cell>
          <table:table-cell table:style-name="ce240" office:value-type="string" calcext:value-type="string">
            <text:p>_utter_</text:p>
          </table:table-cell>
          <table:table-cell table:style-name="ce247" office:value-type="string" calcext:value-type="string">
            <text:p>_cave_</text:p>
          </table:table-cell>
          <table:table-cell table:style-name="ce240" office:value-type="string" calcext:value-type="string">
            <text:p>_decide_</text:p>
          </table:table-cell>
          <table:table-cell table:style-name="ce240" office:value-type="string" calcext:value-type="string">
            <text:p>_contain_</text:p>
          </table:table-cell>
          <table:table-cell table:style-name="ce240" office:value-type="string" calcext:value-type="string">
            <text:p>_about_</text:p>
          </table:table-cell>
          <table:table-cell table:style-name="ce240" office:value-type="string" calcext:value-type="string">
            <text:p>_alumni_</text:p>
          </table:table-cell>
          <table:table-cell table:style-name="ce240" office:value-type="string" calcext:value-type="string">
            <text:p>_sheet_</text:p>
          </table:table-cell>
          <table:table-cell table:style-name="ce240" office:value-type="string" calcext:value-type="string">
            <text:p>_count_</text:p>
          </table:table-cell>
          <table:table-cell table:style-name="ce240" office:value-type="string" calcext:value-type="string">
            <text:p>_semester_</text:p>
          </table:table-cell>
          <table:table-cell table:style-name="ce240" office:value-type="string" calcext:value-type="string">
            <text:p>_thermos_</text:p>
          </table:table-cell>
          <table:table-cell table:style-name="ce247" office:value-type="string" calcext:value-type="string">
            <text:p>_result_</text:p>
          </table:table-cell>
          <table:table-cell table:style-name="ce247" office:value-type="string" calcext:value-type="string">
            <text:p>_propel_</text:p>
          </table:table-cell>
          <table:table-cell table:style-name="ce247" office:value-type="string" calcext:value-type="string">
            <text:p>_percent_</text:p>
          </table:table-cell>
          <table:table-cell table:style-name="ce247" office:value-type="string" calcext:value-type="string">
            <text:p>_analogue_</text:p>
          </table:table-cell>
          <table:table-cell table:style-name="ce240" office:value-type="string" calcext:value-type="string">
            <text:p>_credit_</text:p>
          </table:table-cell>
          <table:table-cell table:style-name="ce240" office:value-type="string" calcext:value-type="string">
            <text:p>_cycle_</text:p>
          </table:table-cell>
          <table:table-cell table:style-name="ce240" office:value-type="string" calcext:value-type="string">
            <text:p>_plug_</text:p>
          </table:table-cell>
          <table:table-cell table:style-name="ce240" office:value-type="string" calcext:value-type="string">
            <text:p>_tape_</text:p>
          </table:table-cell>
          <table:table-cell table:style-name="ce240" office:value-type="string" calcext:value-type="string">
            <text:p>_pad_</text:p>
          </table:table-cell>
          <table:table-cell table:style-name="ce240" office:value-type="string" calcext:value-type="string">
            <text:p>_right_</text:p>
          </table:table-cell>
          <table:table-cell table:style-name="ce247" office:value-type="string" calcext:value-type="string">
            <text:p>_poll_</text:p>
          </table:table-cell>
          <table:table-cell table:style-name="ce247" office:value-type="string" calcext:value-type="string">
            <text:p>_tempo_</text:p>
          </table:table-cell>
          <table:table-cell table:style-name="ce240" office:value-type="string" calcext:value-type="string">
            <text:p>_hijab_</text:p>
          </table:table-cell>
          <table:table-cell table:style-name="ce247" office:value-type="string" calcext:value-type="string">
            <text:p>_throw_</text:p>
          </table:table-cell>
          <table:table-cell table:style-name="ce240" office:value-type="string" calcext:value-type="string">
            <text:p>_peer_</text:p>
          </table:table-cell>
          <table:table-cell table:style-name="ce240" office:value-type="string" calcext:value-type="string">
            <text:p>_mat_</text:p>
          </table:table-cell>
          <table:table-cell table:style-name="ce240" office:value-type="string" calcext:value-type="string">
            <text:p>_kick_</text:p>
          </table:table-cell>
          <table:table-cell table:style-name="ce240" office:value-type="string" calcext:value-type="string">
            <text:p>_some_</text:p>
          </table:table-cell>
          <table:table-cell table:style-name="ce247" office:value-type="string" calcext:value-type="string">
            <text:p>_think_</text:p>
          </table:table-cell>
          <table:table-cell table:style-name="ce247" office:value-type="string" calcext:value-type="string">
            <text:p>_decoration_</text:p>
          </table:table-cell>
          <table:table-cell table:style-name="ce247" office:value-type="string" calcext:value-type="string">
            <text:p>_serenity_</text:p>
          </table:table-cell>
          <table:table-cell table:style-name="ce247" office:value-type="string" calcext:value-type="string">
            <text:p>_dub_</text:p>
          </table:table-cell>
          <table:table-cell table:style-name="ce247" office:value-type="string" calcext:value-type="string">
            <text:p>_piano_</text:p>
          </table:table-cell>
          <table:table-cell table:style-name="ce240" office:value-type="string" calcext:value-type="string">
            <text:p>_talk_</text:p>
          </table:table-cell>
          <table:table-cell table:style-name="ce240" office:value-type="string" calcext:value-type="string">
            <text:p>_priority_</text:p>
          </table:table-cell>
          <table:table-cell table:style-name="ce240" office:value-type="string" calcext:value-type="string">
            <text:p>_relative_</text:p>
          </table:table-cell>
          <table:table-cell table:style-name="ce240" office:value-type="string" calcext:value-type="string">
            <text:p>_gesture_</text:p>
          </table:table-cell>
          <table:table-cell table:style-name="ce240" office:value-type="string" calcext:value-type="string">
            <text:p>_bot_</text:p>
          </table:table-cell>
          <table:table-cell table:style-name="ce240" office:value-type="string" calcext:value-type="string">
            <text:p>_magnet_</text:p>
          </table:table-cell>
          <table:table-cell table:style-name="ce240" office:value-type="string" calcext:value-type="string">
            <text:p>_bold_</text:p>
          </table:table-cell>
          <table:table-cell table:style-name="ce240" office:value-type="string" calcext:value-type="string">
            <text:p>_label_</text:p>
          </table:table-cell>
          <table:table-cell table:style-name="ce247" office:value-type="string" calcext:value-type="string">
            <text:p>_bus_</text:p>
          </table:table-cell>
          <table:table-cell table:style-name="ce240" office:value-type="string" calcext:value-type="string">
            <text:p>_StartPanel_</text:p>
          </table:table-cell>
          <table:table-cell table:style-name="ce240" office:value-type="string" calcext:value-type="string">
            <text:p>_TouchPad_</text:p>
          </table:table-cell>
          <table:table-cell table:style-name="ce240" office:value-type="string" calcext:value-type="string">
            <text:p>_DoubleLayer_</text:p>
          </table:table-cell>
          <table:table-cell table:style-name="ce240" office:value-type="string" calcext:value-type="string">
            <text:p>_OverAll_</text:p>
          </table:table-cell>
          <table:table-cell table:style-name="ce240" office:value-type="string" calcext:value-type="string">
            <text:p>_HowQuick_</text:p>
          </table:table-cell>
          <table:table-cell table:style-name="ce240" office:value-type="string" calcext:value-type="string">
            <text:p>_PickPocket_</text:p>
          </table:table-cell>
          <table:table-cell table:style-name="ce240" office:value-type="string" calcext:value-type="string">
            <text:p>_FireShow_</text:p>
          </table:table-cell>
          <table:table-cell table:style-name="ce240" office:value-type="string" calcext:value-type="string">
            <text:p>_HeMan_</text:p>
          </table:table-cell>
          <table:table-cell table:style-name="ce240" office:value-type="string" calcext:value-type="string">
            <text:p>_ByTheWay_</text:p>
          </table:table-cell>
          <table:table-cell table:style-name="ce240" office:value-type="string" calcext:value-type="string">
            <text:p>_MusicAlbum_</text:p>
          </table:table-cell>
          <table:table-cell table:style-name="ce240" office:value-type="string" calcext:value-type="string">
            <text:p>_StopWatch_</text:p>
          </table:table-cell>
          <table:table-cell table:style-name="ce240" office:value-type="string" calcext:value-type="string">
            <text:p>_RestRoom_</text:p>
          </table:table-cell>
          <table:table-cell table:style-name="ce240" office:value-type="string" calcext:value-type="string">
            <text:p>_TowerClock_</text:p>
          </table:table-cell>
          <table:table-cell table:style-name="ce240" office:value-type="string" calcext:value-type="string">
            <text:p>_HugeAmount_</text:p>
          </table:table-cell>
          <table:table-cell table:style-name="ce240" office:value-type="string" calcext:value-type="string">
            <text:p>_ForeignInvest_</text:p>
          </table:table-cell>
          <table:table-cell table:style-name="ce240" office:value-type="string" calcext:value-type="string">
            <text:p>_ResetButton_</text:p>
          </table:table-cell>
          <table:table-cell table:style-name="ce240" office:value-type="string" calcext:value-type="string">
            <text:p>_GoodMorning_</text:p>
          </table:table-cell>
          <table:table-cell table:style-name="ce240" office:value-type="string" calcext:value-type="string">
            <text:p>_TVChannel_</text:p>
          </table:table-cell>
          <table:table-cell table:style-name="ce240" office:value-type="string" calcext:value-type="string">
            <text:p>_NonVegetarian_</text:p>
          </table:table-cell>
          <table:table-cell table:style-name="ce240" office:value-type="string" calcext:value-type="string">
            <text:p>_EstimatedValue_</text:p>
          </table:table-cell>
          <table:table-cell table:style-name="ce240" office:value-type="string" calcext:value-type="string">
            <text:p>_WhatIf_</text:p>
          </table:table-cell>
          <table:table-cell table:style-name="ce240" office:value-type="string" calcext:value-type="string">
            <text:p>_CancerDisease_</text:p>
          </table:table-cell>
          <table:table-cell table:style-name="ce240" office:value-type="string" calcext:value-type="string">
            <text:p>_BubbleEconomy_</text:p>
          </table:table-cell>
          <table:table-cell table:style-name="ce240" office:value-type="string" calcext:value-type="string">
            <text:p>_IPhone_</text:p>
          </table:table-cell>
          <table:table-cell table:style-name="ce240" office:value-type="string" calcext:value-type="string">
            <text:p>_NoProblem_</text:p>
          </table:table-cell>
          <table:table-cell table:style-name="ce240" office:value-type="string" calcext:value-type="string">
            <text:p>_HumanKnowledge_</text:p>
          </table:table-cell>
          <table:table-cell table:style-name="ce240" office:value-type="string" calcext:value-type="string">
            <text:p>_SourceExpose_</text:p>
          </table:table-cell>
          <table:table-cell table:style-name="ce240" office:value-type="string" calcext:value-type="string">
            <text:p>_ElectricSensor_</text:p>
          </table:table-cell>
          <table:table-cell table:style-name="ce240" office:value-type="string" calcext:value-type="string">
            <text:p>_DoNotAgree_</text:p>
          </table:table-cell>
          <table:table-cell table:style-name="ce240" office:value-type="string" calcext:value-type="string">
            <text:p>_ItsTime_</text:p>
          </table:table-cell>
          <table:table-cell table:style-name="ce240" office:value-type="string" calcext:value-type="string">
            <text:p>_ConstantLie_</text:p>
          </table:table-cell>
          <table:table-cell table:style-name="ce247" office:value-type="string" calcext:value-type="string">
            <text:p>_NoLeave_</text:p>
          </table:table-cell>
          <table:table-cell table:style-name="ce247" office:value-type="string" calcext:value-type="string">
            <text:p>_region_</text:p>
          </table:table-cell>
          <table:table-cell table:style-name="ce247" office:value-type="string" calcext:value-type="string">
            <text:p>_numerous_</text:p>
          </table:table-cell>
          <table:table-cell table:style-name="ce256" office:value-type="string" calcext:value-type="string">
            <text:p>_assure_</text:p>
          </table:table-cell>
          <table:table-cell table:style-name="ce240" office:value-type="string" calcext:value-type="string">
            <text:p>_alcohol_</text:p>
          </table:table-cell>
          <table:table-cell table:style-name="ce240" office:value-type="string" calcext:value-type="string">
            <text:p>_application_</text:p>
          </table:table-cell>
          <table:table-cell table:style-name="ce240" office:value-type="string" calcext:value-type="string">
            <text:p>_purify_</text:p>
          </table:table-cell>
          <table:table-cell table:style-name="ce240" office:value-type="string" calcext:value-type="string">
            <text:p>_shade_</text:p>
          </table:table-cell>
          <table:table-cell table:style-name="ce240" office:value-type="string" calcext:value-type="string">
            <text:p>_deliver_</text:p>
          </table:table-cell>
          <table:table-cell table:style-name="ce240" office:value-type="string" calcext:value-type="string">
            <text:p>_myth_</text:p>
          </table:table-cell>
          <table:table-cell table:style-name="ce240" office:value-type="string" calcext:value-type="string">
            <text:p>_idea_</text:p>
          </table:table-cell>
          <table:table-cell table:style-name="ce240" office:value-type="string" calcext:value-type="string">
            <text:p>_drain_</text:p>
          </table:table-cell>
          <table:table-cell table:style-name="ce240" office:value-type="string" calcext:value-type="string">
            <text:p>_indulge_</text:p>
          </table:table-cell>
          <table:table-cell table:style-name="ce240" office:value-type="string" calcext:value-type="string">
            <text:p>_grace_</text:p>
          </table:table-cell>
          <table:table-cell table:style-name="ce240" office:value-type="string" calcext:value-type="string">
            <text:p>_facial_</text:p>
          </table:table-cell>
          <table:table-cell table:style-name="ce240" office:value-type="string" calcext:value-type="string">
            <text:p>_concept_</text:p>
          </table:table-cell>
          <table:table-cell table:style-name="ce240" office:value-type="string" calcext:value-type="string">
            <text:p>_sustain_</text:p>
          </table:table-cell>
          <table:table-cell table:style-name="ce240" office:value-type="string" calcext:value-type="string">
            <text:p>_effect_</text:p>
          </table:table-cell>
          <table:table-cell table:style-name="ce240" office:value-type="string" calcext:value-type="string">
            <text:p>_pact_</text:p>
          </table:table-cell>
          <table:table-cell table:style-name="ce247" office:value-type="string" calcext:value-type="string">
            <text:p>_rule_</text:p>
          </table:table-cell>
          <table:table-cell table:style-name="ce247" office:value-type="string" calcext:value-type="string">
            <text:p>_optimum_</text:p>
          </table:table-cell>
          <table:table-cell table:style-name="ce247" office:value-type="string" calcext:value-type="string">
            <text:p>_retrospect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have</text:p>
          </table:table-cell>
          <table:table-cell table:style-name="ce242" office:value-type="string" calcext:value-type="string">
            <text:p>_spike_</text:p>
          </table:table-cell>
          <table:table-cell table:style-name="ce247" office:value-type="string" calcext:value-type="string">
            <text:p>_town_</text:p>
          </table:table-cell>
          <table:table-cell table:style-name="ce240" office:value-type="string" calcext:value-type="string">
            <text:p>_rest_</text:p>
          </table:table-cell>
          <table:table-cell table:style-name="ce240" office:value-type="string" calcext:value-type="string">
            <text:p>_fourteen_</text:p>
          </table:table-cell>
          <table:table-cell table:style-name="ce240" office:value-type="string" calcext:value-type="string">
            <text:p>_weight_</text:p>
          </table:table-cell>
          <table:table-cell table:style-name="ce240" office:value-type="string" calcext:value-type="string">
            <text:p>_mere_</text:p>
          </table:table-cell>
          <table:table-cell table:style-name="ce240" office:value-type="string" calcext:value-type="string">
            <text:p>_hall_</text:p>
          </table:table-cell>
          <table:table-cell table:style-name="ce240" office:value-type="string" calcext:value-type="string">
            <text:p>_nip_</text:p>
          </table:table-cell>
          <table:table-cell table:style-name="ce240" office:value-type="string" calcext:value-type="string">
            <text:p>_desk_</text:p>
          </table:table-cell>
          <table:table-cell table:style-name="ce240" office:value-type="string" calcext:value-type="string">
            <text:p>_utility_</text:p>
          </table:table-cell>
          <table:table-cell table:style-name="ce247" office:value-type="string" calcext:value-type="string">
            <text:p>_crane_</text:p>
          </table:table-cell>
          <table:table-cell table:style-name="ce240" office:value-type="string" calcext:value-type="string">
            <text:p>_initiate_</text:p>
          </table:table-cell>
          <table:table-cell table:style-name="ce240" office:value-type="string" calcext:value-type="string">
            <text:p>_slip_</text:p>
          </table:table-cell>
          <table:table-cell table:style-name="ce240" office:value-type="string" calcext:value-type="string">
            <text:p>_trip_</text:p>
          </table:table-cell>
          <table:table-cell table:style-name="ce240" office:value-type="string" calcext:value-type="string">
            <text:p>_palette_</text:p>
          </table:table-cell>
          <table:table-cell table:style-name="ce240" office:value-type="string" calcext:value-type="string">
            <text:p>_cabinet_</text:p>
          </table:table-cell>
          <table:table-cell table:style-name="ce240" office:value-type="string" calcext:value-type="string">
            <text:p>_constant_</text:p>
          </table:table-cell>
          <table:table-cell table:style-name="ce240" office:value-type="string" calcext:value-type="string">
            <text:p>_setting_</text:p>
          </table:table-cell>
          <table:table-cell table:style-name="ce240" office:value-type="string" calcext:value-type="string">
            <text:p>_reason_</text:p>
          </table:table-cell>
          <table:table-cell table:style-name="ce247" office:value-type="string" calcext:value-type="string">
            <text:p>_carbon_</text:p>
          </table:table-cell>
          <table:table-cell table:style-name="ce247" office:value-type="string" calcext:value-type="string">
            <text:p>_piece_</text:p>
          </table:table-cell>
          <table:table-cell table:style-name="ce247" office:value-type="string" calcext:value-type="string">
            <text:p>_value_</text:p>
          </table:table-cell>
          <table:table-cell table:style-name="ce247" office:value-type="string" calcext:value-type="string">
            <text:p>_social_</text:p>
          </table:table-cell>
          <table:table-cell table:style-name="ce240" office:value-type="string" calcext:value-type="string">
            <text:p>_fix_</text:p>
          </table:table-cell>
          <table:table-cell table:style-name="ce240" office:value-type="string" calcext:value-type="string">
            <text:p>_cone_</text:p>
          </table:table-cell>
          <table:table-cell table:style-name="ce240" office:value-type="string" calcext:value-type="string">
            <text:p>_flag_</text:p>
          </table:table-cell>
          <table:table-cell table:style-name="ce240" office:value-type="string" calcext:value-type="string">
            <text:p>_margin_</text:p>
          </table:table-cell>
          <table:table-cell table:style-name="ce240" office:value-type="string" calcext:value-type="string">
            <text:p>_grant_</text:p>
          </table:table-cell>
          <table:table-cell table:style-name="ce240" office:value-type="string" calcext:value-type="string">
            <text:p>_pin_</text:p>
          </table:table-cell>
          <table:table-cell table:style-name="ce247" office:value-type="string" calcext:value-type="string">
            <text:p>_bet_</text:p>
          </table:table-cell>
          <table:table-cell table:style-name="ce247" office:value-type="string" calcext:value-type="string">
            <text:p>_charcoal_</text:p>
          </table:table-cell>
          <table:table-cell table:style-name="ce240" office:value-type="string" calcext:value-type="string">
            <text:p>_battery_</text:p>
          </table:table-cell>
          <table:table-cell table:style-name="ce247" office:value-type="string" calcext:value-type="string">
            <text:p>_eject_</text:p>
          </table:table-cell>
          <table:table-cell table:style-name="ce240" office:value-type="string" calcext:value-type="string">
            <text:p>_bounce_</text:p>
          </table:table-cell>
          <table:table-cell table:style-name="ce240" office:value-type="string" calcext:value-type="string">
            <text:p>_square_</text:p>
          </table:table-cell>
          <table:table-cell table:style-name="ce240" office:value-type="string" calcext:value-type="string">
            <text:p>_fast_</text:p>
          </table:table-cell>
          <table:table-cell table:style-name="ce240" office:value-type="string" calcext:value-type="string">
            <text:p>_zero_</text:p>
          </table:table-cell>
          <table:table-cell table:style-name="ce247" office:value-type="string" calcext:value-type="string">
            <text:p>_visible_</text:p>
          </table:table-cell>
          <table:table-cell table:style-name="ce247" office:value-type="string" calcext:value-type="string">
            <text:p>_dear_</text:p>
          </table:table-cell>
          <table:table-cell table:style-name="ce247" office:value-type="string" calcext:value-type="string">
            <text:p>_quantity_</text:p>
          </table:table-cell>
          <table:table-cell table:style-name="ce247" office:value-type="string" calcext:value-type="string">
            <text:p>_journey_</text:p>
          </table:table-cell>
          <table:table-cell table:style-name="ce247" office:value-type="string" calcext:value-type="string">
            <text:p>_anchor_</text:p>
          </table:table-cell>
          <table:table-cell table:style-name="ce240" office:value-type="string" calcext:value-type="string">
            <text:p>_sketch_</text:p>
          </table:table-cell>
          <table:table-cell table:style-name="ce240" office:value-type="string" calcext:value-type="string">
            <text:p>_sugary_</text:p>
          </table:table-cell>
          <table:table-cell table:style-name="ce240" office:value-type="string" calcext:value-type="string">
            <text:p>_realise_</text:p>
          </table:table-cell>
          <table:table-cell table:style-name="ce240" office:value-type="string" calcext:value-type="string">
            <text:p>_meaning_</text:p>
          </table:table-cell>
          <table:table-cell table:style-name="ce240" office:value-type="string" calcext:value-type="string">
            <text:p>_cut_</text:p>
          </table:table-cell>
          <table:table-cell table:style-name="ce240" office:value-type="string" calcext:value-type="string">
            <text:p>_fuse_</text:p>
          </table:table-cell>
          <table:table-cell table:style-name="ce240" office:value-type="string" calcext:value-type="string">
            <text:p>_shot_</text:p>
          </table:table-cell>
          <table:table-cell table:style-name="ce240" office:value-type="string" calcext:value-type="string">
            <text:p>_choose_</text:p>
          </table:table-cell>
          <table:table-cell table:style-name="ce247" office:value-type="string" calcext:value-type="string">
            <text:p>_band_</text:p>
          </table:table-cell>
          <table:table-cell table:style-name="ce240" office:value-type="string" calcext:value-type="string">
            <text:p>_Duster_</text:p>
          </table:table-cell>
          <table:table-cell table:style-name="ce240" office:value-type="string" calcext:value-type="string">
            <text:p>_Relativity_</text:p>
          </table:table-cell>
          <table:table-cell table:style-name="ce240" office:value-type="string" calcext:value-type="string">
            <text:p>_Buck_</text:p>
          </table:table-cell>
          <table:table-cell table:style-name="ce240" office:value-type="string" calcext:value-type="string">
            <text:p>_SJobs_</text:p>
          </table:table-cell>
          <table:table-cell table:style-name="ce240" office:value-type="string" calcext:value-type="string">
            <text:p>_CEO_</text:p>
          </table:table-cell>
          <table:table-cell table:style-name="ce240" office:value-type="string" calcext:value-type="string">
            <text:p>_Yoga_</text:p>
          </table:table-cell>
          <table:table-cell table:style-name="ce240" office:value-type="string" calcext:value-type="string">
            <text:p>_VaticanCity_</text:p>
          </table:table-cell>
          <table:table-cell table:style-name="ce240" office:value-type="string" calcext:value-type="string">
            <text:p>_Airline_</text:p>
          </table:table-cell>
          <table:table-cell table:style-name="ce240" office:value-type="string" calcext:value-type="string">
            <text:p>_Adult_</text:p>
          </table:table-cell>
          <table:table-cell table:style-name="ce240" office:value-type="string" calcext:value-type="string">
            <text:p>_Eureka_</text:p>
          </table:table-cell>
          <table:table-cell table:style-name="ce240" office:value-type="string" calcext:value-type="string">
            <text:p>_Threat_</text:p>
          </table:table-cell>
          <table:table-cell table:style-name="ce240" office:value-type="string" calcext:value-type="string">
            <text:p>_Neutral_</text:p>
          </table:table-cell>
          <table:table-cell table:style-name="ce240" office:value-type="string" calcext:value-type="string">
            <text:p>_Curious_</text:p>
          </table:table-cell>
          <table:table-cell table:style-name="ce240" office:value-type="string" calcext:value-type="string">
            <text:p>_Mischief_</text:p>
          </table:table-cell>
          <table:table-cell table:style-name="ce240" office:value-type="string" calcext:value-type="string">
            <text:p>_Spaghetti_</text:p>
          </table:table-cell>
          <table:table-cell table:style-name="ce240" office:value-type="string" calcext:value-type="string">
            <text:p>_Biodata_</text:p>
          </table:table-cell>
          <table:table-cell table:style-name="ce240" office:value-type="string" calcext:value-type="string">
            <text:p>_Leader_</text:p>
          </table:table-cell>
          <table:table-cell table:style-name="ce240" office:value-type="string" calcext:value-type="string">
            <text:p>_Ill_</text:p>
          </table:table-cell>
          <table:table-cell table:style-name="ce240" office:value-type="string" calcext:value-type="string">
            <text:p>_Around_</text:p>
          </table:table-cell>
          <table:table-cell table:style-name="ce240" office:value-type="string" calcext:value-type="string">
            <text:p>_Weep_</text:p>
          </table:table-cell>
          <table:table-cell table:style-name="ce240" office:value-type="string" calcext:value-type="string">
            <text:p>_Reliance_</text:p>
          </table:table-cell>
          <table:table-cell table:style-name="ce240" office:value-type="string" calcext:value-type="string">
            <text:p>_Fake_</text:p>
          </table:table-cell>
          <table:table-cell table:style-name="ce240" office:value-type="string" calcext:value-type="string">
            <text:p>_Arrest_</text:p>
          </table:table-cell>
          <table:table-cell table:style-name="ce240" office:value-type="string" calcext:value-type="string">
            <text:p>_Won_</text:p>
          </table:table-cell>
          <table:table-cell table:style-name="ce240" office:value-type="string" calcext:value-type="string">
            <text:p>_Male_</text:p>
          </table:table-cell>
          <table:table-cell table:style-name="ce240" office:value-type="string" calcext:value-type="string">
            <text:p>_Everyone_</text:p>
          </table:table-cell>
          <table:table-cell table:style-name="ce240" office:value-type="string" calcext:value-type="string">
            <text:p>_Response_</text:p>
          </table:table-cell>
          <table:table-cell table:style-name="ce240" office:value-type="string" calcext:value-type="string">
            <text:p>_Hatred_</text:p>
          </table:table-cell>
          <table:table-cell table:style-name="ce240" office:value-type="string" calcext:value-type="string">
            <text:p>_Brainy_</text:p>
          </table:table-cell>
          <table:table-cell table:style-name="ce240" office:value-type="string" calcext:value-type="string">
            <text:p>_Dead_</text:p>
          </table:table-cell>
          <table:table-cell table:style-name="ce240" office:value-type="string" calcext:value-type="string">
            <text:p>_Rapid_</text:p>
          </table:table-cell>
          <table:table-cell table:style-name="ce247" office:value-type="string" calcext:value-type="string">
            <text:p>_Slash_</text:p>
          </table:table-cell>
          <table:table-cell table:style-name="ce247" office:value-type="string" calcext:value-type="string">
            <text:p>_install_</text:p>
          </table:table-cell>
          <table:table-cell table:style-name="ce247" office:value-type="string" calcext:value-type="string">
            <text:p>_unity_</text:p>
          </table:table-cell>
          <table:table-cell table:style-name="ce256" office:value-type="string" calcext:value-type="string">
            <text:p>_splash_</text:p>
          </table:table-cell>
          <table:table-cell table:style-name="ce250" office:value-type="string" calcext:value-type="string">
            <text:p>_nap_</text:p>
          </table:table-cell>
          <table:table-cell table:style-name="ce250" office:value-type="string" calcext:value-type="string">
            <text:p>_bureau_</text:p>
          </table:table-cell>
          <table:table-cell table:style-name="ce250" office:value-type="string" calcext:value-type="string">
            <text:p>_fierce_</text:p>
          </table:table-cell>
          <table:table-cell table:style-name="ce250" office:value-type="string" calcext:value-type="string">
            <text:p>_boss_</text:p>
          </table:table-cell>
          <table:table-cell table:style-name="ce250" office:value-type="string" calcext:value-type="string">
            <text:p>_forget_</text:p>
          </table:table-cell>
          <table:table-cell table:style-name="ce250" office:value-type="string" calcext:value-type="string">
            <text:p>_wave_</text:p>
          </table:table-cell>
          <table:table-cell table:style-name="ce250" office:value-type="string" calcext:value-type="string">
            <text:p>_market_</text:p>
          </table:table-cell>
          <table:table-cell table:style-name="ce250" office:value-type="string" calcext:value-type="string">
            <text:p>_face_</text:p>
          </table:table-cell>
          <table:table-cell table:style-name="ce250" office:value-type="string" calcext:value-type="string">
            <text:p>_loan_</text:p>
          </table:table-cell>
          <table:table-cell table:style-name="ce250" office:value-type="string" calcext:value-type="string">
            <text:p>_sure_</text:p>
          </table:table-cell>
          <table:table-cell table:style-name="ce250" office:value-type="string" calcext:value-type="string">
            <text:p>_soil_</text:p>
          </table:table-cell>
          <table:table-cell table:style-name="ce250" office:value-type="string" calcext:value-type="string">
            <text:p>_tune_</text:p>
          </table:table-cell>
          <table:table-cell table:style-name="ce250" office:value-type="string" calcext:value-type="string">
            <text:p>_civil_</text:p>
          </table:table-cell>
          <table:table-cell table:style-name="ce250" office:value-type="string" calcext:value-type="string">
            <text:p>_swipe_</text:p>
          </table:table-cell>
          <table:table-cell table:style-name="ce250" office:value-type="string" calcext:value-type="string">
            <text:p>_notice_</text:p>
          </table:table-cell>
          <table:table-cell table:style-name="ce248" office:value-type="string" calcext:value-type="string">
            <text:p>_wire_</text:p>
          </table:table-cell>
          <table:table-cell table:style-name="ce247" office:value-type="string" calcext:value-type="string">
            <text:p>_profile_</text:p>
          </table:table-cell>
          <table:table-cell table:style-name="ce247" office:value-type="string" calcext:value-type="string">
            <text:p>_necessary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these</text:p>
          </table:table-cell>
          <table:table-cell table:style-name="ce242" office:value-type="string" calcext:value-type="string">
            <text:p>_bulb_</text:p>
          </table:table-cell>
          <table:table-cell table:style-name="ce247" office:value-type="string" calcext:value-type="string">
            <text:p>_toy_</text:p>
          </table:table-cell>
          <table:table-cell table:style-name="ce240" office:value-type="string" calcext:value-type="string">
            <text:p>_read_</text:p>
          </table:table-cell>
          <table:table-cell table:style-name="ce240" office:value-type="string" calcext:value-type="string">
            <text:p>_thirteen_</text:p>
          </table:table-cell>
          <table:table-cell table:style-name="ce240" office:value-type="string" calcext:value-type="string">
            <text:p>_wax_</text:p>
          </table:table-cell>
          <table:table-cell table:style-name="ce240" office:value-type="string" calcext:value-type="string">
            <text:p>_mask_</text:p>
          </table:table-cell>
          <table:table-cell table:style-name="ce240" office:value-type="string" calcext:value-type="string">
            <text:p>_hill_</text:p>
          </table:table-cell>
          <table:table-cell table:style-name="ce240" office:value-type="string" calcext:value-type="string">
            <text:p>_net_</text:p>
          </table:table-cell>
          <table:table-cell table:style-name="ce240" office:value-type="string" calcext:value-type="string">
            <text:p>_dash_</text:p>
          </table:table-cell>
          <table:table-cell table:style-name="ce240" office:value-type="string" calcext:value-type="string">
            <text:p>_ultra_</text:p>
          </table:table-cell>
          <table:table-cell table:style-name="ce247" office:value-type="string" calcext:value-type="string">
            <text:p>_Cline_</text:p>
          </table:table-cell>
          <table:table-cell table:style-name="ce240" office:value-type="string" calcext:value-type="string">
            <text:p>_create_</text:p>
          </table:table-cell>
          <table:table-cell table:style-name="ce240" office:value-type="string" calcext:value-type="string">
            <text:p>_frame_</text:p>
          </table:table-cell>
          <table:table-cell table:style-name="ce240" office:value-type="string" calcext:value-type="string">
            <text:p>_asset_</text:p>
          </table:table-cell>
          <table:table-cell table:style-name="ce240" office:value-type="string" calcext:value-type="string">
            <text:p>_belt_</text:p>
          </table:table-cell>
          <table:table-cell table:style-name="ce240" office:value-type="string" calcext:value-type="string">
            <text:p>_allergy_</text:p>
          </table:table-cell>
          <table:table-cell table:style-name="ce240" office:value-type="string" calcext:value-type="string">
            <text:p>_click_</text:p>
          </table:table-cell>
          <table:table-cell table:style-name="ce240" office:value-type="string" calcext:value-type="string">
            <text:p>_save_</text:p>
          </table:table-cell>
          <table:table-cell table:style-name="ce240" office:value-type="string" calcext:value-type="string">
            <text:p>_letter_</text:p>
          </table:table-cell>
          <table:table-cell table:style-name="ce247" office:value-type="string" calcext:value-type="string">
            <text:p>_aware_</text:p>
          </table:table-cell>
          <table:table-cell table:style-name="ce247" office:value-type="string" calcext:value-type="string">
            <text:p>_set_</text:p>
          </table:table-cell>
          <table:table-cell table:style-name="ce247" office:value-type="string" calcext:value-type="string">
            <text:p>_empty_</text:p>
          </table:table-cell>
          <table:table-cell table:style-name="ce247" office:value-type="string" calcext:value-type="string">
            <text:p>_capacity_</text:p>
          </table:table-cell>
          <table:table-cell table:style-name="ce240" office:value-type="string" calcext:value-type="string">
            <text:p>_metric_</text:p>
          </table:table-cell>
          <table:table-cell table:style-name="ce240" office:value-type="string" calcext:value-type="string">
            <text:p>_treat_</text:p>
          </table:table-cell>
          <table:table-cell table:style-name="ce240" office:value-type="string" calcext:value-type="string">
            <text:p>_elapse_</text:p>
          </table:table-cell>
          <table:table-cell table:style-name="ce240" office:value-type="string" calcext:value-type="string">
            <text:p>_power_</text:p>
          </table:table-cell>
          <table:table-cell table:style-name="ce240" office:value-type="string" calcext:value-type="string">
            <text:p>_back_</text:p>
          </table:table-cell>
          <table:table-cell table:style-name="ce240" office:value-type="string" calcext:value-type="string">
            <text:p>_mass_</text:p>
          </table:table-cell>
          <table:table-cell table:style-name="ce247" office:value-type="string" calcext:value-type="string">
            <text:p>_pit_</text:p>
          </table:table-cell>
          <table:table-cell table:style-name="ce247" office:value-type="string" calcext:value-type="string">
            <text:p>_melody_</text:p>
          </table:table-cell>
          <table:table-cell table:style-name="ce240" office:value-type="string" calcext:value-type="string">
            <text:p>_blanket_</text:p>
          </table:table-cell>
          <table:table-cell table:style-name="ce247" office:value-type="string" calcext:value-type="string">
            <text:p>_dimple_</text:p>
          </table:table-cell>
          <table:table-cell table:style-name="ce240" office:value-type="string" calcext:value-type="string">
            <text:p>_pour_</text:p>
          </table:table-cell>
          <table:table-cell table:style-name="ce240" office:value-type="string" calcext:value-type="string">
            <text:p>_gimp_</text:p>
          </table:table-cell>
          <table:table-cell table:style-name="ce240" office:value-type="string" calcext:value-type="string">
            <text:p>_smoke_</text:p>
          </table:table-cell>
          <table:table-cell table:style-name="ce240" office:value-type="string" calcext:value-type="string">
            <text:p>_gun_</text:p>
          </table:table-cell>
          <table:table-cell table:style-name="ce247" office:value-type="string" calcext:value-type="string">
            <text:p>_miss_</text:p>
          </table:table-cell>
          <table:table-cell table:style-name="ce247" office:value-type="string" calcext:value-type="string">
            <text:p>_invitation_</text:p>
          </table:table-cell>
          <table:table-cell table:style-name="ce247" office:value-type="string" calcext:value-type="string">
            <text:p>_charity_</text:p>
          </table:table-cell>
          <table:table-cell table:style-name="ce247" office:value-type="string" calcext:value-type="string">
            <text:p>_sleeve_</text:p>
          </table:table-cell>
          <table:table-cell table:style-name="ce247" office:value-type="string" calcext:value-type="string">
            <text:p>_stack_</text:p>
          </table:table-cell>
          <table:table-cell table:style-name="ce240" office:value-type="string" calcext:value-type="string">
            <text:p>_cook_</text:p>
          </table:table-cell>
          <table:table-cell table:style-name="ce240" office:value-type="string" calcext:value-type="string">
            <text:p>_inert_</text:p>
          </table:table-cell>
          <table:table-cell table:style-name="ce240" office:value-type="string" calcext:value-type="string">
            <text:p>_fascinate_</text:p>
          </table:table-cell>
          <table:table-cell table:style-name="ce240" office:value-type="string" calcext:value-type="string">
            <text:p>_lecture_</text:p>
          </table:table-cell>
          <table:table-cell table:style-name="ce240" office:value-type="string" calcext:value-type="string">
            <text:p>_act_</text:p>
          </table:table-cell>
          <table:table-cell table:style-name="ce240" office:value-type="string" calcext:value-type="string">
            <text:p>_piston_</text:p>
          </table:table-cell>
          <table:table-cell table:style-name="ce240" office:value-type="string" calcext:value-type="string">
            <text:p>_red_</text:p>
          </table:table-cell>
          <table:table-cell table:style-name="ce240" office:value-type="string" calcext:value-type="string">
            <text:p>_acre_</text:p>
          </table:table-cell>
          <table:table-cell table:style-name="ce247" office:value-type="string" calcext:value-type="string">
            <text:p>_dry_</text:p>
          </table:table-cell>
          <table:table-cell table:style-name="ce240" office:value-type="string" calcext:value-type="string">
            <text:p>_instance_</text:p>
          </table:table-cell>
          <table:table-cell table:style-name="ce240" office:value-type="string" calcext:value-type="string">
            <text:p>_instruction_</text:p>
          </table:table-cell>
          <table:table-cell table:style-name="ce240" office:value-type="string" calcext:value-type="string">
            <text:p>_polymorphism_</text:p>
          </table:table-cell>
          <table:table-cell table:style-name="ce240" office:value-type="string" calcext:value-type="string">
            <text:p>_inheritance_</text:p>
          </table:table-cell>
          <table:table-cell table:style-name="ce240" office:value-type="string" calcext:value-type="string">
            <text:p>_statement_</text:p>
          </table:table-cell>
          <table:table-cell table:style-name="ce240" office:value-type="string" calcext:value-type="string">
            <text:p>_inclusion_</text:p>
          </table:table-cell>
          <table:table-cell table:style-name="ce240" office:value-type="string" calcext:value-type="string">
            <text:p>_swash_</text:p>
          </table:table-cell>
          <table:table-cell table:style-name="ce240" office:value-type="string" calcext:value-type="string">
            <text:p>_archival_</text:p>
          </table:table-cell>
          <table:table-cell table:style-name="ce240" office:value-type="string" calcext:value-type="string">
            <text:p>_microprocessor_</text:p>
          </table:table-cell>
          <table:table-cell table:style-name="ce240" office:value-type="string" calcext:value-type="string">
            <text:p>_electronics_</text:p>
          </table:table-cell>
          <table:table-cell table:style-name="ce240" office:value-type="string" calcext:value-type="string">
            <text:p>_encash_</text:p>
          </table:table-cell>
          <table:table-cell table:style-name="ce240" office:value-type="string" calcext:value-type="string">
            <text:p>_multiplex_</text:p>
          </table:table-cell>
          <table:table-cell table:style-name="ce240" office:value-type="string" calcext:value-type="string">
            <text:p>_equation_</text:p>
          </table:table-cell>
          <table:table-cell table:style-name="ce240" office:value-type="string" calcext:value-type="string">
            <text:p>_conversation_</text:p>
          </table:table-cell>
          <table:table-cell table:style-name="ce240" office:value-type="string" calcext:value-type="string">
            <text:p>_gadget_</text:p>
          </table:table-cell>
          <table:table-cell table:style-name="ce240" office:value-type="string" calcext:value-type="string">
            <text:p>_breadboard_</text:p>
          </table:table-cell>
          <table:table-cell table:style-name="ce240" office:value-type="string" calcext:value-type="string">
            <text:p>_encapsulation_</text:p>
          </table:table-cell>
          <table:table-cell table:style-name="ce240" office:value-type="string" calcext:value-type="string">
            <text:p>_commerce_</text:p>
          </table:table-cell>
          <table:table-cell table:style-name="ce240" office:value-type="string" calcext:value-type="string">
            <text:p>_parameter_</text:p>
          </table:table-cell>
          <table:table-cell table:style-name="ce240" office:value-type="string" calcext:value-type="string">
            <text:p>_tier_</text:p>
          </table:table-cell>
          <table:table-cell table:style-name="ce240" office:value-type="string" calcext:value-type="string">
            <text:p>_node_</text:p>
          </table:table-cell>
          <table:table-cell table:style-name="ce240" office:value-type="string" calcext:value-type="string">
            <text:p>_welding_</text:p>
          </table:table-cell>
          <table:table-cell table:style-name="ce240" office:value-type="string" calcext:value-type="string">
            <text:p>_googol_</text:p>
          </table:table-cell>
          <table:table-cell table:style-name="ce240" office:value-type="string" calcext:value-type="string">
            <text:p>_amplifier_</text:p>
          </table:table-cell>
          <table:table-cell table:style-name="ce240" office:value-type="string" calcext:value-type="string">
            <text:p>_magic_</text:p>
          </table:table-cell>
          <table:table-cell table:style-name="ce240" office:value-type="string" calcext:value-type="string">
            <text:p>_radar_</text:p>
          </table:table-cell>
          <table:table-cell table:style-name="ce240" office:value-type="string" calcext:value-type="string">
            <text:p>_wrapper_</text:p>
          </table:table-cell>
          <table:table-cell table:style-name="ce240" office:value-type="string" calcext:value-type="string">
            <text:p>_abstraction_</text:p>
          </table:table-cell>
          <table:table-cell table:style-name="ce240" office:value-type="string" calcext:value-type="string">
            <text:p>_decimal_</text:p>
          </table:table-cell>
          <table:table-cell table:style-name="ce240" office:value-type="string" calcext:value-type="string">
            <text:p>_typewriter_</text:p>
          </table:table-cell>
          <table:table-cell table:style-name="ce240" office:value-type="string" calcext:value-type="string">
            <text:p>_structure_</text:p>
          </table:table-cell>
          <table:table-cell table:style-name="ce247" office:value-type="string" calcext:value-type="string">
            <text:p>_insertion_</text:p>
          </table:table-cell>
          <table:table-cell table:style-name="ce247" office:value-type="string" calcext:value-type="string">
            <text:p>_like_</text:p>
          </table:table-cell>
          <table:table-cell table:style-name="ce247" office:value-type="string" calcext:value-type="string">
            <text:p>_beyond_</text:p>
          </table:table-cell>
          <table:table-cell table:style-name="ce256" office:value-type="string" calcext:value-type="string">
            <text:p>_cord_</text:p>
          </table:table-cell>
          <table:table-cell table:style-name="ce240" table:number-columns-repeated="16"/>
          <table:table-cell table:style-name="ce256" office:value-type="string" calcext:value-type="string">
            <text:p>_lazy_</text:p>
          </table:table-cell>
          <table:table-cell table:style-name="ce247" office:value-type="string" calcext:value-type="string">
            <text:p>_precise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or</text:p>
          </table:table-cell>
          <table:table-cell table:style-name="ce242" office:value-type="string" calcext:value-type="string">
            <text:p>_cartridge_</text:p>
          </table:table-cell>
          <table:table-cell table:style-name="ce247" office:value-type="string" calcext:value-type="string">
            <text:p>_tip_</text:p>
          </table:table-cell>
          <table:table-cell table:style-name="ce240" office:value-type="string" calcext:value-type="string">
            <text:p>_rate_</text:p>
          </table:table-cell>
          <table:table-cell table:style-name="ce240" office:value-type="string" calcext:value-type="string">
            <text:p>_twelve_</text:p>
          </table:table-cell>
          <table:table-cell table:style-name="ce240" office:value-type="string" calcext:value-type="string">
            <text:p>_water_</text:p>
          </table:table-cell>
          <table:table-cell table:style-name="ce240" office:value-type="string" calcext:value-type="string">
            <text:p>_mobile_</text:p>
          </table:table-cell>
          <table:table-cell table:style-name="ce240" office:value-type="string" calcext:value-type="string">
            <text:p>_hike_</text:p>
          </table:table-cell>
          <table:table-cell table:style-name="ce240" office:value-type="string" calcext:value-type="string">
            <text:p>_native_</text:p>
          </table:table-cell>
          <table:table-cell table:style-name="ce240" office:value-type="string" calcext:value-type="string">
            <text:p>_domain_</text:p>
          </table:table-cell>
          <table:table-cell table:style-name="ce240" office:value-type="string" calcext:value-type="string">
            <text:p>_uric_</text:p>
          </table:table-cell>
          <table:table-cell table:style-name="ce247" office:value-type="string" calcext:value-type="string">
            <text:p>_certain_</text:p>
          </table:table-cell>
          <table:table-cell table:style-name="ce240" office:value-type="string" calcext:value-type="string">
            <text:p>_process_</text:p>
          </table:table-cell>
          <table:table-cell table:style-name="ce240" office:value-type="string" calcext:value-type="string">
            <text:p>_theorem_</text:p>
          </table:table-cell>
          <table:table-cell table:style-name="ce240" office:value-type="string" calcext:value-type="string">
            <text:p>_poly_</text:p>
          </table:table-cell>
          <table:table-cell table:style-name="ce240" office:value-type="string" calcext:value-type="string">
            <text:p>_print_</text:p>
          </table:table-cell>
          <table:table-cell table:style-name="ce240" office:value-type="string" calcext:value-type="string">
            <text:p>_theme_</text:p>
          </table:table-cell>
          <table:table-cell table:style-name="ce240" office:value-type="string" calcext:value-type="string">
            <text:p>_cascade_</text:p>
          </table:table-cell>
          <table:table-cell table:style-name="ce240" office:value-type="string" calcext:value-type="string">
            <text:p>_size_</text:p>
          </table:table-cell>
          <table:table-cell table:style-name="ce240" office:value-type="string" calcext:value-type="string">
            <text:p>_bright_</text:p>
          </table:table-cell>
          <table:table-cell table:style-name="ce247" office:value-type="string" calcext:value-type="string">
            <text:p>_triple_</text:p>
          </table:table-cell>
          <table:table-cell table:style-name="ce247" office:value-type="string" calcext:value-type="string">
            <text:p>_watch_</text:p>
          </table:table-cell>
          <table:table-cell table:style-name="ce247" office:value-type="string" calcext:value-type="string">
            <text:p>_acronym_</text:p>
          </table:table-cell>
          <table:table-cell table:style-name="ce247" office:value-type="string" calcext:value-type="string">
            <text:p>_master_</text:p>
          </table:table-cell>
          <table:table-cell table:style-name="ce240" office:value-type="string" calcext:value-type="string">
            <text:p>_attach_</text:p>
          </table:table-cell>
          <table:table-cell table:style-name="ce240" office:value-type="string" calcext:value-type="string">
            <text:p>_strategy_</text:p>
          </table:table-cell>
          <table:table-cell table:style-name="ce240" office:value-type="string" calcext:value-type="string">
            <text:p>_hurdle_</text:p>
          </table:table-cell>
          <table:table-cell table:style-name="ce240" office:value-type="string" calcext:value-type="string">
            <text:p>_jet_</text:p>
          </table:table-cell>
          <table:table-cell table:style-name="ce240" office:value-type="string" calcext:value-type="string">
            <text:p>_order_</text:p>
          </table:table-cell>
          <table:table-cell table:style-name="ce240" office:value-type="string" calcext:value-type="string">
            <text:p>_ink_</text:p>
          </table:table-cell>
          <table:table-cell table:style-name="ce247" office:value-type="string" calcext:value-type="string">
            <text:p>_jack_</text:p>
          </table:table-cell>
          <table:table-cell table:style-name="ce247" office:value-type="string" calcext:value-type="string">
            <text:p>_midget_</text:p>
          </table:table-cell>
          <table:table-cell table:style-name="ce240" office:value-type="string" calcext:value-type="string">
            <text:p>_care_</text:p>
          </table:table-cell>
          <table:table-cell table:style-name="ce247" office:value-type="string" calcext:value-type="string">
            <text:p>_patch_</text:p>
          </table:table-cell>
          <table:table-cell table:style-name="ce240" office:value-type="string" calcext:value-type="string">
            <text:p>_shirt_</text:p>
          </table:table-cell>
          <table:table-cell table:style-name="ce240" office:value-type="string" calcext:value-type="string">
            <text:p>_round_</text:p>
          </table:table-cell>
          <table:table-cell table:style-name="ce240" office:value-type="string" calcext:value-type="string">
            <text:p>_scanner_</text:p>
          </table:table-cell>
          <table:table-cell table:style-name="ce240" office:value-type="string" calcext:value-type="string">
            <text:p>_hard_</text:p>
          </table:table-cell>
          <table:table-cell table:style-name="ce247" office:value-type="string" calcext:value-type="string">
            <text:p>_labour_</text:p>
          </table:table-cell>
          <table:table-cell table:style-name="ce247" office:value-type="string" calcext:value-type="string">
            <text:p>_another_</text:p>
          </table:table-cell>
          <table:table-cell table:style-name="ce247" office:value-type="string" calcext:value-type="string">
            <text:p>_gravity_</text:p>
          </table:table-cell>
          <table:table-cell table:style-name="ce247" office:value-type="string" calcext:value-type="string">
            <text:p>_twin_</text:p>
          </table:table-cell>
          <table:table-cell table:style-name="ce247" office:value-type="string" calcext:value-type="string">
            <text:p>_bed_</text:p>
          </table:table-cell>
          <table:table-cell table:style-name="ce240" office:value-type="string" calcext:value-type="string">
            <text:p>_jump_</text:p>
          </table:table-cell>
          <table:table-cell table:style-name="ce240" office:value-type="string" calcext:value-type="string">
            <text:p>_pendulum_</text:p>
          </table:table-cell>
          <table:table-cell table:style-name="ce240" office:value-type="string" calcext:value-type="string">
            <text:p>_shiver_</text:p>
          </table:table-cell>
          <table:table-cell table:style-name="ce240" office:value-type="string" calcext:value-type="string">
            <text:p>_ritual_</text:p>
          </table:table-cell>
          <table:table-cell table:style-name="ce240" office:value-type="string" calcext:value-type="string">
            <text:p>_ace_</text:p>
          </table:table-cell>
          <table:table-cell table:style-name="ce240" office:value-type="string" calcext:value-type="string">
            <text:p>_boom_</text:p>
          </table:table-cell>
          <table:table-cell table:style-name="ce240" office:value-type="string" calcext:value-type="string">
            <text:p>_end_</text:p>
          </table:table-cell>
          <table:table-cell table:style-name="ce240" office:value-type="string" calcext:value-type="string">
            <text:p>_orphan_</text:p>
          </table:table-cell>
          <table:table-cell table:style-name="ce247" office:value-type="string" calcext:value-type="string">
            <text:p>_colour_</text:p>
          </table:table-cell>
          <table:table-cell table:style-name="ce250" office:value-type="string" calcext:value-type="string">
            <text:p>_daylight_</text:p>
          </table:table-cell>
          <table:table-cell table:style-name="ce250" office:value-type="string" calcext:value-type="string">
            <text:p>_solitaire_</text:p>
          </table:table-cell>
          <table:table-cell table:style-name="ce250" office:value-type="string" calcext:value-type="string">
            <text:p>_registrar_</text:p>
          </table:table-cell>
          <table:table-cell table:style-name="ce250" office:value-type="string" calcext:value-type="string">
            <text:p>_subscriber_</text:p>
          </table:table-cell>
          <table:table-cell table:style-name="ce250" office:value-type="string" calcext:value-type="string">
            <text:p>_department_</text:p>
          </table:table-cell>
          <table:table-cell table:style-name="ce250" office:value-type="string" calcext:value-type="string">
            <text:p>_distil_</text:p>
          </table:table-cell>
          <table:table-cell table:style-name="ce250" office:value-type="string" calcext:value-type="string">
            <text:p>_washer_</text:p>
          </table:table-cell>
          <table:table-cell table:style-name="ce250" office:value-type="string" calcext:value-type="string">
            <text:p>_hanger_</text:p>
          </table:table-cell>
          <table:table-cell table:style-name="ce250" office:value-type="string" calcext:value-type="string">
            <text:p>_informer_</text:p>
          </table:table-cell>
          <table:table-cell table:style-name="ce250" office:value-type="string" calcext:value-type="string">
            <text:p>_counter_</text:p>
          </table:table-cell>
          <table:table-cell table:style-name="ce250" office:value-type="string" calcext:value-type="string">
            <text:p>_collector_</text:p>
          </table:table-cell>
          <table:table-cell table:style-name="ce250" office:value-type="string" calcext:value-type="string">
            <text:p>_tightener_</text:p>
          </table:table-cell>
          <table:table-cell table:style-name="ce250" office:value-type="string" calcext:value-type="string">
            <text:p>_reciting_</text:p>
          </table:table-cell>
          <table:table-cell table:style-name="ce250" office:value-type="string" calcext:value-type="string">
            <text:p>_kitchen_</text:p>
          </table:table-cell>
          <table:table-cell table:style-name="ce250" office:value-type="string" calcext:value-type="string">
            <text:p>_impression_</text:p>
          </table:table-cell>
          <table:table-cell table:style-name="ce250" office:value-type="string" calcext:value-type="string">
            <text:p>_dealer_</text:p>
          </table:table-cell>
          <table:table-cell table:style-name="ce250" office:value-type="string" calcext:value-type="string">
            <text:p>_natural_</text:p>
          </table:table-cell>
          <table:table-cell table:style-name="ce250" office:value-type="string" calcext:value-type="string">
            <text:p>_full_</text:p>
          </table:table-cell>
          <table:table-cell table:style-name="ce250" office:value-type="string" calcext:value-type="string">
            <text:p>_appendix_</text:p>
          </table:table-cell>
          <table:table-cell table:style-name="ce250" office:value-type="string" calcext:value-type="string">
            <text:p>_advertisement_</text:p>
          </table:table-cell>
          <table:table-cell table:style-name="ce250" office:value-type="string" calcext:value-type="string">
            <text:p>_digestive_</text:p>
          </table:table-cell>
          <table:table-cell table:style-name="ce250" office:value-type="string" calcext:value-type="string">
            <text:p>_painter_</text:p>
          </table:table-cell>
          <table:table-cell table:style-name="ce250" office:value-type="string" calcext:value-type="string">
            <text:p>_protocol_</text:p>
          </table:table-cell>
          <table:table-cell table:style-name="ce250" office:value-type="string" calcext:value-type="string">
            <text:p>_experience_</text:p>
          </table:table-cell>
          <table:table-cell table:style-name="ce250" office:value-type="string" calcext:value-type="string">
            <text:p>_chakra_</text:p>
          </table:table-cell>
          <table:table-cell table:style-name="ce250" office:value-type="string" calcext:value-type="string">
            <text:p>_neuron_</text:p>
          </table:table-cell>
          <table:table-cell table:style-name="ce250" office:value-type="string" calcext:value-type="string">
            <text:p>_logo_</text:p>
          </table:table-cell>
          <table:table-cell table:style-name="ce250" office:value-type="string" calcext:value-type="string">
            <text:p>_science_</text:p>
          </table:table-cell>
          <table:table-cell table:style-name="ce250" office:value-type="string" calcext:value-type="string">
            <text:p>_mechanic_</text:p>
          </table:table-cell>
          <table:table-cell table:style-name="ce250" office:value-type="string" calcext:value-type="string">
            <text:p>_saw_</text:p>
          </table:table-cell>
          <table:table-cell table:style-name="ce250" office:value-type="string" calcext:value-type="string">
            <text:p>_write_</text:p>
          </table:table-cell>
          <table:table-cell table:style-name="ce248" office:value-type="string" calcext:value-type="string">
            <text:p>_harmony_</text:p>
          </table:table-cell>
          <table:table-cell table:style-name="ce247" office:value-type="string" calcext:value-type="string">
            <text:p>_fit_</text:p>
          </table:table-cell>
          <table:table-cell table:style-name="ce247" office:value-type="string" calcext:value-type="string">
            <text:p>_finance_</text:p>
          </table:table-cell>
          <table:table-cell table:style-name="ce256" office:value-type="string" calcext:value-type="string">
            <text:p>_skip_</text:p>
          </table:table-cell>
          <table:table-cell table:style-name="ce240" table:number-columns-repeated="16"/>
          <table:table-cell table:style-name="ce256" office:value-type="string" calcext:value-type="string">
            <text:p>_bind_</text:p>
          </table:table-cell>
          <table:table-cell table:style-name="ce247" office:value-type="string" calcext:value-type="string">
            <text:p>_behaviour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more</text:p>
          </table:table-cell>
          <table:table-cell table:style-name="ce242" office:value-type="string" calcext:value-type="string">
            <text:p>_design_</text:p>
          </table:table-cell>
          <table:table-cell table:style-name="ce247" office:value-type="string" calcext:value-type="string">
            <text:p>_toast_</text:p>
          </table:table-cell>
          <table:table-cell table:style-name="ce240" office:value-type="string" calcext:value-type="string">
            <text:p>_ring_</text:p>
          </table:table-cell>
          <table:table-cell table:style-name="ce240" office:value-type="string" calcext:value-type="string">
            <text:p>_eleven_</text:p>
          </table:table-cell>
          <table:table-cell table:style-name="ce240" office:value-type="string" calcext:value-type="string">
            <text:p>_word_</text:p>
          </table:table-cell>
          <table:table-cell table:style-name="ce240" office:value-type="string" calcext:value-type="string">
            <text:p>_mood_</text:p>
          </table:table-cell>
          <table:table-cell table:style-name="ce240" office:value-type="string" calcext:value-type="string">
            <text:p>_hit_</text:p>
          </table:table-cell>
          <table:table-cell table:style-name="ce240" office:value-type="string" calcext:value-type="string">
            <text:p>_nature_</text:p>
          </table:table-cell>
          <table:table-cell table:style-name="ce240" office:value-type="string" calcext:value-type="string">
            <text:p>_dot_</text:p>
          </table:table-cell>
          <table:table-cell table:style-name="ce240" office:value-type="string" calcext:value-type="string">
            <text:p>_ugh_</text:p>
          </table:table-cell>
          <table:table-cell table:style-name="ce247" office:value-type="string" calcext:value-type="string">
            <text:p>_cell_</text:p>
          </table:table-cell>
          <table:table-cell table:style-name="ce240" office:value-type="string" calcext:value-type="string">
            <text:p>_execute_</text:p>
          </table:table-cell>
          <table:table-cell table:style-name="ce240" office:value-type="string" calcext:value-type="string">
            <text:p>_wing_</text:p>
          </table:table-cell>
          <table:table-cell table:style-name="ce240" office:value-type="string" calcext:value-type="string">
            <text:p>_origin_</text:p>
          </table:table-cell>
          <table:table-cell table:style-name="ce240" office:value-type="string" calcext:value-type="string">
            <text:p>_business_</text:p>
          </table:table-cell>
          <table:table-cell table:style-name="ce240" office:value-type="string" calcext:value-type="string">
            <text:p>_tile_</text:p>
          </table:table-cell>
          <table:table-cell table:style-name="ce240" office:value-type="string" calcext:value-type="string">
            <text:p>_calendar_</text:p>
          </table:table-cell>
          <table:table-cell table:style-name="ce240" office:value-type="string" calcext:value-type="string">
            <text:p>_soap_</text:p>
          </table:table-cell>
          <table:table-cell table:style-name="ce240" office:value-type="string" calcext:value-type="string">
            <text:p>_say_</text:p>
          </table:table-cell>
          <table:table-cell table:style-name="ce247" office:value-type="string" calcext:value-type="string">
            <text:p>_foul_</text:p>
          </table:table-cell>
          <table:table-cell table:style-name="ce247" office:value-type="string" calcext:value-type="string">
            <text:p>_store_</text:p>
          </table:table-cell>
          <table:table-cell table:style-name="ce247" office:value-type="string" calcext:value-type="string">
            <text:p>_if_</text:p>
          </table:table-cell>
          <table:table-cell table:style-name="ce247" office:value-type="string" calcext:value-type="string">
            <text:p>_bench_</text:p>
          </table:table-cell>
          <table:table-cell table:style-name="ce240" office:value-type="string" calcext:value-type="string">
            <text:p>_interest_</text:p>
          </table:table-cell>
          <table:table-cell table:style-name="ce240" office:value-type="string" calcext:value-type="string">
            <text:p>_bite_</text:p>
          </table:table-cell>
          <table:table-cell table:style-name="ce240" office:value-type="string" calcext:value-type="string">
            <text:p>_dive_</text:p>
          </table:table-cell>
          <table:table-cell table:style-name="ce240" office:value-type="string" calcext:value-type="string">
            <text:p>_walk_</text:p>
          </table:table-cell>
          <table:table-cell table:style-name="ce240" office:value-type="string" calcext:value-type="string">
            <text:p>_float_</text:p>
          </table:table-cell>
          <table:table-cell table:style-name="ce240" office:value-type="string" calcext:value-type="string">
            <text:p>_cube_</text:p>
          </table:table-cell>
          <table:table-cell table:style-name="ce247" office:value-type="string" calcext:value-type="string">
            <text:p>_remote_</text:p>
          </table:table-cell>
          <table:table-cell table:style-name="ce247" office:value-type="string" calcext:value-type="string">
            <text:p>_bandage_</text:p>
          </table:table-cell>
          <table:table-cell table:style-name="ce240" office:value-type="string" calcext:value-type="string">
            <text:p>_indicate_</text:p>
          </table:table-cell>
          <table:table-cell table:style-name="ce247" office:value-type="string" calcext:value-type="string">
            <text:p>_scam_</text:p>
          </table:table-cell>
          <table:table-cell table:style-name="ce240" office:value-type="string" calcext:value-type="string">
            <text:p>_dorm_</text:p>
          </table:table-cell>
          <table:table-cell table:style-name="ce240" office:value-type="string" calcext:value-type="string">
            <text:p>_self_</text:p>
          </table:table-cell>
          <table:table-cell table:style-name="ce240" office:value-type="string" calcext:value-type="string">
            <text:p>_minor_</text:p>
          </table:table-cell>
          <table:table-cell table:style-name="ce240" office:value-type="string" calcext:value-type="string">
            <text:p>_finger_</text:p>
          </table:table-cell>
          <table:table-cell table:style-name="ce247" office:value-type="string" calcext:value-type="string">
            <text:p>_divide_</text:p>
          </table:table-cell>
          <table:table-cell table:style-name="ce247" office:value-type="string" calcext:value-type="string">
            <text:p>_vegetation_</text:p>
          </table:table-cell>
          <table:table-cell table:style-name="ce247" office:value-type="string" calcext:value-type="string">
            <text:p>_cloudy_</text:p>
          </table:table-cell>
          <table:table-cell table:style-name="ce247" office:value-type="string" calcext:value-type="string">
            <text:p>_cat_</text:p>
          </table:table-cell>
          <table:table-cell table:style-name="ce247" office:value-type="string" calcext:value-type="string">
            <text:p>_ghost_</text:p>
          </table:table-cell>
          <table:table-cell table:style-name="ce240" office:value-type="string" calcext:value-type="string">
            <text:p>_look_</text:p>
          </table:table-cell>
          <table:table-cell table:style-name="ce240" office:value-type="string" calcext:value-type="string">
            <text:p>_rather_</text:p>
          </table:table-cell>
          <table:table-cell table:style-name="ce240" office:value-type="string" calcext:value-type="string">
            <text:p>_block_</text:p>
          </table:table-cell>
          <table:table-cell table:style-name="ce240" office:value-type="string" calcext:value-type="string">
            <text:p>_perpetual_</text:p>
          </table:table-cell>
          <table:table-cell table:style-name="ce240" office:value-type="string" calcext:value-type="string">
            <text:p>_rap_</text:p>
          </table:table-cell>
          <table:table-cell table:style-name="ce240" office:value-type="string" calcext:value-type="string">
            <text:p>_feast_</text:p>
          </table:table-cell>
          <table:table-cell table:style-name="ce240" office:value-type="string" calcext:value-type="string">
            <text:p>_ride_</text:p>
          </table:table-cell>
          <table:table-cell table:style-name="ce240" office:value-type="string" calcext:value-type="string">
            <text:p>_train_</text:p>
          </table:table-cell>
          <table:table-cell table:style-name="ce247" office:value-type="string" calcext:value-type="string">
            <text:p>_dust_</text:p>
          </table:table-cell>
          <table:table-cell table:style-name="ce240" table:number-columns-repeated="32"/>
          <table:table-cell table:style-name="ce256" office:value-type="string" calcext:value-type="string">
            <text:p>_station_</text:p>
          </table:table-cell>
          <table:table-cell table:style-name="ce247" office:value-type="string" calcext:value-type="string">
            <text:p>_hostess_</text:p>
          </table:table-cell>
          <table:table-cell table:style-name="ce256" office:value-type="string" calcext:value-type="string">
            <text:p>_luggage_</text:p>
          </table:table-cell>
          <table:table-cell table:style-name="ce240" table:number-columns-repeated="16"/>
          <table:table-cell table:style-name="ce256" office:value-type="string" calcext:value-type="string">
            <text:p>_casual_</text:p>
          </table:table-cell>
          <table:table-cell table:style-name="ce247" office:value-type="string" calcext:value-type="string">
            <text:p>_pale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than</text:p>
          </table:table-cell>
          <table:table-cell table:style-name="ce242" office:value-type="string" calcext:value-type="string">
            <text:p>_mode_</text:p>
          </table:table-cell>
          <table:table-cell table:style-name="ce247" office:value-type="string" calcext:value-type="string">
            <text:p>_time_</text:p>
          </table:table-cell>
          <table:table-cell table:style-name="ce240" office:value-type="string" calcext:value-type="string">
            <text:p>_rose_</text:p>
          </table:table-cell>
          <table:table-cell table:style-name="ce240" office:value-type="string" calcext:value-type="string">
            <text:p>_ten_</text:p>
          </table:table-cell>
          <table:table-cell table:style-name="ce240" office:value-type="string" calcext:value-type="string">
            <text:p>_wall_</text:p>
          </table:table-cell>
          <table:table-cell table:style-name="ce240" office:value-type="string" calcext:value-type="string">
            <text:p>_meet_</text:p>
          </table:table-cell>
          <table:table-cell table:style-name="ce240" office:value-type="string" calcext:value-type="string">
            <text:p>_hub_</text:p>
          </table:table-cell>
          <table:table-cell table:style-name="ce240" office:value-type="string" calcext:value-type="string">
            <text:p>_not_</text:p>
          </table:table-cell>
          <table:table-cell table:style-name="ce240" office:value-type="string" calcext:value-type="string">
            <text:p>_dump_</text:p>
          </table:table-cell>
          <table:table-cell table:style-name="ce240" office:value-type="string" calcext:value-type="string">
            <text:p>_unique_</text:p>
          </table:table-cell>
          <table:table-cell table:style-name="ce247" office:value-type="string" calcext:value-type="string">
            <text:p>_comma_</text:p>
          </table:table-cell>
          <table:table-cell table:style-name="ce240" office:value-type="string" calcext:value-type="string">
            <text:p>_switch_</text:p>
          </table:table-cell>
          <table:table-cell table:style-name="ce240" office:value-type="string" calcext:value-type="string">
            <text:p>_guide_</text:p>
          </table:table-cell>
          <table:table-cell table:style-name="ce240" office:value-type="string" calcext:value-type="string">
            <text:p>_needle_</text:p>
          </table:table-cell>
          <table:table-cell table:style-name="ce240" office:value-type="string" calcext:value-type="string">
            <text:p>_compare_</text:p>
          </table:table-cell>
          <table:table-cell table:style-name="ce240" office:value-type="string" calcext:value-type="string">
            <text:p>_city_</text:p>
          </table:table-cell>
          <table:table-cell table:style-name="ce240" office:value-type="string" calcext:value-type="string">
            <text:p>_column_</text:p>
          </table:table-cell>
          <table:table-cell table:style-name="ce240" office:value-type="string" calcext:value-type="string">
            <text:p>_span_</text:p>
          </table:table-cell>
          <table:table-cell table:style-name="ce240" office:value-type="string" calcext:value-type="string">
            <text:p>_expect_</text:p>
          </table:table-cell>
          <table:table-cell table:style-name="ce247" office:value-type="string" calcext:value-type="string">
            <text:p>_member_</text:p>
          </table:table-cell>
          <table:table-cell table:style-name="ce247" office:value-type="string" calcext:value-type="string">
            <text:p>_chamber_</text:p>
          </table:table-cell>
          <table:table-cell table:style-name="ce247" office:value-type="string" calcext:value-type="string">
            <text:p>_relate_</text:p>
          </table:table-cell>
          <table:table-cell table:style-name="ce247" office:value-type="string" calcext:value-type="string">
            <text:p>_post_</text:p>
          </table:table-cell>
          <table:table-cell table:style-name="ce240" office:value-type="string" calcext:value-type="string">
            <text:p>_rotate_</text:p>
          </table:table-cell>
          <table:table-cell table:style-name="ce240" office:value-type="string" calcext:value-type="string">
            <text:p>_layer_</text:p>
          </table:table-cell>
          <table:table-cell table:style-name="ce240" office:value-type="string" calcext:value-type="string">
            <text:p>_paste_</text:p>
          </table:table-cell>
          <table:table-cell table:style-name="ce240" office:value-type="string" calcext:value-type="string">
            <text:p>_trade_</text:p>
          </table:table-cell>
          <table:table-cell table:style-name="ce240" office:value-type="string" calcext:value-type="string">
            <text:p>_supplement_</text:p>
          </table:table-cell>
          <table:table-cell table:style-name="ce240" office:value-type="string" calcext:value-type="string">
            <text:p>_alarm_</text:p>
          </table:table-cell>
          <table:table-cell table:style-name="ce247" office:value-type="string" calcext:value-type="string">
            <text:p>_void_</text:p>
          </table:table-cell>
          <table:table-cell table:style-name="ce247" office:value-type="string" calcext:value-type="string">
            <text:p>_advance_</text:p>
          </table:table-cell>
          <table:table-cell table:style-name="ce240" office:value-type="string" calcext:value-type="string">
            <text:p>_general_</text:p>
          </table:table-cell>
          <table:table-cell table:style-name="ce247" office:value-type="string" calcext:value-type="string">
            <text:p>_bud_</text:p>
          </table:table-cell>
          <table:table-cell table:style-name="ce240" office:value-type="string" calcext:value-type="string">
            <text:p>_compact_</text:p>
          </table:table-cell>
          <table:table-cell table:style-name="ce240" office:value-type="string" calcext:value-type="string">
            <text:p>_eye_</text:p>
          </table:table-cell>
          <table:table-cell table:style-name="ce240" office:value-type="string" calcext:value-type="string">
            <text:p>_learn_</text:p>
          </table:table-cell>
          <table:table-cell table:style-name="ce240" office:value-type="string" calcext:value-type="string">
            <text:p>_fire_</text:p>
          </table:table-cell>
          <table:table-cell table:style-name="ce247" office:value-type="string" calcext:value-type="string">
            <text:p>_pattern_</text:p>
          </table:table-cell>
          <table:table-cell table:style-name="ce247" office:value-type="string" calcext:value-type="string">
            <text:p>_pomegranate_</text:p>
          </table:table-cell>
          <table:table-cell table:style-name="ce247" office:value-type="string" calcext:value-type="string">
            <text:p>_comedy_</text:p>
          </table:table-cell>
          <table:table-cell table:style-name="ce247" office:value-type="string" calcext:value-type="string">
            <text:p>_aim_</text:p>
          </table:table-cell>
          <table:table-cell table:style-name="ce247" office:value-type="string" calcext:value-type="string">
            <text:p>_munch_</text:p>
          </table:table-cell>
          <table:table-cell table:style-name="ce240" office:value-type="string" calcext:value-type="string">
            <text:p>_pastry_</text:p>
          </table:table-cell>
          <table:table-cell table:style-name="ce240" office:value-type="string" calcext:value-type="string">
            <text:p>_superb_</text:p>
          </table:table-cell>
          <table:table-cell table:style-name="ce240" office:value-type="string" calcext:value-type="string">
            <text:p>_multiply_</text:p>
          </table:table-cell>
          <table:table-cell table:style-name="ce240" office:value-type="string" calcext:value-type="string">
            <text:p>_simple_</text:p>
          </table:table-cell>
          <table:table-cell table:style-name="ce240" office:value-type="string" calcext:value-type="string">
            <text:p>_the_</text:p>
          </table:table-cell>
          <table:table-cell table:style-name="ce240" office:value-type="string" calcext:value-type="string">
            <text:p>_glow_</text:p>
          </table:table-cell>
          <table:table-cell table:style-name="ce240" office:value-type="string" calcext:value-type="string">
            <text:p>_circle_</text:p>
          </table:table-cell>
          <table:table-cell table:style-name="ce240" office:value-type="string" calcext:value-type="string">
            <text:p>_auction_</text:p>
          </table:table-cell>
          <table:table-cell table:style-name="ce247" office:value-type="string" calcext:value-type="string">
            <text:p>_sound_</text:p>
          </table:table-cell>
          <table:table-cell table:style-name="ce240" table:number-columns-repeated="32"/>
          <table:table-cell table:style-name="ce256" office:value-type="string" calcext:value-type="string">
            <text:p>_achieve_</text:p>
          </table:table-cell>
          <table:table-cell table:style-name="ce247" office:value-type="string" calcext:value-type="string">
            <text:p>_definition_</text:p>
          </table:table-cell>
          <table:table-cell table:style-name="ce256" office:value-type="string" calcext:value-type="string">
            <text:p>_funnel_</text:p>
          </table:table-cell>
          <table:table-cell table:style-name="ce240" table:number-columns-repeated="16"/>
          <table:table-cell table:style-name="ce256" office:value-type="string" calcext:value-type="string">
            <text:p>_syntax_</text:p>
          </table:table-cell>
          <table:table-cell table:style-name="ce247" office:value-type="string" calcext:value-type="string">
            <text:p>_colleague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these</text:p>
          </table:table-cell>
          <table:table-cell table:style-name="ce242" office:value-type="string" calcext:value-type="string">
            <text:p>_lay_</text:p>
          </table:table-cell>
          <table:table-cell table:style-name="ce247" office:value-type="string" calcext:value-type="string">
            <text:p>_team_</text:p>
          </table:table-cell>
          <table:table-cell table:style-name="ce240" office:value-type="string" calcext:value-type="string">
            <text:p>_real_</text:p>
          </table:table-cell>
          <table:table-cell table:style-name="ce240" office:value-type="string" calcext:value-type="string">
            <text:p>_nine_</text:p>
          </table:table-cell>
          <table:table-cell table:style-name="ce240" office:value-type="string" calcext:value-type="string">
            <text:p>_wool_</text:p>
          </table:table-cell>
          <table:table-cell table:style-name="ce240" office:value-type="string" calcext:value-type="string">
            <text:p>_map_</text:p>
          </table:table-cell>
          <table:table-cell table:style-name="ce240" office:value-type="string" calcext:value-type="string">
            <text:p>_hat_</text:p>
          </table:table-cell>
          <table:table-cell table:style-name="ce240" office:value-type="string" calcext:value-type="string">
            <text:p>_neon_</text:p>
          </table:table-cell>
          <table:table-cell table:style-name="ce240" office:value-type="string" calcext:value-type="string">
            <text:p>_dye_</text:p>
          </table:table-cell>
          <table:table-cell table:style-name="ce240" office:value-type="string" calcext:value-type="string">
            <text:p>_user_</text:p>
          </table:table-cell>
          <table:table-cell table:style-name="ce247" office:value-type="string" calcext:value-type="string">
            <text:p>_cyan_</text:p>
          </table:table-cell>
          <table:table-cell table:style-name="ce240" office:value-type="string" calcext:value-type="string">
            <text:p>_verify_</text:p>
          </table:table-cell>
          <table:table-cell table:style-name="ce240" office:value-type="string" calcext:value-type="string">
            <text:p>_board_</text:p>
          </table:table-cell>
          <table:table-cell table:style-name="ce240" office:value-type="string" calcext:value-type="string">
            <text:p>_point_</text:p>
          </table:table-cell>
          <table:table-cell table:style-name="ce240" office:value-type="string" calcext:value-type="string">
            <text:p>_shock_</text:p>
          </table:table-cell>
          <table:table-cell table:style-name="ce240" office:value-type="string" calcext:value-type="string">
            <text:p>_umbrella_</text:p>
          </table:table-cell>
          <table:table-cell table:style-name="ce240" office:value-type="string" calcext:value-type="string">
            <text:p>_curtain_</text:p>
          </table:table-cell>
          <table:table-cell table:style-name="ce240" office:value-type="string" calcext:value-type="string">
            <text:p>_scene_</text:p>
          </table:table-cell>
          <table:table-cell table:style-name="ce240" office:value-type="string" calcext:value-type="string">
            <text:p>_requirement_</text:p>
          </table:table-cell>
          <table:table-cell table:style-name="ce247" office:value-type="string" calcext:value-type="string">
            <text:p>_slow_</text:p>
          </table:table-cell>
          <table:table-cell table:style-name="ce247" office:value-type="string" calcext:value-type="string">
            <text:p>_pass_</text:p>
          </table:table-cell>
          <table:table-cell table:style-name="ce247" office:value-type="string" calcext:value-type="string">
            <text:p>_let_</text:p>
          </table:table-cell>
          <table:table-cell table:style-name="ce247" office:value-type="string" calcext:value-type="string">
            <text:p>_cable_</text:p>
          </table:table-cell>
          <table:table-cell table:style-name="ce240" office:value-type="string" calcext:value-type="string">
            <text:p>_wide_</text:p>
          </table:table-cell>
          <table:table-cell table:style-name="ce240" office:value-type="string" calcext:value-type="string">
            <text:p>_contract_</text:p>
          </table:table-cell>
          <table:table-cell table:style-name="ce240" office:value-type="string" calcext:value-type="string">
            <text:p>_tie_</text:p>
          </table:table-cell>
          <table:table-cell table:style-name="ce240" office:value-type="string" calcext:value-type="string">
            <text:p>_bar_</text:p>
          </table:table-cell>
          <table:table-cell table:style-name="ce240" office:value-type="string" calcext:value-type="string">
            <text:p>_torch_</text:p>
          </table:table-cell>
          <table:table-cell table:style-name="ce240" office:value-type="string" calcext:value-type="string">
            <text:p>_frequency_</text:p>
          </table:table-cell>
          <table:table-cell table:style-name="ce247" office:value-type="string" calcext:value-type="string">
            <text:p>_mark_</text:p>
          </table:table-cell>
          <table:table-cell table:style-name="ce247" office:value-type="string" calcext:value-type="string">
            <text:p>_sculpture_</text:p>
          </table:table-cell>
          <table:table-cell table:style-name="ce240" office:value-type="string" calcext:value-type="string">
            <text:p>_asymmetry_</text:p>
          </table:table-cell>
          <table:table-cell table:style-name="ce247" office:value-type="string" calcext:value-type="string">
            <text:p>_strand_</text:p>
          </table:table-cell>
          <table:table-cell table:style-name="ce240" office:value-type="string" calcext:value-type="string">
            <text:p>_lift_</text:p>
          </table:table-cell>
          <table:table-cell table:style-name="ce240" office:value-type="string" calcext:value-type="string">
            <text:p>_blow_</text:p>
          </table:table-cell>
          <table:table-cell table:style-name="ce240" office:value-type="string" calcext:value-type="string">
            <text:p>_service_</text:p>
          </table:table-cell>
          <table:table-cell table:style-name="ce240" office:value-type="string" calcext:value-type="string">
            <text:p>_ever_</text:p>
          </table:table-cell>
          <table:table-cell table:style-name="ce247" office:value-type="string" calcext:value-type="string">
            <text:p>_busy_</text:p>
          </table:table-cell>
          <table:table-cell table:style-name="ce247" office:value-type="string" calcext:value-type="string">
            <text:p>_story_</text:p>
          </table:table-cell>
          <table:table-cell table:style-name="ce247" office:value-type="string" calcext:value-type="string">
            <text:p>_body_</text:p>
          </table:table-cell>
          <table:table-cell table:style-name="ce247" office:value-type="string" calcext:value-type="string">
            <text:p>_jug_</text:p>
          </table:table-cell>
          <table:table-cell table:style-name="ce247" office:value-type="string" calcext:value-type="string">
            <text:p>_syrup_</text:p>
          </table:table-cell>
          <table:table-cell table:style-name="ce240" office:value-type="string" calcext:value-type="string">
            <text:p>_announce_</text:p>
          </table:table-cell>
          <table:table-cell table:style-name="ce240" office:value-type="string" calcext:value-type="string">
            <text:p>_replicate_</text:p>
          </table:table-cell>
          <table:table-cell table:style-name="ce240" office:value-type="string" calcext:value-type="string">
            <text:p>_flight_</text:p>
          </table:table-cell>
          <table:table-cell table:style-name="ce240" office:value-type="string" calcext:value-type="string">
            <text:p>_affair_</text:p>
          </table:table-cell>
          <table:table-cell table:style-name="ce240" office:value-type="string" calcext:value-type="string">
            <text:p>_leap_</text:p>
          </table:table-cell>
          <table:table-cell table:style-name="ce240" office:value-type="string" calcext:value-type="string">
            <text:p>_once_</text:p>
          </table:table-cell>
          <table:table-cell table:style-name="ce240" office:value-type="string" calcext:value-type="string">
            <text:p>_sum_</text:p>
          </table:table-cell>
          <table:table-cell table:style-name="ce240" office:value-type="string" calcext:value-type="string">
            <text:p>_ago_</text:p>
          </table:table-cell>
          <table:table-cell table:style-name="ce247" office:value-type="string" calcext:value-type="string">
            <text:p>_ask_</text:p>
          </table:table-cell>
          <table:table-cell table:style-name="ce240" table:number-columns-repeated="32"/>
          <table:table-cell table:style-name="ce256" office:value-type="string" calcext:value-type="string">
            <text:p>_crash_</text:p>
          </table:table-cell>
          <table:table-cell table:style-name="ce247" office:value-type="string" calcext:value-type="string">
            <text:p>_enhance_</text:p>
          </table:table-cell>
          <table:table-cell table:style-name="ce256" office:value-type="string" calcext:value-type="string">
            <text:p>_miracle_</text:p>
          </table:table-cell>
          <table:table-cell table:style-name="ce240" table:number-columns-repeated="16"/>
          <table:table-cell table:style-name="ce256" office:value-type="string" calcext:value-type="string">
            <text:p>_shop_</text:p>
          </table:table-cell>
          <table:table-cell table:style-name="ce247" office:value-type="string" calcext:value-type="string">
            <text:p>_obvious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countable</text:p>
          </table:table-cell>
          <table:table-cell table:style-name="ce242" office:value-type="string" calcext:value-type="string">
            <text:p>_scope_</text:p>
          </table:table-cell>
          <table:table-cell table:style-name="ce247" office:value-type="string" calcext:value-type="string">
            <text:p>_tap_</text:p>
          </table:table-cell>
          <table:table-cell table:style-name="ce240" office:value-type="string" calcext:value-type="string">
            <text:p>_road_</text:p>
          </table:table-cell>
          <table:table-cell table:style-name="ce240" office:value-type="string" calcext:value-type="string">
            <text:p>_eight_</text:p>
          </table:table-cell>
          <table:table-cell table:style-name="ce240" office:value-type="string" calcext:value-type="string">
            <text:p>_wealth_</text:p>
          </table:table-cell>
          <table:table-cell table:style-name="ce240" office:value-type="string" calcext:value-type="string">
            <text:p>_motion_</text:p>
          </table:table-cell>
          <table:table-cell table:style-name="ce240" office:value-type="string" calcext:value-type="string">
            <text:p>_half_</text:p>
          </table:table-cell>
          <table:table-cell table:style-name="ce240" office:value-type="string" calcext:value-type="string">
            <text:p>_note_</text:p>
          </table:table-cell>
          <table:table-cell table:style-name="ce240" office:value-type="string" calcext:value-type="string">
            <text:p>_drag_</text:p>
          </table:table-cell>
          <table:table-cell table:style-name="ce240" office:value-type="string" calcext:value-type="string">
            <text:p>_upper_</text:p>
          </table:table-cell>
          <table:table-cell table:style-name="ce247" office:value-type="string" calcext:value-type="string">
            <text:p>_cap_</text:p>
          </table:table-cell>
          <table:table-cell table:style-name="ce240" office:value-type="string" calcext:value-type="string">
            <text:p>_feature_</text:p>
          </table:table-cell>
          <table:table-cell table:style-name="ce240" office:value-type="string" calcext:value-type="string">
            <text:p>_page_</text:p>
          </table:table-cell>
          <table:table-cell table:style-name="ce240" office:value-type="string" calcext:value-type="string">
            <text:p>_base_</text:p>
          </table:table-cell>
          <table:table-cell table:style-name="ce240" office:value-type="string" calcext:value-type="string">
            <text:p>_greet_</text:p>
          </table:table-cell>
          <table:table-cell table:style-name="ce240" office:value-type="string" calcext:value-type="string">
            <text:p>_vintage_</text:p>
          </table:table-cell>
          <table:table-cell table:style-name="ce240" office:value-type="string" calcext:value-type="string">
            <text:p>_crawl_</text:p>
          </table:table-cell>
          <table:table-cell table:style-name="ce240" office:value-type="string" calcext:value-type="string">
            <text:p>_send_</text:p>
          </table:table-cell>
          <table:table-cell table:style-name="ce240" office:value-type="string" calcext:value-type="string">
            <text:p>_fair_</text:p>
          </table:table-cell>
          <table:table-cell table:style-name="ce247" office:value-type="string" calcext:value-type="string">
            <text:p>_launch_</text:p>
          </table:table-cell>
          <table:table-cell table:style-name="ce247" office:value-type="string" calcext:value-type="string">
            <text:p>_align_</text:p>
          </table:table-cell>
          <table:table-cell table:style-name="ce247" office:value-type="string" calcext:value-type="string">
            <text:p>_over_</text:p>
          </table:table-cell>
          <table:table-cell table:style-name="ce247" office:value-type="string" calcext:value-type="string">
            <text:p>_roof_</text:p>
          </table:table-cell>
          <table:table-cell table:style-name="ce240" office:value-type="string" calcext:value-type="string">
            <text:p>_esteem_</text:p>
          </table:table-cell>
          <table:table-cell table:style-name="ce240" office:value-type="string" calcext:value-type="string">
            <text:p>_scrip_</text:p>
          </table:table-cell>
          <table:table-cell table:style-name="ce240" office:value-type="string" calcext:value-type="string">
            <text:p>_genre_</text:p>
          </table:table-cell>
          <table:table-cell table:style-name="ce240" office:value-type="string" calcext:value-type="string">
            <text:p>_clean_</text:p>
          </table:table-cell>
          <table:table-cell table:style-name="ce240" office:value-type="string" calcext:value-type="string">
            <text:p>_dynamic_</text:p>
          </table:table-cell>
          <table:table-cell table:style-name="ce240" office:value-type="string" calcext:value-type="string">
            <text:p>_claim_</text:p>
          </table:table-cell>
          <table:table-cell table:style-name="ce247" office:value-type="string" calcext:value-type="string">
            <text:p>_monitor_</text:p>
          </table:table-cell>
          <table:table-cell table:style-name="ce247" office:value-type="string" calcext:value-type="string">
            <text:p>_cigar_</text:p>
          </table:table-cell>
          <table:table-cell table:style-name="ce240" office:value-type="string" calcext:value-type="string">
            <text:p>_assembly_</text:p>
          </table:table-cell>
          <table:table-cell table:style-name="ce247" office:value-type="string" calcext:value-type="string">
            <text:p>_stand_</text:p>
          </table:table-cell>
          <table:table-cell table:style-name="ce240" office:value-type="string" calcext:value-type="string">
            <text:p>_lobe_</text:p>
          </table:table-cell>
          <table:table-cell table:style-name="ce240" office:value-type="string" calcext:value-type="string">
            <text:p>_grass_</text:p>
          </table:table-cell>
          <table:table-cell table:style-name="ce240" office:value-type="string" calcext:value-type="string">
            <text:p>_out_</text:p>
          </table:table-cell>
          <table:table-cell table:style-name="ce240" office:value-type="string" calcext:value-type="string">
            <text:p>_stuck_</text:p>
          </table:table-cell>
          <table:table-cell table:style-name="ce247" office:value-type="string" calcext:value-type="string">
            <text:p>_you_</text:p>
          </table:table-cell>
          <table:table-cell table:style-name="ce247" office:value-type="string" calcext:value-type="string">
            <text:p>_furniture_</text:p>
          </table:table-cell>
          <table:table-cell table:style-name="ce247" office:value-type="string" calcext:value-type="string">
            <text:p>_candy_</text:p>
          </table:table-cell>
          <table:table-cell table:style-name="ce247" office:value-type="string" calcext:value-type="string">
            <text:p>_swing_</text:p>
          </table:table-cell>
          <table:table-cell table:style-name="ce247" office:value-type="string" calcext:value-type="string">
            <text:p>_library_</text:p>
          </table:table-cell>
          <table:table-cell table:style-name="ce240" office:value-type="string" calcext:value-type="string">
            <text:p>_express_</text:p>
          </table:table-cell>
          <table:table-cell table:style-name="ce240" office:value-type="string" calcext:value-type="string">
            <text:p>_taste_</text:p>
          </table:table-cell>
          <table:table-cell table:style-name="ce240" office:value-type="string" calcext:value-type="string">
            <text:p>_alternate_</text:p>
          </table:table-cell>
          <table:table-cell table:style-name="ce240" office:value-type="string" calcext:value-type="string">
            <text:p>_least_</text:p>
          </table:table-cell>
          <table:table-cell table:style-name="ce240" office:value-type="string" calcext:value-type="string">
            <text:p>_non_</text:p>
          </table:table-cell>
          <table:table-cell table:style-name="ce240" office:value-type="string" calcext:value-type="string">
            <text:p>_flow_</text:p>
          </table:table-cell>
          <table:table-cell table:style-name="ce240" office:value-type="string" calcext:value-type="string">
            <text:p>_clay_</text:p>
          </table:table-cell>
          <table:table-cell table:style-name="ce240" office:value-type="string" calcext:value-type="string">
            <text:p>_summary_</text:p>
          </table:table-cell>
          <table:table-cell table:style-name="ce247" office:value-type="string" calcext:value-type="string">
            <text:p>_parse_</text:p>
          </table:table-cell>
          <table:table-cell table:style-name="ce240" table:number-columns-repeated="32"/>
          <table:table-cell table:style-name="ce256" office:value-type="string" calcext:value-type="string">
            <text:p>_chemical_</text:p>
          </table:table-cell>
          <table:table-cell table:style-name="ce247" office:value-type="string" calcext:value-type="string">
            <text:p>_hotel_</text:p>
          </table:table-cell>
          <table:table-cell table:style-name="ce256" office:value-type="string" calcext:value-type="string">
            <text:p>_insult_</text:p>
          </table:table-cell>
          <table:table-cell table:style-name="ce240" table:number-columns-repeated="16"/>
          <table:table-cell table:style-name="ce256" office:value-type="string" calcext:value-type="string">
            <text:p>_ocean_</text:p>
          </table:table-cell>
          <table:table-cell table:style-name="ce247" office:value-type="string" calcext:value-type="string">
            <text:p>_different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segments</text:p>
          </table:table-cell>
          <table:table-cell table:style-name="ce242" office:value-type="string" calcext:value-type="string">
            <text:p>_phase_</text:p>
          </table:table-cell>
          <table:table-cell table:style-name="ce247" office:value-type="string" calcext:value-type="string">
            <text:p>_touch_</text:p>
          </table:table-cell>
          <table:table-cell table:style-name="ce240" office:value-type="string" calcext:value-type="string">
            <text:p>_risk_</text:p>
          </table:table-cell>
          <table:table-cell table:style-name="ce240" office:value-type="string" calcext:value-type="string">
            <text:p>_seven_</text:p>
          </table:table-cell>
          <table:table-cell table:style-name="ce240" office:value-type="string" calcext:value-type="string">
            <text:p>_wake_</text:p>
          </table:table-cell>
          <table:table-cell table:style-name="ce240" office:value-type="string" calcext:value-type="string">
            <text:p>_many_</text:p>
          </table:table-cell>
          <table:table-cell table:style-name="ce240" office:value-type="string" calcext:value-type="string">
            <text:p>_hang_</text:p>
          </table:table-cell>
          <table:table-cell table:style-name="ce240" office:value-type="string" calcext:value-type="string">
            <text:p>_nor_</text:p>
          </table:table-cell>
          <table:table-cell table:style-name="ce240" office:value-type="string" calcext:value-type="string">
            <text:p>_dim_</text:p>
          </table:table-cell>
          <table:table-cell table:style-name="ce240" office:value-type="string" calcext:value-type="string">
            <text:p>_um_</text:p>
          </table:table-cell>
          <table:table-cell table:style-name="ce247" office:value-type="string" calcext:value-type="string">
            <text:p>_cage_</text:p>
          </table:table-cell>
          <table:table-cell table:style-name="ce240" office:value-type="string" calcext:value-type="string">
            <text:p>_seize_</text:p>
          </table:table-cell>
          <table:table-cell table:style-name="ce240" office:value-type="string" calcext:value-type="string">
            <text:p>_traffic_</text:p>
          </table:table-cell>
          <table:table-cell table:style-name="ce240" office:value-type="string" calcext:value-type="string">
            <text:p>_check_</text:p>
          </table:table-cell>
          <table:table-cell table:style-name="ce240" office:value-type="string" calcext:value-type="string">
            <text:p>_fresh_</text:p>
          </table:table-cell>
          <table:table-cell table:style-name="ce240" office:value-type="string" calcext:value-type="string">
            <text:p>_port_</text:p>
          </table:table-cell>
          <table:table-cell table:style-name="ce240" office:value-type="string" calcext:value-type="string">
            <text:p>_clock_</text:p>
          </table:table-cell>
          <table:table-cell table:style-name="ce240" office:value-type="string" calcext:value-type="string">
            <text:p>_swap_</text:p>
          </table:table-cell>
          <table:table-cell table:style-name="ce240" office:value-type="string" calcext:value-type="string">
            <text:p>_friend_</text:p>
          </table:table-cell>
          <table:table-cell table:style-name="ce247" office:value-type="string" calcext:value-type="string">
            <text:p>_cream_</text:p>
          </table:table-cell>
          <table:table-cell table:style-name="ce247" office:value-type="string" calcext:value-type="string">
            <text:p>_pouch_</text:p>
          </table:table-cell>
          <table:table-cell table:style-name="ce247" office:value-type="string" calcext:value-type="string">
            <text:p>_route_</text:p>
          </table:table-cell>
          <table:table-cell table:style-name="ce247" office:value-type="string" calcext:value-type="string">
            <text:p>_gift_</text:p>
          </table:table-cell>
          <table:table-cell table:style-name="ce240" office:value-type="string" calcext:value-type="string">
            <text:p>_prior_</text:p>
          </table:table-cell>
          <table:table-cell table:style-name="ce240" office:value-type="string" calcext:value-type="string">
            <text:p>_slab_</text:p>
          </table:table-cell>
          <table:table-cell table:style-name="ce240" office:value-type="string" calcext:value-type="string">
            <text:p>_important_</text:p>
          </table:table-cell>
          <table:table-cell table:style-name="ce240" office:value-type="string" calcext:value-type="string">
            <text:p>_lead_</text:p>
          </table:table-cell>
          <table:table-cell table:style-name="ce240" office:value-type="string" calcext:value-type="string">
            <text:p>_cake_</text:p>
          </table:table-cell>
          <table:table-cell table:style-name="ce240" office:value-type="string" calcext:value-type="string">
            <text:p>_safe_</text:p>
          </table:table-cell>
          <table:table-cell table:style-name="ce247" office:value-type="string" calcext:value-type="string">
            <text:p>_fine_</text:p>
          </table:table-cell>
          <table:table-cell table:style-name="ce247" office:value-type="string" calcext:value-type="string">
            <text:p>_stamp_</text:p>
          </table:table-cell>
          <table:table-cell table:style-name="ce240" office:value-type="string" calcext:value-type="string">
            <text:p>_person_</text:p>
          </table:table-cell>
          <table:table-cell table:style-name="ce247" office:value-type="string" calcext:value-type="string">
            <text:p>_subject_</text:p>
          </table:table-cell>
          <table:table-cell table:style-name="ce240" office:value-type="string" calcext:value-type="string">
            <text:p>_race_</text:p>
          </table:table-cell>
          <table:table-cell table:style-name="ce240" office:value-type="string" calcext:value-type="string">
            <text:p>_maiden_</text:p>
          </table:table-cell>
          <table:table-cell table:style-name="ce240" office:value-type="string" calcext:value-type="string">
            <text:p>_opinion_</text:p>
          </table:table-cell>
          <table:table-cell table:style-name="ce240" office:value-type="string" calcext:value-type="string">
            <text:p>_mission_</text:p>
          </table:table-cell>
          <table:table-cell table:style-name="ce247" office:value-type="string" calcext:value-type="string">
            <text:p>_continue_</text:p>
          </table:table-cell>
          <table:table-cell table:style-name="ce247" office:value-type="string" calcext:value-type="string">
            <text:p>_jailer_</text:p>
          </table:table-cell>
          <table:table-cell table:style-name="ce247" office:value-type="string" calcext:value-type="string">
            <text:p>_Normandy_</text:p>
          </table:table-cell>
          <table:table-cell table:style-name="ce247" office:value-type="string" calcext:value-type="string">
            <text:p>_hatch_</text:p>
          </table:table-cell>
          <table:table-cell table:style-name="ce247" office:value-type="string" calcext:value-type="string">
            <text:p>_rail_</text:p>
          </table:table-cell>
          <table:table-cell table:style-name="ce240" office:value-type="string" calcext:value-type="string">
            <text:p>_agile_</text:p>
          </table:table-cell>
          <table:table-cell table:style-name="ce240" office:value-type="string" calcext:value-type="string">
            <text:p>_decision_</text:p>
          </table:table-cell>
          <table:table-cell table:style-name="ce240" office:value-type="string" calcext:value-type="string">
            <text:p>_welcome_</text:p>
          </table:table-cell>
          <table:table-cell table:style-name="ce240" office:value-type="string" calcext:value-type="string">
            <text:p>_search_</text:p>
          </table:table-cell>
          <table:table-cell table:style-name="ce240" office:value-type="string" calcext:value-type="string">
            <text:p>_for_</text:p>
          </table:table-cell>
          <table:table-cell table:style-name="ce240" office:value-type="string" calcext:value-type="string">
            <text:p>_tenure_</text:p>
          </table:table-cell>
          <table:table-cell table:style-name="ce240" office:value-type="string" calcext:value-type="string">
            <text:p>_trolley_</text:p>
          </table:table-cell>
          <table:table-cell table:style-name="ce240" office:value-type="string" calcext:value-type="string">
            <text:p>_turn_</text:p>
          </table:table-cell>
          <table:table-cell table:style-name="ce247" office:value-type="string" calcext:value-type="string">
            <text:p>_go_</text:p>
          </table:table-cell>
          <table:table-cell table:style-name="ce240" table:number-columns-repeated="32"/>
          <table:table-cell table:style-name="ce256" office:value-type="string" calcext:value-type="string">
            <text:p>_script_</text:p>
          </table:table-cell>
          <table:table-cell table:style-name="ce247" office:value-type="string" calcext:value-type="string">
            <text:p>_mascot_</text:p>
          </table:table-cell>
          <table:table-cell table:style-name="ce256" office:value-type="string" calcext:value-type="string">
            <text:p>_else_</text:p>
          </table:table-cell>
          <table:table-cell table:style-name="ce240" table:number-columns-repeated="16"/>
          <table:table-cell table:style-name="ce256" office:value-type="string" calcext:value-type="string">
            <text:p>_settle_</text:p>
          </table:table-cell>
          <table:table-cell table:style-name="ce247" office:value-type="string" calcext:value-type="string">
            <text:p>_receipt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where</text:p>
          </table:table-cell>
          <table:table-cell table:style-name="ce242" office:value-type="string" calcext:value-type="string">
            <text:p>_serve_</text:p>
          </table:table-cell>
          <table:table-cell table:style-name="ce247" office:value-type="string" calcext:value-type="string">
            <text:p>_type_</text:p>
          </table:table-cell>
          <table:table-cell table:style-name="ce240" office:value-type="string" calcext:value-type="string">
            <text:p>_rent_</text:p>
          </table:table-cell>
          <table:table-cell table:style-name="ce240" office:value-type="string" calcext:value-type="string">
            <text:p>_six_</text:p>
          </table:table-cell>
          <table:table-cell table:style-name="ce240" office:value-type="string" calcext:value-type="string">
            <text:p>_width_</text:p>
          </table:table-cell>
          <table:table-cell table:style-name="ce240" office:value-type="string" calcext:value-type="string">
            <text:p>_modern_</text:p>
          </table:table-cell>
          <table:table-cell table:style-name="ce240" office:value-type="string" calcext:value-type="string">
            <text:p>_hip_</text:p>
          </table:table-cell>
          <table:table-cell table:style-name="ce240" office:value-type="string" calcext:value-type="string">
            <text:p>_naive_</text:p>
          </table:table-cell>
          <table:table-cell table:style-name="ce240" office:value-type="string" calcext:value-type="string">
            <text:p>_daily_</text:p>
          </table:table-cell>
          <table:table-cell table:style-name="ce240" office:value-type="string" calcext:value-type="string">
            <text:p>_ulcer_</text:p>
          </table:table-cell>
          <table:table-cell table:style-name="ce247" office:value-type="string" calcext:value-type="string">
            <text:p>_compass_</text:p>
          </table:table-cell>
          <table:table-cell table:style-name="ce240" office:value-type="string" calcext:value-type="string">
            <text:p>_mandatory_</text:p>
          </table:table-cell>
          <table:table-cell table:style-name="ce240" office:value-type="string" calcext:value-type="string">
            <text:p>_whistle_</text:p>
          </table:table-cell>
          <table:table-cell table:style-name="ce240" office:value-type="string" calcext:value-type="string">
            <text:p>_break_</text:p>
          </table:table-cell>
          <table:table-cell table:style-name="ce240" office:value-type="string" calcext:value-type="string">
            <text:p>_rainbow_</text:p>
          </table:table-cell>
          <table:table-cell table:style-name="ce240" office:value-type="string" calcext:value-type="string">
            <text:p>_trace_</text:p>
          </table:table-cell>
          <table:table-cell table:style-name="ce240" office:value-type="string" calcext:value-type="string">
            <text:p>_cast_</text:p>
          </table:table-cell>
          <table:table-cell table:style-name="ce240" office:value-type="string" calcext:value-type="string">
            <text:p>_sit_</text:p>
          </table:table-cell>
          <table:table-cell table:style-name="ce240" office:value-type="string" calcext:value-type="string">
            <text:p>_puzzle_</text:p>
          </table:table-cell>
          <table:table-cell table:style-name="ce247" office:value-type="string" calcext:value-type="string">
            <text:p>_pile_</text:p>
          </table:table-cell>
          <table:table-cell table:style-name="ce247" office:value-type="string" calcext:value-type="string">
            <text:p>_insulate_</text:p>
          </table:table-cell>
          <table:table-cell table:style-name="ce247" office:value-type="string" calcext:value-type="string">
            <text:p>_symmetry_</text:p>
          </table:table-cell>
          <table:table-cell table:style-name="ce247" office:value-type="string" calcext:value-type="string">
            <text:p>_dish_</text:p>
          </table:table-cell>
          <table:table-cell table:style-name="ce240" office:value-type="string" calcext:value-type="string">
            <text:p>_middle_</text:p>
          </table:table-cell>
          <table:table-cell table:style-name="ce240" office:value-type="string" calcext:value-type="string">
            <text:p>_split_</text:p>
          </table:table-cell>
          <table:table-cell table:style-name="ce240" office:value-type="string" calcext:value-type="string">
            <text:p>_catch_</text:p>
          </table:table-cell>
          <table:table-cell table:style-name="ce240" office:value-type="string" calcext:value-type="string">
            <text:p>_special_</text:p>
          </table:table-cell>
          <table:table-cell table:style-name="ce240" office:value-type="string" calcext:value-type="string">
            <text:p>_action_</text:p>
          </table:table-cell>
          <table:table-cell table:style-name="ce240" office:value-type="string" calcext:value-type="string">
            <text:p>_bat_</text:p>
          </table:table-cell>
          <table:table-cell table:style-name="ce247" office:value-type="string" calcext:value-type="string">
            <text:p>_force_</text:p>
          </table:table-cell>
          <table:table-cell table:style-name="ce247" office:value-type="string" calcext:value-type="string">
            <text:p>_algorithm_</text:p>
          </table:table-cell>
          <table:table-cell table:style-name="ce240" office:value-type="string" calcext:value-type="string">
            <text:p>_blend_</text:p>
          </table:table-cell>
          <table:table-cell table:style-name="ce247" office:value-type="string" calcext:value-type="string">
            <text:p>_roast_</text:p>
          </table:table-cell>
          <table:table-cell table:style-name="ce240" office:value-type="string" calcext:value-type="string">
            <text:p>_hire_</text:p>
          </table:table-cell>
          <table:table-cell table:style-name="ce240" office:value-type="string" calcext:value-type="string">
            <text:p>_pearl_</text:p>
          </table:table-cell>
          <table:table-cell table:style-name="ce240" office:value-type="string" calcext:value-type="string">
            <text:p>_barricade_</text:p>
          </table:table-cell>
          <table:table-cell table:style-name="ce240" office:value-type="string" calcext:value-type="string">
            <text:p>_add_</text:p>
          </table:table-cell>
          <table:table-cell table:style-name="ce247" office:value-type="string" calcext:value-type="string">
            <text:p>_history_</text:p>
          </table:table-cell>
          <table:table-cell table:style-name="ce247" office:value-type="string" calcext:value-type="string">
            <text:p>_ordinate_</text:p>
          </table:table-cell>
          <table:table-cell table:style-name="ce247" office:value-type="string" calcext:value-type="string">
            <text:p>_further_</text:p>
          </table:table-cell>
          <table:table-cell table:style-name="ce247" office:value-type="string" calcext:value-type="string">
            <text:p>_hook_</text:p>
          </table:table-cell>
          <table:table-cell table:style-name="ce247" office:value-type="string" calcext:value-type="string">
            <text:p>_jute_</text:p>
          </table:table-cell>
          <table:table-cell table:style-name="ce240" office:value-type="string" calcext:value-type="string">
            <text:p>_leave_</text:p>
          </table:table-cell>
          <table:table-cell table:style-name="ce240" office:value-type="string" calcext:value-type="string">
            <text:p>_dice_</text:p>
          </table:table-cell>
          <table:table-cell table:style-name="ce240" office:value-type="string" calcext:value-type="string">
            <text:p>_missile_</text:p>
          </table:table-cell>
          <table:table-cell table:style-name="ce240" office:value-type="string" calcext:value-type="string">
            <text:p>_fuel_</text:p>
          </table:table-cell>
          <table:table-cell table:style-name="ce240" office:value-type="string" calcext:value-type="string">
            <text:p>_age_</text:p>
          </table:table-cell>
          <table:table-cell table:style-name="ce240" office:value-type="string" calcext:value-type="string">
            <text:p>_agent_</text:p>
          </table:table-cell>
          <table:table-cell table:style-name="ce240" office:value-type="string" calcext:value-type="string">
            <text:p>_chimney_</text:p>
          </table:table-cell>
          <table:table-cell table:style-name="ce240" office:value-type="string" calcext:value-type="string">
            <text:p>_elect_</text:p>
          </table:table-cell>
          <table:table-cell table:style-name="ce247" office:value-type="string" calcext:value-type="string">
            <text:p>_file_</text:p>
          </table:table-cell>
          <table:table-cell table:style-name="ce240" table:number-columns-repeated="32"/>
          <table:table-cell table:style-name="ce256" office:value-type="string" calcext:value-type="string">
            <text:p>_glitch_</text:p>
          </table:table-cell>
          <table:table-cell table:style-name="ce247" office:value-type="string" calcext:value-type="string">
            <text:p>_material_</text:p>
          </table:table-cell>
          <table:table-cell table:style-name="ce256" office:value-type="string" calcext:value-type="string">
            <text:p>_answer_</text:p>
          </table:table-cell>
          <table:table-cell table:style-name="ce240" table:number-columns-repeated="16"/>
          <table:table-cell table:style-name="ce256" office:value-type="string" calcext:value-type="string">
            <text:p>_separate_</text:p>
          </table:table-cell>
          <table:table-cell table:style-name="ce247" office:value-type="string" calcext:value-type="string">
            <text:p>_understand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it</text:p>
          </table:table-cell>
          <table:table-cell table:style-name="ce242" office:value-type="string" calcext:value-type="string">
            <text:p>_academy_</text:p>
          </table:table-cell>
          <table:table-cell table:style-name="ce247" office:value-type="string" calcext:value-type="string">
            <text:p>_tool_</text:p>
          </table:table-cell>
          <table:table-cell table:style-name="ce240" office:value-type="string" calcext:value-type="string">
            <text:p>_rush_</text:p>
          </table:table-cell>
          <table:table-cell table:style-name="ce240" office:value-type="string" calcext:value-type="string">
            <text:p>_five_</text:p>
          </table:table-cell>
          <table:table-cell table:style-name="ce240" office:value-type="string" calcext:value-type="string">
            <text:p>_week_</text:p>
          </table:table-cell>
          <table:table-cell table:style-name="ce240" office:value-type="string" calcext:value-type="string">
            <text:p>_match_</text:p>
          </table:table-cell>
          <table:table-cell table:style-name="ce240" office:value-type="string" calcext:value-type="string">
            <text:p>_hive_</text:p>
          </table:table-cell>
          <table:table-cell table:style-name="ce240" office:value-type="string" calcext:value-type="string">
            <text:p>_nice_</text:p>
          </table:table-cell>
          <table:table-cell table:style-name="ce240" office:value-type="string" calcext:value-type="string">
            <text:p>_draft_</text:p>
          </table:table-cell>
          <table:table-cell table:style-name="ce240" office:value-type="string" calcext:value-type="string">
            <text:p>_uranium_</text:p>
          </table:table-cell>
          <table:table-cell table:style-name="ce247" office:value-type="string" calcext:value-type="string">
            <text:p>_come_</text:p>
          </table:table-cell>
          <table:table-cell table:style-name="ce240" office:value-type="string" calcext:value-type="string">
            <text:p>_extra_</text:p>
          </table:table-cell>
          <table:table-cell table:style-name="ce240" office:value-type="string" calcext:value-type="string">
            <text:p>_prime_</text:p>
          </table:table-cell>
          <table:table-cell table:style-name="ce240" office:value-type="string" calcext:value-type="string">
            <text:p>_state_</text:p>
          </table:table-cell>
          <table:table-cell table:style-name="ce240" office:value-type="string" calcext:value-type="string">
            <text:p>_specimen_</text:p>
          </table:table-cell>
          <table:table-cell table:style-name="ce240" office:value-type="string" calcext:value-type="string">
            <text:p>_little_</text:p>
          </table:table-cell>
          <table:table-cell table:style-name="ce240" office:value-type="string" calcext:value-type="string">
            <text:p>_compound_</text:p>
          </table:table-cell>
          <table:table-cell table:style-name="ce240" office:value-type="string" calcext:value-type="string">
            <text:p>_shape_</text:p>
          </table:table-cell>
          <table:table-cell table:style-name="ce240" office:value-type="string" calcext:value-type="string">
            <text:p>_combine_</text:p>
          </table:table-cell>
          <table:table-cell table:style-name="ce247" office:value-type="string" calcext:value-type="string">
            <text:p>_kite_</text:p>
          </table:table-cell>
          <table:table-cell table:style-name="ce247" office:value-type="string" calcext:value-type="string">
            <text:p>_campus_</text:p>
          </table:table-cell>
          <table:table-cell table:style-name="ce247" office:value-type="string" calcext:value-type="string">
            <text:p>_range_</text:p>
          </table:table-cell>
          <table:table-cell table:style-name="ce247" office:value-type="string" calcext:value-type="string">
            <text:p>_channel_</text:p>
          </table:table-cell>
          <table:table-cell table:style-name="ce240" office:value-type="string" calcext:value-type="string">
            <text:p>_revive_</text:p>
          </table:table-cell>
          <table:table-cell table:style-name="ce240" office:value-type="string" calcext:value-type="string">
            <text:p>_class_</text:p>
          </table:table-cell>
          <table:table-cell table:style-name="ce240" office:value-type="string" calcext:value-type="string">
            <text:p>_instruct_</text:p>
          </table:table-cell>
          <table:table-cell table:style-name="ce240" office:value-type="string" calcext:value-type="string">
            <text:p>_grip_</text:p>
          </table:table-cell>
          <table:table-cell table:style-name="ce240" office:value-type="string" calcext:value-type="string">
            <text:p>_clutch_</text:p>
          </table:table-cell>
          <table:table-cell table:style-name="ce240" office:value-type="string" calcext:value-type="string">
            <text:p>_spin_</text:p>
          </table:table-cell>
          <table:table-cell table:style-name="ce247" office:value-type="string" calcext:value-type="string">
            <text:p>_element_</text:p>
          </table:table-cell>
          <table:table-cell table:style-name="ce247" office:value-type="string" calcext:value-type="string">
            <text:p>_radium_</text:p>
          </table:table-cell>
          <table:table-cell table:style-name="ce240" office:value-type="string" calcext:value-type="string">
            <text:p>_nation_</text:p>
          </table:table-cell>
          <table:table-cell table:style-name="ce247" office:value-type="string" calcext:value-type="string">
            <text:p>_fort_</text:p>
          </table:table-cell>
          <table:table-cell table:style-name="ce240" office:value-type="string" calcext:value-type="string">
            <text:p>_carousel_</text:p>
          </table:table-cell>
          <table:table-cell table:style-name="ce240" office:value-type="string" calcext:value-type="string">
            <text:p>_excess_</text:p>
          </table:table-cell>
          <table:table-cell table:style-name="ce240" office:value-type="string" calcext:value-type="string">
            <text:p>_poison_</text:p>
          </table:table-cell>
          <table:table-cell table:style-name="ce240" office:value-type="string" calcext:value-type="string">
            <text:p>_flop_</text:p>
          </table:table-cell>
          <table:table-cell table:style-name="ce247" office:value-type="string" calcext:value-type="string">
            <text:p>_make_</text:p>
          </table:table-cell>
          <table:table-cell table:style-name="ce247" office:value-type="string" calcext:value-type="string">
            <text:p>_prism_</text:p>
          </table:table-cell>
          <table:table-cell table:style-name="ce247" office:value-type="string" calcext:value-type="string">
            <text:p>_winner_</text:p>
          </table:table-cell>
          <table:table-cell table:style-name="ce247" office:value-type="string" calcext:value-type="string">
            <text:p>_lane_</text:p>
          </table:table-cell>
          <table:table-cell table:style-name="ce247" office:value-type="string" calcext:value-type="string">
            <text:p>_tiffin_</text:p>
          </table:table-cell>
          <table:table-cell table:style-name="ce240" office:value-type="string" calcext:value-type="string">
            <text:p>_find_</text:p>
          </table:table-cell>
          <table:table-cell table:style-name="ce240" office:value-type="string" calcext:value-type="string">
            <text:p>_account_</text:p>
          </table:table-cell>
          <table:table-cell table:style-name="ce240" office:value-type="string" calcext:value-type="string">
            <text:p>_index_</text:p>
          </table:table-cell>
          <table:table-cell table:style-name="ce240" office:value-type="string" calcext:value-type="string">
            <text:p>_amplify_</text:p>
          </table:table-cell>
          <table:table-cell table:style-name="ce240" office:value-type="string" calcext:value-type="string">
            <text:p>_few_</text:p>
          </table:table-cell>
          <table:table-cell table:style-name="ce240" office:value-type="string" calcext:value-type="string">
            <text:p>_plastic_</text:p>
          </table:table-cell>
          <table:table-cell table:style-name="ce240" office:value-type="string" calcext:value-type="string">
            <text:p>_visit_</text:p>
          </table:table-cell>
          <table:table-cell table:style-name="ce240" office:value-type="string" calcext:value-type="string">
            <text:p>_judge_</text:p>
          </table:table-cell>
          <table:table-cell table:style-name="ce247" office:value-type="string" calcext:value-type="string">
            <text:p>_bottle_</text:p>
          </table:table-cell>
          <table:table-cell table:style-name="ce240" table:number-columns-repeated="32"/>
          <table:table-cell table:style-name="ce256" office:value-type="string" calcext:value-type="string">
            <text:p>_field_</text:p>
          </table:table-cell>
          <table:table-cell table:style-name="ce247" office:value-type="string" calcext:value-type="string">
            <text:p>_log_</text:p>
          </table:table-cell>
          <table:table-cell table:style-name="ce256" office:value-type="string" calcext:value-type="string">
            <text:p>_sense_</text:p>
          </table:table-cell>
          <table:table-cell table:style-name="ce240" table:number-columns-repeated="16"/>
          <table:table-cell table:style-name="ce256" office:value-type="string" calcext:value-type="string">
            <text:p>_till_</text:p>
          </table:table-cell>
          <table:table-cell table:style-name="ce247" office:value-type="string" calcext:value-type="string">
            <text:p>_reply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gets</text:p>
          </table:table-cell>
          <table:table-cell table:style-name="ce242" office:value-type="string" calcext:value-type="string">
            <text:p>_vault_</text:p>
          </table:table-cell>
          <table:table-cell table:style-name="ce247" office:value-type="string" calcext:value-type="string">
            <text:p>_try_</text:p>
          </table:table-cell>
          <table:table-cell table:style-name="ce240" office:value-type="string" calcext:value-type="string">
            <text:p>_robot_</text:p>
          </table:table-cell>
          <table:table-cell table:style-name="ce240" office:value-type="string" calcext:value-type="string">
            <text:p>_four_</text:p>
          </table:table-cell>
          <table:table-cell table:style-name="ce240" office:value-type="string" calcext:value-type="string">
            <text:p>_weather_</text:p>
          </table:table-cell>
          <table:table-cell table:style-name="ce240" office:value-type="string" calcext:value-type="string">
            <text:p>_memory_</text:p>
          </table:table-cell>
          <table:table-cell table:style-name="ce240" office:value-type="string" calcext:value-type="string">
            <text:p>_heavy_</text:p>
          </table:table-cell>
          <table:table-cell table:style-name="ce240" office:value-type="string" calcext:value-type="string">
            <text:p>_now_</text:p>
          </table:table-cell>
          <table:table-cell table:style-name="ce240" office:value-type="string" calcext:value-type="string">
            <text:p>_dress_</text:p>
          </table:table-cell>
          <table:table-cell table:style-name="ce240" office:value-type="string" calcext:value-type="string">
            <text:p>_under_</text:p>
          </table:table-cell>
          <table:table-cell table:style-name="ce247" office:value-type="string" calcext:value-type="string">
            <text:p>_chain_</text:p>
          </table:table-cell>
          <table:table-cell table:style-name="ce240" office:value-type="string" calcext:value-type="string">
            <text:p>_device_</text:p>
          </table:table-cell>
          <table:table-cell table:style-name="ce240" office:value-type="string" calcext:value-type="string">
            <text:p>_oven_</text:p>
          </table:table-cell>
          <table:table-cell table:style-name="ce240" office:value-type="string" calcext:value-type="string">
            <text:p>_burn_</text:p>
          </table:table-cell>
          <table:table-cell table:style-name="ce240" office:value-type="string" calcext:value-type="string">
            <text:p>_antenna_</text:p>
          </table:table-cell>
          <table:table-cell table:style-name="ce240" office:value-type="string" calcext:value-type="string">
            <text:p>_circuit_</text:p>
          </table:table-cell>
          <table:table-cell table:style-name="ce240" office:value-type="string" calcext:value-type="string">
            <text:p>_chat_</text:p>
          </table:table-cell>
          <table:table-cell table:style-name="ce240" office:value-type="string" calcext:value-type="string">
            <text:p>_squad_</text:p>
          </table:table-cell>
          <table:table-cell table:style-name="ce240" office:value-type="string" calcext:value-type="string">
            <text:p>_factor_</text:p>
          </table:table-cell>
          <table:table-cell table:style-name="ce247" office:value-type="string" calcext:value-type="string">
            <text:p>_branch_</text:p>
          </table:table-cell>
          <table:table-cell table:style-name="ce247" office:value-type="string" calcext:value-type="string">
            <text:p>_sample_</text:p>
          </table:table-cell>
          <table:table-cell table:style-name="ce247" office:value-type="string" calcext:value-type="string">
            <text:p>_angel_</text:p>
          </table:table-cell>
          <table:table-cell table:style-name="ce247" office:value-type="string" calcext:value-type="string">
            <text:p>_light_</text:p>
          </table:table-cell>
          <table:table-cell table:style-name="ce240" office:value-type="string" calcext:value-type="string">
            <text:p>_identity_</text:p>
          </table:table-cell>
          <table:table-cell table:style-name="ce240" office:value-type="string" calcext:value-type="string">
            <text:p>_variety_</text:p>
          </table:table-cell>
          <table:table-cell table:style-name="ce240" office:value-type="string" calcext:value-type="string">
            <text:p>_pulse_</text:p>
          </table:table-cell>
          <table:table-cell table:style-name="ce240" office:value-type="string" calcext:value-type="string">
            <text:p>_blade_</text:p>
          </table:table-cell>
          <table:table-cell table:style-name="ce240" office:value-type="string" calcext:value-type="string">
            <text:p>_gap_</text:p>
          </table:table-cell>
          <table:table-cell table:style-name="ce240" office:value-type="string" calcext:value-type="string">
            <text:p>_control_</text:p>
          </table:table-cell>
          <table:table-cell table:style-name="ce247" office:value-type="string" calcext:value-type="string">
            <text:p>_start_</text:p>
          </table:table-cell>
          <table:table-cell table:style-name="ce247" office:value-type="string" calcext:value-type="string">
            <text:p>_aggregate_</text:p>
          </table:table-cell>
          <table:table-cell table:style-name="ce240" office:value-type="string" calcext:value-type="string">
            <text:p>_chit_</text:p>
          </table:table-cell>
          <table:table-cell table:style-name="ce247" office:value-type="string" calcext:value-type="string">
            <text:p>_tender_</text:p>
          </table:table-cell>
          <table:table-cell table:style-name="ce240" office:value-type="string" calcext:value-type="string">
            <text:p>_mellow_</text:p>
          </table:table-cell>
          <table:table-cell table:style-name="ce240" office:value-type="string" calcext:value-type="string">
            <text:p>_test_</text:p>
          </table:table-cell>
          <table:table-cell table:style-name="ce240" office:value-type="string" calcext:value-type="string">
            <text:p>_bomb_</text:p>
          </table:table-cell>
          <table:table-cell table:style-name="ce240" office:value-type="string" calcext:value-type="string">
            <text:p>_top_</text:p>
          </table:table-cell>
          <table:table-cell table:style-name="ce247" office:value-type="string" calcext:value-type="string">
            <text:p>_move_</text:p>
          </table:table-cell>
          <table:table-cell table:style-name="ce247" office:value-type="string" calcext:value-type="string">
            <text:p>_brigade_</text:p>
          </table:table-cell>
          <table:table-cell table:style-name="ce247" office:value-type="string" calcext:value-type="string">
            <text:p>_pulsar_</text:p>
          </table:table-cell>
          <table:table-cell table:style-name="ce247" office:value-type="string" calcext:value-type="string">
            <text:p>_tin-tin_</text:p>
          </table:table-cell>
          <table:table-cell table:style-name="ce247" office:value-type="string" calcext:value-type="string">
            <text:p>_tent_</text:p>
          </table:table-cell>
          <table:table-cell table:style-name="ce240" office:value-type="string" calcext:value-type="string">
            <text:p>_teach_</text:p>
          </table:table-cell>
          <table:table-cell table:style-name="ce240" office:value-type="string" calcext:value-type="string">
            <text:p>_recognise_</text:p>
          </table:table-cell>
          <table:table-cell table:style-name="ce240" office:value-type="string" calcext:value-type="string">
            <text:p>_screw_</text:p>
          </table:table-cell>
          <table:table-cell table:style-name="ce240" office:value-type="string" calcext:value-type="string">
            <text:p>_freeze_</text:p>
          </table:table-cell>
          <table:table-cell table:style-name="ce240" office:value-type="string" calcext:value-type="string">
            <text:p>_bare_</text:p>
          </table:table-cell>
          <table:table-cell table:style-name="ce240" office:value-type="string" calcext:value-type="string">
            <text:p>_yellow_</text:p>
          </table:table-cell>
          <table:table-cell table:style-name="ce240" office:value-type="string" calcext:value-type="string">
            <text:p>_address_</text:p>
          </table:table-cell>
          <table:table-cell table:style-name="ce240" office:value-type="string" calcext:value-type="string">
            <text:p>_while_</text:p>
          </table:table-cell>
          <table:table-cell table:style-name="ce247" office:value-type="string" calcext:value-type="string">
            <text:p>_condition_</text:p>
          </table:table-cell>
          <table:table-cell table:style-name="ce240" table:number-columns-repeated="32"/>
          <table:table-cell table:style-name="ce256" office:value-type="string" calcext:value-type="string">
            <text:p>_wizard_</text:p>
          </table:table-cell>
          <table:table-cell table:style-name="ce247" office:value-type="string" calcext:value-type="string">
            <text:p>_wind_</text:p>
          </table:table-cell>
          <table:table-cell table:style-name="ce256" office:value-type="string" calcext:value-type="string">
            <text:p>_conscience_</text:p>
          </table:table-cell>
          <table:table-cell table:style-name="ce240" table:number-columns-repeated="16"/>
          <table:table-cell table:style-name="ce256" office:value-type="string" calcext:value-type="string">
            <text:p>_resemble_</text:p>
          </table:table-cell>
          <table:table-cell table:style-name="ce247" office:value-type="string" calcext:value-type="string">
            <text:p>_buy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enough</text:p>
          </table:table-cell>
          <table:table-cell table:style-name="ce242" office:value-type="string" calcext:value-type="string">
            <text:p>_host_</text:p>
          </table:table-cell>
          <table:table-cell table:style-name="ce247" office:value-type="string" calcext:value-type="string">
            <text:p>_tree_</text:p>
          </table:table-cell>
          <table:table-cell table:style-name="ce240" office:value-type="string" calcext:value-type="string">
            <text:p>_row_</text:p>
          </table:table-cell>
          <table:table-cell table:style-name="ce240" office:value-type="string" calcext:value-type="string">
            <text:p>_three_</text:p>
          </table:table-cell>
          <table:table-cell table:style-name="ce240" office:value-type="string" calcext:value-type="string">
            <text:p>_wood_</text:p>
          </table:table-cell>
          <table:table-cell table:style-name="ce240" office:value-type="string" calcext:value-type="string">
            <text:p>_mono_</text:p>
          </table:table-cell>
          <table:table-cell table:style-name="ce240" office:value-type="string" calcext:value-type="string">
            <text:p>_hydro_</text:p>
          </table:table-cell>
          <table:table-cell table:style-name="ce240" office:value-type="string" calcext:value-type="string">
            <text:p>_nine_</text:p>
          </table:table-cell>
          <table:table-cell table:style-name="ce240" office:value-type="string" calcext:value-type="string">
            <text:p>_drama_</text:p>
          </table:table-cell>
          <table:table-cell table:style-name="ce240" office:value-type="string" calcext:value-type="string">
            <text:p>_union_</text:p>
          </table:table-cell>
          <table:table-cell table:style-name="ce247" office:value-type="string" calcext:value-type="string">
            <text:p>_case_</text:p>
          </table:table-cell>
          <table:table-cell table:style-name="ce240" office:value-type="string" calcext:value-type="string">
            <text:p>_system_</text:p>
          </table:table-cell>
          <table:table-cell table:style-name="ce240" office:value-type="string" calcext:value-type="string">
            <text:p>_lever_</text:p>
          </table:table-cell>
          <table:table-cell table:style-name="ce240" office:value-type="string" calcext:value-type="string">
            <text:p>_schedule_</text:p>
          </table:table-cell>
          <table:table-cell table:style-name="ce240" office:value-type="string" calcext:value-type="string">
            <text:p>_powder_</text:p>
          </table:table-cell>
          <table:table-cell table:style-name="ce240" office:value-type="string" calcext:value-type="string">
            <text:p>_finite_</text:p>
          </table:table-cell>
          <table:table-cell table:style-name="ce240" office:value-type="string" calcext:value-type="string">
            <text:p>_chunk_</text:p>
          </table:table-cell>
          <table:table-cell table:style-name="ce240" office:value-type="string" calcext:value-type="string">
            <text:p>_star_</text:p>
          </table:table-cell>
          <table:table-cell table:style-name="ce240" office:value-type="string" calcext:value-type="string">
            <text:p>_feature_</text:p>
          </table:table-cell>
          <table:table-cell table:style-name="ce247" office:value-type="string" calcext:value-type="string">
            <text:p>_tablet_</text:p>
          </table:table-cell>
          <table:table-cell table:style-name="ce247" office:value-type="string" calcext:value-type="string">
            <text:p>_kind_</text:p>
          </table:table-cell>
          <table:table-cell table:style-name="ce247" office:value-type="string" calcext:value-type="string">
            <text:p>_play_</text:p>
          </table:table-cell>
          <table:table-cell table:style-name="ce247" office:value-type="string" calcext:value-type="string">
            <text:p>_vehicle_</text:p>
          </table:table-cell>
          <table:table-cell table:style-name="ce240" office:value-type="string" calcext:value-type="string">
            <text:p>_table_</text:p>
          </table:table-cell>
          <table:table-cell table:style-name="ce240" office:value-type="string" calcext:value-type="string">
            <text:p>_bend_</text:p>
          </table:table-cell>
          <table:table-cell table:style-name="ce240" office:value-type="string" calcext:value-type="string">
            <text:p>_deuce_</text:p>
          </table:table-cell>
          <table:table-cell table:style-name="ce240" office:value-type="string" calcext:value-type="string">
            <text:p>_cue_</text:p>
          </table:table-cell>
          <table:table-cell table:style-name="ce240" office:value-type="string" calcext:value-type="string">
            <text:p>_sack_</text:p>
          </table:table-cell>
          <table:table-cell table:style-name="ce240" office:value-type="string" calcext:value-type="string">
            <text:p>_pay_</text:p>
          </table:table-cell>
          <table:table-cell table:style-name="ce247" office:value-type="string" calcext:value-type="string">
            <text:p>_aspect_</text:p>
          </table:table-cell>
          <table:table-cell table:style-name="ce247" office:value-type="string" calcext:value-type="string">
            <text:p>_Godzilla_</text:p>
          </table:table-cell>
          <table:table-cell table:style-name="ce240" office:value-type="string" calcext:value-type="string">
            <text:p>_detail_</text:p>
          </table:table-cell>
          <table:table-cell table:style-name="ce247" office:value-type="string" calcext:value-type="string">
            <text:p>_exist_</text:p>
          </table:table-cell>
          <table:table-cell table:style-name="ce240" office:value-type="string" calcext:value-type="string">
            <text:p>_candle_</text:p>
          </table:table-cell>
          <table:table-cell table:style-name="ce240" office:value-type="string" calcext:value-type="string">
            <text:p>_tag_</text:p>
          </table:table-cell>
          <table:table-cell table:style-name="ce240" office:value-type="string" calcext:value-type="string">
            <text:p>_heart_</text:p>
          </table:table-cell>
          <table:table-cell table:style-name="ce240" office:value-type="string" calcext:value-type="string">
            <text:p>_zone_</text:p>
          </table:table-cell>
          <table:table-cell table:style-name="ce247" office:value-type="string" calcext:value-type="string">
            <text:p>_ready_</text:p>
          </table:table-cell>
          <table:table-cell table:style-name="ce247" office:value-type="string" calcext:value-type="string">
            <text:p>_feed_</text:p>
          </table:table-cell>
          <table:table-cell table:style-name="ce247" office:value-type="string" calcext:value-type="string">
            <text:p>_bowler_</text:p>
          </table:table-cell>
          <table:table-cell table:style-name="ce247" office:value-type="string" calcext:value-type="string">
            <text:p>_mart_</text:p>
          </table:table-cell>
          <table:table-cell table:style-name="ce247" office:value-type="string" calcext:value-type="string">
            <text:p>_bin_</text:p>
          </table:table-cell>
          <table:table-cell table:style-name="ce240" office:value-type="string" calcext:value-type="string">
            <text:p>_internet_</text:p>
          </table:table-cell>
          <table:table-cell table:style-name="ce240" office:value-type="string" calcext:value-type="string">
            <text:p>_study_</text:p>
          </table:table-cell>
          <table:table-cell table:style-name="ce240" office:value-type="string" calcext:value-type="string">
            <text:p>_energy_</text:p>
          </table:table-cell>
          <table:table-cell table:style-name="ce240" office:value-type="string" calcext:value-type="string">
            <text:p>_cuboid_</text:p>
          </table:table-cell>
          <table:table-cell table:style-name="ce240" office:value-type="string" calcext:value-type="string">
            <text:p>_all_</text:p>
          </table:table-cell>
          <table:table-cell table:style-name="ce240" office:value-type="string" calcext:value-type="string">
            <text:p>_turbine_</text:p>
          </table:table-cell>
          <table:table-cell table:style-name="ce240" office:value-type="string" calcext:value-type="string">
            <text:p>_cabin_</text:p>
          </table:table-cell>
          <table:table-cell table:style-name="ce240" office:value-type="string" calcext:value-type="string">
            <text:p>_rhyme_</text:p>
          </table:table-cell>
          <table:table-cell table:style-name="ce247" office:value-type="string" calcext:value-type="string">
            <text:p>_difference_</text:p>
          </table:table-cell>
          <table:table-cell table:style-name="ce240" table:number-columns-repeated="32"/>
          <table:table-cell table:style-name="ce256" office:value-type="string" calcext:value-type="string">
            <text:p>_contest_</text:p>
          </table:table-cell>
          <table:table-cell table:style-name="ce247" office:value-type="string" calcext:value-type="string">
            <text:p>_minute_</text:p>
          </table:table-cell>
          <table:table-cell table:style-name="ce256" office:value-type="string" calcext:value-type="string">
            <text:p>_because_</text:p>
          </table:table-cell>
          <table:table-cell table:style-name="ce240" table:number-columns-repeated="16"/>
          <table:table-cell table:style-name="ce256" office:value-type="string" calcext:value-type="string">
            <text:p>_flat_</text:p>
          </table:table-cell>
          <table:table-cell table:style-name="ce247" office:value-type="string" calcext:value-type="string">
            <text:p>_prototype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flexibility</text:p>
          </table:table-cell>
          <table:table-cell table:style-name="ce242" office:value-type="string" calcext:value-type="string">
            <text:p>_event_</text:p>
          </table:table-cell>
          <table:table-cell table:style-name="ce247" office:value-type="string" calcext:value-type="string">
            <text:p>_tunnel_</text:p>
          </table:table-cell>
          <table:table-cell table:style-name="ce240" office:value-type="string" calcext:value-type="string">
            <text:p>_ramp_</text:p>
          </table:table-cell>
          <table:table-cell table:style-name="ce240" office:value-type="string" calcext:value-type="string">
            <text:p>_two_</text:p>
          </table:table-cell>
          <table:table-cell table:style-name="ce240" office:value-type="string" calcext:value-type="string">
            <text:p>_wonder_</text:p>
          </table:table-cell>
          <table:table-cell table:style-name="ce240" office:value-type="string" calcext:value-type="string">
            <text:p>_module_</text:p>
          </table:table-cell>
          <table:table-cell table:style-name="ce240" office:value-type="string" calcext:value-type="string">
            <text:p>_hence_</text:p>
          </table:table-cell>
          <table:table-cell table:style-name="ce240" office:value-type="string" calcext:value-type="string">
            <text:p>_new_</text:p>
          </table:table-cell>
          <table:table-cell table:style-name="ce240" office:value-type="string" calcext:value-type="string">
            <text:p>_date_</text:p>
          </table:table-cell>
          <table:table-cell table:style-name="ce240" office:value-type="string" calcext:value-type="string">
            <text:p>_Urdu_</text:p>
          </table:table-cell>
          <table:table-cell table:style-name="ce247" office:value-type="string" calcext:value-type="string">
            <text:p>_cup_</text:p>
          </table:table-cell>
          <table:table-cell table:style-name="ce240" office:value-type="string" calcext:value-type="string">
            <text:p>_use_</text:p>
          </table:table-cell>
          <table:table-cell table:style-name="ce240" office:value-type="string" calcext:value-type="string">
            <text:p>_token_</text:p>
          </table:table-cell>
          <table:table-cell table:style-name="ce240" office:value-type="string" calcext:value-type="string">
            <text:p>_packet_</text:p>
          </table:table-cell>
          <table:table-cell table:style-name="ce240" office:value-type="string" calcext:value-type="string">
            <text:p>_current_</text:p>
          </table:table-cell>
          <table:table-cell table:style-name="ce240" office:value-type="string" calcext:value-type="string">
            <text:p>_filter_</text:p>
          </table:table-cell>
          <table:table-cell table:style-name="ce240" office:value-type="string" calcext:value-type="string">
            <text:p>_choice_</text:p>
          </table:table-cell>
          <table:table-cell table:style-name="ce240" office:value-type="string" calcext:value-type="string">
            <text:p>_shield_</text:p>
          </table:table-cell>
          <table:table-cell table:style-name="ce240" office:value-type="string" calcext:value-type="string">
            <text:p>_calm_</text:p>
          </table:table-cell>
          <table:table-cell table:style-name="ce247" office:value-type="string" calcext:value-type="string">
            <text:p>_command_</text:p>
          </table:table-cell>
          <table:table-cell table:style-name="ce247" office:value-type="string" calcext:value-type="string">
            <text:p>_hash_</text:p>
          </table:table-cell>
          <table:table-cell table:style-name="ce247" office:value-type="string" calcext:value-type="string">
            <text:p>_trim_</text:p>
          </table:table-cell>
          <table:table-cell table:style-name="ce247" office:value-type="string" calcext:value-type="string">
            <text:p>_supply_</text:p>
          </table:table-cell>
          <table:table-cell table:style-name="ce240" office:value-type="string" calcext:value-type="string">
            <text:p>_gate_</text:p>
          </table:table-cell>
          <table:table-cell table:style-name="ce240" office:value-type="string" calcext:value-type="string">
            <text:p>_radio_</text:p>
          </table:table-cell>
          <table:table-cell table:style-name="ce240" office:value-type="string" calcext:value-type="string">
            <text:p>_signal_</text:p>
          </table:table-cell>
          <table:table-cell table:style-name="ce240" office:value-type="string" calcext:value-type="string">
            <text:p>_theory_</text:p>
          </table:table-cell>
          <table:table-cell table:style-name="ce240" office:value-type="string" calcext:value-type="string">
            <text:p>_call_</text:p>
          </table:table-cell>
          <table:table-cell table:style-name="ce240" office:value-type="string" calcext:value-type="string">
            <text:p>_sky_</text:p>
          </table:table-cell>
          <table:table-cell table:style-name="ce247" office:value-type="string" calcext:value-type="string">
            <text:p>_sentence_</text:p>
          </table:table-cell>
          <table:table-cell table:style-name="ce247" office:value-type="string" calcext:value-type="string">
            <text:p>_muslin_</text:p>
          </table:table-cell>
          <table:table-cell table:style-name="ce240" office:value-type="string" calcext:value-type="string">
            <text:p>_buffer_</text:p>
          </table:table-cell>
          <table:table-cell table:style-name="ce247" office:value-type="string" calcext:value-type="string">
            <text:p>_fork_</text:p>
          </table:table-cell>
          <table:table-cell table:style-name="ce240" office:value-type="string" calcext:value-type="string">
            <text:p>_coin_</text:p>
          </table:table-cell>
          <table:table-cell table:style-name="ce240" office:value-type="string" calcext:value-type="string">
            <text:p>_quick_</text:p>
          </table:table-cell>
          <table:table-cell table:style-name="ce240" office:value-type="string" calcext:value-type="string">
            <text:p>_hazard_</text:p>
          </table:table-cell>
          <table:table-cell table:style-name="ce240" office:value-type="string" calcext:value-type="string">
            <text:p>_actual_</text:p>
          </table:table-cell>
          <table:table-cell table:style-name="ce247" office:value-type="string" calcext:value-type="string">
            <text:p>_motive_</text:p>
          </table:table-cell>
          <table:table-cell table:style-name="ce247" office:value-type="string" calcext:value-type="string">
            <text:p>_ballot_</text:p>
          </table:table-cell>
          <table:table-cell table:style-name="ce247" office:value-type="string" calcext:value-type="string">
            <text:p>_murder_</text:p>
          </table:table-cell>
          <table:table-cell table:style-name="ce247" office:value-type="string" calcext:value-type="string">
            <text:p>_function_</text:p>
          </table:table-cell>
          <table:table-cell table:style-name="ce247" office:value-type="string" calcext:value-type="string">
            <text:p>_pot_</text:p>
          </table:table-cell>
          <table:table-cell table:style-name="ce240" office:value-type="string" calcext:value-type="string">
            <text:p>_curl_</text:p>
          </table:table-cell>
          <table:table-cell table:style-name="ce240" office:value-type="string" calcext:value-type="string">
            <text:p>_slate_</text:p>
          </table:table-cell>
          <table:table-cell table:style-name="ce240" office:value-type="string" calcext:value-type="string">
            <text:p>_offshore_</text:p>
          </table:table-cell>
          <table:table-cell table:style-name="ce240" office:value-type="string" calcext:value-type="string">
            <text:p>_aspire_</text:p>
          </table:table-cell>
          <table:table-cell table:style-name="ce240" office:value-type="string" calcext:value-type="string">
            <text:p>_old_</text:p>
          </table:table-cell>
          <table:table-cell table:style-name="ce240" office:value-type="string" calcext:value-type="string">
            <text:p>_source_</text:p>
          </table:table-cell>
          <table:table-cell table:style-name="ce240" office:value-type="string" calcext:value-type="string">
            <text:p>_victory_</text:p>
          </table:table-cell>
          <table:table-cell table:style-name="ce240" office:value-type="string" calcext:value-type="string">
            <text:p>_acquire_</text:p>
          </table:table-cell>
          <table:table-cell table:style-name="ce247" office:value-type="string" calcext:value-type="string">
            <text:p>_caution_</text:p>
          </table:table-cell>
          <table:table-cell table:style-name="ce240" table:number-columns-repeated="32"/>
          <table:table-cell table:style-name="ce256" office:value-type="string" calcext:value-type="string">
            <text:p>_glucose_</text:p>
          </table:table-cell>
          <table:table-cell table:style-name="ce247" office:value-type="string" calcext:value-type="string">
            <text:p>_parch_</text:p>
          </table:table-cell>
          <table:table-cell table:style-name="ce256" office:value-type="string" calcext:value-type="string">
            <text:p>_available_</text:p>
          </table:table-cell>
          <table:table-cell table:style-name="ce240" table:number-columns-repeated="16"/>
          <table:table-cell table:style-name="ce256" office:value-type="string" calcext:value-type="string">
            <text:p>_eclipse_</text:p>
          </table:table-cell>
          <table:table-cell table:style-name="ce247" office:value-type="string" calcext:value-type="string">
            <text:p>_mystery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to</text:p>
          </table:table-cell>
          <table:table-cell table:style-name="ce242" office:value-type="string" calcext:value-type="string">
            <text:p>_depict_</text:p>
          </table:table-cell>
          <table:table-cell table:style-name="ce248" office:value-type="string" calcext:value-type="string">
            <text:p>_toss_</text:p>
          </table:table-cell>
          <table:table-cell table:style-name="ce250" office:value-type="string" calcext:value-type="string">
            <text:p>_rocket_</text:p>
          </table:table-cell>
          <table:table-cell table:style-name="ce250" office:value-type="string" calcext:value-type="string">
            <text:p>_one_</text:p>
          </table:table-cell>
          <table:table-cell table:style-name="ce250" office:value-type="string" calcext:value-type="string">
            <text:p>_wrinkle_</text:p>
          </table:table-cell>
          <table:table-cell table:style-name="ce250" office:value-type="string" calcext:value-type="string">
            <text:p>_mini_</text:p>
          </table:table-cell>
          <table:table-cell table:style-name="ce250" office:value-type="string" calcext:value-type="string">
            <text:p>_hand_</text:p>
          </table:table-cell>
          <table:table-cell table:style-name="ce250" office:value-type="string" calcext:value-type="string">
            <text:p>_noun_</text:p>
          </table:table-cell>
          <table:table-cell table:style-name="ce250" office:value-type="string" calcext:value-type="string">
            <text:p>_door_</text:p>
          </table:table-cell>
          <table:table-cell table:style-name="ce250" office:value-type="string" calcext:value-type="string">
            <text:p>_up_</text:p>
          </table:table-cell>
          <table:table-cell table:style-name="ce248" office:value-type="string" calcext:value-type="string">
            <text:p>_cash_</text:p>
          </table:table-cell>
          <table:table-cell table:style-name="ce250" office:value-type="string" calcext:value-type="string">
            <text:p>_office_</text:p>
          </table:table-cell>
          <table:table-cell table:style-name="ce250" office:value-type="string" calcext:value-type="string">
            <text:p>_engine_</text:p>
          </table:table-cell>
          <table:table-cell table:style-name="ce250" office:value-type="string" calcext:value-type="string">
            <text:p>_degree_</text:p>
          </table:table-cell>
          <table:table-cell table:style-name="ce250" office:value-type="string" calcext:value-type="string">
            <text:p>_language_</text:p>
          </table:table-cell>
          <table:table-cell table:style-name="ce250" office:value-type="string" calcext:value-type="string">
            <text:p>_random_</text:p>
          </table:table-cell>
          <table:table-cell table:style-name="ce250" office:value-type="string" calcext:value-type="string">
            <text:p>_card_</text:p>
          </table:table-cell>
          <table:table-cell table:style-name="ce250" office:value-type="string" calcext:value-type="string">
            <text:p>_sector_</text:p>
          </table:table-cell>
          <table:table-cell table:style-name="ce250" office:value-type="string" calcext:value-type="string">
            <text:p>_job_</text:p>
          </table:table-cell>
          <table:table-cell table:style-name="ce248" office:value-type="string" calcext:value-type="string">
            <text:p>_target_</text:p>
          </table:table-cell>
          <table:table-cell table:style-name="ce247" office:value-type="string" calcext:value-type="string">
            <text:p>_organize_</text:p>
          </table:table-cell>
          <table:table-cell table:style-name="ce247" office:value-type="string" calcext:value-type="string">
            <text:p>_scroll_</text:p>
          </table:table-cell>
          <table:table-cell table:style-name="ce247" office:value-type="string" calcext:value-type="string">
            <text:p>_plant_</text:p>
          </table:table-cell>
          <table:table-cell table:style-name="ce240" office:value-type="string" calcext:value-type="string">
            <text:p>_company_</text:p>
          </table:table-cell>
          <table:table-cell table:style-name="ce240" office:value-type="string" calcext:value-type="string">
            <text:p>_ignore_</text:p>
          </table:table-cell>
          <table:table-cell table:style-name="ce240" office:value-type="string" calcext:value-type="string">
            <text:p>_even_</text:p>
          </table:table-cell>
          <table:table-cell table:style-name="ce240" office:value-type="string" calcext:value-type="string">
            <text:p>_other_</text:p>
          </table:table-cell>
          <table:table-cell table:style-name="ce240" office:value-type="string" calcext:value-type="string">
            <text:p>_see_</text:p>
          </table:table-cell>
          <table:table-cell table:style-name="ce240" office:value-type="string" calcext:value-type="string">
            <text:p>_college_</text:p>
          </table:table-cell>
          <table:table-cell table:style-name="ce247" office:value-type="string" calcext:value-type="string">
            <text:p>_work_</text:p>
          </table:table-cell>
          <table:table-cell table:style-name="ce247" office:value-type="string" calcext:value-type="string">
            <text:p>_probability_</text:p>
          </table:table-cell>
          <table:table-cell table:style-name="ce240" office:value-type="string" calcext:value-type="string">
            <text:p>_ski_</text:p>
          </table:table-cell>
          <table:table-cell table:style-name="ce248" office:value-type="string" calcext:value-type="string">
            <text:p>_salt_</text:p>
          </table:table-cell>
          <table:table-cell table:style-name="ce250" office:value-type="string" calcext:value-type="string">
            <text:p>_drink_</text:p>
          </table:table-cell>
          <table:table-cell table:style-name="ce250" office:value-type="string" calcext:value-type="string">
            <text:p>_war_</text:p>
          </table:table-cell>
          <table:table-cell table:style-name="ce250" office:value-type="string" calcext:value-type="string">
            <text:p>_anomaly_</text:p>
          </table:table-cell>
          <table:table-cell table:style-name="ce240" office:value-type="string" calcext:value-type="string">
            <text:p>_lot_</text:p>
          </table:table-cell>
          <table:table-cell table:style-name="ce247" office:value-type="string" calcext:value-type="string">
            <text:p>_distance_</text:p>
          </table:table-cell>
          <table:table-cell table:style-name="ce247" office:value-type="string" calcext:value-type="string">
            <text:p>_ash_</text:p>
          </table:table-cell>
          <table:table-cell table:style-name="ce247" office:value-type="string" calcext:value-type="string">
            <text:p>_stuff_</text:p>
          </table:table-cell>
          <table:table-cell table:style-name="ce248" office:value-type="string" calcext:value-type="string">
            <text:p>_exam_</text:p>
          </table:table-cell>
          <table:table-cell table:style-name="ce247" office:value-type="string" calcext:value-type="string">
            <text:p>_gas_</text:p>
          </table:table-cell>
          <table:table-cell table:style-name="ce240" office:value-type="string" calcext:value-type="string">
            <text:p>_drive_</text:p>
          </table:table-cell>
          <table:table-cell table:style-name="ce240" office:value-type="string" calcext:value-type="string">
            <text:p>_travel_</text:p>
          </table:table-cell>
          <table:table-cell table:style-name="ce240" office:value-type="string" calcext:value-type="string">
            <text:p>_record_</text:p>
          </table:table-cell>
          <table:table-cell table:style-name="ce240" office:value-type="string" calcext:value-type="string">
            <text:p>_faith_</text:p>
          </table:table-cell>
          <table:table-cell table:style-name="ce240" office:value-type="string" calcext:value-type="string">
            <text:p>_cool_</text:p>
          </table:table-cell>
          <table:table-cell table:style-name="ce240" office:value-type="string" calcext:value-type="string">
            <text:p>_root_</text:p>
          </table:table-cell>
          <table:table-cell table:style-name="ce240" office:value-type="string" calcext:value-type="string">
            <text:p>_west_</text:p>
          </table:table-cell>
          <table:table-cell table:style-name="ce240" office:value-type="string" calcext:value-type="string">
            <text:p>_dummy_</text:p>
          </table:table-cell>
          <table:table-cell table:style-name="ce247" office:value-type="string" calcext:value-type="string">
            <text:p>_tilt_</text:p>
          </table:table-cell>
          <table:table-cell table:style-name="ce240" table:number-columns-repeated="32"/>
          <table:table-cell table:style-name="ce256" office:value-type="string" calcext:value-type="string">
            <text:p>_generic_</text:p>
          </table:table-cell>
          <table:table-cell table:style-name="ce247" office:value-type="string" calcext:value-type="string">
            <text:p>_trend_</text:p>
          </table:table-cell>
          <table:table-cell table:style-name="ce256" office:value-type="string" calcext:value-type="string">
            <text:p>_both_</text:p>
          </table:table-cell>
          <table:table-cell table:style-name="ce240" table:number-columns-repeated="16"/>
          <table:table-cell table:style-name="ce256" office:value-type="string" calcext:value-type="string">
            <text:p>_loyal_</text:p>
          </table:table-cell>
          <table:table-cell table:style-name="ce247" office:value-type="string" calcext:value-type="string">
            <text:p>_attract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forward</text:p>
          </table:table-cell>
          <table:table-cell table:style-name="ce242" office:value-type="string" calcext:value-type="string">
            <text:p>_reimburse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recent_</text:p>
          </table:table-cell>
          <table:table-cell table:style-name="ce247" office:value-type="string" calcext:value-type="string">
            <text:p>_thread_</text:p>
          </table:table-cell>
          <table:table-cell table:style-name="ce247" office:value-type="string" calcext:value-type="string">
            <text:p>_fridge_</text:p>
          </table:table-cell>
          <table:table-cell table:style-name="ce240" office:value-type="string" calcext:value-type="string">
            <text:p>_policy_</text:p>
          </table:table-cell>
          <table:table-cell table:style-name="ce240" office:value-type="string" calcext:value-type="string">
            <text:p>_Meg_</text:p>
          </table:table-cell>
          <table:table-cell table:style-name="ce240" office:value-type="string" calcext:value-type="string">
            <text:p>_skill_</text:p>
          </table:table-cell>
          <table:table-cell table:style-name="ce240" office:value-type="string" calcext:value-type="string">
            <text:p>_copper_</text:p>
          </table:table-cell>
          <table:table-cell table:style-name="ce240" office:value-type="string" calcext:value-type="string">
            <text:p>_mirror_</text:p>
          </table:table-cell>
          <table:table-cell table:style-name="ce240" office:value-type="string" calcext:value-type="string">
            <text:p>_tweet_</text:p>
          </table:table-cell>
          <table:table-cell table:style-name="ce247" office:value-type="string" calcext:value-type="string">
            <text:p>_lamp_</text:p>
          </table:table-cell>
          <table:table-cell table:style-name="ce247" office:value-type="string" calcext:value-type="string">
            <text:p>_young_</text:p>
          </table:table-cell>
          <table:table-cell table:style-name="ce247" office:value-type="string" calcext:value-type="string">
            <text:p>_omelette_</text:p>
          </table:table-cell>
          <table:table-cell table:style-name="ce240" table:number-columns-repeated="4"/>
          <table:table-cell table:style-name="ce254" office:value-type="string" calcext:value-type="string">
            <text:p>_gear_</text:p>
          </table:table-cell>
          <table:table-cell table:style-name="ce247" office:value-type="string" calcext:value-type="string">
            <text:p>_open_</text:p>
          </table:table-cell>
          <table:table-cell table:style-name="ce247" office:value-type="string" calcext:value-type="string">
            <text:p>_comic_</text:p>
          </table:table-cell>
          <table:table-cell table:style-name="ce247" office:value-type="string" calcext:value-type="string">
            <text:p>_stiff_</text:p>
          </table:table-cell>
          <table:table-cell table:style-name="ce240"/>
          <table:table-cell table:style-name="ce256" office:value-type="string" calcext:value-type="string">
            <text:p>_stove_</text:p>
          </table:table-cell>
          <table:table-cell table:style-name="ce240" office:value-type="string" calcext:value-type="string">
            <text:p>_support_</text:p>
          </table:table-cell>
          <table:table-cell table:style-name="ce240" office:value-type="string" calcext:value-type="string">
            <text:p>_moment_</text:p>
          </table:table-cell>
          <table:table-cell table:style-name="ce240" office:value-type="string" calcext:value-type="string">
            <text:p>_party_</text:p>
          </table:table-cell>
          <table:table-cell table:style-name="ce240" office:value-type="string" calcext:value-type="string">
            <text:p>_but_</text:p>
          </table:table-cell>
          <table:table-cell table:style-name="ce240" office:value-type="string" calcext:value-type="string">
            <text:p>_air_</text:p>
          </table:table-cell>
          <table:table-cell table:style-name="ce240" office:value-type="string" calcext:value-type="string">
            <text:p>_canteen_</text:p>
          </table:table-cell>
          <table:table-cell table:style-name="ce240" office:value-type="string" calcext:value-type="string">
            <text:p>_organ_</text:p>
          </table:table-cell>
          <table:table-cell table:style-name="ce240" office:value-type="string" calcext:value-type="string">
            <text:p>_tray_</text:p>
          </table:table-cell>
          <table:table-cell table:style-name="ce247" office:value-type="string" calcext:value-type="string">
            <text:p>_sprinkle_</text:p>
          </table:table-cell>
          <table:table-cell table:style-name="ce240" table:number-columns-repeated="32"/>
          <table:table-cell table:style-name="ce256" office:value-type="string" calcext:value-type="string">
            <text:p>_boat_</text:p>
          </table:table-cell>
          <table:table-cell table:style-name="ce247" office:value-type="string" calcext:value-type="string">
            <text:p>_handshake_</text:p>
          </table:table-cell>
          <table:table-cell table:style-name="ce256" office:value-type="string" calcext:value-type="string">
            <text:p>_catalogue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aerial_</text:p>
          </table:table-cell>
          <table:table-cell table:style-name="ce247" office:value-type="string" calcext:value-type="string">
            <text:p>_total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any</text:p>
          </table:table-cell>
          <table:table-cell table:style-name="ce242" office:value-type="string" calcext:value-type="string">
            <text:p>_snap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active_</text:p>
          </table:table-cell>
          <table:table-cell table:style-name="ce247" office:value-type="string" calcext:value-type="string">
            <text:p>_attribute_</text:p>
          </table:table-cell>
          <table:table-cell table:style-name="ce247" office:value-type="string" calcext:value-type="string">
            <text:p>_halt_</text:p>
          </table:table-cell>
          <table:table-cell table:style-name="ce240" office:value-type="string" calcext:value-type="string">
            <text:p>_blank_</text:p>
          </table:table-cell>
          <table:table-cell table:style-name="ce240" office:value-type="string" calcext:value-type="string">
            <text:p>_aviation_</text:p>
          </table:table-cell>
          <table:table-cell table:style-name="ce240" office:value-type="string" calcext:value-type="string">
            <text:p>_book_</text:p>
          </table:table-cell>
          <table:table-cell table:style-name="ce240" office:value-type="string" calcext:value-type="string">
            <text:p>_wig_</text:p>
          </table:table-cell>
          <table:table-cell table:style-name="ce240" office:value-type="string" calcext:value-type="string">
            <text:p>_jelly_</text:p>
          </table:table-cell>
          <table:table-cell table:style-name="ce240" office:value-type="string" calcext:value-type="string">
            <text:p>_virus_</text:p>
          </table:table-cell>
          <table:table-cell table:style-name="ce247" office:value-type="string" calcext:value-type="string">
            <text:p>_button_</text:p>
          </table:table-cell>
          <table:table-cell table:style-name="ce247" office:value-type="string" calcext:value-type="string">
            <text:p>_triangle_</text:p>
          </table:table-cell>
          <table:table-cell table:style-name="ce247" office:value-type="string" calcext:value-type="string">
            <text:p>_tube_</text:p>
          </table:table-cell>
          <table:table-cell table:style-name="ce240" table:number-columns-repeated="4"/>
          <table:table-cell table:style-name="ce254" office:value-type="string" calcext:value-type="string">
            <text:p>_serial_</text:p>
          </table:table-cell>
          <table:table-cell table:style-name="ce247" office:value-type="string" calcext:value-type="string">
            <text:p>_photo_</text:p>
          </table:table-cell>
          <table:table-cell table:style-name="ce247" office:value-type="string" calcext:value-type="string">
            <text:p>_chair_</text:p>
          </table:table-cell>
          <table:table-cell table:style-name="ce247" office:value-type="string" calcext:value-type="string">
            <text:p>_tough_</text:p>
          </table:table-cell>
          <table:table-cell table:style-name="ce240"/>
          <table:table-cell table:style-name="ce256" office:value-type="string" calcext:value-type="string">
            <text:p>_home_</text:p>
          </table:table-cell>
          <table:table-cell table:style-name="ce240" office:value-type="string" calcext:value-type="string">
            <text:p>_gain_</text:p>
          </table:table-cell>
          <table:table-cell table:style-name="ce240" office:value-type="string" calcext:value-type="string">
            <text:p>_fare_</text:p>
          </table:table-cell>
          <table:table-cell table:style-name="ce240" office:value-type="string" calcext:value-type="string">
            <text:p>_logic_</text:p>
          </table:table-cell>
          <table:table-cell table:style-name="ce240" office:value-type="string" calcext:value-type="string">
            <text:p>_associate_</text:p>
          </table:table-cell>
          <table:table-cell table:style-name="ce240" office:value-type="string" calcext:value-type="string">
            <text:p>_an_</text:p>
          </table:table-cell>
          <table:table-cell table:style-name="ce240" office:value-type="string" calcext:value-type="string">
            <text:p>_spark_</text:p>
          </table:table-cell>
          <table:table-cell table:style-name="ce240" office:value-type="string" calcext:value-type="string">
            <text:p>_gold_</text:p>
          </table:table-cell>
          <table:table-cell table:style-name="ce240" office:value-type="string" calcext:value-type="string">
            <text:p>_project_</text:p>
          </table:table-cell>
          <table:table-cell table:style-name="ce247" office:value-type="string" calcext:value-type="string">
            <text:p>_gravel_</text:p>
          </table:table-cell>
          <table:table-cell table:style-name="ce240" table:number-columns-repeated="32"/>
          <table:table-cell table:style-name="ce256" office:value-type="string" calcext:value-type="string">
            <text:p>_freight_</text:p>
          </table:table-cell>
          <table:table-cell table:style-name="ce247" office:value-type="string" calcext:value-type="string">
            <text:p>_mention_</text:p>
          </table:table-cell>
          <table:table-cell table:style-name="ce256" office:value-type="string" calcext:value-type="string">
            <text:p>_diagonal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roam_</text:p>
          </table:table-cell>
          <table:table-cell table:style-name="ce247" office:value-type="string" calcext:value-type="string">
            <text:p>_bother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amount</text:p>
          </table:table-cell>
          <table:table-cell table:style-name="ce242" office:value-type="string" calcext:value-type="string">
            <text:p>_parachute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drill_</text:p>
          </table:table-cell>
          <table:table-cell table:style-name="ce247" office:value-type="string" calcext:value-type="string">
            <text:p>_hide_</text:p>
          </table:table-cell>
          <table:table-cell table:style-name="ce247" office:value-type="string" calcext:value-type="string">
            <text:p>_frost_</text:p>
          </table:table-cell>
          <table:table-cell table:style-name="ce240" office:value-type="string" calcext:value-type="string">
            <text:p>_liquid_</text:p>
          </table:table-cell>
          <table:table-cell table:style-name="ce240" office:value-type="string" calcext:value-type="string">
            <text:p>_suit_</text:p>
          </table:table-cell>
          <table:table-cell table:style-name="ce240" office:value-type="string" calcext:value-type="string">
            <text:p>_carry_</text:p>
          </table:table-cell>
          <table:table-cell table:style-name="ce240" office:value-type="string" calcext:value-type="string">
            <text:p>_rollick_</text:p>
          </table:table-cell>
          <table:table-cell table:style-name="ce240" office:value-type="string" calcext:value-type="string">
            <text:p>_wrap_</text:p>
          </table:table-cell>
          <table:table-cell table:style-name="ce240" office:value-type="string" calcext:value-type="string">
            <text:p>_caustic_</text:p>
          </table:table-cell>
          <table:table-cell table:style-name="ce247" office:value-type="string" calcext:value-type="string">
            <text:p>_disc_</text:p>
          </table:table-cell>
          <table:table-cell table:style-name="ce247" office:value-type="string" calcext:value-type="string">
            <text:p>_wheel_</text:p>
          </table:table-cell>
          <table:table-cell table:style-name="ce247" office:value-type="string" calcext:value-type="string">
            <text:p>_spoon_</text:p>
          </table:table-cell>
          <table:table-cell table:style-name="ce240" table:number-columns-repeated="4"/>
          <table:table-cell table:style-name="ce254" office:value-type="string" calcext:value-type="string">
            <text:p>_summon_</text:p>
          </table:table-cell>
          <table:table-cell table:style-name="ce247" office:value-type="string" calcext:value-type="string">
            <text:p>_term_</text:p>
          </table:table-cell>
          <table:table-cell table:style-name="ce247" office:value-type="string" calcext:value-type="string">
            <text:p>_generate_</text:p>
          </table:table-cell>
          <table:table-cell table:style-name="ce247" office:value-type="string" calcext:value-type="string">
            <text:p>_rough_</text:p>
          </table:table-cell>
          <table:table-cell table:style-name="ce240"/>
          <table:table-cell table:style-name="ce256" office:value-type="string" calcext:value-type="string">
            <text:p>_digit_</text:p>
          </table:table-cell>
          <table:table-cell table:style-name="ce240" office:value-type="string" calcext:value-type="string">
            <text:p>_lack_</text:p>
          </table:table-cell>
          <table:table-cell table:style-name="ce240" office:value-type="string" calcext:value-type="string">
            <text:p>_join_</text:p>
          </table:table-cell>
          <table:table-cell table:style-name="ce240" office:value-type="string" calcext:value-type="string">
            <text:p>_bore_</text:p>
          </table:table-cell>
          <table:table-cell table:style-name="ce240" office:value-type="string" calcext:value-type="string">
            <text:p>_string_</text:p>
          </table:table-cell>
          <table:table-cell table:style-name="ce240" office:value-type="string" calcext:value-type="string">
            <text:p>_fume_</text:p>
          </table:table-cell>
          <table:table-cell table:style-name="ce240" office:value-type="string" calcext:value-type="string">
            <text:p>_single_</text:p>
          </table:table-cell>
          <table:table-cell table:style-name="ce240" office:value-type="string" calcext:value-type="string">
            <text:p>_advantage_</text:p>
          </table:table-cell>
          <table:table-cell table:style-name="ce240" office:value-type="string" calcext:value-type="string">
            <text:p>_slot_</text:p>
          </table:table-cell>
          <table:table-cell table:style-name="ce247" office:value-type="string" calcext:value-type="string">
            <text:p>_diverse_</text:p>
          </table:table-cell>
          <table:table-cell table:style-name="ce240" table:number-columns-repeated="32"/>
          <table:table-cell table:style-name="ce256" office:value-type="string" calcext:value-type="string">
            <text:p>_scratch_</text:p>
          </table:table-cell>
          <table:table-cell table:style-name="ce247" office:value-type="string" calcext:value-type="string">
            <text:p>_revert_</text:p>
          </table:table-cell>
          <table:table-cell table:style-name="ce256" office:value-type="string" calcext:value-type="string">
            <text:p>_straw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cyber_</text:p>
          </table:table-cell>
          <table:table-cell table:style-name="ce247" office:value-type="string" calcext:value-type="string">
            <text:p>_experiment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of</text:p>
          </table:table-cell>
          <table:table-cell table:style-name="ce242" office:value-type="string" calcext:value-type="string">
            <text:p>_lace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close_</text:p>
          </table:table-cell>
          <table:table-cell table:style-name="ce247" office:value-type="string" calcext:value-type="string">
            <text:p>_lens_</text:p>
          </table:table-cell>
          <table:table-cell table:style-name="ce247" office:value-type="string" calcext:value-type="string">
            <text:p>_delivery_</text:p>
          </table:table-cell>
          <table:table-cell table:style-name="ce240" office:value-type="string" calcext:value-type="string">
            <text:p>_joint_</text:p>
          </table:table-cell>
          <table:table-cell table:style-name="ce240" office:value-type="string" calcext:value-type="string">
            <text:p>_shift_</text:p>
          </table:table-cell>
          <table:table-cell table:style-name="ce240" office:value-type="string" calcext:value-type="string">
            <text:p>_methyl_</text:p>
          </table:table-cell>
          <table:table-cell table:style-name="ce240" office:value-type="string" calcext:value-type="string">
            <text:p>_guess_</text:p>
          </table:table-cell>
          <table:table-cell table:style-name="ce240" office:value-type="string" calcext:value-type="string">
            <text:p>_flute_</text:p>
          </table:table-cell>
          <table:table-cell table:style-name="ce240" office:value-type="string" calcext:value-type="string">
            <text:p>_ahead_</text:p>
          </table:table-cell>
          <table:table-cell table:style-name="ce247" office:value-type="string" calcext:value-type="string">
            <text:p>_throttle_</text:p>
          </table:table-cell>
          <table:table-cell table:style-name="ce247" office:value-type="string" calcext:value-type="string">
            <text:p>_program_</text:p>
          </table:table-cell>
          <table:table-cell table:style-name="ce247" office:value-type="string" calcext:value-type="string">
            <text:p>_box_</text:p>
          </table:table-cell>
          <table:table-cell table:style-name="ce240" table:number-columns-repeated="4"/>
          <table:table-cell table:style-name="ce254" office:value-type="string" calcext:value-type="string">
            <text:p>_vert_</text:p>
          </table:table-cell>
          <table:table-cell table:style-name="ce247" office:value-type="string" calcext:value-type="string">
            <text:p>_collect_</text:p>
          </table:table-cell>
          <table:table-cell table:style-name="ce247" office:value-type="string" calcext:value-type="string">
            <text:p>_sing_</text:p>
          </table:table-cell>
          <table:table-cell table:style-name="ce247" office:value-type="string" calcext:value-type="string">
            <text:p>_puff_</text:p>
          </table:table-cell>
          <table:table-cell table:style-name="ce240"/>
          <table:table-cell table:style-name="ce256" office:value-type="string" calcext:value-type="string">
            <text:p>_pool_</text:p>
          </table:table-cell>
          <table:table-cell table:style-name="ce240" office:value-type="string" calcext:value-type="string">
            <text:p>_candid_</text:p>
          </table:table-cell>
          <table:table-cell table:style-name="ce240" office:value-type="string" calcext:value-type="string">
            <text:p>_trunk_</text:p>
          </table:table-cell>
          <table:table-cell table:style-name="ce240" office:value-type="string" calcext:value-type="string">
            <text:p>_pierce_</text:p>
          </table:table-cell>
          <table:table-cell table:style-name="ce240" office:value-type="string" calcext:value-type="string">
            <text:p>_prank_</text:p>
          </table:table-cell>
          <table:table-cell table:style-name="ce240" office:value-type="string" calcext:value-type="string">
            <text:p>_get_</text:p>
          </table:table-cell>
          <table:table-cell table:style-name="ce240" office:value-type="string" calcext:value-type="string">
            <text:p>_metal_</text:p>
          </table:table-cell>
          <table:table-cell table:style-name="ce240" office:value-type="string" calcext:value-type="string">
            <text:p>_skin_</text:p>
          </table:table-cell>
          <table:table-cell table:style-name="ce240" office:value-type="string" calcext:value-type="string">
            <text:p>_rice_</text:p>
          </table:table-cell>
          <table:table-cell table:style-name="ce247" office:value-type="string" calcext:value-type="string">
            <text:p>_calculate_</text:p>
          </table:table-cell>
          <table:table-cell table:style-name="ce240" table:number-columns-repeated="32"/>
          <table:table-cell table:style-name="ce256" office:value-type="string" calcext:value-type="string">
            <text:p>_medic_</text:p>
          </table:table-cell>
          <table:table-cell table:style-name="ce247" office:value-type="string" calcext:value-type="string">
            <text:p>_knock_</text:p>
          </table:table-cell>
          <table:table-cell table:style-name="ce256" office:value-type="string" calcext:value-type="string">
            <text:p>_pencil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hierarchy_</text:p>
          </table:table-cell>
          <table:table-cell table:style-name="ce247" office:value-type="string" calcext:value-type="string">
            <text:p>_initial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cautionary</text:p>
          </table:table-cell>
          <table:table-cell table:style-name="ce242" office:value-type="string" calcext:value-type="string">
            <text:p>_solution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sort_</text:p>
          </table:table-cell>
          <table:table-cell table:style-name="ce247" office:value-type="string" calcext:value-type="string">
            <text:p>_area_</text:p>
          </table:table-cell>
          <table:table-cell table:style-name="ce247" office:value-type="string" calcext:value-type="string">
            <text:p>_plate_</text:p>
          </table:table-cell>
          <table:table-cell table:style-name="ce240" office:value-type="string" calcext:value-type="string">
            <text:p>_assess_</text:p>
          </table:table-cell>
          <table:table-cell table:style-name="ce240" office:value-type="string" calcext:value-type="string">
            <text:p>_tickle_</text:p>
          </table:table-cell>
          <table:table-cell table:style-name="ce240" office:value-type="string" calcext:value-type="string">
            <text:p>_thrust_</text:p>
          </table:table-cell>
          <table:table-cell table:style-name="ce240" office:value-type="string" calcext:value-type="string">
            <text:p>_fact_</text:p>
          </table:table-cell>
          <table:table-cell table:style-name="ce240" office:value-type="string" calcext:value-type="string">
            <text:p>_last_</text:p>
          </table:table-cell>
          <table:table-cell table:style-name="ce240" office:value-type="string" calcext:value-type="string">
            <text:p>_dwell_</text:p>
          </table:table-cell>
          <table:table-cell table:style-name="ce247" office:value-type="string" calcext:value-type="string">
            <text:p>_promise_</text:p>
          </table:table-cell>
          <table:table-cell table:style-name="ce247" office:value-type="string" calcext:value-type="string">
            <text:p>_litmus_</text:p>
          </table:table-cell>
          <table:table-cell table:style-name="ce247" office:value-type="string" calcext:value-type="string">
            <text:p>_bread_</text:p>
          </table:table-cell>
          <table:table-cell table:style-name="ce240" table:number-columns-repeated="4"/>
          <table:table-cell table:style-name="ce254" office:value-type="string" calcext:value-type="string">
            <text:p>_land_</text:p>
          </table:table-cell>
          <table:table-cell table:style-name="ce247" office:value-type="string" calcext:value-type="string">
            <text:p>_pitch_</text:p>
          </table:table-cell>
          <table:table-cell table:style-name="ce247" office:value-type="string" calcext:value-type="string">
            <text:p>_trick_</text:p>
          </table:table-cell>
          <table:table-cell table:style-name="ce247" office:value-type="string" calcext:value-type="string">
            <text:p>_acid_</text:p>
          </table:table-cell>
          <table:table-cell table:style-name="ce240"/>
          <table:table-cell table:style-name="ce256" office:value-type="string" calcext:value-type="string">
            <text:p>_sharp_</text:p>
          </table:table-cell>
          <table:table-cell table:style-name="ce240" office:value-type="string" calcext:value-type="string">
            <text:p>_radian_</text:p>
          </table:table-cell>
          <table:table-cell table:style-name="ce240" office:value-type="string" calcext:value-type="string">
            <text:p>_fluoride_</text:p>
          </table:table-cell>
          <table:table-cell table:style-name="ce240" office:value-type="string" calcext:value-type="string">
            <text:p>_zigzag_</text:p>
          </table:table-cell>
          <table:table-cell table:style-name="ce240" office:value-type="string" calcext:value-type="string">
            <text:p>_compromise_</text:p>
          </table:table-cell>
          <table:table-cell table:style-name="ce240" office:value-type="string" calcext:value-type="string">
            <text:p>_at_</text:p>
          </table:table-cell>
          <table:table-cell table:style-name="ce240" office:value-type="string" calcext:value-type="string">
            <text:p>_arc_</text:p>
          </table:table-cell>
          <table:table-cell table:style-name="ce240" office:value-type="string" calcext:value-type="string">
            <text:p>_keep_</text:p>
          </table:table-cell>
          <table:table-cell table:style-name="ce240" office:value-type="string" calcext:value-type="string">
            <text:p>_camp_</text:p>
          </table:table-cell>
          <table:table-cell table:style-name="ce247" office:value-type="string" calcext:value-type="string">
            <text:p>_laser_</text:p>
          </table:table-cell>
          <table:table-cell table:style-name="ce240" table:number-columns-repeated="32"/>
          <table:table-cell table:style-name="ce256" office:value-type="string" calcext:value-type="string">
            <text:p>_carrier_</text:p>
          </table:table-cell>
          <table:table-cell table:style-name="ce247" office:value-type="string" calcext:value-type="string">
            <text:p>_artificial_</text:p>
          </table:table-cell>
          <table:table-cell table:style-name="ce256" office:value-type="string" calcext:value-type="string">
            <text:p>_sennit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positive_</text:p>
          </table:table-cell>
          <table:table-cell table:style-name="ce247" office:value-type="string" calcext:value-type="string">
            <text:p>_perceive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measure</text:p>
          </table:table-cell>
          <table:table-cell table:style-name="ce242" office:value-type="string" calcext:value-type="string">
            <text:p>_tangle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grade_</text:p>
          </table:table-cell>
          <table:table-cell table:style-name="ce247" office:value-type="string" calcext:value-type="string">
            <text:p>_reject_</text:p>
          </table:table-cell>
          <table:table-cell table:style-name="ce247" office:value-type="string" calcext:value-type="string">
            <text:p>_screen_</text:p>
          </table:table-cell>
          <table:table-cell table:style-name="ce240" office:value-type="string" calcext:value-type="string">
            <text:p>_graph_</text:p>
          </table:table-cell>
          <table:table-cell table:style-name="ce240" office:value-type="string" calcext:value-type="string">
            <text:p>_whizz_</text:p>
          </table:table-cell>
          <table:table-cell table:style-name="ce240" office:value-type="string" calcext:value-type="string">
            <text:p>_mute_</text:p>
          </table:table-cell>
          <table:table-cell table:style-name="ce240" office:value-type="string" calcext:value-type="string">
            <text:p>_course_</text:p>
          </table:table-cell>
          <table:table-cell table:style-name="ce240" office:value-type="string" calcext:value-type="string">
            <text:p>_clap_</text:p>
          </table:table-cell>
          <table:table-cell table:style-name="ce240" office:value-type="string" calcext:value-type="string">
            <text:p>_snooze_</text:p>
          </table:table-cell>
          <table:table-cell table:style-name="ce247" office:value-type="string" calcext:value-type="string">
            <text:p>_false_</text:p>
          </table:table-cell>
          <table:table-cell table:style-name="ce247" office:value-type="string" calcext:value-type="string">
            <text:p>_madhouse_</text:p>
          </table:table-cell>
          <table:table-cell table:style-name="ce247" office:value-type="string" calcext:value-type="string">
            <text:p>_line_</text:p>
          </table:table-cell>
          <table:table-cell table:style-name="ce240" table:number-columns-repeated="4"/>
          <table:table-cell table:style-name="ce254" office:value-type="string" calcext:value-type="string">
            <text:p>_perfect_</text:p>
          </table:table-cell>
          <table:table-cell table:style-name="ce247" office:value-type="string" calcext:value-type="string">
            <text:p>_every_</text:p>
          </table:table-cell>
          <table:table-cell table:style-name="ce247" office:value-type="string" calcext:value-type="string">
            <text:p>_fashion_</text:p>
          </table:table-cell>
          <table:table-cell table:style-name="ce247" office:value-type="string" calcext:value-type="string">
            <text:p>_seek_</text:p>
          </table:table-cell>
          <table:table-cell table:style-name="ce240"/>
          <table:table-cell table:style-name="ce256" office:value-type="string" calcext:value-type="string">
            <text:p>_vape_</text:p>
          </table:table-cell>
          <table:table-cell table:style-name="ce240" office:value-type="string" calcext:value-type="string">
            <text:p>_position_</text:p>
          </table:table-cell>
          <table:table-cell table:style-name="ce240" office:value-type="string" calcext:value-type="string">
            <text:p>_attempt_</text:p>
          </table:table-cell>
          <table:table-cell table:style-name="ce240" office:value-type="string" calcext:value-type="string">
            <text:p>_epic_</text:p>
          </table:table-cell>
          <table:table-cell table:style-name="ce240" office:value-type="string" calcext:value-type="string">
            <text:p>_pendant_</text:p>
          </table:table-cell>
          <table:table-cell table:style-name="ce240" office:value-type="string" calcext:value-type="string">
            <text:p>_will_</text:p>
          </table:table-cell>
          <table:table-cell table:style-name="ce240" office:value-type="string" calcext:value-type="string">
            <text:p>_progress_</text:p>
          </table:table-cell>
          <table:table-cell table:style-name="ce240" office:value-type="string" calcext:value-type="string">
            <text:p>_plural_</text:p>
          </table:table-cell>
          <table:table-cell table:style-name="ce240" office:value-type="string" calcext:value-type="string">
            <text:p>_confirm_</text:p>
          </table:table-cell>
          <table:table-cell table:style-name="ce247" office:value-type="string" calcext:value-type="string">
            <text:p>_stream_</text:p>
          </table:table-cell>
          <table:table-cell table:style-name="ce240" table:number-columns-repeated="32"/>
          <table:table-cell table:style-name="ce256" office:value-type="string" calcext:value-type="string">
            <text:p>_chief_</text:p>
          </table:table-cell>
          <table:table-cell table:style-name="ce247" office:value-type="string" calcext:value-type="string">
            <text:p>_residence_</text:p>
          </table:table-cell>
          <table:table-cell table:style-name="ce256" office:value-type="string" calcext:value-type="string">
            <text:p>_axel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distinct_</text:p>
          </table:table-cell>
          <table:table-cell table:style-name="ce247" office:value-type="string" calcext:value-type="string">
            <text:p>_span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makes</text:p>
          </table:table-cell>
          <table:table-cell table:style-name="ce242" office:value-type="string" calcext:value-type="string">
            <text:p>_common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number_</text:p>
          </table:table-cell>
          <table:table-cell table:style-name="ce247" office:value-type="string" calcext:value-type="string">
            <text:p>_excuse_</text:p>
          </table:table-cell>
          <table:table-cell table:style-name="ce247" office:value-type="string" calcext:value-type="string">
            <text:p>_default_</text:p>
          </table:table-cell>
          <table:table-cell table:style-name="ce240" office:value-type="string" calcext:value-type="string">
            <text:p>_shim_</text:p>
          </table:table-cell>
          <table:table-cell table:style-name="ce240" office:value-type="string" calcext:value-type="string">
            <text:p>_contrast_</text:p>
          </table:table-cell>
          <table:table-cell table:style-name="ce240" office:value-type="string" calcext:value-type="string">
            <text:p>_guard_</text:p>
          </table:table-cell>
          <table:table-cell table:style-name="ce240" office:value-type="string" calcext:value-type="string">
            <text:p>_vapour_</text:p>
          </table:table-cell>
          <table:table-cell table:style-name="ce240" office:value-type="string" calcext:value-type="string">
            <text:p>_abbreviate_</text:p>
          </table:table-cell>
          <table:table-cell table:style-name="ce240" office:value-type="string" calcext:value-type="string">
            <text:p>_raw_</text:p>
          </table:table-cell>
          <table:table-cell table:style-name="ce247" office:value-type="string" calcext:value-type="string">
            <text:p>_elastic_</text:p>
          </table:table-cell>
          <table:table-cell table:style-name="ce247" office:value-type="string" calcext:value-type="string">
            <text:p>_incident_</text:p>
          </table:table-cell>
          <table:table-cell table:style-name="ce247" office:value-type="string" calcext:value-type="string">
            <text:p>_stitch_</text:p>
          </table:table-cell>
          <table:table-cell table:style-name="ce240" table:number-columns-repeated="4"/>
          <table:table-cell table:style-name="ce254" office:value-type="string" calcext:value-type="string">
            <text:p>_small_</text:p>
          </table:table-cell>
          <table:table-cell table:style-name="ce247" office:value-type="string" calcext:value-type="string">
            <text:p>_built_</text:p>
          </table:table-cell>
          <table:table-cell table:style-name="ce247" office:value-type="string" calcext:value-type="string">
            <text:p>_religion_</text:p>
          </table:table-cell>
          <table:table-cell table:style-name="ce247" office:value-type="string" calcext:value-type="string">
            <text:p>_peace_</text:p>
          </table:table-cell>
          <table:table-cell table:style-name="ce240"/>
          <table:table-cell table:style-name="ce256" office:value-type="string" calcext:value-type="string">
            <text:p>_sail_</text:p>
          </table:table-cell>
          <table:table-cell table:style-name="ce240" office:value-type="string" calcext:value-type="string">
            <text:p>_code_</text:p>
          </table:table-cell>
          <table:table-cell table:style-name="ce240" office:value-type="string" calcext:value-type="string">
            <text:p>_garden_</text:p>
          </table:table-cell>
          <table:table-cell table:style-name="ce240" office:value-type="string" calcext:value-type="string">
            <text:p>_hurricane_</text:p>
          </table:table-cell>
          <table:table-cell table:style-name="ce240" office:value-type="string" calcext:value-type="string">
            <text:p>_reference_</text:p>
          </table:table-cell>
          <table:table-cell table:style-name="ce240" office:value-type="string" calcext:value-type="string">
            <text:p>_IP_</text:p>
          </table:table-cell>
          <table:table-cell table:style-name="ce240" office:value-type="string" calcext:value-type="string">
            <text:p>_format_</text:p>
          </table:table-cell>
          <table:table-cell table:style-name="ce240" office:value-type="string" calcext:value-type="string">
            <text:p>_verdant_</text:p>
          </table:table-cell>
          <table:table-cell table:style-name="ce240" office:value-type="string" calcext:value-type="string">
            <text:p>_author_</text:p>
          </table:table-cell>
          <table:table-cell table:style-name="ce247" office:value-type="string" calcext:value-type="string">
            <text:p>_discrete_</text:p>
          </table:table-cell>
          <table:table-cell table:style-name="ce240" table:number-columns-repeated="32"/>
          <table:table-cell table:style-name="ce256" office:value-type="string" calcext:value-type="string">
            <text:p>_fold_</text:p>
          </table:table-cell>
          <table:table-cell table:style-name="ce247" office:value-type="string" calcext:value-type="string">
            <text:p>_buckle_</text:p>
          </table:table-cell>
          <table:table-cell table:style-name="ce256" office:value-type="string" calcext:value-type="string">
            <text:p>_boil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health_</text:p>
          </table:table-cell>
          <table:table-cell table:style-name="ce247" office:value-type="string" calcext:value-type="string">
            <text:p>_decay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a</text:p>
          </table:table-cell>
          <table:table-cell table:style-name="ce242" office:value-type="string" calcext:value-type="string">
            <text:p>_edge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temporary_</text:p>
          </table:table-cell>
          <table:table-cell table:style-name="ce247" office:value-type="string" calcext:value-type="string">
            <text:p>_load_</text:p>
          </table:table-cell>
          <table:table-cell table:style-name="ce247" office:value-type="string" calcext:value-type="string">
            <text:p>_thing_</text:p>
          </table:table-cell>
          <table:table-cell table:style-name="ce240" office:value-type="string" calcext:value-type="string">
            <text:p>_liquor_</text:p>
          </table:table-cell>
          <table:table-cell table:style-name="ce240" office:value-type="string" calcext:value-type="string">
            <text:p>_grid_</text:p>
          </table:table-cell>
          <table:table-cell table:style-name="ce240" office:value-type="string" calcext:value-type="string">
            <text:p>_hack_</text:p>
          </table:table-cell>
          <table:table-cell table:style-name="ce240" office:value-type="string" calcext:value-type="string">
            <text:p>_terminate_</text:p>
          </table:table-cell>
          <table:table-cell table:style-name="ce240" office:value-type="string" calcext:value-type="string">
            <text:p>_portion_</text:p>
          </table:table-cell>
          <table:table-cell table:style-name="ce240" office:value-type="string" calcext:value-type="string">
            <text:p>_secret_</text:p>
          </table:table-cell>
          <table:table-cell table:style-name="ce247" office:value-type="string" calcext:value-type="string">
            <text:p>_cheese_</text:p>
          </table:table-cell>
          <table:table-cell table:style-name="ce247" office:value-type="string" calcext:value-type="string">
            <text:p>_future_</text:p>
          </table:table-cell>
          <table:table-cell table:style-name="ce247" office:value-type="string" calcext:value-type="string">
            <text:p>_muffler_</text:p>
          </table:table-cell>
          <table:table-cell table:style-name="ce240" table:number-columns-repeated="4"/>
          <table:table-cell table:style-name="ce254" office:value-type="string" calcext:value-type="string">
            <text:p>_web_</text:p>
          </table:table-cell>
          <table:table-cell table:style-name="ce247" office:value-type="string" calcext:value-type="string">
            <text:p>_side_</text:p>
          </table:table-cell>
          <table:table-cell table:style-name="ce247" office:value-type="string" calcext:value-type="string">
            <text:p>_hour_</text:p>
          </table:table-cell>
          <table:table-cell table:style-name="ce247" office:value-type="string" calcext:value-type="string">
            <text:p>_ease_</text:p>
          </table:table-cell>
          <table:table-cell table:style-name="ce240"/>
          <table:table-cell table:style-name="ce256" office:value-type="string" calcext:value-type="string">
            <text:p>_jeep_</text:p>
          </table:table-cell>
          <table:table-cell table:style-name="ce240" office:value-type="string" calcext:value-type="string">
            <text:p>_million_</text:p>
          </table:table-cell>
          <table:table-cell table:style-name="ce240" office:value-type="string" calcext:value-type="string">
            <text:p>_sequence_</text:p>
          </table:table-cell>
          <table:table-cell table:style-name="ce240" office:value-type="string" calcext:value-type="string">
            <text:p>_league_</text:p>
          </table:table-cell>
          <table:table-cell table:style-name="ce240" office:value-type="string" calcext:value-type="string">
            <text:p>_premise_</text:p>
          </table:table-cell>
          <table:table-cell table:style-name="ce240" office:value-type="string" calcext:value-type="string">
            <text:p>_or_</text:p>
          </table:table-cell>
          <table:table-cell table:style-name="ce240" office:value-type="string" calcext:value-type="string">
            <text:p>_estimate_</text:p>
          </table:table-cell>
          <table:table-cell table:style-name="ce240" office:value-type="string" calcext:value-type="string">
            <text:p>_more_</text:p>
          </table:table-cell>
          <table:table-cell table:style-name="ce240" office:value-type="string" calcext:value-type="string">
            <text:p>_dividend_</text:p>
          </table:table-cell>
          <table:table-cell table:style-name="ce247" office:value-type="string" calcext:value-type="string">
            <text:p>_meta_</text:p>
          </table:table-cell>
          <table:table-cell table:style-name="ce240" table:number-columns-repeated="32"/>
          <table:table-cell table:style-name="ce256" office:value-type="string" calcext:value-type="string">
            <text:p>_free_</text:p>
          </table:table-cell>
          <table:table-cell table:style-name="ce247" office:value-type="string" calcext:value-type="string">
            <text:p>_tentacle_</text:p>
          </table:table-cell>
          <table:table-cell table:style-name="ce256" office:value-type="string" calcext:value-type="string">
            <text:p>_attention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smooth_</text:p>
          </table:table-cell>
          <table:table-cell table:style-name="ce247" office:value-type="string" calcext:value-type="string">
            <text:p>_period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development</text:p>
          </table:table-cell>
          <table:table-cell table:style-name="ce242" office:value-type="string" calcext:value-type="string">
            <text:p>_asterisk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quotient_</text:p>
          </table:table-cell>
          <table:table-cell table:style-name="ce247" office:value-type="string" calcext:value-type="string">
            <text:p>_advice_</text:p>
          </table:table-cell>
          <table:table-cell table:style-name="ce247" office:value-type="string" calcext:value-type="string">
            <text:p>_fun_</text:p>
          </table:table-cell>
          <table:table-cell table:style-name="ce240" office:value-type="string" calcext:value-type="string">
            <text:p>_drum_</text:p>
          </table:table-cell>
          <table:table-cell table:style-name="ce240" office:value-type="string" calcext:value-type="string">
            <text:p>_toll_</text:p>
          </table:table-cell>
          <table:table-cell table:style-name="ce240" office:value-type="string" calcext:value-type="string">
            <text:p>_template_</text:p>
          </table:table-cell>
          <table:table-cell table:style-name="ce240" office:value-type="string" calcext:value-type="string">
            <text:p>_render_</text:p>
          </table:table-cell>
          <table:table-cell table:style-name="ce240" office:value-type="string" calcext:value-type="string">
            <text:p>_assign_</text:p>
          </table:table-cell>
          <table:table-cell table:style-name="ce240" office:value-type="string" calcext:value-type="string">
            <text:p>_again_</text:p>
          </table:table-cell>
          <table:table-cell table:style-name="ce247" office:value-type="string" calcext:value-type="string">
            <text:p>_front_</text:p>
          </table:table-cell>
          <table:table-cell table:style-name="ce247" office:value-type="string" calcext:value-type="string">
            <text:p>_congratulate_</text:p>
          </table:table-cell>
          <table:table-cell table:style-name="ce247" office:value-type="string" calcext:value-type="string">
            <text:p>_hank_</text:p>
          </table:table-cell>
          <table:table-cell table:style-name="ce240" table:number-columns-repeated="4"/>
          <table:table-cell table:style-name="ce254" office:value-type="string" calcext:value-type="string">
            <text:p>_bun_</text:p>
          </table:table-cell>
          <table:table-cell table:style-name="ce247" office:value-type="string" calcext:value-type="string">
            <text:p>_gram_</text:p>
          </table:table-cell>
          <table:table-cell table:style-name="ce247" office:value-type="string" calcext:value-type="string">
            <text:p>_Sanskrit_</text:p>
          </table:table-cell>
          <table:table-cell table:style-name="ce247" office:value-type="string" calcext:value-type="string">
            <text:p>_speed_</text:p>
          </table:table-cell>
          <table:table-cell table:style-name="ce240"/>
          <table:table-cell table:style-name="ce256" office:value-type="string" calcext:value-type="string">
            <text:p>_can_</text:p>
          </table:table-cell>
          <table:table-cell table:style-name="ce240" office:value-type="string" calcext:value-type="string">
            <text:p>_complete_</text:p>
          </table:table-cell>
          <table:table-cell table:style-name="ce240" office:value-type="string" calcext:value-type="string">
            <text:p>_scan_</text:p>
          </table:table-cell>
          <table:table-cell table:style-name="ce240" office:value-type="string" calcext:value-type="string">
            <text:p>_hertz_</text:p>
          </table:table-cell>
          <table:table-cell table:style-name="ce240" office:value-type="string" calcext:value-type="string">
            <text:p>_hazy_</text:p>
          </table:table-cell>
          <table:table-cell table:style-name="ce240" office:value-type="string" calcext:value-type="string">
            <text:p>_to_</text:p>
          </table:table-cell>
          <table:table-cell table:style-name="ce240" office:value-type="string" calcext:value-type="string">
            <text:p>_paper_</text:p>
          </table:table-cell>
          <table:table-cell table:style-name="ce240" office:value-type="string" calcext:value-type="string">
            <text:p>_consulate_</text:p>
          </table:table-cell>
          <table:table-cell table:style-name="ce240" office:value-type="string" calcext:value-type="string">
            <text:p>_most_</text:p>
          </table:table-cell>
          <table:table-cell table:style-name="ce247" office:value-type="string" calcext:value-type="string">
            <text:p>_multi_</text:p>
          </table:table-cell>
          <table:table-cell table:style-name="ce240" table:number-columns-repeated="32"/>
          <table:table-cell table:style-name="ce256" office:value-type="string" calcext:value-type="string">
            <text:p>_thesis_</text:p>
          </table:table-cell>
          <table:table-cell table:style-name="ce247" office:value-type="string" calcext:value-type="string">
            <text:p>_court_</text:p>
          </table:table-cell>
          <table:table-cell table:style-name="ce256" office:value-type="string" calcext:value-type="string">
            <text:p>_disturb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foil_</text:p>
          </table:table-cell>
          <table:table-cell table:style-name="ce247" office:value-type="string" calcext:value-type="string">
            <text:p>_accent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environment</text:p>
          </table:table-cell>
          <table:table-cell table:style-name="ce242" office:value-type="string" calcext:value-type="string">
            <text:p>_expert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product_</text:p>
          </table:table-cell>
          <table:table-cell table:style-name="ce247" office:value-type="string" calcext:value-type="string">
            <text:p>_hybrid_</text:p>
          </table:table-cell>
          <table:table-cell table:style-name="ce247" office:value-type="string" calcext:value-type="string">
            <text:p>_mnemonic_</text:p>
          </table:table-cell>
          <table:table-cell table:style-name="ce240" office:value-type="string" calcext:value-type="string">
            <text:p>_saline_</text:p>
          </table:table-cell>
          <table:table-cell table:style-name="ce240" office:value-type="string" calcext:value-type="string">
            <text:p>_sphere_</text:p>
          </table:table-cell>
          <table:table-cell table:style-name="ce240" office:value-type="string" calcext:value-type="string">
            <text:p>_boomerang_</text:p>
          </table:table-cell>
          <table:table-cell table:style-name="ce240" office:value-type="string" calcext:value-type="string">
            <text:p>_nozzle_</text:p>
          </table:table-cell>
          <table:table-cell table:style-name="ce240" office:value-type="string" calcext:value-type="string">
            <text:p>_spread_</text:p>
          </table:table-cell>
          <table:table-cell table:style-name="ce240" office:value-type="string" calcext:value-type="string">
            <text:p>_tincture_</text:p>
          </table:table-cell>
          <table:table-cell table:style-name="ce247" office:value-type="string" calcext:value-type="string">
            <text:p>_crucial_</text:p>
          </table:table-cell>
          <table:table-cell table:style-name="ce247" office:value-type="string" calcext:value-type="string">
            <text:p>_regular_</text:p>
          </table:table-cell>
          <table:table-cell table:style-name="ce247" office:value-type="string" calcext:value-type="string">
            <text:p>_trap_</text:p>
          </table:table-cell>
          <table:table-cell table:style-name="ce240" table:number-columns-repeated="4"/>
          <table:table-cell table:style-name="ce254" office:value-type="string" calcext:value-type="string">
            <text:p>_dupe_</text:p>
          </table:table-cell>
          <table:table-cell table:style-name="ce247" office:value-type="string" calcext:value-type="string">
            <text:p>_shine_</text:p>
          </table:table-cell>
          <table:table-cell table:style-name="ce247" office:value-type="string" calcext:value-type="string">
            <text:p>_assistance_</text:p>
          </table:table-cell>
          <table:table-cell table:style-name="ce247" office:value-type="string" calcext:value-type="string">
            <text:p>_stock_</text:p>
          </table:table-cell>
          <table:table-cell table:style-name="ce240"/>
          <table:table-cell table:style-name="ce256" office:value-type="string" calcext:value-type="string">
            <text:p>_LED_</text:p>
          </table:table-cell>
          <table:table-cell table:style-name="ce240" office:value-type="string" calcext:value-type="string">
            <text:p>_know_</text:p>
          </table:table-cell>
          <table:table-cell table:style-name="ce240" office:value-type="string" calcext:value-type="string">
            <text:p>_scale_</text:p>
          </table:table-cell>
          <table:table-cell table:style-name="ce240" office:value-type="string" calcext:value-type="string">
            <text:p>_opportunity_</text:p>
          </table:table-cell>
          <table:table-cell table:style-name="ce240" office:value-type="string" calcext:value-type="string">
            <text:p>_formula_</text:p>
          </table:table-cell>
          <table:table-cell table:style-name="ce240" office:value-type="string" calcext:value-type="string">
            <text:p>_and_</text:p>
          </table:table-cell>
          <table:table-cell table:style-name="ce240" office:value-type="string" calcext:value-type="string">
            <text:p>_capture_</text:p>
          </table:table-cell>
          <table:table-cell table:style-name="ce240" office:value-type="string" calcext:value-type="string">
            <text:p>_picture_</text:p>
          </table:table-cell>
          <table:table-cell table:style-name="ce240" office:value-type="string" calcext:value-type="string">
            <text:p>_lean_</text:p>
          </table:table-cell>
          <table:table-cell table:style-name="ce247" office:value-type="string" calcext:value-type="string">
            <text:p>_currency_</text:p>
          </table:table-cell>
          <table:table-cell table:style-name="ce240" table:number-columns-repeated="32"/>
          <table:table-cell table:style-name="ce256" office:value-type="string" calcext:value-type="string">
            <text:p>_gauge_</text:p>
          </table:table-cell>
          <table:table-cell table:style-name="ce247" office:value-type="string" calcext:value-type="string">
            <text:p>_echo_</text:p>
          </table:table-cell>
          <table:table-cell table:style-name="ce256" office:value-type="string" calcext:value-type="string">
            <text:p>_albino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hot_</text:p>
          </table:table-cell>
          <table:table-cell table:style-name="ce247" office:value-type="string" calcext:value-type="string">
            <text:p>_due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for</text:p>
          </table:table-cell>
          <table:table-cell table:style-name="ce242" office:value-type="string" calcext:value-type="string">
            <text:p>_rust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issue_</text:p>
          </table:table-cell>
          <table:table-cell table:style-name="ce247" office:value-type="string" calcext:value-type="string">
            <text:p>_gum_</text:p>
          </table:table-cell>
          <table:table-cell table:style-name="ce247" office:value-type="string" calcext:value-type="string">
            <text:p>_site_</text:p>
          </table:table-cell>
          <table:table-cell table:style-name="ce240" office:value-type="string" calcext:value-type="string">
            <text:p>_stage_</text:p>
          </table:table-cell>
          <table:table-cell table:style-name="ce240" office:value-type="string" calcext:value-type="string">
            <text:p>_often_</text:p>
          </table:table-cell>
          <table:table-cell table:style-name="ce240" office:value-type="string" calcext:value-type="string">
            <text:p>_stair_</text:p>
          </table:table-cell>
          <table:table-cell table:style-name="ce240" office:value-type="string" calcext:value-type="string">
            <text:p>_object_</text:p>
          </table:table-cell>
          <table:table-cell table:style-name="ce240" office:value-type="string" calcext:value-type="string">
            <text:p>_goal_</text:p>
          </table:table-cell>
          <table:table-cell table:style-name="ce240" office:value-type="string" calcext:value-type="string">
            <text:p>_slide_</text:p>
          </table:table-cell>
          <table:table-cell table:style-name="ce247" office:value-type="string" calcext:value-type="string">
            <text:p>_razor_</text:p>
          </table:table-cell>
          <table:table-cell table:style-name="ce247" office:value-type="string" calcext:value-type="string">
            <text:p>_basic_</text:p>
          </table:table-cell>
          <table:table-cell table:style-name="ce247" office:value-type="string" calcext:value-type="string">
            <text:p>_batch_</text:p>
          </table:table-cell>
          <table:table-cell table:style-name="ce240" table:number-columns-repeated="4"/>
          <table:table-cell table:style-name="ce254" office:value-type="string" calcext:value-type="string">
            <text:p>_tomato_</text:p>
          </table:table-cell>
          <table:table-cell table:style-name="ce247" office:value-type="string" calcext:value-type="string">
            <text:p>_this_</text:p>
          </table:table-cell>
          <table:table-cell table:style-name="ce247" office:value-type="string" calcext:value-type="string">
            <text:p>_register_</text:p>
          </table:table-cell>
          <table:table-cell table:style-name="ce247" office:value-type="string" calcext:value-type="string">
            <text:p>_orient_</text:p>
          </table:table-cell>
          <table:table-cell table:style-name="ce240"/>
          <table:table-cell table:style-name="ce256" office:value-type="string" calcext:value-type="string">
            <text:p>_patent_</text:p>
          </table:table-cell>
          <table:table-cell table:style-name="ce240" office:value-type="string" calcext:value-type="string">
            <text:p>_lit_</text:p>
          </table:table-cell>
          <table:table-cell table:style-name="ce240" office:value-type="string" calcext:value-type="string">
            <text:p>_inject_</text:p>
          </table:table-cell>
          <table:table-cell table:style-name="ce240" office:value-type="string" calcext:value-type="string">
            <text:p>_hydraulic_</text:p>
          </table:table-cell>
          <table:table-cell table:style-name="ce240" office:value-type="string" calcext:value-type="string">
            <text:p>_binary_</text:p>
          </table:table-cell>
          <table:table-cell table:style-name="ce240" office:value-type="string" calcext:value-type="string">
            <text:p>_it_</text:p>
          </table:table-cell>
          <table:table-cell table:style-name="ce240" office:value-type="string" calcext:value-type="string">
            <text:p>_fibre_</text:p>
          </table:table-cell>
          <table:table-cell table:style-name="ce240" office:value-type="string" calcext:value-type="string">
            <text:p>_diagram_</text:p>
          </table:table-cell>
          <table:table-cell table:style-name="ce240" office:value-type="string" calcext:value-type="string">
            <text:p>_segment_</text:p>
          </table:table-cell>
          <table:table-cell table:style-name="ce247" office:value-type="string" calcext:value-type="string">
            <text:p>_option_</text:p>
          </table:table-cell>
          <table:table-cell table:style-name="ce240" table:number-columns-repeated="32"/>
          <table:table-cell table:style-name="ce256" office:value-type="string" calcext:value-type="string">
            <text:p>_equal_</text:p>
          </table:table-cell>
          <table:table-cell table:style-name="ce247" office:value-type="string" calcext:value-type="string">
            <text:p>_thunder_</text:p>
          </table:table-cell>
          <table:table-cell table:style-name="ce256" office:value-type="string" calcext:value-type="string">
            <text:p>_competition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vertex_</text:p>
          </table:table-cell>
          <table:table-cell table:style-name="ce247" office:value-type="string" calcext:value-type="string">
            <text:p>_believe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derivative</text:p>
          </table:table-cell>
          <table:table-cell table:style-name="ce242" office:value-type="string" calcext:value-type="string">
            <text:p>_original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past_</text:p>
          </table:table-cell>
          <table:table-cell table:style-name="ce247" office:value-type="string" calcext:value-type="string">
            <text:p>_feather_</text:p>
          </table:table-cell>
          <table:table-cell table:style-name="ce247" office:value-type="string" calcext:value-type="string">
            <text:p>_culture_</text:p>
          </table:table-cell>
          <table:table-cell table:style-name="ce240" office:value-type="string" calcext:value-type="string">
            <text:p>_proximate_</text:p>
          </table:table-cell>
          <table:table-cell table:style-name="ce240" office:value-type="string" calcext:value-type="string">
            <text:p>_loop_</text:p>
          </table:table-cell>
          <table:table-cell table:style-name="ce240" office:value-type="string" calcext:value-type="string">
            <text:p>_valve_</text:p>
          </table:table-cell>
          <table:table-cell table:style-name="ce240" office:value-type="string" calcext:value-type="string">
            <text:p>_pipe_</text:p>
          </table:table-cell>
          <table:table-cell table:style-name="ce240" office:value-type="string" calcext:value-type="string">
            <text:p>_kill_</text:p>
          </table:table-cell>
          <table:table-cell table:style-name="ce240" office:value-type="string" calcext:value-type="string">
            <text:p>_chute_</text:p>
          </table:table-cell>
          <table:table-cell table:style-name="ce247" office:value-type="string" calcext:value-type="string">
            <text:p>_titan_</text:p>
          </table:table-cell>
          <table:table-cell table:style-name="ce247" office:value-type="string" calcext:value-type="string">
            <text:p>_quality_</text:p>
          </table:table-cell>
          <table:table-cell table:style-name="ce247" office:value-type="string" calcext:value-type="string">
            <text:p>_duck_</text:p>
          </table:table-cell>
          <table:table-cell table:style-name="ce240" table:number-columns-repeated="4"/>
          <table:table-cell table:style-name="ce254" office:value-type="string" calcext:value-type="string">
            <text:p>_soup_</text:p>
          </table:table-cell>
          <table:table-cell table:style-name="ce247" office:value-type="string" calcext:value-type="string">
            <text:p>_series_</text:p>
          </table:table-cell>
          <table:table-cell table:style-name="ce247" office:value-type="string" calcext:value-type="string">
            <text:p>_inspection_</text:p>
          </table:table-cell>
          <table:table-cell table:style-name="ce247" office:value-type="string" calcext:value-type="string">
            <text:p>_slurp_</text:p>
          </table:table-cell>
          <table:table-cell table:style-name="ce240"/>
          <table:table-cell table:style-name="ce256" office:value-type="string" calcext:value-type="string">
            <text:p>_school_</text:p>
          </table:table-cell>
          <table:table-cell table:style-name="ce240" office:value-type="string" calcext:value-type="string">
            <text:p>_retina_</text:p>
          </table:table-cell>
          <table:table-cell table:style-name="ce240" office:value-type="string" calcext:value-type="string">
            <text:p>_entity_</text:p>
          </table:table-cell>
          <table:table-cell table:style-name="ce240" office:value-type="string" calcext:value-type="string">
            <text:p>_suspense_</text:p>
          </table:table-cell>
          <table:table-cell table:style-name="ce240" office:value-type="string" calcext:value-type="string">
            <text:p>_award_</text:p>
          </table:table-cell>
          <table:table-cell table:style-name="ce240" office:value-type="string" calcext:value-type="string">
            <text:p>_in_</text:p>
          </table:table-cell>
          <table:table-cell table:style-name="ce240" office:value-type="string" calcext:value-type="string">
            <text:p>_true_</text:p>
          </table:table-cell>
          <table:table-cell table:style-name="ce240" office:value-type="string" calcext:value-type="string">
            <text:p>_late_</text:p>
          </table:table-cell>
          <table:table-cell table:style-name="ce240" office:value-type="string" calcext:value-type="string">
            <text:p>_chapter_</text:p>
          </table:table-cell>
          <table:table-cell table:style-name="ce247" office:value-type="string" calcext:value-type="string">
            <text:p>_stall_</text:p>
          </table:table-cell>
          <table:table-cell table:style-name="ce240" table:number-columns-repeated="32"/>
          <table:table-cell table:style-name="ce256" office:value-type="string" calcext:value-type="string">
            <text:p>_present_</text:p>
          </table:table-cell>
          <table:table-cell table:style-name="ce247" office:value-type="string" calcext:value-type="string">
            <text:p>_invoice_</text:p>
          </table:table-cell>
          <table:table-cell table:style-name="ce256" office:value-type="string" calcext:value-type="string">
            <text:p>_possible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pond_</text:p>
          </table:table-cell>
          <table:table-cell table:style-name="ce247" office:value-type="string" calcext:value-type="string">
            <text:p>_lid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mechanics</text:p>
          </table:table-cell>
          <table:table-cell table:style-name="ce242" office:value-type="string" calcext:value-type="string">
            <text:p>_commit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problem_</text:p>
          </table:table-cell>
          <table:table-cell table:style-name="ce247" office:value-type="string" calcext:value-type="string">
            <text:p>_diesel_</text:p>
          </table:table-cell>
          <table:table-cell table:style-name="ce247" office:value-type="string" calcext:value-type="string">
            <text:p>_section_</text:p>
          </table:table-cell>
          <table:table-cell table:style-name="ce240" office:value-type="string" calcext:value-type="string">
            <text:p>_hyphen_</text:p>
          </table:table-cell>
          <table:table-cell table:style-name="ce240" office:value-type="string" calcext:value-type="string">
            <text:p>_left_</text:p>
          </table:table-cell>
          <table:table-cell table:style-name="ce240" office:value-type="string" calcext:value-type="string">
            <text:p>_deck_</text:p>
          </table:table-cell>
          <table:table-cell table:style-name="ce240" office:value-type="string" calcext:value-type="string">
            <text:p>_cassette_</text:p>
          </table:table-cell>
          <table:table-cell table:style-name="ce240" office:value-type="string" calcext:value-type="string">
            <text:p>_charge_</text:p>
          </table:table-cell>
          <table:table-cell table:style-name="ce240" office:value-type="string" calcext:value-type="string">
            <text:p>_medium_</text:p>
          </table:table-cell>
          <table:table-cell table:style-name="ce247" office:value-type="string" calcext:value-type="string">
            <text:p>_reel_</text:p>
          </table:table-cell>
          <table:table-cell table:style-name="ce247" office:value-type="string" calcext:value-type="string">
            <text:p>_matter_</text:p>
          </table:table-cell>
          <table:table-cell table:style-name="ce247" office:value-type="string" calcext:value-type="string">
            <text:p>_cotton_</text:p>
          </table:table-cell>
          <table:table-cell table:style-name="ce240" table:number-columns-repeated="4"/>
          <table:table-cell table:style-name="ce254" office:value-type="string" calcext:value-type="string">
            <text:p>_seed_</text:p>
          </table:table-cell>
          <table:table-cell table:style-name="ce247" office:value-type="string" calcext:value-type="string">
            <text:p>_pack_</text:p>
          </table:table-cell>
          <table:table-cell table:style-name="ce247" office:value-type="string" calcext:value-type="string">
            <text:p>_neighbour_</text:p>
          </table:table-cell>
          <table:table-cell table:style-name="ce247" office:value-type="string" calcext:value-type="string">
            <text:p>_grasp_</text:p>
          </table:table-cell>
          <table:table-cell table:style-name="ce240"/>
          <table:table-cell table:style-name="ce256" office:value-type="string" calcext:value-type="string">
            <text:p>_system_</text:p>
          </table:table-cell>
          <table:table-cell table:style-name="ce240" office:value-type="string" calcext:value-type="string">
            <text:p>_cloth_</text:p>
          </table:table-cell>
          <table:table-cell table:style-name="ce240" office:value-type="string" calcext:value-type="string">
            <text:p>_dream_</text:p>
          </table:table-cell>
          <table:table-cell table:style-name="ce240" office:value-type="string" calcext:value-type="string">
            <text:p>_butter_</text:p>
          </table:table-cell>
          <table:table-cell table:style-name="ce240" office:value-type="string" calcext:value-type="string">
            <text:p>_matrix_</text:p>
          </table:table-cell>
          <table:table-cell table:style-name="ce240" office:value-type="string" calcext:value-type="string">
            <text:p>_of_</text:p>
          </table:table-cell>
          <table:table-cell table:style-name="ce240" office:value-type="string" calcext:value-type="string">
            <text:p>_fruit_</text:p>
          </table:table-cell>
          <table:table-cell table:style-name="ce240" office:value-type="string" calcext:value-type="string">
            <text:p>_symbol_</text:p>
          </table:table-cell>
          <table:table-cell table:style-name="ce240" office:value-type="string" calcext:value-type="string">
            <text:p>_accelerate_</text:p>
          </table:table-cell>
          <table:table-cell table:style-name="ce247" office:value-type="string" calcext:value-type="string">
            <text:p>_ship_</text:p>
          </table:table-cell>
          <table:table-cell table:style-name="ce240" table:number-columns-repeated="32"/>
          <table:table-cell table:style-name="ce256" office:value-type="string" calcext:value-type="string">
            <text:p>_chart_</text:p>
          </table:table-cell>
          <table:table-cell table:style-name="ce247" office:value-type="string" calcext:value-type="string">
            <text:p>_security_</text:p>
          </table:table-cell>
          <table:table-cell table:style-name="ce256" office:value-type="string" calcext:value-type="string">
            <text:p>_fight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sell_</text:p>
          </table:table-cell>
          <table:table-cell table:style-name="ce247" office:value-type="string" calcext:value-type="string">
            <text:p>_deal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against</text:p>
          </table:table-cell>
          <table:table-cell table:style-name="ce242" office:value-type="string" calcext:value-type="string">
            <text:p>_next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clause_</text:p>
          </table:table-cell>
          <table:table-cell table:style-name="ce247" office:value-type="string" calcext:value-type="string">
            <text:p>_fan_</text:p>
          </table:table-cell>
          <table:table-cell table:style-name="ce247" office:value-type="string" calcext:value-type="string">
            <text:p>_stick_</text:p>
          </table:table-cell>
          <table:table-cell table:style-name="ce240" office:value-type="string" calcext:value-type="string">
            <text:p>_adhesive_</text:p>
          </table:table-cell>
          <table:table-cell table:style-name="ce240" office:value-type="string" calcext:value-type="string">
            <text:p>_task_</text:p>
          </table:table-cell>
          <table:table-cell table:style-name="ce240" office:value-type="string" calcext:value-type="string">
            <text:p>_distribute_</text:p>
          </table:table-cell>
          <table:table-cell table:style-name="ce240" office:value-type="string" calcext:value-type="string">
            <text:p>_sticker_</text:p>
          </table:table-cell>
          <table:table-cell table:style-name="ce240" office:value-type="string" calcext:value-type="string">
            <text:p>_delegate_</text:p>
          </table:table-cell>
          <table:table-cell table:style-name="ce240" office:value-type="string" calcext:value-type="string">
            <text:p>_finch_</text:p>
          </table:table-cell>
          <table:table-cell table:style-name="ce247" office:value-type="string" calcext:value-type="string">
            <text:p>_strap_</text:p>
          </table:table-cell>
          <table:table-cell table:style-name="ce247" office:value-type="string" calcext:value-type="string">
            <text:p>_core_</text:p>
          </table:table-cell>
          <table:table-cell table:style-name="ce247" office:value-type="string" calcext:value-type="string">
            <text:p>_pastel_</text:p>
          </table:table-cell>
          <table:table-cell table:style-name="ce240" table:number-columns-repeated="4"/>
          <table:table-cell table:style-name="ce254" office:value-type="string" calcext:value-type="string">
            <text:p>_season_</text:p>
          </table:table-cell>
          <table:table-cell table:style-name="ce247" office:value-type="string" calcext:value-type="string">
            <text:p>_born_</text:p>
          </table:table-cell>
          <table:table-cell table:style-name="ce247" office:value-type="string" calcext:value-type="string">
            <text:p>_spray_</text:p>
          </table:table-cell>
          <table:table-cell table:style-name="ce247" office:value-type="string" calcext:value-type="string">
            <text:p>_vast_</text:p>
          </table:table-cell>
          <table:table-cell table:style-name="ce240"/>
          <table:table-cell table:style-name="ce256" office:value-type="string" calcext:value-type="string">
            <text:p>_pen_</text:p>
          </table:table-cell>
          <table:table-cell table:style-name="ce240" office:value-type="string" calcext:value-type="string">
            <text:p>_style_</text:p>
          </table:table-cell>
          <table:table-cell table:style-name="ce240" office:value-type="string" calcext:value-type="string">
            <text:p>_diary_</text:p>
          </table:table-cell>
          <table:table-cell table:style-name="ce240" office:value-type="string" calcext:value-type="string">
            <text:p>_student_</text:p>
          </table:table-cell>
          <table:table-cell table:style-name="ce240" office:value-type="string" calcext:value-type="string">
            <text:p>_standard_</text:p>
          </table:table-cell>
          <table:table-cell table:style-name="ce240" office:value-type="string" calcext:value-type="string">
            <text:p>_so_</text:p>
          </table:table-cell>
          <table:table-cell table:style-name="ce240" office:value-type="string" calcext:value-type="string">
            <text:p>_genetic_</text:p>
          </table:table-cell>
          <table:table-cell table:style-name="ce240" office:value-type="string" calcext:value-type="string">
            <text:p>_heritage_</text:p>
          </table:table-cell>
          <table:table-cell table:style-name="ce240" office:value-type="string" calcext:value-type="string">
            <text:p>_strike_</text:p>
          </table:table-cell>
          <table:table-cell table:style-name="ce247" office:value-type="string" calcext:value-type="string">
            <text:p>_desert_</text:p>
          </table:table-cell>
          <table:table-cell table:style-name="ce240" table:number-columns-repeated="32"/>
          <table:table-cell table:style-name="ce256" office:value-type="string" calcext:value-type="string">
            <text:p>_introduction_</text:p>
          </table:table-cell>
          <table:table-cell table:style-name="ce247" office:value-type="string" calcext:value-type="string">
            <text:p>_knot_</text:p>
          </table:table-cell>
          <table:table-cell table:style-name="ce256" office:value-type="string" calcext:value-type="string">
            <text:p>_street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bear_</text:p>
          </table:table-cell>
          <table:table-cell table:style-name="ce247" office:value-type="string" calcext:value-type="string">
            <text:p>_reach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remedy</text:p>
          </table:table-cell>
          <table:table-cell table:style-name="ce242" office:value-type="string" calcext:value-type="string">
            <text:p>_plan_</text:p>
          </table:table-cell>
          <table:table-cell table:style-name="ce240" table:number-columns-repeated="18"/>
          <table:table-cell table:style-name="ce247"/>
          <table:table-cell table:style-name="ce247" office:value-type="string" calcext:value-type="string">
            <text:p>_motor_</text:p>
          </table:table-cell>
          <table:table-cell table:style-name="ce247" office:value-type="string" calcext:value-type="string">
            <text:p>_beam_</text:p>
          </table:table-cell>
          <table:table-cell table:style-name="ce247" office:value-type="string" calcext:value-type="string">
            <text:p>_FZ_</text:p>
          </table:table-cell>
          <table:table-cell table:style-name="ce240" office:value-type="string" calcext:value-type="string">
            <text:p>_tax_</text:p>
          </table:table-cell>
          <table:table-cell table:style-name="ce240" office:value-type="string" calcext:value-type="string">
            <text:p>_fog_</text:p>
          </table:table-cell>
          <table:table-cell table:style-name="ce240" office:value-type="string" calcext:value-type="string">
            <text:p>_bum_</text:p>
          </table:table-cell>
          <table:table-cell table:style-name="ce240" office:value-type="string" calcext:value-type="string">
            <text:p>_fest_</text:p>
          </table:table-cell>
          <table:table-cell table:style-name="ce240" office:value-type="string" calcext:value-type="string">
            <text:p>_jubilee_</text:p>
          </table:table-cell>
          <table:table-cell table:style-name="ce240" office:value-type="string" calcext:value-type="string">
            <text:p>_Fred_</text:p>
          </table:table-cell>
          <table:table-cell table:style-name="ce247" office:value-type="string" calcext:value-type="string">
            <text:p>_analyse_</text:p>
          </table:table-cell>
          <table:table-cell table:style-name="ce247" office:value-type="string" calcext:value-type="string">
            <text:p>_respect_</text:p>
          </table:table-cell>
          <table:table-cell table:style-name="ce247" office:value-type="string" calcext:value-type="string">
            <text:p>_protect_</text:p>
          </table:table-cell>
          <table:table-cell table:style-name="ce240" table:number-columns-repeated="4"/>
          <table:table-cell table:style-name="ce254" office:value-type="string" calcext:value-type="string">
            <text:p>_best_</text:p>
          </table:table-cell>
          <table:table-cell table:style-name="ce247" office:value-type="string" calcext:value-type="string">
            <text:p>_room_</text:p>
          </table:table-cell>
          <table:table-cell table:style-name="ce247" office:value-type="string" calcext:value-type="string">
            <text:p>_flake_</text:p>
          </table:table-cell>
          <table:table-cell table:style-name="ce247" office:value-type="string" calcext:value-type="string">
            <text:p>_step_</text:p>
          </table:table-cell>
          <table:table-cell table:style-name="ce240"/>
          <table:table-cell table:style-name="ce256" office:value-type="string" calcext:value-type="string">
            <text:p>_bacteria_</text:p>
          </table:table-cell>
          <table:table-cell table:style-name="ce240" office:value-type="string" calcext:value-type="string">
            <text:p>_sprite_</text:p>
          </table:table-cell>
          <table:table-cell table:style-name="ce240" office:value-type="string" calcext:value-type="string">
            <text:p>_silence_</text:p>
          </table:table-cell>
          <table:table-cell table:style-name="ce240" office:value-type="string" calcext:value-type="string">
            <text:p>_title_</text:p>
          </table:table-cell>
          <table:table-cell table:style-name="ce240" office:value-type="string" calcext:value-type="string">
            <text:p>_bunch_</text:p>
          </table:table-cell>
          <table:table-cell table:style-name="ce240" office:value-type="string" calcext:value-type="string">
            <text:p>_no_</text:p>
          </table:table-cell>
          <table:table-cell table:style-name="ce240" office:value-type="string" calcext:value-type="string">
            <text:p>_bracket_</text:p>
          </table:table-cell>
          <table:table-cell table:style-name="ce240" office:value-type="string" calcext:value-type="string">
            <text:p>_corporate_</text:p>
          </table:table-cell>
          <table:table-cell table:style-name="ce240" office:value-type="string" calcext:value-type="string">
            <text:p>_latch_</text:p>
          </table:table-cell>
          <table:table-cell table:style-name="ce247" office:value-type="string" calcext:value-type="string">
            <text:p>_firm_</text:p>
          </table:table-cell>
          <table:table-cell table:style-name="ce240" table:number-columns-repeated="32"/>
          <table:table-cell table:style-name="ce256" office:value-type="string" calcext:value-type="string">
            <text:p>_normal_</text:p>
          </table:table-cell>
          <table:table-cell table:style-name="ce247" office:value-type="string" calcext:value-type="string">
            <text:p>_proxy_</text:p>
          </table:table-cell>
          <table:table-cell table:style-name="ce256" office:value-type="string" calcext:value-type="string">
            <text:p>_viva_</text:p>
          </table:table-cell>
          <table:table-cell table:style-name="ce254"/>
          <table:table-cell table:style-name="ce240" table:number-columns-repeated="15"/>
          <table:table-cell table:style-name="ce256" office:value-type="string" calcext:value-type="string">
            <text:p>_clear_</text:p>
          </table:table-cell>
          <table:table-cell table:style-name="ce247" office:value-type="string" calcext:value-type="string">
            <text:p>_sponsor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 office:value-type="string" calcext:value-type="string">
            <text:p>.</text:p>
          </table:table-cell>
          <table:table-cell table:style-name="ce242" office:value-type="string" calcext:value-type="string">
            <text:p>_volume_</text:p>
          </table:table-cell>
          <table:table-cell table:style-name="ce240" table:number-columns-repeated="18"/>
          <table:table-cell table:style-name="ce247"/>
          <table:table-cell table:style-name="ce248" office:value-type="string" calcext:value-type="string">
            <text:p>_art_</text:p>
          </table:table-cell>
          <table:table-cell table:style-name="ce248" office:value-type="string" calcext:value-type="string">
            <text:p>_stop_</text:p>
          </table:table-cell>
          <table:table-cell table:style-name="ce248" office:value-type="string" calcext:value-type="string">
            <text:p>_alert_</text:p>
          </table:table-cell>
          <table:table-cell table:style-name="ce250" office:value-type="string" calcext:value-type="string">
            <text:p>_tone_</text:p>
          </table:table-cell>
          <table:table-cell table:style-name="ce250" office:value-type="string" calcext:value-type="string">
            <text:p>_dialogue_</text:p>
          </table:table-cell>
          <table:table-cell table:style-name="ce250" office:value-type="string" calcext:value-type="string">
            <text:p>_rank_</text:p>
          </table:table-cell>
          <table:table-cell table:style-name="ce250" office:value-type="string" calcext:value-type="string">
            <text:p>_music_</text:p>
          </table:table-cell>
          <table:table-cell table:style-name="ce250" office:value-type="string" calcext:value-type="string">
            <text:p>_instrument_</text:p>
          </table:table-cell>
          <table:table-cell table:style-name="ce250" office:value-type="string" calcext:value-type="string">
            <text:p>_spring_</text:p>
          </table:table-cell>
          <table:table-cell table:style-name="ce248" office:value-type="string" calcext:value-type="string">
            <text:p>_name_</text:p>
          </table:table-cell>
          <table:table-cell table:style-name="ce248" office:value-type="string" calcext:value-type="string">
            <text:p>_foreign_</text:p>
          </table:table-cell>
          <table:table-cell table:style-name="ce248" office:value-type="string" calcext:value-type="string">
            <text:p>_average_</text:p>
          </table:table-cell>
          <table:table-cell table:style-name="ce240" table:number-columns-repeated="4"/>
          <table:table-cell table:style-name="ce255" office:value-type="string" calcext:value-type="string">
            <text:p>_border_</text:p>
          </table:table-cell>
          <table:table-cell table:style-name="ce248" office:value-type="string" calcext:value-type="string">
            <text:p>_beep_</text:p>
          </table:table-cell>
          <table:table-cell table:style-name="ce248" office:value-type="string" calcext:value-type="string">
            <text:p>_flower_</text:p>
          </table:table-cell>
          <table:table-cell table:style-name="ce248" office:value-type="string" calcext:value-type="string">
            <text:p>_text_</text:p>
          </table:table-cell>
          <table:table-cell table:style-name="ce240"/>
          <table:table-cell table:style-name="ce257" office:value-type="string" calcext:value-type="string">
            <text:p>_acoustic_</text:p>
          </table:table-cell>
          <table:table-cell table:style-name="ce250" office:value-type="string" calcext:value-type="string">
            <text:p>_routine_</text:p>
          </table:table-cell>
          <table:table-cell table:style-name="ce250" office:value-type="string" calcext:value-type="string">
            <text:p>_inevitable_</text:p>
          </table:table-cell>
          <table:table-cell table:style-name="ce250" office:value-type="string" calcext:value-type="string">
            <text:p>_day_</text:p>
          </table:table-cell>
          <table:table-cell table:style-name="ce250" office:value-type="string" calcext:value-type="string">
            <text:p>_secure_</text:p>
          </table:table-cell>
          <table:table-cell table:style-name="ce250" office:value-type="string" calcext:value-type="string">
            <text:p>_fluid_</text:p>
          </table:table-cell>
          <table:table-cell table:style-name="ce250" office:value-type="string" calcext:value-type="string">
            <text:p>_earn_</text:p>
          </table:table-cell>
          <table:table-cell table:style-name="ce250" office:value-type="string" calcext:value-type="string">
            <text:p>_carrot_</text:p>
          </table:table-cell>
          <table:table-cell table:style-name="ce250" office:value-type="string" calcext:value-type="string">
            <text:p>_insect_</text:p>
          </table:table-cell>
          <table:table-cell table:style-name="ce248" office:value-type="string" calcext:value-type="string">
            <text:p>_teeth_</text:p>
          </table:table-cell>
          <table:table-cell table:style-name="ce240" table:number-columns-repeated="32"/>
          <table:table-cell table:style-name="ce257" office:value-type="string" calcext:value-type="string">
            <text:p>_wrong_</text:p>
          </table:table-cell>
          <table:table-cell table:style-name="ce248" office:value-type="string" calcext:value-type="string">
            <text:p>_bias_</text:p>
          </table:table-cell>
          <table:table-cell table:style-name="ce257" office:value-type="string" calcext:value-type="string">
            <text:p>_confidence_</text:p>
          </table:table-cell>
          <table:table-cell table:style-name="ce254"/>
          <table:table-cell table:style-name="ce240" table:number-columns-repeated="15"/>
          <table:table-cell table:style-name="ce257" office:value-type="string" calcext:value-type="string">
            <text:p>_character_</text:p>
          </table:table-cell>
          <table:table-cell table:style-name="ce248" office:value-type="string" calcext:value-type="string">
            <text:p>_development_</text:p>
          </table:table-cell>
          <table:table-cell table:style-name="ce240" table:number-columns-repeated="3"/>
          <table:table-cell table:number-columns-repeated="916"/>
        </table:table-row>
        <table:table-row table:style-name="ro5">
          <table:table-cell table:style-name="ce236"/>
          <table:table-cell table:style-name="ce242" office:value-type="string" calcext:value-type="string">
            <text:p>_invoke_</text:p>
          </table:table-cell>
          <table:table-cell table:style-name="ce240" table:number-columns-repeated="106"/>
          <table:table-cell table:number-columns-repeated="916"/>
        </table:table-row>
        <table:table-row table:style-name="ro5">
          <table:table-cell table:style-name="ce236"/>
          <table:table-cell table:style-name="ce242" office:value-type="string" calcext:value-type="string">
            <text:p>_final_</text:p>
          </table:table-cell>
          <table:table-cell table:style-name="ce240" table:number-columns-repeated="30"/>
          <table:table-cell table:style-name="ce253" table:number-columns-repeated="53"/>
          <table:table-cell table:style-name="ce240" table:number-columns-repeated="23"/>
          <table:table-cell table:number-columns-repeated="916"/>
        </table:table-row>
        <table:table-row table:style-name="ro5">
          <table:table-cell table:style-name="ce237"/>
          <table:table-cell table:style-name="ce243" table:number-columns-repeated="30"/>
          <table:table-cell table:style-name="ce251"/>
          <table:table-cell table:style-name="ce245" table:number-columns-repeated="76"/>
          <table:table-cell table:number-columns-repeated="916"/>
        </table:table-row>
        <table:table-row table:style-name="ro5">
          <table:table-cell table:style-name="ce238"/>
          <table:table-cell table:style-name="ce244" table:number-columns-repeated="30"/>
          <table:table-cell table:style-name="ce252" table:number-columns-repeated="77"/>
          <table:table-cell table:number-columns-repeated="916"/>
        </table:table-row>
        <table:table-row table:style-name="ro5" table:number-rows-repeated="964">
          <table:table-cell table:style-name="ce239"/>
          <table:table-cell table:style-name="ce245" table:number-columns-repeated="107"/>
          <table:table-cell table:number-columns-repeated="916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urrency" table:style-name="ta18">
        <table:table-column table:style-name="co42" table:number-columns-repeated="35" table:default-cell-style-name="Default"/>
        <table:table-column table:style-name="co11" table:number-columns-repeated="989" table:default-cell-style-name="Default"/>
        <table:table-row table:style-name="ro1">
          <table:table-cell table:style-name="ce239"/>
          <table:table-cell table:style-name="ce245" table:number-columns-repeated="34"/>
          <table:table-cell table:number-columns-repeated="989"/>
        </table:table-row>
        <table:table-row table:style-name="ro5">
          <table:table-cell table:style-name="ce237"/>
          <table:table-cell table:style-name="ce243" table:number-columns-repeated="34"/>
          <table:table-cell table:number-columns-repeated="989"/>
        </table:table-row>
        <table:table-row table:style-name="ro1">
          <table:table-cell table:style-name="ce259"/>
          <table:table-cell table:style-name="ce245" table:number-columns-repeated="34"/>
          <table:table-cell table:number-columns-repeated="989"/>
        </table:table-row>
        <table:table-row table:style-name="ro5">
          <table:table-cell table:style-name="ce238" table:number-matrix-columns-spanned="34" table:number-matrix-rows-spanned="108" table:formula="of:=TRANSPOSE([$Balance.A2:.DD35])" office:value-type="string" office:string-value="It" calcext:value-type="string">
            <text:p>It</text:p>
          </table:table-cell>
          <table:table-cell table:style-name="ce252" office:value-type="string" office:string-value="must" calcext:value-type="string">
            <text:p>must</text:p>
          </table:table-cell>
          <table:table-cell table:style-name="ce252" office:value-type="string" office:string-value="have" calcext:value-type="string">
            <text:p>have</text:p>
          </table:table-cell>
          <table:table-cell table:style-name="ce252" office:value-type="string" office:string-value="these" calcext:value-type="string">
            <text:p>these</text:p>
          </table:table-cell>
          <table:table-cell table:style-name="ce252" office:value-type="string" office:string-value="or" calcext:value-type="string">
            <text:p>or</text:p>
          </table:table-cell>
          <table:table-cell table:style-name="ce252" office:value-type="string" office:string-value="more" calcext:value-type="string">
            <text:p>more</text:p>
          </table:table-cell>
          <table:table-cell table:style-name="ce252" office:value-type="string" office:string-value="than" calcext:value-type="string">
            <text:p>than</text:p>
          </table:table-cell>
          <table:table-cell table:style-name="ce252" office:value-type="string" office:string-value="these" calcext:value-type="string">
            <text:p>these</text:p>
          </table:table-cell>
          <table:table-cell table:style-name="ce252" office:value-type="string" office:string-value="countable" calcext:value-type="string">
            <text:p>countable</text:p>
          </table:table-cell>
          <table:table-cell table:style-name="ce252" office:value-type="string" office:string-value="segments" calcext:value-type="string">
            <text:p>segments</text:p>
          </table:table-cell>
          <table:table-cell table:style-name="ce252" office:value-type="string" office:string-value="where" calcext:value-type="string">
            <text:p>where</text:p>
          </table:table-cell>
          <table:table-cell table:style-name="ce252" office:value-type="string" office:string-value="it" calcext:value-type="string">
            <text:p>it</text:p>
          </table:table-cell>
          <table:table-cell table:style-name="ce252" office:value-type="string" office:string-value="gets" calcext:value-type="string">
            <text:p>gets</text:p>
          </table:table-cell>
          <table:table-cell table:style-name="ce252" office:value-type="string" office:string-value="enough" calcext:value-type="string">
            <text:p>enough</text:p>
          </table:table-cell>
          <table:table-cell table:style-name="ce252" office:value-type="string" office:string-value="flexibility" calcext:value-type="string">
            <text:p>flexibility</text:p>
          </table:table-cell>
          <table:table-cell table:style-name="ce252" office:value-type="string" office:string-value="to" calcext:value-type="string">
            <text:p>to</text:p>
          </table:table-cell>
          <table:table-cell table:style-name="ce252" office:value-type="string" office:string-value="forward" calcext:value-type="string">
            <text:p>forward</text:p>
          </table:table-cell>
          <table:table-cell table:style-name="ce252" office:value-type="string" office:string-value="any" calcext:value-type="string">
            <text:p>any</text:p>
          </table:table-cell>
          <table:table-cell table:style-name="ce252" office:value-type="string" office:string-value="amount" calcext:value-type="string">
            <text:p>amount</text:p>
          </table:table-cell>
          <table:table-cell table:style-name="ce252" office:value-type="string" office:string-value="of" calcext:value-type="string">
            <text:p>of</text:p>
          </table:table-cell>
          <table:table-cell table:style-name="ce252" office:value-type="string" office:string-value="cautionary" calcext:value-type="string">
            <text:p>cautionary</text:p>
          </table:table-cell>
          <table:table-cell table:style-name="ce252" office:value-type="string" office:string-value="measure" calcext:value-type="string">
            <text:p>measure</text:p>
          </table:table-cell>
          <table:table-cell table:style-name="ce252" office:value-type="string" office:string-value="makes" calcext:value-type="string">
            <text:p>makes</text:p>
          </table:table-cell>
          <table:table-cell table:style-name="ce252" office:value-type="string" office:string-value="a" calcext:value-type="string">
            <text:p>a</text:p>
          </table:table-cell>
          <table:table-cell table:style-name="ce252" office:value-type="string" office:string-value="development" calcext:value-type="string">
            <text:p>development</text:p>
          </table:table-cell>
          <table:table-cell table:style-name="ce252" office:value-type="string" office:string-value="environment" calcext:value-type="string">
            <text:p>environment</text:p>
          </table:table-cell>
          <table:table-cell table:style-name="ce252" office:value-type="string" office:string-value="for" calcext:value-type="string">
            <text:p>for</text:p>
          </table:table-cell>
          <table:table-cell table:style-name="ce252" office:value-type="string" office:string-value="derivative" calcext:value-type="string">
            <text:p>derivative</text:p>
          </table:table-cell>
          <table:table-cell table:style-name="ce252" office:value-type="string" office:string-value="mechanics" calcext:value-type="string">
            <text:p>mechanics</text:p>
          </table:table-cell>
          <table:table-cell table:style-name="ce252" office:value-type="string" office:string-value="against" calcext:value-type="string">
            <text:p>against</text:p>
          </table:table-cell>
          <table:table-cell table:style-name="ce252" office:value-type="string" office:string-value="remedy" calcext:value-type="string">
            <text:p>remedy</text:p>
          </table:table-cell>
          <table:table-cell table:style-name="ce252" office:value-type="string" office:string-value="." calcext:value-type="string">
            <text:p>.</text:p>
          </table:table-cell>
          <table:table-cell table:style-name="ce252" office:value-type="float" office:value="0" calcext:value-type="float">
            <text:p/>
          </table:table-cell>
          <table:table-cell table:style-name="ce252" office:value-type="float" office:value="0" calcext:value-type="float">
            <text:p/>
          </table:table-cell>
          <table:table-cell table:style-name="ce252"/>
          <table:table-cell table:number-columns-repeated="989"/>
        </table:table-row>
        <table:table-row table:style-name="ro5">
          <table:table-cell table:style-name="ce260" office:value-type="string" office:string-value="_whichIs29_" calcext:value-type="string">
            <text:p>_whichIs29_</text:p>
          </table:table-cell>
          <table:table-cell table:style-name="ce263" office:value-type="string" office:string-value="_dendrite_" calcext:value-type="string">
            <text:p>_dendrite_</text:p>
          </table:table-cell>
          <table:table-cell table:style-name="ce263" office:value-type="string" office:string-value="_spike_" calcext:value-type="string">
            <text:p>_spike_</text:p>
          </table:table-cell>
          <table:table-cell table:style-name="ce263" office:value-type="string" office:string-value="_bulb_" calcext:value-type="string">
            <text:p>_bulb_</text:p>
          </table:table-cell>
          <table:table-cell table:style-name="ce263" office:value-type="string" office:string-value="_cartridge_" calcext:value-type="string">
            <text:p>_cartridge_</text:p>
          </table:table-cell>
          <table:table-cell table:style-name="ce263" office:value-type="string" office:string-value="_design_" calcext:value-type="string">
            <text:p>_design_</text:p>
          </table:table-cell>
          <table:table-cell table:style-name="ce263" office:value-type="string" office:string-value="_mode_" calcext:value-type="string">
            <text:p>_mode_</text:p>
          </table:table-cell>
          <table:table-cell table:style-name="ce263" office:value-type="string" office:string-value="_lay_" calcext:value-type="string">
            <text:p>_lay_</text:p>
          </table:table-cell>
          <table:table-cell table:style-name="ce263" office:value-type="string" office:string-value="_scope_" calcext:value-type="string">
            <text:p>_scope_</text:p>
          </table:table-cell>
          <table:table-cell table:style-name="ce263" office:value-type="string" office:string-value="_phase_" calcext:value-type="string">
            <text:p>_phase_</text:p>
          </table:table-cell>
          <table:table-cell table:style-name="ce263" office:value-type="string" office:string-value="_serve_" calcext:value-type="string">
            <text:p>_serve_</text:p>
          </table:table-cell>
          <table:table-cell table:style-name="ce263" office:value-type="string" office:string-value="_academy_" calcext:value-type="string">
            <text:p>_academy_</text:p>
          </table:table-cell>
          <table:table-cell table:style-name="ce263" office:value-type="string" office:string-value="_vault_" calcext:value-type="string">
            <text:p>_vault_</text:p>
          </table:table-cell>
          <table:table-cell table:style-name="ce263" office:value-type="string" office:string-value="_host_" calcext:value-type="string">
            <text:p>_host_</text:p>
          </table:table-cell>
          <table:table-cell table:style-name="ce263" office:value-type="string" office:string-value="_event_" calcext:value-type="string">
            <text:p>_event_</text:p>
          </table:table-cell>
          <table:table-cell table:style-name="ce263" office:value-type="string" office:string-value="_depict_" calcext:value-type="string">
            <text:p>_depict_</text:p>
          </table:table-cell>
          <table:table-cell table:style-name="ce263" office:value-type="string" office:string-value="_reimburse_" calcext:value-type="string">
            <text:p>_reimburse_</text:p>
          </table:table-cell>
          <table:table-cell table:style-name="ce263" office:value-type="string" office:string-value="_snap_" calcext:value-type="string">
            <text:p>_snap_</text:p>
          </table:table-cell>
          <table:table-cell table:style-name="ce263" office:value-type="string" office:string-value="_parachute_" calcext:value-type="string">
            <text:p>_parachute_</text:p>
          </table:table-cell>
          <table:table-cell table:style-name="ce263" office:value-type="string" office:string-value="_lace_" calcext:value-type="string">
            <text:p>_lace_</text:p>
          </table:table-cell>
          <table:table-cell table:style-name="ce263" office:value-type="string" office:string-value="_solution_" calcext:value-type="string">
            <text:p>_solution_</text:p>
          </table:table-cell>
          <table:table-cell table:style-name="ce263" office:value-type="string" office:string-value="_tangle_" calcext:value-type="string">
            <text:p>_tangle_</text:p>
          </table:table-cell>
          <table:table-cell table:style-name="ce263" office:value-type="string" office:string-value="_common_" calcext:value-type="string">
            <text:p>_common_</text:p>
          </table:table-cell>
          <table:table-cell table:style-name="ce263" office:value-type="string" office:string-value="_edge_" calcext:value-type="string">
            <text:p>_edge_</text:p>
          </table:table-cell>
          <table:table-cell table:style-name="ce263" office:value-type="string" office:string-value="_asterisk_" calcext:value-type="string">
            <text:p>_asterisk_</text:p>
          </table:table-cell>
          <table:table-cell table:style-name="ce263" office:value-type="string" office:string-value="_expert_" calcext:value-type="string">
            <text:p>_expert_</text:p>
          </table:table-cell>
          <table:table-cell table:style-name="ce263" office:value-type="string" office:string-value="_rust_" calcext:value-type="string">
            <text:p>_rust_</text:p>
          </table:table-cell>
          <table:table-cell table:style-name="ce263" office:value-type="string" office:string-value="_original_" calcext:value-type="string">
            <text:p>_original_</text:p>
          </table:table-cell>
          <table:table-cell table:style-name="ce263" office:value-type="string" office:string-value="_commit_" calcext:value-type="string">
            <text:p>_commit_</text:p>
          </table:table-cell>
          <table:table-cell table:style-name="ce263" office:value-type="string" office:string-value="_next_" calcext:value-type="string">
            <text:p>_next_</text:p>
          </table:table-cell>
          <table:table-cell table:style-name="ce263" office:value-type="string" office:string-value="_plan_" calcext:value-type="string">
            <text:p>_plan_</text:p>
          </table:table-cell>
          <table:table-cell table:style-name="ce263" office:value-type="string" office:string-value="_volume_" calcext:value-type="string">
            <text:p>_volume_</text:p>
          </table:table-cell>
          <table:table-cell table:style-name="ce263" office:value-type="string" office:string-value="_invoke_" calcext:value-type="string">
            <text:p>_invoke_</text:p>
          </table:table-cell>
          <table:table-cell table:style-name="ce263" office:value-type="string" office:string-value="_final_" calcext:value-type="string">
            <text:p>_final_</text:p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tub_" calcext:value-type="string">
            <text:p>_tub_</text:p>
          </table:table-cell>
          <table:table-cell table:style-name="ce263" office:value-type="string" office:string-value="_tea_" calcext:value-type="string">
            <text:p>_tea_</text:p>
          </table:table-cell>
          <table:table-cell table:style-name="ce263" office:value-type="string" office:string-value="_town_" calcext:value-type="string">
            <text:p>_town_</text:p>
          </table:table-cell>
          <table:table-cell table:style-name="ce263" office:value-type="string" office:string-value="_toy_" calcext:value-type="string">
            <text:p>_toy_</text:p>
          </table:table-cell>
          <table:table-cell table:style-name="ce263" office:value-type="string" office:string-value="_tip_" calcext:value-type="string">
            <text:p>_tip_</text:p>
          </table:table-cell>
          <table:table-cell table:style-name="ce263" office:value-type="string" office:string-value="_toast_" calcext:value-type="string">
            <text:p>_toast_</text:p>
          </table:table-cell>
          <table:table-cell table:style-name="ce263" office:value-type="string" office:string-value="_time_" calcext:value-type="string">
            <text:p>_time_</text:p>
          </table:table-cell>
          <table:table-cell table:style-name="ce263" office:value-type="string" office:string-value="_team_" calcext:value-type="string">
            <text:p>_team_</text:p>
          </table:table-cell>
          <table:table-cell table:style-name="ce263" office:value-type="string" office:string-value="_tap_" calcext:value-type="string">
            <text:p>_tap_</text:p>
          </table:table-cell>
          <table:table-cell table:style-name="ce263" office:value-type="string" office:string-value="_touch_" calcext:value-type="string">
            <text:p>_touch_</text:p>
          </table:table-cell>
          <table:table-cell table:style-name="ce263" office:value-type="string" office:string-value="_type_" calcext:value-type="string">
            <text:p>_type_</text:p>
          </table:table-cell>
          <table:table-cell table:style-name="ce263" office:value-type="string" office:string-value="_tool_" calcext:value-type="string">
            <text:p>_tool_</text:p>
          </table:table-cell>
          <table:table-cell table:style-name="ce263" office:value-type="string" office:string-value="_try_" calcext:value-type="string">
            <text:p>_try_</text:p>
          </table:table-cell>
          <table:table-cell table:style-name="ce263" office:value-type="string" office:string-value="_tree_" calcext:value-type="string">
            <text:p>_tree_</text:p>
          </table:table-cell>
          <table:table-cell table:style-name="ce263" office:value-type="string" office:string-value="_tunnel_" calcext:value-type="string">
            <text:p>_tunnel_</text:p>
          </table:table-cell>
          <table:table-cell table:style-name="ce263" office:value-type="string" office:string-value="_toss_" calcext:value-type="string">
            <text:p>_toss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roll_" calcext:value-type="string">
            <text:p>_roll_</text:p>
          </table:table-cell>
          <table:table-cell table:style-name="ce245" office:value-type="string" office:string-value="_run_" calcext:value-type="string">
            <text:p>_run_</text:p>
          </table:table-cell>
          <table:table-cell table:style-name="ce245" office:value-type="string" office:string-value="_rest_" calcext:value-type="string">
            <text:p>_rest_</text:p>
          </table:table-cell>
          <table:table-cell table:style-name="ce245" office:value-type="string" office:string-value="_read_" calcext:value-type="string">
            <text:p>_read_</text:p>
          </table:table-cell>
          <table:table-cell table:style-name="ce245" office:value-type="string" office:string-value="_rate_" calcext:value-type="string">
            <text:p>_rate_</text:p>
          </table:table-cell>
          <table:table-cell table:style-name="ce245" office:value-type="string" office:string-value="_ring_" calcext:value-type="string">
            <text:p>_ring_</text:p>
          </table:table-cell>
          <table:table-cell table:style-name="ce245" office:value-type="string" office:string-value="_rose_" calcext:value-type="string">
            <text:p>_rose_</text:p>
          </table:table-cell>
          <table:table-cell table:style-name="ce245" office:value-type="string" office:string-value="_real_" calcext:value-type="string">
            <text:p>_real_</text:p>
          </table:table-cell>
          <table:table-cell table:style-name="ce245" office:value-type="string" office:string-value="_road_" calcext:value-type="string">
            <text:p>_road_</text:p>
          </table:table-cell>
          <table:table-cell table:style-name="ce245" office:value-type="string" office:string-value="_risk_" calcext:value-type="string">
            <text:p>_risk_</text:p>
          </table:table-cell>
          <table:table-cell table:style-name="ce245" office:value-type="string" office:string-value="_rent_" calcext:value-type="string">
            <text:p>_rent_</text:p>
          </table:table-cell>
          <table:table-cell table:style-name="ce245" office:value-type="string" office:string-value="_rush_" calcext:value-type="string">
            <text:p>_rush_</text:p>
          </table:table-cell>
          <table:table-cell table:style-name="ce245" office:value-type="string" office:string-value="_robot_" calcext:value-type="string">
            <text:p>_robot_</text:p>
          </table:table-cell>
          <table:table-cell table:style-name="ce245" office:value-type="string" office:string-value="_row_" calcext:value-type="string">
            <text:p>_row_</text:p>
          </table:table-cell>
          <table:table-cell table:style-name="ce245" office:value-type="string" office:string-value="_ramp_" calcext:value-type="string">
            <text:p>_ramp_</text:p>
          </table:table-cell>
          <table:table-cell table:style-name="ce245" office:value-type="string" office:string-value="_rocket_" calcext:value-type="string">
            <text:p>_rocke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ixteen_" calcext:value-type="string">
            <text:p>_sixteen_</text:p>
          </table:table-cell>
          <table:table-cell table:style-name="ce245" office:value-type="string" office:string-value="_fifteen_" calcext:value-type="string">
            <text:p>_fifteen_</text:p>
          </table:table-cell>
          <table:table-cell table:style-name="ce245" office:value-type="string" office:string-value="_fourteen_" calcext:value-type="string">
            <text:p>_fourteen_</text:p>
          </table:table-cell>
          <table:table-cell table:style-name="ce245" office:value-type="string" office:string-value="_thirteen_" calcext:value-type="string">
            <text:p>_thirteen_</text:p>
          </table:table-cell>
          <table:table-cell table:style-name="ce245" office:value-type="string" office:string-value="_twelve_" calcext:value-type="string">
            <text:p>_twelve_</text:p>
          </table:table-cell>
          <table:table-cell table:style-name="ce245" office:value-type="string" office:string-value="_eleven_" calcext:value-type="string">
            <text:p>_eleven_</text:p>
          </table:table-cell>
          <table:table-cell table:style-name="ce245" office:value-type="string" office:string-value="_ten_" calcext:value-type="string">
            <text:p>_ten_</text:p>
          </table:table-cell>
          <table:table-cell table:style-name="ce245" office:value-type="string" office:string-value="_nine_" calcext:value-type="string">
            <text:p>_nine_</text:p>
          </table:table-cell>
          <table:table-cell table:style-name="ce245" office:value-type="string" office:string-value="_eight_" calcext:value-type="string">
            <text:p>_eight_</text:p>
          </table:table-cell>
          <table:table-cell table:style-name="ce245" office:value-type="string" office:string-value="_seven_" calcext:value-type="string">
            <text:p>_seven_</text:p>
          </table:table-cell>
          <table:table-cell table:style-name="ce245" office:value-type="string" office:string-value="_six_" calcext:value-type="string">
            <text:p>_six_</text:p>
          </table:table-cell>
          <table:table-cell table:style-name="ce245" office:value-type="string" office:string-value="_five_" calcext:value-type="string">
            <text:p>_five_</text:p>
          </table:table-cell>
          <table:table-cell table:style-name="ce245" office:value-type="string" office:string-value="_four_" calcext:value-type="string">
            <text:p>_four_</text:p>
          </table:table-cell>
          <table:table-cell table:style-name="ce245" office:value-type="string" office:string-value="_three_" calcext:value-type="string">
            <text:p>_three_</text:p>
          </table:table-cell>
          <table:table-cell table:style-name="ce245" office:value-type="string" office:string-value="_two_" calcext:value-type="string">
            <text:p>_two_</text:p>
          </table:table-cell>
          <table:table-cell table:style-name="ce245" office:value-type="string" office:string-value="_one_" calcext:value-type="string">
            <text:p>_on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warm_" calcext:value-type="string">
            <text:p>_warm_</text:p>
          </table:table-cell>
          <table:table-cell table:style-name="ce245" office:value-type="string" office:string-value="_win_" calcext:value-type="string">
            <text:p>_win_</text:p>
          </table:table-cell>
          <table:table-cell table:style-name="ce245" office:value-type="string" office:string-value="_weight_" calcext:value-type="string">
            <text:p>_weight_</text:p>
          </table:table-cell>
          <table:table-cell table:style-name="ce245" office:value-type="string" office:string-value="_wax_" calcext:value-type="string">
            <text:p>_wax_</text:p>
          </table:table-cell>
          <table:table-cell table:style-name="ce245" office:value-type="string" office:string-value="_water_" calcext:value-type="string">
            <text:p>_water_</text:p>
          </table:table-cell>
          <table:table-cell table:style-name="ce245" office:value-type="string" office:string-value="_word_" calcext:value-type="string">
            <text:p>_word_</text:p>
          </table:table-cell>
          <table:table-cell table:style-name="ce245" office:value-type="string" office:string-value="_wall_" calcext:value-type="string">
            <text:p>_wall_</text:p>
          </table:table-cell>
          <table:table-cell table:style-name="ce245" office:value-type="string" office:string-value="_wool_" calcext:value-type="string">
            <text:p>_wool_</text:p>
          </table:table-cell>
          <table:table-cell table:style-name="ce245" office:value-type="string" office:string-value="_wealth_" calcext:value-type="string">
            <text:p>_wealth_</text:p>
          </table:table-cell>
          <table:table-cell table:style-name="ce245" office:value-type="string" office:string-value="_wake_" calcext:value-type="string">
            <text:p>_wake_</text:p>
          </table:table-cell>
          <table:table-cell table:style-name="ce245" office:value-type="string" office:string-value="_width_" calcext:value-type="string">
            <text:p>_width_</text:p>
          </table:table-cell>
          <table:table-cell table:style-name="ce245" office:value-type="string" office:string-value="_week_" calcext:value-type="string">
            <text:p>_week_</text:p>
          </table:table-cell>
          <table:table-cell table:style-name="ce245" office:value-type="string" office:string-value="_weather_" calcext:value-type="string">
            <text:p>_weather_</text:p>
          </table:table-cell>
          <table:table-cell table:style-name="ce245" office:value-type="string" office:string-value="_wood_" calcext:value-type="string">
            <text:p>_wood_</text:p>
          </table:table-cell>
          <table:table-cell table:style-name="ce245" office:value-type="string" office:string-value="_wonder_" calcext:value-type="string">
            <text:p>_wonder_</text:p>
          </table:table-cell>
          <table:table-cell table:style-name="ce245" office:value-type="string" office:string-value="_wrinkle_" calcext:value-type="string">
            <text:p>_wrinkl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machine_" calcext:value-type="string">
            <text:p>_machine_</text:p>
          </table:table-cell>
          <table:table-cell table:style-name="ce245" office:value-type="string" office:string-value="_mathematics_" calcext:value-type="string">
            <text:p>_mathematics_</text:p>
          </table:table-cell>
          <table:table-cell table:style-name="ce245" office:value-type="string" office:string-value="_mere_" calcext:value-type="string">
            <text:p>_mere_</text:p>
          </table:table-cell>
          <table:table-cell table:style-name="ce245" office:value-type="string" office:string-value="_mask_" calcext:value-type="string">
            <text:p>_mask_</text:p>
          </table:table-cell>
          <table:table-cell table:style-name="ce245" office:value-type="string" office:string-value="_mobile_" calcext:value-type="string">
            <text:p>_mobile_</text:p>
          </table:table-cell>
          <table:table-cell table:style-name="ce245" office:value-type="string" office:string-value="_mood_" calcext:value-type="string">
            <text:p>_mood_</text:p>
          </table:table-cell>
          <table:table-cell table:style-name="ce245" office:value-type="string" office:string-value="_meet_" calcext:value-type="string">
            <text:p>_meet_</text:p>
          </table:table-cell>
          <table:table-cell table:style-name="ce245" office:value-type="string" office:string-value="_map_" calcext:value-type="string">
            <text:p>_map_</text:p>
          </table:table-cell>
          <table:table-cell table:style-name="ce245" office:value-type="string" office:string-value="_motion_" calcext:value-type="string">
            <text:p>_motion_</text:p>
          </table:table-cell>
          <table:table-cell table:style-name="ce245" office:value-type="string" office:string-value="_many_" calcext:value-type="string">
            <text:p>_many_</text:p>
          </table:table-cell>
          <table:table-cell table:style-name="ce245" office:value-type="string" office:string-value="_modern_" calcext:value-type="string">
            <text:p>_modern_</text:p>
          </table:table-cell>
          <table:table-cell table:style-name="ce245" office:value-type="string" office:string-value="_match_" calcext:value-type="string">
            <text:p>_match_</text:p>
          </table:table-cell>
          <table:table-cell table:style-name="ce245" office:value-type="string" office:string-value="_memory_" calcext:value-type="string">
            <text:p>_memory_</text:p>
          </table:table-cell>
          <table:table-cell table:style-name="ce245" office:value-type="string" office:string-value="_mono_" calcext:value-type="string">
            <text:p>_mono_</text:p>
          </table:table-cell>
          <table:table-cell table:style-name="ce245" office:value-type="string" office:string-value="_module_" calcext:value-type="string">
            <text:p>_module_</text:p>
          </table:table-cell>
          <table:table-cell table:style-name="ce245" office:value-type="string" office:string-value="_mini_" calcext:value-type="string">
            <text:p>_mini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high_" calcext:value-type="string">
            <text:p>_high_</text:p>
          </table:table-cell>
          <table:table-cell table:style-name="ce245" office:value-type="string" office:string-value="_how_" calcext:value-type="string">
            <text:p>_how_</text:p>
          </table:table-cell>
          <table:table-cell table:style-name="ce245" office:value-type="string" office:string-value="_hall_" calcext:value-type="string">
            <text:p>_hall_</text:p>
          </table:table-cell>
          <table:table-cell table:style-name="ce245" office:value-type="string" office:string-value="_hill_" calcext:value-type="string">
            <text:p>_hill_</text:p>
          </table:table-cell>
          <table:table-cell table:style-name="ce245" office:value-type="string" office:string-value="_hike_" calcext:value-type="string">
            <text:p>_hike_</text:p>
          </table:table-cell>
          <table:table-cell table:style-name="ce245" office:value-type="string" office:string-value="_hit_" calcext:value-type="string">
            <text:p>_hit_</text:p>
          </table:table-cell>
          <table:table-cell table:style-name="ce245" office:value-type="string" office:string-value="_hub_" calcext:value-type="string">
            <text:p>_hub_</text:p>
          </table:table-cell>
          <table:table-cell table:style-name="ce245" office:value-type="string" office:string-value="_hat_" calcext:value-type="string">
            <text:p>_hat_</text:p>
          </table:table-cell>
          <table:table-cell table:style-name="ce245" office:value-type="string" office:string-value="_half_" calcext:value-type="string">
            <text:p>_half_</text:p>
          </table:table-cell>
          <table:table-cell table:style-name="ce245" office:value-type="string" office:string-value="_hang_" calcext:value-type="string">
            <text:p>_hang_</text:p>
          </table:table-cell>
          <table:table-cell table:style-name="ce245" office:value-type="string" office:string-value="_hip_" calcext:value-type="string">
            <text:p>_hip_</text:p>
          </table:table-cell>
          <table:table-cell table:style-name="ce245" office:value-type="string" office:string-value="_hive_" calcext:value-type="string">
            <text:p>_hive_</text:p>
          </table:table-cell>
          <table:table-cell table:style-name="ce245" office:value-type="string" office:string-value="_heavy_" calcext:value-type="string">
            <text:p>_heavy_</text:p>
          </table:table-cell>
          <table:table-cell table:style-name="ce245" office:value-type="string" office:string-value="_hydro_" calcext:value-type="string">
            <text:p>_hydro_</text:p>
          </table:table-cell>
          <table:table-cell table:style-name="ce245" office:value-type="string" office:string-value="_hence_" calcext:value-type="string">
            <text:p>_hence_</text:p>
          </table:table-cell>
          <table:table-cell table:style-name="ce245" office:value-type="string" office:string-value="_hand_" calcext:value-type="string">
            <text:p>_hand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nest_" calcext:value-type="string">
            <text:p>_nest_</text:p>
          </table:table-cell>
          <table:table-cell table:style-name="ce245" office:value-type="string" office:string-value="_nil_" calcext:value-type="string">
            <text:p>_nil_</text:p>
          </table:table-cell>
          <table:table-cell table:style-name="ce245" office:value-type="string" office:string-value="_nip_" calcext:value-type="string">
            <text:p>_nip_</text:p>
          </table:table-cell>
          <table:table-cell table:style-name="ce245" office:value-type="string" office:string-value="_net_" calcext:value-type="string">
            <text:p>_net_</text:p>
          </table:table-cell>
          <table:table-cell table:style-name="ce245" office:value-type="string" office:string-value="_native_" calcext:value-type="string">
            <text:p>_native_</text:p>
          </table:table-cell>
          <table:table-cell table:style-name="ce245" office:value-type="string" office:string-value="_nature_" calcext:value-type="string">
            <text:p>_nature_</text:p>
          </table:table-cell>
          <table:table-cell table:style-name="ce245" office:value-type="string" office:string-value="_not_" calcext:value-type="string">
            <text:p>_not_</text:p>
          </table:table-cell>
          <table:table-cell table:style-name="ce245" office:value-type="string" office:string-value="_neon_" calcext:value-type="string">
            <text:p>_neon_</text:p>
          </table:table-cell>
          <table:table-cell table:style-name="ce245" office:value-type="string" office:string-value="_note_" calcext:value-type="string">
            <text:p>_note_</text:p>
          </table:table-cell>
          <table:table-cell table:style-name="ce245" office:value-type="string" office:string-value="_nor_" calcext:value-type="string">
            <text:p>_nor_</text:p>
          </table:table-cell>
          <table:table-cell table:style-name="ce245" office:value-type="string" office:string-value="_naive_" calcext:value-type="string">
            <text:p>_naive_</text:p>
          </table:table-cell>
          <table:table-cell table:style-name="ce245" office:value-type="string" office:string-value="_nice_" calcext:value-type="string">
            <text:p>_nice_</text:p>
          </table:table-cell>
          <table:table-cell table:style-name="ce245" office:value-type="string" office:string-value="_now_" calcext:value-type="string">
            <text:p>_now_</text:p>
          </table:table-cell>
          <table:table-cell table:style-name="ce245" office:value-type="string" office:string-value="_nine_" calcext:value-type="string">
            <text:p>_nine_</text:p>
          </table:table-cell>
          <table:table-cell table:style-name="ce245" office:value-type="string" office:string-value="_new_" calcext:value-type="string">
            <text:p>_new_</text:p>
          </table:table-cell>
          <table:table-cell table:style-name="ce245" office:value-type="string" office:string-value="_noun_" calcext:value-type="string">
            <text:p>_noun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dock_" calcext:value-type="string">
            <text:p>_dock_</text:p>
          </table:table-cell>
          <table:table-cell table:style-name="ce245" office:value-type="string" office:string-value="_delay_" calcext:value-type="string">
            <text:p>_delay_</text:p>
          </table:table-cell>
          <table:table-cell table:style-name="ce245" office:value-type="string" office:string-value="_desk_" calcext:value-type="string">
            <text:p>_desk_</text:p>
          </table:table-cell>
          <table:table-cell table:style-name="ce245" office:value-type="string" office:string-value="_dash_" calcext:value-type="string">
            <text:p>_dash_</text:p>
          </table:table-cell>
          <table:table-cell table:style-name="ce245" office:value-type="string" office:string-value="_domain_" calcext:value-type="string">
            <text:p>_domain_</text:p>
          </table:table-cell>
          <table:table-cell table:style-name="ce245" office:value-type="string" office:string-value="_dot_" calcext:value-type="string">
            <text:p>_dot_</text:p>
          </table:table-cell>
          <table:table-cell table:style-name="ce245" office:value-type="string" office:string-value="_dump_" calcext:value-type="string">
            <text:p>_dump_</text:p>
          </table:table-cell>
          <table:table-cell table:style-name="ce245" office:value-type="string" office:string-value="_dye_" calcext:value-type="string">
            <text:p>_dye_</text:p>
          </table:table-cell>
          <table:table-cell table:style-name="ce245" office:value-type="string" office:string-value="_drag_" calcext:value-type="string">
            <text:p>_drag_</text:p>
          </table:table-cell>
          <table:table-cell table:style-name="ce245" office:value-type="string" office:string-value="_dim_" calcext:value-type="string">
            <text:p>_dim_</text:p>
          </table:table-cell>
          <table:table-cell table:style-name="ce245" office:value-type="string" office:string-value="_daily_" calcext:value-type="string">
            <text:p>_daily_</text:p>
          </table:table-cell>
          <table:table-cell table:style-name="ce245" office:value-type="string" office:string-value="_draft_" calcext:value-type="string">
            <text:p>_draft_</text:p>
          </table:table-cell>
          <table:table-cell table:style-name="ce245" office:value-type="string" office:string-value="_dress_" calcext:value-type="string">
            <text:p>_dress_</text:p>
          </table:table-cell>
          <table:table-cell table:style-name="ce245" office:value-type="string" office:string-value="_drama_" calcext:value-type="string">
            <text:p>_drama_</text:p>
          </table:table-cell>
          <table:table-cell table:style-name="ce245" office:value-type="string" office:string-value="_date_" calcext:value-type="string">
            <text:p>_date_</text:p>
          </table:table-cell>
          <table:table-cell table:style-name="ce245" office:value-type="string" office:string-value="_door_" calcext:value-type="string">
            <text:p>_doo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unit_" calcext:value-type="string">
            <text:p>_unit_</text:p>
          </table:table-cell>
          <table:table-cell table:style-name="ce245" office:value-type="string" office:string-value="_utter_" calcext:value-type="string">
            <text:p>_utter_</text:p>
          </table:table-cell>
          <table:table-cell table:style-name="ce245" office:value-type="string" office:string-value="_utility_" calcext:value-type="string">
            <text:p>_utility_</text:p>
          </table:table-cell>
          <table:table-cell table:style-name="ce245" office:value-type="string" office:string-value="_ultra_" calcext:value-type="string">
            <text:p>_ultra_</text:p>
          </table:table-cell>
          <table:table-cell table:style-name="ce245" office:value-type="string" office:string-value="_uric_" calcext:value-type="string">
            <text:p>_uric_</text:p>
          </table:table-cell>
          <table:table-cell table:style-name="ce245" office:value-type="string" office:string-value="_ugh_" calcext:value-type="string">
            <text:p>_ugh_</text:p>
          </table:table-cell>
          <table:table-cell table:style-name="ce245" office:value-type="string" office:string-value="_unique_" calcext:value-type="string">
            <text:p>_unique_</text:p>
          </table:table-cell>
          <table:table-cell table:style-name="ce245" office:value-type="string" office:string-value="_user_" calcext:value-type="string">
            <text:p>_user_</text:p>
          </table:table-cell>
          <table:table-cell table:style-name="ce245" office:value-type="string" office:string-value="_upper_" calcext:value-type="string">
            <text:p>_upper_</text:p>
          </table:table-cell>
          <table:table-cell table:style-name="ce245" office:value-type="string" office:string-value="_um_" calcext:value-type="string">
            <text:p>_um_</text:p>
          </table:table-cell>
          <table:table-cell table:style-name="ce245" office:value-type="string" office:string-value="_ulcer_" calcext:value-type="string">
            <text:p>_ulcer_</text:p>
          </table:table-cell>
          <table:table-cell table:style-name="ce245" office:value-type="string" office:string-value="_uranium_" calcext:value-type="string">
            <text:p>_uranium_</text:p>
          </table:table-cell>
          <table:table-cell table:style-name="ce245" office:value-type="string" office:string-value="_under_" calcext:value-type="string">
            <text:p>_under_</text:p>
          </table:table-cell>
          <table:table-cell table:style-name="ce245" office:value-type="string" office:string-value="_union_" calcext:value-type="string">
            <text:p>_union_</text:p>
          </table:table-cell>
          <table:table-cell table:style-name="ce245" office:value-type="string" office:string-value="_Urdu_" calcext:value-type="string">
            <text:p>_Urdu_</text:p>
          </table:table-cell>
          <table:table-cell table:style-name="ce245" office:value-type="string" office:string-value="_up_" calcext:value-type="string">
            <text:p>_up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cover_" calcext:value-type="string">
            <text:p>_cover_</text:p>
          </table:table-cell>
          <table:table-cell table:style-name="ce263" office:value-type="string" office:string-value="_cave_" calcext:value-type="string">
            <text:p>_cave_</text:p>
          </table:table-cell>
          <table:table-cell table:style-name="ce263" office:value-type="string" office:string-value="_crane_" calcext:value-type="string">
            <text:p>_crane_</text:p>
          </table:table-cell>
          <table:table-cell table:style-name="ce263" office:value-type="string" office:string-value="_Cline_" calcext:value-type="string">
            <text:p>_Cline_</text:p>
          </table:table-cell>
          <table:table-cell table:style-name="ce263" office:value-type="string" office:string-value="_certain_" calcext:value-type="string">
            <text:p>_certain_</text:p>
          </table:table-cell>
          <table:table-cell table:style-name="ce263" office:value-type="string" office:string-value="_cell_" calcext:value-type="string">
            <text:p>_cell_</text:p>
          </table:table-cell>
          <table:table-cell table:style-name="ce263" office:value-type="string" office:string-value="_comma_" calcext:value-type="string">
            <text:p>_comma_</text:p>
          </table:table-cell>
          <table:table-cell table:style-name="ce263" office:value-type="string" office:string-value="_cyan_" calcext:value-type="string">
            <text:p>_cyan_</text:p>
          </table:table-cell>
          <table:table-cell table:style-name="ce263" office:value-type="string" office:string-value="_cap_" calcext:value-type="string">
            <text:p>_cap_</text:p>
          </table:table-cell>
          <table:table-cell table:style-name="ce263" office:value-type="string" office:string-value="_cage_" calcext:value-type="string">
            <text:p>_cage_</text:p>
          </table:table-cell>
          <table:table-cell table:style-name="ce263" office:value-type="string" office:string-value="_compass_" calcext:value-type="string">
            <text:p>_compass_</text:p>
          </table:table-cell>
          <table:table-cell table:style-name="ce263" office:value-type="string" office:string-value="_come_" calcext:value-type="string">
            <text:p>_come_</text:p>
          </table:table-cell>
          <table:table-cell table:style-name="ce263" office:value-type="string" office:string-value="_chain_" calcext:value-type="string">
            <text:p>_chain_</text:p>
          </table:table-cell>
          <table:table-cell table:style-name="ce263" office:value-type="string" office:string-value="_case_" calcext:value-type="string">
            <text:p>_case_</text:p>
          </table:table-cell>
          <table:table-cell table:style-name="ce263" office:value-type="string" office:string-value="_cup_" calcext:value-type="string">
            <text:p>_cup_</text:p>
          </table:table-cell>
          <table:table-cell table:style-name="ce263" office:value-type="string" office:string-value="_cash_" calcext:value-type="string">
            <text:p>_cash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procedure_" calcext:value-type="string">
            <text:p>_procedure_</text:p>
          </table:table-cell>
          <table:table-cell table:style-name="ce245" office:value-type="string" office:string-value="_decide_" calcext:value-type="string">
            <text:p>_decide_</text:p>
          </table:table-cell>
          <table:table-cell table:style-name="ce245" office:value-type="string" office:string-value="_initiate_" calcext:value-type="string">
            <text:p>_initiate_</text:p>
          </table:table-cell>
          <table:table-cell table:style-name="ce245" office:value-type="string" office:string-value="_create_" calcext:value-type="string">
            <text:p>_create_</text:p>
          </table:table-cell>
          <table:table-cell table:style-name="ce245" office:value-type="string" office:string-value="_process_" calcext:value-type="string">
            <text:p>_process_</text:p>
          </table:table-cell>
          <table:table-cell table:style-name="ce245" office:value-type="string" office:string-value="_execute_" calcext:value-type="string">
            <text:p>_execute_</text:p>
          </table:table-cell>
          <table:table-cell table:style-name="ce245" office:value-type="string" office:string-value="_switch_" calcext:value-type="string">
            <text:p>_switch_</text:p>
          </table:table-cell>
          <table:table-cell table:style-name="ce245" office:value-type="string" office:string-value="_verify_" calcext:value-type="string">
            <text:p>_verify_</text:p>
          </table:table-cell>
          <table:table-cell table:style-name="ce245" office:value-type="string" office:string-value="_feature_" calcext:value-type="string">
            <text:p>_feature_</text:p>
          </table:table-cell>
          <table:table-cell table:style-name="ce245" office:value-type="string" office:string-value="_seize_" calcext:value-type="string">
            <text:p>_seize_</text:p>
          </table:table-cell>
          <table:table-cell table:style-name="ce245" office:value-type="string" office:string-value="_mandatory_" calcext:value-type="string">
            <text:p>_mandatory_</text:p>
          </table:table-cell>
          <table:table-cell table:style-name="ce245" office:value-type="string" office:string-value="_extra_" calcext:value-type="string">
            <text:p>_extra_</text:p>
          </table:table-cell>
          <table:table-cell table:style-name="ce245" office:value-type="string" office:string-value="_device_" calcext:value-type="string">
            <text:p>_device_</text:p>
          </table:table-cell>
          <table:table-cell table:style-name="ce245" office:value-type="string" office:string-value="_system_" calcext:value-type="string">
            <text:p>_system_</text:p>
          </table:table-cell>
          <table:table-cell table:style-name="ce245" office:value-type="string" office:string-value="_use_" calcext:value-type="string">
            <text:p>_use_</text:p>
          </table:table-cell>
          <table:table-cell table:style-name="ce245" office:value-type="string" office:string-value="_office_" calcext:value-type="string">
            <text:p>_offic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operate_" calcext:value-type="string">
            <text:p>_operate_</text:p>
          </table:table-cell>
          <table:table-cell table:style-name="ce245" office:value-type="string" office:string-value="_contain_" calcext:value-type="string">
            <text:p>_contain_</text:p>
          </table:table-cell>
          <table:table-cell table:style-name="ce245" office:value-type="string" office:string-value="_slip_" calcext:value-type="string">
            <text:p>_slip_</text:p>
          </table:table-cell>
          <table:table-cell table:style-name="ce245" office:value-type="string" office:string-value="_frame_" calcext:value-type="string">
            <text:p>_frame_</text:p>
          </table:table-cell>
          <table:table-cell table:style-name="ce245" office:value-type="string" office:string-value="_theorem_" calcext:value-type="string">
            <text:p>_theorem_</text:p>
          </table:table-cell>
          <table:table-cell table:style-name="ce245" office:value-type="string" office:string-value="_wing_" calcext:value-type="string">
            <text:p>_wing_</text:p>
          </table:table-cell>
          <table:table-cell table:style-name="ce245" office:value-type="string" office:string-value="_guide_" calcext:value-type="string">
            <text:p>_guide_</text:p>
          </table:table-cell>
          <table:table-cell table:style-name="ce245" office:value-type="string" office:string-value="_board_" calcext:value-type="string">
            <text:p>_board_</text:p>
          </table:table-cell>
          <table:table-cell table:style-name="ce245" office:value-type="string" office:string-value="_page_" calcext:value-type="string">
            <text:p>_page_</text:p>
          </table:table-cell>
          <table:table-cell table:style-name="ce245" office:value-type="string" office:string-value="_traffic_" calcext:value-type="string">
            <text:p>_traffic_</text:p>
          </table:table-cell>
          <table:table-cell table:style-name="ce245" office:value-type="string" office:string-value="_whistle_" calcext:value-type="string">
            <text:p>_whistle_</text:p>
          </table:table-cell>
          <table:table-cell table:style-name="ce245" office:value-type="string" office:string-value="_prime_" calcext:value-type="string">
            <text:p>_prime_</text:p>
          </table:table-cell>
          <table:table-cell table:style-name="ce245" office:value-type="string" office:string-value="_oven_" calcext:value-type="string">
            <text:p>_oven_</text:p>
          </table:table-cell>
          <table:table-cell table:style-name="ce245" office:value-type="string" office:string-value="_lever_" calcext:value-type="string">
            <text:p>_lever_</text:p>
          </table:table-cell>
          <table:table-cell table:style-name="ce245" office:value-type="string" office:string-value="_token_" calcext:value-type="string">
            <text:p>_token_</text:p>
          </table:table-cell>
          <table:table-cell table:style-name="ce245" office:value-type="string" office:string-value="_engine_" calcext:value-type="string">
            <text:p>_engin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ession_" calcext:value-type="string">
            <text:p>_session_</text:p>
          </table:table-cell>
          <table:table-cell table:style-name="ce245" office:value-type="string" office:string-value="_about_" calcext:value-type="string">
            <text:p>_about_</text:p>
          </table:table-cell>
          <table:table-cell table:style-name="ce245" office:value-type="string" office:string-value="_trip_" calcext:value-type="string">
            <text:p>_trip_</text:p>
          </table:table-cell>
          <table:table-cell table:style-name="ce245" office:value-type="string" office:string-value="_asset_" calcext:value-type="string">
            <text:p>_asset_</text:p>
          </table:table-cell>
          <table:table-cell table:style-name="ce245" office:value-type="string" office:string-value="_poly_" calcext:value-type="string">
            <text:p>_poly_</text:p>
          </table:table-cell>
          <table:table-cell table:style-name="ce245" office:value-type="string" office:string-value="_origin_" calcext:value-type="string">
            <text:p>_origin_</text:p>
          </table:table-cell>
          <table:table-cell table:style-name="ce245" office:value-type="string" office:string-value="_needle_" calcext:value-type="string">
            <text:p>_needle_</text:p>
          </table:table-cell>
          <table:table-cell table:style-name="ce245" office:value-type="string" office:string-value="_point_" calcext:value-type="string">
            <text:p>_point_</text:p>
          </table:table-cell>
          <table:table-cell table:style-name="ce245" office:value-type="string" office:string-value="_base_" calcext:value-type="string">
            <text:p>_base_</text:p>
          </table:table-cell>
          <table:table-cell table:style-name="ce245" office:value-type="string" office:string-value="_check_" calcext:value-type="string">
            <text:p>_check_</text:p>
          </table:table-cell>
          <table:table-cell table:style-name="ce245" office:value-type="string" office:string-value="_break_" calcext:value-type="string">
            <text:p>_break_</text:p>
          </table:table-cell>
          <table:table-cell table:style-name="ce245" office:value-type="string" office:string-value="_state_" calcext:value-type="string">
            <text:p>_state_</text:p>
          </table:table-cell>
          <table:table-cell table:style-name="ce245" office:value-type="string" office:string-value="_burn_" calcext:value-type="string">
            <text:p>_burn_</text:p>
          </table:table-cell>
          <table:table-cell table:style-name="ce245" office:value-type="string" office:string-value="_schedule_" calcext:value-type="string">
            <text:p>_schedule_</text:p>
          </table:table-cell>
          <table:table-cell table:style-name="ce245" office:value-type="string" office:string-value="_packet_" calcext:value-type="string">
            <text:p>_packet_</text:p>
          </table:table-cell>
          <table:table-cell table:style-name="ce245" office:value-type="string" office:string-value="_degree_" calcext:value-type="string">
            <text:p>_degre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drop_" calcext:value-type="string">
            <text:p>_drop_</text:p>
          </table:table-cell>
          <table:table-cell table:style-name="ce245" office:value-type="string" office:string-value="_alumni_" calcext:value-type="string">
            <text:p>_alumni_</text:p>
          </table:table-cell>
          <table:table-cell table:style-name="ce245" office:value-type="string" office:string-value="_palette_" calcext:value-type="string">
            <text:p>_palette_</text:p>
          </table:table-cell>
          <table:table-cell table:style-name="ce245" office:value-type="string" office:string-value="_belt_" calcext:value-type="string">
            <text:p>_belt_</text:p>
          </table:table-cell>
          <table:table-cell table:style-name="ce245" office:value-type="string" office:string-value="_print_" calcext:value-type="string">
            <text:p>_print_</text:p>
          </table:table-cell>
          <table:table-cell table:style-name="ce245" office:value-type="string" office:string-value="_business_" calcext:value-type="string">
            <text:p>_business_</text:p>
          </table:table-cell>
          <table:table-cell table:style-name="ce245" office:value-type="string" office:string-value="_compare_" calcext:value-type="string">
            <text:p>_compare_</text:p>
          </table:table-cell>
          <table:table-cell table:style-name="ce245" office:value-type="string" office:string-value="_shock_" calcext:value-type="string">
            <text:p>_shock_</text:p>
          </table:table-cell>
          <table:table-cell table:style-name="ce245" office:value-type="string" office:string-value="_greet_" calcext:value-type="string">
            <text:p>_greet_</text:p>
          </table:table-cell>
          <table:table-cell table:style-name="ce245" office:value-type="string" office:string-value="_fresh_" calcext:value-type="string">
            <text:p>_fresh_</text:p>
          </table:table-cell>
          <table:table-cell table:style-name="ce245" office:value-type="string" office:string-value="_rainbow_" calcext:value-type="string">
            <text:p>_rainbow_</text:p>
          </table:table-cell>
          <table:table-cell table:style-name="ce245" office:value-type="string" office:string-value="_specimen_" calcext:value-type="string">
            <text:p>_specimen_</text:p>
          </table:table-cell>
          <table:table-cell table:style-name="ce245" office:value-type="string" office:string-value="_antenna_" calcext:value-type="string">
            <text:p>_antenna_</text:p>
          </table:table-cell>
          <table:table-cell table:style-name="ce245" office:value-type="string" office:string-value="_powder_" calcext:value-type="string">
            <text:p>_powder_</text:p>
          </table:table-cell>
          <table:table-cell table:style-name="ce245" office:value-type="string" office:string-value="_current_" calcext:value-type="string">
            <text:p>_current_</text:p>
          </table:table-cell>
          <table:table-cell table:style-name="ce245" office:value-type="string" office:string-value="_language_" calcext:value-type="string">
            <text:p>_languag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turbo_" calcext:value-type="string">
            <text:p>_turbo_</text:p>
          </table:table-cell>
          <table:table-cell table:style-name="ce245" office:value-type="string" office:string-value="_sheet_" calcext:value-type="string">
            <text:p>_sheet_</text:p>
          </table:table-cell>
          <table:table-cell table:style-name="ce245" office:value-type="string" office:string-value="_cabinet_" calcext:value-type="string">
            <text:p>_cabinet_</text:p>
          </table:table-cell>
          <table:table-cell table:style-name="ce245" office:value-type="string" office:string-value="_allergy_" calcext:value-type="string">
            <text:p>_allergy_</text:p>
          </table:table-cell>
          <table:table-cell table:style-name="ce245" office:value-type="string" office:string-value="_theme_" calcext:value-type="string">
            <text:p>_theme_</text:p>
          </table:table-cell>
          <table:table-cell table:style-name="ce245" office:value-type="string" office:string-value="_tile_" calcext:value-type="string">
            <text:p>_tile_</text:p>
          </table:table-cell>
          <table:table-cell table:style-name="ce245" office:value-type="string" office:string-value="_city_" calcext:value-type="string">
            <text:p>_city_</text:p>
          </table:table-cell>
          <table:table-cell table:style-name="ce245" office:value-type="string" office:string-value="_umbrella_" calcext:value-type="string">
            <text:p>_umbrella_</text:p>
          </table:table-cell>
          <table:table-cell table:style-name="ce245" office:value-type="string" office:string-value="_vintage_" calcext:value-type="string">
            <text:p>_vintage_</text:p>
          </table:table-cell>
          <table:table-cell table:style-name="ce245" office:value-type="string" office:string-value="_port_" calcext:value-type="string">
            <text:p>_port_</text:p>
          </table:table-cell>
          <table:table-cell table:style-name="ce245" office:value-type="string" office:string-value="_trace_" calcext:value-type="string">
            <text:p>_trace_</text:p>
          </table:table-cell>
          <table:table-cell table:style-name="ce245" office:value-type="string" office:string-value="_little_" calcext:value-type="string">
            <text:p>_little_</text:p>
          </table:table-cell>
          <table:table-cell table:style-name="ce245" office:value-type="string" office:string-value="_circuit_" calcext:value-type="string">
            <text:p>_circuit_</text:p>
          </table:table-cell>
          <table:table-cell table:style-name="ce245" office:value-type="string" office:string-value="_finite_" calcext:value-type="string">
            <text:p>_finite_</text:p>
          </table:table-cell>
          <table:table-cell table:style-name="ce245" office:value-type="string" office:string-value="_filter_" calcext:value-type="string">
            <text:p>_filter_</text:p>
          </table:table-cell>
          <table:table-cell table:style-name="ce245" office:value-type="string" office:string-value="_random_" calcext:value-type="string">
            <text:p>_random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ross_" calcext:value-type="string">
            <text:p>_cross_</text:p>
          </table:table-cell>
          <table:table-cell table:style-name="ce245" office:value-type="string" office:string-value="_count_" calcext:value-type="string">
            <text:p>_count_</text:p>
          </table:table-cell>
          <table:table-cell table:style-name="ce245" office:value-type="string" office:string-value="_constant_" calcext:value-type="string">
            <text:p>_constant_</text:p>
          </table:table-cell>
          <table:table-cell table:style-name="ce245" office:value-type="string" office:string-value="_click_" calcext:value-type="string">
            <text:p>_click_</text:p>
          </table:table-cell>
          <table:table-cell table:style-name="ce245" office:value-type="string" office:string-value="_cascade_" calcext:value-type="string">
            <text:p>_cascade_</text:p>
          </table:table-cell>
          <table:table-cell table:style-name="ce245" office:value-type="string" office:string-value="_calendar_" calcext:value-type="string">
            <text:p>_calendar_</text:p>
          </table:table-cell>
          <table:table-cell table:style-name="ce245" office:value-type="string" office:string-value="_column_" calcext:value-type="string">
            <text:p>_column_</text:p>
          </table:table-cell>
          <table:table-cell table:style-name="ce245" office:value-type="string" office:string-value="_curtain_" calcext:value-type="string">
            <text:p>_curtain_</text:p>
          </table:table-cell>
          <table:table-cell table:style-name="ce245" office:value-type="string" office:string-value="_crawl_" calcext:value-type="string">
            <text:p>_crawl_</text:p>
          </table:table-cell>
          <table:table-cell table:style-name="ce245" office:value-type="string" office:string-value="_clock_" calcext:value-type="string">
            <text:p>_clock_</text:p>
          </table:table-cell>
          <table:table-cell table:style-name="ce245" office:value-type="string" office:string-value="_cast_" calcext:value-type="string">
            <text:p>_cast_</text:p>
          </table:table-cell>
          <table:table-cell table:style-name="ce245" office:value-type="string" office:string-value="_compound_" calcext:value-type="string">
            <text:p>_compound_</text:p>
          </table:table-cell>
          <table:table-cell table:style-name="ce245" office:value-type="string" office:string-value="_chat_" calcext:value-type="string">
            <text:p>_chat_</text:p>
          </table:table-cell>
          <table:table-cell table:style-name="ce245" office:value-type="string" office:string-value="_chunk_" calcext:value-type="string">
            <text:p>_chunk_</text:p>
          </table:table-cell>
          <table:table-cell table:style-name="ce245" office:value-type="string" office:string-value="_choice_" calcext:value-type="string">
            <text:p>_choice_</text:p>
          </table:table-cell>
          <table:table-cell table:style-name="ce245" office:value-type="string" office:string-value="_card_" calcext:value-type="string">
            <text:p>_card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pace_" calcext:value-type="string">
            <text:p>_space_</text:p>
          </table:table-cell>
          <table:table-cell table:style-name="ce245" office:value-type="string" office:string-value="_semester_" calcext:value-type="string">
            <text:p>_semester_</text:p>
          </table:table-cell>
          <table:table-cell table:style-name="ce245" office:value-type="string" office:string-value="_setting_" calcext:value-type="string">
            <text:p>_setting_</text:p>
          </table:table-cell>
          <table:table-cell table:style-name="ce245" office:value-type="string" office:string-value="_save_" calcext:value-type="string">
            <text:p>_save_</text:p>
          </table:table-cell>
          <table:table-cell table:style-name="ce245" office:value-type="string" office:string-value="_size_" calcext:value-type="string">
            <text:p>_size_</text:p>
          </table:table-cell>
          <table:table-cell table:style-name="ce245" office:value-type="string" office:string-value="_soap_" calcext:value-type="string">
            <text:p>_soap_</text:p>
          </table:table-cell>
          <table:table-cell table:style-name="ce245" office:value-type="string" office:string-value="_span_" calcext:value-type="string">
            <text:p>_span_</text:p>
          </table:table-cell>
          <table:table-cell table:style-name="ce245" office:value-type="string" office:string-value="_scene_" calcext:value-type="string">
            <text:p>_scene_</text:p>
          </table:table-cell>
          <table:table-cell table:style-name="ce245" office:value-type="string" office:string-value="_send_" calcext:value-type="string">
            <text:p>_send_</text:p>
          </table:table-cell>
          <table:table-cell table:style-name="ce245" office:value-type="string" office:string-value="_swap_" calcext:value-type="string">
            <text:p>_swap_</text:p>
          </table:table-cell>
          <table:table-cell table:style-name="ce245" office:value-type="string" office:string-value="_sit_" calcext:value-type="string">
            <text:p>_sit_</text:p>
          </table:table-cell>
          <table:table-cell table:style-name="ce245" office:value-type="string" office:string-value="_shape_" calcext:value-type="string">
            <text:p>_shape_</text:p>
          </table:table-cell>
          <table:table-cell table:style-name="ce245" office:value-type="string" office:string-value="_squad_" calcext:value-type="string">
            <text:p>_squad_</text:p>
          </table:table-cell>
          <table:table-cell table:style-name="ce245" office:value-type="string" office:string-value="_star_" calcext:value-type="string">
            <text:p>_star_</text:p>
          </table:table-cell>
          <table:table-cell table:style-name="ce245" office:value-type="string" office:string-value="_shield_" calcext:value-type="string">
            <text:p>_shield_</text:p>
          </table:table-cell>
          <table:table-cell table:style-name="ce245" office:value-type="string" office:string-value="_sector_" calcext:value-type="string">
            <text:p>_secto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ocket_" calcext:value-type="string">
            <text:p>_socket_</text:p>
          </table:table-cell>
          <table:table-cell table:style-name="ce245" office:value-type="string" office:string-value="_thermos_" calcext:value-type="string">
            <text:p>_thermos_</text:p>
          </table:table-cell>
          <table:table-cell table:style-name="ce245" office:value-type="string" office:string-value="_reason_" calcext:value-type="string">
            <text:p>_reason_</text:p>
          </table:table-cell>
          <table:table-cell table:style-name="ce245" office:value-type="string" office:string-value="_letter_" calcext:value-type="string">
            <text:p>_letter_</text:p>
          </table:table-cell>
          <table:table-cell table:style-name="ce245" office:value-type="string" office:string-value="_bright_" calcext:value-type="string">
            <text:p>_bright_</text:p>
          </table:table-cell>
          <table:table-cell table:style-name="ce245" office:value-type="string" office:string-value="_say_" calcext:value-type="string">
            <text:p>_say_</text:p>
          </table:table-cell>
          <table:table-cell table:style-name="ce245" office:value-type="string" office:string-value="_expect_" calcext:value-type="string">
            <text:p>_expect_</text:p>
          </table:table-cell>
          <table:table-cell table:style-name="ce245" office:value-type="string" office:string-value="_requirement_" calcext:value-type="string">
            <text:p>_requirement_</text:p>
          </table:table-cell>
          <table:table-cell table:style-name="ce245" office:value-type="string" office:string-value="_fair_" calcext:value-type="string">
            <text:p>_fair_</text:p>
          </table:table-cell>
          <table:table-cell table:style-name="ce245" office:value-type="string" office:string-value="_friend_" calcext:value-type="string">
            <text:p>_friend_</text:p>
          </table:table-cell>
          <table:table-cell table:style-name="ce245" office:value-type="string" office:string-value="_puzzle_" calcext:value-type="string">
            <text:p>_puzzle_</text:p>
          </table:table-cell>
          <table:table-cell table:style-name="ce245" office:value-type="string" office:string-value="_combine_" calcext:value-type="string">
            <text:p>_combine_</text:p>
          </table:table-cell>
          <table:table-cell table:style-name="ce245" office:value-type="string" office:string-value="_factor_" calcext:value-type="string">
            <text:p>_factor_</text:p>
          </table:table-cell>
          <table:table-cell table:style-name="ce245" office:value-type="string" office:string-value="_feature_" calcext:value-type="string">
            <text:p>_feature_</text:p>
          </table:table-cell>
          <table:table-cell table:style-name="ce245" office:value-type="string" office:string-value="_calm_" calcext:value-type="string">
            <text:p>_calm_</text:p>
          </table:table-cell>
          <table:table-cell table:style-name="ce245" office:value-type="string" office:string-value="_job_" calcext:value-type="string">
            <text:p>_job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shred_" calcext:value-type="string">
            <text:p>_shred_</text:p>
          </table:table-cell>
          <table:table-cell table:style-name="ce263" office:value-type="string" office:string-value="_result_" calcext:value-type="string">
            <text:p>_result_</text:p>
          </table:table-cell>
          <table:table-cell table:style-name="ce263" office:value-type="string" office:string-value="_carbon_" calcext:value-type="string">
            <text:p>_carbon_</text:p>
          </table:table-cell>
          <table:table-cell table:style-name="ce263" office:value-type="string" office:string-value="_aware_" calcext:value-type="string">
            <text:p>_aware_</text:p>
          </table:table-cell>
          <table:table-cell table:style-name="ce263" office:value-type="string" office:string-value="_triple_" calcext:value-type="string">
            <text:p>_triple_</text:p>
          </table:table-cell>
          <table:table-cell table:style-name="ce263" office:value-type="string" office:string-value="_foul_" calcext:value-type="string">
            <text:p>_foul_</text:p>
          </table:table-cell>
          <table:table-cell table:style-name="ce263" office:value-type="string" office:string-value="_member_" calcext:value-type="string">
            <text:p>_member_</text:p>
          </table:table-cell>
          <table:table-cell table:style-name="ce263" office:value-type="string" office:string-value="_slow_" calcext:value-type="string">
            <text:p>_slow_</text:p>
          </table:table-cell>
          <table:table-cell table:style-name="ce263" office:value-type="string" office:string-value="_launch_" calcext:value-type="string">
            <text:p>_launch_</text:p>
          </table:table-cell>
          <table:table-cell table:style-name="ce263" office:value-type="string" office:string-value="_cream_" calcext:value-type="string">
            <text:p>_cream_</text:p>
          </table:table-cell>
          <table:table-cell table:style-name="ce263" office:value-type="string" office:string-value="_pile_" calcext:value-type="string">
            <text:p>_pile_</text:p>
          </table:table-cell>
          <table:table-cell table:style-name="ce263" office:value-type="string" office:string-value="_kite_" calcext:value-type="string">
            <text:p>_kite_</text:p>
          </table:table-cell>
          <table:table-cell table:style-name="ce263" office:value-type="string" office:string-value="_branch_" calcext:value-type="string">
            <text:p>_branch_</text:p>
          </table:table-cell>
          <table:table-cell table:style-name="ce263" office:value-type="string" office:string-value="_tablet_" calcext:value-type="string">
            <text:p>_tablet_</text:p>
          </table:table-cell>
          <table:table-cell table:style-name="ce263" office:value-type="string" office:string-value="_command_" calcext:value-type="string">
            <text:p>_command_</text:p>
          </table:table-cell>
          <table:table-cell table:style-name="ce263" office:value-type="string" office:string-value="_target_" calcext:value-type="string">
            <text:p>_targe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key_" calcext:value-type="string">
            <text:p>_key_</text:p>
          </table:table-cell>
          <table:table-cell table:style-name="ce263" office:value-type="string" office:string-value="_propel_" calcext:value-type="string">
            <text:p>_propel_</text:p>
          </table:table-cell>
          <table:table-cell table:style-name="ce263" office:value-type="string" office:string-value="_piece_" calcext:value-type="string">
            <text:p>_piece_</text:p>
          </table:table-cell>
          <table:table-cell table:style-name="ce263" office:value-type="string" office:string-value="_set_" calcext:value-type="string">
            <text:p>_set_</text:p>
          </table:table-cell>
          <table:table-cell table:style-name="ce263" office:value-type="string" office:string-value="_watch_" calcext:value-type="string">
            <text:p>_watch_</text:p>
          </table:table-cell>
          <table:table-cell table:style-name="ce263" office:value-type="string" office:string-value="_store_" calcext:value-type="string">
            <text:p>_store_</text:p>
          </table:table-cell>
          <table:table-cell table:style-name="ce263" office:value-type="string" office:string-value="_chamber_" calcext:value-type="string">
            <text:p>_chamber_</text:p>
          </table:table-cell>
          <table:table-cell table:style-name="ce263" office:value-type="string" office:string-value="_pass_" calcext:value-type="string">
            <text:p>_pass_</text:p>
          </table:table-cell>
          <table:table-cell table:style-name="ce263" office:value-type="string" office:string-value="_align_" calcext:value-type="string">
            <text:p>_align_</text:p>
          </table:table-cell>
          <table:table-cell table:style-name="ce263" office:value-type="string" office:string-value="_pouch_" calcext:value-type="string">
            <text:p>_pouch_</text:p>
          </table:table-cell>
          <table:table-cell table:style-name="ce263" office:value-type="string" office:string-value="_insulate_" calcext:value-type="string">
            <text:p>_insulate_</text:p>
          </table:table-cell>
          <table:table-cell table:style-name="ce263" office:value-type="string" office:string-value="_campus_" calcext:value-type="string">
            <text:p>_campus_</text:p>
          </table:table-cell>
          <table:table-cell table:style-name="ce263" office:value-type="string" office:string-value="_sample_" calcext:value-type="string">
            <text:p>_sample_</text:p>
          </table:table-cell>
          <table:table-cell table:style-name="ce263" office:value-type="string" office:string-value="_kind_" calcext:value-type="string">
            <text:p>_kind_</text:p>
          </table:table-cell>
          <table:table-cell table:style-name="ce263" office:value-type="string" office:string-value="_hash_" calcext:value-type="string">
            <text:p>_hash_</text:p>
          </table:table-cell>
          <table:table-cell table:style-name="ce263" office:value-type="string" office:string-value="_organize_" calcext:value-type="string">
            <text:p>_organize_</text:p>
          </table:table-cell>
          <table:table-cell table:style-name="ce263" office:value-type="string" office:string-value="_recent_" calcext:value-type="string">
            <text:p>_recent_</text:p>
          </table:table-cell>
          <table:table-cell table:style-name="ce263" office:value-type="string" office:string-value="_active_" calcext:value-type="string">
            <text:p>_active_</text:p>
          </table:table-cell>
          <table:table-cell table:style-name="ce263" office:value-type="string" office:string-value="_drill_" calcext:value-type="string">
            <text:p>_drill_</text:p>
          </table:table-cell>
          <table:table-cell table:style-name="ce263" office:value-type="string" office:string-value="_close_" calcext:value-type="string">
            <text:p>_close_</text:p>
          </table:table-cell>
          <table:table-cell table:style-name="ce263" office:value-type="string" office:string-value="_sort_" calcext:value-type="string">
            <text:p>_sort_</text:p>
          </table:table-cell>
          <table:table-cell table:style-name="ce263" office:value-type="string" office:string-value="_grade_" calcext:value-type="string">
            <text:p>_grade_</text:p>
          </table:table-cell>
          <table:table-cell table:style-name="ce263" office:value-type="string" office:string-value="_number_" calcext:value-type="string">
            <text:p>_number_</text:p>
          </table:table-cell>
          <table:table-cell table:style-name="ce263" office:value-type="string" office:string-value="_temporary_" calcext:value-type="string">
            <text:p>_temporary_</text:p>
          </table:table-cell>
          <table:table-cell table:style-name="ce263" office:value-type="string" office:string-value="_quotient_" calcext:value-type="string">
            <text:p>_quotient_</text:p>
          </table:table-cell>
          <table:table-cell table:style-name="ce263" office:value-type="string" office:string-value="_product_" calcext:value-type="string">
            <text:p>_product_</text:p>
          </table:table-cell>
          <table:table-cell table:style-name="ce263" office:value-type="string" office:string-value="_issue_" calcext:value-type="string">
            <text:p>_issue_</text:p>
          </table:table-cell>
          <table:table-cell table:style-name="ce263" office:value-type="string" office:string-value="_past_" calcext:value-type="string">
            <text:p>_past_</text:p>
          </table:table-cell>
          <table:table-cell table:style-name="ce263" office:value-type="string" office:string-value="_problem_" calcext:value-type="string">
            <text:p>_problem_</text:p>
          </table:table-cell>
          <table:table-cell table:style-name="ce263" office:value-type="string" office:string-value="_clause_" calcext:value-type="string">
            <text:p>_clause_</text:p>
          </table:table-cell>
          <table:table-cell table:style-name="ce263" office:value-type="string" office:string-value="_motor_" calcext:value-type="string">
            <text:p>_motor_</text:p>
          </table:table-cell>
          <table:table-cell table:style-name="ce263" office:value-type="string" office:string-value="_art_" calcext:value-type="string">
            <text:p>_ar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1" office:value-type="string" office:string-value="_main_" calcext:value-type="string">
            <text:p>_main_</text:p>
          </table:table-cell>
          <table:table-cell table:style-name="ce264" office:value-type="string" office:string-value="_percent_" calcext:value-type="string">
            <text:p>_percent_</text:p>
          </table:table-cell>
          <table:table-cell table:style-name="ce264" office:value-type="string" office:string-value="_value_" calcext:value-type="string">
            <text:p>_value_</text:p>
          </table:table-cell>
          <table:table-cell table:style-name="ce264" office:value-type="string" office:string-value="_empty_" calcext:value-type="string">
            <text:p>_empty_</text:p>
          </table:table-cell>
          <table:table-cell table:style-name="ce264" office:value-type="string" office:string-value="_acronym_" calcext:value-type="string">
            <text:p>_acronym_</text:p>
          </table:table-cell>
          <table:table-cell table:style-name="ce264" office:value-type="string" office:string-value="_if_" calcext:value-type="string">
            <text:p>_if_</text:p>
          </table:table-cell>
          <table:table-cell table:style-name="ce264" office:value-type="string" office:string-value="_relate_" calcext:value-type="string">
            <text:p>_relate_</text:p>
          </table:table-cell>
          <table:table-cell table:style-name="ce264" office:value-type="string" office:string-value="_let_" calcext:value-type="string">
            <text:p>_let_</text:p>
          </table:table-cell>
          <table:table-cell table:style-name="ce264" office:value-type="string" office:string-value="_over_" calcext:value-type="string">
            <text:p>_over_</text:p>
          </table:table-cell>
          <table:table-cell table:style-name="ce264" office:value-type="string" office:string-value="_route_" calcext:value-type="string">
            <text:p>_route_</text:p>
          </table:table-cell>
          <table:table-cell table:style-name="ce264" office:value-type="string" office:string-value="_symmetry_" calcext:value-type="string">
            <text:p>_symmetry_</text:p>
          </table:table-cell>
          <table:table-cell table:style-name="ce264" office:value-type="string" office:string-value="_range_" calcext:value-type="string">
            <text:p>_range_</text:p>
          </table:table-cell>
          <table:table-cell table:style-name="ce264" office:value-type="string" office:string-value="_angel_" calcext:value-type="string">
            <text:p>_angel_</text:p>
          </table:table-cell>
          <table:table-cell table:style-name="ce264" office:value-type="string" office:string-value="_play_" calcext:value-type="string">
            <text:p>_play_</text:p>
          </table:table-cell>
          <table:table-cell table:style-name="ce264" office:value-type="string" office:string-value="_trim_" calcext:value-type="string">
            <text:p>_trim_</text:p>
          </table:table-cell>
          <table:table-cell table:style-name="ce264" office:value-type="string" office:string-value="_scroll_" calcext:value-type="string">
            <text:p>_scroll_</text:p>
          </table:table-cell>
          <table:table-cell table:style-name="ce264" office:value-type="string" office:string-value="_thread_" calcext:value-type="string">
            <text:p>_thread_</text:p>
          </table:table-cell>
          <table:table-cell table:style-name="ce264" office:value-type="string" office:string-value="_attribute_" calcext:value-type="string">
            <text:p>_attribute_</text:p>
          </table:table-cell>
          <table:table-cell table:style-name="ce264" office:value-type="string" office:string-value="_hide_" calcext:value-type="string">
            <text:p>_hide_</text:p>
          </table:table-cell>
          <table:table-cell table:style-name="ce264" office:value-type="string" office:string-value="_lens_" calcext:value-type="string">
            <text:p>_lens_</text:p>
          </table:table-cell>
          <table:table-cell table:style-name="ce264" office:value-type="string" office:string-value="_area_" calcext:value-type="string">
            <text:p>_area_</text:p>
          </table:table-cell>
          <table:table-cell table:style-name="ce264" office:value-type="string" office:string-value="_reject_" calcext:value-type="string">
            <text:p>_reject_</text:p>
          </table:table-cell>
          <table:table-cell table:style-name="ce264" office:value-type="string" office:string-value="_excuse_" calcext:value-type="string">
            <text:p>_excuse_</text:p>
          </table:table-cell>
          <table:table-cell table:style-name="ce264" office:value-type="string" office:string-value="_load_" calcext:value-type="string">
            <text:p>_load_</text:p>
          </table:table-cell>
          <table:table-cell table:style-name="ce264" office:value-type="string" office:string-value="_advice_" calcext:value-type="string">
            <text:p>_advice_</text:p>
          </table:table-cell>
          <table:table-cell table:style-name="ce264" office:value-type="string" office:string-value="_hybrid_" calcext:value-type="string">
            <text:p>_hybrid_</text:p>
          </table:table-cell>
          <table:table-cell table:style-name="ce264" office:value-type="string" office:string-value="_gum_" calcext:value-type="string">
            <text:p>_gum_</text:p>
          </table:table-cell>
          <table:table-cell table:style-name="ce264" office:value-type="string" office:string-value="_feather_" calcext:value-type="string">
            <text:p>_feather_</text:p>
          </table:table-cell>
          <table:table-cell table:style-name="ce264" office:value-type="string" office:string-value="_diesel_" calcext:value-type="string">
            <text:p>_diesel_</text:p>
          </table:table-cell>
          <table:table-cell table:style-name="ce264" office:value-type="string" office:string-value="_fan_" calcext:value-type="string">
            <text:p>_fan_</text:p>
          </table:table-cell>
          <table:table-cell table:style-name="ce264" office:value-type="string" office:string-value="_beam_" calcext:value-type="string">
            <text:p>_beam_</text:p>
          </table:table-cell>
          <table:table-cell table:style-name="ce264" office:value-type="string" office:string-value="_stop_" calcext:value-type="string">
            <text:p>_stop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1" office:value-type="string" office:string-value="_electric_" calcext:value-type="string">
            <text:p>_electric_</text:p>
          </table:table-cell>
          <table:table-cell table:style-name="ce264" office:value-type="string" office:string-value="_analogue_" calcext:value-type="string">
            <text:p>_analogue_</text:p>
          </table:table-cell>
          <table:table-cell table:style-name="ce264" office:value-type="string" office:string-value="_social_" calcext:value-type="string">
            <text:p>_social_</text:p>
          </table:table-cell>
          <table:table-cell table:style-name="ce264" office:value-type="string" office:string-value="_capacity_" calcext:value-type="string">
            <text:p>_capacity_</text:p>
          </table:table-cell>
          <table:table-cell table:style-name="ce264" office:value-type="string" office:string-value="_master_" calcext:value-type="string">
            <text:p>_master_</text:p>
          </table:table-cell>
          <table:table-cell table:style-name="ce264" office:value-type="string" office:string-value="_bench_" calcext:value-type="string">
            <text:p>_bench_</text:p>
          </table:table-cell>
          <table:table-cell table:style-name="ce264" office:value-type="string" office:string-value="_post_" calcext:value-type="string">
            <text:p>_post_</text:p>
          </table:table-cell>
          <table:table-cell table:style-name="ce264" office:value-type="string" office:string-value="_cable_" calcext:value-type="string">
            <text:p>_cable_</text:p>
          </table:table-cell>
          <table:table-cell table:style-name="ce264" office:value-type="string" office:string-value="_roof_" calcext:value-type="string">
            <text:p>_roof_</text:p>
          </table:table-cell>
          <table:table-cell table:style-name="ce264" office:value-type="string" office:string-value="_gift_" calcext:value-type="string">
            <text:p>_gift_</text:p>
          </table:table-cell>
          <table:table-cell table:style-name="ce264" office:value-type="string" office:string-value="_dish_" calcext:value-type="string">
            <text:p>_dish_</text:p>
          </table:table-cell>
          <table:table-cell table:style-name="ce264" office:value-type="string" office:string-value="_channel_" calcext:value-type="string">
            <text:p>_channel_</text:p>
          </table:table-cell>
          <table:table-cell table:style-name="ce264" office:value-type="string" office:string-value="_light_" calcext:value-type="string">
            <text:p>_light_</text:p>
          </table:table-cell>
          <table:table-cell table:style-name="ce264" office:value-type="string" office:string-value="_vehicle_" calcext:value-type="string">
            <text:p>_vehicle_</text:p>
          </table:table-cell>
          <table:table-cell table:style-name="ce264" office:value-type="string" office:string-value="_supply_" calcext:value-type="string">
            <text:p>_supply_</text:p>
          </table:table-cell>
          <table:table-cell table:style-name="ce264" office:value-type="string" office:string-value="_plant_" calcext:value-type="string">
            <text:p>_plant_</text:p>
          </table:table-cell>
          <table:table-cell table:style-name="ce264" office:value-type="string" office:string-value="_fridge_" calcext:value-type="string">
            <text:p>_fridge_</text:p>
          </table:table-cell>
          <table:table-cell table:style-name="ce264" office:value-type="string" office:string-value="_halt_" calcext:value-type="string">
            <text:p>_halt_</text:p>
          </table:table-cell>
          <table:table-cell table:style-name="ce264" office:value-type="string" office:string-value="_frost_" calcext:value-type="string">
            <text:p>_frost_</text:p>
          </table:table-cell>
          <table:table-cell table:style-name="ce264" office:value-type="string" office:string-value="_delivery_" calcext:value-type="string">
            <text:p>_delivery_</text:p>
          </table:table-cell>
          <table:table-cell table:style-name="ce264" office:value-type="string" office:string-value="_plate_" calcext:value-type="string">
            <text:p>_plate_</text:p>
          </table:table-cell>
          <table:table-cell table:style-name="ce264" office:value-type="string" office:string-value="_screen_" calcext:value-type="string">
            <text:p>_screen_</text:p>
          </table:table-cell>
          <table:table-cell table:style-name="ce264" office:value-type="string" office:string-value="_default_" calcext:value-type="string">
            <text:p>_default_</text:p>
          </table:table-cell>
          <table:table-cell table:style-name="ce264" office:value-type="string" office:string-value="_thing_" calcext:value-type="string">
            <text:p>_thing_</text:p>
          </table:table-cell>
          <table:table-cell table:style-name="ce264" office:value-type="string" office:string-value="_fun_" calcext:value-type="string">
            <text:p>_fun_</text:p>
          </table:table-cell>
          <table:table-cell table:style-name="ce264" office:value-type="string" office:string-value="_mnemonic_" calcext:value-type="string">
            <text:p>_mnemonic_</text:p>
          </table:table-cell>
          <table:table-cell table:style-name="ce264" office:value-type="string" office:string-value="_site_" calcext:value-type="string">
            <text:p>_site_</text:p>
          </table:table-cell>
          <table:table-cell table:style-name="ce264" office:value-type="string" office:string-value="_culture_" calcext:value-type="string">
            <text:p>_culture_</text:p>
          </table:table-cell>
          <table:table-cell table:style-name="ce264" office:value-type="string" office:string-value="_section_" calcext:value-type="string">
            <text:p>_section_</text:p>
          </table:table-cell>
          <table:table-cell table:style-name="ce264" office:value-type="string" office:string-value="_stick_" calcext:value-type="string">
            <text:p>_stick_</text:p>
          </table:table-cell>
          <table:table-cell table:style-name="ce264" office:value-type="string" office:string-value="_FZ_" calcext:value-type="string">
            <text:p>_FZ_</text:p>
          </table:table-cell>
          <table:table-cell table:style-name="ce264" office:value-type="string" office:string-value="_alert_" calcext:value-type="string">
            <text:p>_aler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2" office:value-type="string" office:string-value="_verb_" calcext:value-type="string">
            <text:p>_verb_</text:p>
          </table:table-cell>
          <table:table-cell table:style-name="ce265" office:value-type="string" office:string-value="_credit_" calcext:value-type="string">
            <text:p>_credit_</text:p>
          </table:table-cell>
          <table:table-cell table:style-name="ce265" office:value-type="string" office:string-value="_fix_" calcext:value-type="string">
            <text:p>_fix_</text:p>
          </table:table-cell>
          <table:table-cell table:style-name="ce265" office:value-type="string" office:string-value="_metric_" calcext:value-type="string">
            <text:p>_metric_</text:p>
          </table:table-cell>
          <table:table-cell table:style-name="ce265" office:value-type="string" office:string-value="_attach_" calcext:value-type="string">
            <text:p>_attach_</text:p>
          </table:table-cell>
          <table:table-cell table:style-name="ce265" office:value-type="string" office:string-value="_interest_" calcext:value-type="string">
            <text:p>_interest_</text:p>
          </table:table-cell>
          <table:table-cell table:style-name="ce265" office:value-type="string" office:string-value="_rotate_" calcext:value-type="string">
            <text:p>_rotate_</text:p>
          </table:table-cell>
          <table:table-cell table:style-name="ce265" office:value-type="string" office:string-value="_wide_" calcext:value-type="string">
            <text:p>_wide_</text:p>
          </table:table-cell>
          <table:table-cell table:style-name="ce265" office:value-type="string" office:string-value="_esteem_" calcext:value-type="string">
            <text:p>_esteem_</text:p>
          </table:table-cell>
          <table:table-cell table:style-name="ce265" office:value-type="string" office:string-value="_prior_" calcext:value-type="string">
            <text:p>_prior_</text:p>
          </table:table-cell>
          <table:table-cell table:style-name="ce265" office:value-type="string" office:string-value="_middle_" calcext:value-type="string">
            <text:p>_middle_</text:p>
          </table:table-cell>
          <table:table-cell table:style-name="ce265" office:value-type="string" office:string-value="_revive_" calcext:value-type="string">
            <text:p>_revive_</text:p>
          </table:table-cell>
          <table:table-cell table:style-name="ce265" office:value-type="string" office:string-value="_identity_" calcext:value-type="string">
            <text:p>_identity_</text:p>
          </table:table-cell>
          <table:table-cell table:style-name="ce265" office:value-type="string" office:string-value="_table_" calcext:value-type="string">
            <text:p>_table_</text:p>
          </table:table-cell>
          <table:table-cell table:style-name="ce265" office:value-type="string" office:string-value="_gate_" calcext:value-type="string">
            <text:p>_gate_</text:p>
          </table:table-cell>
          <table:table-cell table:style-name="ce265" office:value-type="string" office:string-value="_company_" calcext:value-type="string">
            <text:p>_company_</text:p>
          </table:table-cell>
          <table:table-cell table:style-name="ce265" office:value-type="string" office:string-value="_policy_" calcext:value-type="string">
            <text:p>_policy_</text:p>
          </table:table-cell>
          <table:table-cell table:style-name="ce265" office:value-type="string" office:string-value="_blank_" calcext:value-type="string">
            <text:p>_blank_</text:p>
          </table:table-cell>
          <table:table-cell table:style-name="ce265" office:value-type="string" office:string-value="_liquid_" calcext:value-type="string">
            <text:p>_liquid_</text:p>
          </table:table-cell>
          <table:table-cell table:style-name="ce265" office:value-type="string" office:string-value="_joint_" calcext:value-type="string">
            <text:p>_joint_</text:p>
          </table:table-cell>
          <table:table-cell table:style-name="ce265" office:value-type="string" office:string-value="_assess_" calcext:value-type="string">
            <text:p>_assess_</text:p>
          </table:table-cell>
          <table:table-cell table:style-name="ce265" office:value-type="string" office:string-value="_graph_" calcext:value-type="string">
            <text:p>_graph_</text:p>
          </table:table-cell>
          <table:table-cell table:style-name="ce265" office:value-type="string" office:string-value="_shim_" calcext:value-type="string">
            <text:p>_shim_</text:p>
          </table:table-cell>
          <table:table-cell table:style-name="ce265" office:value-type="string" office:string-value="_liquor_" calcext:value-type="string">
            <text:p>_liquor_</text:p>
          </table:table-cell>
          <table:table-cell table:style-name="ce265" office:value-type="string" office:string-value="_drum_" calcext:value-type="string">
            <text:p>_drum_</text:p>
          </table:table-cell>
          <table:table-cell table:style-name="ce265" office:value-type="string" office:string-value="_saline_" calcext:value-type="string">
            <text:p>_saline_</text:p>
          </table:table-cell>
          <table:table-cell table:style-name="ce265" office:value-type="string" office:string-value="_stage_" calcext:value-type="string">
            <text:p>_stage_</text:p>
          </table:table-cell>
          <table:table-cell table:style-name="ce265" office:value-type="string" office:string-value="_proximate_" calcext:value-type="string">
            <text:p>_proximate_</text:p>
          </table:table-cell>
          <table:table-cell table:style-name="ce265" office:value-type="string" office:string-value="_hyphen_" calcext:value-type="string">
            <text:p>_hyphen_</text:p>
          </table:table-cell>
          <table:table-cell table:style-name="ce265" office:value-type="string" office:string-value="_adhesive_" calcext:value-type="string">
            <text:p>_adhesive_</text:p>
          </table:table-cell>
          <table:table-cell table:style-name="ce265" office:value-type="string" office:string-value="_tax_" calcext:value-type="string">
            <text:p>_tax_</text:p>
          </table:table-cell>
          <table:table-cell table:style-name="ce265" office:value-type="string" office:string-value="_tone_" calcext:value-type="string">
            <text:p>_ton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tone_" calcext:value-type="string">
            <text:p>_tone_</text:p>
          </table:table-cell>
          <table:table-cell table:style-name="ce245" office:value-type="string" office:string-value="_cycle_" calcext:value-type="string">
            <text:p>_cycle_</text:p>
          </table:table-cell>
          <table:table-cell table:style-name="ce245" office:value-type="string" office:string-value="_cone_" calcext:value-type="string">
            <text:p>_cone_</text:p>
          </table:table-cell>
          <table:table-cell table:style-name="ce245" office:value-type="string" office:string-value="_treat_" calcext:value-type="string">
            <text:p>_treat_</text:p>
          </table:table-cell>
          <table:table-cell table:style-name="ce245" office:value-type="string" office:string-value="_strategy_" calcext:value-type="string">
            <text:p>_strategy_</text:p>
          </table:table-cell>
          <table:table-cell table:style-name="ce245" office:value-type="string" office:string-value="_bite_" calcext:value-type="string">
            <text:p>_bite_</text:p>
          </table:table-cell>
          <table:table-cell table:style-name="ce245" office:value-type="string" office:string-value="_layer_" calcext:value-type="string">
            <text:p>_layer_</text:p>
          </table:table-cell>
          <table:table-cell table:style-name="ce245" office:value-type="string" office:string-value="_contract_" calcext:value-type="string">
            <text:p>_contract_</text:p>
          </table:table-cell>
          <table:table-cell table:style-name="ce245" office:value-type="string" office:string-value="_scrip_" calcext:value-type="string">
            <text:p>_scrip_</text:p>
          </table:table-cell>
          <table:table-cell table:style-name="ce245" office:value-type="string" office:string-value="_slab_" calcext:value-type="string">
            <text:p>_slab_</text:p>
          </table:table-cell>
          <table:table-cell table:style-name="ce245" office:value-type="string" office:string-value="_split_" calcext:value-type="string">
            <text:p>_split_</text:p>
          </table:table-cell>
          <table:table-cell table:style-name="ce245" office:value-type="string" office:string-value="_class_" calcext:value-type="string">
            <text:p>_class_</text:p>
          </table:table-cell>
          <table:table-cell table:style-name="ce245" office:value-type="string" office:string-value="_variety_" calcext:value-type="string">
            <text:p>_variety_</text:p>
          </table:table-cell>
          <table:table-cell table:style-name="ce245" office:value-type="string" office:string-value="_bend_" calcext:value-type="string">
            <text:p>_bend_</text:p>
          </table:table-cell>
          <table:table-cell table:style-name="ce245" office:value-type="string" office:string-value="_radio_" calcext:value-type="string">
            <text:p>_radio_</text:p>
          </table:table-cell>
          <table:table-cell table:style-name="ce245" office:value-type="string" office:string-value="_ignore_" calcext:value-type="string">
            <text:p>_ignore_</text:p>
          </table:table-cell>
          <table:table-cell table:style-name="ce245" office:value-type="string" office:string-value="_Meg_" calcext:value-type="string">
            <text:p>_Meg_</text:p>
          </table:table-cell>
          <table:table-cell table:style-name="ce245" office:value-type="string" office:string-value="_aviation_" calcext:value-type="string">
            <text:p>_aviation_</text:p>
          </table:table-cell>
          <table:table-cell table:style-name="ce245" office:value-type="string" office:string-value="_suit_" calcext:value-type="string">
            <text:p>_suit_</text:p>
          </table:table-cell>
          <table:table-cell table:style-name="ce245" office:value-type="string" office:string-value="_shift_" calcext:value-type="string">
            <text:p>_shift_</text:p>
          </table:table-cell>
          <table:table-cell table:style-name="ce245" office:value-type="string" office:string-value="_tickle_" calcext:value-type="string">
            <text:p>_tickle_</text:p>
          </table:table-cell>
          <table:table-cell table:style-name="ce245" office:value-type="string" office:string-value="_whizz_" calcext:value-type="string">
            <text:p>_whizz_</text:p>
          </table:table-cell>
          <table:table-cell table:style-name="ce245" office:value-type="string" office:string-value="_contrast_" calcext:value-type="string">
            <text:p>_contrast_</text:p>
          </table:table-cell>
          <table:table-cell table:style-name="ce245" office:value-type="string" office:string-value="_grid_" calcext:value-type="string">
            <text:p>_grid_</text:p>
          </table:table-cell>
          <table:table-cell table:style-name="ce245" office:value-type="string" office:string-value="_toll_" calcext:value-type="string">
            <text:p>_toll_</text:p>
          </table:table-cell>
          <table:table-cell table:style-name="ce245" office:value-type="string" office:string-value="_sphere_" calcext:value-type="string">
            <text:p>_sphere_</text:p>
          </table:table-cell>
          <table:table-cell table:style-name="ce245" office:value-type="string" office:string-value="_often_" calcext:value-type="string">
            <text:p>_often_</text:p>
          </table:table-cell>
          <table:table-cell table:style-name="ce245" office:value-type="string" office:string-value="_loop_" calcext:value-type="string">
            <text:p>_loop_</text:p>
          </table:table-cell>
          <table:table-cell table:style-name="ce245" office:value-type="string" office:string-value="_left_" calcext:value-type="string">
            <text:p>_left_</text:p>
          </table:table-cell>
          <table:table-cell table:style-name="ce245" office:value-type="string" office:string-value="_task_" calcext:value-type="string">
            <text:p>_task_</text:p>
          </table:table-cell>
          <table:table-cell table:style-name="ce245" office:value-type="string" office:string-value="_fog_" calcext:value-type="string">
            <text:p>_fog_</text:p>
          </table:table-cell>
          <table:table-cell table:style-name="ce245" office:value-type="string" office:string-value="_dialogue_" calcext:value-type="string">
            <text:p>_dialogu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dialogue_" calcext:value-type="string">
            <text:p>_dialogue_</text:p>
          </table:table-cell>
          <table:table-cell table:style-name="ce245" office:value-type="string" office:string-value="_plug_" calcext:value-type="string">
            <text:p>_plug_</text:p>
          </table:table-cell>
          <table:table-cell table:style-name="ce245" office:value-type="string" office:string-value="_flag_" calcext:value-type="string">
            <text:p>_flag_</text:p>
          </table:table-cell>
          <table:table-cell table:style-name="ce245" office:value-type="string" office:string-value="_elapse_" calcext:value-type="string">
            <text:p>_elapse_</text:p>
          </table:table-cell>
          <table:table-cell table:style-name="ce245" office:value-type="string" office:string-value="_hurdle_" calcext:value-type="string">
            <text:p>_hurdle_</text:p>
          </table:table-cell>
          <table:table-cell table:style-name="ce245" office:value-type="string" office:string-value="_dive_" calcext:value-type="string">
            <text:p>_dive_</text:p>
          </table:table-cell>
          <table:table-cell table:style-name="ce245" office:value-type="string" office:string-value="_paste_" calcext:value-type="string">
            <text:p>_paste_</text:p>
          </table:table-cell>
          <table:table-cell table:style-name="ce245" office:value-type="string" office:string-value="_tie_" calcext:value-type="string">
            <text:p>_tie_</text:p>
          </table:table-cell>
          <table:table-cell table:style-name="ce245" office:value-type="string" office:string-value="_genre_" calcext:value-type="string">
            <text:p>_genre_</text:p>
          </table:table-cell>
          <table:table-cell table:style-name="ce245" office:value-type="string" office:string-value="_important_" calcext:value-type="string">
            <text:p>_important_</text:p>
          </table:table-cell>
          <table:table-cell table:style-name="ce245" office:value-type="string" office:string-value="_catch_" calcext:value-type="string">
            <text:p>_catch_</text:p>
          </table:table-cell>
          <table:table-cell table:style-name="ce245" office:value-type="string" office:string-value="_instruct_" calcext:value-type="string">
            <text:p>_instruct_</text:p>
          </table:table-cell>
          <table:table-cell table:style-name="ce245" office:value-type="string" office:string-value="_pulse_" calcext:value-type="string">
            <text:p>_pulse_</text:p>
          </table:table-cell>
          <table:table-cell table:style-name="ce245" office:value-type="string" office:string-value="_deuce_" calcext:value-type="string">
            <text:p>_deuce_</text:p>
          </table:table-cell>
          <table:table-cell table:style-name="ce245" office:value-type="string" office:string-value="_signal_" calcext:value-type="string">
            <text:p>_signal_</text:p>
          </table:table-cell>
          <table:table-cell table:style-name="ce245" office:value-type="string" office:string-value="_even_" calcext:value-type="string">
            <text:p>_even_</text:p>
          </table:table-cell>
          <table:table-cell table:style-name="ce245" office:value-type="string" office:string-value="_skill_" calcext:value-type="string">
            <text:p>_skill_</text:p>
          </table:table-cell>
          <table:table-cell table:style-name="ce245" office:value-type="string" office:string-value="_book_" calcext:value-type="string">
            <text:p>_book_</text:p>
          </table:table-cell>
          <table:table-cell table:style-name="ce245" office:value-type="string" office:string-value="_carry_" calcext:value-type="string">
            <text:p>_carry_</text:p>
          </table:table-cell>
          <table:table-cell table:style-name="ce245" office:value-type="string" office:string-value="_methyl_" calcext:value-type="string">
            <text:p>_methyl_</text:p>
          </table:table-cell>
          <table:table-cell table:style-name="ce245" office:value-type="string" office:string-value="_thrust_" calcext:value-type="string">
            <text:p>_thrust_</text:p>
          </table:table-cell>
          <table:table-cell table:style-name="ce245" office:value-type="string" office:string-value="_mute_" calcext:value-type="string">
            <text:p>_mute_</text:p>
          </table:table-cell>
          <table:table-cell table:style-name="ce245" office:value-type="string" office:string-value="_guard_" calcext:value-type="string">
            <text:p>_guard_</text:p>
          </table:table-cell>
          <table:table-cell table:style-name="ce245" office:value-type="string" office:string-value="_hack_" calcext:value-type="string">
            <text:p>_hack_</text:p>
          </table:table-cell>
          <table:table-cell table:style-name="ce245" office:value-type="string" office:string-value="_template_" calcext:value-type="string">
            <text:p>_template_</text:p>
          </table:table-cell>
          <table:table-cell table:style-name="ce245" office:value-type="string" office:string-value="_boomerang_" calcext:value-type="string">
            <text:p>_boomerang_</text:p>
          </table:table-cell>
          <table:table-cell table:style-name="ce245" office:value-type="string" office:string-value="_stair_" calcext:value-type="string">
            <text:p>_stair_</text:p>
          </table:table-cell>
          <table:table-cell table:style-name="ce245" office:value-type="string" office:string-value="_valve_" calcext:value-type="string">
            <text:p>_valve_</text:p>
          </table:table-cell>
          <table:table-cell table:style-name="ce245" office:value-type="string" office:string-value="_deck_" calcext:value-type="string">
            <text:p>_deck_</text:p>
          </table:table-cell>
          <table:table-cell table:style-name="ce245" office:value-type="string" office:string-value="_distribute_" calcext:value-type="string">
            <text:p>_distribute_</text:p>
          </table:table-cell>
          <table:table-cell table:style-name="ce245" office:value-type="string" office:string-value="_bum_" calcext:value-type="string">
            <text:p>_bum_</text:p>
          </table:table-cell>
          <table:table-cell table:style-name="ce245" office:value-type="string" office:string-value="_rank_" calcext:value-type="string">
            <text:p>_rank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rank_" calcext:value-type="string">
            <text:p>_rank_</text:p>
          </table:table-cell>
          <table:table-cell table:style-name="ce245" office:value-type="string" office:string-value="_tape_" calcext:value-type="string">
            <text:p>_tape_</text:p>
          </table:table-cell>
          <table:table-cell table:style-name="ce245" office:value-type="string" office:string-value="_margin_" calcext:value-type="string">
            <text:p>_margin_</text:p>
          </table:table-cell>
          <table:table-cell table:style-name="ce245" office:value-type="string" office:string-value="_power_" calcext:value-type="string">
            <text:p>_power_</text:p>
          </table:table-cell>
          <table:table-cell table:style-name="ce245" office:value-type="string" office:string-value="_jet_" calcext:value-type="string">
            <text:p>_jet_</text:p>
          </table:table-cell>
          <table:table-cell table:style-name="ce245" office:value-type="string" office:string-value="_walk_" calcext:value-type="string">
            <text:p>_walk_</text:p>
          </table:table-cell>
          <table:table-cell table:style-name="ce245" office:value-type="string" office:string-value="_trade_" calcext:value-type="string">
            <text:p>_trade_</text:p>
          </table:table-cell>
          <table:table-cell table:style-name="ce245" office:value-type="string" office:string-value="_bar_" calcext:value-type="string">
            <text:p>_bar_</text:p>
          </table:table-cell>
          <table:table-cell table:style-name="ce245" office:value-type="string" office:string-value="_clean_" calcext:value-type="string">
            <text:p>_clean_</text:p>
          </table:table-cell>
          <table:table-cell table:style-name="ce245" office:value-type="string" office:string-value="_lead_" calcext:value-type="string">
            <text:p>_lead_</text:p>
          </table:table-cell>
          <table:table-cell table:style-name="ce245" office:value-type="string" office:string-value="_special_" calcext:value-type="string">
            <text:p>_special_</text:p>
          </table:table-cell>
          <table:table-cell table:style-name="ce245" office:value-type="string" office:string-value="_grip_" calcext:value-type="string">
            <text:p>_grip_</text:p>
          </table:table-cell>
          <table:table-cell table:style-name="ce245" office:value-type="string" office:string-value="_blade_" calcext:value-type="string">
            <text:p>_blade_</text:p>
          </table:table-cell>
          <table:table-cell table:style-name="ce245" office:value-type="string" office:string-value="_cue_" calcext:value-type="string">
            <text:p>_cue_</text:p>
          </table:table-cell>
          <table:table-cell table:style-name="ce245" office:value-type="string" office:string-value="_theory_" calcext:value-type="string">
            <text:p>_theory_</text:p>
          </table:table-cell>
          <table:table-cell table:style-name="ce245" office:value-type="string" office:string-value="_other_" calcext:value-type="string">
            <text:p>_other_</text:p>
          </table:table-cell>
          <table:table-cell table:style-name="ce245" office:value-type="string" office:string-value="_copper_" calcext:value-type="string">
            <text:p>_copper_</text:p>
          </table:table-cell>
          <table:table-cell table:style-name="ce245" office:value-type="string" office:string-value="_wig_" calcext:value-type="string">
            <text:p>_wig_</text:p>
          </table:table-cell>
          <table:table-cell table:style-name="ce245" office:value-type="string" office:string-value="_rollick_" calcext:value-type="string">
            <text:p>_rollick_</text:p>
          </table:table-cell>
          <table:table-cell table:style-name="ce245" office:value-type="string" office:string-value="_guess_" calcext:value-type="string">
            <text:p>_guess_</text:p>
          </table:table-cell>
          <table:table-cell table:style-name="ce245" office:value-type="string" office:string-value="_fact_" calcext:value-type="string">
            <text:p>_fact_</text:p>
          </table:table-cell>
          <table:table-cell table:style-name="ce245" office:value-type="string" office:string-value="_course_" calcext:value-type="string">
            <text:p>_course_</text:p>
          </table:table-cell>
          <table:table-cell table:style-name="ce245" office:value-type="string" office:string-value="_vapour_" calcext:value-type="string">
            <text:p>_vapour_</text:p>
          </table:table-cell>
          <table:table-cell table:style-name="ce245" office:value-type="string" office:string-value="_terminate_" calcext:value-type="string">
            <text:p>_terminate_</text:p>
          </table:table-cell>
          <table:table-cell table:style-name="ce245" office:value-type="string" office:string-value="_render_" calcext:value-type="string">
            <text:p>_render_</text:p>
          </table:table-cell>
          <table:table-cell table:style-name="ce245" office:value-type="string" office:string-value="_nozzle_" calcext:value-type="string">
            <text:p>_nozzle_</text:p>
          </table:table-cell>
          <table:table-cell table:style-name="ce245" office:value-type="string" office:string-value="_object_" calcext:value-type="string">
            <text:p>_object_</text:p>
          </table:table-cell>
          <table:table-cell table:style-name="ce245" office:value-type="string" office:string-value="_pipe_" calcext:value-type="string">
            <text:p>_pipe_</text:p>
          </table:table-cell>
          <table:table-cell table:style-name="ce245" office:value-type="string" office:string-value="_cassette_" calcext:value-type="string">
            <text:p>_cassette_</text:p>
          </table:table-cell>
          <table:table-cell table:style-name="ce245" office:value-type="string" office:string-value="_sticker_" calcext:value-type="string">
            <text:p>_sticker_</text:p>
          </table:table-cell>
          <table:table-cell table:style-name="ce245" office:value-type="string" office:string-value="_fest_" calcext:value-type="string">
            <text:p>_fest_</text:p>
          </table:table-cell>
          <table:table-cell table:style-name="ce245" office:value-type="string" office:string-value="_music_" calcext:value-type="string">
            <text:p>_music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music_" calcext:value-type="string">
            <text:p>_music_</text:p>
          </table:table-cell>
          <table:table-cell table:style-name="ce245" office:value-type="string" office:string-value="_pad_" calcext:value-type="string">
            <text:p>_pad_</text:p>
          </table:table-cell>
          <table:table-cell table:style-name="ce245" office:value-type="string" office:string-value="_grant_" calcext:value-type="string">
            <text:p>_grant_</text:p>
          </table:table-cell>
          <table:table-cell table:style-name="ce245" office:value-type="string" office:string-value="_back_" calcext:value-type="string">
            <text:p>_back_</text:p>
          </table:table-cell>
          <table:table-cell table:style-name="ce245" office:value-type="string" office:string-value="_order_" calcext:value-type="string">
            <text:p>_order_</text:p>
          </table:table-cell>
          <table:table-cell table:style-name="ce245" office:value-type="string" office:string-value="_float_" calcext:value-type="string">
            <text:p>_float_</text:p>
          </table:table-cell>
          <table:table-cell table:style-name="ce245" office:value-type="string" office:string-value="_supplement_" calcext:value-type="string">
            <text:p>_supplement_</text:p>
          </table:table-cell>
          <table:table-cell table:style-name="ce245" office:value-type="string" office:string-value="_torch_" calcext:value-type="string">
            <text:p>_torch_</text:p>
          </table:table-cell>
          <table:table-cell table:style-name="ce245" office:value-type="string" office:string-value="_dynamic_" calcext:value-type="string">
            <text:p>_dynamic_</text:p>
          </table:table-cell>
          <table:table-cell table:style-name="ce245" office:value-type="string" office:string-value="_cake_" calcext:value-type="string">
            <text:p>_cake_</text:p>
          </table:table-cell>
          <table:table-cell table:style-name="ce245" office:value-type="string" office:string-value="_action_" calcext:value-type="string">
            <text:p>_action_</text:p>
          </table:table-cell>
          <table:table-cell table:style-name="ce245" office:value-type="string" office:string-value="_clutch_" calcext:value-type="string">
            <text:p>_clutch_</text:p>
          </table:table-cell>
          <table:table-cell table:style-name="ce245" office:value-type="string" office:string-value="_gap_" calcext:value-type="string">
            <text:p>_gap_</text:p>
          </table:table-cell>
          <table:table-cell table:style-name="ce245" office:value-type="string" office:string-value="_sack_" calcext:value-type="string">
            <text:p>_sack_</text:p>
          </table:table-cell>
          <table:table-cell table:style-name="ce245" office:value-type="string" office:string-value="_call_" calcext:value-type="string">
            <text:p>_call_</text:p>
          </table:table-cell>
          <table:table-cell table:style-name="ce245" office:value-type="string" office:string-value="_see_" calcext:value-type="string">
            <text:p>_see_</text:p>
          </table:table-cell>
          <table:table-cell table:style-name="ce245" office:value-type="string" office:string-value="_mirror_" calcext:value-type="string">
            <text:p>_mirror_</text:p>
          </table:table-cell>
          <table:table-cell table:style-name="ce245" office:value-type="string" office:string-value="_jelly_" calcext:value-type="string">
            <text:p>_jelly_</text:p>
          </table:table-cell>
          <table:table-cell table:style-name="ce245" office:value-type="string" office:string-value="_wrap_" calcext:value-type="string">
            <text:p>_wrap_</text:p>
          </table:table-cell>
          <table:table-cell table:style-name="ce245" office:value-type="string" office:string-value="_flute_" calcext:value-type="string">
            <text:p>_flute_</text:p>
          </table:table-cell>
          <table:table-cell table:style-name="ce245" office:value-type="string" office:string-value="_last_" calcext:value-type="string">
            <text:p>_last_</text:p>
          </table:table-cell>
          <table:table-cell table:style-name="ce245" office:value-type="string" office:string-value="_clap_" calcext:value-type="string">
            <text:p>_clap_</text:p>
          </table:table-cell>
          <table:table-cell table:style-name="ce245" office:value-type="string" office:string-value="_abbreviate_" calcext:value-type="string">
            <text:p>_abbreviate_</text:p>
          </table:table-cell>
          <table:table-cell table:style-name="ce245" office:value-type="string" office:string-value="_portion_" calcext:value-type="string">
            <text:p>_portion_</text:p>
          </table:table-cell>
          <table:table-cell table:style-name="ce245" office:value-type="string" office:string-value="_assign_" calcext:value-type="string">
            <text:p>_assign_</text:p>
          </table:table-cell>
          <table:table-cell table:style-name="ce245" office:value-type="string" office:string-value="_spread_" calcext:value-type="string">
            <text:p>_spread_</text:p>
          </table:table-cell>
          <table:table-cell table:style-name="ce245" office:value-type="string" office:string-value="_goal_" calcext:value-type="string">
            <text:p>_goal_</text:p>
          </table:table-cell>
          <table:table-cell table:style-name="ce245" office:value-type="string" office:string-value="_kill_" calcext:value-type="string">
            <text:p>_kill_</text:p>
          </table:table-cell>
          <table:table-cell table:style-name="ce245" office:value-type="string" office:string-value="_charge_" calcext:value-type="string">
            <text:p>_charge_</text:p>
          </table:table-cell>
          <table:table-cell table:style-name="ce245" office:value-type="string" office:string-value="_delegate_" calcext:value-type="string">
            <text:p>_delegate_</text:p>
          </table:table-cell>
          <table:table-cell table:style-name="ce245" office:value-type="string" office:string-value="_jubilee_" calcext:value-type="string">
            <text:p>_jubilee_</text:p>
          </table:table-cell>
          <table:table-cell table:style-name="ce245" office:value-type="string" office:string-value="_instrument_" calcext:value-type="string">
            <text:p>_instrumen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instrument_" calcext:value-type="string">
            <text:p>_instrument_</text:p>
          </table:table-cell>
          <table:table-cell table:style-name="ce245" office:value-type="string" office:string-value="_right_" calcext:value-type="string">
            <text:p>_right_</text:p>
          </table:table-cell>
          <table:table-cell table:style-name="ce245" office:value-type="string" office:string-value="_pin_" calcext:value-type="string">
            <text:p>_pin_</text:p>
          </table:table-cell>
          <table:table-cell table:style-name="ce245" office:value-type="string" office:string-value="_mass_" calcext:value-type="string">
            <text:p>_mass_</text:p>
          </table:table-cell>
          <table:table-cell table:style-name="ce245" office:value-type="string" office:string-value="_ink_" calcext:value-type="string">
            <text:p>_ink_</text:p>
          </table:table-cell>
          <table:table-cell table:style-name="ce245" office:value-type="string" office:string-value="_cube_" calcext:value-type="string">
            <text:p>_cube_</text:p>
          </table:table-cell>
          <table:table-cell table:style-name="ce245" office:value-type="string" office:string-value="_alarm_" calcext:value-type="string">
            <text:p>_alarm_</text:p>
          </table:table-cell>
          <table:table-cell table:style-name="ce245" office:value-type="string" office:string-value="_frequency_" calcext:value-type="string">
            <text:p>_frequency_</text:p>
          </table:table-cell>
          <table:table-cell table:style-name="ce245" office:value-type="string" office:string-value="_claim_" calcext:value-type="string">
            <text:p>_claim_</text:p>
          </table:table-cell>
          <table:table-cell table:style-name="ce245" office:value-type="string" office:string-value="_safe_" calcext:value-type="string">
            <text:p>_safe_</text:p>
          </table:table-cell>
          <table:table-cell table:style-name="ce245" office:value-type="string" office:string-value="_bat_" calcext:value-type="string">
            <text:p>_bat_</text:p>
          </table:table-cell>
          <table:table-cell table:style-name="ce245" office:value-type="string" office:string-value="_spin_" calcext:value-type="string">
            <text:p>_spin_</text:p>
          </table:table-cell>
          <table:table-cell table:style-name="ce245" office:value-type="string" office:string-value="_control_" calcext:value-type="string">
            <text:p>_control_</text:p>
          </table:table-cell>
          <table:table-cell table:style-name="ce245" office:value-type="string" office:string-value="_pay_" calcext:value-type="string">
            <text:p>_pay_</text:p>
          </table:table-cell>
          <table:table-cell table:style-name="ce245" office:value-type="string" office:string-value="_sky_" calcext:value-type="string">
            <text:p>_sky_</text:p>
          </table:table-cell>
          <table:table-cell table:style-name="ce245" office:value-type="string" office:string-value="_college_" calcext:value-type="string">
            <text:p>_college_</text:p>
          </table:table-cell>
          <table:table-cell table:style-name="ce245" office:value-type="string" office:string-value="_tweet_" calcext:value-type="string">
            <text:p>_tweet_</text:p>
          </table:table-cell>
          <table:table-cell table:style-name="ce245" office:value-type="string" office:string-value="_virus_" calcext:value-type="string">
            <text:p>_virus_</text:p>
          </table:table-cell>
          <table:table-cell table:style-name="ce245" office:value-type="string" office:string-value="_caustic_" calcext:value-type="string">
            <text:p>_caustic_</text:p>
          </table:table-cell>
          <table:table-cell table:style-name="ce245" office:value-type="string" office:string-value="_ahead_" calcext:value-type="string">
            <text:p>_ahead_</text:p>
          </table:table-cell>
          <table:table-cell table:style-name="ce245" office:value-type="string" office:string-value="_dwell_" calcext:value-type="string">
            <text:p>_dwell_</text:p>
          </table:table-cell>
          <table:table-cell table:style-name="ce245" office:value-type="string" office:string-value="_snooze_" calcext:value-type="string">
            <text:p>_snooze_</text:p>
          </table:table-cell>
          <table:table-cell table:style-name="ce245" office:value-type="string" office:string-value="_raw_" calcext:value-type="string">
            <text:p>_raw_</text:p>
          </table:table-cell>
          <table:table-cell table:style-name="ce245" office:value-type="string" office:string-value="_secret_" calcext:value-type="string">
            <text:p>_secret_</text:p>
          </table:table-cell>
          <table:table-cell table:style-name="ce245" office:value-type="string" office:string-value="_again_" calcext:value-type="string">
            <text:p>_again_</text:p>
          </table:table-cell>
          <table:table-cell table:style-name="ce245" office:value-type="string" office:string-value="_tincture_" calcext:value-type="string">
            <text:p>_tincture_</text:p>
          </table:table-cell>
          <table:table-cell table:style-name="ce245" office:value-type="string" office:string-value="_slide_" calcext:value-type="string">
            <text:p>_slide_</text:p>
          </table:table-cell>
          <table:table-cell table:style-name="ce245" office:value-type="string" office:string-value="_chute_" calcext:value-type="string">
            <text:p>_chute_</text:p>
          </table:table-cell>
          <table:table-cell table:style-name="ce245" office:value-type="string" office:string-value="_medium_" calcext:value-type="string">
            <text:p>_medium_</text:p>
          </table:table-cell>
          <table:table-cell table:style-name="ce245" office:value-type="string" office:string-value="_finch_" calcext:value-type="string">
            <text:p>_finch_</text:p>
          </table:table-cell>
          <table:table-cell table:style-name="ce245" office:value-type="string" office:string-value="_Fred_" calcext:value-type="string">
            <text:p>_Fred_</text:p>
          </table:table-cell>
          <table:table-cell table:style-name="ce245" office:value-type="string" office:string-value="_spring_" calcext:value-type="string">
            <text:p>_spring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spring_" calcext:value-type="string">
            <text:p>_spring_</text:p>
          </table:table-cell>
          <table:table-cell table:style-name="ce263" office:value-type="string" office:string-value="_poll_" calcext:value-type="string">
            <text:p>_poll_</text:p>
          </table:table-cell>
          <table:table-cell table:style-name="ce263" office:value-type="string" office:string-value="_bet_" calcext:value-type="string">
            <text:p>_bet_</text:p>
          </table:table-cell>
          <table:table-cell table:style-name="ce263" office:value-type="string" office:string-value="_pit_" calcext:value-type="string">
            <text:p>_pit_</text:p>
          </table:table-cell>
          <table:table-cell table:style-name="ce263" office:value-type="string" office:string-value="_jack_" calcext:value-type="string">
            <text:p>_jack_</text:p>
          </table:table-cell>
          <table:table-cell table:style-name="ce263" office:value-type="string" office:string-value="_remote_" calcext:value-type="string">
            <text:p>_remote_</text:p>
          </table:table-cell>
          <table:table-cell table:style-name="ce263" office:value-type="string" office:string-value="_void_" calcext:value-type="string">
            <text:p>_void_</text:p>
          </table:table-cell>
          <table:table-cell table:style-name="ce263" office:value-type="string" office:string-value="_mark_" calcext:value-type="string">
            <text:p>_mark_</text:p>
          </table:table-cell>
          <table:table-cell table:style-name="ce263" office:value-type="string" office:string-value="_monitor_" calcext:value-type="string">
            <text:p>_monitor_</text:p>
          </table:table-cell>
          <table:table-cell table:style-name="ce263" office:value-type="string" office:string-value="_fine_" calcext:value-type="string">
            <text:p>_fine_</text:p>
          </table:table-cell>
          <table:table-cell table:style-name="ce263" office:value-type="string" office:string-value="_force_" calcext:value-type="string">
            <text:p>_force_</text:p>
          </table:table-cell>
          <table:table-cell table:style-name="ce263" office:value-type="string" office:string-value="_element_" calcext:value-type="string">
            <text:p>_element_</text:p>
          </table:table-cell>
          <table:table-cell table:style-name="ce263" office:value-type="string" office:string-value="_start_" calcext:value-type="string">
            <text:p>_start_</text:p>
          </table:table-cell>
          <table:table-cell table:style-name="ce263" office:value-type="string" office:string-value="_aspect_" calcext:value-type="string">
            <text:p>_aspect_</text:p>
          </table:table-cell>
          <table:table-cell table:style-name="ce263" office:value-type="string" office:string-value="_sentence_" calcext:value-type="string">
            <text:p>_sentence_</text:p>
          </table:table-cell>
          <table:table-cell table:style-name="ce263" office:value-type="string" office:string-value="_work_" calcext:value-type="string">
            <text:p>_work_</text:p>
          </table:table-cell>
          <table:table-cell table:style-name="ce263" office:value-type="string" office:string-value="_lamp_" calcext:value-type="string">
            <text:p>_lamp_</text:p>
          </table:table-cell>
          <table:table-cell table:style-name="ce263" office:value-type="string" office:string-value="_button_" calcext:value-type="string">
            <text:p>_button_</text:p>
          </table:table-cell>
          <table:table-cell table:style-name="ce263" office:value-type="string" office:string-value="_disc_" calcext:value-type="string">
            <text:p>_disc_</text:p>
          </table:table-cell>
          <table:table-cell table:style-name="ce263" office:value-type="string" office:string-value="_throttle_" calcext:value-type="string">
            <text:p>_throttle_</text:p>
          </table:table-cell>
          <table:table-cell table:style-name="ce263" office:value-type="string" office:string-value="_promise_" calcext:value-type="string">
            <text:p>_promise_</text:p>
          </table:table-cell>
          <table:table-cell table:style-name="ce263" office:value-type="string" office:string-value="_false_" calcext:value-type="string">
            <text:p>_false_</text:p>
          </table:table-cell>
          <table:table-cell table:style-name="ce263" office:value-type="string" office:string-value="_elastic_" calcext:value-type="string">
            <text:p>_elastic_</text:p>
          </table:table-cell>
          <table:table-cell table:style-name="ce263" office:value-type="string" office:string-value="_cheese_" calcext:value-type="string">
            <text:p>_cheese_</text:p>
          </table:table-cell>
          <table:table-cell table:style-name="ce263" office:value-type="string" office:string-value="_front_" calcext:value-type="string">
            <text:p>_front_</text:p>
          </table:table-cell>
          <table:table-cell table:style-name="ce263" office:value-type="string" office:string-value="_crucial_" calcext:value-type="string">
            <text:p>_crucial_</text:p>
          </table:table-cell>
          <table:table-cell table:style-name="ce263" office:value-type="string" office:string-value="_razor_" calcext:value-type="string">
            <text:p>_razor_</text:p>
          </table:table-cell>
          <table:table-cell table:style-name="ce263" office:value-type="string" office:string-value="_titan_" calcext:value-type="string">
            <text:p>_titan_</text:p>
          </table:table-cell>
          <table:table-cell table:style-name="ce263" office:value-type="string" office:string-value="_reel_" calcext:value-type="string">
            <text:p>_reel_</text:p>
          </table:table-cell>
          <table:table-cell table:style-name="ce263" office:value-type="string" office:string-value="_strap_" calcext:value-type="string">
            <text:p>_strap_</text:p>
          </table:table-cell>
          <table:table-cell table:style-name="ce263" office:value-type="string" office:string-value="_analyse_" calcext:value-type="string">
            <text:p>_analyse_</text:p>
          </table:table-cell>
          <table:table-cell table:style-name="ce263" office:value-type="string" office:string-value="_name_" calcext:value-type="string">
            <text:p>_nam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encyclopaedia_" calcext:value-type="string">
            <text:p>_encyclopaedia_</text:p>
          </table:table-cell>
          <table:table-cell table:style-name="ce263" office:value-type="string" office:string-value="_tempo_" calcext:value-type="string">
            <text:p>_tempo_</text:p>
          </table:table-cell>
          <table:table-cell table:style-name="ce263" office:value-type="string" office:string-value="_charcoal_" calcext:value-type="string">
            <text:p>_charcoal_</text:p>
          </table:table-cell>
          <table:table-cell table:style-name="ce263" office:value-type="string" office:string-value="_melody_" calcext:value-type="string">
            <text:p>_melody_</text:p>
          </table:table-cell>
          <table:table-cell table:style-name="ce263" office:value-type="string" office:string-value="_midget_" calcext:value-type="string">
            <text:p>_midget_</text:p>
          </table:table-cell>
          <table:table-cell table:style-name="ce263" office:value-type="string" office:string-value="_bandage_" calcext:value-type="string">
            <text:p>_bandage_</text:p>
          </table:table-cell>
          <table:table-cell table:style-name="ce263" office:value-type="string" office:string-value="_advance_" calcext:value-type="string">
            <text:p>_advance_</text:p>
          </table:table-cell>
          <table:table-cell table:style-name="ce263" office:value-type="string" office:string-value="_sculpture_" calcext:value-type="string">
            <text:p>_sculpture_</text:p>
          </table:table-cell>
          <table:table-cell table:style-name="ce263" office:value-type="string" office:string-value="_cigar_" calcext:value-type="string">
            <text:p>_cigar_</text:p>
          </table:table-cell>
          <table:table-cell table:style-name="ce263" office:value-type="string" office:string-value="_stamp_" calcext:value-type="string">
            <text:p>_stamp_</text:p>
          </table:table-cell>
          <table:table-cell table:style-name="ce263" office:value-type="string" office:string-value="_algorithm_" calcext:value-type="string">
            <text:p>_algorithm_</text:p>
          </table:table-cell>
          <table:table-cell table:style-name="ce263" office:value-type="string" office:string-value="_radium_" calcext:value-type="string">
            <text:p>_radium_</text:p>
          </table:table-cell>
          <table:table-cell table:style-name="ce263" office:value-type="string" office:string-value="_aggregate_" calcext:value-type="string">
            <text:p>_aggregate_</text:p>
          </table:table-cell>
          <table:table-cell table:style-name="ce263" office:value-type="string" office:string-value="_Godzilla_" calcext:value-type="string">
            <text:p>_Godzilla_</text:p>
          </table:table-cell>
          <table:table-cell table:style-name="ce263" office:value-type="string" office:string-value="_muslin_" calcext:value-type="string">
            <text:p>_muslin_</text:p>
          </table:table-cell>
          <table:table-cell table:style-name="ce263" office:value-type="string" office:string-value="_probability_" calcext:value-type="string">
            <text:p>_probability_</text:p>
          </table:table-cell>
          <table:table-cell table:style-name="ce263" office:value-type="string" office:string-value="_young_" calcext:value-type="string">
            <text:p>_young_</text:p>
          </table:table-cell>
          <table:table-cell table:style-name="ce263" office:value-type="string" office:string-value="_triangle_" calcext:value-type="string">
            <text:p>_triangle_</text:p>
          </table:table-cell>
          <table:table-cell table:style-name="ce263" office:value-type="string" office:string-value="_wheel_" calcext:value-type="string">
            <text:p>_wheel_</text:p>
          </table:table-cell>
          <table:table-cell table:style-name="ce263" office:value-type="string" office:string-value="_program_" calcext:value-type="string">
            <text:p>_program_</text:p>
          </table:table-cell>
          <table:table-cell table:style-name="ce263" office:value-type="string" office:string-value="_litmus_" calcext:value-type="string">
            <text:p>_litmus_</text:p>
          </table:table-cell>
          <table:table-cell table:style-name="ce263" office:value-type="string" office:string-value="_madhouse_" calcext:value-type="string">
            <text:p>_madhouse_</text:p>
          </table:table-cell>
          <table:table-cell table:style-name="ce263" office:value-type="string" office:string-value="_incident_" calcext:value-type="string">
            <text:p>_incident_</text:p>
          </table:table-cell>
          <table:table-cell table:style-name="ce263" office:value-type="string" office:string-value="_future_" calcext:value-type="string">
            <text:p>_future_</text:p>
          </table:table-cell>
          <table:table-cell table:style-name="ce263" office:value-type="string" office:string-value="_congratulate_" calcext:value-type="string">
            <text:p>_congratulate_</text:p>
          </table:table-cell>
          <table:table-cell table:style-name="ce263" office:value-type="string" office:string-value="_regular_" calcext:value-type="string">
            <text:p>_regular_</text:p>
          </table:table-cell>
          <table:table-cell table:style-name="ce263" office:value-type="string" office:string-value="_basic_" calcext:value-type="string">
            <text:p>_basic_</text:p>
          </table:table-cell>
          <table:table-cell table:style-name="ce263" office:value-type="string" office:string-value="_quality_" calcext:value-type="string">
            <text:p>_quality_</text:p>
          </table:table-cell>
          <table:table-cell table:style-name="ce263" office:value-type="string" office:string-value="_matter_" calcext:value-type="string">
            <text:p>_matter_</text:p>
          </table:table-cell>
          <table:table-cell table:style-name="ce263" office:value-type="string" office:string-value="_core_" calcext:value-type="string">
            <text:p>_core_</text:p>
          </table:table-cell>
          <table:table-cell table:style-name="ce263" office:value-type="string" office:string-value="_respect_" calcext:value-type="string">
            <text:p>_respect_</text:p>
          </table:table-cell>
          <table:table-cell table:style-name="ce263" office:value-type="string" office:string-value="_foreign_" calcext:value-type="string">
            <text:p>_foreign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kid_" calcext:value-type="string">
            <text:p>_kid_</text:p>
          </table:table-cell>
          <table:table-cell table:style-name="ce245" office:value-type="string" office:string-value="_hijab_" calcext:value-type="string">
            <text:p>_hijab_</text:p>
          </table:table-cell>
          <table:table-cell table:style-name="ce245" office:value-type="string" office:string-value="_battery_" calcext:value-type="string">
            <text:p>_battery_</text:p>
          </table:table-cell>
          <table:table-cell table:style-name="ce245" office:value-type="string" office:string-value="_blanket_" calcext:value-type="string">
            <text:p>_blanket_</text:p>
          </table:table-cell>
          <table:table-cell table:style-name="ce245" office:value-type="string" office:string-value="_care_" calcext:value-type="string">
            <text:p>_care_</text:p>
          </table:table-cell>
          <table:table-cell table:style-name="ce245" office:value-type="string" office:string-value="_indicate_" calcext:value-type="string">
            <text:p>_indicate_</text:p>
          </table:table-cell>
          <table:table-cell table:style-name="ce245" office:value-type="string" office:string-value="_general_" calcext:value-type="string">
            <text:p>_general_</text:p>
          </table:table-cell>
          <table:table-cell table:style-name="ce245" office:value-type="string" office:string-value="_asymmetry_" calcext:value-type="string">
            <text:p>_asymmetry_</text:p>
          </table:table-cell>
          <table:table-cell table:style-name="ce245" office:value-type="string" office:string-value="_assembly_" calcext:value-type="string">
            <text:p>_assembly_</text:p>
          </table:table-cell>
          <table:table-cell table:style-name="ce245" office:value-type="string" office:string-value="_person_" calcext:value-type="string">
            <text:p>_person_</text:p>
          </table:table-cell>
          <table:table-cell table:style-name="ce245" office:value-type="string" office:string-value="_blend_" calcext:value-type="string">
            <text:p>_blend_</text:p>
          </table:table-cell>
          <table:table-cell table:style-name="ce245" office:value-type="string" office:string-value="_nation_" calcext:value-type="string">
            <text:p>_nation_</text:p>
          </table:table-cell>
          <table:table-cell table:style-name="ce245" office:value-type="string" office:string-value="_chit_" calcext:value-type="string">
            <text:p>_chit_</text:p>
          </table:table-cell>
          <table:table-cell table:style-name="ce245" office:value-type="string" office:string-value="_detail_" calcext:value-type="string">
            <text:p>_detail_</text:p>
          </table:table-cell>
          <table:table-cell table:style-name="ce245" office:value-type="string" office:string-value="_buffer_" calcext:value-type="string">
            <text:p>_buffer_</text:p>
          </table:table-cell>
          <table:table-cell table:style-name="ce245" office:value-type="string" office:string-value="_ski_" calcext:value-type="string">
            <text:p>_ski_</text:p>
          </table:table-cell>
          <table:table-cell table:style-name="ce245" office:value-type="string" office:string-value="_omelette_" calcext:value-type="string">
            <text:p>_omelette_</text:p>
          </table:table-cell>
          <table:table-cell table:style-name="ce245" office:value-type="string" office:string-value="_tube_" calcext:value-type="string">
            <text:p>_tube_</text:p>
          </table:table-cell>
          <table:table-cell table:style-name="ce245" office:value-type="string" office:string-value="_spoon_" calcext:value-type="string">
            <text:p>_spoon_</text:p>
          </table:table-cell>
          <table:table-cell table:style-name="ce245" office:value-type="string" office:string-value="_box_" calcext:value-type="string">
            <text:p>_box_</text:p>
          </table:table-cell>
          <table:table-cell table:style-name="ce245" office:value-type="string" office:string-value="_bread_" calcext:value-type="string">
            <text:p>_bread_</text:p>
          </table:table-cell>
          <table:table-cell table:style-name="ce245" office:value-type="string" office:string-value="_line_" calcext:value-type="string">
            <text:p>_line_</text:p>
          </table:table-cell>
          <table:table-cell table:style-name="ce245" office:value-type="string" office:string-value="_stitch_" calcext:value-type="string">
            <text:p>_stitch_</text:p>
          </table:table-cell>
          <table:table-cell table:style-name="ce245" office:value-type="string" office:string-value="_muffler_" calcext:value-type="string">
            <text:p>_muffler_</text:p>
          </table:table-cell>
          <table:table-cell table:style-name="ce245" office:value-type="string" office:string-value="_hank_" calcext:value-type="string">
            <text:p>_hank_</text:p>
          </table:table-cell>
          <table:table-cell table:style-name="ce245" office:value-type="string" office:string-value="_trap_" calcext:value-type="string">
            <text:p>_trap_</text:p>
          </table:table-cell>
          <table:table-cell table:style-name="ce245" office:value-type="string" office:string-value="_batch_" calcext:value-type="string">
            <text:p>_batch_</text:p>
          </table:table-cell>
          <table:table-cell table:style-name="ce245" office:value-type="string" office:string-value="_duck_" calcext:value-type="string">
            <text:p>_duck_</text:p>
          </table:table-cell>
          <table:table-cell table:style-name="ce245" office:value-type="string" office:string-value="_cotton_" calcext:value-type="string">
            <text:p>_cotton_</text:p>
          </table:table-cell>
          <table:table-cell table:style-name="ce245" office:value-type="string" office:string-value="_pastel_" calcext:value-type="string">
            <text:p>_pastel_</text:p>
          </table:table-cell>
          <table:table-cell table:style-name="ce245" office:value-type="string" office:string-value="_protect_" calcext:value-type="string">
            <text:p>_protect_</text:p>
          </table:table-cell>
          <table:table-cell table:style-name="ce245" office:value-type="string" office:string-value="_average_" calcext:value-type="string">
            <text:p>_averag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average_" calcext:value-type="string">
            <text:p>_average_</text:p>
          </table:table-cell>
          <table:table-cell table:style-name="ce263" office:value-type="string" office:string-value="_throw_" calcext:value-type="string">
            <text:p>_throw_</text:p>
          </table:table-cell>
          <table:table-cell table:style-name="ce263" office:value-type="string" office:string-value="_eject_" calcext:value-type="string">
            <text:p>_eject_</text:p>
          </table:table-cell>
          <table:table-cell table:style-name="ce263" office:value-type="string" office:string-value="_dimple_" calcext:value-type="string">
            <text:p>_dimple_</text:p>
          </table:table-cell>
          <table:table-cell table:style-name="ce263" office:value-type="string" office:string-value="_patch_" calcext:value-type="string">
            <text:p>_patch_</text:p>
          </table:table-cell>
          <table:table-cell table:style-name="ce263" office:value-type="string" office:string-value="_scam_" calcext:value-type="string">
            <text:p>_scam_</text:p>
          </table:table-cell>
          <table:table-cell table:style-name="ce263" office:value-type="string" office:string-value="_bud_" calcext:value-type="string">
            <text:p>_bud_</text:p>
          </table:table-cell>
          <table:table-cell table:style-name="ce263" office:value-type="string" office:string-value="_strand_" calcext:value-type="string">
            <text:p>_strand_</text:p>
          </table:table-cell>
          <table:table-cell table:style-name="ce263" office:value-type="string" office:string-value="_stand_" calcext:value-type="string">
            <text:p>_stand_</text:p>
          </table:table-cell>
          <table:table-cell table:style-name="ce263" office:value-type="string" office:string-value="_subject_" calcext:value-type="string">
            <text:p>_subject_</text:p>
          </table:table-cell>
          <table:table-cell table:style-name="ce263" office:value-type="string" office:string-value="_roast_" calcext:value-type="string">
            <text:p>_roast_</text:p>
          </table:table-cell>
          <table:table-cell table:style-name="ce263" office:value-type="string" office:string-value="_fort_" calcext:value-type="string">
            <text:p>_fort_</text:p>
          </table:table-cell>
          <table:table-cell table:style-name="ce263" office:value-type="string" office:string-value="_tender_" calcext:value-type="string">
            <text:p>_tender_</text:p>
          </table:table-cell>
          <table:table-cell table:style-name="ce263" office:value-type="string" office:string-value="_exist_" calcext:value-type="string">
            <text:p>_exist_</text:p>
          </table:table-cell>
          <table:table-cell table:style-name="ce263" office:value-type="string" office:string-value="_fork_" calcext:value-type="string">
            <text:p>_fork_</text:p>
          </table:table-cell>
          <table:table-cell table:style-name="ce263" office:value-type="string" office:string-value="_salt_" calcext:value-type="string">
            <text:p>_sal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vent_" calcext:value-type="string">
            <text:p>_vent_</text:p>
          </table:table-cell>
          <table:table-cell table:style-name="ce245" office:value-type="string" office:string-value="_peer_" calcext:value-type="string">
            <text:p>_peer_</text:p>
          </table:table-cell>
          <table:table-cell table:style-name="ce245" office:value-type="string" office:string-value="_bounce_" calcext:value-type="string">
            <text:p>_bounce_</text:p>
          </table:table-cell>
          <table:table-cell table:style-name="ce245" office:value-type="string" office:string-value="_pour_" calcext:value-type="string">
            <text:p>_pour_</text:p>
          </table:table-cell>
          <table:table-cell table:style-name="ce245" office:value-type="string" office:string-value="_shirt_" calcext:value-type="string">
            <text:p>_shirt_</text:p>
          </table:table-cell>
          <table:table-cell table:style-name="ce245" office:value-type="string" office:string-value="_dorm_" calcext:value-type="string">
            <text:p>_dorm_</text:p>
          </table:table-cell>
          <table:table-cell table:style-name="ce245" office:value-type="string" office:string-value="_compact_" calcext:value-type="string">
            <text:p>_compact_</text:p>
          </table:table-cell>
          <table:table-cell table:style-name="ce245" office:value-type="string" office:string-value="_lift_" calcext:value-type="string">
            <text:p>_lift_</text:p>
          </table:table-cell>
          <table:table-cell table:style-name="ce245" office:value-type="string" office:string-value="_lobe_" calcext:value-type="string">
            <text:p>_lobe_</text:p>
          </table:table-cell>
          <table:table-cell table:style-name="ce245" office:value-type="string" office:string-value="_race_" calcext:value-type="string">
            <text:p>_race_</text:p>
          </table:table-cell>
          <table:table-cell table:style-name="ce245" office:value-type="string" office:string-value="_hire_" calcext:value-type="string">
            <text:p>_hire_</text:p>
          </table:table-cell>
          <table:table-cell table:style-name="ce245" office:value-type="string" office:string-value="_carousel_" calcext:value-type="string">
            <text:p>_carousel_</text:p>
          </table:table-cell>
          <table:table-cell table:style-name="ce245" office:value-type="string" office:string-value="_mellow_" calcext:value-type="string">
            <text:p>_mellow_</text:p>
          </table:table-cell>
          <table:table-cell table:style-name="ce245" office:value-type="string" office:string-value="_candle_" calcext:value-type="string">
            <text:p>_candle_</text:p>
          </table:table-cell>
          <table:table-cell table:style-name="ce245" office:value-type="string" office:string-value="_coin_" calcext:value-type="string">
            <text:p>_coin_</text:p>
          </table:table-cell>
          <table:table-cell table:style-name="ce245" office:value-type="string" office:string-value="_drink_" calcext:value-type="string">
            <text:p>_drink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lag_" calcext:value-type="string">
            <text:p>_lag_</text:p>
          </table:table-cell>
          <table:table-cell table:style-name="ce245" office:value-type="string" office:string-value="_mat_" calcext:value-type="string">
            <text:p>_mat_</text:p>
          </table:table-cell>
          <table:table-cell table:style-name="ce245" office:value-type="string" office:string-value="_square_" calcext:value-type="string">
            <text:p>_square_</text:p>
          </table:table-cell>
          <table:table-cell table:style-name="ce245" office:value-type="string" office:string-value="_gimp_" calcext:value-type="string">
            <text:p>_gimp_</text:p>
          </table:table-cell>
          <table:table-cell table:style-name="ce245" office:value-type="string" office:string-value="_round_" calcext:value-type="string">
            <text:p>_round_</text:p>
          </table:table-cell>
          <table:table-cell table:style-name="ce245" office:value-type="string" office:string-value="_self_" calcext:value-type="string">
            <text:p>_self_</text:p>
          </table:table-cell>
          <table:table-cell table:style-name="ce245" office:value-type="string" office:string-value="_eye_" calcext:value-type="string">
            <text:p>_eye_</text:p>
          </table:table-cell>
          <table:table-cell table:style-name="ce245" office:value-type="string" office:string-value="_blow_" calcext:value-type="string">
            <text:p>_blow_</text:p>
          </table:table-cell>
          <table:table-cell table:style-name="ce245" office:value-type="string" office:string-value="_grass_" calcext:value-type="string">
            <text:p>_grass_</text:p>
          </table:table-cell>
          <table:table-cell table:style-name="ce245" office:value-type="string" office:string-value="_maiden_" calcext:value-type="string">
            <text:p>_maiden_</text:p>
          </table:table-cell>
          <table:table-cell table:style-name="ce245" office:value-type="string" office:string-value="_pearl_" calcext:value-type="string">
            <text:p>_pearl_</text:p>
          </table:table-cell>
          <table:table-cell table:style-name="ce245" office:value-type="string" office:string-value="_excess_" calcext:value-type="string">
            <text:p>_excess_</text:p>
          </table:table-cell>
          <table:table-cell table:style-name="ce245" office:value-type="string" office:string-value="_test_" calcext:value-type="string">
            <text:p>_test_</text:p>
          </table:table-cell>
          <table:table-cell table:style-name="ce245" office:value-type="string" office:string-value="_tag_" calcext:value-type="string">
            <text:p>_tag_</text:p>
          </table:table-cell>
          <table:table-cell table:style-name="ce245" office:value-type="string" office:string-value="_quick_" calcext:value-type="string">
            <text:p>_quick_</text:p>
          </table:table-cell>
          <table:table-cell table:style-name="ce245" office:value-type="string" office:string-value="_war_" calcext:value-type="string">
            <text:p>_wa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traight_" calcext:value-type="string">
            <text:p>_straight_</text:p>
          </table:table-cell>
          <table:table-cell table:style-name="ce245" office:value-type="string" office:string-value="_kick_" calcext:value-type="string">
            <text:p>_kick_</text:p>
          </table:table-cell>
          <table:table-cell table:style-name="ce245" office:value-type="string" office:string-value="_fast_" calcext:value-type="string">
            <text:p>_fast_</text:p>
          </table:table-cell>
          <table:table-cell table:style-name="ce245" office:value-type="string" office:string-value="_smoke_" calcext:value-type="string">
            <text:p>_smoke_</text:p>
          </table:table-cell>
          <table:table-cell table:style-name="ce245" office:value-type="string" office:string-value="_scanner_" calcext:value-type="string">
            <text:p>_scanner_</text:p>
          </table:table-cell>
          <table:table-cell table:style-name="ce245" office:value-type="string" office:string-value="_minor_" calcext:value-type="string">
            <text:p>_minor_</text:p>
          </table:table-cell>
          <table:table-cell table:style-name="ce245" office:value-type="string" office:string-value="_learn_" calcext:value-type="string">
            <text:p>_learn_</text:p>
          </table:table-cell>
          <table:table-cell table:style-name="ce245" office:value-type="string" office:string-value="_service_" calcext:value-type="string">
            <text:p>_service_</text:p>
          </table:table-cell>
          <table:table-cell table:style-name="ce245" office:value-type="string" office:string-value="_out_" calcext:value-type="string">
            <text:p>_out_</text:p>
          </table:table-cell>
          <table:table-cell table:style-name="ce245" office:value-type="string" office:string-value="_opinion_" calcext:value-type="string">
            <text:p>_opinion_</text:p>
          </table:table-cell>
          <table:table-cell table:style-name="ce245" office:value-type="string" office:string-value="_barricade_" calcext:value-type="string">
            <text:p>_barricade_</text:p>
          </table:table-cell>
          <table:table-cell table:style-name="ce245" office:value-type="string" office:string-value="_poison_" calcext:value-type="string">
            <text:p>_poison_</text:p>
          </table:table-cell>
          <table:table-cell table:style-name="ce245" office:value-type="string" office:string-value="_bomb_" calcext:value-type="string">
            <text:p>_bomb_</text:p>
          </table:table-cell>
          <table:table-cell table:style-name="ce245" office:value-type="string" office:string-value="_heart_" calcext:value-type="string">
            <text:p>_heart_</text:p>
          </table:table-cell>
          <table:table-cell table:style-name="ce245" office:value-type="string" office:string-value="_hazard_" calcext:value-type="string">
            <text:p>_hazard_</text:p>
          </table:table-cell>
          <table:table-cell table:style-name="ce245" office:value-type="string" office:string-value="_anomaly_" calcext:value-type="string">
            <text:p>_anomaly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fragment_" calcext:value-type="string">
            <text:p>_fragment_</text:p>
          </table:table-cell>
          <table:table-cell table:style-name="ce245" office:value-type="string" office:string-value="_some_" calcext:value-type="string">
            <text:p>_some_</text:p>
          </table:table-cell>
          <table:table-cell table:style-name="ce245" office:value-type="string" office:string-value="_zero_" calcext:value-type="string">
            <text:p>_zero_</text:p>
          </table:table-cell>
          <table:table-cell table:style-name="ce245" office:value-type="string" office:string-value="_gun_" calcext:value-type="string">
            <text:p>_gun_</text:p>
          </table:table-cell>
          <table:table-cell table:style-name="ce245" office:value-type="string" office:string-value="_hard_" calcext:value-type="string">
            <text:p>_hard_</text:p>
          </table:table-cell>
          <table:table-cell table:style-name="ce245" office:value-type="string" office:string-value="_finger_" calcext:value-type="string">
            <text:p>_finger_</text:p>
          </table:table-cell>
          <table:table-cell table:style-name="ce245" office:value-type="string" office:string-value="_fire_" calcext:value-type="string">
            <text:p>_fire_</text:p>
          </table:table-cell>
          <table:table-cell table:style-name="ce245" office:value-type="string" office:string-value="_ever_" calcext:value-type="string">
            <text:p>_ever_</text:p>
          </table:table-cell>
          <table:table-cell table:style-name="ce245" office:value-type="string" office:string-value="_stuck_" calcext:value-type="string">
            <text:p>_stuck_</text:p>
          </table:table-cell>
          <table:table-cell table:style-name="ce245" office:value-type="string" office:string-value="_mission_" calcext:value-type="string">
            <text:p>_mission_</text:p>
          </table:table-cell>
          <table:table-cell table:style-name="ce245" office:value-type="string" office:string-value="_add_" calcext:value-type="string">
            <text:p>_add_</text:p>
          </table:table-cell>
          <table:table-cell table:style-name="ce245" office:value-type="string" office:string-value="_flop_" calcext:value-type="string">
            <text:p>_flop_</text:p>
          </table:table-cell>
          <table:table-cell table:style-name="ce245" office:value-type="string" office:string-value="_top_" calcext:value-type="string">
            <text:p>_top_</text:p>
          </table:table-cell>
          <table:table-cell table:style-name="ce245" office:value-type="string" office:string-value="_zone_" calcext:value-type="string">
            <text:p>_zone_</text:p>
          </table:table-cell>
          <table:table-cell table:style-name="ce245" office:value-type="string" office:string-value="_actual_" calcext:value-type="string">
            <text:p>_actual_</text:p>
          </table:table-cell>
          <table:table-cell table:style-name="ce245" office:value-type="string" office:string-value="_lot_" calcext:value-type="string">
            <text:p>_lot_</text:p>
          </table:table-cell>
          <table:table-cell table:style-name="ce245" office:value-type="string" office:string-value="_gear_" calcext:value-type="string">
            <text:p>_gear_</text:p>
          </table:table-cell>
          <table:table-cell table:style-name="ce245" office:value-type="string" office:string-value="_serial_" calcext:value-type="string">
            <text:p>_serial_</text:p>
          </table:table-cell>
          <table:table-cell table:style-name="ce245" office:value-type="string" office:string-value="_summon_" calcext:value-type="string">
            <text:p>_summon_</text:p>
          </table:table-cell>
          <table:table-cell table:style-name="ce245" office:value-type="string" office:string-value="_vert_" calcext:value-type="string">
            <text:p>_vert_</text:p>
          </table:table-cell>
          <table:table-cell table:style-name="ce245" office:value-type="string" office:string-value="_land_" calcext:value-type="string">
            <text:p>_land_</text:p>
          </table:table-cell>
          <table:table-cell table:style-name="ce245" office:value-type="string" office:string-value="_perfect_" calcext:value-type="string">
            <text:p>_perfect_</text:p>
          </table:table-cell>
          <table:table-cell table:style-name="ce245" office:value-type="string" office:string-value="_small_" calcext:value-type="string">
            <text:p>_small_</text:p>
          </table:table-cell>
          <table:table-cell table:style-name="ce245" office:value-type="string" office:string-value="_web_" calcext:value-type="string">
            <text:p>_web_</text:p>
          </table:table-cell>
          <table:table-cell table:style-name="ce245" office:value-type="string" office:string-value="_bun_" calcext:value-type="string">
            <text:p>_bun_</text:p>
          </table:table-cell>
          <table:table-cell table:style-name="ce245" office:value-type="string" office:string-value="_dupe_" calcext:value-type="string">
            <text:p>_dupe_</text:p>
          </table:table-cell>
          <table:table-cell table:style-name="ce245" office:value-type="string" office:string-value="_tomato_" calcext:value-type="string">
            <text:p>_tomato_</text:p>
          </table:table-cell>
          <table:table-cell table:style-name="ce245" office:value-type="string" office:string-value="_soup_" calcext:value-type="string">
            <text:p>_soup_</text:p>
          </table:table-cell>
          <table:table-cell table:style-name="ce245" office:value-type="string" office:string-value="_seed_" calcext:value-type="string">
            <text:p>_seed_</text:p>
          </table:table-cell>
          <table:table-cell table:style-name="ce245" office:value-type="string" office:string-value="_season_" calcext:value-type="string">
            <text:p>_season_</text:p>
          </table:table-cell>
          <table:table-cell table:style-name="ce245" office:value-type="string" office:string-value="_best_" calcext:value-type="string">
            <text:p>_best_</text:p>
          </table:table-cell>
          <table:table-cell table:style-name="ce245" office:value-type="string" office:string-value="_border_" calcext:value-type="string">
            <text:p>_bord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border_" calcext:value-type="string">
            <text:p>_border_</text:p>
          </table:table-cell>
          <table:table-cell table:style-name="ce263" office:value-type="string" office:string-value="_think_" calcext:value-type="string">
            <text:p>_think_</text:p>
          </table:table-cell>
          <table:table-cell table:style-name="ce263" office:value-type="string" office:string-value="_visible_" calcext:value-type="string">
            <text:p>_visible_</text:p>
          </table:table-cell>
          <table:table-cell table:style-name="ce263" office:value-type="string" office:string-value="_miss_" calcext:value-type="string">
            <text:p>_miss_</text:p>
          </table:table-cell>
          <table:table-cell table:style-name="ce263" office:value-type="string" office:string-value="_labour_" calcext:value-type="string">
            <text:p>_labour_</text:p>
          </table:table-cell>
          <table:table-cell table:style-name="ce263" office:value-type="string" office:string-value="_divide_" calcext:value-type="string">
            <text:p>_divide_</text:p>
          </table:table-cell>
          <table:table-cell table:style-name="ce263" office:value-type="string" office:string-value="_pattern_" calcext:value-type="string">
            <text:p>_pattern_</text:p>
          </table:table-cell>
          <table:table-cell table:style-name="ce263" office:value-type="string" office:string-value="_busy_" calcext:value-type="string">
            <text:p>_busy_</text:p>
          </table:table-cell>
          <table:table-cell table:style-name="ce263" office:value-type="string" office:string-value="_you_" calcext:value-type="string">
            <text:p>_you_</text:p>
          </table:table-cell>
          <table:table-cell table:style-name="ce263" office:value-type="string" office:string-value="_continue_" calcext:value-type="string">
            <text:p>_continue_</text:p>
          </table:table-cell>
          <table:table-cell table:style-name="ce263" office:value-type="string" office:string-value="_history_" calcext:value-type="string">
            <text:p>_history_</text:p>
          </table:table-cell>
          <table:table-cell table:style-name="ce263" office:value-type="string" office:string-value="_make_" calcext:value-type="string">
            <text:p>_make_</text:p>
          </table:table-cell>
          <table:table-cell table:style-name="ce263" office:value-type="string" office:string-value="_move_" calcext:value-type="string">
            <text:p>_move_</text:p>
          </table:table-cell>
          <table:table-cell table:style-name="ce263" office:value-type="string" office:string-value="_ready_" calcext:value-type="string">
            <text:p>_ready_</text:p>
          </table:table-cell>
          <table:table-cell table:style-name="ce263" office:value-type="string" office:string-value="_motive_" calcext:value-type="string">
            <text:p>_motive_</text:p>
          </table:table-cell>
          <table:table-cell table:style-name="ce263" office:value-type="string" office:string-value="_distance_" calcext:value-type="string">
            <text:p>_distance_</text:p>
          </table:table-cell>
          <table:table-cell table:style-name="ce263" office:value-type="string" office:string-value="_open_" calcext:value-type="string">
            <text:p>_open_</text:p>
          </table:table-cell>
          <table:table-cell table:style-name="ce263" office:value-type="string" office:string-value="_photo_" calcext:value-type="string">
            <text:p>_photo_</text:p>
          </table:table-cell>
          <table:table-cell table:style-name="ce263" office:value-type="string" office:string-value="_term_" calcext:value-type="string">
            <text:p>_term_</text:p>
          </table:table-cell>
          <table:table-cell table:style-name="ce263" office:value-type="string" office:string-value="_collect_" calcext:value-type="string">
            <text:p>_collect_</text:p>
          </table:table-cell>
          <table:table-cell table:style-name="ce263" office:value-type="string" office:string-value="_pitch_" calcext:value-type="string">
            <text:p>_pitch_</text:p>
          </table:table-cell>
          <table:table-cell table:style-name="ce263" office:value-type="string" office:string-value="_every_" calcext:value-type="string">
            <text:p>_every_</text:p>
          </table:table-cell>
          <table:table-cell table:style-name="ce263" office:value-type="string" office:string-value="_built_" calcext:value-type="string">
            <text:p>_built_</text:p>
          </table:table-cell>
          <table:table-cell table:style-name="ce263" office:value-type="string" office:string-value="_side_" calcext:value-type="string">
            <text:p>_side_</text:p>
          </table:table-cell>
          <table:table-cell table:style-name="ce263" office:value-type="string" office:string-value="_gram_" calcext:value-type="string">
            <text:p>_gram_</text:p>
          </table:table-cell>
          <table:table-cell table:style-name="ce263" office:value-type="string" office:string-value="_shine_" calcext:value-type="string">
            <text:p>_shine_</text:p>
          </table:table-cell>
          <table:table-cell table:style-name="ce263" office:value-type="string" office:string-value="_this_" calcext:value-type="string">
            <text:p>_this_</text:p>
          </table:table-cell>
          <table:table-cell table:style-name="ce263" office:value-type="string" office:string-value="_series_" calcext:value-type="string">
            <text:p>_series_</text:p>
          </table:table-cell>
          <table:table-cell table:style-name="ce263" office:value-type="string" office:string-value="_pack_" calcext:value-type="string">
            <text:p>_pack_</text:p>
          </table:table-cell>
          <table:table-cell table:style-name="ce263" office:value-type="string" office:string-value="_born_" calcext:value-type="string">
            <text:p>_born_</text:p>
          </table:table-cell>
          <table:table-cell table:style-name="ce263" office:value-type="string" office:string-value="_room_" calcext:value-type="string">
            <text:p>_room_</text:p>
          </table:table-cell>
          <table:table-cell table:style-name="ce263" office:value-type="string" office:string-value="_beep_" calcext:value-type="string">
            <text:p>_beep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massive_" calcext:value-type="string">
            <text:p>_massive_</text:p>
          </table:table-cell>
          <table:table-cell table:style-name="ce263" office:value-type="string" office:string-value="_decoration_" calcext:value-type="string">
            <text:p>_decoration_</text:p>
          </table:table-cell>
          <table:table-cell table:style-name="ce263" office:value-type="string" office:string-value="_dear_" calcext:value-type="string">
            <text:p>_dear_</text:p>
          </table:table-cell>
          <table:table-cell table:style-name="ce263" office:value-type="string" office:string-value="_invitation_" calcext:value-type="string">
            <text:p>_invitation_</text:p>
          </table:table-cell>
          <table:table-cell table:style-name="ce263" office:value-type="string" office:string-value="_another_" calcext:value-type="string">
            <text:p>_another_</text:p>
          </table:table-cell>
          <table:table-cell table:style-name="ce263" office:value-type="string" office:string-value="_vegetation_" calcext:value-type="string">
            <text:p>_vegetation_</text:p>
          </table:table-cell>
          <table:table-cell table:style-name="ce263" office:value-type="string" office:string-value="_pomegranate_" calcext:value-type="string">
            <text:p>_pomegranate_</text:p>
          </table:table-cell>
          <table:table-cell table:style-name="ce263" office:value-type="string" office:string-value="_story_" calcext:value-type="string">
            <text:p>_story_</text:p>
          </table:table-cell>
          <table:table-cell table:style-name="ce263" office:value-type="string" office:string-value="_furniture_" calcext:value-type="string">
            <text:p>_furniture_</text:p>
          </table:table-cell>
          <table:table-cell table:style-name="ce263" office:value-type="string" office:string-value="_jailer_" calcext:value-type="string">
            <text:p>_jailer_</text:p>
          </table:table-cell>
          <table:table-cell table:style-name="ce263" office:value-type="string" office:string-value="_ordinate_" calcext:value-type="string">
            <text:p>_ordinate_</text:p>
          </table:table-cell>
          <table:table-cell table:style-name="ce263" office:value-type="string" office:string-value="_prism_" calcext:value-type="string">
            <text:p>_prism_</text:p>
          </table:table-cell>
          <table:table-cell table:style-name="ce263" office:value-type="string" office:string-value="_brigade_" calcext:value-type="string">
            <text:p>_brigade_</text:p>
          </table:table-cell>
          <table:table-cell table:style-name="ce263" office:value-type="string" office:string-value="_feed_" calcext:value-type="string">
            <text:p>_feed_</text:p>
          </table:table-cell>
          <table:table-cell table:style-name="ce263" office:value-type="string" office:string-value="_ballot_" calcext:value-type="string">
            <text:p>_ballot_</text:p>
          </table:table-cell>
          <table:table-cell table:style-name="ce263" office:value-type="string" office:string-value="_ash_" calcext:value-type="string">
            <text:p>_ash_</text:p>
          </table:table-cell>
          <table:table-cell table:style-name="ce263" office:value-type="string" office:string-value="_comic_" calcext:value-type="string">
            <text:p>_comic_</text:p>
          </table:table-cell>
          <table:table-cell table:style-name="ce263" office:value-type="string" office:string-value="_chair_" calcext:value-type="string">
            <text:p>_chair_</text:p>
          </table:table-cell>
          <table:table-cell table:style-name="ce263" office:value-type="string" office:string-value="_generate_" calcext:value-type="string">
            <text:p>_generate_</text:p>
          </table:table-cell>
          <table:table-cell table:style-name="ce263" office:value-type="string" office:string-value="_sing_" calcext:value-type="string">
            <text:p>_sing_</text:p>
          </table:table-cell>
          <table:table-cell table:style-name="ce263" office:value-type="string" office:string-value="_trick_" calcext:value-type="string">
            <text:p>_trick_</text:p>
          </table:table-cell>
          <table:table-cell table:style-name="ce263" office:value-type="string" office:string-value="_fashion_" calcext:value-type="string">
            <text:p>_fashion_</text:p>
          </table:table-cell>
          <table:table-cell table:style-name="ce263" office:value-type="string" office:string-value="_religion_" calcext:value-type="string">
            <text:p>_religion_</text:p>
          </table:table-cell>
          <table:table-cell table:style-name="ce263" office:value-type="string" office:string-value="_hour_" calcext:value-type="string">
            <text:p>_hour_</text:p>
          </table:table-cell>
          <table:table-cell table:style-name="ce263" office:value-type="string" office:string-value="_Sanskrit_" calcext:value-type="string">
            <text:p>_Sanskrit_</text:p>
          </table:table-cell>
          <table:table-cell table:style-name="ce263" office:value-type="string" office:string-value="_assistance_" calcext:value-type="string">
            <text:p>_assistance_</text:p>
          </table:table-cell>
          <table:table-cell table:style-name="ce263" office:value-type="string" office:string-value="_register_" calcext:value-type="string">
            <text:p>_register_</text:p>
          </table:table-cell>
          <table:table-cell table:style-name="ce263" office:value-type="string" office:string-value="_inspection_" calcext:value-type="string">
            <text:p>_inspection_</text:p>
          </table:table-cell>
          <table:table-cell table:style-name="ce263" office:value-type="string" office:string-value="_neighbour_" calcext:value-type="string">
            <text:p>_neighbour_</text:p>
          </table:table-cell>
          <table:table-cell table:style-name="ce263" office:value-type="string" office:string-value="_spray_" calcext:value-type="string">
            <text:p>_spray_</text:p>
          </table:table-cell>
          <table:table-cell table:style-name="ce263" office:value-type="string" office:string-value="_flake_" calcext:value-type="string">
            <text:p>_flake_</text:p>
          </table:table-cell>
          <table:table-cell table:style-name="ce263" office:value-type="string" office:string-value="_flower_" calcext:value-type="string">
            <text:p>_flow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vanity_" calcext:value-type="string">
            <text:p>_vanity_</text:p>
          </table:table-cell>
          <table:table-cell table:style-name="ce263" office:value-type="string" office:string-value="_serenity_" calcext:value-type="string">
            <text:p>_serenity_</text:p>
          </table:table-cell>
          <table:table-cell table:style-name="ce263" office:value-type="string" office:string-value="_quantity_" calcext:value-type="string">
            <text:p>_quantity_</text:p>
          </table:table-cell>
          <table:table-cell table:style-name="ce263" office:value-type="string" office:string-value="_charity_" calcext:value-type="string">
            <text:p>_charity_</text:p>
          </table:table-cell>
          <table:table-cell table:style-name="ce263" office:value-type="string" office:string-value="_gravity_" calcext:value-type="string">
            <text:p>_gravity_</text:p>
          </table:table-cell>
          <table:table-cell table:style-name="ce263" office:value-type="string" office:string-value="_cloudy_" calcext:value-type="string">
            <text:p>_cloudy_</text:p>
          </table:table-cell>
          <table:table-cell table:style-name="ce263" office:value-type="string" office:string-value="_comedy_" calcext:value-type="string">
            <text:p>_comedy_</text:p>
          </table:table-cell>
          <table:table-cell table:style-name="ce263" office:value-type="string" office:string-value="_body_" calcext:value-type="string">
            <text:p>_body_</text:p>
          </table:table-cell>
          <table:table-cell table:style-name="ce263" office:value-type="string" office:string-value="_candy_" calcext:value-type="string">
            <text:p>_candy_</text:p>
          </table:table-cell>
          <table:table-cell table:style-name="ce263" office:value-type="string" office:string-value="_Normandy_" calcext:value-type="string">
            <text:p>_Normandy_</text:p>
          </table:table-cell>
          <table:table-cell table:style-name="ce263" office:value-type="string" office:string-value="_further_" calcext:value-type="string">
            <text:p>_further_</text:p>
          </table:table-cell>
          <table:table-cell table:style-name="ce263" office:value-type="string" office:string-value="_winner_" calcext:value-type="string">
            <text:p>_winner_</text:p>
          </table:table-cell>
          <table:table-cell table:style-name="ce263" office:value-type="string" office:string-value="_pulsar_" calcext:value-type="string">
            <text:p>_pulsar_</text:p>
          </table:table-cell>
          <table:table-cell table:style-name="ce263" office:value-type="string" office:string-value="_bowler_" calcext:value-type="string">
            <text:p>_bowler_</text:p>
          </table:table-cell>
          <table:table-cell table:style-name="ce263" office:value-type="string" office:string-value="_murder_" calcext:value-type="string">
            <text:p>_murder_</text:p>
          </table:table-cell>
          <table:table-cell table:style-name="ce263" office:value-type="string" office:string-value="_stuff_" calcext:value-type="string">
            <text:p>_stuff_</text:p>
          </table:table-cell>
          <table:table-cell table:style-name="ce263" office:value-type="string" office:string-value="_stiff_" calcext:value-type="string">
            <text:p>_stiff_</text:p>
          </table:table-cell>
          <table:table-cell table:style-name="ce263" office:value-type="string" office:string-value="_tough_" calcext:value-type="string">
            <text:p>_tough_</text:p>
          </table:table-cell>
          <table:table-cell table:style-name="ce263" office:value-type="string" office:string-value="_rough_" calcext:value-type="string">
            <text:p>_rough_</text:p>
          </table:table-cell>
          <table:table-cell table:style-name="ce263" office:value-type="string" office:string-value="_puff_" calcext:value-type="string">
            <text:p>_puff_</text:p>
          </table:table-cell>
          <table:table-cell table:style-name="ce263" office:value-type="string" office:string-value="_acid_" calcext:value-type="string">
            <text:p>_acid_</text:p>
          </table:table-cell>
          <table:table-cell table:style-name="ce263" office:value-type="string" office:string-value="_seek_" calcext:value-type="string">
            <text:p>_seek_</text:p>
          </table:table-cell>
          <table:table-cell table:style-name="ce263" office:value-type="string" office:string-value="_peace_" calcext:value-type="string">
            <text:p>_peace_</text:p>
          </table:table-cell>
          <table:table-cell table:style-name="ce263" office:value-type="string" office:string-value="_ease_" calcext:value-type="string">
            <text:p>_ease_</text:p>
          </table:table-cell>
          <table:table-cell table:style-name="ce263" office:value-type="string" office:string-value="_speed_" calcext:value-type="string">
            <text:p>_speed_</text:p>
          </table:table-cell>
          <table:table-cell table:style-name="ce263" office:value-type="string" office:string-value="_stock_" calcext:value-type="string">
            <text:p>_stock_</text:p>
          </table:table-cell>
          <table:table-cell table:style-name="ce263" office:value-type="string" office:string-value="_orient_" calcext:value-type="string">
            <text:p>_orient_</text:p>
          </table:table-cell>
          <table:table-cell table:style-name="ce263" office:value-type="string" office:string-value="_slurp_" calcext:value-type="string">
            <text:p>_slurp_</text:p>
          </table:table-cell>
          <table:table-cell table:style-name="ce263" office:value-type="string" office:string-value="_grasp_" calcext:value-type="string">
            <text:p>_grasp_</text:p>
          </table:table-cell>
          <table:table-cell table:style-name="ce263" office:value-type="string" office:string-value="_vast_" calcext:value-type="string">
            <text:p>_vast_</text:p>
          </table:table-cell>
          <table:table-cell table:style-name="ce263" office:value-type="string" office:string-value="_step_" calcext:value-type="string">
            <text:p>_step_</text:p>
          </table:table-cell>
          <table:table-cell table:style-name="ce263" office:value-type="string" office:string-value="_text_" calcext:value-type="string">
            <text:p>_tex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lyric_" calcext:value-type="string">
            <text:p>_lyric_</text:p>
          </table:table-cell>
          <table:table-cell table:style-name="ce263" office:value-type="string" office:string-value="_dub_" calcext:value-type="string">
            <text:p>_dub_</text:p>
          </table:table-cell>
          <table:table-cell table:style-name="ce263" office:value-type="string" office:string-value="_journey_" calcext:value-type="string">
            <text:p>_journey_</text:p>
          </table:table-cell>
          <table:table-cell table:style-name="ce263" office:value-type="string" office:string-value="_sleeve_" calcext:value-type="string">
            <text:p>_sleeve_</text:p>
          </table:table-cell>
          <table:table-cell table:style-name="ce263" office:value-type="string" office:string-value="_twin_" calcext:value-type="string">
            <text:p>_twin_</text:p>
          </table:table-cell>
          <table:table-cell table:style-name="ce263" office:value-type="string" office:string-value="_cat_" calcext:value-type="string">
            <text:p>_cat_</text:p>
          </table:table-cell>
          <table:table-cell table:style-name="ce263" office:value-type="string" office:string-value="_aim_" calcext:value-type="string">
            <text:p>_aim_</text:p>
          </table:table-cell>
          <table:table-cell table:style-name="ce263" office:value-type="string" office:string-value="_jug_" calcext:value-type="string">
            <text:p>_jug_</text:p>
          </table:table-cell>
          <table:table-cell table:style-name="ce263" office:value-type="string" office:string-value="_swing_" calcext:value-type="string">
            <text:p>_swing_</text:p>
          </table:table-cell>
          <table:table-cell table:style-name="ce263" office:value-type="string" office:string-value="_hatch_" calcext:value-type="string">
            <text:p>_hatch_</text:p>
          </table:table-cell>
          <table:table-cell table:style-name="ce263" office:value-type="string" office:string-value="_hook_" calcext:value-type="string">
            <text:p>_hook_</text:p>
          </table:table-cell>
          <table:table-cell table:style-name="ce263" office:value-type="string" office:string-value="_lane_" calcext:value-type="string">
            <text:p>_lane_</text:p>
          </table:table-cell>
          <table:table-cell table:style-name="ce263" office:value-type="string" office:string-value="_tin-tin_" calcext:value-type="string">
            <text:p>_tin-tin_</text:p>
          </table:table-cell>
          <table:table-cell table:style-name="ce263" office:value-type="string" office:string-value="_mart_" calcext:value-type="string">
            <text:p>_mart_</text:p>
          </table:table-cell>
          <table:table-cell table:style-name="ce263" office:value-type="string" office:string-value="_function_" calcext:value-type="string">
            <text:p>_function_</text:p>
          </table:table-cell>
          <table:table-cell table:style-name="ce263" office:value-type="string" office:string-value="_exam_" calcext:value-type="string">
            <text:p>_exam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stay_" calcext:value-type="string">
            <text:p>_stay_</text:p>
          </table:table-cell>
          <table:table-cell table:style-name="ce263" office:value-type="string" office:string-value="_piano_" calcext:value-type="string">
            <text:p>_piano_</text:p>
          </table:table-cell>
          <table:table-cell table:style-name="ce263" office:value-type="string" office:string-value="_anchor_" calcext:value-type="string">
            <text:p>_anchor_</text:p>
          </table:table-cell>
          <table:table-cell table:style-name="ce263" office:value-type="string" office:string-value="_stack_" calcext:value-type="string">
            <text:p>_stack_</text:p>
          </table:table-cell>
          <table:table-cell table:style-name="ce263" office:value-type="string" office:string-value="_bed_" calcext:value-type="string">
            <text:p>_bed_</text:p>
          </table:table-cell>
          <table:table-cell table:style-name="ce263" office:value-type="string" office:string-value="_ghost_" calcext:value-type="string">
            <text:p>_ghost_</text:p>
          </table:table-cell>
          <table:table-cell table:style-name="ce263" office:value-type="string" office:string-value="_munch_" calcext:value-type="string">
            <text:p>_munch_</text:p>
          </table:table-cell>
          <table:table-cell table:style-name="ce263" office:value-type="string" office:string-value="_syrup_" calcext:value-type="string">
            <text:p>_syrup_</text:p>
          </table:table-cell>
          <table:table-cell table:style-name="ce263" office:value-type="string" office:string-value="_library_" calcext:value-type="string">
            <text:p>_library_</text:p>
          </table:table-cell>
          <table:table-cell table:style-name="ce263" office:value-type="string" office:string-value="_rail_" calcext:value-type="string">
            <text:p>_rail_</text:p>
          </table:table-cell>
          <table:table-cell table:style-name="ce263" office:value-type="string" office:string-value="_jute_" calcext:value-type="string">
            <text:p>_jute_</text:p>
          </table:table-cell>
          <table:table-cell table:style-name="ce263" office:value-type="string" office:string-value="_tiffin_" calcext:value-type="string">
            <text:p>_tiffin_</text:p>
          </table:table-cell>
          <table:table-cell table:style-name="ce263" office:value-type="string" office:string-value="_tent_" calcext:value-type="string">
            <text:p>_tent_</text:p>
          </table:table-cell>
          <table:table-cell table:style-name="ce263" office:value-type="string" office:string-value="_bin_" calcext:value-type="string">
            <text:p>_bin_</text:p>
          </table:table-cell>
          <table:table-cell table:style-name="ce263" office:value-type="string" office:string-value="_pot_" calcext:value-type="string">
            <text:p>_pot_</text:p>
          </table:table-cell>
          <table:table-cell table:style-name="ce263" office:value-type="string" office:string-value="_gas_" calcext:value-type="string">
            <text:p>_gas_</text:p>
          </table:table-cell>
          <table:table-cell table:style-name="ce263" office:value-type="string" office:string-value="_stove_" calcext:value-type="string">
            <text:p>_stove_</text:p>
          </table:table-cell>
          <table:table-cell table:style-name="ce263" office:value-type="string" office:string-value="_home_" calcext:value-type="string">
            <text:p>_home_</text:p>
          </table:table-cell>
          <table:table-cell table:style-name="ce263" office:value-type="string" office:string-value="_digit_" calcext:value-type="string">
            <text:p>_digit_</text:p>
          </table:table-cell>
          <table:table-cell table:style-name="ce263" office:value-type="string" office:string-value="_pool_" calcext:value-type="string">
            <text:p>_pool_</text:p>
          </table:table-cell>
          <table:table-cell table:style-name="ce263" office:value-type="string" office:string-value="_sharp_" calcext:value-type="string">
            <text:p>_sharp_</text:p>
          </table:table-cell>
          <table:table-cell table:style-name="ce263" office:value-type="string" office:string-value="_vape_" calcext:value-type="string">
            <text:p>_vape_</text:p>
          </table:table-cell>
          <table:table-cell table:style-name="ce263" office:value-type="string" office:string-value="_sail_" calcext:value-type="string">
            <text:p>_sail_</text:p>
          </table:table-cell>
          <table:table-cell table:style-name="ce263" office:value-type="string" office:string-value="_jeep_" calcext:value-type="string">
            <text:p>_jeep_</text:p>
          </table:table-cell>
          <table:table-cell table:style-name="ce263" office:value-type="string" office:string-value="_can_" calcext:value-type="string">
            <text:p>_can_</text:p>
          </table:table-cell>
          <table:table-cell table:style-name="ce263" office:value-type="string" office:string-value="_LED_" calcext:value-type="string">
            <text:p>_LED_</text:p>
          </table:table-cell>
          <table:table-cell table:style-name="ce263" office:value-type="string" office:string-value="_patent_" calcext:value-type="string">
            <text:p>_patent_</text:p>
          </table:table-cell>
          <table:table-cell table:style-name="ce263" office:value-type="string" office:string-value="_school_" calcext:value-type="string">
            <text:p>_school_</text:p>
          </table:table-cell>
          <table:table-cell table:style-name="ce263" office:value-type="string" office:string-value="_system_" calcext:value-type="string">
            <text:p>_system_</text:p>
          </table:table-cell>
          <table:table-cell table:style-name="ce263" office:value-type="string" office:string-value="_pen_" calcext:value-type="string">
            <text:p>_pen_</text:p>
          </table:table-cell>
          <table:table-cell table:style-name="ce263" office:value-type="string" office:string-value="_bacteria_" calcext:value-type="string">
            <text:p>_bacteria_</text:p>
          </table:table-cell>
          <table:table-cell table:style-name="ce263" office:value-type="string" office:string-value="_acoustic_" calcext:value-type="string">
            <text:p>_acoustic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eat_" calcext:value-type="string">
            <text:p>_eat_</text:p>
          </table:table-cell>
          <table:table-cell table:style-name="ce245" office:value-type="string" office:string-value="_talk_" calcext:value-type="string">
            <text:p>_talk_</text:p>
          </table:table-cell>
          <table:table-cell table:style-name="ce245" office:value-type="string" office:string-value="_sketch_" calcext:value-type="string">
            <text:p>_sketch_</text:p>
          </table:table-cell>
          <table:table-cell table:style-name="ce245" office:value-type="string" office:string-value="_cook_" calcext:value-type="string">
            <text:p>_cook_</text:p>
          </table:table-cell>
          <table:table-cell table:style-name="ce245" office:value-type="string" office:string-value="_jump_" calcext:value-type="string">
            <text:p>_jump_</text:p>
          </table:table-cell>
          <table:table-cell table:style-name="ce245" office:value-type="string" office:string-value="_look_" calcext:value-type="string">
            <text:p>_look_</text:p>
          </table:table-cell>
          <table:table-cell table:style-name="ce245" office:value-type="string" office:string-value="_pastry_" calcext:value-type="string">
            <text:p>_pastry_</text:p>
          </table:table-cell>
          <table:table-cell table:style-name="ce245" office:value-type="string" office:string-value="_announce_" calcext:value-type="string">
            <text:p>_announce_</text:p>
          </table:table-cell>
          <table:table-cell table:style-name="ce245" office:value-type="string" office:string-value="_express_" calcext:value-type="string">
            <text:p>_express_</text:p>
          </table:table-cell>
          <table:table-cell table:style-name="ce245" office:value-type="string" office:string-value="_agile_" calcext:value-type="string">
            <text:p>_agile_</text:p>
          </table:table-cell>
          <table:table-cell table:style-name="ce245" office:value-type="string" office:string-value="_leave_" calcext:value-type="string">
            <text:p>_leave_</text:p>
          </table:table-cell>
          <table:table-cell table:style-name="ce245" office:value-type="string" office:string-value="_find_" calcext:value-type="string">
            <text:p>_find_</text:p>
          </table:table-cell>
          <table:table-cell table:style-name="ce245" office:value-type="string" office:string-value="_teach_" calcext:value-type="string">
            <text:p>_teach_</text:p>
          </table:table-cell>
          <table:table-cell table:style-name="ce245" office:value-type="string" office:string-value="_internet_" calcext:value-type="string">
            <text:p>_internet_</text:p>
          </table:table-cell>
          <table:table-cell table:style-name="ce245" office:value-type="string" office:string-value="_curl_" calcext:value-type="string">
            <text:p>_curl_</text:p>
          </table:table-cell>
          <table:table-cell table:style-name="ce245" office:value-type="string" office:string-value="_drive_" calcext:value-type="string">
            <text:p>_drive_</text:p>
          </table:table-cell>
          <table:table-cell table:style-name="ce245" office:value-type="string" office:string-value="_support_" calcext:value-type="string">
            <text:p>_support_</text:p>
          </table:table-cell>
          <table:table-cell table:style-name="ce245" office:value-type="string" office:string-value="_gain_" calcext:value-type="string">
            <text:p>_gain_</text:p>
          </table:table-cell>
          <table:table-cell table:style-name="ce245" office:value-type="string" office:string-value="_lack_" calcext:value-type="string">
            <text:p>_lack_</text:p>
          </table:table-cell>
          <table:table-cell table:style-name="ce245" office:value-type="string" office:string-value="_candid_" calcext:value-type="string">
            <text:p>_candid_</text:p>
          </table:table-cell>
          <table:table-cell table:style-name="ce245" office:value-type="string" office:string-value="_radian_" calcext:value-type="string">
            <text:p>_radian_</text:p>
          </table:table-cell>
          <table:table-cell table:style-name="ce245" office:value-type="string" office:string-value="_position_" calcext:value-type="string">
            <text:p>_position_</text:p>
          </table:table-cell>
          <table:table-cell table:style-name="ce245" office:value-type="string" office:string-value="_code_" calcext:value-type="string">
            <text:p>_code_</text:p>
          </table:table-cell>
          <table:table-cell table:style-name="ce245" office:value-type="string" office:string-value="_million_" calcext:value-type="string">
            <text:p>_million_</text:p>
          </table:table-cell>
          <table:table-cell table:style-name="ce245" office:value-type="string" office:string-value="_complete_" calcext:value-type="string">
            <text:p>_complete_</text:p>
          </table:table-cell>
          <table:table-cell table:style-name="ce245" office:value-type="string" office:string-value="_know_" calcext:value-type="string">
            <text:p>_know_</text:p>
          </table:table-cell>
          <table:table-cell table:style-name="ce245" office:value-type="string" office:string-value="_lit_" calcext:value-type="string">
            <text:p>_lit_</text:p>
          </table:table-cell>
          <table:table-cell table:style-name="ce245" office:value-type="string" office:string-value="_retina_" calcext:value-type="string">
            <text:p>_retina_</text:p>
          </table:table-cell>
          <table:table-cell table:style-name="ce245" office:value-type="string" office:string-value="_cloth_" calcext:value-type="string">
            <text:p>_cloth_</text:p>
          </table:table-cell>
          <table:table-cell table:style-name="ce245" office:value-type="string" office:string-value="_style_" calcext:value-type="string">
            <text:p>_style_</text:p>
          </table:table-cell>
          <table:table-cell table:style-name="ce245" office:value-type="string" office:string-value="_sprite_" calcext:value-type="string">
            <text:p>_sprite_</text:p>
          </table:table-cell>
          <table:table-cell table:style-name="ce245" office:value-type="string" office:string-value="_routine_" calcext:value-type="string">
            <text:p>_routin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routine_" calcext:value-type="string">
            <text:p>_routine_</text:p>
          </table:table-cell>
          <table:table-cell table:style-name="ce245" office:value-type="string" office:string-value="_priority_" calcext:value-type="string">
            <text:p>_priority_</text:p>
          </table:table-cell>
          <table:table-cell table:style-name="ce245" office:value-type="string" office:string-value="_sugary_" calcext:value-type="string">
            <text:p>_sugary_</text:p>
          </table:table-cell>
          <table:table-cell table:style-name="ce245" office:value-type="string" office:string-value="_inert_" calcext:value-type="string">
            <text:p>_inert_</text:p>
          </table:table-cell>
          <table:table-cell table:style-name="ce245" office:value-type="string" office:string-value="_pendulum_" calcext:value-type="string">
            <text:p>_pendulum_</text:p>
          </table:table-cell>
          <table:table-cell table:style-name="ce245" office:value-type="string" office:string-value="_rather_" calcext:value-type="string">
            <text:p>_rather_</text:p>
          </table:table-cell>
          <table:table-cell table:style-name="ce245" office:value-type="string" office:string-value="_superb_" calcext:value-type="string">
            <text:p>_superb_</text:p>
          </table:table-cell>
          <table:table-cell table:style-name="ce245" office:value-type="string" office:string-value="_replicate_" calcext:value-type="string">
            <text:p>_replicate_</text:p>
          </table:table-cell>
          <table:table-cell table:style-name="ce245" office:value-type="string" office:string-value="_taste_" calcext:value-type="string">
            <text:p>_taste_</text:p>
          </table:table-cell>
          <table:table-cell table:style-name="ce245" office:value-type="string" office:string-value="_decision_" calcext:value-type="string">
            <text:p>_decision_</text:p>
          </table:table-cell>
          <table:table-cell table:style-name="ce245" office:value-type="string" office:string-value="_dice_" calcext:value-type="string">
            <text:p>_dice_</text:p>
          </table:table-cell>
          <table:table-cell table:style-name="ce245" office:value-type="string" office:string-value="_account_" calcext:value-type="string">
            <text:p>_account_</text:p>
          </table:table-cell>
          <table:table-cell table:style-name="ce245" office:value-type="string" office:string-value="_recognise_" calcext:value-type="string">
            <text:p>_recognise_</text:p>
          </table:table-cell>
          <table:table-cell table:style-name="ce245" office:value-type="string" office:string-value="_study_" calcext:value-type="string">
            <text:p>_study_</text:p>
          </table:table-cell>
          <table:table-cell table:style-name="ce245" office:value-type="string" office:string-value="_slate_" calcext:value-type="string">
            <text:p>_slate_</text:p>
          </table:table-cell>
          <table:table-cell table:style-name="ce245" office:value-type="string" office:string-value="_travel_" calcext:value-type="string">
            <text:p>_travel_</text:p>
          </table:table-cell>
          <table:table-cell table:style-name="ce245" office:value-type="string" office:string-value="_moment_" calcext:value-type="string">
            <text:p>_moment_</text:p>
          </table:table-cell>
          <table:table-cell table:style-name="ce245" office:value-type="string" office:string-value="_fare_" calcext:value-type="string">
            <text:p>_fare_</text:p>
          </table:table-cell>
          <table:table-cell table:style-name="ce245" office:value-type="string" office:string-value="_join_" calcext:value-type="string">
            <text:p>_join_</text:p>
          </table:table-cell>
          <table:table-cell table:style-name="ce245" office:value-type="string" office:string-value="_trunk_" calcext:value-type="string">
            <text:p>_trunk_</text:p>
          </table:table-cell>
          <table:table-cell table:style-name="ce245" office:value-type="string" office:string-value="_fluoride_" calcext:value-type="string">
            <text:p>_fluoride_</text:p>
          </table:table-cell>
          <table:table-cell table:style-name="ce245" office:value-type="string" office:string-value="_attempt_" calcext:value-type="string">
            <text:p>_attempt_</text:p>
          </table:table-cell>
          <table:table-cell table:style-name="ce245" office:value-type="string" office:string-value="_garden_" calcext:value-type="string">
            <text:p>_garden_</text:p>
          </table:table-cell>
          <table:table-cell table:style-name="ce245" office:value-type="string" office:string-value="_sequence_" calcext:value-type="string">
            <text:p>_sequence_</text:p>
          </table:table-cell>
          <table:table-cell table:style-name="ce245" office:value-type="string" office:string-value="_scan_" calcext:value-type="string">
            <text:p>_scan_</text:p>
          </table:table-cell>
          <table:table-cell table:style-name="ce245" office:value-type="string" office:string-value="_scale_" calcext:value-type="string">
            <text:p>_scale_</text:p>
          </table:table-cell>
          <table:table-cell table:style-name="ce245" office:value-type="string" office:string-value="_inject_" calcext:value-type="string">
            <text:p>_inject_</text:p>
          </table:table-cell>
          <table:table-cell table:style-name="ce245" office:value-type="string" office:string-value="_entity_" calcext:value-type="string">
            <text:p>_entity_</text:p>
          </table:table-cell>
          <table:table-cell table:style-name="ce245" office:value-type="string" office:string-value="_dream_" calcext:value-type="string">
            <text:p>_dream_</text:p>
          </table:table-cell>
          <table:table-cell table:style-name="ce245" office:value-type="string" office:string-value="_diary_" calcext:value-type="string">
            <text:p>_diary_</text:p>
          </table:table-cell>
          <table:table-cell table:style-name="ce245" office:value-type="string" office:string-value="_silence_" calcext:value-type="string">
            <text:p>_silence_</text:p>
          </table:table-cell>
          <table:table-cell table:style-name="ce245" office:value-type="string" office:string-value="_inevitable_" calcext:value-type="string">
            <text:p>_inevitabl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inevitable_" calcext:value-type="string">
            <text:p>_inevitable_</text:p>
          </table:table-cell>
          <table:table-cell table:style-name="ce245" office:value-type="string" office:string-value="_relative_" calcext:value-type="string">
            <text:p>_relative_</text:p>
          </table:table-cell>
          <table:table-cell table:style-name="ce245" office:value-type="string" office:string-value="_realise_" calcext:value-type="string">
            <text:p>_realise_</text:p>
          </table:table-cell>
          <table:table-cell table:style-name="ce245" office:value-type="string" office:string-value="_fascinate_" calcext:value-type="string">
            <text:p>_fascinate_</text:p>
          </table:table-cell>
          <table:table-cell table:style-name="ce245" office:value-type="string" office:string-value="_shiver_" calcext:value-type="string">
            <text:p>_shiver_</text:p>
          </table:table-cell>
          <table:table-cell table:style-name="ce245" office:value-type="string" office:string-value="_block_" calcext:value-type="string">
            <text:p>_block_</text:p>
          </table:table-cell>
          <table:table-cell table:style-name="ce245" office:value-type="string" office:string-value="_multiply_" calcext:value-type="string">
            <text:p>_multiply_</text:p>
          </table:table-cell>
          <table:table-cell table:style-name="ce245" office:value-type="string" office:string-value="_flight_" calcext:value-type="string">
            <text:p>_flight_</text:p>
          </table:table-cell>
          <table:table-cell table:style-name="ce245" office:value-type="string" office:string-value="_alternate_" calcext:value-type="string">
            <text:p>_alternate_</text:p>
          </table:table-cell>
          <table:table-cell table:style-name="ce245" office:value-type="string" office:string-value="_welcome_" calcext:value-type="string">
            <text:p>_welcome_</text:p>
          </table:table-cell>
          <table:table-cell table:style-name="ce245" office:value-type="string" office:string-value="_missile_" calcext:value-type="string">
            <text:p>_missile_</text:p>
          </table:table-cell>
          <table:table-cell table:style-name="ce245" office:value-type="string" office:string-value="_index_" calcext:value-type="string">
            <text:p>_index_</text:p>
          </table:table-cell>
          <table:table-cell table:style-name="ce245" office:value-type="string" office:string-value="_screw_" calcext:value-type="string">
            <text:p>_screw_</text:p>
          </table:table-cell>
          <table:table-cell table:style-name="ce245" office:value-type="string" office:string-value="_energy_" calcext:value-type="string">
            <text:p>_energy_</text:p>
          </table:table-cell>
          <table:table-cell table:style-name="ce245" office:value-type="string" office:string-value="_offshore_" calcext:value-type="string">
            <text:p>_offshore_</text:p>
          </table:table-cell>
          <table:table-cell table:style-name="ce245" office:value-type="string" office:string-value="_record_" calcext:value-type="string">
            <text:p>_record_</text:p>
          </table:table-cell>
          <table:table-cell table:style-name="ce245" office:value-type="string" office:string-value="_party_" calcext:value-type="string">
            <text:p>_party_</text:p>
          </table:table-cell>
          <table:table-cell table:style-name="ce245" office:value-type="string" office:string-value="_logic_" calcext:value-type="string">
            <text:p>_logic_</text:p>
          </table:table-cell>
          <table:table-cell table:style-name="ce245" office:value-type="string" office:string-value="_bore_" calcext:value-type="string">
            <text:p>_bore_</text:p>
          </table:table-cell>
          <table:table-cell table:style-name="ce245" office:value-type="string" office:string-value="_pierce_" calcext:value-type="string">
            <text:p>_pierce_</text:p>
          </table:table-cell>
          <table:table-cell table:style-name="ce245" office:value-type="string" office:string-value="_zigzag_" calcext:value-type="string">
            <text:p>_zigzag_</text:p>
          </table:table-cell>
          <table:table-cell table:style-name="ce245" office:value-type="string" office:string-value="_epic_" calcext:value-type="string">
            <text:p>_epic_</text:p>
          </table:table-cell>
          <table:table-cell table:style-name="ce245" office:value-type="string" office:string-value="_hurricane_" calcext:value-type="string">
            <text:p>_hurricane_</text:p>
          </table:table-cell>
          <table:table-cell table:style-name="ce245" office:value-type="string" office:string-value="_league_" calcext:value-type="string">
            <text:p>_league_</text:p>
          </table:table-cell>
          <table:table-cell table:style-name="ce245" office:value-type="string" office:string-value="_hertz_" calcext:value-type="string">
            <text:p>_hertz_</text:p>
          </table:table-cell>
          <table:table-cell table:style-name="ce245" office:value-type="string" office:string-value="_opportunity_" calcext:value-type="string">
            <text:p>_opportunity_</text:p>
          </table:table-cell>
          <table:table-cell table:style-name="ce245" office:value-type="string" office:string-value="_hydraulic_" calcext:value-type="string">
            <text:p>_hydraulic_</text:p>
          </table:table-cell>
          <table:table-cell table:style-name="ce245" office:value-type="string" office:string-value="_suspense_" calcext:value-type="string">
            <text:p>_suspense_</text:p>
          </table:table-cell>
          <table:table-cell table:style-name="ce245" office:value-type="string" office:string-value="_butter_" calcext:value-type="string">
            <text:p>_butter_</text:p>
          </table:table-cell>
          <table:table-cell table:style-name="ce245" office:value-type="string" office:string-value="_student_" calcext:value-type="string">
            <text:p>_student_</text:p>
          </table:table-cell>
          <table:table-cell table:style-name="ce245" office:value-type="string" office:string-value="_title_" calcext:value-type="string">
            <text:p>_title_</text:p>
          </table:table-cell>
          <table:table-cell table:style-name="ce245" office:value-type="string" office:string-value="_day_" calcext:value-type="string">
            <text:p>_day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day_" calcext:value-type="string">
            <text:p>_day_</text:p>
          </table:table-cell>
          <table:table-cell table:style-name="ce245" office:value-type="string" office:string-value="_gesture_" calcext:value-type="string">
            <text:p>_gesture_</text:p>
          </table:table-cell>
          <table:table-cell table:style-name="ce245" office:value-type="string" office:string-value="_meaning_" calcext:value-type="string">
            <text:p>_meaning_</text:p>
          </table:table-cell>
          <table:table-cell table:style-name="ce245" office:value-type="string" office:string-value="_lecture_" calcext:value-type="string">
            <text:p>_lecture_</text:p>
          </table:table-cell>
          <table:table-cell table:style-name="ce245" office:value-type="string" office:string-value="_ritual_" calcext:value-type="string">
            <text:p>_ritual_</text:p>
          </table:table-cell>
          <table:table-cell table:style-name="ce245" office:value-type="string" office:string-value="_perpetual_" calcext:value-type="string">
            <text:p>_perpetual_</text:p>
          </table:table-cell>
          <table:table-cell table:style-name="ce245" office:value-type="string" office:string-value="_simple_" calcext:value-type="string">
            <text:p>_simple_</text:p>
          </table:table-cell>
          <table:table-cell table:style-name="ce245" office:value-type="string" office:string-value="_affair_" calcext:value-type="string">
            <text:p>_affair_</text:p>
          </table:table-cell>
          <table:table-cell table:style-name="ce245" office:value-type="string" office:string-value="_least_" calcext:value-type="string">
            <text:p>_least_</text:p>
          </table:table-cell>
          <table:table-cell table:style-name="ce245" office:value-type="string" office:string-value="_search_" calcext:value-type="string">
            <text:p>_search_</text:p>
          </table:table-cell>
          <table:table-cell table:style-name="ce245" office:value-type="string" office:string-value="_fuel_" calcext:value-type="string">
            <text:p>_fuel_</text:p>
          </table:table-cell>
          <table:table-cell table:style-name="ce245" office:value-type="string" office:string-value="_amplify_" calcext:value-type="string">
            <text:p>_amplify_</text:p>
          </table:table-cell>
          <table:table-cell table:style-name="ce245" office:value-type="string" office:string-value="_freeze_" calcext:value-type="string">
            <text:p>_freeze_</text:p>
          </table:table-cell>
          <table:table-cell table:style-name="ce245" office:value-type="string" office:string-value="_cuboid_" calcext:value-type="string">
            <text:p>_cuboid_</text:p>
          </table:table-cell>
          <table:table-cell table:style-name="ce245" office:value-type="string" office:string-value="_aspire_" calcext:value-type="string">
            <text:p>_aspire_</text:p>
          </table:table-cell>
          <table:table-cell table:style-name="ce245" office:value-type="string" office:string-value="_faith_" calcext:value-type="string">
            <text:p>_faith_</text:p>
          </table:table-cell>
          <table:table-cell table:style-name="ce245" office:value-type="string" office:string-value="_but_" calcext:value-type="string">
            <text:p>_but_</text:p>
          </table:table-cell>
          <table:table-cell table:style-name="ce245" office:value-type="string" office:string-value="_associate_" calcext:value-type="string">
            <text:p>_associate_</text:p>
          </table:table-cell>
          <table:table-cell table:style-name="ce245" office:value-type="string" office:string-value="_string_" calcext:value-type="string">
            <text:p>_string_</text:p>
          </table:table-cell>
          <table:table-cell table:style-name="ce245" office:value-type="string" office:string-value="_prank_" calcext:value-type="string">
            <text:p>_prank_</text:p>
          </table:table-cell>
          <table:table-cell table:style-name="ce245" office:value-type="string" office:string-value="_compromise_" calcext:value-type="string">
            <text:p>_compromise_</text:p>
          </table:table-cell>
          <table:table-cell table:style-name="ce245" office:value-type="string" office:string-value="_pendant_" calcext:value-type="string">
            <text:p>_pendant_</text:p>
          </table:table-cell>
          <table:table-cell table:style-name="ce245" office:value-type="string" office:string-value="_reference_" calcext:value-type="string">
            <text:p>_reference_</text:p>
          </table:table-cell>
          <table:table-cell table:style-name="ce245" office:value-type="string" office:string-value="_premise_" calcext:value-type="string">
            <text:p>_premise_</text:p>
          </table:table-cell>
          <table:table-cell table:style-name="ce245" office:value-type="string" office:string-value="_hazy_" calcext:value-type="string">
            <text:p>_hazy_</text:p>
          </table:table-cell>
          <table:table-cell table:style-name="ce245" office:value-type="string" office:string-value="_formula_" calcext:value-type="string">
            <text:p>_formula_</text:p>
          </table:table-cell>
          <table:table-cell table:style-name="ce245" office:value-type="string" office:string-value="_binary_" calcext:value-type="string">
            <text:p>_binary_</text:p>
          </table:table-cell>
          <table:table-cell table:style-name="ce245" office:value-type="string" office:string-value="_award_" calcext:value-type="string">
            <text:p>_award_</text:p>
          </table:table-cell>
          <table:table-cell table:style-name="ce245" office:value-type="string" office:string-value="_matrix_" calcext:value-type="string">
            <text:p>_matrix_</text:p>
          </table:table-cell>
          <table:table-cell table:style-name="ce245" office:value-type="string" office:string-value="_standard_" calcext:value-type="string">
            <text:p>_standard_</text:p>
          </table:table-cell>
          <table:table-cell table:style-name="ce245" office:value-type="string" office:string-value="_bunch_" calcext:value-type="string">
            <text:p>_bunch_</text:p>
          </table:table-cell>
          <table:table-cell table:style-name="ce245" office:value-type="string" office:string-value="_secure_" calcext:value-type="string">
            <text:p>_secur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ecure_" calcext:value-type="string">
            <text:p>_secure_</text:p>
          </table:table-cell>
          <table:table-cell table:style-name="ce245" office:value-type="string" office:string-value="_bot_" calcext:value-type="string">
            <text:p>_bot_</text:p>
          </table:table-cell>
          <table:table-cell table:style-name="ce245" office:value-type="string" office:string-value="_cut_" calcext:value-type="string">
            <text:p>_cut_</text:p>
          </table:table-cell>
          <table:table-cell table:style-name="ce245" office:value-type="string" office:string-value="_act_" calcext:value-type="string">
            <text:p>_act_</text:p>
          </table:table-cell>
          <table:table-cell table:style-name="ce245" office:value-type="string" office:string-value="_ace_" calcext:value-type="string">
            <text:p>_ace_</text:p>
          </table:table-cell>
          <table:table-cell table:style-name="ce245" office:value-type="string" office:string-value="_rap_" calcext:value-type="string">
            <text:p>_rap_</text:p>
          </table:table-cell>
          <table:table-cell table:style-name="ce245" office:value-type="string" office:string-value="_the_" calcext:value-type="string">
            <text:p>_the_</text:p>
          </table:table-cell>
          <table:table-cell table:style-name="ce245" office:value-type="string" office:string-value="_leap_" calcext:value-type="string">
            <text:p>_leap_</text:p>
          </table:table-cell>
          <table:table-cell table:style-name="ce245" office:value-type="string" office:string-value="_non_" calcext:value-type="string">
            <text:p>_non_</text:p>
          </table:table-cell>
          <table:table-cell table:style-name="ce245" office:value-type="string" office:string-value="_for_" calcext:value-type="string">
            <text:p>_for_</text:p>
          </table:table-cell>
          <table:table-cell table:style-name="ce245" office:value-type="string" office:string-value="_age_" calcext:value-type="string">
            <text:p>_age_</text:p>
          </table:table-cell>
          <table:table-cell table:style-name="ce245" office:value-type="string" office:string-value="_few_" calcext:value-type="string">
            <text:p>_few_</text:p>
          </table:table-cell>
          <table:table-cell table:style-name="ce245" office:value-type="string" office:string-value="_bare_" calcext:value-type="string">
            <text:p>_bare_</text:p>
          </table:table-cell>
          <table:table-cell table:style-name="ce245" office:value-type="string" office:string-value="_all_" calcext:value-type="string">
            <text:p>_all_</text:p>
          </table:table-cell>
          <table:table-cell table:style-name="ce245" office:value-type="string" office:string-value="_old_" calcext:value-type="string">
            <text:p>_old_</text:p>
          </table:table-cell>
          <table:table-cell table:style-name="ce245" office:value-type="string" office:string-value="_cool_" calcext:value-type="string">
            <text:p>_cool_</text:p>
          </table:table-cell>
          <table:table-cell table:style-name="ce245" office:value-type="string" office:string-value="_air_" calcext:value-type="string">
            <text:p>_air_</text:p>
          </table:table-cell>
          <table:table-cell table:style-name="ce245" office:value-type="string" office:string-value="_an_" calcext:value-type="string">
            <text:p>_an_</text:p>
          </table:table-cell>
          <table:table-cell table:style-name="ce245" office:value-type="string" office:string-value="_fume_" calcext:value-type="string">
            <text:p>_fume_</text:p>
          </table:table-cell>
          <table:table-cell table:style-name="ce245" office:value-type="string" office:string-value="_get_" calcext:value-type="string">
            <text:p>_get_</text:p>
          </table:table-cell>
          <table:table-cell table:style-name="ce245" office:value-type="string" office:string-value="_at_" calcext:value-type="string">
            <text:p>_at_</text:p>
          </table:table-cell>
          <table:table-cell table:style-name="ce245" office:value-type="string" office:string-value="_will_" calcext:value-type="string">
            <text:p>_will_</text:p>
          </table:table-cell>
          <table:table-cell table:style-name="ce245" office:value-type="string" office:string-value="_IP_" calcext:value-type="string">
            <text:p>_IP_</text:p>
          </table:table-cell>
          <table:table-cell table:style-name="ce245" office:value-type="string" office:string-value="_or_" calcext:value-type="string">
            <text:p>_or_</text:p>
          </table:table-cell>
          <table:table-cell table:style-name="ce245" office:value-type="string" office:string-value="_to_" calcext:value-type="string">
            <text:p>_to_</text:p>
          </table:table-cell>
          <table:table-cell table:style-name="ce245" office:value-type="string" office:string-value="_and_" calcext:value-type="string">
            <text:p>_and_</text:p>
          </table:table-cell>
          <table:table-cell table:style-name="ce245" office:value-type="string" office:string-value="_it_" calcext:value-type="string">
            <text:p>_it_</text:p>
          </table:table-cell>
          <table:table-cell table:style-name="ce245" office:value-type="string" office:string-value="_in_" calcext:value-type="string">
            <text:p>_in_</text:p>
          </table:table-cell>
          <table:table-cell table:style-name="ce245" office:value-type="string" office:string-value="_of_" calcext:value-type="string">
            <text:p>_of_</text:p>
          </table:table-cell>
          <table:table-cell table:style-name="ce245" office:value-type="string" office:string-value="_so_" calcext:value-type="string">
            <text:p>_so_</text:p>
          </table:table-cell>
          <table:table-cell table:style-name="ce245" office:value-type="string" office:string-value="_no_" calcext:value-type="string">
            <text:p>_no_</text:p>
          </table:table-cell>
          <table:table-cell table:style-name="ce245" office:value-type="string" office:string-value="_fluid_" calcext:value-type="string">
            <text:p>_fluid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fluid_" calcext:value-type="string">
            <text:p>_fluid_</text:p>
          </table:table-cell>
          <table:table-cell table:style-name="ce245" office:value-type="string" office:string-value="_magnet_" calcext:value-type="string">
            <text:p>_magnet_</text:p>
          </table:table-cell>
          <table:table-cell table:style-name="ce245" office:value-type="string" office:string-value="_fuse_" calcext:value-type="string">
            <text:p>_fuse_</text:p>
          </table:table-cell>
          <table:table-cell table:style-name="ce245" office:value-type="string" office:string-value="_piston_" calcext:value-type="string">
            <text:p>_piston_</text:p>
          </table:table-cell>
          <table:table-cell table:style-name="ce245" office:value-type="string" office:string-value="_boom_" calcext:value-type="string">
            <text:p>_boom_</text:p>
          </table:table-cell>
          <table:table-cell table:style-name="ce245" office:value-type="string" office:string-value="_feast_" calcext:value-type="string">
            <text:p>_feast_</text:p>
          </table:table-cell>
          <table:table-cell table:style-name="ce245" office:value-type="string" office:string-value="_glow_" calcext:value-type="string">
            <text:p>_glow_</text:p>
          </table:table-cell>
          <table:table-cell table:style-name="ce245" office:value-type="string" office:string-value="_once_" calcext:value-type="string">
            <text:p>_once_</text:p>
          </table:table-cell>
          <table:table-cell table:style-name="ce245" office:value-type="string" office:string-value="_flow_" calcext:value-type="string">
            <text:p>_flow_</text:p>
          </table:table-cell>
          <table:table-cell table:style-name="ce245" office:value-type="string" office:string-value="_tenure_" calcext:value-type="string">
            <text:p>_tenure_</text:p>
          </table:table-cell>
          <table:table-cell table:style-name="ce245" office:value-type="string" office:string-value="_agent_" calcext:value-type="string">
            <text:p>_agent_</text:p>
          </table:table-cell>
          <table:table-cell table:style-name="ce245" office:value-type="string" office:string-value="_plastic_" calcext:value-type="string">
            <text:p>_plastic_</text:p>
          </table:table-cell>
          <table:table-cell table:style-name="ce245" office:value-type="string" office:string-value="_yellow_" calcext:value-type="string">
            <text:p>_yellow_</text:p>
          </table:table-cell>
          <table:table-cell table:style-name="ce245" office:value-type="string" office:string-value="_turbine_" calcext:value-type="string">
            <text:p>_turbine_</text:p>
          </table:table-cell>
          <table:table-cell table:style-name="ce245" office:value-type="string" office:string-value="_source_" calcext:value-type="string">
            <text:p>_source_</text:p>
          </table:table-cell>
          <table:table-cell table:style-name="ce245" office:value-type="string" office:string-value="_root_" calcext:value-type="string">
            <text:p>_root_</text:p>
          </table:table-cell>
          <table:table-cell table:style-name="ce245" office:value-type="string" office:string-value="_canteen_" calcext:value-type="string">
            <text:p>_canteen_</text:p>
          </table:table-cell>
          <table:table-cell table:style-name="ce245" office:value-type="string" office:string-value="_spark_" calcext:value-type="string">
            <text:p>_spark_</text:p>
          </table:table-cell>
          <table:table-cell table:style-name="ce245" office:value-type="string" office:string-value="_single_" calcext:value-type="string">
            <text:p>_single_</text:p>
          </table:table-cell>
          <table:table-cell table:style-name="ce245" office:value-type="string" office:string-value="_metal_" calcext:value-type="string">
            <text:p>_metal_</text:p>
          </table:table-cell>
          <table:table-cell table:style-name="ce245" office:value-type="string" office:string-value="_arc_" calcext:value-type="string">
            <text:p>_arc_</text:p>
          </table:table-cell>
          <table:table-cell table:style-name="ce245" office:value-type="string" office:string-value="_progress_" calcext:value-type="string">
            <text:p>_progress_</text:p>
          </table:table-cell>
          <table:table-cell table:style-name="ce245" office:value-type="string" office:string-value="_format_" calcext:value-type="string">
            <text:p>_format_</text:p>
          </table:table-cell>
          <table:table-cell table:style-name="ce245" office:value-type="string" office:string-value="_estimate_" calcext:value-type="string">
            <text:p>_estimate_</text:p>
          </table:table-cell>
          <table:table-cell table:style-name="ce245" office:value-type="string" office:string-value="_paper_" calcext:value-type="string">
            <text:p>_paper_</text:p>
          </table:table-cell>
          <table:table-cell table:style-name="ce245" office:value-type="string" office:string-value="_capture_" calcext:value-type="string">
            <text:p>_capture_</text:p>
          </table:table-cell>
          <table:table-cell table:style-name="ce245" office:value-type="string" office:string-value="_fibre_" calcext:value-type="string">
            <text:p>_fibre_</text:p>
          </table:table-cell>
          <table:table-cell table:style-name="ce245" office:value-type="string" office:string-value="_true_" calcext:value-type="string">
            <text:p>_true_</text:p>
          </table:table-cell>
          <table:table-cell table:style-name="ce245" office:value-type="string" office:string-value="_fruit_" calcext:value-type="string">
            <text:p>_fruit_</text:p>
          </table:table-cell>
          <table:table-cell table:style-name="ce245" office:value-type="string" office:string-value="_genetic_" calcext:value-type="string">
            <text:p>_genetic_</text:p>
          </table:table-cell>
          <table:table-cell table:style-name="ce245" office:value-type="string" office:string-value="_bracket_" calcext:value-type="string">
            <text:p>_bracket_</text:p>
          </table:table-cell>
          <table:table-cell table:style-name="ce245" office:value-type="string" office:string-value="_earn_" calcext:value-type="string">
            <text:p>_earn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earn_" calcext:value-type="string">
            <text:p>_earn_</text:p>
          </table:table-cell>
          <table:table-cell table:style-name="ce245" office:value-type="string" office:string-value="_bold_" calcext:value-type="string">
            <text:p>_bold_</text:p>
          </table:table-cell>
          <table:table-cell table:style-name="ce245" office:value-type="string" office:string-value="_shot_" calcext:value-type="string">
            <text:p>_shot_</text:p>
          </table:table-cell>
          <table:table-cell table:style-name="ce245" office:value-type="string" office:string-value="_red_" calcext:value-type="string">
            <text:p>_red_</text:p>
          </table:table-cell>
          <table:table-cell table:style-name="ce245" office:value-type="string" office:string-value="_end_" calcext:value-type="string">
            <text:p>_end_</text:p>
          </table:table-cell>
          <table:table-cell table:style-name="ce245" office:value-type="string" office:string-value="_ride_" calcext:value-type="string">
            <text:p>_ride_</text:p>
          </table:table-cell>
          <table:table-cell table:style-name="ce245" office:value-type="string" office:string-value="_circle_" calcext:value-type="string">
            <text:p>_circle_</text:p>
          </table:table-cell>
          <table:table-cell table:style-name="ce245" office:value-type="string" office:string-value="_sum_" calcext:value-type="string">
            <text:p>_sum_</text:p>
          </table:table-cell>
          <table:table-cell table:style-name="ce245" office:value-type="string" office:string-value="_clay_" calcext:value-type="string">
            <text:p>_clay_</text:p>
          </table:table-cell>
          <table:table-cell table:style-name="ce245" office:value-type="string" office:string-value="_trolley_" calcext:value-type="string">
            <text:p>_trolley_</text:p>
          </table:table-cell>
          <table:table-cell table:style-name="ce245" office:value-type="string" office:string-value="_chimney_" calcext:value-type="string">
            <text:p>_chimney_</text:p>
          </table:table-cell>
          <table:table-cell table:style-name="ce245" office:value-type="string" office:string-value="_visit_" calcext:value-type="string">
            <text:p>_visit_</text:p>
          </table:table-cell>
          <table:table-cell table:style-name="ce245" office:value-type="string" office:string-value="_address_" calcext:value-type="string">
            <text:p>_address_</text:p>
          </table:table-cell>
          <table:table-cell table:style-name="ce245" office:value-type="string" office:string-value="_cabin_" calcext:value-type="string">
            <text:p>_cabin_</text:p>
          </table:table-cell>
          <table:table-cell table:style-name="ce245" office:value-type="string" office:string-value="_victory_" calcext:value-type="string">
            <text:p>_victory_</text:p>
          </table:table-cell>
          <table:table-cell table:style-name="ce245" office:value-type="string" office:string-value="_west_" calcext:value-type="string">
            <text:p>_west_</text:p>
          </table:table-cell>
          <table:table-cell table:style-name="ce245" office:value-type="string" office:string-value="_organ_" calcext:value-type="string">
            <text:p>_organ_</text:p>
          </table:table-cell>
          <table:table-cell table:style-name="ce245" office:value-type="string" office:string-value="_gold_" calcext:value-type="string">
            <text:p>_gold_</text:p>
          </table:table-cell>
          <table:table-cell table:style-name="ce245" office:value-type="string" office:string-value="_advantage_" calcext:value-type="string">
            <text:p>_advantage_</text:p>
          </table:table-cell>
          <table:table-cell table:style-name="ce245" office:value-type="string" office:string-value="_skin_" calcext:value-type="string">
            <text:p>_skin_</text:p>
          </table:table-cell>
          <table:table-cell table:style-name="ce245" office:value-type="string" office:string-value="_keep_" calcext:value-type="string">
            <text:p>_keep_</text:p>
          </table:table-cell>
          <table:table-cell table:style-name="ce245" office:value-type="string" office:string-value="_plural_" calcext:value-type="string">
            <text:p>_plural_</text:p>
          </table:table-cell>
          <table:table-cell table:style-name="ce245" office:value-type="string" office:string-value="_verdant_" calcext:value-type="string">
            <text:p>_verdant_</text:p>
          </table:table-cell>
          <table:table-cell table:style-name="ce245" office:value-type="string" office:string-value="_more_" calcext:value-type="string">
            <text:p>_more_</text:p>
          </table:table-cell>
          <table:table-cell table:style-name="ce245" office:value-type="string" office:string-value="_consulate_" calcext:value-type="string">
            <text:p>_consulate_</text:p>
          </table:table-cell>
          <table:table-cell table:style-name="ce245" office:value-type="string" office:string-value="_picture_" calcext:value-type="string">
            <text:p>_picture_</text:p>
          </table:table-cell>
          <table:table-cell table:style-name="ce245" office:value-type="string" office:string-value="_diagram_" calcext:value-type="string">
            <text:p>_diagram_</text:p>
          </table:table-cell>
          <table:table-cell table:style-name="ce245" office:value-type="string" office:string-value="_late_" calcext:value-type="string">
            <text:p>_late_</text:p>
          </table:table-cell>
          <table:table-cell table:style-name="ce245" office:value-type="string" office:string-value="_symbol_" calcext:value-type="string">
            <text:p>_symbol_</text:p>
          </table:table-cell>
          <table:table-cell table:style-name="ce245" office:value-type="string" office:string-value="_heritage_" calcext:value-type="string">
            <text:p>_heritage_</text:p>
          </table:table-cell>
          <table:table-cell table:style-name="ce245" office:value-type="string" office:string-value="_corporate_" calcext:value-type="string">
            <text:p>_corporate_</text:p>
          </table:table-cell>
          <table:table-cell table:style-name="ce245" office:value-type="string" office:string-value="_carrot_" calcext:value-type="string">
            <text:p>_carro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arrot_" calcext:value-type="string">
            <text:p>_carrot_</text:p>
          </table:table-cell>
          <table:table-cell table:style-name="ce245" office:value-type="string" office:string-value="_label_" calcext:value-type="string">
            <text:p>_label_</text:p>
          </table:table-cell>
          <table:table-cell table:style-name="ce245" office:value-type="string" office:string-value="_choose_" calcext:value-type="string">
            <text:p>_choose_</text:p>
          </table:table-cell>
          <table:table-cell table:style-name="ce245" office:value-type="string" office:string-value="_acre_" calcext:value-type="string">
            <text:p>_acre_</text:p>
          </table:table-cell>
          <table:table-cell table:style-name="ce245" office:value-type="string" office:string-value="_orphan_" calcext:value-type="string">
            <text:p>_orphan_</text:p>
          </table:table-cell>
          <table:table-cell table:style-name="ce245" office:value-type="string" office:string-value="_train_" calcext:value-type="string">
            <text:p>_train_</text:p>
          </table:table-cell>
          <table:table-cell table:style-name="ce245" office:value-type="string" office:string-value="_auction_" calcext:value-type="string">
            <text:p>_auction_</text:p>
          </table:table-cell>
          <table:table-cell table:style-name="ce245" office:value-type="string" office:string-value="_ago_" calcext:value-type="string">
            <text:p>_ago_</text:p>
          </table:table-cell>
          <table:table-cell table:style-name="ce245" office:value-type="string" office:string-value="_summary_" calcext:value-type="string">
            <text:p>_summary_</text:p>
          </table:table-cell>
          <table:table-cell table:style-name="ce245" office:value-type="string" office:string-value="_turn_" calcext:value-type="string">
            <text:p>_turn_</text:p>
          </table:table-cell>
          <table:table-cell table:style-name="ce245" office:value-type="string" office:string-value="_elect_" calcext:value-type="string">
            <text:p>_elect_</text:p>
          </table:table-cell>
          <table:table-cell table:style-name="ce245" office:value-type="string" office:string-value="_judge_" calcext:value-type="string">
            <text:p>_judge_</text:p>
          </table:table-cell>
          <table:table-cell table:style-name="ce245" office:value-type="string" office:string-value="_while_" calcext:value-type="string">
            <text:p>_while_</text:p>
          </table:table-cell>
          <table:table-cell table:style-name="ce245" office:value-type="string" office:string-value="_rhyme_" calcext:value-type="string">
            <text:p>_rhyme_</text:p>
          </table:table-cell>
          <table:table-cell table:style-name="ce245" office:value-type="string" office:string-value="_acquire_" calcext:value-type="string">
            <text:p>_acquire_</text:p>
          </table:table-cell>
          <table:table-cell table:style-name="ce245" office:value-type="string" office:string-value="_dummy_" calcext:value-type="string">
            <text:p>_dummy_</text:p>
          </table:table-cell>
          <table:table-cell table:style-name="ce245" office:value-type="string" office:string-value="_tray_" calcext:value-type="string">
            <text:p>_tray_</text:p>
          </table:table-cell>
          <table:table-cell table:style-name="ce245" office:value-type="string" office:string-value="_project_" calcext:value-type="string">
            <text:p>_project_</text:p>
          </table:table-cell>
          <table:table-cell table:style-name="ce245" office:value-type="string" office:string-value="_slot_" calcext:value-type="string">
            <text:p>_slot_</text:p>
          </table:table-cell>
          <table:table-cell table:style-name="ce245" office:value-type="string" office:string-value="_rice_" calcext:value-type="string">
            <text:p>_rice_</text:p>
          </table:table-cell>
          <table:table-cell table:style-name="ce245" office:value-type="string" office:string-value="_camp_" calcext:value-type="string">
            <text:p>_camp_</text:p>
          </table:table-cell>
          <table:table-cell table:style-name="ce245" office:value-type="string" office:string-value="_confirm_" calcext:value-type="string">
            <text:p>_confirm_</text:p>
          </table:table-cell>
          <table:table-cell table:style-name="ce245" office:value-type="string" office:string-value="_author_" calcext:value-type="string">
            <text:p>_author_</text:p>
          </table:table-cell>
          <table:table-cell table:style-name="ce245" office:value-type="string" office:string-value="_dividend_" calcext:value-type="string">
            <text:p>_dividend_</text:p>
          </table:table-cell>
          <table:table-cell table:style-name="ce245" office:value-type="string" office:string-value="_most_" calcext:value-type="string">
            <text:p>_most_</text:p>
          </table:table-cell>
          <table:table-cell table:style-name="ce245" office:value-type="string" office:string-value="_lean_" calcext:value-type="string">
            <text:p>_lean_</text:p>
          </table:table-cell>
          <table:table-cell table:style-name="ce245" office:value-type="string" office:string-value="_segment_" calcext:value-type="string">
            <text:p>_segment_</text:p>
          </table:table-cell>
          <table:table-cell table:style-name="ce245" office:value-type="string" office:string-value="_chapter_" calcext:value-type="string">
            <text:p>_chapter_</text:p>
          </table:table-cell>
          <table:table-cell table:style-name="ce245" office:value-type="string" office:string-value="_accelerate_" calcext:value-type="string">
            <text:p>_accelerate_</text:p>
          </table:table-cell>
          <table:table-cell table:style-name="ce245" office:value-type="string" office:string-value="_strike_" calcext:value-type="string">
            <text:p>_strike_</text:p>
          </table:table-cell>
          <table:table-cell table:style-name="ce245" office:value-type="string" office:string-value="_latch_" calcext:value-type="string">
            <text:p>_latch_</text:p>
          </table:table-cell>
          <table:table-cell table:style-name="ce245" office:value-type="string" office:string-value="_insect_" calcext:value-type="string">
            <text:p>_insec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insect_" calcext:value-type="string">
            <text:p>_insect_</text:p>
          </table:table-cell>
          <table:table-cell table:style-name="ce263" office:value-type="string" office:string-value="_bus_" calcext:value-type="string">
            <text:p>_bus_</text:p>
          </table:table-cell>
          <table:table-cell table:style-name="ce263" office:value-type="string" office:string-value="_band_" calcext:value-type="string">
            <text:p>_band_</text:p>
          </table:table-cell>
          <table:table-cell table:style-name="ce263" office:value-type="string" office:string-value="_dry_" calcext:value-type="string">
            <text:p>_dry_</text:p>
          </table:table-cell>
          <table:table-cell table:style-name="ce263" office:value-type="string" office:string-value="_colour_" calcext:value-type="string">
            <text:p>_colour_</text:p>
          </table:table-cell>
          <table:table-cell table:style-name="ce263" office:value-type="string" office:string-value="_dust_" calcext:value-type="string">
            <text:p>_dust_</text:p>
          </table:table-cell>
          <table:table-cell table:style-name="ce263" office:value-type="string" office:string-value="_sound_" calcext:value-type="string">
            <text:p>_sound_</text:p>
          </table:table-cell>
          <table:table-cell table:style-name="ce263" office:value-type="string" office:string-value="_ask_" calcext:value-type="string">
            <text:p>_ask_</text:p>
          </table:table-cell>
          <table:table-cell table:style-name="ce263" office:value-type="string" office:string-value="_parse_" calcext:value-type="string">
            <text:p>_parse_</text:p>
          </table:table-cell>
          <table:table-cell table:style-name="ce263" office:value-type="string" office:string-value="_go_" calcext:value-type="string">
            <text:p>_go_</text:p>
          </table:table-cell>
          <table:table-cell table:style-name="ce263" office:value-type="string" office:string-value="_file_" calcext:value-type="string">
            <text:p>_file_</text:p>
          </table:table-cell>
          <table:table-cell table:style-name="ce263" office:value-type="string" office:string-value="_bottle_" calcext:value-type="string">
            <text:p>_bottle_</text:p>
          </table:table-cell>
          <table:table-cell table:style-name="ce263" office:value-type="string" office:string-value="_condition_" calcext:value-type="string">
            <text:p>_condition_</text:p>
          </table:table-cell>
          <table:table-cell table:style-name="ce263" office:value-type="string" office:string-value="_difference_" calcext:value-type="string">
            <text:p>_difference_</text:p>
          </table:table-cell>
          <table:table-cell table:style-name="ce263" office:value-type="string" office:string-value="_caution_" calcext:value-type="string">
            <text:p>_caution_</text:p>
          </table:table-cell>
          <table:table-cell table:style-name="ce263" office:value-type="string" office:string-value="_tilt_" calcext:value-type="string">
            <text:p>_tilt_</text:p>
          </table:table-cell>
          <table:table-cell table:style-name="ce263" office:value-type="string" office:string-value="_sprinkle_" calcext:value-type="string">
            <text:p>_sprinkle_</text:p>
          </table:table-cell>
          <table:table-cell table:style-name="ce263" office:value-type="string" office:string-value="_gravel_" calcext:value-type="string">
            <text:p>_gravel_</text:p>
          </table:table-cell>
          <table:table-cell table:style-name="ce263" office:value-type="string" office:string-value="_diverse_" calcext:value-type="string">
            <text:p>_diverse_</text:p>
          </table:table-cell>
          <table:table-cell table:style-name="ce263" office:value-type="string" office:string-value="_calculate_" calcext:value-type="string">
            <text:p>_calculate_</text:p>
          </table:table-cell>
          <table:table-cell table:style-name="ce263" office:value-type="string" office:string-value="_laser_" calcext:value-type="string">
            <text:p>_laser_</text:p>
          </table:table-cell>
          <table:table-cell table:style-name="ce263" office:value-type="string" office:string-value="_stream_" calcext:value-type="string">
            <text:p>_stream_</text:p>
          </table:table-cell>
          <table:table-cell table:style-name="ce263" office:value-type="string" office:string-value="_discrete_" calcext:value-type="string">
            <text:p>_discrete_</text:p>
          </table:table-cell>
          <table:table-cell table:style-name="ce263" office:value-type="string" office:string-value="_meta_" calcext:value-type="string">
            <text:p>_meta_</text:p>
          </table:table-cell>
          <table:table-cell table:style-name="ce263" office:value-type="string" office:string-value="_multi_" calcext:value-type="string">
            <text:p>_multi_</text:p>
          </table:table-cell>
          <table:table-cell table:style-name="ce263" office:value-type="string" office:string-value="_currency_" calcext:value-type="string">
            <text:p>_currency_</text:p>
          </table:table-cell>
          <table:table-cell table:style-name="ce263" office:value-type="string" office:string-value="_option_" calcext:value-type="string">
            <text:p>_option_</text:p>
          </table:table-cell>
          <table:table-cell table:style-name="ce263" office:value-type="string" office:string-value="_stall_" calcext:value-type="string">
            <text:p>_stall_</text:p>
          </table:table-cell>
          <table:table-cell table:style-name="ce263" office:value-type="string" office:string-value="_ship_" calcext:value-type="string">
            <text:p>_ship_</text:p>
          </table:table-cell>
          <table:table-cell table:style-name="ce263" office:value-type="string" office:string-value="_desert_" calcext:value-type="string">
            <text:p>_desert_</text:p>
          </table:table-cell>
          <table:table-cell table:style-name="ce263" office:value-type="string" office:string-value="_firm_" calcext:value-type="string">
            <text:p>_firm_</text:p>
          </table:table-cell>
          <table:table-cell table:style-name="ce263" office:value-type="string" office:string-value="_teeth_" calcext:value-type="string">
            <text:p>_teeth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HumptyDumpty_" calcext:value-type="string">
            <text:p>_HumptyDumpty_</text:p>
          </table:table-cell>
          <table:table-cell table:style-name="ce245" office:value-type="string" office:string-value="_StartPanel_" calcext:value-type="string">
            <text:p>_StartPanel_</text:p>
          </table:table-cell>
          <table:table-cell table:style-name="ce245" office:value-type="string" office:string-value="_Duster_" calcext:value-type="string">
            <text:p>_Duster_</text:p>
          </table:table-cell>
          <table:table-cell table:style-name="ce245" office:value-type="string" office:string-value="_instance_" calcext:value-type="string">
            <text:p>_instance_</text:p>
          </table:table-cell>
          <table:table-cell table:style-name="ce245" office:value-type="string" office:string-value="_daylight_" calcext:value-type="string">
            <text:p>_dayligh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oalIndia_" calcext:value-type="string">
            <text:p>_CoalIndia_</text:p>
          </table:table-cell>
          <table:table-cell table:style-name="ce245" office:value-type="string" office:string-value="_TouchPad_" calcext:value-type="string">
            <text:p>_TouchPad_</text:p>
          </table:table-cell>
          <table:table-cell table:style-name="ce245" office:value-type="string" office:string-value="_Relativity_" calcext:value-type="string">
            <text:p>_Relativity_</text:p>
          </table:table-cell>
          <table:table-cell table:style-name="ce245" office:value-type="string" office:string-value="_instruction_" calcext:value-type="string">
            <text:p>_instruction_</text:p>
          </table:table-cell>
          <table:table-cell table:style-name="ce245" office:value-type="string" office:string-value="_solitaire_" calcext:value-type="string">
            <text:p>_solitair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IceCream_" calcext:value-type="string">
            <text:p>_IceCream_</text:p>
          </table:table-cell>
          <table:table-cell table:style-name="ce245" office:value-type="string" office:string-value="_DoubleLayer_" calcext:value-type="string">
            <text:p>_DoubleLayer_</text:p>
          </table:table-cell>
          <table:table-cell table:style-name="ce245" office:value-type="string" office:string-value="_Buck_" calcext:value-type="string">
            <text:p>_Buck_</text:p>
          </table:table-cell>
          <table:table-cell table:style-name="ce245" office:value-type="string" office:string-value="_polymorphism_" calcext:value-type="string">
            <text:p>_polymorphism_</text:p>
          </table:table-cell>
          <table:table-cell table:style-name="ce245" office:value-type="string" office:string-value="_registrar_" calcext:value-type="string">
            <text:p>_registra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HillTop_" calcext:value-type="string">
            <text:p>_HillTop_</text:p>
          </table:table-cell>
          <table:table-cell table:style-name="ce245" office:value-type="string" office:string-value="_OverAll_" calcext:value-type="string">
            <text:p>_OverAll_</text:p>
          </table:table-cell>
          <table:table-cell table:style-name="ce245" office:value-type="string" office:string-value="_SJobs_" calcext:value-type="string">
            <text:p>_SJobs_</text:p>
          </table:table-cell>
          <table:table-cell table:style-name="ce245" office:value-type="string" office:string-value="_inheritance_" calcext:value-type="string">
            <text:p>_inheritance_</text:p>
          </table:table-cell>
          <table:table-cell table:style-name="ce245" office:value-type="string" office:string-value="_subscriber_" calcext:value-type="string">
            <text:p>_subscrib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PhotoGenic_" calcext:value-type="string">
            <text:p>_PhotoGenic_</text:p>
          </table:table-cell>
          <table:table-cell table:style-name="ce245" office:value-type="string" office:string-value="_HowQuick_" calcext:value-type="string">
            <text:p>_HowQuick_</text:p>
          </table:table-cell>
          <table:table-cell table:style-name="ce245" office:value-type="string" office:string-value="_CEO_" calcext:value-type="string">
            <text:p>_CEO_</text:p>
          </table:table-cell>
          <table:table-cell table:style-name="ce245" office:value-type="string" office:string-value="_statement_" calcext:value-type="string">
            <text:p>_statement_</text:p>
          </table:table-cell>
          <table:table-cell table:style-name="ce245" office:value-type="string" office:string-value="_department_" calcext:value-type="string">
            <text:p>_departmen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BulletProof_" calcext:value-type="string">
            <text:p>_BulletProof_</text:p>
          </table:table-cell>
          <table:table-cell table:style-name="ce245" office:value-type="string" office:string-value="_PickPocket_" calcext:value-type="string">
            <text:p>_PickPocket_</text:p>
          </table:table-cell>
          <table:table-cell table:style-name="ce245" office:value-type="string" office:string-value="_Yoga_" calcext:value-type="string">
            <text:p>_Yoga_</text:p>
          </table:table-cell>
          <table:table-cell table:style-name="ce245" office:value-type="string" office:string-value="_inclusion_" calcext:value-type="string">
            <text:p>_inclusion_</text:p>
          </table:table-cell>
          <table:table-cell table:style-name="ce245" office:value-type="string" office:string-value="_distil_" calcext:value-type="string">
            <text:p>_distil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unFlower_" calcext:value-type="string">
            <text:p>_SunFlower_</text:p>
          </table:table-cell>
          <table:table-cell table:style-name="ce245" office:value-type="string" office:string-value="_FireShow_" calcext:value-type="string">
            <text:p>_FireShow_</text:p>
          </table:table-cell>
          <table:table-cell table:style-name="ce245" office:value-type="string" office:string-value="_VaticanCity_" calcext:value-type="string">
            <text:p>_VaticanCity_</text:p>
          </table:table-cell>
          <table:table-cell table:style-name="ce245" office:value-type="string" office:string-value="_swash_" calcext:value-type="string">
            <text:p>_swash_</text:p>
          </table:table-cell>
          <table:table-cell table:style-name="ce245" office:value-type="string" office:string-value="_washer_" calcext:value-type="string">
            <text:p>_wash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VirtualWorld_" calcext:value-type="string">
            <text:p>_VirtualWorld_</text:p>
          </table:table-cell>
          <table:table-cell table:style-name="ce245" office:value-type="string" office:string-value="_HeMan_" calcext:value-type="string">
            <text:p>_HeMan_</text:p>
          </table:table-cell>
          <table:table-cell table:style-name="ce245" office:value-type="string" office:string-value="_Airline_" calcext:value-type="string">
            <text:p>_Airline_</text:p>
          </table:table-cell>
          <table:table-cell table:style-name="ce245" office:value-type="string" office:string-value="_archival_" calcext:value-type="string">
            <text:p>_archival_</text:p>
          </table:table-cell>
          <table:table-cell table:style-name="ce245" office:value-type="string" office:string-value="_hanger_" calcext:value-type="string">
            <text:p>_hang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RollCap_" calcext:value-type="string">
            <text:p>_RollCap_</text:p>
          </table:table-cell>
          <table:table-cell table:style-name="ce245" office:value-type="string" office:string-value="_ByTheWay_" calcext:value-type="string">
            <text:p>_ByTheWay_</text:p>
          </table:table-cell>
          <table:table-cell table:style-name="ce245" office:value-type="string" office:string-value="_Adult_" calcext:value-type="string">
            <text:p>_Adult_</text:p>
          </table:table-cell>
          <table:table-cell table:style-name="ce245" office:value-type="string" office:string-value="_microprocessor_" calcext:value-type="string">
            <text:p>_microprocessor_</text:p>
          </table:table-cell>
          <table:table-cell table:style-name="ce245" office:value-type="string" office:string-value="_informer_" calcext:value-type="string">
            <text:p>_inform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PassPass_" calcext:value-type="string">
            <text:p>_PassPass_</text:p>
          </table:table-cell>
          <table:table-cell table:style-name="ce245" office:value-type="string" office:string-value="_MusicAlbum_" calcext:value-type="string">
            <text:p>_MusicAlbum_</text:p>
          </table:table-cell>
          <table:table-cell table:style-name="ce245" office:value-type="string" office:string-value="_Eureka_" calcext:value-type="string">
            <text:p>_Eureka_</text:p>
          </table:table-cell>
          <table:table-cell table:style-name="ce245" office:value-type="string" office:string-value="_electronics_" calcext:value-type="string">
            <text:p>_electronics_</text:p>
          </table:table-cell>
          <table:table-cell table:style-name="ce245" office:value-type="string" office:string-value="_counter_" calcext:value-type="string">
            <text:p>_count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MultiPlug_" calcext:value-type="string">
            <text:p>_MultiPlug_</text:p>
          </table:table-cell>
          <table:table-cell table:style-name="ce245" office:value-type="string" office:string-value="_StopWatch_" calcext:value-type="string">
            <text:p>_StopWatch_</text:p>
          </table:table-cell>
          <table:table-cell table:style-name="ce245" office:value-type="string" office:string-value="_Threat_" calcext:value-type="string">
            <text:p>_Threat_</text:p>
          </table:table-cell>
          <table:table-cell table:style-name="ce245" office:value-type="string" office:string-value="_encash_" calcext:value-type="string">
            <text:p>_encash_</text:p>
          </table:table-cell>
          <table:table-cell table:style-name="ce245" office:value-type="string" office:string-value="_collector_" calcext:value-type="string">
            <text:p>_collecto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IceCube_" calcext:value-type="string">
            <text:p>_IceCube_</text:p>
          </table:table-cell>
          <table:table-cell table:style-name="ce245" office:value-type="string" office:string-value="_RestRoom_" calcext:value-type="string">
            <text:p>_RestRoom_</text:p>
          </table:table-cell>
          <table:table-cell table:style-name="ce245" office:value-type="string" office:string-value="_Neutral_" calcext:value-type="string">
            <text:p>_Neutral_</text:p>
          </table:table-cell>
          <table:table-cell table:style-name="ce245" office:value-type="string" office:string-value="_multiplex_" calcext:value-type="string">
            <text:p>_multiplex_</text:p>
          </table:table-cell>
          <table:table-cell table:style-name="ce245" office:value-type="string" office:string-value="_tightener_" calcext:value-type="string">
            <text:p>_tighten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DiscoJockey_" calcext:value-type="string">
            <text:p>_DiscoJockey_</text:p>
          </table:table-cell>
          <table:table-cell table:style-name="ce245" office:value-type="string" office:string-value="_TowerClock_" calcext:value-type="string">
            <text:p>_TowerClock_</text:p>
          </table:table-cell>
          <table:table-cell table:style-name="ce245" office:value-type="string" office:string-value="_Curious_" calcext:value-type="string">
            <text:p>_Curious_</text:p>
          </table:table-cell>
          <table:table-cell table:style-name="ce245" office:value-type="string" office:string-value="_equation_" calcext:value-type="string">
            <text:p>_equation_</text:p>
          </table:table-cell>
          <table:table-cell table:style-name="ce245" office:value-type="string" office:string-value="_reciting_" calcext:value-type="string">
            <text:p>_reciting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HairFossil_" calcext:value-type="string">
            <text:p>_HairFossil_</text:p>
          </table:table-cell>
          <table:table-cell table:style-name="ce245" office:value-type="string" office:string-value="_HugeAmount_" calcext:value-type="string">
            <text:p>_HugeAmount_</text:p>
          </table:table-cell>
          <table:table-cell table:style-name="ce245" office:value-type="string" office:string-value="_Mischief_" calcext:value-type="string">
            <text:p>_Mischief_</text:p>
          </table:table-cell>
          <table:table-cell table:style-name="ce245" office:value-type="string" office:string-value="_conversation_" calcext:value-type="string">
            <text:p>_conversation_</text:p>
          </table:table-cell>
          <table:table-cell table:style-name="ce245" office:value-type="string" office:string-value="_kitchen_" calcext:value-type="string">
            <text:p>_kitchen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AmateurTech_" calcext:value-type="string">
            <text:p>_AmateurTech_</text:p>
          </table:table-cell>
          <table:table-cell table:style-name="ce245" office:value-type="string" office:string-value="_ForeignInvest_" calcext:value-type="string">
            <text:p>_ForeignInvest_</text:p>
          </table:table-cell>
          <table:table-cell table:style-name="ce245" office:value-type="string" office:string-value="_Spaghetti_" calcext:value-type="string">
            <text:p>_Spaghetti_</text:p>
          </table:table-cell>
          <table:table-cell table:style-name="ce245" office:value-type="string" office:string-value="_gadget_" calcext:value-type="string">
            <text:p>_gadget_</text:p>
          </table:table-cell>
          <table:table-cell table:style-name="ce245" office:value-type="string" office:string-value="_impression_" calcext:value-type="string">
            <text:p>_impression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LoanAmount_" calcext:value-type="string">
            <text:p>_LoanAmount_</text:p>
          </table:table-cell>
          <table:table-cell table:style-name="ce245" office:value-type="string" office:string-value="_ResetButton_" calcext:value-type="string">
            <text:p>_ResetButton_</text:p>
          </table:table-cell>
          <table:table-cell table:style-name="ce245" office:value-type="string" office:string-value="_Biodata_" calcext:value-type="string">
            <text:p>_Biodata_</text:p>
          </table:table-cell>
          <table:table-cell table:style-name="ce245" office:value-type="string" office:string-value="_breadboard_" calcext:value-type="string">
            <text:p>_breadboard_</text:p>
          </table:table-cell>
          <table:table-cell table:style-name="ce245" office:value-type="string" office:string-value="_dealer_" calcext:value-type="string">
            <text:p>_deal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NoseDrill_" calcext:value-type="string">
            <text:p>_NoseDrill_</text:p>
          </table:table-cell>
          <table:table-cell table:style-name="ce245" office:value-type="string" office:string-value="_GoodMorning_" calcext:value-type="string">
            <text:p>_GoodMorning_</text:p>
          </table:table-cell>
          <table:table-cell table:style-name="ce245" office:value-type="string" office:string-value="_Leader_" calcext:value-type="string">
            <text:p>_Leader_</text:p>
          </table:table-cell>
          <table:table-cell table:style-name="ce245" office:value-type="string" office:string-value="_encapsulation_" calcext:value-type="string">
            <text:p>_encapsulation_</text:p>
          </table:table-cell>
          <table:table-cell table:style-name="ce245" office:value-type="string" office:string-value="_natural_" calcext:value-type="string">
            <text:p>_natural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WristBand_" calcext:value-type="string">
            <text:p>_WristBand_</text:p>
          </table:table-cell>
          <table:table-cell table:style-name="ce245" office:value-type="string" office:string-value="_TVChannel_" calcext:value-type="string">
            <text:p>_TVChannel_</text:p>
          </table:table-cell>
          <table:table-cell table:style-name="ce245" office:value-type="string" office:string-value="_Ill_" calcext:value-type="string">
            <text:p>_Ill_</text:p>
          </table:table-cell>
          <table:table-cell table:style-name="ce245" office:value-type="string" office:string-value="_commerce_" calcext:value-type="string">
            <text:p>_commerce_</text:p>
          </table:table-cell>
          <table:table-cell table:style-name="ce245" office:value-type="string" office:string-value="_full_" calcext:value-type="string">
            <text:p>_full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MousePointer_" calcext:value-type="string">
            <text:p>_MousePointer_</text:p>
          </table:table-cell>
          <table:table-cell table:style-name="ce245" office:value-type="string" office:string-value="_NonVegetarian_" calcext:value-type="string">
            <text:p>_NonVegetarian_</text:p>
          </table:table-cell>
          <table:table-cell table:style-name="ce245" office:value-type="string" office:string-value="_Around_" calcext:value-type="string">
            <text:p>_Around_</text:p>
          </table:table-cell>
          <table:table-cell table:style-name="ce245" office:value-type="string" office:string-value="_parameter_" calcext:value-type="string">
            <text:p>_parameter_</text:p>
          </table:table-cell>
          <table:table-cell table:style-name="ce245" office:value-type="string" office:string-value="_appendix_" calcext:value-type="string">
            <text:p>_appendix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NailPolish_" calcext:value-type="string">
            <text:p>_NailPolish_</text:p>
          </table:table-cell>
          <table:table-cell table:style-name="ce245" office:value-type="string" office:string-value="_EstimatedValue_" calcext:value-type="string">
            <text:p>_EstimatedValue_</text:p>
          </table:table-cell>
          <table:table-cell table:style-name="ce245" office:value-type="string" office:string-value="_Weep_" calcext:value-type="string">
            <text:p>_Weep_</text:p>
          </table:table-cell>
          <table:table-cell table:style-name="ce245" office:value-type="string" office:string-value="_tier_" calcext:value-type="string">
            <text:p>_tier_</text:p>
          </table:table-cell>
          <table:table-cell table:style-name="ce245" office:value-type="string" office:string-value="_advertisement_" calcext:value-type="string">
            <text:p>_advertisemen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omeBack_" calcext:value-type="string">
            <text:p>_ComeBack_</text:p>
          </table:table-cell>
          <table:table-cell table:style-name="ce245" office:value-type="string" office:string-value="_WhatIf_" calcext:value-type="string">
            <text:p>_WhatIf_</text:p>
          </table:table-cell>
          <table:table-cell table:style-name="ce245" office:value-type="string" office:string-value="_Reliance_" calcext:value-type="string">
            <text:p>_Reliance_</text:p>
          </table:table-cell>
          <table:table-cell table:style-name="ce245" office:value-type="string" office:string-value="_node_" calcext:value-type="string">
            <text:p>_node_</text:p>
          </table:table-cell>
          <table:table-cell table:style-name="ce245" office:value-type="string" office:string-value="_digestive_" calcext:value-type="string">
            <text:p>_digestiv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olourPaint_" calcext:value-type="string">
            <text:p>_ColourPaint_</text:p>
          </table:table-cell>
          <table:table-cell table:style-name="ce245" office:value-type="string" office:string-value="_CancerDisease_" calcext:value-type="string">
            <text:p>_CancerDisease_</text:p>
          </table:table-cell>
          <table:table-cell table:style-name="ce245" office:value-type="string" office:string-value="_Fake_" calcext:value-type="string">
            <text:p>_Fake_</text:p>
          </table:table-cell>
          <table:table-cell table:style-name="ce245" office:value-type="string" office:string-value="_welding_" calcext:value-type="string">
            <text:p>_welding_</text:p>
          </table:table-cell>
          <table:table-cell table:style-name="ce245" office:value-type="string" office:string-value="_painter_" calcext:value-type="string">
            <text:p>_paint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hareMarket_" calcext:value-type="string">
            <text:p>_ShareMarket_</text:p>
          </table:table-cell>
          <table:table-cell table:style-name="ce245" office:value-type="string" office:string-value="_BubbleEconomy_" calcext:value-type="string">
            <text:p>_BubbleEconomy_</text:p>
          </table:table-cell>
          <table:table-cell table:style-name="ce245" office:value-type="string" office:string-value="_Arrest_" calcext:value-type="string">
            <text:p>_Arrest_</text:p>
          </table:table-cell>
          <table:table-cell table:style-name="ce245" office:value-type="string" office:string-value="_googol_" calcext:value-type="string">
            <text:p>_googol_</text:p>
          </table:table-cell>
          <table:table-cell table:style-name="ce245" office:value-type="string" office:string-value="_protocol_" calcext:value-type="string">
            <text:p>_protocol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toryTeller_" calcext:value-type="string">
            <text:p>_StoryTeller_</text:p>
          </table:table-cell>
          <table:table-cell table:style-name="ce245" office:value-type="string" office:string-value="_IPhone_" calcext:value-type="string">
            <text:p>_IPhone_</text:p>
          </table:table-cell>
          <table:table-cell table:style-name="ce245" office:value-type="string" office:string-value="_Won_" calcext:value-type="string">
            <text:p>_Won_</text:p>
          </table:table-cell>
          <table:table-cell table:style-name="ce245" office:value-type="string" office:string-value="_amplifier_" calcext:value-type="string">
            <text:p>_amplifier_</text:p>
          </table:table-cell>
          <table:table-cell table:style-name="ce245" office:value-type="string" office:string-value="_experience_" calcext:value-type="string">
            <text:p>_experienc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OnCount_" calcext:value-type="string">
            <text:p>_OnCount_</text:p>
          </table:table-cell>
          <table:table-cell table:style-name="ce245" office:value-type="string" office:string-value="_NoProblem_" calcext:value-type="string">
            <text:p>_NoProblem_</text:p>
          </table:table-cell>
          <table:table-cell table:style-name="ce245" office:value-type="string" office:string-value="_Male_" calcext:value-type="string">
            <text:p>_Male_</text:p>
          </table:table-cell>
          <table:table-cell table:style-name="ce245" office:value-type="string" office:string-value="_magic_" calcext:value-type="string">
            <text:p>_magic_</text:p>
          </table:table-cell>
          <table:table-cell table:style-name="ce245" office:value-type="string" office:string-value="_chakra_" calcext:value-type="string">
            <text:p>_chakra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elfRepair_" calcext:value-type="string">
            <text:p>_SelfRepair_</text:p>
          </table:table-cell>
          <table:table-cell table:style-name="ce245" office:value-type="string" office:string-value="_HumanKnowledge_" calcext:value-type="string">
            <text:p>_HumanKnowledge_</text:p>
          </table:table-cell>
          <table:table-cell table:style-name="ce245" office:value-type="string" office:string-value="_Everyone_" calcext:value-type="string">
            <text:p>_Everyone_</text:p>
          </table:table-cell>
          <table:table-cell table:style-name="ce245" office:value-type="string" office:string-value="_radar_" calcext:value-type="string">
            <text:p>_radar_</text:p>
          </table:table-cell>
          <table:table-cell table:style-name="ce245" office:value-type="string" office:string-value="_neuron_" calcext:value-type="string">
            <text:p>_neuron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LiveDocument_" calcext:value-type="string">
            <text:p>_LiveDocument_</text:p>
          </table:table-cell>
          <table:table-cell table:style-name="ce245" office:value-type="string" office:string-value="_SourceExpose_" calcext:value-type="string">
            <text:p>_SourceExpose_</text:p>
          </table:table-cell>
          <table:table-cell table:style-name="ce245" office:value-type="string" office:string-value="_Response_" calcext:value-type="string">
            <text:p>_Response_</text:p>
          </table:table-cell>
          <table:table-cell table:style-name="ce245" office:value-type="string" office:string-value="_wrapper_" calcext:value-type="string">
            <text:p>_wrapper_</text:p>
          </table:table-cell>
          <table:table-cell table:style-name="ce245" office:value-type="string" office:string-value="_logo_" calcext:value-type="string">
            <text:p>_logo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NiceIdea_" calcext:value-type="string">
            <text:p>_NiceIdea_</text:p>
          </table:table-cell>
          <table:table-cell table:style-name="ce245" office:value-type="string" office:string-value="_ElectricSensor_" calcext:value-type="string">
            <text:p>_ElectricSensor_</text:p>
          </table:table-cell>
          <table:table-cell table:style-name="ce245" office:value-type="string" office:string-value="_Hatred_" calcext:value-type="string">
            <text:p>_Hatred_</text:p>
          </table:table-cell>
          <table:table-cell table:style-name="ce245" office:value-type="string" office:string-value="_abstraction_" calcext:value-type="string">
            <text:p>_abstraction_</text:p>
          </table:table-cell>
          <table:table-cell table:style-name="ce245" office:value-type="string" office:string-value="_science_" calcext:value-type="string">
            <text:p>_scienc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HearingAid_" calcext:value-type="string">
            <text:p>_HearingAid_</text:p>
          </table:table-cell>
          <table:table-cell table:style-name="ce245" office:value-type="string" office:string-value="_DoNotAgree_" calcext:value-type="string">
            <text:p>_DoNotAgree_</text:p>
          </table:table-cell>
          <table:table-cell table:style-name="ce245" office:value-type="string" office:string-value="_Brainy_" calcext:value-type="string">
            <text:p>_Brainy_</text:p>
          </table:table-cell>
          <table:table-cell table:style-name="ce245" office:value-type="string" office:string-value="_decimal_" calcext:value-type="string">
            <text:p>_decimal_</text:p>
          </table:table-cell>
          <table:table-cell table:style-name="ce245" office:value-type="string" office:string-value="_mechanic_" calcext:value-type="string">
            <text:p>_mechanic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offeeMug_" calcext:value-type="string">
            <text:p>_CoffeeMug_</text:p>
          </table:table-cell>
          <table:table-cell table:style-name="ce245" office:value-type="string" office:string-value="_ItsTime_" calcext:value-type="string">
            <text:p>_ItsTime_</text:p>
          </table:table-cell>
          <table:table-cell table:style-name="ce245" office:value-type="string" office:string-value="_Dead_" calcext:value-type="string">
            <text:p>_Dead_</text:p>
          </table:table-cell>
          <table:table-cell table:style-name="ce245" office:value-type="string" office:string-value="_typewriter_" calcext:value-type="string">
            <text:p>_typewriter_</text:p>
          </table:table-cell>
          <table:table-cell table:style-name="ce245" office:value-type="string" office:string-value="_saw_" calcext:value-type="string">
            <text:p>_saw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NewYear_" calcext:value-type="string">
            <text:p>_NewYear_</text:p>
          </table:table-cell>
          <table:table-cell table:style-name="ce245" office:value-type="string" office:string-value="_ConstantLie_" calcext:value-type="string">
            <text:p>_ConstantLie_</text:p>
          </table:table-cell>
          <table:table-cell table:style-name="ce245" office:value-type="string" office:string-value="_Rapid_" calcext:value-type="string">
            <text:p>_Rapid_</text:p>
          </table:table-cell>
          <table:table-cell table:style-name="ce245" office:value-type="string" office:string-value="_structure_" calcext:value-type="string">
            <text:p>_structure_</text:p>
          </table:table-cell>
          <table:table-cell table:style-name="ce245" office:value-type="string" office:string-value="_write_" calcext:value-type="string">
            <text:p>_writ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ChitChat_" calcext:value-type="string">
            <text:p>_ChitChat_</text:p>
          </table:table-cell>
          <table:table-cell table:style-name="ce263" office:value-type="string" office:string-value="_NoLeave_" calcext:value-type="string">
            <text:p>_NoLeave_</text:p>
          </table:table-cell>
          <table:table-cell table:style-name="ce263" office:value-type="string" office:string-value="_Slash_" calcext:value-type="string">
            <text:p>_Slash_</text:p>
          </table:table-cell>
          <table:table-cell table:style-name="ce263" office:value-type="string" office:string-value="_insertion_" calcext:value-type="string">
            <text:p>_insertion_</text:p>
          </table:table-cell>
          <table:table-cell table:style-name="ce263" office:value-type="string" office:string-value="_harmony_" calcext:value-type="string">
            <text:p>_harmony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early_" calcext:value-type="string">
            <text:p>_early_</text:p>
          </table:table-cell>
          <table:table-cell table:style-name="ce263" office:value-type="string" office:string-value="_region_" calcext:value-type="string">
            <text:p>_region_</text:p>
          </table:table-cell>
          <table:table-cell table:style-name="ce263" office:value-type="string" office:string-value="_install_" calcext:value-type="string">
            <text:p>_install_</text:p>
          </table:table-cell>
          <table:table-cell table:style-name="ce263" office:value-type="string" office:string-value="_like_" calcext:value-type="string">
            <text:p>_like_</text:p>
          </table:table-cell>
          <table:table-cell table:style-name="ce263" office:value-type="string" office:string-value="_fit_" calcext:value-type="string">
            <text:p>_fit_</text:p>
          </table:table-cell>
          <table:table-cell table:style-name="ce263" office:value-type="string" office:string-value="_station_" calcext:value-type="string">
            <text:p>_station_</text:p>
          </table:table-cell>
          <table:table-cell table:style-name="ce263" office:value-type="string" office:string-value="_achieve_" calcext:value-type="string">
            <text:p>_achieve_</text:p>
          </table:table-cell>
          <table:table-cell table:style-name="ce263" office:value-type="string" office:string-value="_crash_" calcext:value-type="string">
            <text:p>_crash_</text:p>
          </table:table-cell>
          <table:table-cell table:style-name="ce263" office:value-type="string" office:string-value="_chemical_" calcext:value-type="string">
            <text:p>_chemical_</text:p>
          </table:table-cell>
          <table:table-cell table:style-name="ce263" office:value-type="string" office:string-value="_script_" calcext:value-type="string">
            <text:p>_script_</text:p>
          </table:table-cell>
          <table:table-cell table:style-name="ce263" office:value-type="string" office:string-value="_glitch_" calcext:value-type="string">
            <text:p>_glitch_</text:p>
          </table:table-cell>
          <table:table-cell table:style-name="ce263" office:value-type="string" office:string-value="_field_" calcext:value-type="string">
            <text:p>_field_</text:p>
          </table:table-cell>
          <table:table-cell table:style-name="ce263" office:value-type="string" office:string-value="_wizard_" calcext:value-type="string">
            <text:p>_wizard_</text:p>
          </table:table-cell>
          <table:table-cell table:style-name="ce263" office:value-type="string" office:string-value="_contest_" calcext:value-type="string">
            <text:p>_contest_</text:p>
          </table:table-cell>
          <table:table-cell table:style-name="ce263" office:value-type="string" office:string-value="_glucose_" calcext:value-type="string">
            <text:p>_glucose_</text:p>
          </table:table-cell>
          <table:table-cell table:style-name="ce263" office:value-type="string" office:string-value="_generic_" calcext:value-type="string">
            <text:p>_generic_</text:p>
          </table:table-cell>
          <table:table-cell table:style-name="ce263" office:value-type="string" office:string-value="_boat_" calcext:value-type="string">
            <text:p>_boat_</text:p>
          </table:table-cell>
          <table:table-cell table:style-name="ce263" office:value-type="string" office:string-value="_freight_" calcext:value-type="string">
            <text:p>_freight_</text:p>
          </table:table-cell>
          <table:table-cell table:style-name="ce263" office:value-type="string" office:string-value="_scratch_" calcext:value-type="string">
            <text:p>_scratch_</text:p>
          </table:table-cell>
          <table:table-cell table:style-name="ce263" office:value-type="string" office:string-value="_medic_" calcext:value-type="string">
            <text:p>_medic_</text:p>
          </table:table-cell>
          <table:table-cell table:style-name="ce263" office:value-type="string" office:string-value="_carrier_" calcext:value-type="string">
            <text:p>_carrier_</text:p>
          </table:table-cell>
          <table:table-cell table:style-name="ce263" office:value-type="string" office:string-value="_chief_" calcext:value-type="string">
            <text:p>_chief_</text:p>
          </table:table-cell>
          <table:table-cell table:style-name="ce263" office:value-type="string" office:string-value="_fold_" calcext:value-type="string">
            <text:p>_fold_</text:p>
          </table:table-cell>
          <table:table-cell table:style-name="ce263" office:value-type="string" office:string-value="_free_" calcext:value-type="string">
            <text:p>_free_</text:p>
          </table:table-cell>
          <table:table-cell table:style-name="ce263" office:value-type="string" office:string-value="_thesis_" calcext:value-type="string">
            <text:p>_thesis_</text:p>
          </table:table-cell>
          <table:table-cell table:style-name="ce263" office:value-type="string" office:string-value="_gauge_" calcext:value-type="string">
            <text:p>_gauge_</text:p>
          </table:table-cell>
          <table:table-cell table:style-name="ce263" office:value-type="string" office:string-value="_equal_" calcext:value-type="string">
            <text:p>_equal_</text:p>
          </table:table-cell>
          <table:table-cell table:style-name="ce263" office:value-type="string" office:string-value="_present_" calcext:value-type="string">
            <text:p>_present_</text:p>
          </table:table-cell>
          <table:table-cell table:style-name="ce263" office:value-type="string" office:string-value="_chart_" calcext:value-type="string">
            <text:p>_chart_</text:p>
          </table:table-cell>
          <table:table-cell table:style-name="ce263" office:value-type="string" office:string-value="_introduction_" calcext:value-type="string">
            <text:p>_introduction_</text:p>
          </table:table-cell>
          <table:table-cell table:style-name="ce263" office:value-type="string" office:string-value="_normal_" calcext:value-type="string">
            <text:p>_normal_</text:p>
          </table:table-cell>
          <table:table-cell table:style-name="ce263" office:value-type="string" office:string-value="_wrong_" calcext:value-type="string">
            <text:p>_wrong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balloon_" calcext:value-type="string">
            <text:p>_balloon_</text:p>
          </table:table-cell>
          <table:table-cell table:style-name="ce263" office:value-type="string" office:string-value="_numerous_" calcext:value-type="string">
            <text:p>_numerous_</text:p>
          </table:table-cell>
          <table:table-cell table:style-name="ce263" office:value-type="string" office:string-value="_unity_" calcext:value-type="string">
            <text:p>_unity_</text:p>
          </table:table-cell>
          <table:table-cell table:style-name="ce263" office:value-type="string" office:string-value="_beyond_" calcext:value-type="string">
            <text:p>_beyond_</text:p>
          </table:table-cell>
          <table:table-cell table:style-name="ce263" office:value-type="string" office:string-value="_finance_" calcext:value-type="string">
            <text:p>_finance_</text:p>
          </table:table-cell>
          <table:table-cell table:style-name="ce263" office:value-type="string" office:string-value="_hostess_" calcext:value-type="string">
            <text:p>_hostess_</text:p>
          </table:table-cell>
          <table:table-cell table:style-name="ce263" office:value-type="string" office:string-value="_definition_" calcext:value-type="string">
            <text:p>_definition_</text:p>
          </table:table-cell>
          <table:table-cell table:style-name="ce263" office:value-type="string" office:string-value="_enhance_" calcext:value-type="string">
            <text:p>_enhance_</text:p>
          </table:table-cell>
          <table:table-cell table:style-name="ce263" office:value-type="string" office:string-value="_hotel_" calcext:value-type="string">
            <text:p>_hotel_</text:p>
          </table:table-cell>
          <table:table-cell table:style-name="ce263" office:value-type="string" office:string-value="_mascot_" calcext:value-type="string">
            <text:p>_mascot_</text:p>
          </table:table-cell>
          <table:table-cell table:style-name="ce263" office:value-type="string" office:string-value="_material_" calcext:value-type="string">
            <text:p>_material_</text:p>
          </table:table-cell>
          <table:table-cell table:style-name="ce263" office:value-type="string" office:string-value="_log_" calcext:value-type="string">
            <text:p>_log_</text:p>
          </table:table-cell>
          <table:table-cell table:style-name="ce263" office:value-type="string" office:string-value="_wind_" calcext:value-type="string">
            <text:p>_wind_</text:p>
          </table:table-cell>
          <table:table-cell table:style-name="ce263" office:value-type="string" office:string-value="_minute_" calcext:value-type="string">
            <text:p>_minute_</text:p>
          </table:table-cell>
          <table:table-cell table:style-name="ce263" office:value-type="string" office:string-value="_parch_" calcext:value-type="string">
            <text:p>_parch_</text:p>
          </table:table-cell>
          <table:table-cell table:style-name="ce263" office:value-type="string" office:string-value="_trend_" calcext:value-type="string">
            <text:p>_trend_</text:p>
          </table:table-cell>
          <table:table-cell table:style-name="ce263" office:value-type="string" office:string-value="_handshake_" calcext:value-type="string">
            <text:p>_handshake_</text:p>
          </table:table-cell>
          <table:table-cell table:style-name="ce263" office:value-type="string" office:string-value="_mention_" calcext:value-type="string">
            <text:p>_mention_</text:p>
          </table:table-cell>
          <table:table-cell table:style-name="ce263" office:value-type="string" office:string-value="_revert_" calcext:value-type="string">
            <text:p>_revert_</text:p>
          </table:table-cell>
          <table:table-cell table:style-name="ce263" office:value-type="string" office:string-value="_knock_" calcext:value-type="string">
            <text:p>_knock_</text:p>
          </table:table-cell>
          <table:table-cell table:style-name="ce263" office:value-type="string" office:string-value="_artificial_" calcext:value-type="string">
            <text:p>_artificial_</text:p>
          </table:table-cell>
          <table:table-cell table:style-name="ce263" office:value-type="string" office:string-value="_residence_" calcext:value-type="string">
            <text:p>_residence_</text:p>
          </table:table-cell>
          <table:table-cell table:style-name="ce263" office:value-type="string" office:string-value="_buckle_" calcext:value-type="string">
            <text:p>_buckle_</text:p>
          </table:table-cell>
          <table:table-cell table:style-name="ce263" office:value-type="string" office:string-value="_tentacle_" calcext:value-type="string">
            <text:p>_tentacle_</text:p>
          </table:table-cell>
          <table:table-cell table:style-name="ce263" office:value-type="string" office:string-value="_court_" calcext:value-type="string">
            <text:p>_court_</text:p>
          </table:table-cell>
          <table:table-cell table:style-name="ce263" office:value-type="string" office:string-value="_echo_" calcext:value-type="string">
            <text:p>_echo_</text:p>
          </table:table-cell>
          <table:table-cell table:style-name="ce263" office:value-type="string" office:string-value="_thunder_" calcext:value-type="string">
            <text:p>_thunder_</text:p>
          </table:table-cell>
          <table:table-cell table:style-name="ce263" office:value-type="string" office:string-value="_invoice_" calcext:value-type="string">
            <text:p>_invoice_</text:p>
          </table:table-cell>
          <table:table-cell table:style-name="ce263" office:value-type="string" office:string-value="_security_" calcext:value-type="string">
            <text:p>_security_</text:p>
          </table:table-cell>
          <table:table-cell table:style-name="ce263" office:value-type="string" office:string-value="_knot_" calcext:value-type="string">
            <text:p>_knot_</text:p>
          </table:table-cell>
          <table:table-cell table:style-name="ce263" office:value-type="string" office:string-value="_proxy_" calcext:value-type="string">
            <text:p>_proxy_</text:p>
          </table:table-cell>
          <table:table-cell table:style-name="ce263" office:value-type="string" office:string-value="_bias_" calcext:value-type="string">
            <text:p>_bias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concentrate_" calcext:value-type="string">
            <text:p>_concentrate_</text:p>
          </table:table-cell>
          <table:table-cell table:style-name="ce263" office:value-type="string" office:string-value="_assure_" calcext:value-type="string">
            <text:p>_assure_</text:p>
          </table:table-cell>
          <table:table-cell table:style-name="ce263" office:value-type="string" office:string-value="_splash_" calcext:value-type="string">
            <text:p>_splash_</text:p>
          </table:table-cell>
          <table:table-cell table:style-name="ce263" office:value-type="string" office:string-value="_cord_" calcext:value-type="string">
            <text:p>_cord_</text:p>
          </table:table-cell>
          <table:table-cell table:style-name="ce263" office:value-type="string" office:string-value="_skip_" calcext:value-type="string">
            <text:p>_skip_</text:p>
          </table:table-cell>
          <table:table-cell table:style-name="ce263" office:value-type="string" office:string-value="_luggage_" calcext:value-type="string">
            <text:p>_luggage_</text:p>
          </table:table-cell>
          <table:table-cell table:style-name="ce263" office:value-type="string" office:string-value="_funnel_" calcext:value-type="string">
            <text:p>_funnel_</text:p>
          </table:table-cell>
          <table:table-cell table:style-name="ce263" office:value-type="string" office:string-value="_miracle_" calcext:value-type="string">
            <text:p>_miracle_</text:p>
          </table:table-cell>
          <table:table-cell table:style-name="ce263" office:value-type="string" office:string-value="_insult_" calcext:value-type="string">
            <text:p>_insult_</text:p>
          </table:table-cell>
          <table:table-cell table:style-name="ce263" office:value-type="string" office:string-value="_else_" calcext:value-type="string">
            <text:p>_else_</text:p>
          </table:table-cell>
          <table:table-cell table:style-name="ce263" office:value-type="string" office:string-value="_answer_" calcext:value-type="string">
            <text:p>_answer_</text:p>
          </table:table-cell>
          <table:table-cell table:style-name="ce263" office:value-type="string" office:string-value="_sense_" calcext:value-type="string">
            <text:p>_sense_</text:p>
          </table:table-cell>
          <table:table-cell table:style-name="ce263" office:value-type="string" office:string-value="_conscience_" calcext:value-type="string">
            <text:p>_conscience_</text:p>
          </table:table-cell>
          <table:table-cell table:style-name="ce263" office:value-type="string" office:string-value="_because_" calcext:value-type="string">
            <text:p>_because_</text:p>
          </table:table-cell>
          <table:table-cell table:style-name="ce263" office:value-type="string" office:string-value="_available_" calcext:value-type="string">
            <text:p>_available_</text:p>
          </table:table-cell>
          <table:table-cell table:style-name="ce263" office:value-type="string" office:string-value="_both_" calcext:value-type="string">
            <text:p>_both_</text:p>
          </table:table-cell>
          <table:table-cell table:style-name="ce263" office:value-type="string" office:string-value="_catalogue_" calcext:value-type="string">
            <text:p>_catalogue_</text:p>
          </table:table-cell>
          <table:table-cell table:style-name="ce263" office:value-type="string" office:string-value="_diagonal_" calcext:value-type="string">
            <text:p>_diagonal_</text:p>
          </table:table-cell>
          <table:table-cell table:style-name="ce263" office:value-type="string" office:string-value="_straw_" calcext:value-type="string">
            <text:p>_straw_</text:p>
          </table:table-cell>
          <table:table-cell table:style-name="ce263" office:value-type="string" office:string-value="_pencil_" calcext:value-type="string">
            <text:p>_pencil_</text:p>
          </table:table-cell>
          <table:table-cell table:style-name="ce263" office:value-type="string" office:string-value="_sennit_" calcext:value-type="string">
            <text:p>_sennit_</text:p>
          </table:table-cell>
          <table:table-cell table:style-name="ce263" office:value-type="string" office:string-value="_axel_" calcext:value-type="string">
            <text:p>_axel_</text:p>
          </table:table-cell>
          <table:table-cell table:style-name="ce263" office:value-type="string" office:string-value="_boil_" calcext:value-type="string">
            <text:p>_boil_</text:p>
          </table:table-cell>
          <table:table-cell table:style-name="ce263" office:value-type="string" office:string-value="_attention_" calcext:value-type="string">
            <text:p>_attention_</text:p>
          </table:table-cell>
          <table:table-cell table:style-name="ce263" office:value-type="string" office:string-value="_disturb_" calcext:value-type="string">
            <text:p>_disturb_</text:p>
          </table:table-cell>
          <table:table-cell table:style-name="ce263" office:value-type="string" office:string-value="_albino_" calcext:value-type="string">
            <text:p>_albino_</text:p>
          </table:table-cell>
          <table:table-cell table:style-name="ce263" office:value-type="string" office:string-value="_competition_" calcext:value-type="string">
            <text:p>_competition_</text:p>
          </table:table-cell>
          <table:table-cell table:style-name="ce263" office:value-type="string" office:string-value="_possible_" calcext:value-type="string">
            <text:p>_possible_</text:p>
          </table:table-cell>
          <table:table-cell table:style-name="ce263" office:value-type="string" office:string-value="_fight_" calcext:value-type="string">
            <text:p>_fight_</text:p>
          </table:table-cell>
          <table:table-cell table:style-name="ce263" office:value-type="string" office:string-value="_street_" calcext:value-type="string">
            <text:p>_street_</text:p>
          </table:table-cell>
          <table:table-cell table:style-name="ce263" office:value-type="string" office:string-value="_viva_" calcext:value-type="string">
            <text:p>_viva_</text:p>
          </table:table-cell>
          <table:table-cell table:style-name="ce263" office:value-type="string" office:string-value="_confidence_" calcext:value-type="string">
            <text:p>_confidenc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bond_" calcext:value-type="string">
            <text:p>_bond_</text:p>
          </table:table-cell>
          <table:table-cell table:style-name="ce245" office:value-type="string" office:string-value="_alcohol_" calcext:value-type="string">
            <text:p>_alcohol_</text:p>
          </table:table-cell>
          <table:table-cell table:style-name="ce245" office:value-type="string" office:string-value="_nap_" calcext:value-type="string">
            <text:p>_nap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happen_" calcext:value-type="string">
            <text:p>_happen_</text:p>
          </table:table-cell>
          <table:table-cell table:style-name="ce245" office:value-type="string" office:string-value="_application_" calcext:value-type="string">
            <text:p>_application_</text:p>
          </table:table-cell>
          <table:table-cell table:style-name="ce245" office:value-type="string" office:string-value="_bureau_" calcext:value-type="string">
            <text:p>_bureau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ynthetic_" calcext:value-type="string">
            <text:p>_synthetic_</text:p>
          </table:table-cell>
          <table:table-cell table:style-name="ce245" office:value-type="string" office:string-value="_purify_" calcext:value-type="string">
            <text:p>_purify_</text:p>
          </table:table-cell>
          <table:table-cell table:style-name="ce245" office:value-type="string" office:string-value="_fierce_" calcext:value-type="string">
            <text:p>_fierc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quarter_" calcext:value-type="string">
            <text:p>_quarter_</text:p>
          </table:table-cell>
          <table:table-cell table:style-name="ce245" office:value-type="string" office:string-value="_shade_" calcext:value-type="string">
            <text:p>_shade_</text:p>
          </table:table-cell>
          <table:table-cell table:style-name="ce245" office:value-type="string" office:string-value="_boss_" calcext:value-type="string">
            <text:p>_boss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huffle_" calcext:value-type="string">
            <text:p>_shuffle_</text:p>
          </table:table-cell>
          <table:table-cell table:style-name="ce245" office:value-type="string" office:string-value="_deliver_" calcext:value-type="string">
            <text:p>_deliver_</text:p>
          </table:table-cell>
          <table:table-cell table:style-name="ce245" office:value-type="string" office:string-value="_forget_" calcext:value-type="string">
            <text:p>_forge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defence_" calcext:value-type="string">
            <text:p>_defence_</text:p>
          </table:table-cell>
          <table:table-cell table:style-name="ce245" office:value-type="string" office:string-value="_myth_" calcext:value-type="string">
            <text:p>_myth_</text:p>
          </table:table-cell>
          <table:table-cell table:style-name="ce245" office:value-type="string" office:string-value="_wave_" calcext:value-type="string">
            <text:p>_wav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justice_" calcext:value-type="string">
            <text:p>_justice_</text:p>
          </table:table-cell>
          <table:table-cell table:style-name="ce245" office:value-type="string" office:string-value="_idea_" calcext:value-type="string">
            <text:p>_idea_</text:p>
          </table:table-cell>
          <table:table-cell table:style-name="ce245" office:value-type="string" office:string-value="_market_" calcext:value-type="string">
            <text:p>_marke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ideal_" calcext:value-type="string">
            <text:p>_ideal_</text:p>
          </table:table-cell>
          <table:table-cell table:style-name="ce245" office:value-type="string" office:string-value="_drain_" calcext:value-type="string">
            <text:p>_drain_</text:p>
          </table:table-cell>
          <table:table-cell table:style-name="ce245" office:value-type="string" office:string-value="_face_" calcext:value-type="string">
            <text:p>_fac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prohibit_" calcext:value-type="string">
            <text:p>_prohibit_</text:p>
          </table:table-cell>
          <table:table-cell table:style-name="ce245" office:value-type="string" office:string-value="_indulge_" calcext:value-type="string">
            <text:p>_indulge_</text:p>
          </table:table-cell>
          <table:table-cell table:style-name="ce245" office:value-type="string" office:string-value="_loan_" calcext:value-type="string">
            <text:p>_loan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glimpse_" calcext:value-type="string">
            <text:p>_glimpse_</text:p>
          </table:table-cell>
          <table:table-cell table:style-name="ce245" office:value-type="string" office:string-value="_grace_" calcext:value-type="string">
            <text:p>_grace_</text:p>
          </table:table-cell>
          <table:table-cell table:style-name="ce245" office:value-type="string" office:string-value="_sure_" calcext:value-type="string">
            <text:p>_sur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rave_" calcext:value-type="string">
            <text:p>_crave_</text:p>
          </table:table-cell>
          <table:table-cell table:style-name="ce245" office:value-type="string" office:string-value="_facial_" calcext:value-type="string">
            <text:p>_facial_</text:p>
          </table:table-cell>
          <table:table-cell table:style-name="ce245" office:value-type="string" office:string-value="_soil_" calcext:value-type="string">
            <text:p>_soil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pseudo_" calcext:value-type="string">
            <text:p>_pseudo_</text:p>
          </table:table-cell>
          <table:table-cell table:style-name="ce245" office:value-type="string" office:string-value="_concept_" calcext:value-type="string">
            <text:p>_concept_</text:p>
          </table:table-cell>
          <table:table-cell table:style-name="ce245" office:value-type="string" office:string-value="_tune_" calcext:value-type="string">
            <text:p>_tun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situation_" calcext:value-type="string">
            <text:p>_situation_</text:p>
          </table:table-cell>
          <table:table-cell table:style-name="ce245" office:value-type="string" office:string-value="_sustain_" calcext:value-type="string">
            <text:p>_sustain_</text:p>
          </table:table-cell>
          <table:table-cell table:style-name="ce245" office:value-type="string" office:string-value="_civil_" calcext:value-type="string">
            <text:p>_civil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rowd_" calcext:value-type="string">
            <text:p>_crowd_</text:p>
          </table:table-cell>
          <table:table-cell table:style-name="ce245" office:value-type="string" office:string-value="_effect_" calcext:value-type="string">
            <text:p>_effect_</text:p>
          </table:table-cell>
          <table:table-cell table:style-name="ce245" office:value-type="string" office:string-value="_swipe_" calcext:value-type="string">
            <text:p>_swip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string" office:string-value="_cancel_" calcext:value-type="string">
            <text:p>_cancel_</text:p>
          </table:table-cell>
          <table:table-cell table:style-name="ce245" office:value-type="string" office:string-value="_pact_" calcext:value-type="string">
            <text:p>_pact_</text:p>
          </table:table-cell>
          <table:table-cell table:style-name="ce245" office:value-type="string" office:string-value="_notice_" calcext:value-type="string">
            <text:p>_notic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smart_" calcext:value-type="string">
            <text:p>_smart_</text:p>
          </table:table-cell>
          <table:table-cell table:style-name="ce263" office:value-type="string" office:string-value="_rule_" calcext:value-type="string">
            <text:p>_rule_</text:p>
          </table:table-cell>
          <table:table-cell table:style-name="ce263" office:value-type="string" office:string-value="_wire_" calcext:value-type="string">
            <text:p>_wire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rack_" calcext:value-type="string">
            <text:p>_rack_</text:p>
          </table:table-cell>
          <table:table-cell table:style-name="ce263" office:value-type="string" office:string-value="_optimum_" calcext:value-type="string">
            <text:p>_optimum_</text:p>
          </table:table-cell>
          <table:table-cell table:style-name="ce263" office:value-type="string" office:string-value="_profile_" calcext:value-type="string">
            <text:p>_profile_</text:p>
          </table:table-cell>
          <table:table-cell table:style-name="ce263" office:value-type="string" office:string-value="_lazy_" calcext:value-type="string">
            <text:p>_lazy_</text:p>
          </table:table-cell>
          <table:table-cell table:style-name="ce263" office:value-type="string" office:string-value="_bind_" calcext:value-type="string">
            <text:p>_bind_</text:p>
          </table:table-cell>
          <table:table-cell table:style-name="ce263" office:value-type="string" office:string-value="_casual_" calcext:value-type="string">
            <text:p>_casual_</text:p>
          </table:table-cell>
          <table:table-cell table:style-name="ce263" office:value-type="string" office:string-value="_syntax_" calcext:value-type="string">
            <text:p>_syntax_</text:p>
          </table:table-cell>
          <table:table-cell table:style-name="ce263" office:value-type="string" office:string-value="_shop_" calcext:value-type="string">
            <text:p>_shop_</text:p>
          </table:table-cell>
          <table:table-cell table:style-name="ce263" office:value-type="string" office:string-value="_ocean_" calcext:value-type="string">
            <text:p>_ocean_</text:p>
          </table:table-cell>
          <table:table-cell table:style-name="ce263" office:value-type="string" office:string-value="_settle_" calcext:value-type="string">
            <text:p>_settle_</text:p>
          </table:table-cell>
          <table:table-cell table:style-name="ce263" office:value-type="string" office:string-value="_separate_" calcext:value-type="string">
            <text:p>_separate_</text:p>
          </table:table-cell>
          <table:table-cell table:style-name="ce263" office:value-type="string" office:string-value="_till_" calcext:value-type="string">
            <text:p>_till_</text:p>
          </table:table-cell>
          <table:table-cell table:style-name="ce263" office:value-type="string" office:string-value="_resemble_" calcext:value-type="string">
            <text:p>_resemble_</text:p>
          </table:table-cell>
          <table:table-cell table:style-name="ce263" office:value-type="string" office:string-value="_flat_" calcext:value-type="string">
            <text:p>_flat_</text:p>
          </table:table-cell>
          <table:table-cell table:style-name="ce263" office:value-type="string" office:string-value="_eclipse_" calcext:value-type="string">
            <text:p>_eclipse_</text:p>
          </table:table-cell>
          <table:table-cell table:style-name="ce263" office:value-type="string" office:string-value="_loyal_" calcext:value-type="string">
            <text:p>_loyal_</text:p>
          </table:table-cell>
          <table:table-cell table:style-name="ce263" office:value-type="string" office:string-value="_aerial_" calcext:value-type="string">
            <text:p>_aerial_</text:p>
          </table:table-cell>
          <table:table-cell table:style-name="ce263" office:value-type="string" office:string-value="_roam_" calcext:value-type="string">
            <text:p>_roam_</text:p>
          </table:table-cell>
          <table:table-cell table:style-name="ce263" office:value-type="string" office:string-value="_cyber_" calcext:value-type="string">
            <text:p>_cyber_</text:p>
          </table:table-cell>
          <table:table-cell table:style-name="ce263" office:value-type="string" office:string-value="_hierarchy_" calcext:value-type="string">
            <text:p>_hierarchy_</text:p>
          </table:table-cell>
          <table:table-cell table:style-name="ce263" office:value-type="string" office:string-value="_positive_" calcext:value-type="string">
            <text:p>_positive_</text:p>
          </table:table-cell>
          <table:table-cell table:style-name="ce263" office:value-type="string" office:string-value="_distinct_" calcext:value-type="string">
            <text:p>_distinct_</text:p>
          </table:table-cell>
          <table:table-cell table:style-name="ce263" office:value-type="string" office:string-value="_health_" calcext:value-type="string">
            <text:p>_health_</text:p>
          </table:table-cell>
          <table:table-cell table:style-name="ce263" office:value-type="string" office:string-value="_smooth_" calcext:value-type="string">
            <text:p>_smooth_</text:p>
          </table:table-cell>
          <table:table-cell table:style-name="ce263" office:value-type="string" office:string-value="_foil_" calcext:value-type="string">
            <text:p>_foil_</text:p>
          </table:table-cell>
          <table:table-cell table:style-name="ce263" office:value-type="string" office:string-value="_hot_" calcext:value-type="string">
            <text:p>_hot_</text:p>
          </table:table-cell>
          <table:table-cell table:style-name="ce263" office:value-type="string" office:string-value="_vertex_" calcext:value-type="string">
            <text:p>_vertex_</text:p>
          </table:table-cell>
          <table:table-cell table:style-name="ce263" office:value-type="string" office:string-value="_pond_" calcext:value-type="string">
            <text:p>_pond_</text:p>
          </table:table-cell>
          <table:table-cell table:style-name="ce263" office:value-type="string" office:string-value="_sell_" calcext:value-type="string">
            <text:p>_sell_</text:p>
          </table:table-cell>
          <table:table-cell table:style-name="ce263" office:value-type="string" office:string-value="_bear_" calcext:value-type="string">
            <text:p>_bear_</text:p>
          </table:table-cell>
          <table:table-cell table:style-name="ce263" office:value-type="string" office:string-value="_clear_" calcext:value-type="string">
            <text:p>_clear_</text:p>
          </table:table-cell>
          <table:table-cell table:style-name="ce263" office:value-type="string" office:string-value="_character_" calcext:value-type="string">
            <text:p>_character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60" office:value-type="string" office:string-value="_influence_" calcext:value-type="string">
            <text:p>_influence_</text:p>
          </table:table-cell>
          <table:table-cell table:style-name="ce263" office:value-type="string" office:string-value="_retrospect_" calcext:value-type="string">
            <text:p>_retrospect_</text:p>
          </table:table-cell>
          <table:table-cell table:style-name="ce263" office:value-type="string" office:string-value="_necessary_" calcext:value-type="string">
            <text:p>_necessary_</text:p>
          </table:table-cell>
          <table:table-cell table:style-name="ce263" office:value-type="string" office:string-value="_precise_" calcext:value-type="string">
            <text:p>_precise_</text:p>
          </table:table-cell>
          <table:table-cell table:style-name="ce263" office:value-type="string" office:string-value="_behaviour_" calcext:value-type="string">
            <text:p>_behaviour_</text:p>
          </table:table-cell>
          <table:table-cell table:style-name="ce263" office:value-type="string" office:string-value="_pale_" calcext:value-type="string">
            <text:p>_pale_</text:p>
          </table:table-cell>
          <table:table-cell table:style-name="ce263" office:value-type="string" office:string-value="_colleague_" calcext:value-type="string">
            <text:p>_colleague_</text:p>
          </table:table-cell>
          <table:table-cell table:style-name="ce263" office:value-type="string" office:string-value="_obvious_" calcext:value-type="string">
            <text:p>_obvious_</text:p>
          </table:table-cell>
          <table:table-cell table:style-name="ce263" office:value-type="string" office:string-value="_different_" calcext:value-type="string">
            <text:p>_different_</text:p>
          </table:table-cell>
          <table:table-cell table:style-name="ce263" office:value-type="string" office:string-value="_receipt_" calcext:value-type="string">
            <text:p>_receipt_</text:p>
          </table:table-cell>
          <table:table-cell table:style-name="ce263" office:value-type="string" office:string-value="_understand_" calcext:value-type="string">
            <text:p>_understand_</text:p>
          </table:table-cell>
          <table:table-cell table:style-name="ce263" office:value-type="string" office:string-value="_reply_" calcext:value-type="string">
            <text:p>_reply_</text:p>
          </table:table-cell>
          <table:table-cell table:style-name="ce263" office:value-type="string" office:string-value="_buy_" calcext:value-type="string">
            <text:p>_buy_</text:p>
          </table:table-cell>
          <table:table-cell table:style-name="ce263" office:value-type="string" office:string-value="_prototype_" calcext:value-type="string">
            <text:p>_prototype_</text:p>
          </table:table-cell>
          <table:table-cell table:style-name="ce263" office:value-type="string" office:string-value="_mystery_" calcext:value-type="string">
            <text:p>_mystery_</text:p>
          </table:table-cell>
          <table:table-cell table:style-name="ce263" office:value-type="string" office:string-value="_attract_" calcext:value-type="string">
            <text:p>_attract_</text:p>
          </table:table-cell>
          <table:table-cell table:style-name="ce263" office:value-type="string" office:string-value="_total_" calcext:value-type="string">
            <text:p>_total_</text:p>
          </table:table-cell>
          <table:table-cell table:style-name="ce263" office:value-type="string" office:string-value="_bother_" calcext:value-type="string">
            <text:p>_bother_</text:p>
          </table:table-cell>
          <table:table-cell table:style-name="ce263" office:value-type="string" office:string-value="_experiment_" calcext:value-type="string">
            <text:p>_experiment_</text:p>
          </table:table-cell>
          <table:table-cell table:style-name="ce263" office:value-type="string" office:string-value="_initial_" calcext:value-type="string">
            <text:p>_initial_</text:p>
          </table:table-cell>
          <table:table-cell table:style-name="ce263" office:value-type="string" office:string-value="_perceive_" calcext:value-type="string">
            <text:p>_perceive_</text:p>
          </table:table-cell>
          <table:table-cell table:style-name="ce263" office:value-type="string" office:string-value="_span_" calcext:value-type="string">
            <text:p>_span_</text:p>
          </table:table-cell>
          <table:table-cell table:style-name="ce263" office:value-type="string" office:string-value="_decay_" calcext:value-type="string">
            <text:p>_decay_</text:p>
          </table:table-cell>
          <table:table-cell table:style-name="ce263" office:value-type="string" office:string-value="_period_" calcext:value-type="string">
            <text:p>_period_</text:p>
          </table:table-cell>
          <table:table-cell table:style-name="ce263" office:value-type="string" office:string-value="_accent_" calcext:value-type="string">
            <text:p>_accent_</text:p>
          </table:table-cell>
          <table:table-cell table:style-name="ce263" office:value-type="string" office:string-value="_due_" calcext:value-type="string">
            <text:p>_due_</text:p>
          </table:table-cell>
          <table:table-cell table:style-name="ce263" office:value-type="string" office:string-value="_believe_" calcext:value-type="string">
            <text:p>_believe_</text:p>
          </table:table-cell>
          <table:table-cell table:style-name="ce263" office:value-type="string" office:string-value="_lid_" calcext:value-type="string">
            <text:p>_lid_</text:p>
          </table:table-cell>
          <table:table-cell table:style-name="ce263" office:value-type="string" office:string-value="_deal_" calcext:value-type="string">
            <text:p>_deal_</text:p>
          </table:table-cell>
          <table:table-cell table:style-name="ce263" office:value-type="string" office:string-value="_reach_" calcext:value-type="string">
            <text:p>_reach_</text:p>
          </table:table-cell>
          <table:table-cell table:style-name="ce263" office:value-type="string" office:string-value="_sponsor_" calcext:value-type="string">
            <text:p>_sponsor_</text:p>
          </table:table-cell>
          <table:table-cell table:style-name="ce263" office:value-type="string" office:string-value="_development_" calcext:value-type="string">
            <text:p>_development_</text:p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>
          <table:table-cell table:style-name="ce239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 office:value-type="float" office:value="0" calcext:value-type="float">
            <text:p/>
          </table:table-cell>
          <table:table-cell table:style-name="ce245"/>
          <table:table-cell table:number-columns-repeated="989"/>
        </table:table-row>
        <table:table-row table:style-name="ro5" table:number-rows-repeated="891">
          <table:table-cell table:style-name="ce239"/>
          <table:table-cell table:style-name="ce245" table:number-columns-repeated="34"/>
          <table:table-cell table:number-columns-repeated="989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2" table:style-name="ta19">
        <table:table-column table:style-name="co43" table:default-cell-style-name="Default"/>
        <table:table-column table:style-name="co44" table:number-columns-repeated="18" table:default-cell-style-name="Default"/>
        <table:table-column table:style-name="co11" table:number-columns-repeated="1005" table:default-cell-style-name="Default"/>
        <table:table-row table:style-name="ro7">
          <table:table-cell table:style-name="ce266"/>
          <table:table-cell table:style-name="ce266" office:value-type="float" office:value="1" calcext:value-type="float">
            <text:p>1</text:p>
          </table:table-cell>
          <table:table-cell table:style-name="ce266" office:value-type="float" office:value="2" calcext:value-type="float">
            <text:p>2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float" office:value="4" calcext:value-type="float">
            <text:p>4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6" calcext:value-type="float">
            <text:p>6</text:p>
          </table:table-cell>
          <table:table-cell table:style-name="ce266" office:value-type="float" office:value="7" calcext:value-type="float">
            <text:p>7</text:p>
          </table:table-cell>
          <table:table-cell table:style-name="ce266" office:value-type="float" office:value="8" calcext:value-type="float">
            <text:p>8</text:p>
          </table:table-cell>
          <table:table-cell table:style-name="ce266" office:value-type="float" office:value="9" calcext:value-type="float">
            <text:p>9</text:p>
          </table:table-cell>
          <table:table-cell table:style-name="ce266" office:value-type="float" office:value="10" calcext:value-type="float">
            <text:p>10</text:p>
          </table:table-cell>
          <table:table-cell table:style-name="ce266" office:value-type="float" office:value="11" calcext:value-type="float">
            <text:p>11</text:p>
          </table:table-cell>
          <table:table-cell table:style-name="ce266" office:value-type="float" office:value="12" calcext:value-type="float">
            <text:p>12</text:p>
          </table:table-cell>
          <table:table-cell table:style-name="ce266" office:value-type="float" office:value="13" calcext:value-type="float">
            <text:p>13</text:p>
          </table:table-cell>
          <table:table-cell table:style-name="ce266" office:value-type="float" office:value="14" calcext:value-type="float">
            <text:p>14</text:p>
          </table:table-cell>
          <table:table-cell table:style-name="ce266" office:value-type="float" office:value="15" calcext:value-type="float">
            <text:p>15</text:p>
          </table:table-cell>
          <table:table-cell table:style-name="ce266" office:value-type="float" office:value="16" calcext:value-type="float">
            <text:p>16</text:p>
          </table:table-cell>
          <table:table-cell table:style-name="ce266" table:number-columns-repeated="10"/>
          <table:table-cell table:number-columns-repeated="997"/>
        </table:table-row>
        <table:table-row table:style-name="ro5">
          <table:table-cell table:style-name="ce267" office:value-type="float" office:value="1" calcext:value-type="float">
            <text:p>1</text:p>
          </table:table-cell>
          <table:table-cell table:style-name="ce267" office:value-type="string" calcext:value-type="string">
            <text:p>Identify</text:p>
          </table:table-cell>
          <table:table-cell table:style-name="ce267" office:value-type="string" calcext:value-type="string">
            <text:p>Mineral</text:p>
          </table:table-cell>
          <table:table-cell table:style-name="ce267" office:value-type="string" calcext:value-type="string">
            <text:p>Allopathy</text:p>
          </table:table-cell>
          <table:table-cell table:style-name="ce267" office:value-type="string" calcext:value-type="string">
            <text:p>Music</text:p>
          </table:table-cell>
          <table:table-cell table:style-name="ce267" office:value-type="string" calcext:value-type="string">
            <text:p>Dubstep</text:p>
          </table:table-cell>
          <table:table-cell table:style-name="ce267" office:value-type="string" calcext:value-type="string">
            <text:p>Tea</text:p>
          </table:table-cell>
          <table:table-cell table:style-name="ce267" office:value-type="string" calcext:value-type="string">
            <text:p>Feast</text:p>
          </table:table-cell>
          <table:table-cell table:style-name="ce267" office:value-type="string" calcext:value-type="string">
            <text:p>Three</text:p>
          </table:table-cell>
          <table:table-cell table:style-name="ce267" office:value-type="string" calcext:value-type="string">
            <text:p>Candle</text:p>
          </table:table-cell>
          <table:table-cell table:style-name="ce267" office:value-type="string" calcext:value-type="string">
            <text:p>Trolley</text:p>
          </table:table-cell>
          <table:table-cell table:style-name="ce267" office:value-type="string" calcext:value-type="string">
            <text:p>Delay</text:p>
          </table:table-cell>
          <table:table-cell table:style-name="ce267" office:value-type="string" calcext:value-type="string">
            <text:p>Hybrid</text:p>
          </table:table-cell>
          <table:table-cell table:style-name="ce267" office:value-type="string" calcext:value-type="string">
            <text:p>Addition</text:p>
          </table:table-cell>
          <table:table-cell table:style-name="ce267" office:value-type="string" calcext:value-type="string">
            <text:p>Percent</text:p>
          </table:table-cell>
          <table:table-cell table:style-name="ce267" office:value-type="string" calcext:value-type="string">
            <text:p>Culture</text:p>
          </table:table-cell>
          <table:table-cell table:style-name="ce267" office:value-type="string" calcext:value-type="string">
            <text:p>Style</text:p>
          </table:table-cell>
          <table:table-cell table:style-name="ce267" office:value-type="string" calcext:value-type="string">
            <text:p>Cyber</text:p>
          </table:table-cell>
          <table:table-cell table:style-name="ce267" office:value-type="string" calcext:value-type="string">
            <text:p>Ground</text:p>
          </table:table-cell>
          <table:table-cell table:style-name="ce267" table:number-columns-repeated="8"/>
          <table:table-cell table:number-columns-repeated="997"/>
        </table:table-row>
        <table:table-row table:style-name="ro5">
          <table:table-cell table:style-name="ce267" office:value-type="float" office:value="2" calcext:value-type="float">
            <text:p>2</text:p>
          </table:table-cell>
          <table:table-cell table:style-name="ce267" office:value-type="string" calcext:value-type="string">
            <text:p>how</text:p>
          </table:table-cell>
          <table:table-cell table:style-name="ce267" office:value-type="string" calcext:value-type="string">
            <text:p>Biotic</text:p>
          </table:table-cell>
          <table:table-cell table:style-name="ce267" office:value-type="string" calcext:value-type="string">
            <text:p>Chemotherapy</text:p>
          </table:table-cell>
          <table:table-cell table:style-name="ce267" office:value-type="string" calcext:value-type="string">
            <text:p>Movie</text:p>
          </table:table-cell>
          <table:table-cell table:style-name="ce267" office:value-type="string" calcext:value-type="string">
            <text:p>Fiction</text:p>
          </table:table-cell>
          <table:table-cell table:style-name="ce267" office:value-type="string" calcext:value-type="string">
            <text:p>Coffee</text:p>
          </table:table-cell>
          <table:table-cell table:style-name="ce267" office:value-type="string" calcext:value-type="string">
            <text:p>Tiffin</text:p>
          </table:table-cell>
          <table:table-cell table:style-name="ce267" office:value-type="string" calcext:value-type="string">
            <text:p>Six</text:p>
          </table:table-cell>
          <table:table-cell table:style-name="ce267" office:value-type="string" calcext:value-type="string">
            <text:p>Guide</text:p>
          </table:table-cell>
          <table:table-cell table:style-name="ce267" office:value-type="string" calcext:value-type="string">
            <text:p>Cook</text:p>
          </table:table-cell>
          <table:table-cell table:style-name="ce267" office:value-type="string" calcext:value-type="string">
            <text:p>Line</text:p>
          </table:table-cell>
          <table:table-cell table:style-name="ce267" office:value-type="string" calcext:value-type="string">
            <text:p>List</text:p>
          </table:table-cell>
          <table:table-cell table:style-name="ce267" office:value-type="string" calcext:value-type="string">
            <text:p>Tree</text:p>
          </table:table-cell>
          <table:table-cell table:style-name="ce267" office:value-type="string" calcext:value-type="string">
            <text:p>Opacity</text:p>
          </table:table-cell>
          <table:table-cell table:style-name="ce267" office:value-type="string" calcext:value-type="string">
            <text:p>Require</text:p>
          </table:table-cell>
          <table:table-cell table:style-name="ce267" office:value-type="string" calcext:value-type="string">
            <text:p>Fuse</text:p>
          </table:table-cell>
          <table:table-cell table:style-name="ce267" table:number-columns-repeated="10"/>
          <table:table-cell table:number-columns-repeated="997"/>
        </table:table-row>
        <table:table-row table:style-name="ro5">
          <table:table-cell table:style-name="ce267" office:value-type="float" office:value="3" calcext:value-type="float">
            <text:p>3</text:p>
          </table:table-cell>
          <table:table-cell table:style-name="ce267" office:value-type="string" calcext:value-type="string">
            <text:p>I</text:p>
          </table:table-cell>
          <table:table-cell table:style-name="ce267" office:value-type="string" calcext:value-type="string">
            <text:p>Think</text:p>
          </table:table-cell>
          <table:table-cell table:style-name="ce267" office:value-type="string" calcext:value-type="string">
            <text:p>Ayurvedic</text:p>
          </table:table-cell>
          <table:table-cell table:style-name="ce267" office:value-type="string" calcext:value-type="string">
            <text:p>Tutorial</text:p>
          </table:table-cell>
          <table:table-cell table:style-name="ce267" office:value-type="string" calcext:value-type="string">
            <text:p>Internet</text:p>
          </table:table-cell>
          <table:table-cell table:style-name="ce267" office:value-type="string" calcext:value-type="string">
            <text:p>Snack</text:p>
          </table:table-cell>
          <table:table-cell table:style-name="ce267" office:value-type="string" calcext:value-type="string">
            <text:p>School</text:p>
          </table:table-cell>
          <table:table-cell table:style-name="ce267" office:value-type="string" calcext:value-type="string">
            <text:p>Nine</text:p>
          </table:table-cell>
          <table:table-cell table:style-name="ce267" office:value-type="string" calcext:value-type="string">
            <text:p>Breeze</text:p>
          </table:table-cell>
          <table:table-cell table:style-name="ce267" office:value-type="string" calcext:value-type="string">
            <text:p>Leather</text:p>
          </table:table-cell>
          <table:table-cell table:style-name="ce267" office:value-type="string" calcext:value-type="string">
            <text:p>Strap</text:p>
          </table:table-cell>
          <table:table-cell table:style-name="ce267" office:value-type="string" calcext:value-type="string">
            <text:p>Property</text:p>
          </table:table-cell>
          <table:table-cell table:style-name="ce267" office:value-type="string" calcext:value-type="string">
            <text:p>Flower</text:p>
          </table:table-cell>
          <table:table-cell table:style-name="ce267" office:value-type="string" calcext:value-type="string">
            <text:p>Colour</text:p>
          </table:table-cell>
          <table:table-cell table:style-name="ce267" office:value-type="string" calcext:value-type="string">
            <text:p>Service</text:p>
          </table:table-cell>
          <table:table-cell table:style-name="ce267" office:value-type="string" calcext:value-type="string">
            <text:p>Day</text:p>
          </table:table-cell>
          <table:table-cell table:style-name="ce267" table:number-columns-repeated="10"/>
          <table:table-cell table:number-columns-repeated="997"/>
        </table:table-row>
        <table:table-row table:style-name="ro5">
          <table:table-cell table:style-name="ce267" office:value-type="float" office:value="4" calcext:value-type="float">
            <text:p>4</text:p>
          </table:table-cell>
          <table:table-cell table:style-name="ce267" office:value-type="string" calcext:value-type="string">
            <text:p>spend</text:p>
          </table:table-cell>
          <table:table-cell table:style-name="ce267" office:value-type="string" calcext:value-type="string">
            <text:p>Ready</text:p>
          </table:table-cell>
          <table:table-cell table:style-name="ce267" office:value-type="string" calcext:value-type="string">
            <text:p>Homeopathy</text:p>
          </table:table-cell>
          <table:table-cell table:style-name="ce267" office:value-type="string" calcext:value-type="string">
            <text:p>Build</text:p>
          </table:table-cell>
          <table:table-cell table:style-name="ce267" office:value-type="string" calcext:value-type="string">
            <text:p>Origami</text:p>
          </table:table-cell>
          <table:table-cell table:style-name="ce267" office:value-type="string" calcext:value-type="string">
            <text:p>Sweet</text:p>
          </table:table-cell>
          <table:table-cell table:style-name="ce267" office:value-type="string" calcext:value-type="string">
            <text:p>Worship</text:p>
          </table:table-cell>
          <table:table-cell table:style-name="ce267" office:value-type="string" calcext:value-type="string">
            <text:p>Twelve</text:p>
          </table:table-cell>
          <table:table-cell table:style-name="ce267" office:value-type="string" calcext:value-type="string">
            <text:p>Shop</text:p>
          </table:table-cell>
          <table:table-cell table:style-name="ce267" office:value-type="string" calcext:value-type="string">
            <text:p>Stock</text:p>
          </table:table-cell>
          <table:table-cell table:style-name="ce267" office:value-type="string" calcext:value-type="string">
            <text:p>Label</text:p>
          </table:table-cell>
          <table:table-cell table:style-name="ce267" office:value-type="string" calcext:value-type="string">
            <text:p>Subtle</text:p>
          </table:table-cell>
          <table:table-cell table:style-name="ce267" office:value-type="string" calcext:value-type="string">
            <text:p>Hold</text:p>
          </table:table-cell>
          <table:table-cell table:style-name="ce267" office:value-type="string" calcext:value-type="string">
            <text:p>Ignite</text:p>
          </table:table-cell>
          <table:table-cell table:style-name="ce267" office:value-type="string" calcext:value-type="string">
            <text:p>Host</text:p>
          </table:table-cell>
          <table:table-cell table:style-name="ce267" office:value-type="string" calcext:value-type="string">
            <text:p>Spot</text:p>
          </table:table-cell>
          <table:table-cell table:style-name="ce267" office:value-type="string" calcext:value-type="string">
            <text:p>Face</text:p>
          </table:table-cell>
          <table:table-cell table:style-name="ce267" office:value-type="string" calcext:value-type="string">
            <text:p>Moist</text:p>
          </table:table-cell>
          <table:table-cell table:style-name="ce267" table:number-columns-repeated="8"/>
          <table:table-cell table:number-columns-repeated="997"/>
        </table:table-row>
        <table:table-row table:style-name="ro5">
          <table:table-cell table:style-name="ce267" office:value-type="float" office:value="5" calcext:value-type="float">
            <text:p>5</text:p>
          </table:table-cell>
          <table:table-cell table:style-name="ce267" office:value-type="string" calcext:value-type="string">
            <text:p>my</text:p>
          </table:table-cell>
          <table:table-cell table:style-name="ce267" office:value-type="string" calcext:value-type="string">
            <text:p>Powder</text:p>
          </table:table-cell>
          <table:table-cell table:style-name="ce267" office:value-type="string" calcext:value-type="string">
            <text:p>Acupuncture</text:p>
          </table:table-cell>
          <table:table-cell table:style-name="ce267" office:value-type="string" calcext:value-type="string">
            <text:p>Eat</text:p>
          </table:table-cell>
          <table:table-cell table:style-name="ce267" office:value-type="string" calcext:value-type="string">
            <text:p>Bread</text:p>
          </table:table-cell>
          <table:table-cell table:style-name="ce267" office:value-type="string" calcext:value-type="string">
            <text:p>Nut</text:p>
          </table:table-cell>
          <table:table-cell table:style-name="ce267" office:value-type="string" calcext:value-type="string">
            <text:p>Connect</text:p>
          </table:table-cell>
          <table:table-cell table:style-name="ce267" office:value-type="string" calcext:value-type="string">
            <text:p>Fifteen</text:p>
          </table:table-cell>
          <table:table-cell table:style-name="ce267" office:value-type="string" calcext:value-type="string">
            <text:p>Door</text:p>
          </table:table-cell>
          <table:table-cell table:style-name="ce267" table:number-columns-repeated="17"/>
          <table:table-cell table:number-columns-repeated="997"/>
        </table:table-row>
        <table:table-row table:style-name="ro5">
          <table:table-cell table:style-name="ce267" office:value-type="float" office:value="6" calcext:value-type="float">
            <text:p>6</text:p>
          </table:table-cell>
          <table:table-cell table:style-name="ce267" office:value-type="string" calcext:value-type="string">
            <text:p>fashion</text:p>
          </table:table-cell>
          <table:table-cell table:style-name="ce267" office:value-type="string" calcext:value-type="string">
            <text:p>Chocolate</text:p>
          </table:table-cell>
          <table:table-cell table:style-name="ce267" office:value-type="string" calcext:value-type="string">
            <text:p>Travel</text:p>
          </table:table-cell>
          <table:table-cell table:style-name="ce267" office:value-type="string" calcext:value-type="string">
            <text:p>Fix</text:p>
          </table:table-cell>
          <table:table-cell table:style-name="ce267" office:value-type="string" calcext:value-type="string">
            <text:p>Pen</text:p>
          </table:table-cell>
          <table:table-cell table:style-name="ce267" office:value-type="string" calcext:value-type="string">
            <text:p>Fry</text:p>
          </table:table-cell>
          <table:table-cell table:style-name="ce267" office:value-type="string" calcext:value-type="string">
            <text:p>Marry</text:p>
          </table:table-cell>
          <table:table-cell table:style-name="ce267" office:value-type="string" calcext:value-type="string">
            <text:p>Eighteen</text:p>
          </table:table-cell>
          <table:table-cell table:style-name="ce267" office:value-type="string" calcext:value-type="string">
            <text:p>Fact</text:p>
          </table:table-cell>
          <table:table-cell table:style-name="ce267" table:number-columns-repeated="17"/>
          <table:table-cell table:number-columns-repeated="997"/>
        </table:table-row>
        <table:table-row table:style-name="ro5">
          <table:table-cell table:style-name="ce267" office:value-type="float" office:value="7" calcext:value-type="float">
            <text:p>7</text:p>
          </table:table-cell>
          <table:table-cell table:style-name="ce267" office:value-type="string" calcext:value-type="string">
            <text:p>choice;</text:p>
          </table:table-cell>
          <table:table-cell table:style-name="ce267" office:value-type="string" calcext:value-type="string">
            <text:p>Pulse</text:p>
          </table:table-cell>
          <table:table-cell table:style-name="ce267" office:value-type="string" calcext:value-type="string">
            <text:p>Wash</text:p>
          </table:table-cell>
          <table:table-cell table:style-name="ce267" office:value-type="string" calcext:value-type="string">
            <text:p>Shampoo</text:p>
          </table:table-cell>
          <table:table-cell table:style-name="ce267" office:value-type="string" calcext:value-type="string">
            <text:p>Silk</text:p>
          </table:table-cell>
          <table:table-cell table:style-name="ce267" office:value-type="string" calcext:value-type="string">
            <text:p>Watermelon</text:p>
          </table:table-cell>
          <table:table-cell table:style-name="ce267" office:value-type="string" calcext:value-type="string">
            <text:p>Light</text:p>
          </table:table-cell>
          <table:table-cell table:style-name="ce267" office:value-type="string" calcext:value-type="string">
            <text:p>Twenty-One</text:p>
          </table:table-cell>
          <table:table-cell table:style-name="ce267" office:value-type="string" calcext:value-type="string">
            <text:p>Post</text:p>
          </table:table-cell>
          <table:table-cell table:style-name="ce267" table:number-columns-repeated="17"/>
          <table:table-cell table:number-columns-repeated="997"/>
        </table:table-row>
        <table:table-row table:style-name="ro5">
          <table:table-cell table:style-name="ce267" office:value-type="float" office:value="8" calcext:value-type="float">
            <text:p>8</text:p>
          </table:table-cell>
          <table:table-cell table:style-name="ce267" office:value-type="string" calcext:value-type="string">
            <text:p>just</text:p>
          </table:table-cell>
          <table:table-cell table:style-name="ce267" office:value-type="string" calcext:value-type="string">
            <text:p>Fan</text:p>
          </table:table-cell>
          <table:table-cell table:style-name="ce267" office:value-type="string" calcext:value-type="string">
            <text:p>Cream</text:p>
          </table:table-cell>
          <table:table-cell table:style-name="ce267" office:value-type="string" calcext:value-type="string">
            <text:p>Beauty</text:p>
          </table:table-cell>
          <table:table-cell table:style-name="ce267" office:value-type="string" calcext:value-type="string">
            <text:p>Tongue</text:p>
          </table:table-cell>
          <table:table-cell table:style-name="ce267" office:value-type="string" calcext:value-type="string">
            <text:p>Rice</text:p>
          </table:table-cell>
          <table:table-cell table:style-name="ce267" office:value-type="string" calcext:value-type="string">
            <text:p>Auto</text:p>
          </table:table-cell>
          <table:table-cell table:style-name="ce267" office:value-type="string" calcext:value-type="string">
            <text:p>Twenty-Four</text:p>
          </table:table-cell>
          <table:table-cell table:style-name="ce267" office:value-type="string" calcext:value-type="string">
            <text:p>Friend</text:p>
          </table:table-cell>
          <table:table-cell table:style-name="ce267" table:number-columns-repeated="17"/>
          <table:table-cell table:number-columns-repeated="997"/>
        </table:table-row>
        <table:table-row table:style-name="ro5">
          <table:table-cell table:style-name="ce267" office:value-type="float" office:value="9" calcext:value-type="float">
            <text:p>9</text:p>
          </table:table-cell>
          <table:table-cell table:style-name="ce267" office:value-type="string" calcext:value-type="string">
            <text:p>prioritize</text:p>
          </table:table-cell>
          <table:table-cell table:style-name="ce267" office:value-type="string" calcext:value-type="string">
            <text:p>Boil</text:p>
          </table:table-cell>
          <table:table-cell table:style-name="ce267" office:value-type="string" calcext:value-type="string">
            <text:p>Habit</text:p>
          </table:table-cell>
          <table:table-cell table:style-name="ce267" office:value-type="string" calcext:value-type="string">
            <text:p>Stick</text:p>
          </table:table-cell>
          <table:table-cell table:style-name="ce267" office:value-type="string" calcext:value-type="string">
            <text:p>Share</text:p>
          </table:table-cell>
          <table:table-cell table:style-name="ce267" office:value-type="string" calcext:value-type="string">
            <text:p>Noodle</text:p>
          </table:table-cell>
          <table:table-cell table:style-name="ce267" office:value-type="string" calcext:value-type="string">
            <text:p>Dress</text:p>
          </table:table-cell>
          <table:table-cell table:style-name="ce267" office:value-type="string" calcext:value-type="string">
            <text:p>One</text:p>
          </table:table-cell>
          <table:table-cell table:style-name="ce267" office:value-type="string" calcext:value-type="string">
            <text:p>Chain</text:p>
          </table:table-cell>
          <table:table-cell table:style-name="ce267" table:number-columns-repeated="17"/>
          <table:table-cell table:number-columns-repeated="997"/>
        </table:table-row>
        <table:table-row table:style-name="ro5">
          <table:table-cell table:style-name="ce267" office:value-type="float" office:value="10" calcext:value-type="float">
            <text:p>10</text:p>
          </table:table-cell>
          <table:table-cell table:style-name="ce267" office:value-type="string" calcext:value-type="string">
            <text:p>patience</text:p>
          </table:table-cell>
          <table:table-cell table:style-name="ce267" office:value-type="string" calcext:value-type="string">
            <text:p>Shell</text:p>
          </table:table-cell>
          <table:table-cell table:style-name="ce267" office:value-type="string" calcext:value-type="string">
            <text:p>Product</text:p>
          </table:table-cell>
          <table:table-cell table:style-name="ce267" office:value-type="string" calcext:value-type="string">
            <text:p>Base</text:p>
          </table:table-cell>
          <table:table-cell table:style-name="ce267" office:value-type="string" calcext:value-type="string">
            <text:p>Square</text:p>
          </table:table-cell>
          <table:table-cell table:style-name="ce267" office:value-type="string" calcext:value-type="string">
            <text:p>Check</text:p>
          </table:table-cell>
          <table:table-cell table:style-name="ce267" office:value-type="string" calcext:value-type="string">
            <text:p>Now</text:p>
          </table:table-cell>
          <table:table-cell table:style-name="ce267" office:value-type="string" calcext:value-type="string">
            <text:p>Four</text:p>
          </table:table-cell>
          <table:table-cell table:style-name="ce267" office:value-type="string" calcext:value-type="string">
            <text:p>Shade</text:p>
          </table:table-cell>
          <table:table-cell table:style-name="ce267" office:value-type="string" calcext:value-type="string">
            <text:p>Journey</text:p>
          </table:table-cell>
          <table:table-cell table:style-name="ce267" office:value-type="string" calcext:value-type="string">
            <text:p>Street</text:p>
          </table:table-cell>
          <table:table-cell table:style-name="ce267" office:value-type="string" calcext:value-type="string">
            <text:p>Network</text:p>
          </table:table-cell>
          <table:table-cell table:style-name="ce267" office:value-type="string" calcext:value-type="string">
            <text:p>Count</text:p>
          </table:table-cell>
          <table:table-cell table:style-name="ce267" office:value-type="string" calcext:value-type="string">
            <text:p>Unit</text:p>
          </table:table-cell>
          <table:table-cell table:style-name="ce267" office:value-type="string" calcext:value-type="string">
            <text:p>Work</text:p>
          </table:table-cell>
          <table:table-cell table:style-name="ce267" office:value-type="string" calcext:value-type="string">
            <text:p>Book</text:p>
          </table:table-cell>
          <table:table-cell table:style-name="ce267" office:value-type="string" calcext:value-type="string">
            <text:p>Age</text:p>
          </table:table-cell>
          <table:table-cell table:style-name="ce267" office:value-type="string" calcext:value-type="string">
            <text:p>Reflect</text:p>
          </table:table-cell>
          <table:table-cell table:style-name="ce267" table:number-columns-repeated="8"/>
          <table:table-cell table:number-columns-repeated="997"/>
        </table:table-row>
        <table:table-row table:style-name="ro5">
          <table:table-cell table:style-name="ce267" office:value-type="float" office:value="11" calcext:value-type="float">
            <text:p>11</text:p>
          </table:table-cell>
          <table:table-cell table:style-name="ce267" office:value-type="string" calcext:value-type="string">
            <text:p>daily</text:p>
          </table:table-cell>
          <table:table-cell table:style-name="ce267" office:value-type="string" calcext:value-type="string">
            <text:p>Number</text:p>
          </table:table-cell>
          <table:table-cell table:style-name="ce267" office:value-type="string" calcext:value-type="string">
            <text:p>Constant</text:p>
          </table:table-cell>
          <table:table-cell table:style-name="ce267" office:value-type="string" calcext:value-type="string">
            <text:p>Game</text:p>
          </table:table-cell>
          <table:table-cell table:style-name="ce267" office:value-type="string" calcext:value-type="string">
            <text:p>Print</text:p>
          </table:table-cell>
          <table:table-cell table:style-name="ce267" office:value-type="string" calcext:value-type="string">
            <text:p>Table</text:p>
          </table:table-cell>
          <table:table-cell table:style-name="ce267" office:value-type="string" calcext:value-type="string">
            <text:p>Band</text:p>
          </table:table-cell>
          <table:table-cell table:style-name="ce267" office:value-type="string" calcext:value-type="string">
            <text:p>Seven</text:p>
          </table:table-cell>
          <table:table-cell table:style-name="ce267" office:value-type="string" calcext:value-type="string">
            <text:p>Oil</text:p>
          </table:table-cell>
          <table:table-cell table:style-name="ce267" office:value-type="string" calcext:value-type="string">
            <text:p>Park</text:p>
          </table:table-cell>
          <table:table-cell table:style-name="ce267" office:value-type="string" calcext:value-type="string">
            <text:p>Pool</text:p>
          </table:table-cell>
          <table:table-cell table:style-name="ce267" office:value-type="string" calcext:value-type="string">
            <text:p>Cloud</text:p>
          </table:table-cell>
          <table:table-cell table:style-name="ce267" office:value-type="string" calcext:value-type="string">
            <text:p>Clock</text:p>
          </table:table-cell>
          <table:table-cell table:style-name="ce267" office:value-type="string" calcext:value-type="string">
            <text:p>Second</text:p>
          </table:table-cell>
          <table:table-cell table:style-name="ce267" office:value-type="string" calcext:value-type="string">
            <text:p>Promote</text:p>
          </table:table-cell>
          <table:table-cell table:style-name="ce267" office:value-type="string" calcext:value-type="string">
            <text:p>Joint</text:p>
          </table:table-cell>
          <table:table-cell table:style-name="ce267" table:number-columns-repeated="10"/>
          <table:table-cell table:number-columns-repeated="997"/>
        </table:table-row>
        <table:table-row table:style-name="ro5">
          <table:table-cell table:style-name="ce267" office:value-type="float" office:value="12" calcext:value-type="float">
            <text:p>12</text:p>
          </table:table-cell>
          <table:table-cell table:style-name="ce267" office:value-type="string" calcext:value-type="string">
            <text:p>usage</text:p>
          </table:table-cell>
          <table:table-cell table:style-name="ce267" office:value-type="string" calcext:value-type="string">
            <text:p>Report</text:p>
          </table:table-cell>
          <table:table-cell table:style-name="ce267" office:value-type="string" calcext:value-type="string">
            <text:p>Calendar</text:p>
          </table:table-cell>
          <table:table-cell table:style-name="ce267" office:value-type="string" calcext:value-type="string">
            <text:p>Grid</text:p>
          </table:table-cell>
          <table:table-cell table:style-name="ce267" office:value-type="string" calcext:value-type="string">
            <text:p>Cup</text:p>
          </table:table-cell>
          <table:table-cell table:style-name="ce267" office:value-type="string" calcext:value-type="string">
            <text:p>Potato</text:p>
          </table:table-cell>
          <table:table-cell table:style-name="ce267" office:value-type="string" calcext:value-type="string">
            <text:p>Policy</text:p>
          </table:table-cell>
          <table:table-cell table:style-name="ce267" office:value-type="string" calcext:value-type="string">
            <text:p>Ten</text:p>
          </table:table-cell>
          <table:table-cell table:style-name="ce267" office:value-type="string" calcext:value-type="string">
            <text:p>Interest</text:p>
          </table:table-cell>
          <table:table-cell table:style-name="ce267" office:value-type="string" calcext:value-type="string">
            <text:p>Flight</text:p>
          </table:table-cell>
          <table:table-cell table:style-name="ce267" office:value-type="string" calcext:value-type="string">
            <text:p>Amplitude</text:p>
          </table:table-cell>
          <table:table-cell table:style-name="ce267" office:value-type="string" calcext:value-type="string">
            <text:p>System</text:p>
          </table:table-cell>
          <table:table-cell table:style-name="ce267" office:value-type="string" calcext:value-type="string">
            <text:p>Open</text:p>
          </table:table-cell>
          <table:table-cell table:style-name="ce267" office:value-type="string" calcext:value-type="string">
            <text:p>Jacket</text:p>
          </table:table-cell>
          <table:table-cell table:style-name="ce267" office:value-type="string" calcext:value-type="string">
            <text:p>Card</text:p>
          </table:table-cell>
          <table:table-cell table:style-name="ce267" office:value-type="string" calcext:value-type="string">
            <text:p>Like</text:p>
          </table:table-cell>
          <table:table-cell table:style-name="ce267" table:number-columns-repeated="10"/>
          <table:table-cell table:number-columns-repeated="997"/>
        </table:table-row>
        <table:table-row table:style-name="ro5">
          <table:table-cell table:style-name="ce267" office:value-type="float" office:value="13" calcext:value-type="float">
            <text:p>13</text:p>
          </table:table-cell>
          <table:table-cell table:style-name="ce267" office:value-type="string" calcext:value-type="string">
            <text:p>language</text:p>
          </table:table-cell>
          <table:table-cell table:style-name="ce267" office:value-type="string" calcext:value-type="string">
            <text:p>Attach</text:p>
          </table:table-cell>
          <table:table-cell table:style-name="ce267" office:value-type="string" calcext:value-type="string">
            <text:p>Receipt</text:p>
          </table:table-cell>
          <table:table-cell table:style-name="ce267" office:value-type="string" calcext:value-type="string">
            <text:p>Paste</text:p>
          </table:table-cell>
          <table:table-cell table:style-name="ce267" office:value-type="string" calcext:value-type="string">
            <text:p>Paper</text:p>
          </table:table-cell>
          <table:table-cell table:style-name="ce267" office:value-type="string" calcext:value-type="string">
            <text:p>Biscuit</text:p>
          </table:table-cell>
          <table:table-cell table:style-name="ce267" office:value-type="string" calcext:value-type="string">
            <text:p>Sentence</text:p>
          </table:table-cell>
          <table:table-cell table:style-name="ce267" office:value-type="string" calcext:value-type="string">
            <text:p>Thirteen</text:p>
          </table:table-cell>
          <table:table-cell table:style-name="ce267" office:value-type="string" calcext:value-type="string">
            <text:p>Bottle</text:p>
          </table:table-cell>
          <table:table-cell table:style-name="ce267" office:value-type="string" calcext:value-type="string">
            <text:p>Wire</text:p>
          </table:table-cell>
          <table:table-cell table:style-name="ce267" office:value-type="string" calcext:value-type="string">
            <text:p>Team</text:p>
          </table:table-cell>
          <table:table-cell table:style-name="ce267" office:value-type="string" calcext:value-type="string">
            <text:p>String</text:p>
          </table:table-cell>
          <table:table-cell table:style-name="ce267" office:value-type="string" calcext:value-type="string">
            <text:p>Blank</text:p>
          </table:table-cell>
          <table:table-cell table:style-name="ce267" office:value-type="string" calcext:value-type="string">
            <text:p>Theme</text:p>
          </table:table-cell>
          <table:table-cell table:style-name="ce267" office:value-type="string" calcext:value-type="string">
            <text:p>Entrance</text:p>
          </table:table-cell>
          <table:table-cell table:style-name="ce267" office:value-type="string" calcext:value-type="string">
            <text:p>Capital</text:p>
          </table:table-cell>
          <table:table-cell table:style-name="ce267" table:number-columns-repeated="10"/>
          <table:table-cell table:number-columns-repeated="997"/>
        </table:table-row>
        <table:table-row table:style-name="ro5">
          <table:table-cell table:style-name="ce267" office:value-type="float" office:value="14" calcext:value-type="float">
            <text:p>14</text:p>
          </table:table-cell>
          <table:table-cell table:style-name="ce267" office:value-type="string" calcext:value-type="string">
            <text:p>for</text:p>
          </table:table-cell>
          <table:table-cell table:style-name="ce267" office:value-type="string" calcext:value-type="string">
            <text:p>Chant</text:p>
          </table:table-cell>
          <table:table-cell table:style-name="ce267" office:value-type="string" calcext:value-type="string">
            <text:p>Grocery</text:p>
          </table:table-cell>
          <table:table-cell table:style-name="ce267" office:value-type="string" calcext:value-type="string">
            <text:p>Target</text:p>
          </table:table-cell>
          <table:table-cell table:style-name="ce267" office:value-type="string" calcext:value-type="string">
            <text:p>Spray</text:p>
          </table:table-cell>
          <table:table-cell table:style-name="ce267" office:value-type="string" calcext:value-type="string">
            <text:p>Life</text:p>
          </table:table-cell>
          <table:table-cell table:style-name="ce267" office:value-type="string" calcext:value-type="string">
            <text:p>Relative</text:p>
          </table:table-cell>
          <table:table-cell table:style-name="ce267" office:value-type="string" calcext:value-type="string">
            <text:p>Sixteen</text:p>
          </table:table-cell>
          <table:table-cell table:style-name="ce268" office:value-type="string" calcext:value-type="string">
            <text:p>Chorus</text:p>
          </table:table-cell>
          <table:table-cell table:style-name="ce267" office:value-type="string" calcext:value-type="string">
            <text:p>Granite</text:p>
          </table:table-cell>
          <table:table-cell table:style-name="ce267" office:value-type="string" calcext:value-type="string">
            <text:p>Bubble</text:p>
          </table:table-cell>
          <table:table-cell table:style-name="ce267" office:value-type="string" calcext:value-type="string">
            <text:p>Optimum</text:p>
          </table:table-cell>
          <table:table-cell table:style-name="ce267" office:value-type="string" calcext:value-type="string">
            <text:p>Hit</text:p>
          </table:table-cell>
          <table:table-cell table:style-name="ce267" office:value-type="string" calcext:value-type="string">
            <text:p>Layer</text:p>
          </table:table-cell>
          <table:table-cell table:style-name="ce267" office:value-type="string" calcext:value-type="string">
            <text:p>Patent</text:p>
          </table:table-cell>
          <table:table-cell table:style-name="ce267" office:value-type="string" calcext:value-type="string">
            <text:p>Weather</text:p>
          </table:table-cell>
          <table:table-cell table:style-name="ce267" office:value-type="string" calcext:value-type="string">
            <text:p>Split</text:p>
          </table:table-cell>
          <table:table-cell table:style-name="ce267" office:value-type="string" calcext:value-type="string">
            <text:p>Candid</text:p>
          </table:table-cell>
          <table:table-cell table:style-name="ce267" table:number-columns-repeated="8"/>
          <table:table-cell table:number-columns-repeated="997"/>
        </table:table-row>
        <table:table-row table:style-name="ro5">
          <table:table-cell table:style-name="ce267" office:value-type="float" office:value="15" calcext:value-type="float">
            <text:p>15</text:p>
          </table:table-cell>
          <table:table-cell table:style-name="ce267" office:value-type="string" calcext:value-type="string">
            <text:p>communication </text:p>
          </table:table-cell>
          <table:table-cell table:style-name="ce267" office:value-type="string" calcext:value-type="string">
            <text:p>Celebration</text:p>
          </table:table-cell>
          <table:table-cell table:style-name="ce267" office:value-type="string" calcext:value-type="string">
            <text:p>Study</text:p>
          </table:table-cell>
          <table:table-cell table:style-name="ce267" office:value-type="string" calcext:value-type="string">
            <text:p>Skip</text:p>
          </table:table-cell>
          <table:table-cell table:style-name="ce267" office:value-type="string" calcext:value-type="string">
            <text:p>All</text:p>
          </table:table-cell>
          <table:table-cell table:style-name="ce267" office:value-type="string" calcext:value-type="string">
            <text:p>Taste</text:p>
          </table:table-cell>
          <table:table-cell table:style-name="ce267" office:value-type="string" calcext:value-type="string">
            <text:p>Cabin</text:p>
          </table:table-cell>
          <table:table-cell table:style-name="ce267" office:value-type="string" calcext:value-type="string">
            <text:p>Nineteen</text:p>
          </table:table-cell>
          <table:table-cell table:style-name="ce267" office:value-type="string" calcext:value-type="string">
            <text:p>Cross</text:p>
          </table:table-cell>
          <table:table-cell table:style-name="ce267" office:value-type="string" calcext:value-type="string">
            <text:p>Fire</text:p>
          </table:table-cell>
          <table:table-cell table:style-name="ce267" office:value-type="string" calcext:value-type="string">
            <text:p>Equilibrium</text:p>
          </table:table-cell>
          <table:table-cell table:style-name="ce267" office:value-type="string" calcext:value-type="string">
            <text:p>Lotion</text:p>
          </table:table-cell>
          <table:table-cell table:style-name="ce267" office:value-type="string" calcext:value-type="string">
            <text:p>Direct</text:p>
          </table:table-cell>
          <table:table-cell table:style-name="ce267" office:value-type="string" calcext:value-type="string">
            <text:p>Hide</text:p>
          </table:table-cell>
          <table:table-cell table:style-name="ce267" office:value-type="string" calcext:value-type="string">
            <text:p>Self</text:p>
          </table:table-cell>
          <table:table-cell table:style-name="ce267" office:value-type="string" calcext:value-type="string">
            <text:p>Prism</text:p>
          </table:table-cell>
          <table:table-cell table:style-name="ce267" table:number-columns-repeated="10"/>
          <table:table-cell table:number-columns-repeated="997"/>
        </table:table-row>
        <table:table-row table:style-name="ro5">
          <table:table-cell table:style-name="ce267" office:value-type="float" office:value="16" calcext:value-type="float">
            <text:p>16</text:p>
          </table:table-cell>
          <table:table-cell table:style-name="ce267" office:value-type="string" calcext:value-type="string">
            <text:p>channel.</text:p>
          </table:table-cell>
          <table:table-cell table:style-name="ce267" office:value-type="string" calcext:value-type="string">
            <text:p>Seek</text:p>
          </table:table-cell>
          <table:table-cell table:style-name="ce267" office:value-type="string" calcext:value-type="string">
            <text:p>New</text:p>
          </table:table-cell>
          <table:table-cell table:style-name="ce267" office:value-type="string" calcext:value-type="string">
            <text:p>Metal</text:p>
          </table:table-cell>
          <table:table-cell table:style-name="ce267" office:value-type="string" calcext:value-type="string">
            <text:p>Decision</text:p>
          </table:table-cell>
          <table:table-cell table:style-name="ce267" office:value-type="string" calcext:value-type="string">
            <text:p>Creature</text:p>
          </table:table-cell>
          <table:table-cell table:style-name="ce267" office:value-type="string" calcext:value-type="string">
            <text:p>Medic</text:p>
          </table:table-cell>
          <table:table-cell table:style-name="ce267" office:value-type="string" calcext:value-type="string">
            <text:p>Twenty-Two</text:p>
          </table:table-cell>
          <table:table-cell table:style-name="ce267" office:value-type="string" calcext:value-type="string">
            <text:p>Motor</text:p>
          </table:table-cell>
          <table:table-cell table:style-name="ce267" office:value-type="string" calcext:value-type="string">
            <text:p>Quick</text:p>
          </table:table-cell>
          <table:table-cell table:style-name="ce267" office:value-type="string" calcext:value-type="string">
            <text:p>Complex</text:p>
          </table:table-cell>
          <table:table-cell table:style-name="ce267" office:value-type="string" calcext:value-type="string">
            <text:p>Access</text:p>
          </table:table-cell>
          <table:table-cell table:style-name="ce267" office:value-type="string" calcext:value-type="string">
            <text:p>Digit</text:p>
          </table:table-cell>
          <table:table-cell table:style-name="ce267" office:value-type="string" calcext:value-type="string">
            <text:p>Tag</text:p>
          </table:table-cell>
          <table:table-cell table:style-name="ce267" office:value-type="string" calcext:value-type="string">
            <text:p>Find</text:p>
          </table:table-cell>
          <table:table-cell table:style-name="ce267" office:value-type="string" calcext:value-type="string">
            <text:p>Magic</text:p>
          </table:table-cell>
          <table:table-cell table:style-name="ce267" table:number-columns-repeated="10"/>
          <table:table-cell table:number-columns-repeated="997"/>
        </table:table-row>
        <table:table-row table:style-name="ro5">
          <table:table-cell table:style-name="ce267" table:number-columns-repeated="7"/>
          <table:table-cell table:style-name="ce267" office:value-type="string" calcext:value-type="string">
            <text:p>Delivery</text:p>
          </table:table-cell>
          <table:table-cell table:style-name="ce267" table:number-columns-repeated="19"/>
          <table:table-cell table:number-columns-repeated="997"/>
        </table:table-row>
        <table:table-row table:style-name="ro5">
          <table:table-cell table:style-name="ce267" table:number-columns-repeated="7"/>
          <table:table-cell table:style-name="ce267" office:value-type="string" calcext:value-type="string">
            <text:p>Rent</text:p>
          </table:table-cell>
          <table:table-cell table:style-name="ce267" table:number-columns-repeated="19"/>
          <table:table-cell table:number-columns-repeated="997"/>
        </table:table-row>
        <table:table-row table:style-name="ro5">
          <table:table-cell table:style-name="ce267" table:number-columns-repeated="7"/>
          <table:table-cell table:style-name="ce267" office:value-type="string" calcext:value-type="string">
            <text:p>Express</text:p>
          </table:table-cell>
          <table:table-cell table:style-name="ce267" table:number-columns-repeated="19"/>
          <table:table-cell table:number-columns-repeated="997"/>
        </table:table-row>
        <table:table-row table:style-name="ro5">
          <table:table-cell table:style-name="ce267" table:number-columns-repeated="27"/>
          <table:table-cell table:number-columns-repeated="997"/>
        </table:table-row>
        <table:table-row table:style-name="ro5" table:number-rows-repeated="980">
          <table:table-cell table:style-name="ce267" table:number-columns-repeated="27"/>
          <table:table-cell table:number-columns-repeated="997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bulb_" table:target-range-address="_toss_.B65:_toss_.Q66"/>
        <table:database-range table:name="_card_" table:target-range-address="_toss_.B89:_toss_.Q90"/>
        <table:database-range table:name="_Column_16_" table:target-range-address="_toss_.B20:_toss_.Q22"/>
        <table:database-range table:name="_degree_" table:target-range-address="_toss_.B77:_toss_.Q78"/>
        <table:database-range table:name="_door_" table:target-range-address="_toss_.B55:_toss_.Q56"/>
        <table:database-range table:name="_engine_" table:target-range-address="_toss_.B73:_toss_.Q74"/>
        <table:database-range table:name="_hand_" table:target-range-address="_toss_.B47:_toss_.Q48"/>
        <table:database-range table:name="_job_" table:target-range-address="_toss_.B97:_toss_.Q98"/>
        <table:database-range table:name="_language_" table:target-range-address="_toss_.B81:_toss_.Q82"/>
        <table:database-range table:name="_mini_" table:target-range-address="_toss_.B43:_toss_.Q44"/>
        <table:database-range table:name="_name_" table:target-range-address="_toss_.B51:_toss_.Q52"/>
        <table:database-range table:name="_office_" table:target-range-address="_toss_.B69:_toss_.Q70"/>
        <table:database-range table:name="_one_" table:target-range-address="_toss_.B35:_toss_.Q36"/>
        <table:database-range table:name="_random_" table:target-range-address="_toss_.B85:_toss_.Q86"/>
        <table:database-range table:name="_rocket_" table:target-range-address="_toss_.B31:_toss_.Q32"/>
        <table:database-range table:name="_sector_" table:target-range-address="_toss_.B93:_toss_.Q94"/>
        <table:database-range table:name="_spike_" table:target-range-address="_toss_.B27:_toss_.Q28"/>
        <table:database-range table:name="_toss_" table:target-range-address="_toss_.B15:_toss_.Q17"/>
        <table:database-range table:name="_up_" table:target-range-address="_toss_.B59:_toss_.Q60"/>
        <table:database-range table:name="_whichIs29_" table:target-range-address="_toss_.B7:_toss_.Q12"/>
        <table:database-range table:name="_wrinkle_" table:target-range-address="_toss_.B39:_toss_.Q40"/>
        <table:database-range table:name="Table_1" table:target-range-address="_toss_.B2:_toss_.Q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&quot;docs-Martian Mono&quot;" svg:font-family="'&quot;docs-Martian Mono&quot;'"/>
    <style:font-face style:name="Arial" svg:font-family="Arial"/>
    <style:font-face style:name="Comfortaa" svg:font-family="Comfortaa"/>
    <style:font-face style:name="Cutive Mono" svg:font-family="'Cutive Mono'"/>
    <style:font-face style:name="Dosis" svg:font-family="Dosis"/>
    <style:font-face style:name="Google Sans Mono" svg:font-family="'Google Sans Mono'"/>
    <style:font-face style:name="Impact" svg:font-family="Impact"/>
    <style:font-face style:name="Lexend" svg:font-family="Lexend"/>
    <style:font-face style:name="Lobster" svg:font-family="Lobster"/>
    <style:font-face style:name="Major Mono Display" svg:font-family="'Major Mono Display'"/>
    <style:font-face style:name="Martian Mono" svg:font-family="'Martian Mono'"/>
    <style:font-face style:name="Overpass Mono" svg:font-family="'Overpass Mono'"/>
    <style:font-face style:name="Pacifico" svg:font-family="Pacifico"/>
    <style:font-face style:name="Roboto Mono" svg:font-family="'Roboto Mono'"/>
    <style:font-face style:name="Shadows Into Light" svg:font-family="'Shadows Into Light'"/>
    <style:font-face style:name="Spectral" svg:font-family="Spectral"/>
    <style:font-face style:name="Ubuntu Mono" svg:font-family="'Ubuntu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tub_5f_" style:display-name="PageStyle__tub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ea_5f_" style:display-name="PageStyle__tea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town_5f_" style:display-name="PageStyle__town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oy_5f_" style:display-name="PageStyle__toy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ip_5f_" style:display-name="PageStyle__tip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oast_5f_" style:display-name="PageStyle__toast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time_5f_" style:display-name="PageStyle__time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team_5f_" style:display-name="PageStyle__team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ap_5f_" style:display-name="PageStyle__tap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ouch_5f_" style:display-name="PageStyle__touch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ype_5f_" style:display-name="PageStyle__type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ool_5f_" style:display-name="PageStyle__tool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ry_5f_" style:display-name="PageStyle__try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tree_5f_" style:display-name="PageStyle__tree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tunnel_5f_" style:display-name="PageStyle__tunnel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toss_5f_" style:display-name="PageStyle__toss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" style:display-name="PageStyle_Balanc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urrency" style:display-name="PageStyle_Currenc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2" style:display-name="PageStyle_Sheet2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cell-count="8444" meta:object-count="0"/>
    <meta:generator>LibreOfficeDev/6.0.5.2$Linux_X86_64 LibreOffice_project/</meta:generator>
  </office:meta>
</office:document-meta>
</file>